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0.65cm" fo:min-width="0.5cm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 fo:min-height="0.65cm" fo:min-width="1.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solid" draw:fill-color="#729fcf" draw:textarea-vertical-align="middle"/>
    </style:style>
    <style:style style:name="gr6" style:family="graphic" style:parent-style-name="objectwithoutfill">
      <style:graphic-properties draw:marker-end="Arrow" draw:marker-end-width="0.3cm" draw:fill="solid" draw:fill-color="#729fcf" draw:textarea-vertical-align="middle"/>
    </style:style>
    <style:style style:name="gr7" style:family="graphic" style:parent-style-name="standard">
      <style:graphic-properties svg:stroke-color="#3465af" draw:fill="solid" draw:fill-color="#ffffcc" draw:textarea-horizontal-align="justify" draw:textarea-vertical-align="middle" draw:auto-grow-height="false" fo:min-height="0.65cm" fo:min-width="0.5cm"/>
    </style:style>
    <style:style style:name="gr8" style:family="graphic" style:parent-style-name="standard">
      <style:graphic-properties draw:textarea-horizontal-align="justify" draw:textarea-vertical-align="middle" draw:auto-grow-height="false" fo:min-height="2.15cm" fo:min-width="18.788cm"/>
    </style:style>
    <style:style style:name="gr9" style:family="graphic" style:parent-style-name="standard">
      <style:graphic-properties draw:fill="solid" draw:fill-color="#729fcf" draw:textarea-horizontal-align="justify" draw:textarea-vertical-align="middle" draw:auto-grow-height="false" fo:min-height="0.65cm" fo:min-width="0.5cm"/>
    </style:style>
    <style:style style:name="gr10" style:family="graphic" style:parent-style-name="standard">
      <style:graphic-properties draw:fill="solid" draw:fill-color="#ffcc99" draw:textarea-horizontal-align="justify" draw:textarea-vertical-align="middle" draw:auto-grow-height="false" fo:min-height="0.65cm" fo:min-width="1.5cm"/>
    </style:style>
    <style:style style:name="gr11" style:family="graphic" style:parent-style-name="standard">
      <style:graphic-properties draw:textarea-horizontal-align="justify" draw:textarea-vertical-align="middle" draw:auto-grow-height="false" fo:min-height="2.15cm" fo:min-width="37.8cm"/>
    </style:style>
    <style:style style:name="gr12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gr13" style:family="graphic" style:parent-style-name="standard">
      <style:graphic-properties draw:fill="solid" draw:fill-color="#729fcf" draw:textarea-horizontal-align="justify" draw:textarea-vertical-align="middle" draw:auto-grow-height="false" fo:min-height="0.65cm" fo:min-width="1.6cm"/>
    </style:style>
    <style:style style:name="gr14" style:family="graphic" style:parent-style-name="standard">
      <style:graphic-properties draw:fill="solid" draw:fill-color="#ffffcc" draw:textarea-horizontal-align="justify" draw:textarea-vertical-align="middle" draw:auto-grow-height="false" fo:min-height="0.65cm" fo:min-width="0.5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946" draw:id="id946" draw:layer="layout" svg:width="1cm" svg:height="0.9cm" svg:x="100.594cm" svg:y="90.341cm">
          <text:p text:style-name="P1"><text:span text:style-name="T1">AND</text:span></text:p>
          <text:p text:style-name="P1"><text:span text:style-name="T1">451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81" draw:id="id781" draw:layer="layout" svg:width="1cm" svg:height="0.9cm" svg:x="104.995cm" svg:y="90.334cm">
          <text:p text:style-name="P1"><text:span text:style-name="T1">AND</text:span></text:p>
          <text:p text:style-name="P1"><text:span text:style-name="T1">4618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90" draw:id="id790" draw:layer="layout" svg:width="1cm" svg:height="0.9cm" svg:x="107.2cm" svg:y="90.341cm">
          <text:p text:style-name="P1"><text:span text:style-name="T1">AND</text:span></text:p>
          <text:p text:style-name="P1"><text:span text:style-name="T1">4517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31" draw:id="id831" draw:layer="layout" svg:width="1cm" svg:height="0.9cm" svg:x="101.677cm" svg:y="90.293cm">
          <text:p text:style-name="P1"><text:span text:style-name="T1">AND</text:span></text:p>
          <text:p text:style-name="P1"><text:span text:style-name="T1">431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85" draw:id="id885" draw:layer="layout" svg:width="1cm" svg:height="0.9cm" svg:x="102.8cm" svg:y="90.341cm">
          <text:p text:style-name="P1"><text:span text:style-name="T1">AND</text:span></text:p>
          <text:p text:style-name="P1"><text:span text:style-name="T1">4417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86" draw:id="id886" draw:layer="layout" svg:width="1cm" svg:height="0.9cm" svg:x="99.5cm" svg:y="90.341cm">
          <text:p text:style-name="P1"><text:span text:style-name="T1">AND</text:span></text:p>
          <text:p text:style-name="P1"><text:span text:style-name="T1">4315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28" draw:id="id928" draw:layer="layout" svg:width="1cm" svg:height="0.9cm" svg:x="96.2cm" svg:y="90.341cm">
          <text:p text:style-name="P1"><text:span text:style-name="T1">AND</text:span></text:p>
          <text:p text:style-name="P1"><text:span text:style-name="T1">4617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29" draw:id="id929" draw:layer="layout" svg:width="1cm" svg:height="0.9cm" svg:x="106.1cm" svg:y="90.341cm">
          <text:p text:style-name="P1"><text:span text:style-name="T1">AND</text:span></text:p>
          <text:p text:style-name="P1"><text:span text:style-name="T1">4714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97" draw:id="id897" draw:layer="layout" svg:width="1cm" svg:height="0.9cm" svg:x="108.3cm" svg:y="87.465cm">
          <text:p text:style-name="P1"><text:span text:style-name="T1">3-NAND</text:span></text:p>
          <text:p text:style-name="P1"><text:span text:style-name="T1">4416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96" draw:id="id796" draw:layer="layout" svg:width="1cm" svg:height="0.9cm" svg:x="103.9cm" svg:y="87.465cm">
          <text:p text:style-name="P1"><text:span text:style-name="T1">3-NAND</text:span></text:p>
          <text:p text:style-name="P1"><text:span text:style-name="T1">4515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97" draw:id="id797" draw:layer="layout" svg:width="1cm" svg:height="0.9cm" svg:x="99.5cm" svg:y="87.341cm">
          <text:p text:style-name="P1"><text:span text:style-name="T1">3-NAND</text:span></text:p>
          <text:p text:style-name="P1"><text:span text:style-name="T1">4516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05" draw:id="id805" draw:layer="layout" svg:width="1cm" svg:height="0.9cm" svg:x="94cm" svg:y="87.341cm">
          <text:p text:style-name="P1"><text:span text:style-name="T1">3-NAND</text:span></text:p>
          <text:p text:style-name="P1"><text:span text:style-name="T1">4617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06" draw:id="id806" draw:layer="layout" svg:width="1cm" svg:height="0.9cm" svg:x="111.6cm" svg:y="87.441cm">
          <text:p text:style-name="P1"><text:span text:style-name="T1">3-NAND</text:span></text:p>
          <text:p text:style-name="P1"><text:span text:style-name="T1">4713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07" draw:id="id807" draw:layer="layout" svg:width="1cm" svg:height="0.9cm" svg:x="106.1cm" svg:y="87.465cm">
          <text:p text:style-name="P1"><text:span text:style-name="T1">3-NAND</text:span></text:p>
          <text:p text:style-name="P1"><text:span text:style-name="T1">4713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08" draw:id="id808" draw:layer="layout" svg:width="1cm" svg:height="0.9cm" svg:x="112.7cm" svg:y="87.441cm">
          <text:p text:style-name="P1"><text:span text:style-name="T1">3-NAND</text:span></text:p>
          <text:p text:style-name="P1"><text:span text:style-name="T1">4713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15" draw:id="id815" draw:layer="layout" svg:width="1cm" svg:height="0.9cm" svg:x="109.4cm" svg:y="87.441cm">
          <text:p text:style-name="P1"><text:span text:style-name="T1">3-NAND</text:span></text:p>
          <text:p text:style-name="P1"><text:span text:style-name="T1">4516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16" draw:id="id816" draw:layer="layout" svg:width="1cm" svg:height="0.9cm" svg:x="107.17cm" svg:y="87.465cm">
          <text:p text:style-name="P1"><text:span text:style-name="T1">3-NAND</text:span></text:p>
          <text:p text:style-name="P1"><text:span text:style-name="T1">4416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28" draw:id="id828" draw:layer="layout" svg:width="1cm" svg:height="0.9cm" svg:x="101.7cm" svg:y="87.341cm">
          <text:p text:style-name="P1"><text:span text:style-name="T1">3-NAND</text:span></text:p>
          <text:p text:style-name="P1"><text:span text:style-name="T1">4315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32" draw:id="id832" draw:layer="layout" svg:width="1cm" svg:height="0.9cm" svg:x="104.967cm" svg:y="87.465cm">
          <text:p text:style-name="P1"><text:span text:style-name="T1">3-NAND</text:span></text:p>
          <text:p text:style-name="P1"><text:span text:style-name="T1">4315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74" draw:id="id874" draw:layer="layout" svg:width="1cm" svg:height="0.9cm" svg:x="97.3cm" svg:y="87.341cm">
          <text:p text:style-name="P1"><text:span text:style-name="T1">3-NAND</text:span></text:p>
          <text:p text:style-name="P1"><text:span text:style-name="T1">421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89" draw:id="id889" draw:layer="layout" svg:width="1cm" svg:height="0.9cm" svg:x="96.2cm" svg:y="87.341cm">
          <text:p text:style-name="P1"><text:span text:style-name="T1">3-NAND</text:span></text:p>
          <text:p text:style-name="P1"><text:span text:style-name="T1">48-925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90" draw:id="id890" draw:layer="layout" svg:width="1cm" svg:height="0.9cm" svg:x="110.5cm" svg:y="87.465cm">
          <text:p text:style-name="P1"><text:span text:style-name="T1">3-NAND</text:span></text:p>
          <text:p text:style-name="P1"><text:span text:style-name="T1">4713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91" draw:id="id891" draw:layer="layout" svg:width="1cm" svg:height="0.9cm" svg:x="95.1cm" svg:y="87.341cm">
          <text:p text:style-name="P1"><text:span text:style-name="T1">3-NAND</text:span></text:p>
          <text:p text:style-name="P1"><text:span text:style-name="T1">471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92" draw:id="id892" draw:layer="layout" svg:width="1cm" svg:height="0.9cm" svg:x="100.6cm" svg:y="87.341cm">
          <text:p text:style-name="P1"><text:span text:style-name="T1">3-NAND</text:span></text:p>
          <text:p text:style-name="P1"><text:span text:style-name="T1">4617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26" draw:id="id926" draw:layer="layout" svg:width="1cm" svg:height="0.9cm" svg:x="98.4cm" svg:y="87.341cm">
          <text:p text:style-name="P1"><text:span text:style-name="T1">3-NAND</text:span></text:p>
          <text:p text:style-name="P1"><text:span text:style-name="T1">4315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38" draw:id="id938" draw:layer="layout" svg:width="1cm" svg:height="0.9cm" svg:x="84.486cm" svg:y="91.939cm">
          <text:p text:style-name="P1"><text:span text:style-name="T1">OR</text:span></text:p>
          <text:p text:style-name="P1"><text:span text:style-name="T1">441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36" draw:id="id936" draw:layer="layout" svg:width="1cm" svg:height="0.9cm" svg:x="100.7cm" svg:y="84.889cm">
          <text:p text:style-name="P1"><text:span text:style-name="T1">3-NAND</text:span></text:p>
          <text:p text:style-name="P1"><text:span text:style-name="T1">421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35" draw:id="id935" draw:layer="layout" svg:width="1cm" svg:height="0.9cm" svg:x="77.321cm" svg:y="93.439cm">
          <text:p text:style-name="P1"><text:span text:style-name="T1">NAND</text:span></text:p>
          <text:p text:style-name="P1"><text:span text:style-name="T1">4315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34" draw:id="id934" draw:layer="layout" svg:width="1cm" svg:height="0.9cm" svg:x="77.821cm" svg:y="91.939cm">
          <text:p text:style-name="P1"><text:span text:style-name="T1">OR</text:span></text:p>
          <text:p text:style-name="P1"><text:span text:style-name="T1">4315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33" draw:id="id933" draw:layer="layout" svg:width="1cm" svg:height="0.9cm" svg:x="75.7cm" svg:y="91.94cm">
          <text:p text:style-name="P1"><text:span text:style-name="T1">OR</text:span></text:p>
          <text:p text:style-name="P1"><text:span text:style-name="T1">42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31" draw:id="id931" draw:layer="layout" svg:width="1cm" svg:height="0.9cm" svg:x="73.4cm" svg:y="91.939cm">
          <text:p text:style-name="P1"><text:span text:style-name="T1">OR</text:span></text:p>
          <text:p text:style-name="P1"><text:span text:style-name="T1">421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25" draw:id="id925" draw:layer="layout" svg:width="1cm" svg:height="0.9cm" svg:x="86.7cm" svg:y="91.9cm">
          <text:p text:style-name="P1"><text:span text:style-name="T1">OR</text:span></text:p>
          <text:p text:style-name="P1"><text:span text:style-name="T1">4417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56" draw:id="id856" draw:layer="layout" svg:width="1cm" svg:height="0.9cm" svg:x="91.1cm" svg:y="57.901cm">
          <text:p text:style-name="P1"><text:span text:style-name="T1">AND</text:span></text:p>
          <text:p text:style-name="P1"><text:span text:style-name="T1">4515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11" draw:id="id911" draw:layer="layout" svg:width="1cm" svg:height="0.9cm" svg:x="97.416cm" svg:y="84.889cm">
          <text:p text:style-name="P1"><text:span text:style-name="T1">AND</text:span></text:p>
          <text:p text:style-name="P1"><text:span text:style-name="T1">4214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10" draw:id="id910" draw:layer="layout" svg:width="1cm" svg:height="0.9cm" svg:x="93cm" svg:y="84.889cm">
          <text:p text:style-name="P1"><text:span text:style-name="T1">AND</text:span></text:p>
          <text:p text:style-name="P1"><text:span text:style-name="T1">4214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50" draw:id="id850" draw:layer="layout" svg:width="1cm" svg:height="0.9cm" svg:x="87.5cm" svg:y="47.42cm">
          <text:p text:style-name="P1"><text:span text:style-name="T1">NAND</text:span></text:p>
          <text:p text:style-name="P1"><text:span text:style-name="T1">3913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44" draw:id="id644" draw:layer="layout" svg:width="1cm" svg:height="0.9cm" svg:x="91.7cm" svg:y="47.421cm">
          <text:p text:style-name="P1"><text:span text:style-name="T1">NAND</text:span></text:p>
          <text:p text:style-name="P1"><text:span text:style-name="T1">4414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40" draw:id="id840" draw:layer="layout" svg:width="1cm" svg:height="0.9cm" svg:x="87.6cm" svg:y="61.601cm">
          <text:p text:style-name="P1"><text:span text:style-name="T1">3-NAND</text:span></text:p>
          <text:p text:style-name="P1"><text:span text:style-name="T1">4515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42" draw:id="id842" draw:layer="layout" svg:width="1cm" svg:height="0.9cm" svg:x="87cm" svg:y="57.901cm">
          <text:p text:style-name="P1"><text:span text:style-name="T1">AND</text:span></text:p>
          <text:p text:style-name="P1"><text:span text:style-name="T1">4415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43" draw:id="id843" draw:layer="layout" svg:width="1cm" svg:height="0.9cm" svg:x="88.1cm" svg:y="57.901cm">
          <text:p text:style-name="P1"><text:span text:style-name="T1">AND</text:span></text:p>
          <text:p text:style-name="P1"><text:span text:style-name="T1">441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48" draw:id="id848" draw:layer="layout" svg:width="1cm" svg:height="0.9cm" svg:x="87cm" svg:y="53.901cm">
          <text:p text:style-name="P1"><text:span text:style-name="T1">AND</text:span></text:p>
          <text:p text:style-name="P1"><text:span text:style-name="T1">4415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33" draw:id="id833" draw:layer="layout" svg:width="1cm" svg:height="0.9cm" svg:x="107.2cm" svg:y="84.942cm">
          <text:p text:style-name="P1"><text:span text:style-name="T1">AND</text:span></text:p>
          <text:p text:style-name="P1"><text:span text:style-name="T1">4314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93" draw:id="id793" draw:layer="layout" svg:width="1cm" svg:height="0.9cm" svg:x="107.4cm" svg:y="100.976cm">
          <text:p text:style-name="P1"><text:span text:style-name="T1">NOT</text:span></text:p>
          <text:p text:style-name="P1"><text:span text:style-name="T1">48-922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00" draw:id="id800" draw:layer="layout" svg:width="1cm" svg:height="0.9cm" svg:x="96.918cm" svg:y="106.276cm">
          <text:p text:style-name="P1"><text:span text:style-name="T1">NAND</text:span></text:p>
          <text:p text:style-name="P1"><text:span text:style-name="T1">4418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99" draw:id="id799" draw:layer="layout" svg:width="1cm" svg:height="0.9cm" svg:x="99.122cm" svg:y="106.525cm">
          <text:p text:style-name="P1"><text:span text:style-name="T1">3-NAND</text:span></text:p>
          <text:p text:style-name="P1"><text:span text:style-name="T1">4618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32" draw:id="id732" draw:layer="layout" svg:width="1cm" svg:height="0.9cm" svg:x="90.6cm" svg:y="30.5cm">
          <text:p text:style-name="P1"><text:span text:style-name="T1">NOT</text:span></text:p>
          <text:p text:style-name="P1"><text:span text:style-name="T1">48-914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70" draw:id="id770" draw:layer="layout" svg:width="1cm" svg:height="0.9cm" svg:x="86.2cm" svg:y="30.5cm">
          <text:p text:style-name="P1"><text:span text:style-name="T1">NOT (power)</text:span></text:p>
          <text:p text:style-name="P1"><text:span text:style-name="T1">49-918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67" draw:id="id767" draw:layer="layout" svg:width="1cm" svg:height="0.9cm" svg:x="94.9cm" svg:y="30.5cm">
          <text:p text:style-name="P1"><text:span text:style-name="T1">NOT</text:span></text:p>
          <text:p text:style-name="P1"><text:span text:style-name="T1">471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68" draw:id="id768" draw:layer="layout" svg:width="1cm" svg:height="0.9cm" svg:x="92.8cm" svg:y="30.5cm">
          <text:p text:style-name="P1"><text:span text:style-name="T1">NOT</text:span></text:p>
          <text:p text:style-name="P1"><text:span text:style-name="T1">48-917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47" draw:id="id747" draw:layer="layout" svg:width="1cm" svg:height="0.9cm" svg:x="79.8cm" svg:y="26.3cm">
          <text:p text:style-name="P1"><text:span text:style-name="T1">NOT</text:span></text:p>
          <text:p text:style-name="P1"><text:span text:style-name="T1">461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30" draw:id="id730" draw:layer="layout" svg:width="1cm" svg:height="0.9cm" svg:x="90cm" svg:y="22.9cm">
          <text:p text:style-name="P1"><text:span text:style-name="T1">NOT</text:span></text:p>
          <text:p text:style-name="P1"><text:span text:style-name="T1">461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31" draw:id="id731" draw:layer="layout" svg:width="1cm" svg:height="0.9cm" svg:x="82.4cm" svg:y="26.3cm">
          <text:p text:style-name="P1"><text:span text:style-name="T1">AND</text:span></text:p>
          <text:p text:style-name="P1"><text:span text:style-name="T1">47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40" draw:id="id740" draw:layer="layout" svg:width="1cm" svg:height="0.9cm" svg:x="92.247cm" svg:y="22.901cm">
          <text:p text:style-name="P1"><text:span text:style-name="T1">NOT</text:span></text:p>
          <text:p text:style-name="P1"><text:span text:style-name="T1">47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22" draw:id="id722" draw:layer="layout" svg:width="1cm" svg:height="0.9cm" svg:x="87.8cm" svg:y="22.9cm">
          <text:p text:style-name="P1"><text:span text:style-name="T1">NOT</text:span></text:p>
          <text:p text:style-name="P1"><text:span text:style-name="T1">451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17" draw:id="id717" draw:layer="layout" svg:width="1cm" svg:height="0.9cm" svg:x="87.3cm" svg:y="28.4cm">
          <text:p text:style-name="P1"><text:span text:style-name="T1">AND</text:span></text:p>
          <text:p text:style-name="P1"><text:span text:style-name="T1">451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13" draw:id="id713" draw:layer="layout" svg:width="1cm" svg:height="0.9cm" svg:x="88.4cm" svg:y="30.5cm">
          <text:p text:style-name="P1"><text:span text:style-name="T1">NOT</text:span></text:p>
          <text:p text:style-name="P1"><text:span text:style-name="T1">461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30" draw:id="id530" draw:layer="layout" svg:width="1cm" svg:height="0.9cm" svg:x="68.244cm" svg:y="41.74cm">
          <text:p text:style-name="P1"><text:span text:style-name="T1">AND</text:span></text:p>
          <text:p text:style-name="P1"><text:span text:style-name="T1">3614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28" draw:id="id528" draw:layer="layout" svg:width="1cm" svg:height="0.9cm" svg:x="71.544cm" svg:y="41.84cm">
          <text:p text:style-name="P1"><text:span text:style-name="T1">AND</text:span></text:p>
          <text:p text:style-name="P1"><text:span text:style-name="T1">3513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79" draw:id="id679" draw:layer="layout" svg:width="1cm" svg:height="0.9cm" svg:x="85.9cm" svg:y="8.8cm">
          <text:p text:style-name="P1"><text:span text:style-name="T1">OR</text:span></text:p>
          <text:p text:style-name="P1"><text:span text:style-name="T1">3617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02" draw:id="id702" draw:layer="layout" svg:width="1cm" svg:height="0.9cm" svg:x="90.9cm" svg:y="12.9cm">
          <text:p text:style-name="P1"><text:span text:style-name="T1">NOT</text:span></text:p>
          <text:p text:style-name="P1"><text:span text:style-name="T1">351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94" draw:id="id694" draw:layer="layout" svg:width="1cm" svg:height="0.9cm" svg:x="97.5cm" svg:y="12.9cm">
          <text:p text:style-name="P1"><text:span text:style-name="T1">NOT</text:span></text:p>
          <text:p text:style-name="P1"><text:span text:style-name="T1">341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00" draw:id="id700" draw:layer="layout" svg:width="1cm" svg:height="0.9cm" svg:x="89.8cm" svg:y="14.8cm">
          <text:p text:style-name="P1"><text:span text:style-name="T1">AND</text:span></text:p>
          <text:p text:style-name="P1"><text:span text:style-name="T1">3516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89" draw:id="id689" draw:layer="layout" svg:width="1cm" svg:height="0.9cm" svg:x="90.9cm" svg:y="10.8cm">
          <text:p text:style-name="P1"><text:span text:style-name="T1">AND</text:span></text:p>
          <text:p text:style-name="P1"><text:span text:style-name="T1">351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88" draw:id="id688" draw:layer="layout" svg:width="1cm" svg:height="0.9cm" svg:x="89.8cm" svg:y="10.8cm">
          <text:p text:style-name="P1"><text:span text:style-name="T1">AND</text:span></text:p>
          <text:p text:style-name="P1"><text:span text:style-name="T1">351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85" draw:id="id685" draw:layer="layout" svg:width="1cm" svg:height="0.9cm" svg:x="95.3cm" svg:y="12.9cm">
          <text:p text:style-name="P1"><text:span text:style-name="T1">NOT</text:span></text:p>
          <text:p text:style-name="P1"><text:span text:style-name="T1">3415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84" draw:id="id684" draw:layer="layout" svg:width="1cm" svg:height="0.9cm" svg:x="96.4cm" svg:y="14.8cm">
          <text:p text:style-name="P1"><text:span text:style-name="T1">AND</text:span></text:p>
          <text:p text:style-name="P1"><text:span text:style-name="T1">34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90" draw:id="id690" draw:layer="layout" svg:width="1cm" svg:height="0.9cm" svg:x="90.4cm" svg:y="8.9cm">
          <text:p text:style-name="P1"><text:span text:style-name="T1">OR</text:span></text:p>
          <text:p text:style-name="P1"><text:span text:style-name="T1">351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0" draw:id="id80" draw:layer="layout" svg:width="1cm" svg:height="0.9cm" svg:x="51.57cm" svg:y="75.4cm">
          <text:p text:style-name="P1"><text:span text:style-name="T1">NOT</text:span></text:p>
          <text:p text:style-name="P1"><text:span text:style-name="T1">2_202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73" draw:id="id473" draw:layer="layout" svg:width="2.1cm" svg:height="0.9cm" svg:x="25.8cm" svg:y="27.086cm">
          <text:p text:style-name="P1"><text:span text:style-name="T1">DFF (clk50)</text:span></text:p>
          <text:p text:style-name="P1"><text:span text:style-name="T1">3615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72" draw:id="id472" draw:layer="layout" svg:width="2.1cm" svg:height="0.9cm" svg:x="23.6cm" svg:y="27.086cm">
          <text:p text:style-name="P1"><text:span text:style-name="T1">DFF (clk50)</text:span></text:p>
          <text:p text:style-name="P1"><text:span text:style-name="T1">4015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69" draw:id="id469" draw:layer="layout" svg:width="2.1cm" svg:height="0.9cm" svg:x="19.2cm" svg:y="27.086cm">
          <text:p text:style-name="P1"><text:span text:style-name="T1">DFF (clk50)</text:span></text:p>
          <text:p text:style-name="P1"><text:span text:style-name="T1">4118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70" draw:id="id470" draw:layer="layout" svg:width="2.1cm" svg:height="0.9cm" svg:x="17.043cm" svg:y="27.086cm">
          <text:p text:style-name="P1"><text:span text:style-name="T1">DFF (clk50)</text:span></text:p>
          <text:p text:style-name="P1"><text:span text:style-name="T1">3713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76" draw:id="id476" draw:layer="layout" svg:width="2.1cm" svg:height="0.9cm" svg:x="30.3cm" svg:y="27.086cm">
          <text:p text:style-name="P1"><text:span text:style-name="T1">DFF (clk50)</text:span></text:p>
          <text:p text:style-name="P1"><text:span text:style-name="T1">3616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71" draw:id="id471" draw:layer="layout" svg:width="2.1cm" svg:height="0.9cm" svg:x="21.4cm" svg:y="27.086cm">
          <text:p text:style-name="P1"><text:span text:style-name="T1">DFF (clk50)</text:span></text:p>
          <text:p text:style-name="P1"><text:span text:style-name="T1">3917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55" draw:id="id455" draw:layer="layout" svg:width="2.1cm" svg:height="0.9cm" svg:x="26.9cm" svg:y="23.725cm">
          <text:p text:style-name="P1"><text:span text:style-name="T1">DFF (clk48)</text:span></text:p>
          <text:p text:style-name="P1"><text:span text:style-name="T1">361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cm" svg:height="0.9cm" svg:x="52.77cm" svg:y="94.466cm">
          <text:p text:style-name="P1"><text:span text:style-name="T1">AND</text:span></text:p>
          <text:p text:style-name="P1"><text:span text:style-name="T1">2_26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54.293cm" svg:y1="96.72cm" svg:x2="53.27cm" svg:y2="95.366cm" draw:end-shape="id1" draw:end-glue-point="2" svg:d="M54293 96720l-1023-1354" svg:viewBox="0 0 1024 1355">
          <text:p text:style-name="P1"><text:span text:style-name="T2">/f09</text:span></text:p>
        </draw:connector>
        <draw:custom-shape draw:style-name="gr1" draw:text-style-name="P2" xml:id="id252" draw:id="id252" draw:layer="layout" svg:width="1cm" svg:height="0.9cm" svg:x="78.7cm" svg:y="116.199cm">
          <text:p text:style-name="P1"><text:span text:style-name="T1">BUF</text:span></text:p>
          <text:p text:style-name="P1"><text:span text:style-name="T1">2_25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6" draw:id="id206" draw:layer="layout" svg:width="2.1cm" svg:height="0.9cm" svg:x="52.47cm" svg:y="77.209cm">
          <text:p text:style-name="P1"><text:span text:style-name="T1">DFF (clk45)</text:span></text:p>
          <text:p text:style-name="P1"><text:span text:style-name="T1">2_260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1" draw:id="id161" draw:layer="layout" svg:width="2.1cm" svg:height="0.9cm" svg:x="25.878cm" svg:y="56.999cm">
          <text:p text:style-name="P1"><text:span text:style-name="T1">DFF (clk46)</text:span></text:p>
          <text:p text:style-name="P1"><text:span text:style-name="T1">2_210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6" draw:id="id166" draw:layer="layout" svg:width="2.1cm" svg:height="0.9cm" svg:x="14.878cm" svg:y="56.999cm">
          <text:p text:style-name="P1"><text:span text:style-name="T1">DFF (clk46)</text:span></text:p>
          <text:p text:style-name="P1"><text:span text:style-name="T1">3817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7" draw:id="id167" draw:layer="layout" svg:width="2.1cm" svg:height="0.9cm" svg:x="12.678cm" svg:y="56.999cm">
          <text:p text:style-name="P1"><text:span text:style-name="T1">DFF (clk46)</text:span></text:p>
          <text:p text:style-name="P1"><text:span text:style-name="T1">2_250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2" draw:id="id162" draw:layer="layout" svg:width="2.1cm" svg:height="0.9cm" svg:x="23.678cm" svg:y="56.999cm">
          <text:p text:style-name="P1"><text:span text:style-name="T1">DFF (ck46)</text:span></text:p>
          <text:p text:style-name="P1"><text:span text:style-name="T1">3617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8" draw:id="id168" draw:layer="layout" svg:width="2.1cm" svg:height="0.9cm" svg:x="10.478cm" svg:y="56.999cm">
          <text:p text:style-name="P1"><text:span text:style-name="T1">DFF (clk46)</text:span></text:p>
          <text:p text:style-name="P1"><text:span text:style-name="T1">2_240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0" draw:id="id160" draw:layer="layout" svg:width="2.1cm" svg:height="0.9cm" svg:x="28.078cm" svg:y="56.999cm">
          <text:p text:style-name="P1"><text:span text:style-name="T1">DFF (clk46)</text:span></text:p>
          <text:p text:style-name="P1"><text:span text:style-name="T1">2_200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3" draw:id="id163" draw:layer="layout" svg:width="2.1cm" svg:height="0.9cm" svg:x="21.478cm" svg:y="56.999cm">
          <text:p text:style-name="P1"><text:span text:style-name="T1">DFF (clk46)</text:span></text:p>
          <text:p text:style-name="P1"><text:span text:style-name="T1">2_220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8" draw:id="id148" draw:layer="layout" svg:width="2.1cm" svg:height="0.9cm" svg:x="8.221cm" svg:y="63.374cm">
          <text:p text:style-name="P1"><text:span text:style-name="T1">DFF (clk47)</text:span></text:p>
          <text:p text:style-name="P1"><text:span text:style-name="T1">2_230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4" draw:id="id144" draw:layer="layout" svg:width="2.1cm" svg:height="0.9cm" svg:x="19.221cm" svg:y="63.374cm">
          <text:p text:style-name="P1"><text:span text:style-name="T1">DFF (clk47)</text:span></text:p>
          <text:p text:style-name="P1"><text:span text:style-name="T1">2_220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4" draw:id="id204" draw:layer="layout" svg:width="2.1cm" svg:height="0.9cm" svg:x="45.87cm" svg:y="77.209cm">
          <text:p text:style-name="P1"><text:span text:style-name="T1">DFF (clk45)</text:span></text:p>
          <text:p text:style-name="P1"><text:span text:style-name="T1">2_240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2.1cm" svg:height="0.9cm" svg:x="18.205cm" svg:y="104.377cm">
          <text:p text:style-name="P1"><text:span text:style-name="T1">DFF (clk44)</text:span></text:p>
          <text:p text:style-name="P1"><text:span text:style-name="T1">2_171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6" draw:id="id76" draw:layer="layout" svg:width="2.1cm" svg:height="0.9cm" svg:x="50.27cm" svg:y="77.209cm">
          <text:p text:style-name="P1"><text:span text:style-name="T1">DFF (clk45)</text:span></text:p>
          <text:p text:style-name="P1"><text:span text:style-name="T1">2_240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5" draw:id="id35" draw:layer="layout" svg:width="1cm" svg:height="0.9cm" svg:x="21.905cm" svg:y="106.366cm">
          <text:p text:style-name="P1"><text:span text:style-name="T1">NOT</text:span></text:p>
          <text:p text:style-name="P1"><text:span text:style-name="T1">2_19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cm" svg:height="0.9cm" svg:x="11.779cm" svg:y="108.649cm">
          <text:p text:style-name="P1"><text:span text:style-name="T1">IMUX</text:span></text:p>
          <text:p text:style-name="P1"><text:span text:style-name="T1">2_171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692cm" svg:y1="111.155cm" svg:x2="12.279cm" svg:y2="109.549cm" draw:end-shape="id2" draw:end-glue-point="2" svg:d="M10692 111155l1587-1606" svg:viewBox="0 0 1588 1607">
          <text:p text:style-name="P1"><text:span text:style-name="T2">out_00/b</text:span></text:p>
        </draw:connector>
        <draw:connector draw:style-name="gr3" draw:text-style-name="P3" draw:layer="layout" draw:type="line" svg:x1="13.8cm" svg:y1="110.983cm" svg:x2="12.279cm" svg:y2="109.549cm" draw:end-shape="id2" draw:end-glue-point="2" svg:d="M13800 110983l-1521-1434" svg:viewBox="0 0 1522 1435">
          <text:p text:style-name="P1"><text:span text:style-name="T2">out_08/b</text:span></text:p>
        </draw:connector>
        <draw:custom-shape draw:style-name="gr2" draw:text-style-name="P2" xml:id="id4" draw:id="id4" draw:layer="layout" svg:width="2.1cm" svg:height="0.9cm" svg:x="11.279cm" svg:y="104.366cm">
          <text:p text:style-name="P1"><text:span text:style-name="T1">DFF (clk44)</text:span></text:p>
          <text:p text:style-name="P1"><text:span text:style-name="T1">2_17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cm" svg:height="0.9cm" svg:x="11.779cm" svg:y="106.366cm">
          <text:p text:style-name="P1"><text:span text:style-name="T1">NOT</text:span></text:p>
          <text:p text:style-name="P1"><text:span text:style-name="T1">2_171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2.279cm" svg:y1="108.649cm" svg:x2="12.279cm" svg:y2="107.266cm" draw:start-shape="id2" draw:start-glue-point="0" draw:end-shape="id3" draw:end-glue-point="2" svg:d="M12279 108649v-1383" svg:viewBox="0 0 1 1384">
          <text:p/>
        </draw:connector>
        <draw:connector draw:style-name="gr4" draw:text-style-name="P1" draw:layer="layout" draw:type="line" svg:x1="12.279cm" svg:y1="106.366cm" svg:x2="12.329cm" svg:y2="105.266cm" draw:start-shape="id3" draw:start-glue-point="0" draw:end-shape="id4" draw:end-glue-point="2" svg:d="M12279 106366l50-1100" svg:viewBox="0 0 51 1101">
          <text:p/>
        </draw:connector>
        <draw:connector draw:style-name="gr3" draw:text-style-name="P3" draw:layer="layout" draw:type="line" svg:x1="13.379cm" svg:y1="104.816cm" svg:x2="12.779cm" svg:y2="109.099cm" draw:start-shape="id4" draw:start-glue-point="1" draw:end-shape="id2" draw:end-glue-point="1" svg:d="M13379 104816l-600 4283" svg:viewBox="0 0 601 4284">
          <text:p text:style-name="P1"><text:span text:style-name="T2">c</text:span></text:p>
        </draw:connector>
        <draw:custom-shape draw:style-name="gr1" draw:text-style-name="P2" xml:id="id5" draw:id="id5" draw:layer="layout" svg:width="1cm" svg:height="0.9cm" svg:x="14.392cm" svg:y="97.266cm">
          <text:p text:style-name="P1"><text:span text:style-name="T1">XOR</text:span></text:p>
          <text:p text:style-name="P1"><text:span text:style-name="T1">2_171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2.329cm" svg:y1="104.366cm" svg:x2="14.892cm" svg:y2="98.166cm" draw:start-shape="id4" draw:start-glue-point="0" draw:end-shape="id5" draw:end-glue-point="2" svg:d="M12329 104366l2563-6200" svg:viewBox="0 0 2564 6201">
          <text:p/>
        </draw:connector>
        <draw:custom-shape draw:style-name="gr1" draw:text-style-name="P2" xml:id="id6" draw:id="id6" draw:layer="layout" svg:width="1cm" svg:height="0.9cm" svg:x="15.492cm" svg:y="97.266cm">
          <text:p text:style-name="P1"><text:span text:style-name="T1">AND</text:span></text:p>
          <text:p text:style-name="P1"><text:span text:style-name="T1">2_171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2.329cm" svg:y1="104.366cm" svg:x2="15.992cm" svg:y2="98.166cm" draw:start-shape="id4" draw:start-glue-point="0" draw:end-shape="id6" draw:end-glue-point="2" svg:d="M12329 104366l3663-6200" svg:viewBox="0 0 3664 6201">
          <text:p/>
        </draw:connector>
        <draw:custom-shape draw:style-name="gr1" draw:text-style-name="P2" xml:id="id7" draw:id="id7" draw:layer="layout" svg:width="1cm" svg:height="0.9cm" svg:x="15.492cm" svg:y="98.866cm">
          <text:p text:style-name="P1"><text:span text:style-name="T1">NOT</text:span></text:p>
          <text:p text:style-name="P1"><text:span text:style-name="T1">2_172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5.992cm" svg:y1="98.866cm" svg:x2="15.992cm" svg:y2="98.166cm" draw:start-shape="id7" draw:start-glue-point="0" draw:end-shape="id6" draw:end-glue-point="2" svg:d="M15992 98866v-700" svg:viewBox="0 0 1 701">
          <text:p/>
        </draw:connector>
        <draw:custom-shape draw:style-name="gr1" draw:text-style-name="P2" xml:id="id8" draw:id="id8" draw:layer="layout" svg:width="1cm" svg:height="0.9cm" svg:x="13.292cm" svg:y="97.266cm">
          <text:p text:style-name="P1"><text:span text:style-name="T1">AND</text:span></text:p>
          <text:p text:style-name="P1"><text:span text:style-name="T1">2_181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2.329cm" svg:y1="104.366cm" svg:x2="13.792cm" svg:y2="98.166cm" draw:start-shape="id4" draw:start-glue-point="0" draw:end-shape="id8" draw:end-glue-point="2" svg:d="M12329 104366l1463-6200" svg:viewBox="0 0 1464 6201">
          <text:p/>
        </draw:connector>
        <draw:custom-shape draw:style-name="gr1" draw:text-style-name="P2" xml:id="id9" draw:id="id9" draw:layer="layout" svg:width="1cm" svg:height="0.9cm" svg:x="15.479cm" svg:y="108.649cm">
          <text:p text:style-name="P1"><text:span text:style-name="T1">IMUX</text:span></text:p>
          <text:p text:style-name="P1"><text:span text:style-name="T1">2_180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4.392cm" svg:y1="111.166cm" svg:x2="15.979cm" svg:y2="109.549cm" draw:end-shape="id9" draw:end-glue-point="2" svg:d="M14392 111166l1587-1617" svg:viewBox="0 0 1588 1618">
          <text:p text:style-name="P1"><text:span text:style-name="T2">out_01/b</text:span></text:p>
        </draw:connector>
        <draw:connector draw:style-name="gr3" draw:text-style-name="P3" draw:layer="layout" draw:type="line" svg:x1="17.5cm" svg:y1="110.994cm" svg:x2="15.979cm" svg:y2="109.549cm" draw:end-shape="id9" draw:end-glue-point="2" svg:d="M17500 110994l-1521-1445" svg:viewBox="0 0 1522 1446">
          <text:p text:style-name="P1"><text:span text:style-name="T2">out_09/b</text:span></text:p>
        </draw:connector>
        <draw:custom-shape draw:style-name="gr2" draw:text-style-name="P2" xml:id="id11" draw:id="id11" draw:layer="layout" svg:width="2.1cm" svg:height="0.9cm" svg:x="14.979cm" svg:y="104.377cm">
          <text:p text:style-name="P1"><text:span text:style-name="T1">DFF (clk44)</text:span></text:p>
          <text:p text:style-name="P1"><text:span text:style-name="T1">2_19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cm" svg:height="0.9cm" svg:x="15.479cm" svg:y="106.377cm">
          <text:p text:style-name="P1"><text:span text:style-name="T1">NOT</text:span></text:p>
          <text:p text:style-name="P1"><text:span text:style-name="T1">2_180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5.979cm" svg:y1="108.649cm" svg:x2="15.979cm" svg:y2="107.277cm" draw:start-shape="id9" draw:start-glue-point="0" draw:end-shape="id10" draw:end-glue-point="2" svg:d="M15979 108649v-1372" svg:viewBox="0 0 1 1373">
          <text:p/>
        </draw:connector>
        <draw:connector draw:style-name="gr4" draw:text-style-name="P1" draw:layer="layout" draw:type="line" svg:x1="15.979cm" svg:y1="106.377cm" svg:x2="16.029cm" svg:y2="105.277cm" draw:start-shape="id10" draw:start-glue-point="0" draw:end-shape="id11" draw:end-glue-point="2" svg:d="M15979 106377l50-1100" svg:viewBox="0 0 51 1101">
          <text:p/>
        </draw:connector>
        <draw:connector draw:style-name="gr3" draw:text-style-name="P3" draw:layer="layout" draw:type="line" svg:x1="17.079cm" svg:y1="104.827cm" svg:x2="36.478cm" svg:y2="109.099cm" draw:start-shape="id11" draw:start-glue-point="1" draw:end-shape="id12" draw:end-glue-point="3" svg:d="M17079 104827l19399 4272" svg:viewBox="0 0 19400 4273">
          <text:p text:style-name="P1"><text:span text:style-name="T2">c</text:span></text:p>
        </draw:connector>
        <draw:custom-shape draw:style-name="gr1" draw:text-style-name="P2" xml:id="id12" draw:id="id12" draw:layer="layout" svg:width="1cm" svg:height="0.9cm" svg:x="36.478cm" svg:y="108.649cm">
          <text:p text:style-name="P1"><text:span text:style-name="T1">IMUX</text:span></text:p>
          <text:p text:style-name="P1"><text:span text:style-name="T1">2_180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6.029cm" svg:y1="104.377cm" svg:x2="13.792cm" svg:y2="98.166cm" draw:start-shape="id11" draw:start-glue-point="0" draw:end-shape="id8" draw:end-glue-point="2" svg:d="M16029 104377l-2237-6211" svg:viewBox="0 0 2238 6212">
          <text:p/>
        </draw:connector>
        <draw:connector draw:style-name="gr4" draw:text-style-name="P1" draw:layer="layout" draw:type="line" svg:x1="16.029cm" svg:y1="104.377cm" svg:x2="14.892cm" svg:y2="98.166cm" draw:start-shape="id11" draw:start-glue-point="0" draw:end-shape="id5" draw:end-glue-point="2" svg:d="M16029 104377l-1137-6211" svg:viewBox="0 0 1138 6212">
          <text:p/>
        </draw:connector>
        <draw:connector draw:style-name="gr4" draw:text-style-name="P1" draw:layer="layout" draw:type="line" svg:x1="16.029cm" svg:y1="104.377cm" svg:x2="15.992cm" svg:y2="99.766cm" draw:start-shape="id11" draw:start-glue-point="0" draw:end-shape="id7" draw:end-glue-point="2" svg:d="M16029 104377l-37-4611" svg:viewBox="0 0 38 4612">
          <text:p/>
        </draw:connector>
        <draw:custom-shape draw:style-name="gr1" draw:text-style-name="P2" xml:id="id13" draw:id="id13" draw:layer="layout" svg:width="1cm" svg:height="0.9cm" svg:x="20.092cm" svg:y="99.866cm">
          <text:p text:style-name="P1"><text:span text:style-name="T1">XOR</text:span></text:p>
          <text:p text:style-name="P1"><text:span text:style-name="T1">2_172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6.029cm" svg:y1="104.377cm" svg:x2="20.592cm" svg:y2="100.766cm" draw:start-shape="id11" draw:start-glue-point="0" draw:end-shape="id13" draw:end-glue-point="2" svg:d="M16029 104377l4563-3611" svg:viewBox="0 0 4564 3612">
          <text:p/>
        </draw:connector>
        <draw:connector draw:style-name="gr3" draw:text-style-name="P3" draw:layer="layout" draw:type="line" svg:x1="35.692cm" svg:y1="110.959cm" svg:x2="36.978cm" svg:y2="109.549cm" draw:end-shape="id12" draw:end-glue-point="2" svg:d="M35692 110959l1286-1410" svg:viewBox="0 0 1287 1411">
          <text:p text:style-name="P1"><text:span text:style-name="T2">out_05/b</text:span></text:p>
        </draw:connector>
        <draw:connector draw:style-name="gr3" draw:text-style-name="P3" draw:layer="layout" draw:type="line" svg:x1="38.492cm" svg:y1="111.166cm" svg:x2="36.978cm" svg:y2="109.549cm" draw:end-shape="id12" draw:end-glue-point="2" svg:d="M38492 111166l-1514-1617" svg:viewBox="0 0 1515 1618">
          <text:p text:style-name="P1"><text:span text:style-name="T2">out_13/b</text:span></text:p>
        </draw:connector>
        <draw:custom-shape draw:style-name="gr1" draw:text-style-name="P2" xml:id="id14" draw:id="id14" draw:layer="layout" svg:width="1cm" svg:height="0.9cm" svg:x="32.878cm" svg:y="108.649cm">
          <text:p text:style-name="P1"><text:span text:style-name="T1">IMUX</text:span></text:p>
          <text:p text:style-name="P1"><text:span text:style-name="T1">2_18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2.092cm" svg:y1="110.859cm" svg:x2="33.378cm" svg:y2="109.549cm" draw:end-shape="id14" draw:end-glue-point="2" svg:d="M32092 110859l1286-1310" svg:viewBox="0 0 1287 1311">
          <text:p text:style-name="P1"><text:span text:style-name="T2">out_05/b</text:span></text:p>
        </draw:connector>
        <draw:connector draw:style-name="gr3" draw:text-style-name="P3" draw:layer="layout" draw:type="line" svg:x1="34.892cm" svg:y1="111.066cm" svg:x2="33.378cm" svg:y2="109.549cm" draw:end-shape="id14" draw:end-glue-point="2" svg:d="M34892 111066l-1514-1517" svg:viewBox="0 0 1515 1518">
          <text:p text:style-name="P1"><text:span text:style-name="T2">out_13/b</text:span></text:p>
        </draw:connector>
        <draw:custom-shape draw:style-name="gr1" draw:text-style-name="P2" xml:id="id15" draw:id="id15" draw:layer="layout" svg:width="1cm" svg:height="0.9cm" svg:x="21.292cm" svg:y="99.866cm">
          <text:p text:style-name="P1"><text:span text:style-name="T1">3-NOR</text:span></text:p>
          <text:p text:style-name="P1"><text:span text:style-name="T1">2_172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6.029cm" svg:y1="104.377cm" svg:x2="21.792cm" svg:y2="100.766cm" draw:start-shape="id11" draw:start-glue-point="0" draw:end-shape="id15" draw:end-glue-point="2" svg:d="M16029 104377l5763-3611" svg:viewBox="0 0 5764 3612">
          <text:p/>
        </draw:connector>
        <draw:custom-shape draw:style-name="gr1" draw:text-style-name="P2" xml:id="id16" draw:id="id16" draw:layer="layout" svg:width="1cm" svg:height="0.9cm" svg:x="12.192cm" svg:y="97.266cm">
          <text:p text:style-name="P1"><text:span text:style-name="T1">BUF</text:span></text:p>
          <text:p text:style-name="P1"><text:span text:style-name="T1">2_18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6.029cm" svg:y1="104.377cm" svg:x2="12.692cm" svg:y2="98.166cm" draw:start-shape="id11" draw:start-glue-point="0" draw:end-shape="id16" draw:end-glue-point="2" svg:d="M16029 104377l-3337-6211" svg:viewBox="0 0 3338 6212">
          <text:p/>
        </draw:connector>
        <draw:custom-shape draw:style-name="gr1" draw:text-style-name="P2" xml:id="id17" draw:id="id17" draw:layer="layout" svg:width="1cm" svg:height="0.9cm" svg:x="18.678cm" svg:y="108.649cm">
          <text:p text:style-name="P1"><text:span text:style-name="T1">IMUX</text:span></text:p>
          <text:p text:style-name="P1"><text:span text:style-name="T1">2_171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7.892cm" svg:y1="110.83cm" svg:x2="19.178cm" svg:y2="109.549cm" draw:end-shape="id17" draw:end-glue-point="2" svg:d="M17892 110830l1286-1281" svg:viewBox="0 0 1287 1282">
          <text:p text:style-name="P1"><text:span text:style-name="T2">out_02/b</text:span></text:p>
        </draw:connector>
        <draw:connector draw:style-name="gr3" draw:text-style-name="P3" draw:layer="layout" draw:type="line" svg:x1="20.692cm" svg:y1="111.037cm" svg:x2="19.178cm" svg:y2="109.549cm" draw:end-shape="id17" draw:end-glue-point="2" svg:d="M20692 111037l-1514-1488" svg:viewBox="0 0 1515 1489">
          <text:p text:style-name="P1"><text:span text:style-name="T2">out_10/b</text:span></text:p>
        </draw:connector>
        <draw:custom-shape draw:style-name="gr1" draw:text-style-name="P2" xml:id="id18" draw:id="id18" draw:layer="layout" svg:width="1cm" svg:height="0.9cm" svg:x="21.878cm" svg:y="108.649cm">
          <text:p text:style-name="P1"><text:span text:style-name="T1">IMUX</text:span></text:p>
          <text:p text:style-name="P1"><text:span text:style-name="T1">2_19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1.092cm" svg:y1="110.819cm" svg:x2="22.378cm" svg:y2="109.549cm" draw:end-shape="id18" draw:end-glue-point="2" svg:d="M21092 110819l1286-1270" svg:viewBox="0 0 1287 1271">
          <text:p text:style-name="P1"><text:span text:style-name="T2">out_03/b</text:span></text:p>
        </draw:connector>
        <draw:connector draw:style-name="gr3" draw:text-style-name="P3" draw:layer="layout" draw:type="line" svg:x1="23.892cm" svg:y1="111.026cm" svg:x2="22.378cm" svg:y2="109.549cm" draw:end-shape="id18" draw:end-glue-point="2" svg:d="M23892 111026l-1514-1477" svg:viewBox="0 0 1515 1478">
          <text:p text:style-name="P1"><text:span text:style-name="T2">out_11/b</text:span></text:p>
        </draw:connector>
        <draw:custom-shape draw:style-name="gr1" draw:text-style-name="P2" xml:id="id19" draw:id="id19" draw:layer="layout" svg:width="1cm" svg:height="0.9cm" svg:x="25.478cm" svg:y="108.649cm">
          <text:p text:style-name="P1"><text:span text:style-name="T1">IMUX</text:span></text:p>
          <text:p text:style-name="P1"><text:span text:style-name="T1">2_190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4.692cm" svg:y1="110.819cm" svg:x2="25.978cm" svg:y2="109.549cm" draw:end-shape="id19" draw:end-glue-point="2" svg:d="M24692 110819l1286-1270" svg:viewBox="0 0 1287 1271">
          <text:p text:style-name="P1"><text:span text:style-name="T2">out_03/b</text:span></text:p>
        </draw:connector>
        <draw:connector draw:style-name="gr3" draw:text-style-name="P3" draw:layer="layout" draw:type="line" svg:x1="27.492cm" svg:y1="111.026cm" svg:x2="25.978cm" svg:y2="109.549cm" draw:end-shape="id19" draw:end-glue-point="2" svg:d="M27492 111026l-1514-1477" svg:viewBox="0 0 1515 1478">
          <text:p text:style-name="P1"><text:span text:style-name="T2">out_11/b</text:span></text:p>
        </draw:connector>
        <draw:custom-shape draw:style-name="gr1" draw:text-style-name="P2" xml:id="id20" draw:id="id20" draw:layer="layout" svg:width="1cm" svg:height="0.9cm" svg:x="29.178cm" svg:y="108.649cm">
          <text:p text:style-name="P1"><text:span text:style-name="T1">IMUX</text:span></text:p>
          <text:p text:style-name="P1"><text:span text:style-name="T1">2_180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8.392cm" svg:y1="110.919cm" svg:x2="29.678cm" svg:y2="109.549cm" draw:end-shape="id20" draw:end-glue-point="2" svg:d="M28392 110919l1286-1370" svg:viewBox="0 0 1287 1371">
          <text:p text:style-name="P1"><text:span text:style-name="T2">out_04/b</text:span></text:p>
        </draw:connector>
        <draw:connector draw:style-name="gr3" draw:text-style-name="P3" draw:layer="layout" draw:type="line" svg:x1="31.192cm" svg:y1="111.126cm" svg:x2="29.678cm" svg:y2="109.549cm" draw:end-shape="id20" draw:end-glue-point="2" svg:d="M31192 111126l-1514-1577" svg:viewBox="0 0 1515 1578">
          <text:p text:style-name="P1"><text:span text:style-name="T2">out_12/b</text:span></text:p>
        </draw:connector>
        <draw:custom-shape draw:style-name="gr1" draw:text-style-name="P2" xml:id="id21" draw:id="id21" draw:layer="layout" svg:width="1cm" svg:height="0.9cm" svg:x="39.578cm" svg:y="108.649cm">
          <text:p text:style-name="P1"><text:span text:style-name="T1">IMUX</text:span></text:p>
          <text:p text:style-name="P1"><text:span text:style-name="T1">2_171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8.792cm" svg:y1="110.949cm" svg:x2="40.078cm" svg:y2="109.549cm" draw:end-shape="id21" draw:end-glue-point="2" svg:d="M38792 110949l1286-1400" svg:viewBox="0 0 1287 1401">
          <text:p text:style-name="P1"><text:span text:style-name="T2">out_06/b</text:span></text:p>
        </draw:connector>
        <draw:connector draw:style-name="gr3" draw:text-style-name="P3" draw:layer="layout" draw:type="line" svg:x1="41.592cm" svg:y1="111.156cm" svg:x2="40.078cm" svg:y2="109.549cm" draw:end-shape="id21" draw:end-glue-point="2" svg:d="M41592 111156l-1514-1607" svg:viewBox="0 0 1515 1608">
          <text:p text:style-name="P1"><text:span text:style-name="T2">out_14/b</text:span></text:p>
        </draw:connector>
        <draw:custom-shape draw:style-name="gr1" draw:text-style-name="P2" xml:id="id22" draw:id="id22" draw:layer="layout" svg:width="1cm" svg:height="0.9cm" svg:x="42.678cm" svg:y="108.649cm">
          <text:p text:style-name="P1"><text:span text:style-name="T1">IMUX</text:span></text:p>
          <text:p text:style-name="P1"><text:span text:style-name="T1">2_170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1.892cm" svg:y1="110.932cm" svg:x2="43.178cm" svg:y2="109.549cm" draw:end-shape="id22" draw:end-glue-point="2" svg:d="M41892 110932l1286-1383" svg:viewBox="0 0 1287 1384">
          <text:p text:style-name="P1"><text:span text:style-name="T2">out_07/b</text:span></text:p>
        </draw:connector>
        <draw:connector draw:style-name="gr3" draw:text-style-name="P3" draw:layer="layout" draw:type="line" svg:x1="44.692cm" svg:y1="111.139cm" svg:x2="43.178cm" svg:y2="109.549cm" draw:end-shape="id22" draw:end-glue-point="2" svg:d="M44692 111139l-1514-1590" svg:viewBox="0 0 1515 1591">
          <text:p text:style-name="P1"><text:span text:style-name="T2">out_15/b</text:span></text:p>
        </draw:connector>
        <draw:custom-shape draw:style-name="gr1" draw:text-style-name="P2" xml:id="id23" draw:id="id23" draw:layer="layout" svg:width="1cm" svg:height="0.9cm" svg:x="18.705cm" svg:y="106.377cm">
          <text:p text:style-name="P1"><text:span text:style-name="T1">NOT</text:span></text:p>
          <text:p text:style-name="P1"><text:span text:style-name="T1">2_171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178cm" svg:y1="108.649cm" svg:x2="19.205cm" svg:y2="107.277cm" draw:start-shape="id17" draw:start-glue-point="0" draw:end-shape="id23" draw:end-glue-point="2" svg:d="M19178 108649l27-1372" svg:viewBox="0 0 28 1373">
          <text:p/>
        </draw:connector>
        <draw:connector draw:style-name="gr4" draw:text-style-name="P1" draw:layer="layout" draw:type="line" svg:x1="19.205cm" svg:y1="106.377cm" svg:x2="19.255cm" svg:y2="105.277cm" draw:start-shape="id23" draw:start-glue-point="0" draw:end-shape="id24" draw:end-glue-point="2" svg:d="M19205 106377l50-1100" svg:viewBox="0 0 51 1101">
          <text:p/>
        </draw:connector>
        <draw:custom-shape draw:style-name="gr2" draw:text-style-name="P2" xml:id="id26" draw:id="id26" draw:layer="layout" svg:width="2.1cm" svg:height="0.9cm" svg:x="39.092cm" svg:y="104.513cm">
          <text:p text:style-name="P1"><text:span text:style-name="T1">DFF (clk44)</text:span></text:p>
          <text:p text:style-name="P1"><text:span text:style-name="T1">2_17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1cm" svg:height="0.9cm" svg:x="39.592cm" svg:y="106.513cm">
          <text:p text:style-name="P1"><text:span text:style-name="T1">NOT</text:span></text:p>
          <text:p text:style-name="P1"><text:span text:style-name="T1">2_170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0.078cm" svg:y1="108.649cm" svg:x2="40.092cm" svg:y2="107.413cm" draw:start-shape="id21" draw:start-glue-point="0" draw:end-shape="id25" draw:end-glue-point="2" svg:d="M40078 108649l14-1236" svg:viewBox="0 0 15 1237">
          <text:p/>
        </draw:connector>
        <draw:connector draw:style-name="gr4" draw:text-style-name="P1" draw:layer="layout" draw:type="line" svg:x1="40.092cm" svg:y1="106.513cm" svg:x2="40.142cm" svg:y2="105.413cm" draw:start-shape="id25" draw:start-glue-point="0" draw:end-shape="id26" draw:end-glue-point="2" svg:d="M40092 106513l50-1100" svg:viewBox="0 0 51 1101">
          <text:p/>
        </draw:connector>
        <draw:custom-shape draw:style-name="gr2" draw:text-style-name="P2" xml:id="id28" draw:id="id28" draw:layer="layout" svg:width="2.1cm" svg:height="0.9cm" svg:x="42.192cm" svg:y="104.513cm">
          <text:p text:style-name="P1"><text:span text:style-name="T1">DFF (clk44)</text:span></text:p>
          <text:p text:style-name="P1"><text:span text:style-name="T1">2_17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cm" svg:height="0.9cm" svg:x="42.692cm" svg:y="106.513cm">
          <text:p text:style-name="P1"><text:span text:style-name="T1">NOT</text:span></text:p>
          <text:p text:style-name="P1"><text:span text:style-name="T1">2_170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3.178cm" svg:y1="108.649cm" svg:x2="43.192cm" svg:y2="107.413cm" draw:start-shape="id22" draw:start-glue-point="0" draw:end-shape="id27" draw:end-glue-point="2" svg:d="M43178 108649l14-1236" svg:viewBox="0 0 15 1237">
          <text:p/>
        </draw:connector>
        <draw:connector draw:style-name="gr4" draw:text-style-name="P1" draw:layer="layout" draw:type="line" svg:x1="43.192cm" svg:y1="106.513cm" svg:x2="43.242cm" svg:y2="105.413cm" draw:start-shape="id27" draw:start-glue-point="0" draw:end-shape="id28" draw:end-glue-point="2" svg:d="M43192 106513l50-1100" svg:viewBox="0 0 51 1101">
          <text:p/>
        </draw:connector>
        <draw:custom-shape draw:style-name="gr2" draw:text-style-name="P2" xml:id="id30" draw:id="id30" draw:layer="layout" svg:width="2.1cm" svg:height="0.9cm" svg:x="28.705cm" svg:y="104.466cm">
          <text:p text:style-name="P1"><text:span text:style-name="T1">DFF (clk44)</text:span></text:p>
          <text:p text:style-name="P1"><text:span text:style-name="T1">2_18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1cm" svg:height="0.9cm" svg:x="29.205cm" svg:y="106.466cm">
          <text:p text:style-name="P1"><text:span text:style-name="T1">NOT</text:span></text:p>
          <text:p text:style-name="P1"><text:span text:style-name="T1">2_181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9.678cm" svg:y1="108.649cm" svg:x2="29.705cm" svg:y2="107.366cm" draw:start-shape="id20" draw:start-glue-point="0" draw:end-shape="id29" draw:end-glue-point="2" svg:d="M29678 108649l27-1283" svg:viewBox="0 0 28 1284">
          <text:p/>
        </draw:connector>
        <draw:connector draw:style-name="gr4" draw:text-style-name="P1" draw:layer="layout" draw:type="line" svg:x1="29.705cm" svg:y1="106.466cm" svg:x2="29.755cm" svg:y2="105.366cm" draw:start-shape="id29" draw:start-glue-point="0" draw:end-shape="id30" draw:end-glue-point="2" svg:d="M29705 106466l50-1100" svg:viewBox="0 0 51 1101">
          <text:p/>
        </draw:connector>
        <draw:custom-shape draw:style-name="gr2" draw:text-style-name="P2" xml:id="id32" draw:id="id32" draw:layer="layout" svg:width="2.1cm" svg:height="0.9cm" svg:x="36.005cm" svg:y="104.513cm">
          <text:p text:style-name="P1"><text:span text:style-name="T1">DFF (clk44)</text:span></text:p>
          <text:p text:style-name="P1"><text:span text:style-name="T1">2_19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1cm" svg:height="0.9cm" svg:x="36.505cm" svg:y="106.513cm">
          <text:p text:style-name="P1"><text:span text:style-name="T1">NOT</text:span></text:p>
          <text:p text:style-name="P1"><text:span text:style-name="T1">2_180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6.978cm" svg:y1="108.649cm" svg:x2="37.005cm" svg:y2="107.413cm" draw:start-shape="id12" draw:start-glue-point="0" draw:end-shape="id31" draw:end-glue-point="2" svg:d="M36978 108649l27-1236" svg:viewBox="0 0 28 1237">
          <text:p/>
        </draw:connector>
        <draw:connector draw:style-name="gr4" draw:text-style-name="P1" draw:layer="layout" draw:type="line" svg:x1="37.005cm" svg:y1="106.513cm" svg:x2="37.055cm" svg:y2="105.413cm" draw:start-shape="id31" draw:start-glue-point="0" draw:end-shape="id32" draw:end-glue-point="2" svg:d="M37005 106513l50-1100" svg:viewBox="0 0 51 1101">
          <text:p/>
        </draw:connector>
        <draw:custom-shape draw:style-name="gr2" draw:text-style-name="P2" xml:id="id34" draw:id="id34" draw:layer="layout" svg:width="2.1cm" svg:height="0.9cm" svg:x="32.405cm" svg:y="104.456cm">
          <text:p text:style-name="P1"><text:span text:style-name="T1">DFF (clk44)</text:span></text:p>
          <text:p text:style-name="P1"><text:span text:style-name="T1">2_190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1cm" svg:height="0.9cm" svg:x="32.905cm" svg:y="106.456cm">
          <text:p text:style-name="P1"><text:span text:style-name="T1">NOT</text:span></text:p>
          <text:p text:style-name="P1"><text:span text:style-name="T1">2_190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3.378cm" svg:y1="108.649cm" svg:x2="33.405cm" svg:y2="107.356cm" draw:start-shape="id14" draw:start-glue-point="0" draw:end-shape="id33" draw:end-glue-point="2" svg:d="M33378 108649l27-1293" svg:viewBox="0 0 28 1294">
          <text:p/>
        </draw:connector>
        <draw:connector draw:style-name="gr4" draw:text-style-name="P1" draw:layer="layout" draw:type="line" svg:x1="33.405cm" svg:y1="106.456cm" svg:x2="33.455cm" svg:y2="105.356cm" draw:start-shape="id33" draw:start-glue-point="0" draw:end-shape="id34" draw:end-glue-point="2" svg:d="M33405 106456l50-1100" svg:viewBox="0 0 51 1101">
          <text:p/>
        </draw:connector>
        <draw:custom-shape draw:style-name="gr2" draw:text-style-name="P2" xml:id="id36" draw:id="id36" draw:layer="layout" svg:width="2.1cm" svg:height="0.9cm" svg:x="21.405cm" svg:y="104.366cm">
          <text:p text:style-name="P1"><text:span text:style-name="T1">DFF (clk44)</text:span></text:p>
          <text:p text:style-name="P1"><text:span text:style-name="T1">2_180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2.378cm" svg:y1="108.649cm" svg:x2="22.405cm" svg:y2="107.266cm" draw:start-shape="id18" draw:start-glue-point="0" draw:end-shape="id35" draw:end-glue-point="2" svg:d="M22378 108649l27-1383" svg:viewBox="0 0 28 1384">
          <text:p/>
        </draw:connector>
        <draw:connector draw:style-name="gr4" draw:text-style-name="P1" draw:layer="layout" draw:type="line" svg:x1="22.405cm" svg:y1="106.366cm" svg:x2="22.455cm" svg:y2="105.266cm" draw:start-shape="id35" draw:start-glue-point="0" draw:end-shape="id36" draw:end-glue-point="2" svg:d="M22405 106366l50-1100" svg:viewBox="0 0 51 1101">
          <text:p/>
        </draw:connector>
        <draw:custom-shape draw:style-name="gr2" draw:text-style-name="P2" xml:id="id38" draw:id="id38" draw:layer="layout" svg:width="2.1cm" svg:height="0.9cm" svg:x="25.005cm" svg:y="104.366cm">
          <text:p text:style-name="P1"><text:span text:style-name="T1">DFF (clk44)</text:span></text:p>
          <text:p text:style-name="P1"><text:span text:style-name="T1">2_19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1cm" svg:height="0.9cm" svg:x="25.505cm" svg:y="106.366cm">
          <text:p text:style-name="P1"><text:span text:style-name="T1">NOT</text:span></text:p>
          <text:p text:style-name="P1"><text:span text:style-name="T1">2_190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5.978cm" svg:y1="108.649cm" svg:x2="26.005cm" svg:y2="107.266cm" draw:start-shape="id19" draw:start-glue-point="0" draw:end-shape="id37" draw:end-glue-point="2" svg:d="M25978 108649l27-1383" svg:viewBox="0 0 28 1384">
          <text:p/>
        </draw:connector>
        <draw:connector draw:style-name="gr4" draw:text-style-name="P1" draw:layer="layout" draw:type="line" svg:x1="26.005cm" svg:y1="106.366cm" svg:x2="26.055cm" svg:y2="105.266cm" draw:start-shape="id37" draw:start-glue-point="0" draw:end-shape="id38" draw:end-glue-point="2" svg:d="M26005 106366l50-1100" svg:viewBox="0 0 51 1101">
          <text:p/>
        </draw:connector>
        <draw:connector draw:style-name="gr3" draw:text-style-name="P3" draw:layer="layout" draw:type="line" svg:x1="20.305cm" svg:y1="104.827cm" svg:x2="39.578cm" svg:y2="109.099cm" draw:start-shape="id24" draw:start-glue-point="1" draw:end-shape="id21" draw:end-glue-point="3" svg:d="M20305 104827l19273 4272" svg:viewBox="0 0 19274 4273">
          <text:p text:style-name="P1"><text:span text:style-name="T2">c</text:span></text:p>
        </draw:connector>
        <draw:custom-shape draw:style-name="gr1" draw:text-style-name="P2" xml:id="id39" draw:id="id39" draw:layer="layout" svg:width="1cm" svg:height="0.9cm" svg:x="20.092cm" svg:y="101.766cm">
          <text:p text:style-name="P1"><text:span text:style-name="T1">XOR</text:span></text:p>
          <text:p text:style-name="P1"><text:span text:style-name="T1">2_172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255cm" svg:y1="104.377cm" svg:x2="20.592cm" svg:y2="102.666cm" draw:start-shape="id24" draw:start-glue-point="0" draw:end-shape="id39" draw:end-glue-point="2" svg:d="M19255 104377l1337-1711" svg:viewBox="0 0 1338 1712">
          <text:p/>
        </draw:connector>
        <draw:connector draw:style-name="gr4" draw:text-style-name="P1" draw:layer="layout" draw:type="line" svg:x1="19.255cm" svg:y1="104.377cm" svg:x2="21.792cm" svg:y2="100.766cm" draw:start-shape="id24" draw:start-glue-point="0" draw:end-shape="id15" draw:end-glue-point="2" svg:d="M19255 104377l2537-3611" svg:viewBox="0 0 2538 3612">
          <text:p/>
        </draw:connector>
        <draw:custom-shape draw:style-name="gr1" draw:text-style-name="P2" xml:id="id40" draw:id="id40" draw:layer="layout" svg:width="1cm" svg:height="0.9cm" svg:x="18.892cm" svg:y="99.866cm">
          <text:p text:style-name="P1"><text:span text:style-name="T1">3-NAND</text:span></text:p>
          <text:p text:style-name="P1"><text:span text:style-name="T1">2_172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255cm" svg:y1="104.377cm" svg:x2="19.392cm" svg:y2="100.766cm" draw:start-shape="id24" draw:start-glue-point="0" draw:end-shape="id40" draw:end-glue-point="2" svg:d="M19255 104377l137-3611" svg:viewBox="0 0 138 3612">
          <text:p/>
        </draw:connector>
        <draw:connector draw:style-name="gr4" draw:text-style-name="P1" draw:layer="layout" draw:type="line" svg:x1="16.029cm" svg:y1="104.377cm" svg:x2="19.392cm" svg:y2="100.766cm" draw:start-shape="id11" draw:start-glue-point="0" draw:end-shape="id40" draw:end-glue-point="2" svg:d="M16029 104377l3363-3611" svg:viewBox="0 0 3364 3612">
          <text:p/>
        </draw:connector>
        <draw:connector draw:style-name="gr3" draw:text-style-name="P3" draw:layer="layout" draw:type="line" svg:x1="23.505cm" svg:y1="104.816cm" svg:x2="42.678cm" svg:y2="109.099cm" draw:start-shape="id36" draw:start-glue-point="1" draw:end-shape="id22" draw:end-glue-point="3" svg:d="M23505 104816l19173 4283" svg:viewBox="0 0 19174 4284">
          <text:p text:style-name="P1"><text:span text:style-name="T2">c</text:span></text:p>
        </draw:connector>
        <draw:connector draw:style-name="gr4" draw:text-style-name="P1" draw:layer="layout" draw:type="line" svg:x1="22.455cm" svg:y1="104.366cm" svg:x2="20.592cm" svg:y2="102.666cm" draw:start-shape="id36" draw:start-glue-point="0" draw:end-shape="id39" draw:end-glue-point="2" svg:d="M22455 104366l-1863-1700" svg:viewBox="0 0 1864 1701">
          <text:p/>
        </draw:connector>
        <draw:connector draw:style-name="gr4" draw:text-style-name="P1" draw:layer="layout" draw:type="line" svg:x1="22.455cm" svg:y1="104.366cm" svg:x2="21.792cm" svg:y2="100.766cm" draw:start-shape="id36" draw:start-glue-point="0" draw:end-shape="id15" draw:end-glue-point="2" svg:d="M22455 104366l-663-3600" svg:viewBox="0 0 664 3601">
          <text:p/>
        </draw:connector>
        <draw:connector draw:style-name="gr4" draw:text-style-name="P1" draw:layer="layout" draw:type="line" svg:x1="22.455cm" svg:y1="104.366cm" svg:x2="19.392cm" svg:y2="100.766cm" draw:start-shape="id36" draw:start-glue-point="0" draw:end-shape="id40" draw:end-glue-point="2" svg:d="M22455 104366l-3063-3600" svg:viewBox="0 0 3064 3601">
          <text:p/>
        </draw:connector>
        <draw:custom-shape draw:style-name="gr1" draw:text-style-name="P2" xml:id="id41" draw:id="id41" draw:layer="layout" svg:width="1cm" svg:height="0.9cm" svg:x="18.892cm" svg:y="97.366cm">
          <text:p text:style-name="P1"><text:span text:style-name="T1">NAND</text:span></text:p>
          <text:p text:style-name="P1"><text:span text:style-name="T1">2_172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2.455cm" svg:y1="104.366cm" svg:x2="19.392cm" svg:y2="98.266cm" draw:start-shape="id36" draw:start-glue-point="0" draw:end-shape="id41" draw:end-glue-point="2" svg:d="M22455 104366l-3063-6100" svg:viewBox="0 0 3064 6101">
          <text:p/>
        </draw:connector>
        <draw:custom-shape draw:style-name="gr1" draw:text-style-name="P2" xml:id="id42" draw:id="id42" draw:layer="layout" svg:width="1cm" svg:height="0.9cm" svg:x="21.292cm" svg:y="97.366cm">
          <text:p text:style-name="P1"><text:span text:style-name="T1">NAND</text:span></text:p>
          <text:p text:style-name="P1"><text:span text:style-name="T1">2_172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392cm" svg:y1="99.866cm" svg:x2="19.392cm" svg:y2="98.266cm" draw:start-shape="id40" draw:start-glue-point="0" draw:end-shape="id41" draw:end-glue-point="2" svg:d="M19392 99866v-1600" svg:viewBox="0 0 1 1601">
          <text:p/>
        </draw:connector>
        <draw:connector draw:style-name="gr4" draw:text-style-name="P1" draw:layer="layout" draw:type="line" svg:x1="19.392cm" svg:y1="99.866cm" svg:x2="21.792cm" svg:y2="98.266cm" draw:start-shape="id40" draw:start-glue-point="0" draw:end-shape="id42" draw:end-glue-point="2" svg:d="M19392 99866l2400-1600" svg:viewBox="0 0 2401 1601">
          <text:p/>
        </draw:connector>
        <draw:custom-shape draw:style-name="gr1" draw:text-style-name="P2" xml:id="id43" draw:id="id43" draw:layer="layout" svg:width="1cm" svg:height="0.9cm" svg:x="22.492cm" svg:y="97.366cm">
          <text:p text:style-name="P1"><text:span text:style-name="T1">OR</text:span></text:p>
          <text:p text:style-name="P1"><text:span text:style-name="T1">2_17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4" draw:id="id44" draw:layer="layout" svg:width="1cm" svg:height="0.9cm" svg:x="20.092cm" svg:y="97.366cm">
          <text:p text:style-name="P1"><text:span text:style-name="T1">OR</text:span></text:p>
          <text:p text:style-name="P1"><text:span text:style-name="T1">2_172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2.455cm" svg:y1="104.366cm" svg:x2="22.992cm" svg:y2="98.266cm" draw:start-shape="id36" draw:start-glue-point="0" draw:end-shape="id43" draw:end-glue-point="2" svg:d="M22455 104366l537-6100" svg:viewBox="0 0 538 6101">
          <text:p/>
        </draw:connector>
        <draw:connector draw:style-name="gr4" draw:text-style-name="P1" draw:layer="layout" draw:type="line" svg:x1="21.792cm" svg:y1="99.866cm" svg:x2="22.992cm" svg:y2="98.266cm" draw:start-shape="id15" draw:start-glue-point="0" draw:end-shape="id43" draw:end-glue-point="2" svg:d="M21792 99866l1200-1600" svg:viewBox="0 0 1201 1601">
          <text:p/>
        </draw:connector>
        <draw:connector draw:style-name="gr4" draw:text-style-name="P1" draw:layer="layout" draw:type="line" svg:x1="21.792cm" svg:y1="99.866cm" svg:x2="20.592cm" svg:y2="98.266cm" draw:start-shape="id15" draw:start-glue-point="0" draw:end-shape="id44" draw:end-glue-point="2" svg:d="M21792 99866l-1200-1600" svg:viewBox="0 0 1201 1601">
          <text:p/>
        </draw:connector>
        <draw:connector draw:style-name="gr4" draw:text-style-name="P1" draw:layer="layout" draw:type="line" svg:x1="20.592cm" svg:y1="99.866cm" svg:x2="20.592cm" svg:y2="98.266cm" draw:start-shape="id13" draw:start-glue-point="0" draw:end-shape="id44" draw:end-glue-point="2" svg:d="M20592 99866v-1600" svg:viewBox="0 0 1 1601">
          <text:p/>
        </draw:connector>
        <draw:connector draw:style-name="gr4" draw:text-style-name="P1" draw:layer="layout" draw:type="line" svg:x1="20.592cm" svg:y1="99.866cm" svg:x2="21.792cm" svg:y2="98.266cm" draw:start-shape="id13" draw:start-glue-point="0" draw:end-shape="id42" draw:end-glue-point="2" svg:d="M20592 99866l1200-1600" svg:viewBox="0 0 1201 1601">
          <text:p/>
        </draw:connector>
        <draw:connector draw:style-name="gr4" draw:text-style-name="P1" draw:layer="layout" draw:type="line" svg:x1="20.592cm" svg:y1="101.766cm" svg:x2="20.592cm" svg:y2="100.766cm" draw:start-shape="id39" draw:start-glue-point="0" draw:end-shape="id13" draw:end-glue-point="2" svg:d="M20592 101766v-1000" svg:viewBox="0 0 1 1001">
          <text:p/>
        </draw:connector>
        <draw:connector draw:style-name="gr3" draw:text-style-name="P3" draw:layer="layout" draw:type="line" svg:x1="25.005cm" svg:y1="104.816cm" svg:x2="16.479cm" svg:y2="109.099cm" draw:start-shape="id38" draw:start-glue-point="3" draw:end-shape="id9" draw:end-glue-point="1" svg:d="M25005 104816l-8526 4283" svg:viewBox="0 0 8527 4284">
          <text:p text:style-name="P1"><text:span text:style-name="T2">c</text:span></text:p>
        </draw:connector>
        <draw:connector draw:style-name="gr3" draw:text-style-name="P3" draw:layer="layout" draw:type="line" svg:x1="28.705cm" svg:y1="104.916cm" svg:x2="19.678cm" svg:y2="109.099cm" draw:start-shape="id30" draw:start-glue-point="3" draw:end-shape="id17" draw:end-glue-point="1" svg:d="M28705 104916l-9027 4183" svg:viewBox="0 0 9028 4184">
          <text:p text:style-name="P1"><text:span text:style-name="T2">c</text:span></text:p>
        </draw:connector>
        <draw:connector draw:style-name="gr3" draw:text-style-name="P3" draw:layer="layout" draw:type="line" svg:x1="36.005cm" svg:y1="104.963cm" svg:x2="26.478cm" svg:y2="109.099cm" draw:start-shape="id32" draw:start-glue-point="3" draw:end-shape="id19" svg:d="M36005 104963l-9527 4136" svg:viewBox="0 0 9528 4137">
          <text:p text:style-name="P1"><text:span text:style-name="T2">c</text:span></text:p>
        </draw:connector>
        <draw:connector draw:style-name="gr3" draw:text-style-name="P3" draw:layer="layout" draw:type="line" svg:x1="32.405cm" svg:y1="104.906cm" svg:x2="22.878cm" svg:y2="109.099cm" draw:start-shape="id34" draw:start-glue-point="3" draw:end-shape="id18" draw:end-glue-point="1" svg:d="M32405 104906l-9527 4193" svg:viewBox="0 0 9528 4194">
          <text:p text:style-name="P1"><text:span text:style-name="T2">c</text:span></text:p>
        </draw:connector>
        <draw:connector draw:style-name="gr3" draw:text-style-name="P3" draw:layer="layout" draw:type="line" svg:x1="39.092cm" svg:y1="104.963cm" svg:x2="30.178cm" svg:y2="109.099cm" draw:start-shape="id26" draw:start-glue-point="3" draw:end-shape="id20" draw:end-glue-point="1" svg:d="M39092 104963l-8914 4136" svg:viewBox="0 0 8915 4137">
          <text:p text:style-name="P1"><text:span text:style-name="T2">c</text:span></text:p>
        </draw:connector>
        <draw:connector draw:style-name="gr3" draw:text-style-name="P3" draw:layer="layout" draw:type="line" svg:x1="42.192cm" svg:y1="104.963cm" svg:x2="33.878cm" svg:y2="109.099cm" draw:start-shape="id28" draw:start-glue-point="3" draw:end-shape="id14" draw:end-glue-point="1" svg:d="M42192 104963l-8314 4136" svg:viewBox="0 0 8315 4137">
          <text:p text:style-name="P1"><text:span text:style-name="T2">c</text:span></text:p>
        </draw:connector>
        <draw:custom-shape draw:style-name="gr1" draw:text-style-name="P2" xml:id="id45" draw:id="id45" draw:layer="layout" svg:width="1cm" svg:height="0.9cm" svg:x="35.092cm" svg:y="96.268cm">
          <text:p text:style-name="P1"><text:span text:style-name="T1">4-MUX (power/s0)</text:span></text:p>
          <text:p text:style-name="P1"><text:span text:style-name="T1">2_18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4" draw:id="id64" draw:layer="layout" svg:width="1cm" svg:height="0.9cm" svg:x="36.192cm" svg:y="96.268cm">
          <text:p text:style-name="P1"><text:span text:style-name="T1">IMUX</text:span></text:p>
          <text:p text:style-name="P1"><text:span text:style-name="T1">2_18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7" draw:id="id47" draw:layer="layout" svg:width="1cm" svg:height="0.9cm" svg:x="28.492cm" svg:y="96.266cm">
          <text:p text:style-name="P1"><text:span text:style-name="T1">4-MUX</text:span></text:p>
          <text:p text:style-name="P1"><text:span text:style-name="T1">2_18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9" draw:id="id49" draw:layer="layout" svg:width="1cm" svg:height="0.9cm" svg:x="32.892cm" svg:y="96.268cm">
          <text:p text:style-name="P1"><text:span text:style-name="T1">4-MUX</text:span></text:p>
          <text:p text:style-name="P1"><text:span text:style-name="T1">2_19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1" draw:id="id51" draw:layer="layout" svg:width="1cm" svg:height="0.9cm" svg:x="31.792cm" svg:y="96.268cm">
          <text:p text:style-name="P1"><text:span text:style-name="T1">4-MUX</text:span></text:p>
          <text:p text:style-name="P1"><text:span text:style-name="T1">2_19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3" draw:id="id53" draw:layer="layout" svg:width="1cm" svg:height="0.9cm" svg:x="33.992cm" svg:y="96.268cm">
          <text:p text:style-name="P1"><text:span text:style-name="T1">4-MUX (power/s1)</text:span></text:p>
          <text:p text:style-name="P1"><text:span text:style-name="T1">2_19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5" draw:id="id55" draw:layer="layout" svg:width="1cm" svg:height="0.9cm" svg:x="26.292cm" svg:y="96.266cm">
          <text:p text:style-name="P1"><text:span text:style-name="T1">4-MUX</text:span></text:p>
          <text:p text:style-name="P1"><text:span text:style-name="T1">2_20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7" draw:id="id57" draw:layer="layout" svg:width="1cm" svg:height="0.9cm" svg:x="29.592cm" svg:y="96.266cm">
          <text:p text:style-name="P1"><text:span text:style-name="T1">4-MUX (ground/s1)</text:span></text:p>
          <text:p text:style-name="P1"><text:span text:style-name="T1">2_21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9" draw:id="id59" draw:layer="layout" svg:width="1cm" svg:height="0.9cm" svg:x="27.392cm" svg:y="96.266cm">
          <text:p text:style-name="P1"><text:span text:style-name="T1">4-MUX</text:span></text:p>
          <text:p text:style-name="P1"><text:span text:style-name="T1">2_21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1" draw:id="id61" draw:layer="layout" svg:width="1cm" svg:height="0.9cm" svg:x="30.692cm" svg:y="96.268cm">
          <text:p text:style-name="P1"><text:span text:style-name="T1">4-MUX (ground/s0)</text:span></text:p>
          <text:p text:style-name="P1"><text:span text:style-name="T1">2_21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5" draw:id="id65" draw:layer="layout" svg:width="1cm" svg:height="0.9cm" svg:x="25.192cm" svg:y="96.268cm">
          <text:p text:style-name="P1"><text:span text:style-name="T1">IMUX</text:span></text:p>
          <text:p text:style-name="P1"><text:span text:style-name="T1">2_20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3" draw:id="id63" draw:layer="layout" svg:width="1cm" svg:height="0.9cm" svg:x="24.092cm" svg:y="96.3cm">
          <text:p text:style-name="P1"><text:span text:style-name="T1">NOT</text:span></text:p>
          <text:p text:style-name="P1"><text:span text:style-name="T1">2_21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1cm" svg:height="0.9cm" svg:x="35.092cm" svg:y="94.768cm">
          <text:p text:style-name="P1"><text:span text:style-name="T1">NOT</text:span></text:p>
          <text:p text:style-name="P1"><text:span text:style-name="T1">2_181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5.592cm" svg:y1="96.268cm" svg:x2="35.592cm" svg:y2="95.668cm" draw:start-shape="id45" draw:start-glue-point="0" draw:end-shape="id46" draw:end-glue-point="2" svg:d="M35592 96268v-600" svg:viewBox="0 0 1 601">
          <text:p/>
        </draw:connector>
        <draw:custom-shape draw:style-name="gr1" draw:text-style-name="P2" xml:id="id48" draw:id="id48" draw:layer="layout" svg:width="1cm" svg:height="0.9cm" svg:x="28.492cm" svg:y="94.768cm">
          <text:p text:style-name="P1"><text:span text:style-name="T1">NOT</text:span></text:p>
          <text:p text:style-name="P1"><text:span text:style-name="T1">2_2226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8.992cm" svg:y1="96.266cm" svg:x2="28.992cm" svg:y2="95.668cm" draw:start-shape="id47" draw:start-glue-point="0" draw:end-shape="id48" draw:end-glue-point="2" svg:d="M28992 96266v-598" svg:viewBox="0 0 1 599">
          <text:p/>
        </draw:connector>
        <draw:custom-shape draw:style-name="gr1" draw:text-style-name="P2" xml:id="id50" draw:id="id50" draw:layer="layout" svg:width="1cm" svg:height="0.9cm" svg:x="32.892cm" svg:y="94.768cm">
          <text:p text:style-name="P1"><text:span text:style-name="T1">NOT</text:span></text:p>
          <text:p text:style-name="P1"><text:span text:style-name="T1">2_192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3.392cm" svg:y1="96.268cm" svg:x2="33.392cm" svg:y2="95.668cm" draw:start-shape="id49" draw:start-glue-point="0" draw:end-shape="id50" draw:end-glue-point="2" svg:d="M33392 96268v-600" svg:viewBox="0 0 1 601">
          <text:p/>
        </draw:connector>
        <draw:custom-shape draw:style-name="gr1" draw:text-style-name="P2" xml:id="id52" draw:id="id52" draw:layer="layout" svg:width="1cm" svg:height="0.9cm" svg:x="31.792cm" svg:y="94.768cm">
          <text:p text:style-name="P1"><text:span text:style-name="T1">NOT</text:span></text:p>
          <text:p text:style-name="P1"><text:span text:style-name="T1">2_192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2.292cm" svg:y1="96.268cm" svg:x2="32.292cm" svg:y2="95.668cm" draw:start-shape="id51" draw:start-glue-point="0" draw:end-shape="id52" draw:end-glue-point="2" svg:d="M32292 96268v-600" svg:viewBox="0 0 1 601">
          <text:p/>
        </draw:connector>
        <draw:custom-shape draw:style-name="gr1" draw:text-style-name="P2" xml:id="id54" draw:id="id54" draw:layer="layout" svg:width="1cm" svg:height="0.9cm" svg:x="33.971cm" svg:y="94.768cm">
          <text:p text:style-name="P1"><text:span text:style-name="T1">NOT</text:span></text:p>
          <text:p text:style-name="P1"><text:span text:style-name="T1">2_192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4.492cm" svg:y1="96.268cm" svg:x2="34.471cm" svg:y2="95.668cm" draw:start-shape="id53" draw:start-glue-point="0" draw:end-shape="id54" draw:end-glue-point="2" svg:d="M34492 96268l-21-600" svg:viewBox="0 0 22 601">
          <text:p/>
        </draw:connector>
        <draw:custom-shape draw:style-name="gr1" draw:text-style-name="P2" xml:id="id56" draw:id="id56" draw:layer="layout" svg:width="1cm" svg:height="0.9cm" svg:x="26.292cm" svg:y="94.768cm">
          <text:p text:style-name="P1"><text:span text:style-name="T1">NOT</text:span></text:p>
          <text:p text:style-name="P1"><text:span text:style-name="T1">2_202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6.792cm" svg:y1="96.266cm" svg:x2="26.792cm" svg:y2="95.668cm" draw:start-shape="id55" draw:start-glue-point="0" draw:end-shape="id56" draw:end-glue-point="2" svg:d="M26792 96266v-598" svg:viewBox="0 0 1 599">
          <text:p/>
        </draw:connector>
        <draw:custom-shape draw:style-name="gr1" draw:text-style-name="P2" xml:id="id58" draw:id="id58" draw:layer="layout" svg:width="1cm" svg:height="0.9cm" svg:x="29.592cm" svg:y="94.768cm">
          <text:p text:style-name="P1"><text:span text:style-name="T1">NOT</text:span></text:p>
          <text:p text:style-name="P1"><text:span text:style-name="T1">2_222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0.092cm" svg:y1="96.266cm" svg:x2="30.092cm" svg:y2="95.668cm" draw:start-shape="id57" draw:start-glue-point="0" draw:end-shape="id58" draw:end-glue-point="2" svg:d="M30092 96266v-598" svg:viewBox="0 0 1 599">
          <text:p/>
        </draw:connector>
        <draw:custom-shape draw:style-name="gr1" draw:text-style-name="P2" xml:id="id60" draw:id="id60" draw:layer="layout" svg:width="1cm" svg:height="0.9cm" svg:x="27.392cm" svg:y="94.768cm">
          <text:p text:style-name="P1"><text:span text:style-name="T1">NOT</text:span></text:p>
          <text:p text:style-name="P1"><text:span text:style-name="T1">2_222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7.892cm" svg:y1="96.266cm" svg:x2="27.892cm" svg:y2="95.668cm" draw:start-shape="id59" draw:start-glue-point="0" draw:end-shape="id60" draw:end-glue-point="2" svg:d="M27892 96266v-598" svg:viewBox="0 0 1 599">
          <text:p/>
        </draw:connector>
        <draw:custom-shape draw:style-name="gr1" draw:text-style-name="P2" xml:id="id62" draw:id="id62" draw:layer="layout" svg:width="1cm" svg:height="0.9cm" svg:x="30.692cm" svg:y="94.768cm">
          <text:p text:style-name="P1"><text:span text:style-name="T1">NOT</text:span></text:p>
          <text:p text:style-name="P1"><text:span text:style-name="T1">2_2116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1.192cm" svg:y1="96.268cm" svg:x2="31.192cm" svg:y2="95.668cm" draw:start-shape="id61" draw:start-glue-point="0" draw:end-shape="id62" draw:end-glue-point="2" svg:d="M31192 96268v-600" svg:viewBox="0 0 1 601">
          <text:p/>
        </draw:connector>
        <draw:connector draw:style-name="gr6" draw:text-style-name="P3" draw:layer="layout" draw:type="line" svg:x1="24.592cm" svg:y1="96.3cm" svg:x2="24.592cm" svg:y2="94.9cm" draw:start-shape="id63" draw:start-glue-point="0" svg:d="M24592 96300v-1400" svg:viewBox="0 0 1 1401">
          <text:p text:style-name="P1"><text:span text:style-name="T2">carry0</text:span></text:p>
        </draw:connector>
        <draw:connector draw:style-name="gr3" draw:text-style-name="P3" draw:layer="layout" draw:type="line" svg:x1="19.392cm" svg:y1="97.366cm" svg:x2="36.692cm" svg:y2="97.168cm" draw:start-shape="id41" draw:start-glue-point="0" draw:end-shape="id64" draw:end-glue-point="2" svg:d="M19392 97366l17300-198" svg:viewBox="0 0 17301 199">
          <text:p text:style-name="P1"><text:span text:style-name="T2">b</text:span></text:p>
        </draw:connector>
        <draw:connector draw:style-name="gr3" draw:text-style-name="P3" draw:layer="layout" draw:type="line" svg:x1="19.392cm" svg:y1="97.366cm" svg:x2="35.592cm" svg:y2="97.168cm" draw:start-shape="id41" draw:start-glue-point="0" draw:end-shape="id45" draw:end-glue-point="2" svg:d="M19392 97366l16200-198" svg:viewBox="0 0 16201 199">
          <text:p text:style-name="P1"><text:span text:style-name="T2">0</text:span></text:p>
        </draw:connector>
        <draw:connector draw:style-name="gr3" draw:text-style-name="P3" draw:layer="layout" draw:type="line" svg:x1="19.392cm" svg:y1="97.366cm" svg:x2="28.992cm" svg:y2="97.166cm" draw:start-shape="id41" draw:start-glue-point="0" draw:end-shape="id47" draw:end-glue-point="2" svg:d="M19392 97366l9600-200" svg:viewBox="0 0 9601 201">
          <text:p text:style-name="P1"><text:span text:style-name="T2">0</text:span></text:p>
        </draw:connector>
        <draw:connector draw:style-name="gr3" draw:text-style-name="P3" draw:layer="layout" draw:type="line" svg:x1="19.392cm" svg:y1="97.366cm" svg:x2="33.392cm" svg:y2="97.168cm" draw:start-shape="id41" draw:start-glue-point="0" draw:end-shape="id49" draw:end-glue-point="2" svg:d="M19392 97366l14000-198" svg:viewBox="0 0 14001 199">
          <text:p text:style-name="P1"><text:span text:style-name="T2">0</text:span></text:p>
        </draw:connector>
        <draw:connector draw:style-name="gr3" draw:text-style-name="P3" draw:layer="layout" draw:type="line" svg:x1="19.392cm" svg:y1="97.366cm" svg:x2="34.492cm" svg:y2="97.168cm" draw:start-shape="id41" draw:start-glue-point="0" draw:end-shape="id53" draw:end-glue-point="2" svg:d="M19392 97366l15100-198" svg:viewBox="0 0 15101 199">
          <text:p text:style-name="P1"><text:span text:style-name="T2">0</text:span></text:p>
        </draw:connector>
        <draw:connector draw:style-name="gr3" draw:text-style-name="P3" draw:layer="layout" draw:type="line" svg:x1="19.392cm" svg:y1="97.366cm" svg:x2="32.292cm" svg:y2="97.168cm" draw:start-shape="id41" draw:start-glue-point="0" draw:end-shape="id51" draw:end-glue-point="2" svg:d="M19392 97366l12900-198" svg:viewBox="0 0 12901 199">
          <text:p text:style-name="P1"><text:span text:style-name="T2">0</text:span></text:p>
        </draw:connector>
        <draw:connector draw:style-name="gr3" draw:text-style-name="P3" draw:layer="layout" draw:type="line" svg:x1="19.392cm" svg:y1="97.366cm" svg:x2="26.792cm" svg:y2="97.166cm" draw:start-shape="id41" draw:start-glue-point="0" draw:end-shape="id55" draw:end-glue-point="2" svg:d="M19392 97366l7400-200" svg:viewBox="0 0 7401 201">
          <text:p text:style-name="P1"><text:span text:style-name="T2">0</text:span></text:p>
        </draw:connector>
        <draw:connector draw:style-name="gr3" draw:text-style-name="P3" draw:layer="layout" draw:type="line" svg:x1="19.392cm" svg:y1="97.366cm" svg:x2="25.692cm" svg:y2="97.168cm" draw:start-shape="id41" draw:start-glue-point="0" draw:end-shape="id65" draw:end-glue-point="2" svg:d="M19392 97366l6300-198" svg:viewBox="0 0 6301 199">
          <text:p text:style-name="P1"><text:span text:style-name="T2">b</text:span></text:p>
        </draw:connector>
        <draw:connector draw:style-name="gr3" draw:text-style-name="P3" draw:layer="layout" draw:type="line" svg:x1="19.392cm" svg:y1="97.366cm" svg:x2="30.092cm" svg:y2="97.166cm" draw:start-shape="id41" draw:start-glue-point="0" draw:end-shape="id57" draw:end-glue-point="2" svg:d="M19392 97366l10700-200" svg:viewBox="0 0 10701 201">
          <text:p text:style-name="P1"><text:span text:style-name="T2">0</text:span></text:p>
        </draw:connector>
        <draw:connector draw:style-name="gr3" draw:text-style-name="P3" draw:layer="layout" draw:type="line" svg:x1="19.392cm" svg:y1="97.366cm" svg:x2="27.892cm" svg:y2="97.166cm" draw:start-shape="id41" draw:start-glue-point="0" draw:end-shape="id59" draw:end-glue-point="2" svg:d="M19392 97366l8500-200" svg:viewBox="0 0 8501 201">
          <text:p text:style-name="P1"><text:span text:style-name="T2">0</text:span></text:p>
        </draw:connector>
        <draw:connector draw:style-name="gr3" draw:text-style-name="P3" draw:layer="layout" draw:type="line" svg:x1="19.392cm" svg:y1="97.366cm" svg:x2="31.192cm" svg:y2="97.168cm" draw:start-shape="id41" draw:start-glue-point="0" draw:end-shape="id61" draw:end-glue-point="2" svg:d="M19392 97366l11800-198" svg:viewBox="0 0 11801 199">
          <text:p text:style-name="P1"><text:span text:style-name="T2">0</text:span></text:p>
        </draw:connector>
        <draw:connector draw:style-name="gr4" draw:text-style-name="P1" draw:layer="layout" draw:type="line" svg:x1="19.392cm" svg:y1="97.366cm" svg:x2="24.592cm" svg:y2="97.2cm" draw:start-shape="id41" draw:start-glue-point="0" draw:end-shape="id63" draw:end-glue-point="2" svg:d="M19392 97366l5200-166" svg:viewBox="0 0 5201 167">
          <text:p/>
        </draw:connector>
        <draw:connector draw:style-name="gr3" draw:text-style-name="P3" draw:layer="layout" draw:type="line" svg:x1="20.592cm" svg:y1="97.366cm" svg:x2="28.992cm" svg:y2="97.166cm" draw:start-shape="id44" draw:start-glue-point="0" draw:end-shape="id47" draw:end-glue-point="2" svg:d="M20592 97366l8400-200" svg:viewBox="0 0 8401 201">
          <text:p text:style-name="P1"><text:span text:style-name="T2">1</text:span></text:p>
        </draw:connector>
        <draw:connector draw:style-name="gr3" draw:text-style-name="P3" draw:layer="layout" draw:type="line" svg:x1="20.592cm" svg:y1="97.366cm" svg:x2="34.492cm" svg:y2="97.168cm" draw:start-shape="id44" draw:start-glue-point="0" draw:end-shape="id53" draw:end-glue-point="2" svg:d="M20592 97366l13900-198" svg:viewBox="0 0 13901 199">
          <text:p text:style-name="P1"><text:span text:style-name="T2">1</text:span></text:p>
        </draw:connector>
        <draw:connector draw:style-name="gr3" draw:text-style-name="P3" draw:layer="layout" draw:type="line" svg:x1="20.592cm" svg:y1="97.366cm" svg:x2="33.392cm" svg:y2="97.168cm" draw:start-shape="id44" draw:start-glue-point="0" draw:end-shape="id49" draw:end-glue-point="2" svg:d="M20592 97366l12800-198" svg:viewBox="0 0 12801 199">
          <text:p text:style-name="P1"><text:span text:style-name="T2">1</text:span></text:p>
        </draw:connector>
        <draw:connector draw:style-name="gr3" draw:text-style-name="P3" draw:layer="layout" draw:type="line" svg:x1="20.592cm" svg:y1="97.366cm" svg:x2="35.592cm" svg:y2="97.168cm" draw:start-shape="id44" draw:start-glue-point="0" draw:end-shape="id45" draw:end-glue-point="2" svg:d="M20592 97366l15000-198" svg:viewBox="0 0 15001 199">
          <text:p text:style-name="P1"><text:span text:style-name="T2">1</text:span></text:p>
        </draw:connector>
        <draw:connector draw:style-name="gr3" draw:text-style-name="P3" draw:layer="layout" draw:type="line" svg:x1="20.592cm" svg:y1="97.366cm" svg:x2="32.292cm" svg:y2="97.168cm" draw:start-shape="id44" draw:start-glue-point="0" draw:end-shape="id51" draw:end-glue-point="2" svg:d="M20592 97366l11700-198" svg:viewBox="0 0 11701 199">
          <text:p text:style-name="P1"><text:span text:style-name="T2">1</text:span></text:p>
        </draw:connector>
        <draw:connector draw:style-name="gr3" draw:text-style-name="P3" draw:layer="layout" draw:type="line" svg:x1="20.592cm" svg:y1="97.366cm" svg:x2="26.792cm" svg:y2="97.166cm" draw:start-shape="id44" draw:start-glue-point="0" draw:end-shape="id55" draw:end-glue-point="2" svg:d="M20592 97366l6200-200" svg:viewBox="0 0 6201 201">
          <text:p text:style-name="P1"><text:span text:style-name="T2">1</text:span></text:p>
        </draw:connector>
        <draw:connector draw:style-name="gr3" draw:text-style-name="P3" draw:layer="layout" draw:type="line" svg:x1="20.592cm" svg:y1="97.366cm" svg:x2="31.192cm" svg:y2="97.168cm" draw:start-shape="id44" draw:start-glue-point="0" draw:end-shape="id61" draw:end-glue-point="2" svg:d="M20592 97366l10600-198" svg:viewBox="0 0 10601 199">
          <text:p text:style-name="P1"><text:span text:style-name="T2">1</text:span></text:p>
        </draw:connector>
        <draw:connector draw:style-name="gr3" draw:text-style-name="P3" draw:layer="layout" draw:type="line" svg:x1="20.592cm" svg:y1="97.366cm" svg:x2="27.892cm" svg:y2="97.166cm" draw:start-shape="id44" draw:start-glue-point="0" draw:end-shape="id59" draw:end-glue-point="2" svg:d="M20592 97366l7300-200" svg:viewBox="0 0 7301 201">
          <text:p text:style-name="P1"><text:span text:style-name="T2">1</text:span></text:p>
        </draw:connector>
        <draw:connector draw:style-name="gr3" draw:text-style-name="P3" draw:layer="layout" draw:type="line" svg:x1="20.592cm" svg:y1="97.366cm" svg:x2="30.092cm" svg:y2="97.166cm" draw:start-shape="id44" draw:start-glue-point="0" draw:end-shape="id57" draw:end-glue-point="2" svg:d="M20592 97366l9500-200" svg:viewBox="0 0 9501 201">
          <text:p text:style-name="P1"><text:span text:style-name="T2">1</text:span></text:p>
        </draw:connector>
        <draw:connector draw:style-name="gr3" draw:text-style-name="P3" draw:layer="layout" draw:type="line" svg:x1="21.792cm" svg:y1="97.366cm" svg:x2="35.592cm" svg:y2="97.168cm" draw:start-shape="id42" draw:start-glue-point="0" draw:end-shape="id45" draw:end-glue-point="2" svg:d="M21792 97366l13800-198" svg:viewBox="0 0 13801 199">
          <text:p text:style-name="P1"><text:span text:style-name="T2">2</text:span></text:p>
        </draw:connector>
        <draw:connector draw:style-name="gr3" draw:text-style-name="P3" draw:layer="layout" draw:type="line" svg:x1="21.792cm" svg:y1="97.366cm" svg:x2="32.292cm" svg:y2="97.168cm" draw:start-shape="id42" draw:start-glue-point="0" draw:end-shape="id51" draw:end-glue-point="2" svg:d="M21792 97366l10500-198" svg:viewBox="0 0 10501 199">
          <text:p text:style-name="P1"><text:span text:style-name="T2">2</text:span></text:p>
        </draw:connector>
        <draw:connector draw:style-name="gr3" draw:text-style-name="P3" draw:layer="layout" draw:type="line" svg:x1="21.792cm" svg:y1="97.366cm" svg:x2="33.392cm" svg:y2="97.168cm" draw:start-shape="id42" draw:start-glue-point="0" draw:end-shape="id49" draw:end-glue-point="2" svg:d="M21792 97366l11600-198" svg:viewBox="0 0 11601 199">
          <text:p text:style-name="P1"><text:span text:style-name="T2">2</text:span></text:p>
        </draw:connector>
        <draw:connector draw:style-name="gr3" draw:text-style-name="P3" draw:layer="layout" draw:type="line" svg:x1="21.792cm" svg:y1="97.366cm" svg:x2="34.492cm" svg:y2="97.168cm" draw:start-shape="id42" draw:start-glue-point="0" draw:end-shape="id53" draw:end-glue-point="2" svg:d="M21792 97366l12700-198" svg:viewBox="0 0 12701 199">
          <text:p text:style-name="P1"><text:span text:style-name="T2">2</text:span></text:p>
        </draw:connector>
        <draw:connector draw:style-name="gr3" draw:text-style-name="P3" draw:layer="layout" draw:type="line" svg:x1="21.792cm" svg:y1="97.366cm" svg:x2="27.892cm" svg:y2="97.166cm" draw:start-shape="id42" draw:start-glue-point="0" draw:end-shape="id59" draw:end-glue-point="2" svg:d="M21792 97366l6100-200" svg:viewBox="0 0 6101 201">
          <text:p text:style-name="P1"><text:span text:style-name="T2">2</text:span></text:p>
        </draw:connector>
        <draw:connector draw:style-name="gr3" draw:text-style-name="P3" draw:layer="layout" draw:type="line" svg:x1="21.792cm" svg:y1="97.366cm" svg:x2="31.192cm" svg:y2="97.168cm" draw:start-shape="id42" draw:start-glue-point="0" draw:end-shape="id61" draw:end-glue-point="2" svg:d="M21792 97366l9400-198" svg:viewBox="0 0 9401 199">
          <text:p text:style-name="P1"><text:span text:style-name="T2">2</text:span></text:p>
        </draw:connector>
        <draw:connector draw:style-name="gr3" draw:text-style-name="P3" draw:layer="layout" draw:type="line" svg:x1="21.792cm" svg:y1="97.366cm" svg:x2="26.792cm" svg:y2="97.166cm" draw:start-shape="id42" draw:start-glue-point="0" draw:end-shape="id55" draw:end-glue-point="2" svg:d="M21792 97366l5000-200" svg:viewBox="0 0 5001 201">
          <text:p text:style-name="P1"><text:span text:style-name="T2">2</text:span></text:p>
        </draw:connector>
        <draw:connector draw:style-name="gr3" draw:text-style-name="P3" draw:layer="layout" draw:type="line" svg:x1="21.792cm" svg:y1="97.366cm" svg:x2="30.092cm" svg:y2="97.166cm" draw:start-shape="id42" draw:start-glue-point="0" draw:end-shape="id57" draw:end-glue-point="2" svg:d="M21792 97366l8300-200" svg:viewBox="0 0 8301 201">
          <text:p text:style-name="P1"><text:span text:style-name="T2">2</text:span></text:p>
        </draw:connector>
        <draw:connector draw:style-name="gr3" draw:text-style-name="P3" draw:layer="layout" draw:type="line" svg:x1="21.792cm" svg:y1="97.366cm" svg:x2="25.692cm" svg:y2="97.168cm" draw:start-shape="id42" draw:start-glue-point="0" draw:end-shape="id65" draw:end-glue-point="2" svg:d="M21792 97366l3900-198" svg:viewBox="0 0 3901 199">
          <text:p text:style-name="P1"><text:span text:style-name="T2">c</text:span></text:p>
        </draw:connector>
        <draw:connector draw:style-name="gr3" draw:text-style-name="P3" draw:layer="layout" draw:type="line" svg:x1="21.792cm" svg:y1="97.366cm" svg:x2="28.992cm" svg:y2="97.166cm" draw:start-shape="id42" draw:start-glue-point="0" draw:end-shape="id47" draw:end-glue-point="2" svg:d="M21792 97366l7200-200" svg:viewBox="0 0 7201 201">
          <text:p text:style-name="P1"><text:span text:style-name="T2">2</text:span></text:p>
        </draw:connector>
        <draw:connector draw:style-name="gr3" draw:text-style-name="P3" draw:layer="layout" draw:type="line" svg:x1="22.992cm" svg:y1="97.366cm" svg:x2="36.692cm" svg:y2="97.168cm" draw:start-shape="id43" draw:start-glue-point="0" draw:end-shape="id64" draw:end-glue-point="2" svg:d="M22992 97366l13700-198" svg:viewBox="0 0 13701 199">
          <text:p text:style-name="P1"><text:span text:style-name="T2">c</text:span></text:p>
        </draw:connector>
        <draw:connector draw:style-name="gr3" draw:text-style-name="P3" draw:layer="layout" draw:type="line" svg:x1="22.992cm" svg:y1="97.366cm" svg:x2="35.592cm" svg:y2="97.168cm" draw:start-shape="id43" draw:start-glue-point="0" draw:end-shape="id45" draw:end-glue-point="2" svg:d="M22992 97366l12600-198" svg:viewBox="0 0 12601 199">
          <text:p text:style-name="P1"><text:span text:style-name="T2">3</text:span></text:p>
        </draw:connector>
        <draw:connector draw:style-name="gr3" draw:text-style-name="P3" draw:layer="layout" draw:type="line" svg:x1="22.992cm" svg:y1="97.366cm" svg:x2="32.292cm" svg:y2="97.168cm" draw:start-shape="id43" draw:start-glue-point="0" draw:end-shape="id51" draw:end-glue-point="2" svg:d="M22992 97366l9300-198" svg:viewBox="0 0 9301 199">
          <text:p text:style-name="P1"><text:span text:style-name="T2">3</text:span></text:p>
        </draw:connector>
        <draw:connector draw:style-name="gr3" draw:text-style-name="P3" draw:layer="layout" draw:type="line" svg:x1="22.992cm" svg:y1="97.366cm" svg:x2="28.992cm" svg:y2="97.166cm" draw:start-shape="id43" draw:start-glue-point="0" draw:end-shape="id47" draw:end-glue-point="2" svg:d="M22992 97366l6000-200" svg:viewBox="0 0 6001 201">
          <text:p text:style-name="P1"><text:span text:style-name="T2">3</text:span></text:p>
        </draw:connector>
        <draw:connector draw:style-name="gr3" draw:text-style-name="P3" draw:layer="layout" draw:type="line" svg:x1="22.992cm" svg:y1="97.366cm" svg:x2="34.492cm" svg:y2="97.168cm" draw:start-shape="id43" draw:start-glue-point="0" draw:end-shape="id53" draw:end-glue-point="2" svg:d="M22992 97366l11500-198" svg:viewBox="0 0 11501 199">
          <text:p text:style-name="P1"><text:span text:style-name="T2">3</text:span></text:p>
        </draw:connector>
        <draw:connector draw:style-name="gr3" draw:text-style-name="P3" draw:layer="layout" draw:type="line" svg:x1="22.992cm" svg:y1="97.366cm" svg:x2="33.392cm" svg:y2="97.168cm" draw:start-shape="id43" draw:start-glue-point="0" draw:end-shape="id49" draw:end-glue-point="2" svg:d="M22992 97366l10400-198" svg:viewBox="0 0 10401 199">
          <text:p text:style-name="P1"><text:span text:style-name="T2">3</text:span></text:p>
        </draw:connector>
        <draw:connector draw:style-name="gr3" draw:text-style-name="P3" draw:layer="layout" draw:type="line" svg:x1="22.992cm" svg:y1="97.366cm" svg:x2="26.792cm" svg:y2="97.166cm" draw:start-shape="id43" draw:start-glue-point="0" draw:end-shape="id55" draw:end-glue-point="2" svg:d="M22992 97366l3800-200" svg:viewBox="0 0 3801 201">
          <text:p text:style-name="P1"><text:span text:style-name="T2">3</text:span></text:p>
        </draw:connector>
        <draw:connector draw:style-name="gr3" draw:text-style-name="P3" draw:layer="layout" draw:type="line" svg:x1="22.992cm" svg:y1="97.366cm" svg:x2="31.192cm" svg:y2="97.168cm" draw:start-shape="id43" draw:start-glue-point="0" draw:end-shape="id61" draw:end-glue-point="2" svg:d="M22992 97366l8200-198" svg:viewBox="0 0 8201 199">
          <text:p text:style-name="P1"><text:span text:style-name="T2">3</text:span></text:p>
        </draw:connector>
        <draw:connector draw:style-name="gr3" draw:text-style-name="P3" draw:layer="layout" draw:type="line" svg:x1="22.992cm" svg:y1="97.366cm" svg:x2="27.892cm" svg:y2="97.166cm" draw:start-shape="id43" draw:start-glue-point="0" draw:end-shape="id59" draw:end-glue-point="2" svg:d="M22992 97366l4900-200" svg:viewBox="0 0 4901 201">
          <text:p text:style-name="P1"><text:span text:style-name="T2">3</text:span></text:p>
        </draw:connector>
        <draw:connector draw:style-name="gr3" draw:text-style-name="P3" draw:layer="layout" draw:type="line" svg:x1="22.992cm" svg:y1="97.366cm" svg:x2="30.092cm" svg:y2="97.166cm" draw:start-shape="id43" draw:start-glue-point="0" draw:end-shape="id57" draw:end-glue-point="2" svg:d="M22992 97366l7100-200" svg:viewBox="0 0 7101 201">
          <text:p text:style-name="P1"><text:span text:style-name="T2">3</text:span></text:p>
        </draw:connector>
        <draw:connector draw:style-name="gr3" draw:text-style-name="P3" draw:layer="layout" draw:type="line" svg:x1="36.614cm" svg:y1="98.828cm" svg:x2="36.692cm" svg:y2="97.168cm" draw:end-shape="id64" draw:end-glue-point="2" svg:d="M36614 98828l78-1660" svg:viewBox="0 0 79 1661">
          <text:p text:style-name="P1"><text:span text:style-name="T2">a02/a</text:span></text:p>
        </draw:connector>
        <draw:custom-shape draw:style-name="gr1" draw:text-style-name="P2" xml:id="id73" draw:id="id73" draw:layer="layout" svg:width="1cm" svg:height="0.9cm" svg:x="51.77cm" svg:y="70.543cm">
          <text:p text:style-name="P1"><text:span text:style-name="T1">NOT</text:span></text:p>
          <text:p text:style-name="P1"><text:span text:style-name="T1">2_182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5.66cm" svg:y1="98.883cm" svg:x2="35.592cm" svg:y2="97.168cm" draw:end-shape="id45" draw:end-glue-point="2" svg:d="M35660 98883l-68-1715" svg:viewBox="0 0 69 1716">
          <text:p text:style-name="P1"><text:span text:style-name="T2">a02/s1</text:span></text:p>
        </draw:connector>
        <draw:connector draw:style-name="gr3" draw:text-style-name="P3" draw:layer="layout" draw:type="line" svg:x1="29.464cm" svg:y1="99.209cm" svg:x2="28.992cm" svg:y2="97.166cm" draw:end-shape="id47" draw:end-glue-point="2" svg:d="M29464 99209l-472-2043" svg:viewBox="0 0 473 2044">
          <text:p text:style-name="P1"><text:span text:style-name="T2">a02/s1</text:span></text:p>
        </draw:connector>
        <draw:connector draw:style-name="gr3" draw:text-style-name="P3" draw:layer="layout" draw:type="line" svg:x1="9.218cm" svg:y1="98.552cm" svg:x2="9.192cm" svg:y2="97.066cm" draw:end-shape="id66" draw:end-glue-point="2" svg:d="M9218 98552l-26-1486" svg:viewBox="0 0 27 1487">
          <text:p text:style-name="P1"><text:span text:style-name="T2">a02/s1</text:span></text:p>
        </draw:connector>
        <draw:custom-shape draw:style-name="gr1" draw:text-style-name="P2" xml:id="id66" draw:id="id66" draw:layer="layout" svg:width="1cm" svg:height="0.9cm" svg:x="8.692cm" svg:y="96.166cm">
          <text:p text:style-name="P1"><text:span text:style-name="T1">4-MUX (power/s0)</text:span></text:p>
          <text:p text:style-name="P1"><text:span text:style-name="T1">2_18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7" draw:id="id67" draw:layer="layout" svg:width="1cm" svg:height="0.9cm" svg:x="9.792cm" svg:y="96.166cm">
          <text:p text:style-name="P1"><text:span text:style-name="T1">IMUX</text:span></text:p>
          <text:p text:style-name="P1"><text:span text:style-name="T1">2_191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33cm" svg:y1="98.526cm" svg:x2="10.292cm" svg:y2="97.066cm" draw:end-shape="id67" draw:end-glue-point="2" svg:d="M10330 98526l-38-1460" svg:viewBox="0 0 39 1461">
          <text:p text:style-name="P1"><text:span text:style-name="T2">a02/a</text:span></text:p>
        </draw:connector>
        <draw:connector draw:style-name="gr3" draw:text-style-name="P3" draw:layer="layout" draw:type="line" svg:x1="30.916cm" svg:y1="71.224cm" svg:x2="31.4cm" svg:y2="68.923cm" draw:end-shape="id68" draw:end-glue-point="2" svg:d="M30916 71224l484-2301" svg:viewBox="0 0 485 2302">
          <text:p text:style-name="P1"><text:span text:style-name="T2">a02</text:span></text:p>
        </draw:connector>
        <draw:custom-shape draw:style-name="gr1" draw:text-style-name="P2" xml:id="id69" draw:id="id69" draw:layer="layout" svg:width="1cm" svg:height="0.9cm" svg:x="3.192cm" svg:y="96.166cm">
          <text:p text:style-name="P1"><text:span text:style-name="T1">4-MUX (cround/s1)</text:span></text:p>
          <text:p text:style-name="P1"><text:span text:style-name="T1">2_212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.618cm" svg:y1="98.635cm" svg:x2="3.692cm" svg:y2="97.066cm" draw:end-shape="id69" draw:end-glue-point="2" svg:d="M3618 98635l74-1569" svg:viewBox="0 0 75 1570">
          <text:p text:style-name="P1"><text:span text:style-name="T2">a02/s0</text:span></text:p>
        </draw:connector>
        <draw:custom-shape draw:style-name="gr1" draw:text-style-name="P2" xml:id="id70" draw:id="id70" draw:layer="layout" svg:width="1cm" svg:height="0.9cm" svg:x="2.092cm" svg:y="96.166cm">
          <text:p text:style-name="P1"><text:span text:style-name="T1">4-MUX</text:span></text:p>
          <text:p text:style-name="P1"><text:span text:style-name="T1">2_202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.159cm" svg:y1="99.108cm" svg:x2="2.592cm" svg:y2="97.066cm" draw:end-shape="id70" draw:end-glue-point="2" svg:d="M3159 99108l-567-2042" svg:viewBox="0 0 568 2043">
          <text:p text:style-name="P1"><text:span text:style-name="T2">a02/s1</text:span></text:p>
        </draw:connector>
        <draw:connector draw:style-name="gr3" draw:text-style-name="P3" draw:layer="layout" draw:type="line" svg:x1="30.095cm" svg:y1="98.801cm" svg:x2="30.092cm" svg:y2="97.166cm" draw:end-shape="id57" draw:end-glue-point="2" svg:d="M30095 98801l-3-1635" svg:viewBox="0 0 4 1636">
          <text:p text:style-name="P1"><text:span text:style-name="T2">a02/s0</text:span></text:p>
        </draw:connector>
        <draw:custom-shape draw:style-name="gr1" draw:text-style-name="P2" xml:id="id72" draw:id="id72" draw:layer="layout" svg:width="1cm" svg:height="0.9cm" svg:x="50.77cm" svg:y="72.486cm">
          <text:p text:style-name="P1"><text:span text:style-name="T1">XNOR</text:span></text:p>
          <text:p text:style-name="P1"><text:span text:style-name="T1">2_23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1" draw:id="id71" draw:layer="layout" svg:width="1cm" svg:height="0.9cm" svg:x="0.992cm" svg:y="96.166cm">
          <text:p text:style-name="P1"><text:span text:style-name="T1">4-MUX</text:span></text:p>
          <text:p text:style-name="P1"><text:span text:style-name="T1">2_221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.44cm" svg:y1="99.135cm" svg:x2="1.492cm" svg:y2="97.066cm" draw:end-shape="id71" draw:end-glue-point="2" svg:d="M1440 99135l52-2069" svg:viewBox="0 0 53 2070">
          <text:p text:style-name="P1"><text:span text:style-name="T2">a01/s0+s1</text:span></text:p>
        </draw:connector>
        <draw:connector draw:style-name="gr3" draw:text-style-name="P3" draw:layer="layout" draw:type="line" svg:x1="2.26cm" svg:y1="98.632cm" svg:x2="2.592cm" svg:y2="97.066cm" draw:end-shape="id70" draw:end-glue-point="2" svg:d="M2260 98632l332-1566" svg:viewBox="0 0 333 1567">
          <text:p text:style-name="P1"><text:span text:style-name="T2">a01/s0</text:span></text:p>
        </draw:connector>
        <draw:connector draw:style-name="gr3" draw:text-style-name="P3" draw:layer="layout" draw:type="line" svg:x1="27.321cm" svg:y1="99.367cm" svg:x2="26.792cm" svg:y2="97.166cm" draw:end-shape="id55" draw:end-glue-point="2" svg:d="M27321 99367l-529-2201" svg:viewBox="0 0 530 2202">
          <text:p text:style-name="P1"><text:span text:style-name="T2">a01/s1</text:span></text:p>
        </draw:connector>
        <draw:connector draw:style-name="gr3" draw:text-style-name="P3" draw:layer="layout" draw:type="line" svg:x1="28.061cm" svg:y1="98.865cm" svg:x2="27.892cm" svg:y2="97.166cm" draw:end-shape="id59" draw:end-glue-point="2" svg:d="M28061 98865l-169-1699" svg:viewBox="0 0 170 1700">
          <text:p text:style-name="P1"><text:span text:style-name="T2">a01/s0+s1</text:span></text:p>
        </draw:connector>
        <draw:connector draw:style-name="gr3" draw:text-style-name="P3" draw:layer="layout" draw:type="line" svg:x1="28.564cm" svg:y1="98.732cm" svg:x2="28.992cm" svg:y2="97.166cm" draw:end-shape="id47" draw:end-glue-point="2" svg:d="M28564 98732l428-1566" svg:viewBox="0 0 429 1567">
          <text:p text:style-name="P1"><text:span text:style-name="T2">a01/s0</text:span></text:p>
        </draw:connector>
        <draw:connector draw:style-name="gr4" draw:text-style-name="P1" draw:layer="layout" draw:type="line" svg:x1="51.27cm" svg:y1="72.486cm" svg:x2="52.27cm" svg:y2="71.443cm" draw:start-shape="id72" draw:start-glue-point="0" draw:end-shape="id73" draw:end-glue-point="2" svg:d="M51270 72486l1000-1043" svg:viewBox="0 0 1001 1044">
          <text:p/>
        </draw:connector>
        <draw:custom-shape draw:style-name="gr2" draw:text-style-name="P2" xml:id="id74" draw:id="id74" draw:layer="layout" svg:width="2.1cm" svg:height="0.9cm" svg:x="48.07cm" svg:y="77.209cm">
          <text:p text:style-name="P1"><text:span text:style-name="T1">DFF (clk45)</text:span></text:p>
          <text:p text:style-name="P1"><text:span text:style-name="T1">2_24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5" draw:id="id75" draw:layer="layout" svg:width="1cm" svg:height="0.9cm" svg:x="48.57cm" svg:y="75.209cm">
          <text:p text:style-name="P1"><text:span text:style-name="T1">NOT</text:span></text:p>
          <text:p text:style-name="P1"><text:span text:style-name="T1">2_232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9.12cm" svg:y1="77.209cm" svg:x2="49.07cm" svg:y2="76.109cm" draw:start-shape="id74" draw:start-glue-point="0" draw:end-shape="id75" draw:end-glue-point="2" svg:d="M49120 77209l-50-1100" svg:viewBox="0 0 51 1101">
          <text:p/>
        </draw:connector>
        <draw:connector draw:style-name="gr4" draw:text-style-name="P1" draw:layer="layout" draw:type="line" svg:x1="49.12cm" svg:y1="77.209cm" svg:x2="51.27cm" svg:y2="73.386cm" draw:start-shape="id74" draw:start-glue-point="0" draw:end-shape="id72" draw:end-glue-point="2" svg:d="M49120 77209l2150-3823" svg:viewBox="0 0 2151 3824">
          <text:p/>
        </draw:connector>
        <draw:connector draw:style-name="gr4" draw:text-style-name="P1" draw:layer="layout" draw:type="line" svg:x1="51.32cm" svg:y1="77.209cm" svg:x2="51.27cm" svg:y2="73.386cm" draw:start-shape="id76" draw:start-glue-point="0" draw:end-shape="id72" draw:end-glue-point="2" svg:d="M51320 77209l-50-3823" svg:viewBox="0 0 51 3824">
          <text:p/>
        </draw:connector>
        <draw:custom-shape draw:style-name="gr1" draw:text-style-name="P2" xml:id="id77" draw:id="id77" draw:layer="layout" svg:width="1cm" svg:height="0.9cm" svg:x="49.37cm" svg:y="72.9cm">
          <text:p text:style-name="P1"><text:span text:style-name="T1">NAND</text:span></text:p>
          <text:p text:style-name="P1"><text:span text:style-name="T1">2_202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1.32cm" svg:y1="77.209cm" svg:x2="49.87cm" svg:y2="73.8cm" draw:start-shape="id76" draw:start-glue-point="0" draw:end-shape="id77" draw:end-glue-point="2" svg:d="M51320 77209l-1450-3409" svg:viewBox="0 0 1451 3410">
          <text:p/>
        </draw:connector>
        <draw:custom-shape draw:style-name="gr1" draw:text-style-name="P2" xml:id="id78" draw:id="id78" draw:layer="layout" svg:width="1cm" svg:height="0.9cm" svg:x="6.492cm" svg:y="96.166cm">
          <text:p text:style-name="P1"><text:span text:style-name="T1">4-MUX</text:span></text:p>
          <text:p text:style-name="P1"><text:span text:style-name="T1">2_202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.737cm" svg:y1="98.844cm" svg:x2="6.992cm" svg:y2="97.066cm" draw:end-shape="id78" draw:end-glue-point="2" svg:d="M7737 98844l-745-1778" svg:viewBox="0 0 746 1779">
          <text:p text:style-name="P1"><text:span text:style-name="T2">a05/s1</text:span></text:p>
        </draw:connector>
        <draw:custom-shape draw:style-name="gr1" draw:text-style-name="P2" xml:id="id79" draw:id="id79" draw:layer="layout" svg:width="1cm" svg:height="0.9cm" svg:x="7.592cm" svg:y="96.166cm">
          <text:p text:style-name="P1"><text:span text:style-name="T1">4-MUX (power/s1)</text:span></text:p>
          <text:p text:style-name="P1"><text:span text:style-name="T1">2_182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.037cm" svg:y1="98.471cm" svg:x2="8.092cm" svg:y2="97.066cm" draw:end-shape="id79" draw:end-glue-point="2" svg:d="M8037 98471l55-1405" svg:viewBox="0 0 56 1406">
          <text:p text:style-name="P1"><text:span text:style-name="T2">a05/s0</text:span></text:p>
        </draw:connector>
        <draw:connector draw:style-name="gr4" draw:text-style-name="P1" draw:layer="layout" draw:type="line" svg:x1="51.32cm" svg:y1="77.209cm" svg:x2="52.07cm" svg:y2="76.3cm" draw:start-shape="id76" draw:start-glue-point="0" draw:end-shape="id80" draw:end-glue-point="2" svg:d="M51320 77209l750-909" svg:viewBox="0 0 751 910">
          <text:p/>
        </draw:connector>
        <draw:connector draw:style-name="gr3" draw:text-style-name="P3" draw:layer="layout" draw:type="line" svg:x1="34.138cm" svg:y1="99.25cm" svg:x2="33.392cm" svg:y2="97.168cm" draw:end-shape="id49" draw:end-glue-point="2" svg:d="M34138 99250l-746-2082" svg:viewBox="0 0 747 2083">
          <text:p text:style-name="P1"><text:span text:style-name="T2">a05/s1</text:span></text:p>
        </draw:connector>
        <draw:connector draw:style-name="gr3" draw:text-style-name="P3" draw:layer="layout" draw:type="line" svg:x1="34.514cm" svg:y1="98.856cm" svg:x2="34.492cm" svg:y2="97.168cm" draw:end-shape="id53" draw:end-glue-point="2" svg:d="M34514 98856l-22-1688" svg:viewBox="0 0 23 1689">
          <text:p text:style-name="P1"><text:span text:style-name="T2">a05/s0</text:span></text:p>
        </draw:connector>
        <draw:custom-shape draw:style-name="gr1" draw:text-style-name="P2" xml:id="id81" draw:id="id81" draw:layer="layout" svg:width="1cm" svg:height="0.9cm" svg:x="61.57cm" svg:y="79.4cm">
          <text:p text:style-name="P1"><text:span text:style-name="T1">OR (mclk)</text:span></text:p>
          <text:p text:style-name="P1"><text:span text:style-name="T1">2_22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2.07cm" svg:y1="79.4cm" svg:x2="62.035cm" svg:y2="77.719cm" draw:start-shape="id81" draw:start-glue-point="0" svg:d="M62070 79400l-35-1681" svg:viewBox="0 0 36 1682">
          <text:p text:style-name="P1"><text:span text:style-name="T2">clk44</text:span></text:p>
        </draw:connector>
        <draw:custom-shape draw:style-name="gr2" draw:text-style-name="P2" xml:id="id271" draw:id="id271" draw:layer="layout" svg:width="2.1cm" svg:height="0.9cm" svg:x="67.2cm" svg:y="114.199cm">
          <text:p text:style-name="P1"><text:span text:style-name="T1">DFFR (clk45,/res9)</text:span></text:p>
          <text:p text:style-name="P1"><text:span text:style-name="T1">2_25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78" draw:id="id278" draw:layer="layout" svg:width="2.1cm" svg:height="0.9cm" svg:x="65cm" svg:y="114.199cm">
          <text:p text:style-name="P1"><text:span text:style-name="T1">DFFR (clk45,/res9)</text:span></text:p>
          <text:p text:style-name="P1"><text:span text:style-name="T1">2_251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74" draw:id="id274" draw:layer="layout" svg:width="2.1cm" svg:height="0.9cm" svg:x="56.87cm" svg:y="77.209cm">
          <text:p text:style-name="P1"><text:span text:style-name="T1">DFF (clk45)</text:span></text:p>
          <text:p text:style-name="P1"><text:span text:style-name="T1">2_230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53" draw:id="id253" draw:layer="layout" svg:width="2.1cm" svg:height="0.9cm" svg:x="78.2cm" svg:y="114.199cm">
          <text:p text:style-name="P1"><text:span text:style-name="T1">DFFR (clk45,/res9)</text:span></text:p>
          <text:p text:style-name="P1"><text:span text:style-name="T1">2_240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57" draw:id="id257" draw:layer="layout" svg:width="2.1cm" svg:height="0.9cm" svg:x="76cm" svg:y="114.199cm">
          <text:p text:style-name="P1"><text:span text:style-name="T1">DFFR (clk45,/res9)</text:span></text:p>
          <text:p text:style-name="P1"><text:span text:style-name="T1">2_240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8" draw:id="id208" draw:layer="layout" svg:width="2.1cm" svg:height="0.9cm" svg:x="54.67cm" svg:y="77.209cm">
          <text:p text:style-name="P1"><text:span text:style-name="T1">DFF (clk45)</text:span></text:p>
          <text:p text:style-name="P1"><text:span text:style-name="T1">2_250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51" draw:id="id251" draw:layer="layout" svg:width="2.1cm" svg:height="0.9cm" svg:x="80.4cm" svg:y="114.199cm">
          <text:p text:style-name="P1"><text:span text:style-name="T1">DFFR (clk45,/res9)</text:span></text:p>
          <text:p text:style-name="P1"><text:span text:style-name="T1">2_26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7" draw:id="id267" draw:layer="layout" svg:width="2.1cm" svg:height="0.9cm" svg:x="69.4cm" svg:y="114.199cm">
          <text:p text:style-name="P1"><text:span text:style-name="T1">DFFR (clk45,/res9)</text:span></text:p>
          <text:p text:style-name="P1"><text:span text:style-name="T1">2_261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1" draw:id="id261" draw:layer="layout" svg:width="2.1cm" svg:height="0.9cm" svg:x="73.8cm" svg:y="114.199cm">
          <text:p text:style-name="P1"><text:span text:style-name="T1">DFFR (clk45,/res9)</text:span></text:p>
          <text:p text:style-name="P1"><text:span text:style-name="T1">2_280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25" draw:id="id325" draw:layer="layout" svg:width="2.1cm" svg:height="0.9cm" svg:x="49.6cm" svg:y="114.199cm">
          <text:p text:style-name="P1"><text:span text:style-name="T1">DFFR (clk45,/res9)</text:span></text:p>
          <text:p text:style-name="P1"><text:span text:style-name="T1">2_28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3" draw:id="id113" draw:layer="layout" svg:width="1cm" svg:height="0.9cm" svg:x="27.9cm" svg:y="69.923cm">
          <text:p text:style-name="P1"><text:span text:style-name="T1">22-AOI</text:span></text:p>
          <text:p text:style-name="P1"><text:span text:style-name="T1">2_18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2" draw:id="id92" draw:layer="layout" svg:width="1cm" svg:height="0.9cm" svg:x="13.652cm" svg:y="80.623cm">
          <text:p text:style-name="P1"><text:span text:style-name="T1">NAND</text:span></text:p>
          <text:p text:style-name="P1"><text:span text:style-name="T1">2_25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5" draw:id="id125" draw:layer="layout" svg:width="1cm" svg:height="0.9cm" svg:x="4.136cm" svg:y="34.886cm">
          <text:p text:style-name="P1"><text:span text:style-name="T1">3NOR</text:span></text:p>
          <text:p text:style-name="P1"><text:span text:style-name="T1">3918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1" draw:id="id121" draw:layer="layout" svg:width="1cm" svg:height="0.9cm" svg:x="16.252cm" svg:y="77.623cm">
          <text:p text:style-name="P1"><text:span text:style-name="T1">22-AAOI</text:span></text:p>
          <text:p text:style-name="P1"><text:span text:style-name="T1">2_24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8" draw:id="id118" draw:layer="layout" svg:width="1cm" svg:height="0.9cm" svg:x="15.5cm" svg:y="68.023cm">
          <text:p text:style-name="P1"><text:span text:style-name="T1">XNOR</text:span></text:p>
          <text:p text:style-name="P1"><text:span text:style-name="T1">2_23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3" draw:id="id123" draw:layer="layout" svg:width="1cm" svg:height="0.9cm" svg:x="13.277cm" svg:y="68.023cm">
          <text:p text:style-name="P1"><text:span text:style-name="T1">IMUX</text:span></text:p>
          <text:p text:style-name="P1"><text:span text:style-name="T1">2_25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4" draw:id="id124" draw:layer="layout" svg:width="1cm" svg:height="0.9cm" svg:x="8.9cm" svg:y="68.023cm">
          <text:p text:style-name="P1"><text:span text:style-name="T1">XNOR</text:span></text:p>
          <text:p text:style-name="P1"><text:span text:style-name="T1">2_24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4" draw:id="id134" draw:layer="layout" svg:width="1cm" svg:height="0.9cm" svg:x="26.6cm" svg:y="73.123cm">
          <text:p text:style-name="P1"><text:span text:style-name="T1">12-OAI</text:span></text:p>
          <text:p text:style-name="P1"><text:span text:style-name="T1">2_19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7" draw:id="id127" draw:layer="layout" svg:width="1cm" svg:height="0.9cm" svg:x="9.092cm" svg:y="74.121cm">
          <text:p text:style-name="P1"><text:span text:style-name="T1">12-OAI</text:span></text:p>
          <text:p text:style-name="P1"><text:span text:style-name="T1">2_21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8" draw:id="id128" draw:layer="layout" svg:width="1cm" svg:height="0.9cm" svg:x="24.5cm" svg:y="78.023cm">
          <text:p text:style-name="P1"><text:span text:style-name="T1">22-AAOI</text:span></text:p>
          <text:p text:style-name="P1"><text:span text:style-name="T1">2_21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8" draw:id="id88" draw:layer="layout" svg:width="1cm" svg:height="0.9cm" svg:x="17.187cm" svg:y="80.558cm">
          <text:p text:style-name="P1"><text:span text:style-name="T3">NAND|NOR</text:span></text:p>
          <text:p text:style-name="P1"><text:span text:style-name="T1">2_24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7" draw:id="id87" draw:layer="layout" svg:width="1cm" svg:height="0.9cm" svg:x="15.275cm" svg:y="80.586cm">
          <text:p text:style-name="P1"><text:span text:style-name="T1">22-OAI</text:span></text:p>
          <text:p text:style-name="P1"><text:span text:style-name="T1">2_24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8" draw:id="id68" draw:layer="layout" svg:width="1cm" svg:height="0.9cm" svg:x="30.9cm" svg:y="68.023cm">
          <text:p text:style-name="P1"><text:span text:style-name="T1">NAND</text:span></text:p>
          <text:p text:style-name="P1"><text:span text:style-name="T1">2_211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2" draw:id="id82" draw:layer="layout" svg:width="2.1cm" svg:height="0.9cm" svg:x="28.021cm" svg:y="63.374cm">
          <text:p text:style-name="P1"><text:span text:style-name="T1">DFF (clk47)</text:span></text:p>
          <text:p text:style-name="P1"><text:span text:style-name="T1">2_2118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29.014cm" svg:y1="65.934cm" svg:x2="29.071cm" svg:y2="64.274cm" draw:end-shape="id82" draw:end-glue-point="2" svg:d="M29014 65934l57-1660" svg:viewBox="0 0 58 1661">
          <text:p text:style-name="P1"><text:span text:style-name="T2">11</text:span></text:p>
        </draw:connector>
        <draw:custom-shape draw:style-name="gr1" draw:text-style-name="P2" xml:id="id83" draw:id="id83" draw:layer="layout" svg:width="1cm" svg:height="0.9cm" svg:x="7.154cm" svg:y="69.557cm">
          <text:p text:style-name="P1"><text:span text:style-name="T1">XOR</text:span></text:p>
          <text:p text:style-name="P1"><text:span text:style-name="T1">2_22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4" draw:id="id84" draw:layer="layout" svg:width="1cm" svg:height="0.9cm" svg:x="5.236cm" svg:y="37.286cm">
          <text:p text:style-name="P1"><text:span text:style-name="T1">AND</text:span></text:p>
          <text:p text:style-name="P1"><text:span text:style-name="T1">38187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7.326cm" svg:y1="71.827cm" svg:x2="7.654cm" svg:y2="70.457cm" draw:end-shape="id83" draw:end-glue-point="2" svg:d="M7326 71827l328-1370" svg:viewBox="0 0 329 1371">
          <text:p text:style-name="P1"><text:span text:style-name="T2">1_00</text:span></text:p>
        </draw:connector>
        <draw:connector draw:style-name="gr6" draw:text-style-name="P3" draw:layer="layout" draw:type="line" svg:x1="5.421cm" svg:y1="39.728cm" svg:x2="5.736cm" svg:y2="38.186cm" draw:end-shape="id84" draw:end-glue-point="2" svg:d="M5421 39728l315-1542" svg:viewBox="0 0 316 1543">
          <text:p text:style-name="P1"><text:span text:style-name="T2">3_X4</text:span></text:p>
        </draw:connector>
        <draw:connector draw:style-name="gr6" draw:text-style-name="P3" draw:layer="layout" draw:type="line" svg:x1="8.2cm" svg:y1="72.323cm" svg:x2="7.654cm" svg:y2="70.457cm" draw:end-shape="id83" draw:end-glue-point="2" svg:d="M8200 72323l-546-1866" svg:viewBox="0 0 547 1867">
          <text:p text:style-name="P1"><text:span text:style-name="T2">2_01</text:span></text:p>
        </draw:connector>
        <draw:connector draw:style-name="gr6" draw:text-style-name="P3" draw:layer="layout" draw:type="line" svg:x1="6.343cm" svg:y1="40.272cm" svg:x2="5.736cm" svg:y2="38.186cm" draw:end-shape="id84" draw:end-glue-point="2" svg:d="M6343 40272l-607-2086" svg:viewBox="0 0 608 2087">
          <text:p text:style-name="P1"><text:span text:style-name="T2">4_X3</text:span></text:p>
        </draw:connector>
        <draw:connector draw:style-name="gr6" draw:text-style-name="P3" draw:layer="layout" draw:type="line" svg:x1="3.51cm" svg:y1="39.613cm" svg:x2="3.536cm" svg:y2="38.186cm" draw:end-shape="id85" draw:end-glue-point="2" svg:d="M3510 39613l26-1427" svg:viewBox="0 0 27 1428">
          <text:p text:style-name="P1"><text:span text:style-name="T2">4_X3</text:span></text:p>
        </draw:connector>
        <draw:custom-shape draw:style-name="gr1" draw:text-style-name="P2" xml:id="id85" draw:id="id85" draw:layer="layout" svg:width="1cm" svg:height="0.9cm" svg:x="3.036cm" svg:y="37.286cm">
          <text:p text:style-name="P1"><text:span text:style-name="T1">AND (ground)</text:span></text:p>
          <text:p text:style-name="P1"><text:span text:style-name="T1">38188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32cm" svg:y1="70.219cm" svg:x2="31.4cm" svg:y2="68.923cm" draw:end-shape="id68" draw:end-glue-point="2" svg:d="M32000 70219l-600-1296" svg:viewBox="0 0 601 1297">
          <text:p text:style-name="P1"><text:span text:style-name="T2">carry0</text:span></text:p>
        </draw:connector>
        <draw:custom-shape draw:style-name="gr1" draw:text-style-name="P2" xml:id="id86" draw:id="id86" draw:layer="layout" svg:width="1cm" svg:height="0.9cm" svg:x="6.7cm" svg:y="68.023cm">
          <text:p text:style-name="P1"><text:span text:style-name="T1">XOR</text:span></text:p>
          <text:p text:style-name="P1"><text:span text:style-name="T1">2_2214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6.063cm" svg:y1="70.273cm" svg:x2="7.2cm" svg:y2="68.923cm" draw:end-shape="id86" draw:end-glue-point="2" svg:d="M6063 70273l1137-1350" svg:viewBox="0 0 1138 1351">
          <text:p text:style-name="P1"><text:span text:style-name="T2">carry0</text:span></text:p>
        </draw:connector>
        <draw:custom-shape draw:style-name="gr1" draw:text-style-name="P2" xml:id="id149" draw:id="id149" draw:layer="layout" svg:width="1cm" svg:height="0.9cm" svg:x="4.136cm" svg:y="37.286cm">
          <text:p text:style-name="P1"><text:span text:style-name="T1">AND (ground)</text:span></text:p>
          <text:p text:style-name="P1"><text:span text:style-name="T1">39190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4.8cm" svg:y1="83.6cm" svg:x2="15.775cm" svg:y2="81.486cm" draw:end-shape="id87" draw:end-glue-point="2" svg:d="M14800 83600l975-2114" svg:viewBox="0 0 976 2115">
          <text:p text:style-name="P1"><text:span text:style-name="T2">1_01/b</text:span></text:p>
        </draw:connector>
        <draw:connector draw:style-name="gr6" draw:text-style-name="P3" draw:layer="layout" draw:type="line" svg:x1="16.852cm" svg:y1="83.523cm" svg:x2="17.687cm" svg:y2="81.458cm" draw:end-shape="id88" draw:end-glue-point="2" svg:d="M16852 83523l835-2065" svg:viewBox="0 0 836 2066">
          <text:p text:style-name="P1"><text:span text:style-name="T2">1_01/b</text:span></text:p>
        </draw:connector>
        <draw:custom-shape draw:style-name="gr1" draw:text-style-name="P2" xml:id="id89" draw:id="id89" draw:layer="layout" svg:width="1cm" svg:height="0.9cm" svg:x="9.3cm" svg:y="69.523cm">
          <text:p text:style-name="P1"><text:span text:style-name="T1">XOR</text:span></text:p>
          <text:p text:style-name="P1"><text:span text:style-name="T1">2_2412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9.281cm" svg:y1="71.737cm" svg:x2="9.8cm" svg:y2="70.423cm" draw:end-shape="id89" draw:end-glue-point="2" svg:d="M9281 71737l519-1314" svg:viewBox="0 0 520 1315">
          <text:p text:style-name="P1"><text:span text:style-name="T2">1_01</text:span></text:p>
        </draw:connector>
        <draw:custom-shape draw:style-name="gr1" draw:text-style-name="P2" xml:id="id90" draw:id="id90" draw:layer="layout" svg:width="1cm" svg:height="0.9cm" svg:x="8.201cm" svg:y="83.021cm">
          <text:p text:style-name="P1"><text:span text:style-name="T1">NAND</text:span></text:p>
          <text:p text:style-name="P1"><text:span text:style-name="T1">2_2416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8.111cm" svg:y1="85.287cm" svg:x2="8.701cm" svg:y2="83.921cm" draw:end-shape="id90" draw:end-glue-point="2" svg:d="M8111 85287l590-1366" svg:viewBox="0 0 591 1367">
          <text:p text:style-name="P1"><text:span text:style-name="T2">1_01</text:span></text:p>
        </draw:connector>
        <draw:custom-shape draw:style-name="gr1" draw:text-style-name="P2" xml:id="id91" draw:id="id91" draw:layer="layout" svg:width="1cm" svg:height="0.9cm" svg:x="10.101cm" svg:y="83.021cm">
          <text:p text:style-name="P1"><text:span text:style-name="T1">NOR</text:span></text:p>
          <text:p text:style-name="P1"><text:span text:style-name="T1">2_24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10.125cm" svg:y1="85.586cm" svg:x2="10.601cm" svg:y2="83.921cm" draw:end-shape="id91" draw:end-glue-point="2" svg:d="M10125 85586l476-1665" svg:viewBox="0 0 477 1666">
          <text:p text:style-name="P1"><text:span text:style-name="T2">1_01</text:span></text:p>
        </draw:connector>
        <draw:connector draw:style-name="gr6" draw:text-style-name="P3" draw:layer="layout" draw:type="line" svg:x1="10.179cm" svg:y1="72.233cm" svg:x2="9.8cm" svg:y2="70.423cm" draw:end-shape="id89" draw:end-glue-point="2" svg:d="M10179 72233l-379-1810" svg:viewBox="0 0 380 1811">
          <text:p text:style-name="P1"><text:span text:style-name="T2">2_02</text:span></text:p>
        </draw:connector>
        <draw:connector draw:style-name="gr6" draw:text-style-name="P3" draw:layer="layout" draw:type="line" svg:x1="8.938cm" svg:y1="85.949cm" svg:x2="8.701cm" svg:y2="83.921cm" draw:end-shape="id90" draw:end-glue-point="2" svg:d="M8938 85949l-237-2028" svg:viewBox="0 0 238 2029">
          <text:p text:style-name="P1"><text:span text:style-name="T2">2_02</text:span></text:p>
        </draw:connector>
        <draw:connector draw:style-name="gr6" draw:text-style-name="P3" draw:layer="layout" draw:type="line" svg:x1="10.857cm" svg:y1="86.2cm" svg:x2="10.601cm" svg:y2="83.921cm" draw:end-shape="id91" draw:end-glue-point="2" svg:d="M10857 86200l-256-2279" svg:viewBox="0 0 257 2280">
          <text:p text:style-name="P1"><text:span text:style-name="T2">2_02</text:span></text:p>
        </draw:connector>
        <draw:connector draw:style-name="gr6" draw:text-style-name="P3" draw:layer="layout" draw:type="line" svg:x1="16.852cm" svg:y1="82.649cm" svg:x2="17.687cm" svg:y2="81.458cm" draw:end-shape="id88" draw:end-glue-point="2" svg:d="M16852 82649l835-1191" svg:viewBox="0 0 836 1192">
          <text:p text:style-name="P1"><text:span text:style-name="T2">2_02/a</text:span></text:p>
        </draw:connector>
        <draw:connector draw:style-name="gr6" draw:text-style-name="P3" draw:layer="layout" draw:type="line" svg:x1="14.752cm" svg:y1="82.678cm" svg:x2="15.775cm" svg:y2="81.486cm" draw:end-shape="id87" draw:end-glue-point="2" svg:d="M14752 82678l1023-1192" svg:viewBox="0 0 1024 1193">
          <text:p text:style-name="P1"><text:span text:style-name="T2">2_02/a</text:span></text:p>
        </draw:connector>
        <draw:connector draw:style-name="gr6" draw:text-style-name="P3" draw:layer="layout" draw:type="line" svg:x1="16.5cm" svg:y1="82.678cm" svg:x2="15.775cm" svg:y2="81.486cm" draw:end-shape="id87" draw:end-glue-point="2" svg:d="M16500 82678l-725-1192" svg:viewBox="0 0 726 1193">
          <text:p text:style-name="P1"><text:span text:style-name="T2">1_02/c</text:span></text:p>
        </draw:connector>
        <draw:connector draw:style-name="gr6" draw:text-style-name="P3" draw:layer="layout" draw:type="line" svg:x1="18.577cm" svg:y1="83.5cm" svg:x2="17.687cm" svg:y2="81.458cm" draw:end-shape="id88" draw:end-glue-point="2" svg:d="M18577 83500l-890-2042" svg:viewBox="0 0 891 2043">
          <text:p text:style-name="P1"><text:span text:style-name="T2">1_02/d</text:span></text:p>
        </draw:connector>
        <draw:connector draw:style-name="gr6" draw:text-style-name="P3" draw:layer="layout" draw:type="line" svg:x1="13.66cm" svg:y1="82.918cm" svg:x2="14.152cm" svg:y2="81.523cm" draw:end-shape="id92" draw:end-glue-point="2" svg:d="M13660 82918l492-1395" svg:viewBox="0 0 493 1396">
          <text:p text:style-name="P1"><text:span text:style-name="T2">1_02</text:span></text:p>
        </draw:connector>
        <draw:custom-shape draw:style-name="gr7" draw:text-style-name="P2" xml:id="id93" draw:id="id93" draw:layer="layout" svg:width="1cm" svg:height="0.9cm" svg:x="11.6cm" svg:y="72.761cm">
          <text:p text:style-name="P1"><text:span text:style-name="T1">OR</text:span></text:p>
          <text:p text:style-name="P1"><text:span text:style-name="T1">2_2523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1.642cm" svg:y1="75.08cm" svg:x2="12.1cm" svg:y2="73.661cm" draw:end-shape="id93" draw:end-glue-point="2" svg:d="M11642 75080l458-1419" svg:viewBox="0 0 459 1420">
          <text:p text:style-name="P1"><text:span text:style-name="T2">1_02</text:span></text:p>
        </draw:connector>
        <draw:connector draw:style-name="gr6" draw:text-style-name="P3" draw:layer="layout" draw:type="line" svg:x1="12.539cm" svg:y1="75.623cm" svg:x2="12.1cm" svg:y2="73.661cm" draw:end-shape="id93" draw:end-glue-point="2" svg:d="M12539 75623l-439-1962" svg:viewBox="0 0 440 1963">
          <text:p text:style-name="P1"><text:span text:style-name="T2">2_03</text:span></text:p>
        </draw:connector>
        <draw:connector draw:style-name="gr6" draw:text-style-name="P3" draw:layer="layout" draw:type="line" svg:x1="14.392cm" svg:y1="83.461cm" svg:x2="14.152cm" svg:y2="81.523cm" draw:end-shape="id92" draw:end-glue-point="2" svg:d="M14392 83461l-240-1938" svg:viewBox="0 0 241 1939">
          <text:p text:style-name="P1"><text:span text:style-name="T2">2_03</text:span></text:p>
        </draw:connector>
        <draw:connector draw:style-name="gr6" draw:text-style-name="P3" draw:layer="layout" draw:type="line" svg:x1="16.524cm" svg:y1="83.623cm" svg:x2="15.775cm" svg:y2="81.486cm" draw:end-shape="id87" draw:end-glue-point="2" svg:d="M16524 83623l-749-2137" svg:viewBox="0 0 750 2138">
          <text:p text:style-name="P1"><text:span text:style-name="T2">2_03/d</text:span></text:p>
        </draw:connector>
        <draw:connector draw:style-name="gr6" draw:text-style-name="P3" draw:layer="layout" draw:type="line" svg:x1="18.6cm" svg:y1="82.697cm" svg:x2="17.687cm" svg:y2="81.458cm" draw:end-shape="id88" draw:end-glue-point="2" svg:d="M18600 82697l-913-1239" svg:viewBox="0 0 914 1240">
          <text:p text:style-name="P1"><text:span text:style-name="T2">2_03/c</text:span></text:p>
        </draw:connector>
        <draw:custom-shape draw:style-name="gr1" draw:text-style-name="P2" xml:id="id94" draw:id="id94" draw:layer="layout" svg:width="1cm" svg:height="0.9cm" svg:x="11.6cm" svg:y="69.523cm">
          <text:p text:style-name="P1"><text:span text:style-name="T1">XOR</text:span></text:p>
          <text:p text:style-name="P1"><text:span text:style-name="T1">2_2520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2.683cm" svg:y1="72.186cm" svg:x2="12.1cm" svg:y2="70.423cm" draw:end-shape="id94" draw:end-glue-point="2" svg:d="M12683 72186l-583-1763" svg:viewBox="0 0 584 1764">
          <text:p text:style-name="P1"><text:span text:style-name="T2">2_03</text:span></text:p>
        </draw:connector>
        <draw:connector draw:style-name="gr6" draw:text-style-name="P3" draw:layer="layout" draw:type="line" svg:x1="11.667cm" svg:y1="71.737cm" svg:x2="12.1cm" svg:y2="70.423cm" draw:end-shape="id94" draw:end-glue-point="2" svg:d="M11667 71737l433-1314" svg:viewBox="0 0 434 1315">
          <text:p text:style-name="P1"><text:span text:style-name="T2">1_02</text:span></text:p>
        </draw:connector>
        <draw:custom-shape draw:style-name="gr1" draw:text-style-name="P2" xml:id="id95" draw:id="id95" draw:layer="layout" svg:width="1cm" svg:height="0.9cm" svg:x="17.509cm" svg:y="77.623cm">
          <text:p text:style-name="P1"><text:span text:style-name="T1">OR</text:span></text:p>
          <text:p text:style-name="P1"><text:span text:style-name="T1">2_2323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7.544cm" svg:y1="79.766cm" svg:x2="18.009cm" svg:y2="78.523cm" draw:end-shape="id95" draw:end-glue-point="2" svg:d="M17544 79766l465-1243" svg:viewBox="0 0 466 1244">
          <text:p text:style-name="P1"><text:span text:style-name="T2">1_03</text:span></text:p>
        </draw:connector>
        <draw:custom-shape draw:style-name="gr1" draw:text-style-name="P2" xml:id="id96" draw:id="id96" draw:layer="layout" svg:width="1cm" svg:height="0.9cm" svg:x="12.552cm" svg:y="80.623cm">
          <text:p text:style-name="P1"><text:span text:style-name="T1">XNOR</text:span></text:p>
          <text:p text:style-name="P1"><text:span text:style-name="T1">2_2322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2.627cm" svg:y1="82.989cm" svg:x2="13.052cm" svg:y2="81.523cm" draw:end-shape="id96" draw:end-glue-point="2" svg:d="M12627 82989l425-1466" svg:viewBox="0 0 426 1467">
          <text:p text:style-name="P1"><text:span text:style-name="T2">1_03</text:span></text:p>
        </draw:connector>
        <draw:connector draw:style-name="gr6" draw:text-style-name="P3" draw:layer="layout" draw:type="line" svg:x1="18.489cm" svg:y1="80.309cm" svg:x2="18.009cm" svg:y2="78.523cm" draw:end-shape="id95" draw:end-glue-point="2" svg:d="M18489 80309l-480-1786" svg:viewBox="0 0 481 1787">
          <text:p text:style-name="P1"><text:span text:style-name="T2">2_04</text:span></text:p>
        </draw:connector>
        <draw:connector draw:style-name="gr6" draw:text-style-name="P3" draw:layer="layout" draw:type="line" svg:x1="13.431cm" svg:y1="83.509cm" svg:x2="13.052cm" svg:y2="81.523cm" draw:end-shape="id96" draw:end-glue-point="2" svg:d="M13431 83509l-379-1986" svg:viewBox="0 0 380 1987">
          <text:p text:style-name="P1"><text:span text:style-name="T2">2_04</text:span></text:p>
        </draw:connector>
        <draw:custom-shape draw:style-name="gr1" draw:text-style-name="P2" xml:id="id97" draw:id="id97" draw:layer="layout" svg:width="1cm" svg:height="0.9cm" svg:x="16.113cm" svg:y="69.623cm">
          <text:p text:style-name="P1"><text:span text:style-name="T1">XOR</text:span></text:p>
          <text:p text:style-name="P1"><text:span text:style-name="T1">2_2227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6.1cm" svg:y1="71.768cm" svg:x2="16.613cm" svg:y2="70.523cm" draw:end-shape="id97" draw:end-glue-point="2" svg:d="M16100 71768l513-1245" svg:viewBox="0 0 514 1246">
          <text:p text:style-name="P1"><text:span text:style-name="T2">1_04</text:span></text:p>
        </draw:connector>
        <draw:custom-shape draw:style-name="gr1" draw:text-style-name="P2" xml:id="id98" draw:id="id98" draw:layer="layout" svg:width="1cm" svg:height="0.9cm" svg:x="4.331cm" svg:y="76.447cm">
          <text:p text:style-name="P1"><text:span text:style-name="T1">OR</text:span></text:p>
          <text:p text:style-name="P1"><text:span text:style-name="T1">2_2225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4.111cm" svg:y1="78.648cm" svg:x2="4.831cm" svg:y2="77.347cm" draw:end-shape="id98" draw:end-glue-point="2" svg:d="M4111 78648l720-1301" svg:viewBox="0 0 721 1302">
          <text:p text:style-name="P1"><text:span text:style-name="T2">1_04</text:span></text:p>
        </draw:connector>
        <draw:custom-shape draw:style-name="gr1" draw:text-style-name="P2" xml:id="id99" draw:id="id99" draw:layer="layout" svg:width="1cm" svg:height="0.9cm" svg:x="6.211cm" svg:y="76.447cm">
          <text:p text:style-name="P1"><text:span text:style-name="T1">AND</text:span></text:p>
          <text:p text:style-name="P1"><text:span text:style-name="T1">2_2223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6.096cm" svg:y1="78.648cm" svg:x2="6.711cm" svg:y2="77.347cm" draw:end-shape="id99" draw:end-glue-point="2" svg:d="M6096 78648l615-1301" svg:viewBox="0 0 616 1302">
          <text:p text:style-name="P1"><text:span text:style-name="T2">1_04</text:span></text:p>
        </draw:connector>
        <draw:connector draw:style-name="gr6" draw:text-style-name="P3" draw:layer="layout" draw:type="line" svg:x1="17.092cm" svg:y1="72.24cm" svg:x2="16.613cm" svg:y2="70.523cm" draw:end-shape="id97" draw:end-glue-point="2" svg:d="M17092 72240l-479-1717" svg:viewBox="0 0 480 1718">
          <text:p text:style-name="P1"><text:span text:style-name="T2">2_05</text:span></text:p>
        </draw:connector>
        <draw:connector draw:style-name="gr6" draw:text-style-name="P3" draw:layer="layout" draw:type="line" svg:x1="5.032cm" svg:y1="79.097cm" svg:x2="4.831cm" svg:y2="77.347cm" draw:end-shape="id98" draw:end-glue-point="2" svg:d="M5032 79097l-201-1750" svg:viewBox="0 0 202 1751">
          <text:p text:style-name="P1"><text:span text:style-name="T2">2_05</text:span></text:p>
        </draw:connector>
        <draw:connector draw:style-name="gr6" draw:text-style-name="P3" draw:layer="layout" draw:type="line" svg:x1="7.04cm" svg:y1="79.12cm" svg:x2="6.711cm" svg:y2="77.347cm" draw:end-shape="id99" draw:end-glue-point="2" svg:d="M7040 79120l-329-1773" svg:viewBox="0 0 330 1774">
          <text:p text:style-name="P1"><text:span text:style-name="T2">2_05</text:span></text:p>
        </draw:connector>
        <draw:custom-shape draw:style-name="gr1" draw:text-style-name="P2" xml:id="id100" draw:id="id100" draw:layer="layout" svg:width="1cm" svg:height="0.9cm" svg:x="18.4cm" svg:y="69.523cm">
          <text:p text:style-name="P1"><text:span text:style-name="T1">XOR</text:span></text:p>
          <text:p text:style-name="P1"><text:span text:style-name="T1">2_2208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8.516cm" svg:y1="71.714cm" svg:x2="18.9cm" svg:y2="70.423cm" draw:end-shape="id100" draw:end-glue-point="2" svg:d="M18516 71714l384-1291" svg:viewBox="0 0 385 1292">
          <text:p text:style-name="P1"><text:span text:style-name="T2">1_05</text:span></text:p>
        </draw:connector>
        <draw:custom-shape draw:style-name="gr1" draw:text-style-name="P2" xml:id="id101" draw:id="id101" draw:layer="layout" svg:width="1cm" svg:height="0.9cm" svg:x="8.088cm" svg:y="76.463cm">
          <text:p text:style-name="P1"><text:span text:style-name="T1">NAND</text:span></text:p>
          <text:p text:style-name="P1"><text:span text:style-name="T1">2_2109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7.992cm" svg:y1="78.694cm" svg:x2="8.588cm" svg:y2="77.363cm" draw:end-shape="id101" draw:end-glue-point="2" svg:d="M7992 78694l596-1331" svg:viewBox="0 0 597 1332">
          <text:p text:style-name="P1"><text:span text:style-name="T2">1_05</text:span></text:p>
        </draw:connector>
        <draw:custom-shape draw:style-name="gr1" draw:text-style-name="P2" xml:id="id102" draw:id="id102" draw:layer="layout" svg:width="1cm" svg:height="0.9cm" svg:x="9.892cm" svg:y="76.449cm">
          <text:p text:style-name="P1"><text:span text:style-name="T1">NOR</text:span></text:p>
          <text:p text:style-name="P1"><text:span text:style-name="T1">2_2111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9.945cm" svg:y1="78.595cm" svg:x2="10.392cm" svg:y2="77.349cm" draw:end-shape="id102" draw:end-glue-point="2" svg:d="M9945 78595l447-1246" svg:viewBox="0 0 448 1247">
          <text:p text:style-name="P1"><text:span text:style-name="T2">1_05</text:span></text:p>
        </draw:connector>
        <draw:custom-shape draw:style-name="gr1" draw:text-style-name="P2" xml:id="id103" draw:id="id103" draw:layer="layout" svg:width="1cm" svg:height="0.9cm" svg:x="24.763cm" svg:y="81.923cm">
          <text:p text:style-name="P1"><text:span text:style-name="T3">NAND|NOR</text:span></text:p>
          <text:p text:style-name="P1"><text:span text:style-name="T1">2_21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4" draw:id="id104" draw:layer="layout" svg:width="1cm" svg:height="0.9cm" svg:x="26.788cm" svg:y="81.96cm">
          <text:p text:style-name="P1"><text:span text:style-name="T1">22-OAI</text:span></text:p>
          <text:p text:style-name="P1"><text:span text:style-name="T1">2_2113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24.144cm" svg:y1="84.515cm" svg:x2="25.263cm" svg:y2="82.823cm" draw:end-shape="id103" draw:end-glue-point="2" svg:d="M24144 84515l1119-1692" svg:viewBox="0 0 1120 1693">
          <text:p text:style-name="P1"><text:span text:style-name="T2">1_05/b</text:span></text:p>
        </draw:connector>
        <draw:connector draw:style-name="gr6" draw:text-style-name="P3" draw:layer="layout" draw:type="line" svg:x1="26.463cm" svg:y1="84.623cm" svg:x2="27.288cm" svg:y2="82.86cm" draw:end-shape="id104" draw:end-glue-point="2" svg:d="M26463 84623l825-1763" svg:viewBox="0 0 826 1764">
          <text:p text:style-name="P1"><text:span text:style-name="T2">1_05/b</text:span></text:p>
        </draw:connector>
        <draw:connector draw:style-name="gr6" draw:text-style-name="P3" draw:layer="layout" draw:type="line" svg:x1="19.319cm" svg:y1="72.399cm" svg:x2="18.9cm" svg:y2="70.423cm" draw:end-shape="id100" draw:end-glue-point="2" svg:d="M19319 72399l-419-1976" svg:viewBox="0 0 420 1977">
          <text:p text:style-name="P1"><text:span text:style-name="T2">2_06</text:span></text:p>
        </draw:connector>
        <draw:connector draw:style-name="gr6" draw:text-style-name="P3" draw:layer="layout" draw:type="line" svg:x1="9.056cm" svg:y1="79.131cm" svg:x2="8.588cm" svg:y2="77.363cm" draw:end-shape="id101" draw:end-glue-point="2" svg:d="M9056 79131l-468-1768" svg:viewBox="0 0 469 1769">
          <text:p text:style-name="P1"><text:span text:style-name="T2">2_06</text:span></text:p>
        </draw:connector>
        <draw:connector draw:style-name="gr6" draw:text-style-name="P3" draw:layer="layout" draw:type="line" svg:x1="11.009cm" svg:y1="79.031cm" svg:x2="10.392cm" svg:y2="77.349cm" draw:end-shape="id102" draw:end-glue-point="2" svg:d="M11009 79031l-617-1682" svg:viewBox="0 0 618 1683">
          <text:p text:style-name="P1"><text:span text:style-name="T2">2_06</text:span></text:p>
        </draw:connector>
        <draw:connector draw:style-name="gr6" draw:text-style-name="P3" draw:layer="layout" draw:type="line" svg:x1="24.217cm" svg:y1="83.829cm" svg:x2="25.263cm" svg:y2="82.823cm" draw:end-shape="id103" draw:end-glue-point="2" svg:d="M24217 83829l1046-1006" svg:viewBox="0 0 1047 1007">
          <text:p text:style-name="P1"><text:span text:style-name="T2">2_06/a</text:span></text:p>
        </draw:connector>
        <draw:connector draw:style-name="gr6" draw:text-style-name="P3" draw:layer="layout" draw:type="line" svg:x1="26.487cm" svg:y1="83.912cm" svg:x2="27.288cm" svg:y2="82.86cm" draw:end-shape="id104" draw:end-glue-point="2" svg:d="M26487 83912l801-1052" svg:viewBox="0 0 802 1053">
          <text:p text:style-name="P1"><text:span text:style-name="T2">2_06/a</text:span></text:p>
        </draw:connector>
        <draw:custom-shape draw:style-name="gr1" draw:text-style-name="P2" xml:id="id105" draw:id="id105" draw:layer="layout" svg:width="1cm" svg:height="0.9cm" svg:x="20.514cm" svg:y="69.523cm">
          <text:p text:style-name="P1"><text:span text:style-name="T1">XOR</text:span></text:p>
          <text:p text:style-name="P1"><text:span text:style-name="T1">2_2108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20.5cm" svg:y1="71.935cm" svg:x2="21.014cm" svg:y2="70.423cm" draw:end-shape="id105" draw:end-glue-point="2" svg:d="M20500 71935l514-1512" svg:viewBox="0 0 515 1513">
          <text:p text:style-name="P1"><text:span text:style-name="T2">1_06</text:span></text:p>
        </draw:connector>
        <draw:custom-shape draw:style-name="gr1" draw:text-style-name="P2" xml:id="id106" draw:id="id106" draw:layer="layout" svg:width="1cm" svg:height="0.9cm" svg:x="20.368cm" svg:y="74.623cm">
          <text:p text:style-name="P1"><text:span text:style-name="T1">OR</text:span></text:p>
          <text:p text:style-name="P1"><text:span text:style-name="T1">2_2011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20.1cm" svg:y1="76.461cm" svg:x2="20.868cm" svg:y2="75.523cm" draw:end-shape="id106" draw:end-glue-point="2" svg:d="M20100 76461l768-938" svg:viewBox="0 0 769 939">
          <text:p text:style-name="P1"><text:span text:style-name="T2">1_06</text:span></text:p>
        </draw:connector>
        <draw:connector draw:style-name="gr6" draw:text-style-name="P3" draw:layer="layout" draw:type="line" svg:x1="26.226cm" svg:y1="84.466cm" svg:x2="25.263cm" svg:y2="82.823cm" draw:end-shape="id103" draw:end-glue-point="2" svg:d="M26226 84466l-963-1643" svg:viewBox="0 0 964 1644">
          <text:p text:style-name="P1"><text:span text:style-name="T2">1_06/d</text:span></text:p>
        </draw:connector>
        <draw:connector draw:style-name="gr6" draw:text-style-name="P3" draw:layer="layout" draw:type="line" svg:x1="28.251cm" svg:y1="84.623cm" svg:x2="27.288cm" svg:y2="82.86cm" draw:end-shape="id104" draw:end-glue-point="2" svg:d="M28251 84623l-963-1763" svg:viewBox="0 0 964 1764">
          <text:p text:style-name="P1"><text:span text:style-name="T2">1_06/d</text:span></text:p>
        </draw:connector>
        <draw:custom-shape draw:style-name="gr1" draw:text-style-name="P2" xml:id="id107" draw:id="id107" draw:layer="layout" svg:width="1cm" svg:height="0.9cm" svg:x="22.7cm" svg:y="81.979cm">
          <text:p text:style-name="P1"><text:span text:style-name="T1">NAND</text:span></text:p>
          <text:p text:style-name="P1"><text:span text:style-name="T1">2_2013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22.704cm" svg:y1="84.184cm" svg:x2="23.2cm" svg:y2="82.879cm" draw:end-shape="id107" draw:end-glue-point="2" svg:d="M22704 84184l496-1305" svg:viewBox="0 0 497 1306">
          <text:p text:style-name="P1"><text:span text:style-name="T2">1_06</text:span></text:p>
        </draw:connector>
        <draw:connector draw:style-name="gr6" draw:text-style-name="P3" draw:layer="layout" draw:type="line" svg:x1="21.536cm" svg:y1="72.481cm" svg:x2="21.014cm" svg:y2="70.423cm" draw:end-shape="id105" draw:end-glue-point="2" svg:d="M21536 72481l-522-2058" svg:viewBox="0 0 523 2059">
          <text:p text:style-name="P1"><text:span text:style-name="T2">2_07</text:span></text:p>
        </draw:connector>
        <draw:connector draw:style-name="gr6" draw:text-style-name="P3" draw:layer="layout" draw:type="line" svg:x1="21.276cm" svg:y1="76.926cm" svg:x2="20.868cm" svg:y2="75.523cm" draw:end-shape="id106" draw:end-glue-point="2" svg:d="M21276 76926l-408-1403" svg:viewBox="0 0 409 1404">
          <text:p text:style-name="P1"><text:span text:style-name="T2">2_07</text:span></text:p>
        </draw:connector>
        <draw:connector draw:style-name="gr6" draw:text-style-name="P3" draw:layer="layout" draw:type="line" svg:x1="28.3cm" svg:y1="83.937cm" svg:x2="27.288cm" svg:y2="82.86cm" draw:end-shape="id104" draw:end-glue-point="2" svg:d="M28300 83937l-1012-1077" svg:viewBox="0 0 1013 1078">
          <text:p text:style-name="P1"><text:span text:style-name="T2">2_07/c</text:span></text:p>
        </draw:connector>
        <draw:connector draw:style-name="gr6" draw:text-style-name="P3" draw:layer="layout" draw:type="line" svg:x1="23.562cm" svg:y1="84.723cm" svg:x2="23.2cm" svg:y2="82.879cm" draw:end-shape="id107" draw:end-glue-point="2" svg:d="M23562 84723l-362-1844" svg:viewBox="0 0 363 1845">
          <text:p text:style-name="P1"><text:span text:style-name="T2">2_07</text:span></text:p>
        </draw:connector>
        <draw:connector draw:style-name="gr6" draw:text-style-name="P3" draw:layer="layout" draw:type="line" svg:x1="26.25cm" svg:y1="83.829cm" svg:x2="25.263cm" svg:y2="82.823cm" draw:end-shape="id103" draw:end-glue-point="2" svg:d="M26250 83829l-987-1006" svg:viewBox="0 0 988 1007">
          <text:p text:style-name="P1"><text:span text:style-name="T2">2_07/c</text:span></text:p>
        </draw:connector>
        <draw:custom-shape draw:style-name="gr1" draw:text-style-name="P2" xml:id="id108" draw:id="id108" draw:layer="layout" svg:width="1cm" svg:height="0.9cm" svg:x="21.067cm" svg:y="78.623cm">
          <text:p text:style-name="P1"><text:span text:style-name="T1">XNOR</text:span></text:p>
          <text:p text:style-name="P1"><text:span text:style-name="T1">2_2020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21cm" svg:y1="80.436cm" svg:x2="21.567cm" svg:y2="79.523cm" draw:end-shape="id108" draw:end-glue-point="2" svg:d="M21000 80436l567-913" svg:viewBox="0 0 568 914">
          <text:p text:style-name="P1"><text:span text:style-name="T2">1_07</text:span></text:p>
        </draw:connector>
        <draw:custom-shape draw:style-name="gr1" draw:text-style-name="P2" xml:id="id109" draw:id="id109" draw:layer="layout" svg:width="1cm" svg:height="0.9cm" svg:x="25.689cm" svg:y="77.999cm">
          <text:p text:style-name="P1"><text:span text:style-name="T1">OR</text:span></text:p>
          <text:p text:style-name="P1"><text:span text:style-name="T1">2_2021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25.6cm" svg:y1="79.837cm" svg:x2="26.189cm" svg:y2="78.899cm" draw:end-shape="id109" draw:end-glue-point="2" svg:d="M25600 79837l589-938" svg:viewBox="0 0 590 939">
          <text:p text:style-name="P1"><text:span text:style-name="T2">1_07</text:span></text:p>
        </draw:connector>
        <draw:connector draw:style-name="gr6" draw:text-style-name="P3" draw:layer="layout" draw:type="line" svg:x1="22.029cm" svg:y1="81.122cm" svg:x2="21.567cm" svg:y2="79.523cm" draw:end-shape="id108" draw:end-glue-point="2" svg:d="M22029 81122l-462-1599" svg:viewBox="0 0 463 1600">
          <text:p text:style-name="P1"><text:span text:style-name="T2">2_08</text:span></text:p>
        </draw:connector>
        <draw:connector draw:style-name="gr6" draw:text-style-name="P3" draw:layer="layout" draw:type="line" svg:x1="26.727cm" svg:y1="80.523cm" svg:x2="26.189cm" svg:y2="78.899cm" draw:end-shape="id109" draw:end-glue-point="2" svg:d="M26727 80523l-538-1624" svg:viewBox="0 0 539 1625">
          <text:p text:style-name="P1"><text:span text:style-name="T2">2_08</text:span></text:p>
        </draw:connector>
        <draw:custom-shape draw:style-name="gr1" draw:text-style-name="P2" xml:id="id110" draw:id="id110" draw:layer="layout" svg:width="1cm" svg:height="0.9cm" svg:x="26.789cm" svg:y="77.999cm">
          <text:p text:style-name="P1"><text:span text:style-name="T1">NAND</text:span></text:p>
          <text:p text:style-name="P1"><text:span text:style-name="T1">2_1917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26.825cm" svg:y1="79.935cm" svg:x2="27.289cm" svg:y2="78.899cm" draw:end-shape="id110" draw:end-glue-point="2" svg:d="M26825 79935l464-1036" svg:viewBox="0 0 465 1037">
          <text:p text:style-name="P1"><text:span text:style-name="T2">1_08</text:span></text:p>
        </draw:connector>
        <draw:custom-shape draw:style-name="gr1" draw:text-style-name="P2" xml:id="id111" draw:id="id111" draw:layer="layout" svg:width="1cm" svg:height="0.9cm" svg:x="24.3cm" svg:y="74.826cm">
          <text:p text:style-name="P1"><text:span text:style-name="T1">XNOR</text:span></text:p>
          <text:p text:style-name="P1"><text:span text:style-name="T1">2_1916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24.363cm" svg:y1="76.762cm" svg:x2="24.8cm" svg:y2="75.726cm" draw:end-shape="id111" draw:end-glue-point="2" svg:d="M24363 76762l437-1036" svg:viewBox="0 0 438 1037">
          <text:p text:style-name="P1"><text:span text:style-name="T2">1_08</text:span></text:p>
        </draw:connector>
        <draw:connector draw:style-name="gr6" draw:text-style-name="P3" draw:layer="layout" draw:type="line" svg:x1="27.879cm" svg:y1="80.498cm" svg:x2="27.289cm" svg:y2="78.899cm" draw:end-shape="id110" draw:end-glue-point="2" svg:d="M27879 80498l-590-1599" svg:viewBox="0 0 591 1600">
          <text:p text:style-name="P1"><text:span text:style-name="T2">2_09</text:span></text:p>
        </draw:connector>
        <draw:connector draw:style-name="gr6" draw:text-style-name="P3" draw:layer="layout" draw:type="line" svg:x1="25.294cm" svg:y1="77.423cm" svg:x2="24.8cm" svg:y2="75.726cm" draw:end-shape="id111" draw:end-glue-point="2" svg:d="M25294 77423l-494-1697" svg:viewBox="0 0 495 1698">
          <text:p text:style-name="P1"><text:span text:style-name="T2">2_09</text:span></text:p>
        </draw:connector>
        <draw:custom-shape draw:style-name="gr1" draw:text-style-name="P2" xml:id="id112" draw:id="id112" draw:layer="layout" svg:width="1cm" svg:height="0.9cm" svg:x="28cm" svg:y="75.463cm">
          <text:p text:style-name="P1"><text:span text:style-name="T1">XOR</text:span></text:p>
          <text:p text:style-name="P1"><text:span text:style-name="T1">2_18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28.008cm" svg:y1="77.582cm" svg:x2="28.5cm" svg:y2="76.363cm" draw:end-shape="id112" draw:end-glue-point="2" svg:d="M28008 77582l492-1219" svg:viewBox="0 0 493 1220">
          <text:p text:style-name="P1"><text:span text:style-name="T2">1_09</text:span></text:p>
        </draw:connector>
        <draw:connector draw:style-name="gr6" draw:text-style-name="P3" draw:layer="layout" draw:type="line" svg:x1="29.237cm" svg:y1="71.965cm" svg:x2="28.4cm" svg:y2="70.823cm" draw:end-shape="id113" draw:end-glue-point="2" svg:d="M29237 71965l-837-1142" svg:viewBox="0 0 838 1143">
          <text:p text:style-name="P1"><text:span text:style-name="T2">1_09/c</text:span></text:p>
        </draw:connector>
        <draw:connector draw:style-name="gr6" draw:text-style-name="P3" draw:layer="layout" draw:type="line" svg:x1="28.964cm" svg:y1="78.023cm" svg:x2="28.5cm" svg:y2="76.363cm" draw:end-shape="id112" draw:end-glue-point="2" svg:d="M28964 78023l-464-1660" svg:viewBox="0 0 465 1661">
          <text:p text:style-name="P1"><text:span text:style-name="T2">2_10</text:span></text:p>
        </draw:connector>
        <draw:connector draw:style-name="gr6" draw:text-style-name="P3" draw:layer="layout" draw:type="line" svg:x1="29.227cm" svg:y1="72.823cm" svg:x2="28.4cm" svg:y2="70.823cm" draw:end-shape="id113" draw:end-glue-point="2" svg:d="M29227 72823l-827-2000" svg:viewBox="0 0 828 2001">
          <text:p text:style-name="P1"><text:span text:style-name="T2">2_10/d</text:span></text:p>
        </draw:connector>
        <draw:custom-shape draw:style-name="gr1" draw:text-style-name="P2" xml:id="id114" draw:id="id114" draw:layer="layout" svg:width="1cm" svg:height="0.9cm" svg:x="29.424cm" svg:y="69.921cm">
          <text:p text:style-name="P1"><text:span text:style-name="T1">XNOR</text:span></text:p>
          <text:p text:style-name="P1"><text:span text:style-name="T1">2_1816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30.31cm" svg:y1="72.928cm" svg:x2="29.924cm" svg:y2="70.821cm" draw:end-shape="id114" draw:end-glue-point="2" svg:d="M30310 72928l-386-2107" svg:viewBox="0 0 387 2108">
          <text:p text:style-name="P1"><text:span text:style-name="T2">2_10</text:span></text:p>
        </draw:connector>
        <draw:connector draw:style-name="gr6" draw:text-style-name="P3" draw:layer="layout" draw:type="line" svg:x1="29.673cm" svg:y1="72.168cm" svg:x2="29.924cm" svg:y2="70.821cm" draw:end-shape="id114" draw:end-glue-point="2" svg:d="M29673 72168l251-1347" svg:viewBox="0 0 252 1348">
          <text:p text:style-name="P1"><text:span text:style-name="T2">1_10</text:span></text:p>
        </draw:connector>
        <draw:custom-shape draw:style-name="gr1" draw:text-style-name="P2" xml:id="id115" draw:id="id115" draw:layer="layout" svg:width="1cm" svg:height="0.9cm" svg:x="12.7cm" svg:y="70.723cm">
          <text:p text:style-name="P1"><text:span text:style-name="T1">XOR</text:span></text:p>
          <text:p text:style-name="P1"><text:span text:style-name="T1">2_252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2.1cm" svg:y1="72.761cm" svg:x2="13.2cm" svg:y2="71.623cm" draw:start-shape="id93" draw:start-glue-point="0" draw:end-shape="id115" draw:end-glue-point="2" svg:d="M12100 72761l1100-1138" svg:viewBox="0 0 1101 1139">
          <text:p/>
        </draw:connector>
        <draw:custom-shape draw:style-name="gr1" draw:text-style-name="P2" xml:id="id116" draw:id="id116" draw:layer="layout" svg:width="1cm" svg:height="0.9cm" svg:x="13.9cm" svg:y="70.723cm">
          <text:p text:style-name="P1"><text:span text:style-name="T1">XNOR</text:span></text:p>
          <text:p text:style-name="P1"><text:span text:style-name="T1">2_252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152cm" svg:y1="80.623cm" svg:x2="14.4cm" svg:y2="71.623cm" draw:start-shape="id92" draw:start-glue-point="0" draw:end-shape="id116" draw:end-glue-point="2" svg:d="M14152 80623l248-9000" svg:viewBox="0 0 249 9001">
          <text:p/>
        </draw:connector>
        <draw:connector draw:style-name="gr5" draw:text-style-name="P1" draw:layer="layout" draw:type="line" svg:x1="13.052cm" svg:y1="80.623cm" svg:x2="14.4cm" svg:y2="71.623cm" draw:start-shape="id96" draw:start-glue-point="0" draw:end-shape="id116" draw:end-glue-point="2" svg:d="M13052 80623l1348-9000" svg:viewBox="0 0 1349 9001">
          <text:p/>
        </draw:connector>
        <draw:connector draw:style-name="gr5" draw:text-style-name="P1" draw:layer="layout" draw:type="line" svg:x1="13.052cm" svg:y1="80.623cm" svg:x2="13.2cm" svg:y2="71.623cm" draw:start-shape="id96" draw:start-glue-point="0" draw:end-shape="id115" draw:end-glue-point="2" svg:d="M13052 80623l148-9000" svg:viewBox="0 0 149 9001">
          <text:p/>
        </draw:connector>
        <draw:custom-shape draw:style-name="gr1" draw:text-style-name="P2" xml:id="id117" draw:id="id117" draw:layer="layout" svg:width="1cm" svg:height="0.9cm" svg:x="16.852cm" svg:y="75.318cm">
          <text:p text:style-name="P1"><text:span text:style-name="T1">IMUX</text:span></text:p>
          <text:p text:style-name="P1"><text:span text:style-name="T1">2_2420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3.052cm" svg:y1="80.623cm" svg:x2="17.352cm" svg:y2="76.218cm" draw:start-shape="id96" draw:start-glue-point="0" draw:end-shape="id117" draw:end-glue-point="2" svg:d="M13052 80623l4300-4405" svg:viewBox="0 0 4301 4406">
          <text:p text:style-name="P1"><text:span text:style-name="T2">a</text:span></text:p>
        </draw:connector>
        <draw:connector draw:style-name="gr6" draw:text-style-name="P3" draw:layer="layout" draw:type="line" svg:x1="18.009cm" svg:y1="77.623cm" svg:x2="17.352cm" svg:y2="76.218cm" draw:start-shape="id95" draw:start-glue-point="0" draw:end-shape="id117" draw:end-glue-point="2" svg:d="M18009 77623l-657-1405" svg:viewBox="0 0 658 1406">
          <text:p text:style-name="P1"><text:span text:style-name="T2">c</text:span></text:p>
        </draw:connector>
        <draw:custom-shape draw:style-name="gr1" draw:text-style-name="P2" xml:id="id120" draw:id="id120" draw:layer="layout" svg:width="1cm" svg:height="0.9cm" svg:x="11.1cm" svg:y="68.023cm">
          <text:p text:style-name="P1"><text:span text:style-name="T1">XOR</text:span></text:p>
          <text:p text:style-name="P1"><text:span text:style-name="T1">2_241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6.613cm" svg:y1="69.623cm" svg:x2="16cm" svg:y2="68.923cm" draw:start-shape="id97" draw:start-glue-point="0" draw:end-shape="id118" draw:end-glue-point="2" svg:d="M16613 69623l-613-700" svg:viewBox="0 0 614 701">
          <text:p/>
        </draw:connector>
        <draw:custom-shape draw:style-name="gr1" draw:text-style-name="P2" xml:id="id119" draw:id="id119" draw:layer="layout" svg:width="1cm" svg:height="0.9cm" svg:x="5.311cm" svg:y="74.047cm">
          <text:p text:style-name="P1"><text:span text:style-name="T1">IMUX</text:span></text:p>
          <text:p text:style-name="P1"><text:span text:style-name="T1">2_22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4.831cm" svg:y1="76.447cm" svg:x2="5.811cm" svg:y2="74.947cm" draw:start-shape="id98" draw:start-glue-point="0" draw:end-shape="id119" draw:end-glue-point="2" svg:d="M4831 76447l980-1500" svg:viewBox="0 0 981 1501">
          <text:p text:style-name="P1"><text:span text:style-name="T2">b</text:span></text:p>
        </draw:connector>
        <draw:connector draw:style-name="gr6" draw:text-style-name="P3" draw:layer="layout" draw:type="line" svg:x1="6.711cm" svg:y1="76.447cm" svg:x2="5.811cm" svg:y2="74.947cm" draw:start-shape="id99" draw:start-glue-point="0" draw:end-shape="id119" draw:end-glue-point="2" svg:d="M6711 76447l-900-1500" svg:viewBox="0 0 901 1501">
          <text:p text:style-name="P1"><text:span text:style-name="T2">c</text:span></text:p>
        </draw:connector>
        <draw:connector draw:style-name="gr6" draw:text-style-name="P3" draw:layer="layout" draw:type="line" svg:x1="5.766cm" svg:y1="77.19cm" svg:x2="5.811cm" svg:y2="74.947cm" draw:end-shape="id119" draw:end-glue-point="2" svg:d="M5766 77190l45-2243" svg:viewBox="0 0 46 2244">
          <text:p text:style-name="P1"><text:span text:style-name="T2">/carry4/a</text:span></text:p>
        </draw:connector>
        <draw:connector draw:style-name="gr6" draw:text-style-name="P3" draw:layer="layout" draw:type="line" svg:x1="17.352cm" svg:y1="75.318cm" svg:x2="17.33cm" svg:y2="73.623cm" draw:start-shape="id117" draw:start-glue-point="0" svg:d="M17352 75318l-22-1695" svg:viewBox="0 0 23 1696">
          <text:p text:style-name="P1"><text:span text:style-name="T2">/carry4</text:span></text:p>
        </draw:connector>
        <draw:connector draw:style-name="gr5" draw:text-style-name="P1" draw:layer="layout" draw:type="line" svg:x1="12.1cm" svg:y1="69.523cm" svg:x2="11.6cm" svg:y2="68.923cm" draw:start-shape="id94" draw:start-glue-point="0" draw:end-shape="id120" draw:end-glue-point="2" svg:d="M12100 69523l-500-600" svg:viewBox="0 0 501 601">
          <text:p/>
        </draw:connector>
        <draw:connector draw:style-name="gr6" draw:text-style-name="P3" draw:layer="layout" draw:type="line" svg:x1="17.687cm" svg:y1="80.558cm" svg:x2="16.752cm" svg:y2="78.523cm" draw:start-shape="id88" draw:start-glue-point="0" draw:end-shape="id121" draw:end-glue-point="2" svg:d="M17687 80558l-935-2035" svg:viewBox="0 0 936 2036">
          <text:p text:style-name="P1"><text:span text:style-name="T2">a</text:span></text:p>
        </draw:connector>
        <draw:connector draw:style-name="gr6" draw:text-style-name="P3" draw:layer="layout" draw:type="line" svg:x1="16.752cm" svg:y1="77.623cm" svg:x2="17.352cm" svg:y2="76.218cm" draw:start-shape="id121" draw:start-glue-point="0" draw:end-shape="id117" draw:end-glue-point="2" svg:d="M16752 77623l600-1405" svg:viewBox="0 0 601 1406">
          <text:p text:style-name="P1"><text:span text:style-name="T2">b</text:span></text:p>
        </draw:connector>
        <draw:connector draw:style-name="gr6" draw:text-style-name="P3" draw:layer="layout" draw:type="line" svg:x1="15.775cm" svg:y1="80.586cm" svg:x2="16.752cm" svg:y2="78.523cm" draw:start-shape="id87" draw:start-glue-point="0" draw:end-shape="id121" draw:end-glue-point="2" svg:d="M15775 80586l977-2063" svg:viewBox="0 0 978 2064">
          <text:p text:style-name="P1"><text:span text:style-name="T2">c</text:span></text:p>
        </draw:connector>
        <draw:connector draw:style-name="gr6" draw:text-style-name="P3" draw:layer="layout" draw:type="line" svg:x1="10.601cm" svg:y1="83.021cm" svg:x2="9.678cm" svg:y2="81.568cm" draw:start-shape="id91" draw:start-glue-point="0" draw:end-shape="id122" draw:end-glue-point="2" svg:d="M10601 83021l-923-1453" svg:viewBox="0 0 924 1454">
          <text:p text:style-name="P1"><text:span text:style-name="T2">c</text:span></text:p>
        </draw:connector>
        <draw:connector draw:style-name="gr6" draw:text-style-name="P3" draw:layer="layout" draw:type="line" svg:x1="10.628cm" svg:y1="70.131cm" svg:x2="11.6cm" svg:y2="68.923cm" draw:end-shape="id120" draw:end-glue-point="2" svg:d="M10628 70131l972-1208" svg:viewBox="0 0 973 1209">
          <text:p text:style-name="P1"><text:span text:style-name="T2">carry2</text:span></text:p>
        </draw:connector>
        <draw:connector draw:style-name="gr6" draw:text-style-name="P3" draw:layer="layout" draw:type="line" svg:x1="13.793cm" svg:y1="70.272cm" svg:x2="13.777cm" svg:y2="68.923cm" draw:end-shape="id123" draw:end-glue-point="2" svg:d="M13793 70272l-16-1349" svg:viewBox="0 0 17 1350">
          <text:p text:style-name="P1"><text:span text:style-name="T2">carry2/a</text:span></text:p>
        </draw:connector>
        <draw:connector draw:style-name="gr6" draw:text-style-name="P3" draw:layer="layout" draw:type="line" svg:x1="8.701cm" svg:y1="83.021cm" svg:x2="9.678cm" svg:y2="81.568cm" draw:start-shape="id90" draw:start-glue-point="0" draw:end-shape="id122" draw:end-glue-point="2" svg:d="M8701 83021l977-1453" svg:viewBox="0 0 978 1454">
          <text:p text:style-name="P1"><text:span text:style-name="T2">a</text:span></text:p>
        </draw:connector>
        <draw:connector draw:style-name="gr5" draw:text-style-name="P1" draw:layer="layout" draw:type="line" svg:x1="9.8cm" svg:y1="69.523cm" svg:x2="9.4cm" svg:y2="68.923cm" draw:start-shape="id89" draw:start-glue-point="0" draw:end-shape="id124" draw:end-glue-point="2" svg:d="M9800 69523l-400-600" svg:viewBox="0 0 401 601">
          <text:p/>
        </draw:connector>
        <draw:connector draw:style-name="gr5" draw:text-style-name="P1" draw:layer="layout" draw:type="line" svg:x1="5.736cm" svg:y1="37.286cm" svg:x2="4.636cm" svg:y2="35.786cm" draw:start-shape="id84" draw:start-glue-point="0" draw:end-shape="id125" draw:end-glue-point="2" svg:d="M5736 37286l-1100-1500" svg:viewBox="0 0 1101 1501">
          <text:p/>
        </draw:connector>
        <draw:connector draw:style-name="gr5" draw:text-style-name="P1" draw:layer="layout" draw:type="line" svg:x1="7.654cm" svg:y1="69.557cm" svg:x2="7.2cm" svg:y2="68.923cm" draw:start-shape="id83" draw:start-glue-point="0" draw:end-shape="id86" draw:end-glue-point="2" svg:d="M7654 69557l-454-634" svg:viewBox="0 0 455 635">
          <text:p/>
        </draw:connector>
        <draw:custom-shape draw:style-name="gr1" draw:text-style-name="P2" xml:id="id126" draw:id="id126" draw:layer="layout" svg:width="1cm" svg:height="0.9cm" svg:x="17.7cm" svg:y="68.023cm">
          <text:p text:style-name="P1"><text:span text:style-name="T1">XNOR</text:span></text:p>
          <text:p text:style-name="P1"><text:span text:style-name="T1">2_220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8.9cm" svg:y1="69.523cm" svg:x2="18.2cm" svg:y2="68.923cm" draw:start-shape="id100" draw:start-glue-point="0" draw:end-shape="id126" draw:end-glue-point="2" svg:d="M18900 69523l-700-600" svg:viewBox="0 0 701 601">
          <text:p/>
        </draw:connector>
        <draw:connector draw:style-name="gr6" draw:text-style-name="P3" draw:layer="layout" draw:type="line" svg:x1="8.588cm" svg:y1="76.463cm" svg:x2="9.592cm" svg:y2="75.021cm" draw:start-shape="id101" draw:start-glue-point="0" draw:end-shape="id127" draw:end-glue-point="2" svg:d="M8588 76463l1004-1442" svg:viewBox="0 0 1005 1443">
          <text:p text:style-name="P1"><text:span text:style-name="T2">a</text:span></text:p>
        </draw:connector>
        <draw:connector draw:style-name="gr6" draw:text-style-name="P3" draw:layer="layout" draw:type="line" svg:x1="10.392cm" svg:y1="76.449cm" svg:x2="9.592cm" svg:y2="75.021cm" draw:start-shape="id102" draw:start-glue-point="0" draw:end-shape="id127" draw:end-glue-point="2" svg:d="M10392 76449l-800-1428" svg:viewBox="0 0 801 1429">
          <text:p text:style-name="P1"><text:span text:style-name="T2">c</text:span></text:p>
        </draw:connector>
        <draw:connector draw:style-name="gr6" draw:text-style-name="P3" draw:layer="layout" draw:type="line" svg:x1="25.263cm" svg:y1="81.923cm" svg:x2="25cm" svg:y2="78.923cm" draw:start-shape="id103" draw:start-glue-point="0" draw:end-shape="id128" draw:end-glue-point="2" svg:d="M25263 81923l-263-3000" svg:viewBox="0 0 264 3001">
          <text:p text:style-name="P1"><text:span text:style-name="T2">a</text:span></text:p>
        </draw:connector>
        <draw:connector draw:style-name="gr6" draw:text-style-name="P3" draw:layer="layout" draw:type="line" svg:x1="27.288cm" svg:y1="81.96cm" svg:x2="25cm" svg:y2="78.923cm" draw:start-shape="id104" draw:start-glue-point="0" draw:end-shape="id128" draw:end-glue-point="2" svg:d="M27288 81960l-2288-3037" svg:viewBox="0 0 2289 3038">
          <text:p text:style-name="P1"><text:span text:style-name="T2">c</text:span></text:p>
        </draw:connector>
        <draw:custom-shape draw:style-name="gr1" draw:text-style-name="P2" xml:id="id129" draw:id="id129" draw:layer="layout" svg:width="1cm" svg:height="0.9cm" svg:x="19.9cm" svg:y="68.023cm">
          <text:p text:style-name="P1"><text:span text:style-name="T1">XOR</text:span></text:p>
          <text:p text:style-name="P1"><text:span text:style-name="T1">2_2106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1.014cm" svg:y1="69.523cm" svg:x2="20.4cm" svg:y2="68.923cm" draw:start-shape="id105" draw:start-glue-point="0" draw:end-shape="id129" draw:end-glue-point="2" svg:d="M21014 69523l-614-600" svg:viewBox="0 0 615 601">
          <text:p/>
        </draw:connector>
        <draw:custom-shape draw:style-name="gr1" draw:text-style-name="P2" xml:id="id130" draw:id="id130" draw:layer="layout" svg:width="1cm" svg:height="0.9cm" svg:x="22.1cm" svg:y="68.023cm">
          <text:p text:style-name="P1"><text:span text:style-name="T1">IMUX</text:span></text:p>
          <text:p text:style-name="P1"><text:span text:style-name="T1">2_21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19.782cm" svg:y1="70.233cm" svg:x2="20.4cm" svg:y2="68.923cm" draw:end-shape="id129" draw:end-glue-point="2" svg:d="M19782 70233l618-1310" svg:viewBox="0 0 619 1311">
          <text:p text:style-name="P1"><text:span text:style-name="T2">carry6</text:span></text:p>
        </draw:connector>
        <draw:connector draw:style-name="gr6" draw:text-style-name="P3" draw:layer="layout" draw:type="line" svg:x1="22.555cm" svg:y1="70.993cm" svg:x2="22.6cm" svg:y2="68.923cm" draw:end-shape="id130" draw:end-glue-point="2" svg:d="M22555 70993l45-2070" svg:viewBox="0 0 46 2071">
          <text:p text:style-name="P1"><text:span text:style-name="T2">carry6/a</text:span></text:p>
        </draw:connector>
        <draw:custom-shape draw:style-name="gr1" draw:text-style-name="P2" xml:id="id131" draw:id="id131" draw:layer="layout" svg:width="1cm" svg:height="0.9cm" svg:x="21.4cm" svg:y="72.323cm">
          <text:p text:style-name="P1"><text:span text:style-name="T1">XOR</text:span></text:p>
          <text:p text:style-name="P1"><text:span text:style-name="T1">2_201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0.868cm" svg:y1="74.623cm" svg:x2="21.9cm" svg:y2="73.223cm" draw:start-shape="id106" draw:start-glue-point="0" draw:end-shape="id131" draw:end-glue-point="2" svg:d="M20868 74623l1032-1400" svg:viewBox="0 0 1033 1401">
          <text:p/>
        </draw:connector>
        <draw:connector draw:style-name="gr6" draw:text-style-name="P3" draw:layer="layout" draw:type="line" svg:x1="23.2cm" svg:y1="81.979cm" svg:x2="25cm" svg:y2="78.923cm" draw:start-shape="id107" draw:start-glue-point="0" draw:end-shape="id128" draw:end-glue-point="2" svg:d="M23200 81979l1800-3056" svg:viewBox="0 0 1801 3057">
          <text:p text:style-name="P1"><text:span text:style-name="T2">b</text:span></text:p>
        </draw:connector>
        <draw:custom-shape draw:style-name="gr1" draw:text-style-name="P2" xml:id="id132" draw:id="id132" draw:layer="layout" svg:width="1cm" svg:height="0.9cm" svg:x="22.8cm" svg:y="72.323cm">
          <text:p text:style-name="P1"><text:span text:style-name="T1">XNOR</text:span></text:p>
          <text:p text:style-name="P1"><text:span text:style-name="T1">2_201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3.2cm" svg:y1="81.979cm" svg:x2="23.3cm" svg:y2="73.223cm" draw:start-shape="id107" draw:start-glue-point="0" draw:end-shape="id132" draw:end-glue-point="2" svg:d="M23200 81979l100-8756" svg:viewBox="0 0 101 8757">
          <text:p/>
        </draw:connector>
        <draw:connector draw:style-name="gr5" draw:text-style-name="P1" draw:layer="layout" draw:type="line" svg:x1="21.567cm" svg:y1="78.623cm" svg:x2="23.3cm" svg:y2="73.223cm" draw:start-shape="id108" draw:start-glue-point="0" draw:end-shape="id132" draw:end-glue-point="2" svg:d="M21567 78623l1733-5400" svg:viewBox="0 0 1734 5401">
          <text:p/>
        </draw:connector>
        <draw:connector draw:style-name="gr5" draw:text-style-name="P1" draw:layer="layout" draw:type="line" svg:x1="21.567cm" svg:y1="78.623cm" svg:x2="21.9cm" svg:y2="73.223cm" draw:start-shape="id108" draw:start-glue-point="0" draw:end-shape="id131" draw:end-glue-point="2" svg:d="M21567 78623l333-5400" svg:viewBox="0 0 334 5401">
          <text:p/>
        </draw:connector>
        <draw:custom-shape draw:style-name="gr1" draw:text-style-name="P2" xml:id="id133" draw:id="id133" draw:layer="layout" svg:width="1cm" svg:height="0.9cm" svg:x="25.7cm" svg:y="75.523cm">
          <text:p text:style-name="P1"><text:span text:style-name="T1">IMUX</text:span></text:p>
          <text:p text:style-name="P1"><text:span text:style-name="T1">2_2016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21.567cm" svg:y1="78.623cm" svg:x2="26.2cm" svg:y2="76.423cm" draw:start-shape="id108" draw:start-glue-point="0" draw:end-shape="id133" draw:end-glue-point="2" svg:d="M21567 78623l4633-2200" svg:viewBox="0 0 4634 2201">
          <text:p text:style-name="P1"><text:span text:style-name="T2">a</text:span></text:p>
        </draw:connector>
        <draw:connector draw:style-name="gr6" draw:text-style-name="P3" draw:layer="layout" draw:type="line" svg:x1="26.189cm" svg:y1="77.999cm" svg:x2="26.2cm" svg:y2="76.423cm" draw:start-shape="id109" draw:start-glue-point="0" draw:end-shape="id133" draw:end-glue-point="2" svg:d="M26189 77999l11-1576" svg:viewBox="0 0 12 1577">
          <text:p text:style-name="P1"><text:span text:style-name="T2">c</text:span></text:p>
        </draw:connector>
        <draw:connector draw:style-name="gr6" draw:text-style-name="P3" draw:layer="layout" draw:type="line" svg:x1="27.289cm" svg:y1="77.999cm" svg:x2="27.1cm" svg:y2="74.023cm" draw:start-shape="id110" draw:start-glue-point="0" draw:end-shape="id134" draw:end-glue-point="2" svg:d="M27289 77999l-189-3976" svg:viewBox="0 0 190 3977">
          <text:p text:style-name="P1"><text:span text:style-name="T2">a</text:span></text:p>
        </draw:connector>
        <draw:custom-shape draw:style-name="gr1" draw:text-style-name="P2" xml:id="id135" draw:id="id135" draw:layer="layout" svg:width="1cm" svg:height="0.9cm" svg:x="24.3cm" svg:y="68.023cm">
          <text:p text:style-name="P1"><text:span text:style-name="T1">XOR</text:span></text:p>
          <text:p text:style-name="P1"><text:span text:style-name="T1">2_191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4.8cm" svg:y1="74.826cm" svg:x2="24.8cm" svg:y2="68.923cm" draw:start-shape="id111" draw:start-glue-point="0" draw:end-shape="id135" draw:end-glue-point="2" svg:d="M24800 74826v-5903" svg:viewBox="0 0 1 5904">
          <text:p/>
        </draw:connector>
        <draw:connector draw:style-name="gr5" draw:text-style-name="P1" draw:layer="layout" draw:type="line" svg:x1="26.2cm" svg:y1="75.523cm" svg:x2="24.8cm" svg:y2="68.923cm" draw:start-shape="id133" draw:start-glue-point="0" draw:end-shape="id135" draw:end-glue-point="2" svg:d="M26200 75523l-1400-6600" svg:viewBox="0 0 1401 6601">
          <text:p/>
        </draw:connector>
        <draw:connector draw:style-name="gr6" draw:text-style-name="P3" draw:layer="layout" draw:type="line" svg:x1="26.2cm" svg:y1="75.523cm" svg:x2="27.1cm" svg:y2="74.023cm" draw:start-shape="id133" draw:start-glue-point="0" draw:end-shape="id134" draw:end-glue-point="2" svg:d="M26200 75523l900-1500" svg:viewBox="0 0 901 1501">
          <text:p text:style-name="P1"><text:span text:style-name="T2">b</text:span></text:p>
        </draw:connector>
        <draw:connector draw:style-name="gr6" draw:text-style-name="P3" draw:layer="layout" draw:type="line" svg:x1="28.5cm" svg:y1="75.463cm" svg:x2="28.4cm" svg:y2="70.823cm" draw:start-shape="id112" draw:start-glue-point="0" draw:end-shape="id113" draw:end-glue-point="2" svg:d="M28500 75463l-100-4640" svg:viewBox="0 0 101 4641">
          <text:p text:style-name="P1"><text:span text:style-name="T2">a</text:span></text:p>
        </draw:connector>
        <draw:custom-shape draw:style-name="gr1" draw:text-style-name="P2" xml:id="id136" draw:id="id136" draw:layer="layout" svg:width="1cm" svg:height="0.9cm" svg:x="26.5cm" svg:y="68.023cm">
          <text:p text:style-name="P1"><text:span text:style-name="T1">XOR</text:span></text:p>
          <text:p text:style-name="P1"><text:span text:style-name="T1">2_191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8.5cm" svg:y1="75.463cm" svg:x2="27cm" svg:y2="68.923cm" draw:start-shape="id112" draw:start-glue-point="0" draw:end-shape="id136" draw:end-glue-point="2" svg:d="M28500 75463l-1500-6540" svg:viewBox="0 0 1501 6541">
          <text:p/>
        </draw:connector>
        <draw:custom-shape draw:style-name="gr1" draw:text-style-name="P2" xml:id="id137" draw:id="id137" draw:layer="layout" svg:width="1cm" svg:height="0.9cm" svg:x="28.7cm" svg:y="68.023cm">
          <text:p text:style-name="P1"><text:span text:style-name="T1">XOR</text:span></text:p>
          <text:p text:style-name="P1"><text:span text:style-name="T1">2_181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9.924cm" svg:y1="69.921cm" svg:x2="29.2cm" svg:y2="68.923cm" draw:start-shape="id114" draw:start-glue-point="0" draw:end-shape="id137" draw:end-glue-point="2" svg:d="M29924 69921l-724-998" svg:viewBox="0 0 725 999">
          <text:p/>
        </draw:connector>
        <draw:custom-shape draw:style-name="gr2" draw:text-style-name="P2" xml:id="id138" draw:id="id138" draw:layer="layout" svg:width="2.1cm" svg:height="0.9cm" svg:x="25.821cm" svg:y="63.374cm">
          <text:p text:style-name="P1"><text:span text:style-name="T1">DFF (clk47)</text:span></text:p>
          <text:p text:style-name="P1"><text:span text:style-name="T1">2_2015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26.844cm" svg:y1="65.696cm" svg:x2="26.871cm" svg:y2="64.274cm" draw:end-shape="id138" draw:end-glue-point="2" svg:d="M26844 65696l27-1422" svg:viewBox="0 0 28 1423">
          <text:p text:style-name="P1"><text:span text:style-name="T2">10</text:span></text:p>
        </draw:connector>
        <draw:connector draw:style-name="gr5" draw:text-style-name="P1" draw:layer="layout" draw:type="line" svg:x1="28.4cm" svg:y1="69.923cm" svg:x2="29.2cm" svg:y2="68.923cm" draw:start-shape="id113" draw:start-glue-point="0" draw:end-shape="id137" draw:end-glue-point="2" svg:d="M28400 69923l800-1000" svg:viewBox="0 0 801 1001">
          <text:p/>
        </draw:connector>
        <draw:connector draw:style-name="gr6" draw:text-style-name="P3" draw:layer="layout" draw:type="line" svg:x1="27.1cm" svg:y1="73.123cm" svg:x2="28.4cm" svg:y2="70.823cm" draw:start-shape="id134" draw:start-glue-point="0" draw:end-shape="id113" draw:end-glue-point="2" svg:d="M27100 73123l1300-2300" svg:viewBox="0 0 1301 2301">
          <text:p text:style-name="P1"><text:span text:style-name="T2">b</text:span></text:p>
        </draw:connector>
        <draw:connector draw:style-name="gr5" draw:text-style-name="P1" draw:layer="layout" draw:type="line" svg:x1="27.1cm" svg:y1="73.123cm" svg:x2="27cm" svg:y2="68.923cm" draw:start-shape="id134" draw:start-glue-point="0" draw:end-shape="id136" draw:end-glue-point="2" svg:d="M27100 73123l-100-4200" svg:viewBox="0 0 101 4201">
          <text:p/>
        </draw:connector>
        <draw:custom-shape draw:style-name="gr2" draw:text-style-name="P2" xml:id="id139" draw:id="id139" draw:layer="layout" svg:width="2.1cm" svg:height="0.9cm" svg:x="23.621cm" svg:y="63.374cm">
          <text:p text:style-name="P1"><text:span text:style-name="T1">DFF (clk47)</text:span></text:p>
          <text:p text:style-name="P1"><text:span text:style-name="T1">2_1909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24.648cm" svg:y1="65.617cm" svg:x2="24.671cm" svg:y2="64.274cm" draw:end-shape="id139" draw:end-glue-point="2" svg:d="M24648 65617l23-1343" svg:viewBox="0 0 24 1344">
          <text:p text:style-name="P1"><text:span text:style-name="T2">09</text:span></text:p>
        </draw:connector>
        <draw:custom-shape draw:style-name="gr2" draw:text-style-name="P2" xml:id="id140" draw:id="id140" draw:layer="layout" svg:width="2.1cm" svg:height="0.9cm" svg:x="21.421cm" svg:y="63.374cm">
          <text:p text:style-name="P1"><text:span text:style-name="T1">DFF (clk47)</text:span></text:p>
          <text:p text:style-name="P1"><text:span text:style-name="T1">2_2008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22.452cm" svg:y1="65.802cm" svg:x2="22.471cm" svg:y2="64.274cm" draw:end-shape="id140" draw:end-glue-point="2" svg:d="M22452 65802l19-1528" svg:viewBox="0 0 20 1529">
          <text:p text:style-name="P1"><text:span text:style-name="T2">08</text:span></text:p>
        </draw:connector>
        <draw:custom-shape draw:style-name="gr2" draw:text-style-name="P2" xml:id="id141" draw:id="id141" draw:layer="layout" svg:width="2.1cm" svg:height="0.9cm" svg:x="17.078cm" svg:y="56.999cm">
          <text:p text:style-name="P1"><text:span text:style-name="T1">DFF (clk46)</text:span></text:p>
          <text:p text:style-name="P1"><text:span text:style-name="T1">2_2205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8.152cm" svg:y1="59.354cm" svg:x2="18.128cm" svg:y2="57.899cm" draw:end-shape="id141" draw:end-glue-point="2" svg:d="M18152 59354l-24-1455" svg:viewBox="0 0 25 1456">
          <text:p text:style-name="P1"><text:span text:style-name="T2">05</text:span></text:p>
        </draw:connector>
        <draw:connector draw:style-name="gr6" draw:text-style-name="P3" draw:layer="layout" draw:type="line" svg:x1="5.811cm" svg:y1="74.047cm" svg:x2="5.815cm" svg:y2="72.731cm" draw:start-shape="id119" draw:start-glue-point="0" svg:d="M5811 74047l4-1316" svg:viewBox="0 0 5 1317">
          <text:p text:style-name="P1"><text:span text:style-name="T2">/carry5</text:span></text:p>
        </draw:connector>
        <draw:connector draw:style-name="gr6" draw:text-style-name="P3" draw:layer="layout" draw:type="line" svg:x1="9.513cm" svg:y1="77.274cm" svg:x2="9.592cm" svg:y2="75.021cm" draw:end-shape="id127" draw:end-glue-point="2" svg:d="M9513 77274l79-2253" svg:viewBox="0 0 80 2254">
          <text:p text:style-name="P1"><text:span text:style-name="T2">/carry5/b</text:span></text:p>
        </draw:connector>
        <draw:connector draw:style-name="gr6" draw:text-style-name="P3" draw:layer="layout" draw:type="line" svg:x1="22.726cm" svg:y1="80.62cm" svg:x2="25cm" svg:y2="78.923cm" draw:end-shape="id128" draw:end-glue-point="2" svg:d="M22726 80620l2274-1697" svg:viewBox="0 0 2275 1698">
          <text:p text:style-name="P1"><text:span text:style-name="T2">/carry5/d</text:span></text:p>
        </draw:connector>
        <draw:custom-shape draw:style-name="gr2" draw:text-style-name="P2" xml:id="id142" draw:id="id142" draw:layer="layout" svg:width="2.1cm" svg:height="0.9cm" svg:x="17.021cm" svg:y="63.374cm">
          <text:p text:style-name="P1"><text:span text:style-name="T1">DFF (clk47)</text:span></text:p>
          <text:p text:style-name="P1"><text:span text:style-name="T1">2_2105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8.007cm" svg:y1="65.722cm" svg:x2="18.071cm" svg:y2="64.274cm" draw:end-shape="id142" draw:end-glue-point="2" svg:d="M18007 65722l64-1448" svg:viewBox="0 0 65 1449">
          <text:p text:style-name="P1"><text:span text:style-name="T2">06</text:span></text:p>
        </draw:connector>
        <draw:custom-shape draw:style-name="gr2" draw:text-style-name="P2" xml:id="id143" draw:id="id143" draw:layer="layout" svg:width="2.1cm" svg:height="0.9cm" svg:x="12.621cm" svg:y="63.374cm">
          <text:p text:style-name="P1"><text:span text:style-name="T1">DFF (clk47)</text:span></text:p>
          <text:p text:style-name="P1"><text:span text:style-name="T1">2_2311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3.668cm" svg:y1="65.564cm" svg:x2="13.671cm" svg:y2="64.274cm" draw:end-shape="id143" draw:end-glue-point="2" svg:d="M13668 65564l3-1290" svg:viewBox="0 0 4 1291">
          <text:p text:style-name="P1"><text:span text:style-name="T2">04</text:span></text:p>
        </draw:connector>
        <draw:connector draw:style-name="gr6" draw:text-style-name="P3" draw:layer="layout" draw:type="line" svg:x1="23.3cm" svg:y1="72.323cm" svg:x2="22.6cm" svg:y2="68.923cm" draw:start-shape="id132" draw:start-glue-point="0" draw:end-shape="id130" draw:end-glue-point="2" svg:d="M23300 72323l-700-3400" svg:viewBox="0 0 701 3401">
          <text:p text:style-name="P1"><text:span text:style-name="T2">b</text:span></text:p>
        </draw:connector>
        <draw:connector draw:style-name="gr6" draw:text-style-name="P3" draw:layer="layout" draw:type="line" svg:x1="21.9cm" svg:y1="72.323cm" svg:x2="22.6cm" svg:y2="68.923cm" draw:start-shape="id131" draw:start-glue-point="0" draw:end-shape="id130" draw:end-glue-point="2" svg:d="M21900 72323l700-3400" svg:viewBox="0 0 701 3401">
          <text:p text:style-name="P1"><text:span text:style-name="T2">c</text:span></text:p>
        </draw:connector>
        <draw:connector draw:style-name="gr6" draw:text-style-name="P3" draw:layer="layout" draw:type="line" svg:x1="20.23cm" svg:y1="65.881cm" svg:x2="20.271cm" svg:y2="64.274cm" draw:end-shape="id144" draw:end-glue-point="2" svg:d="M20230 65881l41-1607" svg:viewBox="0 0 42 1608">
          <text:p text:style-name="P1"><text:span text:style-name="T2">07</text:span></text:p>
        </draw:connector>
        <draw:custom-shape draw:style-name="gr2" draw:text-style-name="P2" xml:id="id145" draw:id="id145" draw:layer="layout" svg:width="2.1cm" svg:height="0.9cm" svg:x="6.078cm" svg:y="56.985cm">
          <text:p text:style-name="P1"><text:span text:style-name="T1">DFF (clk46)</text:span></text:p>
          <text:p text:style-name="P1"><text:span text:style-name="T1">2_2201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7.119cm" svg:y1="59.249cm" svg:x2="7.128cm" svg:y2="57.885cm" draw:end-shape="id145" draw:end-glue-point="2" svg:d="M7119 59249l9-1364" svg:viewBox="0 0 10 1365">
          <text:p text:style-name="P1"><text:span text:style-name="T2">00</text:span></text:p>
        </draw:connector>
        <draw:custom-shape draw:style-name="gr2" draw:text-style-name="P2" xml:id="id146" draw:id="id146" draw:layer="layout" svg:width="2.1cm" svg:height="0.9cm" svg:x="10.421cm" svg:y="63.374cm">
          <text:p text:style-name="P1"><text:span text:style-name="T1">DFF (clk47)</text:span></text:p>
          <text:p text:style-name="P1"><text:span text:style-name="T1">2_2516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1.498cm" svg:y1="65.643cm" svg:x2="11.471cm" svg:y2="64.274cm" draw:end-shape="id146" draw:end-glue-point="2" svg:d="M11498 65643l-27-1369" svg:viewBox="0 0 28 1370">
          <text:p text:style-name="P1"><text:span text:style-name="T2">03</text:span></text:p>
        </draw:connector>
        <draw:custom-shape draw:style-name="gr2" draw:text-style-name="P2" xml:id="id147" draw:id="id147" draw:layer="layout" svg:width="2.1cm" svg:height="0.9cm" svg:x="6.021cm" svg:y="63.374cm">
          <text:p text:style-name="P1"><text:span text:style-name="T1">DFF (clk47)</text:span></text:p>
          <text:p text:style-name="P1"><text:span text:style-name="T1">2_2306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7.053cm" svg:y1="65.564cm" svg:x2="7.071cm" svg:y2="64.274cm" draw:end-shape="id147" draw:end-glue-point="2" svg:d="M7053 65564l18-1290" svg:viewBox="0 0 19 1291">
          <text:p text:style-name="P1"><text:span text:style-name="T2">01</text:span></text:p>
        </draw:connector>
        <draw:connector draw:style-name="gr6" draw:text-style-name="P3" draw:layer="layout" draw:type="line" svg:x1="9.276cm" svg:y1="65.617cm" svg:x2="9.271cm" svg:y2="64.274cm" draw:end-shape="id148" draw:end-glue-point="2" svg:d="M9276 65617l-5-1343" svg:viewBox="0 0 6 1344">
          <text:p text:style-name="P1"><text:span text:style-name="T2">02</text:span></text:p>
        </draw:connector>
        <draw:connector draw:style-name="gr6" draw:text-style-name="P3" draw:layer="layout" draw:type="line" svg:x1="8.407cm" svg:y1="70.154cm" svg:x2="9.4cm" svg:y2="68.923cm" draw:end-shape="id124" draw:end-glue-point="2" svg:d="M8407 70154l993-1231" svg:viewBox="0 0 994 1232">
          <text:p text:style-name="P1"><text:span text:style-name="T2">/carry1</text:span></text:p>
        </draw:connector>
        <draw:connector draw:style-name="gr6" draw:text-style-name="P3" draw:layer="layout" draw:type="line" svg:x1="9.673cm" svg:y1="83.608cm" svg:x2="9.678cm" svg:y2="81.568cm" draw:end-shape="id122" draw:end-glue-point="2" svg:d="M9673 83608l5-2040" svg:viewBox="0 0 6 2041">
          <text:p text:style-name="P1"><text:span text:style-name="T2">/carry1/b</text:span></text:p>
        </draw:connector>
        <draw:connector draw:style-name="gr6" draw:text-style-name="P3" draw:layer="layout" draw:type="line" svg:x1="16.759cm" svg:y1="81.36cm" svg:x2="16.752cm" svg:y2="78.523cm" draw:end-shape="id121" draw:end-glue-point="2" svg:d="M16759 81360l-7-2837" svg:viewBox="0 0 8 2838">
          <text:p text:style-name="P1"><text:span text:style-name="T2">/carry1/d</text:span></text:p>
        </draw:connector>
        <draw:connector draw:style-name="gr6" draw:text-style-name="P3" draw:layer="layout" draw:type="line" svg:x1="14.4cm" svg:y1="70.723cm" svg:x2="13.777cm" svg:y2="68.923cm" draw:start-shape="id116" draw:start-glue-point="0" draw:end-shape="id123" draw:end-glue-point="2" svg:d="M14400 70723l-623-1800" svg:viewBox="0 0 624 1801">
          <text:p text:style-name="P1"><text:span text:style-name="T2">b</text:span></text:p>
        </draw:connector>
        <draw:connector draw:style-name="gr6" draw:text-style-name="P3" draw:layer="layout" draw:type="line" svg:x1="13.2cm" svg:y1="70.723cm" svg:x2="13.777cm" svg:y2="68.923cm" draw:start-shape="id115" draw:start-glue-point="0" draw:end-shape="id123" draw:end-glue-point="2" svg:d="M13200 70723l577-1800" svg:viewBox="0 0 578 1801">
          <text:p text:style-name="P1"><text:span text:style-name="T2">c</text:span></text:p>
        </draw:connector>
        <draw:connector draw:style-name="gr6" draw:text-style-name="P3" draw:layer="layout" draw:type="line" svg:x1="25cm" svg:y1="78.023cm" svg:x2="26.2cm" svg:y2="76.423cm" draw:start-shape="id128" draw:start-glue-point="0" draw:end-shape="id133" draw:end-glue-point="2" svg:d="M25000 78023l1200-1600" svg:viewBox="0 0 1201 1601">
          <text:p text:style-name="P1"><text:span text:style-name="T2">b</text:span></text:p>
        </draw:connector>
        <draw:connector draw:style-name="gr6" draw:text-style-name="P3" draw:layer="layout" draw:type="line" svg:x1="14.152cm" svg:y1="80.623cm" svg:x2="16.752cm" svg:y2="78.523cm" draw:start-shape="id92" draw:start-glue-point="0" draw:end-shape="id121" draw:end-glue-point="2" svg:d="M14152 80623l2600-2100" svg:viewBox="0 0 2601 2101">
          <text:p text:style-name="P1"><text:span text:style-name="T2">b</text:span></text:p>
        </draw:connector>
        <draw:connector draw:style-name="gr5" draw:text-style-name="P1" draw:layer="layout" draw:type="line" svg:x1="3.536cm" svg:y1="37.286cm" svg:x2="4.636cm" svg:y2="35.786cm" draw:start-shape="id85" draw:start-glue-point="0" draw:end-shape="id125" draw:end-glue-point="2" svg:d="M3536 37286l1100-1500" svg:viewBox="0 0 1101 1501">
          <text:p/>
        </draw:connector>
        <draw:connector draw:style-name="gr6" draw:text-style-name="P3" draw:layer="layout" draw:type="line" svg:x1="4.648cm" svg:y1="39.56cm" svg:x2="4.636cm" svg:y2="38.186cm" draw:end-shape="id149" draw:end-glue-point="2" svg:d="M4648 39560l-12-1374" svg:viewBox="0 0 13 1375">
          <text:p text:style-name="P1"><text:span text:style-name="T2">3_X4</text:span></text:p>
        </draw:connector>
        <draw:connector draw:style-name="gr5" draw:text-style-name="P1" draw:layer="layout" draw:type="line" svg:x1="4.636cm" svg:y1="37.286cm" svg:x2="4.636cm" svg:y2="35.786cm" draw:start-shape="id149" draw:start-glue-point="0" draw:end-shape="id125" draw:end-glue-point="2" svg:d="M4636 37286v-1500" svg:viewBox="0 0 1 1501">
          <text:p/>
        </draw:connector>
        <draw:connector draw:style-name="gr6" draw:text-style-name="P3" draw:layer="layout" draw:type="line" svg:x1="24.8cm" svg:y1="74.826cm" svg:x2="27.1cm" svg:y2="74.023cm" draw:start-shape="id111" draw:start-glue-point="0" draw:end-shape="id134" draw:end-glue-point="2" svg:d="M24800 74826l2300-803" svg:viewBox="0 0 2301 804">
          <text:p text:style-name="P1"><text:span text:style-name="T2">c</text:span></text:p>
        </draw:connector>
        <draw:custom-shape draw:style-name="gr1" draw:text-style-name="P2" xml:id="id122" draw:id="id122" draw:layer="layout" svg:width="1cm" svg:height="0.9cm" svg:x="9.178cm" svg:y="80.668cm">
          <text:p text:style-name="P1"><text:span text:style-name="T1">12-OAI</text:span></text:p>
          <text:p text:style-name="P1"><text:span text:style-name="T1">2_2415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4.636cm" svg:y1="34.886cm" svg:x2="4.636cm" svg:y2="33.486cm" draw:start-shape="id125" draw:start-glue-point="0" svg:d="M4636 34886v-1400" svg:viewBox="0 0 1 1401">
          <text:p text:style-name="P1"><text:span text:style-name="T2">/carryx2</text:span></text:p>
        </draw:connector>
        <draw:connector draw:style-name="gr6" draw:text-style-name="P3" draw:layer="layout" draw:type="line" svg:x1="9.678cm" svg:y1="80.668cm" svg:x2="9.711cm" svg:y2="79.221cm" draw:start-shape="id122" draw:start-glue-point="0" svg:d="M9678 80668l33-1447" svg:viewBox="0 0 34 1448">
          <text:p text:style-name="P1"><text:span text:style-name="T2">carry2</text:span></text:p>
        </draw:connector>
        <draw:connector draw:style-name="gr6" draw:text-style-name="P3" draw:layer="layout" draw:type="line" svg:x1="15.17cm" svg:y1="70.135cm" svg:x2="16cm" svg:y2="68.923cm" draw:end-shape="id118" draw:end-glue-point="2" svg:d="M15170 70135l830-1212" svg:viewBox="0 0 831 1213">
          <text:p text:style-name="P1"><text:span text:style-name="T2">/carry4</text:span></text:p>
        </draw:connector>
        <draw:connector draw:style-name="gr6" draw:text-style-name="P3" draw:layer="layout" draw:type="line" svg:x1="17.4cm" svg:y1="70.135cm" svg:x2="18.2cm" svg:y2="68.923cm" draw:end-shape="id126" draw:end-glue-point="2" svg:d="M17400 70135l800-1212" svg:viewBox="0 0 801 1213">
          <text:p text:style-name="P1"><text:span text:style-name="T2">/carry5</text:span></text:p>
        </draw:connector>
        <draw:connector draw:style-name="gr6" draw:text-style-name="P3" draw:layer="layout" draw:type="line" svg:x1="9.592cm" svg:y1="74.121cm" svg:x2="9.644cm" svg:y2="72.731cm" draw:start-shape="id127" draw:start-glue-point="0" svg:d="M9592 74121l52-1390" svg:viewBox="0 0 53 1391">
          <text:p text:style-name="P1"><text:span text:style-name="T2">carry6</text:span></text:p>
        </draw:connector>
        <draw:connector draw:style-name="gr3" draw:text-style-name="P3" draw:layer="layout" draw:type="line" svg:x1="25.692cm" svg:y1="96.268cm" svg:x2="25.698cm" svg:y2="94.845cm" draw:start-shape="id65" draw:start-glue-point="0" svg:d="M25692 96268l6-1423" svg:viewBox="0 0 7 1424">
          <text:p text:style-name="P1"><text:span text:style-name="T2">1_00</text:span></text:p>
        </draw:connector>
        <draw:custom-shape draw:style-name="gr1" draw:text-style-name="P2" xml:id="id150" draw:id="id150" draw:layer="layout" svg:width="1cm" svg:height="0.9cm" svg:x="2.492cm" svg:y="91.136cm">
          <text:p text:style-name="P1"><text:span text:style-name="T1">IMUX</text:span></text:p>
          <text:p text:style-name="P1"><text:span text:style-name="T1">2_221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.992cm" svg:y1="91.136cm" svg:x2="3.008cm" svg:y2="89.536cm" draw:start-shape="id150" draw:start-glue-point="0" svg:d="M2992 91136l16-1600" svg:viewBox="0 0 17 1601">
          <text:p text:style-name="P1"><text:span text:style-name="T2">2_01</text:span></text:p>
        </draw:connector>
        <draw:custom-shape draw:style-name="gr1" draw:text-style-name="P2" xml:id="id151" draw:id="id151" draw:layer="layout" svg:width="1cm" svg:height="0.9cm" svg:x="3.592cm" svg:y="91.136cm">
          <text:p text:style-name="P1"><text:span text:style-name="T1">IMUX</text:span></text:p>
          <text:p text:style-name="P1"><text:span text:style-name="T1">2_23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4.092cm" svg:y1="91.136cm" svg:x2="4.108cm" svg:y2="89.536cm" draw:start-shape="id151" draw:start-glue-point="0" svg:d="M4092 91136l16-1600" svg:viewBox="0 0 17 1601">
          <text:p text:style-name="P1"><text:span text:style-name="T2">2_02</text:span></text:p>
        </draw:connector>
        <draw:connector draw:style-name="gr3" draw:text-style-name="P3" draw:layer="layout" draw:type="line" svg:x1="26.792cm" svg:y1="94.768cm" svg:x2="26.813cm" svg:y2="92.966cm" draw:start-shape="id56" draw:start-glue-point="0" svg:d="M26792 94768l21-1802" svg:viewBox="0 0 22 1803">
          <text:p text:style-name="P1"><text:span text:style-name="T2">1_01</text:span></text:p>
        </draw:connector>
        <draw:connector draw:style-name="gr3" draw:text-style-name="P3" draw:layer="layout" draw:type="line" svg:x1="27.892cm" svg:y1="94.768cm" svg:x2="27.892cm" svg:y2="92.968cm" draw:start-shape="id60" draw:start-glue-point="0" svg:d="M27892 94768v-1800" svg:viewBox="0 0 1 1801">
          <text:p text:style-name="P1"><text:span text:style-name="T2">1_02</text:span></text:p>
        </draw:connector>
        <draw:custom-shape draw:style-name="gr1" draw:text-style-name="P2" xml:id="id152" draw:id="id152" draw:layer="layout" svg:width="1cm" svg:height="0.9cm" svg:x="4.692cm" svg:y="91.136cm">
          <text:p text:style-name="P1"><text:span text:style-name="T1">IMUX</text:span></text:p>
          <text:p text:style-name="P1"><text:span text:style-name="T1">2_231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.192cm" svg:y1="91.136cm" svg:x2="5.208cm" svg:y2="89.536cm" draw:start-shape="id152" draw:start-glue-point="0" svg:d="M5192 91136l16-1600" svg:viewBox="0 0 17 1601">
          <text:p text:style-name="P1"><text:span text:style-name="T2">2_03</text:span></text:p>
        </draw:connector>
        <draw:custom-shape draw:style-name="gr1" draw:text-style-name="P2" xml:id="id153" draw:id="id153" draw:layer="layout" svg:width="1cm" svg:height="0.9cm" svg:x="5.792cm" svg:y="91.136cm">
          <text:p text:style-name="P1"><text:span text:style-name="T1">IMUX</text:span></text:p>
          <text:p text:style-name="P1"><text:span text:style-name="T1">2_222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.292cm" svg:y1="91.136cm" svg:x2="6.308cm" svg:y2="89.536cm" draw:start-shape="id153" draw:start-glue-point="0" svg:d="M6292 91136l16-1600" svg:viewBox="0 0 17 1601">
          <text:p text:style-name="P1"><text:span text:style-name="T2">2_04</text:span></text:p>
        </draw:connector>
        <draw:connector draw:style-name="gr3" draw:text-style-name="P3" draw:layer="layout" draw:type="line" svg:x1="30.092cm" svg:y1="94.768cm" svg:x2="30.092cm" svg:y2="92.968cm" draw:start-shape="id58" draw:start-glue-point="0" svg:d="M30092 94768v-1800" svg:viewBox="0 0 1 1801">
          <text:p text:style-name="P1"><text:span text:style-name="T2">1_04</text:span></text:p>
        </draw:connector>
        <draw:connector draw:style-name="gr3" draw:text-style-name="P3" draw:layer="layout" draw:type="line" svg:x1="28.992cm" svg:y1="94.768cm" svg:x2="28.992cm" svg:y2="92.968cm" draw:start-shape="id48" draw:start-glue-point="0" svg:d="M28992 94768v-1800" svg:viewBox="0 0 1 1801">
          <text:p text:style-name="P1"><text:span text:style-name="T2">1_03</text:span></text:p>
        </draw:connector>
        <draw:custom-shape draw:style-name="gr1" draw:text-style-name="P2" xml:id="id154" draw:id="id154" draw:layer="layout" svg:width="1cm" svg:height="0.9cm" svg:x="6.892cm" svg:y="91.136cm">
          <text:p text:style-name="P1"><text:span text:style-name="T1">IMUX</text:span></text:p>
          <text:p text:style-name="P1"><text:span text:style-name="T1">2_212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.392cm" svg:y1="91.136cm" svg:x2="7.408cm" svg:y2="89.536cm" draw:start-shape="id154" draw:start-glue-point="0" svg:d="M7392 91136l16-1600" svg:viewBox="0 0 17 1601">
          <text:p text:style-name="P1"><text:span text:style-name="T2">2_05</text:span></text:p>
        </draw:connector>
        <draw:custom-shape draw:style-name="gr1" draw:text-style-name="P2" xml:id="id155" draw:id="id155" draw:layer="layout" svg:width="1cm" svg:height="0.9cm" svg:x="7.992cm" svg:y="91.136cm">
          <text:p text:style-name="P1"><text:span text:style-name="T1">IMUX</text:span></text:p>
          <text:p text:style-name="P1"><text:span text:style-name="T1">2_221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.492cm" svg:y1="91.136cm" svg:x2="8.508cm" svg:y2="89.536cm" draw:start-shape="id155" draw:start-glue-point="0" svg:d="M8492 91136l16-1600" svg:viewBox="0 0 17 1601">
          <text:p text:style-name="P1"><text:span text:style-name="T2">2_06</text:span></text:p>
        </draw:connector>
        <draw:connector draw:style-name="gr3" draw:text-style-name="P3" draw:layer="layout" draw:type="line" svg:x1="31.192cm" svg:y1="94.768cm" svg:x2="31.192cm" svg:y2="92.968cm" draw:start-shape="id62" draw:start-glue-point="0" svg:d="M31192 94768v-1800" svg:viewBox="0 0 1 1801">
          <text:p text:style-name="P1"><text:span text:style-name="T2">1_05</text:span></text:p>
        </draw:connector>
        <draw:connector draw:style-name="gr3" draw:text-style-name="P3" draw:layer="layout" draw:type="line" svg:x1="32.292cm" svg:y1="94.768cm" svg:x2="32.292cm" svg:y2="92.968cm" draw:start-shape="id52" draw:start-glue-point="0" svg:d="M32292 94768v-1800" svg:viewBox="0 0 1 1801">
          <text:p text:style-name="P1"><text:span text:style-name="T2">1_06</text:span></text:p>
        </draw:connector>
        <draw:custom-shape draw:style-name="gr1" draw:text-style-name="P2" xml:id="id156" draw:id="id156" draw:layer="layout" svg:width="1cm" svg:height="0.9cm" svg:x="9.092cm" svg:y="91.136cm">
          <text:p text:style-name="P1"><text:span text:style-name="T1">IMUX</text:span></text:p>
          <text:p text:style-name="P1"><text:span text:style-name="T1">2_201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.592cm" svg:y1="91.136cm" svg:x2="9.608cm" svg:y2="89.536cm" draw:start-shape="id156" draw:start-glue-point="0" svg:d="M9592 91136l16-1600" svg:viewBox="0 0 17 1601">
          <text:p text:style-name="P1"><text:span text:style-name="T2">2_07</text:span></text:p>
        </draw:connector>
        <draw:custom-shape draw:style-name="gr1" draw:text-style-name="P2" xml:id="id157" draw:id="id157" draw:layer="layout" svg:width="1cm" svg:height="0.9cm" svg:x="10.192cm" svg:y="91.136cm">
          <text:p text:style-name="P1"><text:span text:style-name="T1">IMUX</text:span></text:p>
          <text:p text:style-name="P1"><text:span text:style-name="T1">2_191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692cm" svg:y1="91.136cm" svg:x2="10.708cm" svg:y2="89.536cm" draw:start-shape="id157" draw:start-glue-point="0" svg:d="M10692 91136l16-1600" svg:viewBox="0 0 17 1601">
          <text:p text:style-name="P1"><text:span text:style-name="T2">2_08</text:span></text:p>
        </draw:connector>
        <draw:connector draw:style-name="gr3" draw:text-style-name="P3" draw:layer="layout" draw:type="line" svg:x1="33.392cm" svg:y1="94.768cm" svg:x2="33.392cm" svg:y2="92.968cm" draw:start-shape="id50" draw:start-glue-point="0" svg:d="M33392 94768v-1800" svg:viewBox="0 0 1 1801">
          <text:p text:style-name="P1"><text:span text:style-name="T2">1_07</text:span></text:p>
        </draw:connector>
        <draw:connector draw:style-name="gr3" draw:text-style-name="P3" draw:layer="layout" draw:type="line" svg:x1="34.471cm" svg:y1="94.768cm" svg:x2="34.492cm" svg:y2="92.968cm" draw:start-shape="id54" svg:d="M34471 94768l21-1800" svg:viewBox="0 0 22 1801">
          <text:p text:style-name="P1"><text:span text:style-name="T2">1_08</text:span></text:p>
        </draw:connector>
        <draw:custom-shape draw:style-name="gr1" draw:text-style-name="P2" xml:id="id158" draw:id="id158" draw:layer="layout" svg:width="1cm" svg:height="0.9cm" svg:x="11.292cm" svg:y="91.136cm">
          <text:p text:style-name="P1"><text:span text:style-name="T1">IMUX</text:span></text:p>
          <text:p text:style-name="P1"><text:span text:style-name="T1">2_20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1.792cm" svg:y1="91.136cm" svg:x2="11.808cm" svg:y2="89.492cm" draw:start-shape="id158" draw:start-glue-point="0" svg:d="M11792 91136l16-1644" svg:viewBox="0 0 17 1645">
          <text:p text:style-name="P1"><text:span text:style-name="T2">2_09</text:span></text:p>
        </draw:connector>
        <draw:custom-shape draw:style-name="gr1" draw:text-style-name="P2" xml:id="id159" draw:id="id159" draw:layer="layout" svg:width="1cm" svg:height="0.9cm" svg:x="12.392cm" svg:y="91.136cm">
          <text:p text:style-name="P1"><text:span text:style-name="T1">IMUX</text:span></text:p>
          <text:p text:style-name="P1"><text:span text:style-name="T1">2_191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2.892cm" svg:y1="91.136cm" svg:x2="12.908cm" svg:y2="89.492cm" draw:start-shape="id159" draw:start-glue-point="0" svg:d="M12892 91136l16-1644" svg:viewBox="0 0 17 1645">
          <text:p text:style-name="P1"><text:span text:style-name="T2">2_10</text:span></text:p>
        </draw:connector>
        <draw:connector draw:style-name="gr3" draw:text-style-name="P3" draw:layer="layout" draw:type="line" svg:x1="35.592cm" svg:y1="94.768cm" svg:x2="35.613cm" svg:y2="92.968cm" draw:start-shape="id46" draw:start-glue-point="0" svg:d="M35592 94768l21-1800" svg:viewBox="0 0 22 1801">
          <text:p text:style-name="P1"><text:span text:style-name="T2">1_09</text:span></text:p>
        </draw:connector>
        <draw:connector draw:style-name="gr3" draw:text-style-name="P3" draw:layer="layout" draw:type="line" svg:x1="36.692cm" svg:y1="96.268cm" svg:x2="36.698cm" svg:y2="94.868cm" draw:start-shape="id64" draw:start-glue-point="0" svg:d="M36692 96268l6-1400" svg:viewBox="0 0 7 1401">
          <text:p text:style-name="P1"><text:span text:style-name="T2">1_10</text:span></text:p>
        </draw:connector>
        <draw:connector draw:style-name="gr3" draw:text-style-name="P3" draw:layer="layout" draw:type="line" svg:x1="29.079cm" svg:y1="59.249cm" svg:x2="29.128cm" svg:y2="57.899cm" draw:end-shape="id160" draw:end-glue-point="2" svg:d="M29079 59249l49-1350" svg:viewBox="0 0 50 1351">
          <text:p text:style-name="P1"><text:span text:style-name="T2">10</text:span></text:p>
        </draw:connector>
        <draw:connector draw:style-name="gr3" draw:text-style-name="P3" draw:layer="layout" draw:type="line" svg:x1="26.909cm" svg:y1="59.116cm" svg:x2="26.928cm" svg:y2="57.899cm" draw:end-shape="id161" draw:end-glue-point="2" svg:d="M26909 59116l19-1217" svg:viewBox="0 0 20 1218">
          <text:p text:style-name="P1"><text:span text:style-name="T2">09</text:span></text:p>
        </draw:connector>
        <draw:connector draw:style-name="gr3" draw:text-style-name="P3" draw:layer="layout" draw:type="line" svg:x1="24.766cm" svg:y1="59.222cm" svg:x2="24.728cm" svg:y2="57.899cm" draw:end-shape="id162" draw:end-glue-point="2" svg:d="M24766 59222l-38-1323" svg:viewBox="0 0 39 1324">
          <text:p text:style-name="P1"><text:span text:style-name="T2">08</text:span></text:p>
        </draw:connector>
        <draw:connector draw:style-name="gr3" draw:text-style-name="P3" draw:layer="layout" draw:type="line" svg:x1="22.518cm" svg:y1="59.434cm" svg:x2="22.528cm" svg:y2="57.899cm" draw:end-shape="id163" draw:end-glue-point="2" svg:d="M22518 59434l10-1535" svg:viewBox="0 0 11 1536">
          <text:p text:style-name="P1"><text:span text:style-name="T2">07</text:span></text:p>
        </draw:connector>
        <draw:custom-shape draw:style-name="gr2" draw:text-style-name="P2" xml:id="id164" draw:id="id164" draw:layer="layout" svg:width="2.1cm" svg:height="0.9cm" svg:x="19.278cm" svg:y="56.999cm">
          <text:p text:style-name="P1"><text:span text:style-name="T1">DFF (clk46)</text:span></text:p>
          <text:p text:style-name="P1"><text:span text:style-name="T1">2_220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0.322cm" svg:y1="59.407cm" svg:x2="20.328cm" svg:y2="57.899cm" draw:end-shape="id164" draw:end-glue-point="2" svg:d="M20322 59407l6-1508" svg:viewBox="0 0 7 1509">
          <text:p text:style-name="P1"><text:span text:style-name="T2">06</text:span></text:p>
        </draw:connector>
        <draw:custom-shape draw:style-name="gr2" draw:text-style-name="P2" xml:id="id165" draw:id="id165" draw:layer="layout" svg:width="2.1cm" svg:height="0.9cm" svg:x="14.821cm" svg:y="63.374cm">
          <text:p text:style-name="P1"><text:span text:style-name="T1">DFF (clk47)</text:span></text:p>
          <text:p text:style-name="P1"><text:span text:style-name="T1">2_221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864cm" svg:y1="65.749cm" svg:x2="15.871cm" svg:y2="64.274cm" draw:end-shape="id165" draw:end-glue-point="2" svg:d="M15864 65749l7-1475" svg:viewBox="0 0 8 1476">
          <text:p text:style-name="P1"><text:span text:style-name="T2">05</text:span></text:p>
        </draw:connector>
        <draw:connector draw:style-name="gr3" draw:text-style-name="P3" draw:layer="layout" draw:type="line" svg:x1="15.903cm" svg:y1="59.143cm" svg:x2="15.928cm" svg:y2="57.899cm" draw:end-shape="id166" draw:end-glue-point="2" svg:d="M15903 59143l25-1244" svg:viewBox="0 0 26 1245">
          <text:p text:style-name="P1"><text:span text:style-name="T2">04</text:span></text:p>
        </draw:connector>
        <draw:connector draw:style-name="gr3" draw:text-style-name="P3" draw:layer="layout" draw:type="line" svg:x1="13.707cm" svg:y1="59.222cm" svg:x2="13.728cm" svg:y2="57.899cm" draw:end-shape="id167" draw:end-glue-point="2" svg:d="M13707 59222l21-1323" svg:viewBox="0 0 22 1324">
          <text:p text:style-name="P1"><text:span text:style-name="T2">03</text:span></text:p>
        </draw:connector>
        <draw:connector draw:style-name="gr3" draw:text-style-name="P3" draw:layer="layout" draw:type="line" svg:x1="11.564cm" svg:y1="59.328cm" svg:x2="11.528cm" svg:y2="57.899cm" draw:end-shape="id168" draw:end-glue-point="2" svg:d="M11564 59328l-36-1429" svg:viewBox="0 0 37 1430">
          <text:p text:style-name="P1"><text:span text:style-name="T2">02</text:span></text:p>
        </draw:connector>
        <draw:custom-shape draw:style-name="gr2" draw:text-style-name="P2" xml:id="id169" draw:id="id169" draw:layer="layout" svg:width="2.1cm" svg:height="0.9cm" svg:x="8.278cm" svg:y="56.999cm">
          <text:p text:style-name="P1"><text:span text:style-name="T1">DFF (clk46)</text:span></text:p>
          <text:p text:style-name="P1"><text:span text:style-name="T1">2_230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.315cm" svg:y1="59.275cm" svg:x2="9.328cm" svg:y2="57.899cm" draw:end-shape="id169" draw:end-glue-point="2" svg:d="M9315 59275l13-1376" svg:viewBox="0 0 14 1377">
          <text:p text:style-name="P1"><text:span text:style-name="T2">01</text:span></text:p>
        </draw:connector>
        <draw:custom-shape draw:style-name="gr2" draw:text-style-name="P2" xml:id="id183" draw:id="id183" draw:layer="layout" svg:width="2.1cm" svg:height="0.9cm" svg:x="3.878cm" svg:y="56.961cm">
          <text:p text:style-name="P1"><text:span text:style-name="T1">DFF (clk46)</text:span></text:p>
          <text:p text:style-name="P1"><text:span text:style-name="T1">2_23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0" draw:id="id170" draw:layer="layout" svg:width="1cm" svg:height="0.9cm" svg:x="64.27cm" svg:y="81.028cm">
          <text:p text:style-name="P1"><text:span text:style-name="T1">OR (mclk)</text:span></text:p>
          <text:p text:style-name="P1"><text:span text:style-name="T1">2_250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4.77cm" svg:y1="81.028cm" svg:x2="64.781cm" svg:y2="79.366cm" draw:start-shape="id170" draw:start-glue-point="0" svg:d="M64770 81028l11-1662" svg:viewBox="0 0 12 1663">
          <text:p text:style-name="P1"><text:span text:style-name="T2">clk46</text:span></text:p>
        </draw:connector>
        <draw:custom-shape draw:style-name="gr1" draw:text-style-name="P2" xml:id="id171" draw:id="id171" draw:layer="layout" svg:width="1cm" svg:height="0.9cm" svg:x="54.37cm" svg:y="86.195cm">
          <text:p text:style-name="P1"><text:span text:style-name="T1">OR (mclk)</text:span></text:p>
          <text:p text:style-name="P1"><text:span text:style-name="T1">2_24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4.87cm" svg:y1="86.195cm" svg:x2="54.923cm" svg:y2="84.466cm" draw:start-shape="id171" draw:start-glue-point="0" svg:d="M54870 86195l53-1729" svg:viewBox="0 0 54 1730">
          <text:p text:style-name="P1"><text:span text:style-name="T2">clk47</text:span></text:p>
        </draw:connector>
        <draw:custom-shape draw:style-name="gr1" draw:text-style-name="P2" xml:id="id172" draw:id="id172" draw:layer="layout" svg:width="1cm" svg:height="0.9cm" svg:x="10.921cm" svg:y="61.674cm">
          <text:p text:style-name="P1"><text:span text:style-name="T1">NOT</text:span></text:p>
          <text:p text:style-name="P1"><text:span text:style-name="T1">2_241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.471cm" svg:y1="63.374cm" svg:x2="11.421cm" svg:y2="62.574cm" draw:start-shape="id146" draw:start-glue-point="0" draw:end-shape="id172" draw:end-glue-point="2" svg:d="M11471 63374l-50-800" svg:viewBox="0 0 51 801">
          <text:p/>
        </draw:connector>
        <draw:connector draw:style-name="gr3" draw:text-style-name="P3" draw:layer="layout" draw:type="line" svg:x1="11.421cm" svg:y1="61.674cm" svg:x2="11.428cm" svg:y2="59.814cm" draw:start-shape="id172" draw:start-glue-point="0" svg:d="M11421 61674l7-1860" svg:viewBox="0 0 8 1861">
          <text:p text:style-name="P1"><text:span text:style-name="T2">res04</text:span></text:p>
        </draw:connector>
        <draw:connector draw:style-name="gr3" draw:text-style-name="P3" draw:layer="layout" draw:type="line" svg:x1="4.146cm" svg:y1="93.658cm" svg:x2="4.092cm" svg:y2="92.036cm" draw:end-shape="id151" draw:end-glue-point="2" svg:d="M4146 93658l-54-1622" svg:viewBox="0 0 55 1623">
          <text:p text:style-name="P1"><text:span text:style-name="T2">res04/c</text:span></text:p>
        </draw:connector>
        <draw:custom-shape draw:style-name="gr1" draw:text-style-name="P2" xml:id="id173" draw:id="id173" draw:layer="layout" svg:width="1cm" svg:height="0.9cm" svg:x="8.721cm" svg:y="61.674cm">
          <text:p text:style-name="P1"><text:span text:style-name="T1">NOT</text:span></text:p>
          <text:p text:style-name="P1"><text:span text:style-name="T1">2_231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.271cm" svg:y1="63.374cm" svg:x2="9.221cm" svg:y2="62.574cm" draw:start-shape="id148" draw:start-glue-point="0" draw:end-shape="id173" draw:end-glue-point="2" svg:d="M9271 63374l-50-800" svg:viewBox="0 0 51 801">
          <text:p/>
        </draw:connector>
        <draw:connector draw:style-name="gr3" draw:text-style-name="P3" draw:layer="layout" draw:type="line" svg:x1="9.221cm" svg:y1="61.674cm" svg:x2="9.228cm" svg:y2="59.814cm" draw:start-shape="id173" draw:start-glue-point="0" svg:d="M9221 61674l7-1860" svg:viewBox="0 0 8 1861">
          <text:p text:style-name="P1"><text:span text:style-name="T2">res03</text:span></text:p>
        </draw:connector>
        <draw:connector draw:style-name="gr3" draw:text-style-name="P3" draw:layer="layout" draw:type="line" svg:x1="3.092cm" svg:y1="93.636cm" svg:x2="2.992cm" svg:y2="92.036cm" draw:end-shape="id150" draw:end-glue-point="2" svg:d="M3092 93636l-100-1600" svg:viewBox="0 0 101 1601">
          <text:p text:style-name="P1"><text:span text:style-name="T2">res03/c</text:span></text:p>
        </draw:connector>
        <draw:custom-shape draw:style-name="gr1" draw:text-style-name="P2" xml:id="id174" draw:id="id174" draw:layer="layout" svg:width="1cm" svg:height="0.9cm" svg:x="13.121cm" svg:y="61.674cm">
          <text:p text:style-name="P1"><text:span text:style-name="T1">NOT</text:span></text:p>
          <text:p text:style-name="P1"><text:span text:style-name="T1">2_231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3.671cm" svg:y1="63.374cm" svg:x2="13.621cm" svg:y2="62.574cm" draw:start-shape="id143" draw:start-glue-point="0" draw:end-shape="id174" draw:end-glue-point="2" svg:d="M13671 63374l-50-800" svg:viewBox="0 0 51 801">
          <text:p/>
        </draw:connector>
        <draw:connector draw:style-name="gr3" draw:text-style-name="P3" draw:layer="layout" draw:type="line" svg:x1="13.621cm" svg:y1="61.674cm" svg:x2="13.628cm" svg:y2="59.814cm" draw:start-shape="id174" draw:start-glue-point="0" svg:d="M13621 61674l7-1860" svg:viewBox="0 0 8 1861">
          <text:p text:style-name="P1"><text:span text:style-name="T2">res05</text:span></text:p>
        </draw:connector>
        <draw:connector draw:style-name="gr3" draw:text-style-name="P3" draw:layer="layout" draw:type="line" svg:x1="5.251cm" svg:y1="93.659cm" svg:x2="5.192cm" svg:y2="92.036cm" draw:end-shape="id152" draw:end-glue-point="2" svg:d="M5251 93659l-59-1623" svg:viewBox="0 0 60 1624">
          <text:p text:style-name="P1"><text:span text:style-name="T2">res05/c</text:span></text:p>
        </draw:connector>
        <draw:custom-shape draw:style-name="gr1" draw:text-style-name="P2" xml:id="id175" draw:id="id175" draw:layer="layout" svg:width="1cm" svg:height="0.9cm" svg:x="15.321cm" svg:y="61.674cm">
          <text:p text:style-name="P1"><text:span text:style-name="T1">NOT</text:span></text:p>
          <text:p text:style-name="P1"><text:span text:style-name="T1">2_221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5.871cm" svg:y1="63.374cm" svg:x2="15.821cm" svg:y2="62.574cm" draw:start-shape="id165" draw:start-glue-point="0" draw:end-shape="id175" draw:end-glue-point="2" svg:d="M15871 63374l-50-800" svg:viewBox="0 0 51 801">
          <text:p/>
        </draw:connector>
        <draw:connector draw:style-name="gr3" draw:text-style-name="P3" draw:layer="layout" draw:type="line" svg:x1="15.821cm" svg:y1="61.674cm" svg:x2="15.828cm" svg:y2="59.814cm" draw:start-shape="id175" draw:start-glue-point="0" svg:d="M15821 61674l7-1860" svg:viewBox="0 0 8 1861">
          <text:p text:style-name="P1"><text:span text:style-name="T2">res06</text:span></text:p>
        </draw:connector>
        <draw:connector draw:style-name="gr3" draw:text-style-name="P3" draw:layer="layout" draw:type="line" svg:x1="6.356cm" svg:y1="93.66cm" svg:x2="6.292cm" svg:y2="92.036cm" draw:end-shape="id153" draw:end-glue-point="2" svg:d="M6356 93660l-64-1624" svg:viewBox="0 0 65 1625">
          <text:p text:style-name="P1"><text:span text:style-name="T2">res06/c</text:span></text:p>
        </draw:connector>
        <draw:custom-shape draw:style-name="gr1" draw:text-style-name="P2" xml:id="id176" draw:id="id176" draw:layer="layout" svg:width="1cm" svg:height="0.9cm" svg:x="17.521cm" svg:y="61.674cm">
          <text:p text:style-name="P1"><text:span text:style-name="T1">NOT</text:span></text:p>
          <text:p text:style-name="P1"><text:span text:style-name="T1">2_212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8.071cm" svg:y1="63.374cm" svg:x2="18.021cm" svg:y2="62.574cm" draw:start-shape="id142" draw:start-glue-point="0" draw:end-shape="id176" draw:end-glue-point="2" svg:d="M18071 63374l-50-800" svg:viewBox="0 0 51 801">
          <text:p/>
        </draw:connector>
        <draw:connector draw:style-name="gr3" draw:text-style-name="P3" draw:layer="layout" draw:type="line" svg:x1="18.021cm" svg:y1="61.674cm" svg:x2="18.028cm" svg:y2="59.814cm" draw:start-shape="id176" draw:start-glue-point="0" svg:d="M18021 61674l7-1860" svg:viewBox="0 0 8 1861">
          <text:p text:style-name="P1"><text:span text:style-name="T2">res07</text:span></text:p>
        </draw:connector>
        <draw:connector draw:style-name="gr3" draw:text-style-name="P3" draw:layer="layout" draw:type="line" svg:x1="7.461cm" svg:y1="93.661cm" svg:x2="7.392cm" svg:y2="92.036cm" draw:end-shape="id154" draw:end-glue-point="2" svg:d="M7461 93661l-69-1625" svg:viewBox="0 0 70 1626">
          <text:p text:style-name="P1"><text:span text:style-name="T2">res07/c</text:span></text:p>
        </draw:connector>
        <draw:custom-shape draw:style-name="gr1" draw:text-style-name="P2" xml:id="id177" draw:id="id177" draw:layer="layout" svg:width="1cm" svg:height="0.9cm" svg:x="19.721cm" svg:y="61.675cm">
          <text:p text:style-name="P1"><text:span text:style-name="T1">NOT</text:span></text:p>
          <text:p text:style-name="P1"><text:span text:style-name="T1">2_221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0.271cm" svg:y1="63.374cm" svg:x2="20.221cm" svg:y2="62.575cm" draw:start-shape="id144" draw:start-glue-point="0" draw:end-shape="id177" draw:end-glue-point="2" svg:d="M20271 63374l-50-799" svg:viewBox="0 0 51 800">
          <text:p/>
        </draw:connector>
        <draw:connector draw:style-name="gr3" draw:text-style-name="P3" draw:layer="layout" draw:type="line" svg:x1="20.221cm" svg:y1="61.675cm" svg:x2="20.228cm" svg:y2="59.815cm" draw:start-shape="id177" draw:start-glue-point="0" svg:d="M20221 61675l7-1860" svg:viewBox="0 0 8 1861">
          <text:p text:style-name="P1"><text:span text:style-name="T2">res08</text:span></text:p>
        </draw:connector>
        <draw:connector draw:style-name="gr3" draw:text-style-name="P3" draw:layer="layout" draw:type="line" svg:x1="8.566cm" svg:y1="93.662cm" svg:x2="8.492cm" svg:y2="92.036cm" draw:end-shape="id155" draw:end-glue-point="2" svg:d="M8566 93662l-74-1626" svg:viewBox="0 0 75 1627">
          <text:p text:style-name="P1"><text:span text:style-name="T2">res08/c</text:span></text:p>
        </draw:connector>
        <draw:custom-shape draw:style-name="gr1" draw:text-style-name="P2" xml:id="id178" draw:id="id178" draw:layer="layout" svg:width="1cm" svg:height="0.9cm" svg:x="21.921cm" svg:y="61.676cm">
          <text:p text:style-name="P1"><text:span text:style-name="T1">NOT</text:span></text:p>
          <text:p text:style-name="P1"><text:span text:style-name="T1">2_200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2.471cm" svg:y1="63.374cm" svg:x2="22.421cm" svg:y2="62.576cm" draw:start-shape="id140" draw:start-glue-point="0" draw:end-shape="id178" draw:end-glue-point="2" svg:d="M22471 63374l-50-798" svg:viewBox="0 0 51 799">
          <text:p/>
        </draw:connector>
        <draw:connector draw:style-name="gr3" draw:text-style-name="P3" draw:layer="layout" draw:type="line" svg:x1="22.421cm" svg:y1="61.676cm" svg:x2="22.428cm" svg:y2="59.816cm" draw:start-shape="id178" draw:start-glue-point="0" svg:d="M22421 61676l7-1860" svg:viewBox="0 0 8 1861">
          <text:p text:style-name="P1"><text:span text:style-name="T2">res09</text:span></text:p>
        </draw:connector>
        <draw:connector draw:style-name="gr3" draw:text-style-name="P3" draw:layer="layout" draw:type="line" svg:x1="9.671cm" svg:y1="93.663cm" svg:x2="9.592cm" svg:y2="92.036cm" draw:end-shape="id156" draw:end-glue-point="2" svg:d="M9671 93663l-79-1627" svg:viewBox="0 0 80 1628">
          <text:p text:style-name="P1"><text:span text:style-name="T2">res09/c</text:span></text:p>
        </draw:connector>
        <draw:custom-shape draw:style-name="gr1" draw:text-style-name="P2" xml:id="id179" draw:id="id179" draw:layer="layout" svg:width="1cm" svg:height="0.9cm" svg:x="24.121cm" svg:y="61.677cm">
          <text:p text:style-name="P1"><text:span text:style-name="T1">NOT</text:span></text:p>
          <text:p text:style-name="P1"><text:span text:style-name="T1">2_191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4.671cm" svg:y1="63.374cm" svg:x2="24.621cm" svg:y2="62.577cm" draw:start-shape="id139" draw:start-glue-point="0" draw:end-shape="id179" draw:end-glue-point="2" svg:d="M24671 63374l-50-797" svg:viewBox="0 0 51 798">
          <text:p/>
        </draw:connector>
        <draw:connector draw:style-name="gr3" draw:text-style-name="P3" draw:layer="layout" draw:type="line" svg:x1="24.621cm" svg:y1="61.677cm" svg:x2="24.628cm" svg:y2="59.817cm" draw:start-shape="id179" draw:start-glue-point="0" svg:d="M24621 61677l7-1860" svg:viewBox="0 0 8 1861">
          <text:p text:style-name="P1"><text:span text:style-name="T2">res10</text:span></text:p>
        </draw:connector>
        <draw:connector draw:style-name="gr3" draw:text-style-name="P3" draw:layer="layout" draw:type="line" svg:x1="10.776cm" svg:y1="93.664cm" svg:x2="10.692cm" svg:y2="92.036cm" draw:end-shape="id157" draw:end-glue-point="2" svg:d="M10776 93664l-84-1628" svg:viewBox="0 0 85 1629">
          <text:p text:style-name="P1"><text:span text:style-name="T2">res10/c</text:span></text:p>
        </draw:connector>
        <draw:custom-shape draw:style-name="gr1" draw:text-style-name="P2" xml:id="id180" draw:id="id180" draw:layer="layout" svg:width="1cm" svg:height="0.9cm" svg:x="26.321cm" svg:y="61.678cm">
          <text:p text:style-name="P1"><text:span text:style-name="T1">NOT</text:span></text:p>
          <text:p text:style-name="P1"><text:span text:style-name="T1">2_201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6.871cm" svg:y1="63.374cm" svg:x2="26.821cm" svg:y2="62.578cm" draw:start-shape="id138" draw:start-glue-point="0" draw:end-shape="id180" draw:end-glue-point="2" svg:d="M26871 63374l-50-796" svg:viewBox="0 0 51 797">
          <text:p/>
        </draw:connector>
        <draw:connector draw:style-name="gr3" draw:text-style-name="P3" draw:layer="layout" draw:type="line" svg:x1="26.821cm" svg:y1="61.678cm" svg:x2="26.828cm" svg:y2="59.818cm" draw:start-shape="id180" draw:start-glue-point="0" svg:d="M26821 61678l7-1860" svg:viewBox="0 0 8 1861">
          <text:p text:style-name="P1"><text:span text:style-name="T2">res11</text:span></text:p>
        </draw:connector>
        <draw:connector draw:style-name="gr3" draw:text-style-name="P3" draw:layer="layout" draw:type="line" svg:x1="11.881cm" svg:y1="93.665cm" svg:x2="11.792cm" svg:y2="92.036cm" draw:end-shape="id158" draw:end-glue-point="2" svg:d="M11881 93665l-89-1629" svg:viewBox="0 0 90 1630">
          <text:p text:style-name="P1"><text:span text:style-name="T2">res11/c</text:span></text:p>
        </draw:connector>
        <draw:custom-shape draw:style-name="gr1" draw:text-style-name="P2" xml:id="id181" draw:id="id181" draw:layer="layout" svg:width="1cm" svg:height="0.9cm" svg:x="28.521cm" svg:y="61.674cm">
          <text:p text:style-name="P1"><text:span text:style-name="T1">NAND</text:span></text:p>
          <text:p text:style-name="P1"><text:span text:style-name="T1">2_211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6.871cm" svg:y1="63.374cm" svg:x2="29.021cm" svg:y2="62.574cm" draw:start-shape="id138" draw:start-glue-point="0" draw:end-shape="id181" draw:end-glue-point="2" svg:d="M26871 63374l2150-800" svg:viewBox="0 0 2151 801">
          <text:p/>
        </draw:connector>
        <draw:connector draw:style-name="gr4" draw:text-style-name="P1" draw:layer="layout" draw:type="line" svg:x1="29.071cm" svg:y1="63.374cm" svg:x2="29.021cm" svg:y2="62.574cm" draw:start-shape="id82" draw:start-glue-point="0" draw:end-shape="id181" draw:end-glue-point="2" svg:d="M29071 63374l-50-800" svg:viewBox="0 0 51 801">
          <text:p/>
        </draw:connector>
        <draw:connector draw:style-name="gr3" draw:text-style-name="P3" draw:layer="layout" draw:type="line" svg:x1="12.986cm" svg:y1="93.666cm" svg:x2="12.892cm" svg:y2="92.036cm" draw:end-shape="id159" draw:end-glue-point="2" svg:d="M12986 93666l-94-1630" svg:viewBox="0 0 95 1631">
          <text:p text:style-name="P1"><text:span text:style-name="T2">res12/c</text:span></text:p>
        </draw:connector>
        <draw:connector draw:style-name="gr3" draw:text-style-name="P3" draw:layer="layout" draw:type="line" svg:x1="29.021cm" svg:y1="61.674cm" svg:x2="29.023cm" svg:y2="59.819cm" draw:start-shape="id181" draw:start-glue-point="0" svg:d="M29021 61674l2-1855" svg:viewBox="0 0 3 1856">
          <text:p text:style-name="P1"><text:span text:style-name="T2">res12</text:span></text:p>
        </draw:connector>
        <draw:custom-shape draw:style-name="gr1" draw:text-style-name="P2" xml:id="id182" draw:id="id182" draw:layer="layout" svg:width="1cm" svg:height="0.9cm" svg:x="6.521cm" svg:y="61.674cm">
          <text:p text:style-name="P1"><text:span text:style-name="T1">BUF</text:span></text:p>
          <text:p text:style-name="P1"><text:span text:style-name="T1">2_230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.071cm" svg:y1="63.374cm" svg:x2="7.021cm" svg:y2="62.574cm" draw:end-shape="id182" draw:end-glue-point="2" svg:d="M7071 63374l-50-800" svg:viewBox="0 0 51 801">
          <text:p/>
        </draw:connector>
        <draw:connector draw:style-name="gr4" draw:text-style-name="P3" draw:layer="layout" draw:type="line" svg:x1="7.021cm" svg:y1="61.674cm" svg:x2="4.928cm" svg:y2="57.861cm" draw:start-shape="id182" draw:start-glue-point="0" draw:end-shape="id183" draw:end-glue-point="2" svg:d="M7021 61674l-2093-3813" svg:viewBox="0 0 2094 3814">
          <text:p/>
        </draw:connector>
        <draw:custom-shape draw:style-name="gr1" draw:text-style-name="P2" xml:id="id184" draw:id="id184" draw:layer="layout" svg:width="1cm" svg:height="0.9cm" svg:x="6.992cm" svg:y="32.486cm">
          <text:p text:style-name="P1"><text:span text:style-name="T1">XOR</text:span></text:p>
          <text:p text:style-name="P1"><text:span text:style-name="T1">3816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.025cm" svg:y1="34.831cm" svg:x2="7.492cm" svg:y2="33.386cm" draw:end-shape="id184" draw:end-glue-point="2" svg:d="M7025 34831l467-1445" svg:viewBox="0 0 468 1446">
          <text:p text:style-name="P1"><text:span text:style-name="T2">3_X4</text:span></text:p>
        </draw:connector>
        <draw:custom-shape draw:style-name="gr1" draw:text-style-name="P2" xml:id="id185" draw:id="id185" draw:layer="layout" svg:width="1cm" svg:height="0.9cm" svg:x="0.992cm" svg:y="94.666cm">
          <text:p text:style-name="P1"><text:span text:style-name="T1">NOT</text:span></text:p>
          <text:p text:style-name="P1"><text:span text:style-name="T1">2_221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.492cm" svg:y1="96.166cm" svg:x2="1.492cm" svg:y2="95.566cm" draw:start-shape="id71" draw:start-glue-point="0" draw:end-shape="id185" draw:end-glue-point="2" svg:d="M1492 96166v-600" svg:viewBox="0 0 1 601">
          <text:p/>
        </draw:connector>
        <draw:connector draw:style-name="gr3" draw:text-style-name="P3" draw:layer="layout" draw:type="line" svg:x1="1.492cm" svg:y1="94.666cm" svg:x2="2.992cm" svg:y2="92.036cm" draw:start-shape="id185" draw:start-glue-point="0" draw:end-shape="id150" draw:end-glue-point="2" svg:d="M1492 94666l1500-2630" svg:viewBox="0 0 1501 2631">
          <text:p text:style-name="P1"><text:span text:style-name="T2">b</text:span></text:p>
        </draw:connector>
        <draw:custom-shape draw:style-name="gr1" draw:text-style-name="P2" xml:id="id186" draw:id="id186" draw:layer="layout" svg:width="1cm" svg:height="0.9cm" svg:x="2.092cm" svg:y="94.666cm">
          <text:p text:style-name="P1"><text:span text:style-name="T1">NOT</text:span></text:p>
          <text:p text:style-name="P1"><text:span text:style-name="T1">2_212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.592cm" svg:y1="96.166cm" svg:x2="2.592cm" svg:y2="95.566cm" draw:start-shape="id70" draw:start-glue-point="0" draw:end-shape="id186" draw:end-glue-point="2" svg:d="M2592 96166v-600" svg:viewBox="0 0 1 601">
          <text:p/>
        </draw:connector>
        <draw:connector draw:style-name="gr3" draw:text-style-name="P3" draw:layer="layout" draw:type="line" svg:x1="2.592cm" svg:y1="94.666cm" svg:x2="4.092cm" svg:y2="92.036cm" draw:start-shape="id186" draw:start-glue-point="0" draw:end-shape="id151" draw:end-glue-point="2" svg:d="M2592 94666l1500-2630" svg:viewBox="0 0 1501 2631">
          <text:p text:style-name="P1"><text:span text:style-name="T2">b</text:span></text:p>
        </draw:connector>
        <draw:custom-shape draw:style-name="gr1" draw:text-style-name="P2" xml:id="id187" draw:id="id187" draw:layer="layout" svg:width="1cm" svg:height="0.9cm" svg:x="3.192cm" svg:y="94.666cm">
          <text:p text:style-name="P1"><text:span text:style-name="T1">NOT</text:span></text:p>
          <text:p text:style-name="P1"><text:span text:style-name="T1">2_231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.692cm" svg:y1="96.166cm" svg:x2="3.692cm" svg:y2="95.566cm" draw:start-shape="id69" draw:start-glue-point="0" draw:end-shape="id187" draw:end-glue-point="2" svg:d="M3692 96166v-600" svg:viewBox="0 0 1 601">
          <text:p/>
        </draw:connector>
        <draw:connector draw:style-name="gr3" draw:text-style-name="P3" draw:layer="layout" draw:type="line" svg:x1="3.692cm" svg:y1="94.666cm" svg:x2="5.192cm" svg:y2="92.036cm" draw:start-shape="id187" draw:start-glue-point="0" draw:end-shape="id152" draw:end-glue-point="2" svg:d="M3692 94666l1500-2630" svg:viewBox="0 0 1501 2631">
          <text:p text:style-name="P1"><text:span text:style-name="T2">b</text:span></text:p>
        </draw:connector>
        <draw:custom-shape draw:style-name="gr1" draw:text-style-name="P2" xml:id="id189" draw:id="id189" draw:layer="layout" svg:width="1cm" svg:height="0.9cm" svg:x="4.292cm" svg:y="94.666cm">
          <text:p text:style-name="P1"><text:span text:style-name="T1">NOT</text:span></text:p>
          <text:p text:style-name="P1"><text:span text:style-name="T1">2_222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.792cm" svg:y1="96.166cm" svg:x2="4.792cm" svg:y2="95.566cm" draw:start-shape="id188" draw:start-glue-point="0" draw:end-shape="id189" draw:end-glue-point="2" svg:d="M4792 96166v-600" svg:viewBox="0 0 1 601">
          <text:p/>
        </draw:connector>
        <draw:custom-shape draw:style-name="gr1" draw:text-style-name="P2" xml:id="id188" draw:id="id188" draw:layer="layout" svg:width="1cm" svg:height="0.9cm" svg:x="4.292cm" svg:y="96.166cm">
          <text:p text:style-name="P1"><text:span text:style-name="T1">4-MUX (ground/s0)</text:span></text:p>
          <text:p text:style-name="P1"><text:span text:style-name="T1">2_221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.792cm" svg:y1="94.666cm" svg:x2="6.292cm" svg:y2="92.036cm" draw:start-shape="id189" draw:start-glue-point="0" draw:end-shape="id153" draw:end-glue-point="2" svg:d="M4792 94666l1500-2630" svg:viewBox="0 0 1501 2631">
          <text:p text:style-name="P1"><text:span text:style-name="T2">b</text:span></text:p>
        </draw:connector>
        <draw:custom-shape draw:style-name="gr1" draw:text-style-name="P2" xml:id="id191" draw:id="id191" draw:layer="layout" svg:width="1cm" svg:height="0.9cm" svg:x="5.392cm" svg:y="94.666cm">
          <text:p text:style-name="P1"><text:span text:style-name="T1">NOT</text:span></text:p>
          <text:p text:style-name="P1"><text:span text:style-name="T1">2_192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.892cm" svg:y1="96.166cm" svg:x2="5.892cm" svg:y2="95.566cm" draw:start-shape="id190" draw:start-glue-point="0" draw:end-shape="id191" draw:end-glue-point="2" svg:d="M5892 96166v-600" svg:viewBox="0 0 1 601">
          <text:p/>
        </draw:connector>
        <draw:connector draw:style-name="gr3" draw:text-style-name="P3" draw:layer="layout" draw:type="line" svg:x1="5.892cm" svg:y1="94.666cm" svg:x2="7.392cm" svg:y2="92.036cm" draw:start-shape="id191" draw:start-glue-point="0" draw:end-shape="id154" draw:end-glue-point="2" svg:d="M5892 94666l1500-2630" svg:viewBox="0 0 1501 2631">
          <text:p text:style-name="P1"><text:span text:style-name="T2">b</text:span></text:p>
        </draw:connector>
        <draw:custom-shape draw:style-name="gr1" draw:text-style-name="P2" xml:id="id190" draw:id="id190" draw:layer="layout" svg:width="1cm" svg:height="0.9cm" svg:x="5.392cm" svg:y="96.166cm">
          <text:p text:style-name="P1"><text:span text:style-name="T1">4-MUX</text:span></text:p>
          <text:p text:style-name="P1"><text:span text:style-name="T1">2_192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2" draw:id="id192" draw:layer="layout" svg:width="1cm" svg:height="0.9cm" svg:x="6.492cm" svg:y="94.666cm">
          <text:p text:style-name="P1"><text:span text:style-name="T1">NOT</text:span></text:p>
          <text:p text:style-name="P1"><text:span text:style-name="T1">2_211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.992cm" svg:y1="96.166cm" svg:x2="6.992cm" svg:y2="95.566cm" draw:start-shape="id78" draw:start-glue-point="0" draw:end-shape="id192" draw:end-glue-point="2" svg:d="M6992 96166v-600" svg:viewBox="0 0 1 601">
          <text:p/>
        </draw:connector>
        <draw:connector draw:style-name="gr3" draw:text-style-name="P3" draw:layer="layout" draw:type="line" svg:x1="6.992cm" svg:y1="94.666cm" svg:x2="8.492cm" svg:y2="92.036cm" draw:start-shape="id192" draw:start-glue-point="0" draw:end-shape="id155" draw:end-glue-point="2" svg:d="M6992 94666l1500-2630" svg:viewBox="0 0 1501 2631">
          <text:p text:style-name="P1"><text:span text:style-name="T2">b</text:span></text:p>
        </draw:connector>
        <draw:custom-shape draw:style-name="gr1" draw:text-style-name="P2" xml:id="id193" draw:id="id193" draw:layer="layout" svg:width="1cm" svg:height="0.9cm" svg:x="7.592cm" svg:y="94.666cm">
          <text:p text:style-name="P1"><text:span text:style-name="T1">NOT</text:span></text:p>
          <text:p text:style-name="P1"><text:span text:style-name="T1">2_181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8.092cm" svg:y1="96.166cm" svg:x2="8.092cm" svg:y2="95.566cm" draw:start-shape="id79" draw:start-glue-point="0" draw:end-shape="id193" draw:end-glue-point="2" svg:d="M8092 96166v-600" svg:viewBox="0 0 1 601">
          <text:p/>
        </draw:connector>
        <draw:connector draw:style-name="gr3" draw:text-style-name="P3" draw:layer="layout" draw:type="line" svg:x1="8.092cm" svg:y1="94.666cm" svg:x2="9.592cm" svg:y2="92.036cm" draw:start-shape="id193" draw:start-glue-point="0" draw:end-shape="id156" draw:end-glue-point="2" svg:d="M8092 94666l1500-2630" svg:viewBox="0 0 1501 2631">
          <text:p text:style-name="P1"><text:span text:style-name="T2">b</text:span></text:p>
        </draw:connector>
        <draw:custom-shape draw:style-name="gr1" draw:text-style-name="P2" xml:id="id194" draw:id="id194" draw:layer="layout" svg:width="1cm" svg:height="0.9cm" svg:x="8.692cm" svg:y="94.666cm">
          <text:p text:style-name="P1"><text:span text:style-name="T1">NOT</text:span></text:p>
          <text:p text:style-name="P1"><text:span text:style-name="T1">2_182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9.192cm" svg:y1="96.166cm" svg:x2="9.192cm" svg:y2="95.566cm" draw:start-shape="id66" draw:start-glue-point="0" draw:end-shape="id194" draw:end-glue-point="2" svg:d="M9192 96166v-600" svg:viewBox="0 0 1 601">
          <text:p/>
        </draw:connector>
        <draw:connector draw:style-name="gr3" draw:text-style-name="P3" draw:layer="layout" draw:type="line" svg:x1="9.192cm" svg:y1="94.666cm" svg:x2="10.692cm" svg:y2="92.036cm" draw:start-shape="id194" draw:start-glue-point="0" draw:end-shape="id157" draw:end-glue-point="2" svg:d="M9192 94666l1500-2630" svg:viewBox="0 0 1501 2631">
          <text:p text:style-name="P1"><text:span text:style-name="T2">b</text:span></text:p>
        </draw:connector>
        <draw:connector draw:style-name="gr3" draw:text-style-name="P3" draw:layer="layout" draw:type="line" svg:x1="10.292cm" svg:y1="96.166cm" svg:x2="11.792cm" svg:y2="92.036cm" draw:start-shape="id67" draw:start-glue-point="0" draw:end-shape="id158" draw:end-glue-point="2" svg:d="M10292 96166l1500-4130" svg:viewBox="0 0 1501 4131">
          <text:p text:style-name="P1"><text:span text:style-name="T2">b</text:span></text:p>
        </draw:connector>
        <draw:connector draw:style-name="gr3" draw:text-style-name="P3" draw:layer="layout" draw:type="line" svg:x1="10.292cm" svg:y1="96.166cm" svg:x2="12.892cm" svg:y2="92.036cm" draw:start-shape="id67" draw:start-glue-point="0" draw:end-shape="id159" draw:end-glue-point="2" svg:d="M10292 96166l2600-4130" svg:viewBox="0 0 2601 4131">
          <text:p text:style-name="P1"><text:span text:style-name="T2">b</text:span></text:p>
        </draw:connector>
        <draw:custom-shape draw:style-name="gr2" draw:text-style-name="P2" xml:id="id324" draw:id="id324" draw:layer="layout" svg:width="2.1cm" svg:height="0.9cm" svg:x="47.4cm" svg:y="114.199cm">
          <text:p text:style-name="P1"><text:span text:style-name="T1">DFFR (clk45,/res9)</text:span></text:p>
          <text:p text:style-name="P1"><text:span text:style-name="T1">455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5" draw:id="id195" draw:layer="layout" svg:width="1cm" svg:height="0.9cm" svg:x="69.8cm" svg:y="81.203cm">
          <text:p text:style-name="P1"><text:span text:style-name="T1">AND (mclk)</text:span></text:p>
          <text:p text:style-name="P1"><text:span text:style-name="T1">4319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0.3cm" svg:y1="81.203cm" svg:x2="70.333cm" svg:y2="79.5cm" draw:start-shape="id195" draw:start-glue-point="0" svg:d="M70300 81203l33-1703" svg:viewBox="0 0 34 1704">
          <text:p text:style-name="P1"><text:span text:style-name="T2">clk45</text:span></text:p>
        </draw:connector>
        <draw:connector draw:style-name="gr3" draw:text-style-name="P1" draw:layer="layout" draw:type="line" svg:x1="3.694cm" svg:y1="47.178cm" svg:x2="4.054cm" svg:y2="45.909cm" draw:end-shape="id196" draw:end-glue-point="2" svg:d="M3694 47178l360-1269" svg:viewBox="0 0 361 1270">
          <text:p text:style-name="P1"><text:span text:style-name="T2">3_X3</text:span></text:p>
        </draw:connector>
        <draw:custom-shape draw:style-name="gr1" draw:text-style-name="P2" xml:id="id196" draw:id="id196" draw:layer="layout" svg:width="1cm" svg:height="0.9cm" svg:x="3.554cm" svg:y="45.009cm">
          <text:p text:style-name="P1"><text:span text:style-name="T1">NAND</text:span></text:p>
          <text:p text:style-name="P1"><text:span text:style-name="T1">4016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7" draw:id="id197" draw:layer="layout" svg:width="1cm" svg:height="0.9cm" svg:x="5.754cm" svg:y="45.109cm">
          <text:p text:style-name="P1"><text:span text:style-name="T1">NOR</text:span></text:p>
          <text:p text:style-name="P1"><text:span text:style-name="T1">4016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.943cm" svg:y1="47.336cm" svg:x2="6.254cm" svg:y2="46.009cm" draw:end-shape="id197" draw:end-glue-point="2" svg:d="M5943 47336l311-1327" svg:viewBox="0 0 312 1328">
          <text:p text:style-name="P1"><text:span text:style-name="T2">3_X3</text:span></text:p>
        </draw:connector>
        <draw:custom-shape draw:style-name="gr1" draw:text-style-name="P2" xml:id="id198" draw:id="id198" draw:layer="layout" svg:width="1cm" svg:height="0.9cm" svg:x="9.243cm" svg:y="44.286cm">
          <text:p text:style-name="P1"><text:span text:style-name="T1">22-OAI</text:span></text:p>
          <text:p text:style-name="P1"><text:span text:style-name="T1">4119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151cm" svg:y1="47.445cm" svg:x2="9.743cm" svg:y2="45.186cm" draw:end-shape="id198" draw:end-glue-point="2" svg:d="M10151 47445l-408-2259" svg:viewBox="0 0 409 2260">
          <text:p text:style-name="P1"><text:span text:style-name="T2">3_X3/b</text:span></text:p>
        </draw:connector>
        <draw:custom-shape draw:style-name="gr1" draw:text-style-name="P2" xml:id="id199" draw:id="id199" draw:layer="layout" svg:width="1cm" svg:height="0.9cm" svg:x="10.343cm" svg:y="44.286cm">
          <text:p text:style-name="P1"><text:span text:style-name="T1">NAND|NOR</text:span></text:p>
          <text:p text:style-name="P1"><text:span text:style-name="T1">4119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1.447cm" svg:y1="47.471cm" svg:x2="10.843cm" svg:y2="45.186cm" draw:end-shape="id199" draw:end-glue-point="2" svg:d="M11447 47471l-604-2285" svg:viewBox="0 0 605 2286">
          <text:p text:style-name="P1"><text:span text:style-name="T2">3_X3/b</text:span></text:p>
        </draw:connector>
        <draw:custom-shape draw:style-name="gr1" draw:text-style-name="P2" xml:id="id200" draw:id="id200" draw:layer="layout" svg:width="1cm" svg:height="0.9cm" svg:x="9.211cm" svg:y="32.44cm">
          <text:p text:style-name="P1"><text:span text:style-name="T1">XOR</text:span></text:p>
          <text:p text:style-name="P1"><text:span text:style-name="T1">4218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.208cm" svg:y1="34.533cm" svg:x2="9.711cm" svg:y2="33.34cm" draw:end-shape="id200" draw:end-glue-point="2" svg:d="M9208 34533l503-1193" svg:viewBox="0 0 504 1194">
          <text:p text:style-name="P1"><text:span text:style-name="T2">3_X3</text:span></text:p>
        </draw:connector>
        <draw:custom-shape draw:style-name="gr1" draw:text-style-name="P2" xml:id="id201" draw:id="id201" draw:layer="layout" svg:width="1cm" svg:height="0.9cm" svg:x="50.77cm" svg:y="79.066cm">
          <text:p text:style-name="P1"><text:span text:style-name="T1">3-NAND</text:span></text:p>
          <text:p text:style-name="P1"><text:span text:style-name="T1">2_26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02" draw:id="id202" draw:layer="layout" svg:width="1cm" svg:height="0.9cm" svg:x="48.57cm" svg:y="79.066cm">
          <text:p text:style-name="P1"><text:span text:style-name="T1">3-NAND</text:span></text:p>
          <text:p text:style-name="P1"><text:span text:style-name="T1">2_261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1.27cm" svg:y1="79.066cm" svg:x2="51.32cm" svg:y2="78.109cm" draw:start-shape="id201" draw:start-glue-point="0" draw:end-shape="id76" draw:end-glue-point="2" svg:d="M51270 79066l50-957" svg:viewBox="0 0 51 958">
          <text:p/>
        </draw:connector>
        <draw:connector draw:style-name="gr4" draw:text-style-name="P1" draw:layer="layout" draw:type="line" svg:x1="49.07cm" svg:y1="79.066cm" svg:x2="49.12cm" svg:y2="78.109cm" draw:start-shape="id202" draw:start-glue-point="0" draw:end-shape="id74" draw:end-glue-point="2" svg:d="M49070 79066l50-957" svg:viewBox="0 0 51 958">
          <text:p/>
        </draw:connector>
        <draw:custom-shape draw:style-name="gr1" draw:text-style-name="P2" xml:id="id203" draw:id="id203" draw:layer="layout" svg:width="1cm" svg:height="0.9cm" svg:x="46.37cm" svg:y="79.066cm">
          <text:p text:style-name="P1"><text:span text:style-name="T1">NAND</text:span></text:p>
          <text:p text:style-name="P1"><text:span text:style-name="T1">2_271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6.87cm" svg:y1="79.066cm" svg:x2="46.92cm" svg:y2="78.109cm" draw:start-shape="id203" draw:start-glue-point="0" draw:end-shape="id204" draw:end-glue-point="2" svg:d="M46870 79066l50-957" svg:viewBox="0 0 51 958">
          <text:p/>
        </draw:connector>
        <draw:custom-shape draw:style-name="gr1" draw:text-style-name="P2" xml:id="id205" draw:id="id205" draw:layer="layout" svg:width="1cm" svg:height="0.9cm" svg:x="52.97cm" svg:y="79.066cm">
          <text:p text:style-name="P1"><text:span text:style-name="T1">3-NAND</text:span></text:p>
          <text:p text:style-name="P1"><text:span text:style-name="T1">2_260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3.47cm" svg:y1="79.066cm" svg:x2="53.52cm" svg:y2="78.109cm" draw:start-shape="id205" draw:start-glue-point="0" draw:end-shape="id206" draw:end-glue-point="2" svg:d="M53470 79066l50-957" svg:viewBox="0 0 51 958">
          <text:p/>
        </draw:connector>
        <draw:custom-shape draw:style-name="gr1" draw:text-style-name="P2" xml:id="id207" draw:id="id207" draw:layer="layout" svg:width="1cm" svg:height="0.9cm" svg:x="55.17cm" svg:y="79.066cm">
          <text:p text:style-name="P1"><text:span text:style-name="T1">NAND</text:span></text:p>
          <text:p text:style-name="P1"><text:span text:style-name="T1">2_260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5.67cm" svg:y1="79.066cm" svg:x2="55.72cm" svg:y2="78.109cm" draw:start-shape="id207" draw:start-glue-point="0" draw:end-shape="id208" draw:end-glue-point="2" svg:d="M55670 79066l50-957" svg:viewBox="0 0 51 958">
          <text:p/>
        </draw:connector>
        <draw:connector draw:style-name="gr3" draw:text-style-name="P3" draw:layer="layout" draw:type="line" svg:x1="4.791cm" svg:y1="98.553cm" svg:x2="4.792cm" svg:y2="97.066cm" draw:end-shape="id188" draw:end-glue-point="2" svg:d="M4791 98553l1-1487" svg:viewBox="0 0 2 1488">
          <text:p text:style-name="P1"><text:span text:style-name="T2">a03/s1</text:span></text:p>
        </draw:connector>
        <draw:connector draw:style-name="gr3" draw:text-style-name="P3" draw:layer="layout" draw:type="line" svg:x1="31.268cm" svg:y1="98.719cm" svg:x2="31.192cm" svg:y2="97.168cm" draw:end-shape="id61" draw:end-glue-point="2" svg:d="M31268 98719l-76-1551" svg:viewBox="0 0 77 1552">
          <text:p text:style-name="P1"><text:span text:style-name="T2">a03/s1</text:span></text:p>
        </draw:connector>
        <draw:connector draw:style-name="gr4" draw:text-style-name="P1" draw:layer="layout" draw:type="line" svg:x1="49.07cm" svg:y1="75.209cm" svg:x2="49.87cm" svg:y2="73.8cm" draw:start-shape="id75" draw:start-glue-point="0" draw:end-shape="id77" draw:end-glue-point="2" svg:d="M49070 75209l800-1409" svg:viewBox="0 0 801 1410">
          <text:p/>
        </draw:connector>
        <draw:connector draw:style-name="gr3" draw:text-style-name="P3" draw:layer="layout" draw:type="line" svg:x1="31.732cm" svg:y1="98.582cm" svg:x2="32.292cm" svg:y2="97.168cm" draw:end-shape="id51" draw:end-glue-point="2" svg:d="M31732 98582l560-1414" svg:viewBox="0 0 561 1415">
          <text:p text:style-name="P1"><text:span text:style-name="T2">a03/s0</text:span></text:p>
        </draw:connector>
        <draw:connector draw:style-name="gr3" draw:text-style-name="P3" draw:layer="layout" draw:type="line" svg:x1="32.71cm" svg:y1="98.984cm" svg:x2="32.292cm" svg:y2="97.168cm" draw:end-shape="id51" draw:end-glue-point="2" svg:d="M32710 98984l-418-1816" svg:viewBox="0 0 419 1817">
          <text:p text:style-name="P1"><text:span text:style-name="T2">a04/s1</text:span></text:p>
        </draw:connector>
        <draw:connector draw:style-name="gr3" draw:text-style-name="P3" draw:layer="layout" draw:type="line" svg:x1="33.027cm" svg:y1="98.693cm" svg:x2="33.392cm" svg:y2="97.168cm" draw:end-shape="id49" draw:end-glue-point="2" svg:d="M33027 98693l365-1525" svg:viewBox="0 0 366 1526">
          <text:p text:style-name="P1"><text:span text:style-name="T2">a04/s0</text:span></text:p>
        </draw:connector>
        <draw:connector draw:style-name="gr3" draw:text-style-name="P3" draw:layer="layout" draw:type="line" svg:x1="6.573cm" svg:y1="99.187cm" svg:x2="5.892cm" svg:y2="97.066cm" draw:end-shape="id190" draw:end-glue-point="2" svg:d="M6573 99187l-681-2121" svg:viewBox="0 0 682 2122">
          <text:p text:style-name="P1"><text:span text:style-name="T2">a04/s1</text:span></text:p>
        </draw:connector>
        <draw:connector draw:style-name="gr3" draw:text-style-name="P3" draw:layer="layout" draw:type="line" svg:x1="6.679cm" svg:y1="98.421cm" svg:x2="6.992cm" svg:y2="97.066cm" draw:end-shape="id78" draw:end-glue-point="2" svg:d="M6679 98421l313-1355" svg:viewBox="0 0 314 1356">
          <text:p text:style-name="P1"><text:span text:style-name="T2">a04/s0</text:span></text:p>
        </draw:connector>
        <draw:connector draw:style-name="gr3" draw:text-style-name="P3" draw:layer="layout" draw:type="line" svg:x1="26.447cm" svg:y1="98.679cm" svg:x2="26.792cm" svg:y2="97.166cm" draw:end-shape="id55" draw:end-glue-point="2" svg:d="M26447 98679l345-1513" svg:viewBox="0 0 346 1514">
          <text:p text:style-name="P1"><text:span text:style-name="T2">a00/s0</text:span></text:p>
        </draw:connector>
        <draw:connector draw:style-name="gr3" draw:text-style-name="P3" draw:layer="layout" draw:type="line" svg:x1="25.733cm" svg:y1="99.235cm" svg:x2="25.692cm" svg:y2="97.168cm" draw:end-shape="id65" draw:end-glue-point="2" svg:d="M25733 99235l-41-2067" svg:viewBox="0 0 42 2068">
          <text:p text:style-name="P1"><text:span text:style-name="T2">a00/a</text:span></text:p>
        </draw:connector>
        <draw:connector draw:style-name="gr4" draw:text-style-name="P1" draw:layer="layout" draw:type="line" svg:x1="46.92cm" svg:y1="77.209cm" svg:x2="46.87cm" svg:y2="76.009cm" draw:start-shape="id204" draw:start-glue-point="0" draw:end-shape="id209" draw:end-glue-point="2" svg:d="M46920 77209l-50-1200" svg:viewBox="0 0 51 1201">
          <text:p/>
        </draw:connector>
        <draw:custom-shape draw:style-name="gr1" draw:text-style-name="P2" xml:id="id209" draw:id="id209" draw:layer="layout" svg:width="1cm" svg:height="0.9cm" svg:x="46.37cm" svg:y="75.109cm">
          <text:p text:style-name="P1"><text:span text:style-name="T1">NOT</text:span></text:p>
          <text:p text:style-name="P1"><text:span text:style-name="T1">2_191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2.338cm" svg:y1="111.833cm" svg:x2="12.279cm" svg:y2="109.549cm" draw:end-shape="id2" draw:end-glue-point="2" svg:d="M12338 111833l-59-2284" svg:viewBox="0 0 60 2285">
          <text:p text:style-name="P1"><text:span text:style-name="T2">sel1/a</text:span></text:p>
        </draw:connector>
        <draw:connector draw:style-name="gr3" draw:text-style-name="P3" draw:layer="layout" draw:type="line" svg:x1="46.87cm" svg:y1="75.109cm" svg:x2="46.886cm" svg:y2="73.104cm" draw:start-shape="id209" draw:start-glue-point="0" svg:d="M46870 75109l16-2005" svg:viewBox="0 0 17 2006">
          <text:p text:style-name="P1"><text:span text:style-name="T2">sel1</text:span></text:p>
        </draw:connector>
        <draw:connector draw:style-name="gr3" draw:text-style-name="P3" draw:layer="layout" draw:type="line" svg:x1="40.151cm" svg:y1="111.834cm" svg:x2="40.078cm" svg:y2="109.549cm" draw:end-shape="id21" draw:end-glue-point="2" svg:d="M40151 111834l-73-2285" svg:viewBox="0 0 74 2286">
          <text:p text:style-name="P1"><text:span text:style-name="T2">sel1/a</text:span></text:p>
        </draw:connector>
        <draw:connector draw:style-name="gr3" draw:text-style-name="P3" draw:layer="layout" draw:type="line" svg:x1="19.251cm" svg:y1="111.834cm" svg:x2="19.178cm" svg:y2="109.549cm" draw:end-shape="id17" draw:end-glue-point="2" svg:d="M19251 111834l-73-2285" svg:viewBox="0 0 74 2286">
          <text:p text:style-name="P1"><text:span text:style-name="T2">sel1/a</text:span></text:p>
        </draw:connector>
        <draw:connector draw:style-name="gr3" draw:text-style-name="P3" draw:layer="layout" draw:type="line" svg:x1="16.051cm" svg:y1="111.834cm" svg:x2="15.979cm" svg:y2="109.549cm" draw:end-shape="id9" draw:end-glue-point="2" svg:d="M16051 111834l-72-2285" svg:viewBox="0 0 73 2286">
          <text:p text:style-name="P1"><text:span text:style-name="T2">sel1/a</text:span></text:p>
        </draw:connector>
        <draw:connector draw:style-name="gr3" draw:text-style-name="P3" draw:layer="layout" draw:type="line" svg:x1="29.751cm" svg:y1="111.834cm" svg:x2="29.678cm" svg:y2="109.549cm" draw:end-shape="id20" draw:end-glue-point="2" svg:d="M29751 111834l-73-2285" svg:viewBox="0 0 74 2286">
          <text:p text:style-name="P1"><text:span text:style-name="T2">sel1/a</text:span></text:p>
        </draw:connector>
        <draw:connector draw:style-name="gr3" draw:text-style-name="P3" draw:layer="layout" draw:type="line" svg:x1="37.051cm" svg:y1="111.834cm" svg:x2="36.978cm" svg:y2="109.549cm" draw:end-shape="id12" draw:end-glue-point="2" svg:d="M37051 111834l-73-2285" svg:viewBox="0 0 74 2286">
          <text:p text:style-name="P1"><text:span text:style-name="T2">sel1/a</text:span></text:p>
        </draw:connector>
        <draw:connector draw:style-name="gr3" draw:text-style-name="P3" draw:layer="layout" draw:type="line" svg:x1="43.251cm" svg:y1="111.834cm" svg:x2="43.178cm" svg:y2="109.549cm" draw:end-shape="id22" draw:end-glue-point="2" svg:d="M43251 111834l-73-2285" svg:viewBox="0 0 74 2286">
          <text:p text:style-name="P1"><text:span text:style-name="T2">sel1/a</text:span></text:p>
        </draw:connector>
        <draw:connector draw:style-name="gr3" draw:text-style-name="P3" draw:layer="layout" draw:type="line" svg:x1="26.051cm" svg:y1="111.834cm" svg:x2="25.978cm" svg:y2="109.549cm" draw:end-shape="id19" draw:end-glue-point="2" svg:d="M26051 111834l-73-2285" svg:viewBox="0 0 74 2286">
          <text:p text:style-name="P1"><text:span text:style-name="T2">sel1/a</text:span></text:p>
        </draw:connector>
        <draw:connector draw:style-name="gr3" draw:text-style-name="P3" draw:layer="layout" draw:type="line" svg:x1="22.451cm" svg:y1="111.834cm" svg:x2="22.378cm" svg:y2="109.549cm" draw:end-shape="id18" draw:end-glue-point="2" svg:d="M22451 111834l-73-2285" svg:viewBox="0 0 74 2286">
          <text:p text:style-name="P1"><text:span text:style-name="T2">sel1/a</text:span></text:p>
        </draw:connector>
        <draw:connector draw:style-name="gr3" draw:text-style-name="P3" draw:layer="layout" draw:type="line" svg:x1="33.451cm" svg:y1="111.834cm" svg:x2="33.378cm" svg:y2="109.549cm" draw:end-shape="id14" draw:end-glue-point="2" svg:d="M33451 111834l-73-2285" svg:viewBox="0 0 74 2286">
          <text:p text:style-name="P1"><text:span text:style-name="T2">sel1/a</text:span></text:p>
        </draw:connector>
        <draw:connector draw:style-name="gr3" draw:text-style-name="P3" draw:layer="layout" draw:type="line" svg:x1="52.07cm" svg:y1="75.4cm" svg:x2="52.04cm" svg:y2="73.963cm" draw:start-shape="id80" draw:start-glue-point="0" svg:d="M52070 75400l-30-1437" svg:viewBox="0 0 31 1438">
          <text:p text:style-name="P1"><text:span text:style-name="T2">a00</text:span></text:p>
        </draw:connector>
        <draw:connector draw:style-name="gr3" draw:text-style-name="P3" draw:layer="layout" draw:type="line" svg:x1="51.27cm" svg:y1="72.486cm" svg:x2="51.291cm" svg:y2="70.468cm" draw:start-shape="id72" draw:start-glue-point="0" svg:d="M51270 72486l21-2018" svg:viewBox="0 0 22 2019">
          <text:p text:style-name="P1"><text:span text:style-name="T2">a01</text:span></text:p>
        </draw:connector>
        <draw:connector draw:style-name="gr3" draw:text-style-name="P3" draw:layer="layout" draw:type="line" svg:x1="52.27cm" svg:y1="70.543cm" svg:x2="52.361cm" svg:y2="68.6cm" draw:start-shape="id73" draw:start-glue-point="0" svg:d="M52270 70543l91-1943" svg:viewBox="0 0 92 1944">
          <text:p text:style-name="P1"><text:span text:style-name="T2">a02</text:span></text:p>
        </draw:connector>
        <draw:connector draw:style-name="gr3" draw:text-style-name="P3" draw:layer="layout" draw:type="line" svg:x1="49.87cm" svg:y1="72.9cm" svg:x2="49.873cm" svg:y2="71.366cm" draw:start-shape="id77" draw:start-glue-point="0" svg:d="M49870 72900l3-1534" svg:viewBox="0 0 4 1535">
          <text:p text:style-name="P1"><text:span text:style-name="T2">a04</text:span></text:p>
        </draw:connector>
        <draw:connector draw:style-name="gr3" draw:text-style-name="P3" draw:layer="layout" draw:type="line" svg:x1="49.07cm" svg:y1="75.209cm" svg:x2="49.029cm" svg:y2="73.219cm" draw:start-shape="id75" draw:start-glue-point="0" svg:d="M49070 75209l-41-1990" svg:viewBox="0 0 42 1991">
          <text:p text:style-name="P1"><text:span text:style-name="T2">a03</text:span></text:p>
        </draw:connector>
        <draw:connector draw:style-name="gr3" draw:text-style-name="P3" draw:layer="layout" draw:type="line" svg:x1="51.32cm" svg:y1="77.209cm" svg:x2="50.143cm" svg:y2="76.035cm" draw:start-shape="id76" draw:start-glue-point="0" svg:d="M51320 77209l-1177-1174" svg:viewBox="0 0 1178 1175">
          <text:p text:style-name="P1"><text:span text:style-name="T2">a05</text:span></text:p>
        </draw:connector>
        <draw:connector draw:style-name="gr3" draw:text-style-name="P3" draw:layer="layout" draw:type="line" svg:x1="45.82cm" svg:y1="67.14cm" svg:x2="45.787cm" svg:y2="65.325cm" draw:end-shape="id210" svg:d="M45820 67140l-33-1815" svg:viewBox="0 0 34 1816">
          <text:p text:style-name="P1"><text:span text:style-name="T2">idct00</text:span></text:p>
        </draw:connector>
        <draw:custom-shape draw:style-name="gr1" draw:text-style-name="P2" xml:id="id210" draw:id="id210" draw:layer="layout" svg:width="1cm" svg:height="0.9cm" svg:x="45.287cm" svg:y="64.425cm">
          <text:p text:style-name="P1"><text:span text:style-name="T1">BUF</text:span></text:p>
          <text:p text:style-name="P1"><text:span text:style-name="T1">4419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11" draw:id="id211" draw:layer="layout" svg:width="2.1cm" svg:height="0.9cm" svg:x="44.787cm" svg:y="62.625cm">
          <text:p text:style-name="P1"><text:span text:style-name="T1">DFF (clk52)</text:span></text:p>
          <text:p text:style-name="P1"><text:span text:style-name="T1">4419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5.787cm" svg:y1="64.425cm" svg:x2="45.837cm" svg:y2="63.525cm" draw:start-shape="id210" draw:start-glue-point="0" draw:end-shape="id211" draw:end-glue-point="2" svg:d="M45787 64425l50-900" svg:viewBox="0 0 51 901">
          <text:p/>
        </draw:connector>
        <draw:connector draw:style-name="gr3" draw:text-style-name="P3" draw:layer="layout" draw:type="line" svg:x1="43.62cm" svg:y1="67.14cm" svg:x2="43.587cm" svg:y2="65.325cm" draw:end-shape="id212" svg:d="M43620 67140l-33-1815" svg:viewBox="0 0 34 1816">
          <text:p text:style-name="P1"><text:span text:style-name="T2">idct00</text:span></text:p>
        </draw:connector>
        <draw:custom-shape draw:style-name="gr1" draw:text-style-name="P2" xml:id="id212" draw:id="id212" draw:layer="layout" svg:width="1cm" svg:height="0.9cm" svg:x="43.087cm" svg:y="64.425cm">
          <text:p text:style-name="P1"><text:span text:style-name="T1">BUF</text:span></text:p>
          <text:p text:style-name="P1"><text:span text:style-name="T1">45-864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13" draw:id="id213" draw:layer="layout" svg:width="2.1cm" svg:height="0.9cm" svg:x="42.587cm" svg:y="62.625cm">
          <text:p text:style-name="P1"><text:span text:style-name="T1">DFF (clk51)</text:span></text:p>
          <text:p text:style-name="P1"><text:span text:style-name="T1">45-865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3.587cm" svg:y1="64.425cm" svg:x2="43.637cm" svg:y2="63.525cm" draw:start-shape="id212" draw:start-glue-point="0" draw:end-shape="id213" draw:end-glue-point="2" svg:d="M43587 64425l50-900" svg:viewBox="0 0 51 901">
          <text:p/>
        </draw:connector>
        <draw:custom-shape draw:style-name="gr1" draw:text-style-name="P2" xml:id="id214" draw:id="id214" draw:layer="layout" svg:width="1cm" svg:height="0.9cm" svg:x="43.087cm" svg:y="60.74cm">
          <text:p text:style-name="P1"><text:span text:style-name="T1">BUF</text:span></text:p>
          <text:p text:style-name="P1"><text:span text:style-name="T1">45-866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15" draw:id="id215" draw:layer="layout" svg:width="2.1cm" svg:height="0.9cm" svg:x="42.587cm" svg:y="58.94cm">
          <text:p text:style-name="P1"><text:span text:style-name="T1">DFF (clk53)</text:span></text:p>
          <text:p text:style-name="P1"><text:span text:style-name="T1">45-867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3.587cm" svg:y1="60.74cm" svg:x2="43.637cm" svg:y2="59.84cm" draw:start-shape="id214" draw:start-glue-point="0" draw:end-shape="id215" draw:end-glue-point="2" svg:d="M43587 60740l50-900" svg:viewBox="0 0 51 901">
          <text:p/>
        </draw:connector>
        <draw:custom-shape draw:style-name="gr1" draw:text-style-name="P2" xml:id="id216" draw:id="id216" draw:layer="layout" svg:width="1cm" svg:height="0.9cm" svg:x="43.087cm" svg:y="57.14cm">
          <text:p text:style-name="P1"><text:span text:style-name="T1">BUF</text:span></text:p>
          <text:p text:style-name="P1"><text:span text:style-name="T1">45-868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17" draw:id="id217" draw:layer="layout" svg:width="2.1cm" svg:height="0.9cm" svg:x="42.587cm" svg:y="55.34cm">
          <text:p text:style-name="P1"><text:span text:style-name="T1">DFF (clk55)</text:span></text:p>
          <text:p text:style-name="P1"><text:span text:style-name="T1">4420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3.587cm" svg:y1="57.14cm" svg:x2="43.637cm" svg:y2="56.24cm" draw:start-shape="id216" draw:start-glue-point="0" draw:end-shape="id217" draw:end-glue-point="2" svg:d="M43587 57140l50-900" svg:viewBox="0 0 51 901">
          <text:p/>
        </draw:connector>
        <draw:connector draw:style-name="gr4" draw:text-style-name="P1" draw:layer="layout" draw:type="line" svg:x1="43.637cm" svg:y1="62.625cm" svg:x2="43.587cm" svg:y2="61.64cm" draw:start-shape="id213" draw:start-glue-point="0" draw:end-shape="id214" draw:end-glue-point="2" svg:d="M43637 62625l-50-985" svg:viewBox="0 0 51 986">
          <text:p/>
        </draw:connector>
        <draw:connector draw:style-name="gr4" draw:text-style-name="P1" draw:layer="layout" draw:type="line" svg:x1="43.637cm" svg:y1="58.94cm" svg:x2="43.587cm" svg:y2="58.04cm" draw:start-shape="id215" draw:start-glue-point="0" draw:end-shape="id216" draw:end-glue-point="2" svg:d="M43637 58940l-50-900" svg:viewBox="0 0 51 901">
          <text:p/>
        </draw:connector>
        <draw:custom-shape draw:style-name="gr1" draw:text-style-name="P2" xml:id="id218" draw:id="id218" draw:layer="layout" svg:width="1cm" svg:height="0.9cm" svg:x="45.287cm" svg:y="60.755cm">
          <text:p text:style-name="P1"><text:span text:style-name="T1">BUF</text:span></text:p>
          <text:p text:style-name="P1"><text:span text:style-name="T1">4419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19" draw:id="id219" draw:layer="layout" svg:width="2.1cm" svg:height="0.9cm" svg:x="44.787cm" svg:y="58.955cm">
          <text:p text:style-name="P1"><text:span text:style-name="T1">DFF (clk54)</text:span></text:p>
          <text:p text:style-name="P1"><text:span text:style-name="T1">4419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5.787cm" svg:y1="60.755cm" svg:x2="45.837cm" svg:y2="59.855cm" draw:start-shape="id218" draw:start-glue-point="0" draw:end-shape="id219" draw:end-glue-point="2" svg:d="M45787 60755l50-900" svg:viewBox="0 0 51 901">
          <text:p/>
        </draw:connector>
        <draw:connector draw:style-name="gr4" draw:text-style-name="P1" draw:layer="layout" draw:type="line" svg:x1="45.837cm" svg:y1="62.625cm" svg:x2="45.787cm" svg:y2="61.655cm" draw:start-shape="id211" draw:start-glue-point="0" draw:end-shape="id218" draw:end-glue-point="2" svg:d="M45837 62625l-50-970" svg:viewBox="0 0 51 971">
          <text:p/>
        </draw:connector>
        <draw:custom-shape draw:style-name="gr1" draw:text-style-name="P2" xml:id="id220" draw:id="id220" draw:layer="layout" svg:width="1cm" svg:height="0.9cm" svg:x="45.287cm" svg:y="57.14cm">
          <text:p text:style-name="P1"><text:span text:style-name="T1">BUF</text:span></text:p>
          <text:p text:style-name="P1"><text:span text:style-name="T1">442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21" draw:id="id221" draw:layer="layout" svg:width="2.1cm" svg:height="0.9cm" svg:x="44.787cm" svg:y="55.34cm">
          <text:p text:style-name="P1"><text:span text:style-name="T1">DFF (clk56)</text:span></text:p>
          <text:p text:style-name="P1"><text:span text:style-name="T1">4420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5.787cm" svg:y1="57.14cm" svg:x2="45.837cm" svg:y2="56.24cm" draw:start-shape="id220" draw:start-glue-point="0" draw:end-shape="id221" draw:end-glue-point="2" svg:d="M45787 57140l50-900" svg:viewBox="0 0 51 901">
          <text:p/>
        </draw:connector>
        <draw:connector draw:style-name="gr4" draw:text-style-name="P1" draw:layer="layout" draw:type="line" svg:x1="45.837cm" svg:y1="58.955cm" svg:x2="45.787cm" svg:y2="58.04cm" draw:start-shape="id219" draw:start-glue-point="0" draw:end-shape="id220" draw:end-glue-point="2" svg:d="M45837 58955l-50-915" svg:viewBox="0 0 51 916">
          <text:p/>
        </draw:connector>
        <draw:connector draw:style-name="gr3" draw:text-style-name="P3" draw:layer="layout" draw:type="line" svg:x1="50.22cm" svg:y1="67.14cm" svg:x2="50.187cm" svg:y2="65.325cm" draw:end-shape="id222" svg:d="M50220 67140l-33-1815" svg:viewBox="0 0 34 1816">
          <text:p text:style-name="P1"><text:span text:style-name="T2">idct01</text:span></text:p>
        </draw:connector>
        <draw:custom-shape draw:style-name="gr1" draw:text-style-name="P2" xml:id="id222" draw:id="id222" draw:layer="layout" svg:width="1cm" svg:height="0.9cm" svg:x="49.687cm" svg:y="64.425cm">
          <text:p text:style-name="P1"><text:span text:style-name="T1">BUF</text:span></text:p>
          <text:p text:style-name="P1"><text:span text:style-name="T1">46-869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23" draw:id="id223" draw:layer="layout" svg:width="2.1cm" svg:height="0.9cm" svg:x="49.187cm" svg:y="62.625cm">
          <text:p text:style-name="P1"><text:span text:style-name="T1">DFF (clk52)</text:span></text:p>
          <text:p text:style-name="P1"><text:span text:style-name="T1">46-870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0.187cm" svg:y1="64.425cm" svg:x2="50.237cm" svg:y2="63.525cm" draw:start-shape="id222" draw:start-glue-point="0" draw:end-shape="id223" draw:end-glue-point="2" svg:d="M50187 64425l50-900" svg:viewBox="0 0 51 901">
          <text:p/>
        </draw:connector>
        <draw:custom-shape draw:style-name="gr1" draw:text-style-name="P2" xml:id="id224" draw:id="id224" draw:layer="layout" svg:width="1cm" svg:height="0.9cm" svg:x="49.687cm" svg:y="60.74cm">
          <text:p text:style-name="P1"><text:span text:style-name="T1">BUF</text:span></text:p>
          <text:p text:style-name="P1"><text:span text:style-name="T1">46-871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25" draw:id="id225" draw:layer="layout" svg:width="2.1cm" svg:height="0.9cm" svg:x="49.187cm" svg:y="58.94cm">
          <text:p text:style-name="P1"><text:span text:style-name="T1">DFF (clk54)</text:span></text:p>
          <text:p text:style-name="P1"><text:span text:style-name="T1">46-872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0.187cm" svg:y1="60.74cm" svg:x2="50.237cm" svg:y2="59.84cm" draw:start-shape="id224" draw:start-glue-point="0" draw:end-shape="id225" draw:end-glue-point="2" svg:d="M50187 60740l50-900" svg:viewBox="0 0 51 901">
          <text:p/>
        </draw:connector>
        <draw:custom-shape draw:style-name="gr1" draw:text-style-name="P2" xml:id="id226" draw:id="id226" draw:layer="layout" svg:width="1cm" svg:height="0.9cm" svg:x="49.687cm" svg:y="57.14cm">
          <text:p text:style-name="P1"><text:span text:style-name="T1">BUF</text:span></text:p>
          <text:p text:style-name="P1"><text:span text:style-name="T1">46-873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27" draw:id="id227" draw:layer="layout" svg:width="2.1cm" svg:height="0.9cm" svg:x="49.187cm" svg:y="55.34cm">
          <text:p text:style-name="P1"><text:span text:style-name="T1">DFF (clk56)</text:span></text:p>
          <text:p text:style-name="P1"><text:span text:style-name="T1">45-874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0.187cm" svg:y1="57.14cm" svg:x2="50.237cm" svg:y2="56.24cm" draw:start-shape="id226" draw:start-glue-point="0" draw:end-shape="id227" draw:end-glue-point="2" svg:d="M50187 57140l50-900" svg:viewBox="0 0 51 901">
          <text:p/>
        </draw:connector>
        <draw:connector draw:style-name="gr4" draw:text-style-name="P1" draw:layer="layout" draw:type="line" svg:x1="50.237cm" svg:y1="62.625cm" svg:x2="50.187cm" svg:y2="61.64cm" draw:start-shape="id223" draw:start-glue-point="0" draw:end-shape="id224" draw:end-glue-point="2" svg:d="M50237 62625l-50-985" svg:viewBox="0 0 51 986">
          <text:p/>
        </draw:connector>
        <draw:connector draw:style-name="gr4" draw:text-style-name="P1" draw:layer="layout" draw:type="line" svg:x1="50.237cm" svg:y1="58.94cm" svg:x2="50.187cm" svg:y2="58.04cm" draw:start-shape="id225" draw:start-glue-point="0" draw:end-shape="id226" draw:end-glue-point="2" svg:d="M50237 58940l-50-900" svg:viewBox="0 0 51 901">
          <text:p/>
        </draw:connector>
        <draw:connector draw:style-name="gr3" draw:text-style-name="P3" draw:layer="layout" draw:type="line" svg:x1="48.02cm" svg:y1="67.14cm" svg:x2="47.987cm" svg:y2="65.325cm" draw:end-shape="id228" svg:d="M48020 67140l-33-1815" svg:viewBox="0 0 34 1816">
          <text:p text:style-name="P1"><text:span text:style-name="T2">idct01</text:span></text:p>
        </draw:connector>
        <draw:custom-shape draw:style-name="gr1" draw:text-style-name="P2" xml:id="id228" draw:id="id228" draw:layer="layout" svg:width="1cm" svg:height="0.9cm" svg:x="47.487cm" svg:y="64.425cm">
          <text:p text:style-name="P1"><text:span text:style-name="T1">BUF</text:span></text:p>
          <text:p text:style-name="P1"><text:span text:style-name="T1">46-875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29" draw:id="id229" draw:layer="layout" svg:width="2.1cm" svg:height="0.9cm" svg:x="46.987cm" svg:y="62.625cm">
          <text:p text:style-name="P1"><text:span text:style-name="T1">DFF (clk51)</text:span></text:p>
          <text:p text:style-name="P1"><text:span text:style-name="T1">46-876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7.987cm" svg:y1="64.425cm" svg:x2="48.037cm" svg:y2="63.525cm" draw:start-shape="id228" draw:start-glue-point="0" draw:end-shape="id229" draw:end-glue-point="2" svg:d="M47987 64425l50-900" svg:viewBox="0 0 51 901">
          <text:p/>
        </draw:connector>
        <draw:custom-shape draw:style-name="gr1" draw:text-style-name="P2" xml:id="id230" draw:id="id230" draw:layer="layout" svg:width="1cm" svg:height="0.9cm" svg:x="47.487cm" svg:y="60.74cm">
          <text:p text:style-name="P1"><text:span text:style-name="T1">BUF</text:span></text:p>
          <text:p text:style-name="P1"><text:span text:style-name="T1">46-877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31" draw:id="id231" draw:layer="layout" svg:width="2.1cm" svg:height="0.9cm" svg:x="46.987cm" svg:y="58.94cm">
          <text:p text:style-name="P1"><text:span text:style-name="T1">DFF (clk53)</text:span></text:p>
          <text:p text:style-name="P1"><text:span text:style-name="T1">45-878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7.987cm" svg:y1="60.74cm" svg:x2="48.037cm" svg:y2="59.84cm" draw:start-shape="id230" draw:start-glue-point="0" draw:end-shape="id231" draw:end-glue-point="2" svg:d="M47987 60740l50-900" svg:viewBox="0 0 51 901">
          <text:p/>
        </draw:connector>
        <draw:custom-shape draw:style-name="gr1" draw:text-style-name="P2" xml:id="id232" draw:id="id232" draw:layer="layout" svg:width="1cm" svg:height="0.9cm" svg:x="47.487cm" svg:y="57.14cm">
          <text:p text:style-name="P1"><text:span text:style-name="T1">BUF</text:span></text:p>
          <text:p text:style-name="P1"><text:span text:style-name="T1">4420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33" draw:id="id233" draw:layer="layout" svg:width="2.1cm" svg:height="0.9cm" svg:x="46.987cm" svg:y="55.34cm">
          <text:p text:style-name="P1"><text:span text:style-name="T1">DFF (clk55)</text:span></text:p>
          <text:p text:style-name="P1"><text:span text:style-name="T1">4420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7.987cm" svg:y1="57.14cm" svg:x2="48.037cm" svg:y2="56.24cm" draw:start-shape="id232" draw:start-glue-point="0" draw:end-shape="id233" draw:end-glue-point="2" svg:d="M47987 57140l50-900" svg:viewBox="0 0 51 901">
          <text:p/>
        </draw:connector>
        <draw:connector draw:style-name="gr4" draw:text-style-name="P1" draw:layer="layout" draw:type="line" svg:x1="48.037cm" svg:y1="62.625cm" svg:x2="47.987cm" svg:y2="61.64cm" draw:start-shape="id229" draw:start-glue-point="0" draw:end-shape="id230" draw:end-glue-point="2" svg:d="M48037 62625l-50-985" svg:viewBox="0 0 51 986">
          <text:p/>
        </draw:connector>
        <draw:connector draw:style-name="gr4" draw:text-style-name="P1" draw:layer="layout" draw:type="line" svg:x1="48.037cm" svg:y1="58.94cm" svg:x2="47.987cm" svg:y2="58.04cm" draw:start-shape="id231" draw:start-glue-point="0" draw:end-shape="id232" draw:end-glue-point="2" svg:d="M48037 58940l-50-900" svg:viewBox="0 0 51 901">
          <text:p/>
        </draw:connector>
        <draw:custom-shape draw:style-name="gr8" draw:text-style-name="P1" xml:id="id234" draw:id="id234" draw:layer="layout" svg:width="19.288cm" svg:height="2.4cm" svg:x="17.304cm" svg:y="112.885cm">
          <draw:glue-point draw:id="4" svg:x="-2.754cm" svg:y="-5cm"/>
          <draw:glue-point draw:id="5" svg:x="-4.738cm" svg:y="-5cm"/>
          <draw:glue-point draw:id="6" svg:x="-4.112cm" svg:y="-5cm"/>
          <draw:glue-point draw:id="7" svg:x="-3.433cm" svg:y="-5cm"/>
          <draw:glue-point draw:id="8" svg:x="-2.101cm" svg:y="-5cm"/>
          <draw:glue-point draw:id="9" svg:x="-1.527cm" svg:y="-5cm"/>
          <draw:glue-point draw:id="10" svg:x="-0.953cm" svg:y="-5.004cm"/>
          <draw:glue-point draw:id="11" svg:x="-0.378cm" svg:y="-5cm"/>
          <draw:glue-point draw:id="12" svg:x="0.489cm" svg:y="-4.862cm"/>
          <draw:glue-point draw:id="13" svg:x="1.111cm" svg:y="-4.862cm"/>
          <draw:glue-point draw:id="14" svg:x="1.681cm" svg:y="-4.862cm"/>
          <draw:glue-point draw:id="15" svg:x="2.252cm" svg:y="-4.862cm"/>
          <draw:glue-point draw:id="16" svg:x="2.874cm" svg:y="-4.862cm"/>
          <draw:glue-point draw:id="17" svg:x="-5cm" svg:y="-3.333cm"/>
          <draw:glue-point draw:id="18" svg:x="-5cm" svg:y="-1.666cm"/>
          <draw:glue-point draw:id="19" svg:x="-5cm" svg:y="0cm"/>
          <draw:glue-point draw:id="20" svg:x="-5cm" svg:y="1.666cm"/>
          <draw:glue-point draw:id="21" svg:x="-5cm" svg:y="3.333cm"/>
          <draw:glue-point draw:id="22" svg:x="-4.738cm" svg:y="5.004cm"/>
          <draw:glue-point draw:id="23" svg:x="-4.451cm" svg:y="5.004cm"/>
          <draw:glue-point draw:id="24" svg:x="-4.112cm" svg:y="5.004cm"/>
          <draw:glue-point draw:id="25" svg:x="-3.772cm" svg:y="5.004cm"/>
          <draw:glue-point draw:id="26" svg:x="-3.433cm" svg:y="5.004cm"/>
          <draw:glue-point draw:id="27" svg:x="-3.093cm" svg:y="5.004cm"/>
          <draw:glue-point draw:id="28" svg:x="-2.754cm" svg:y="5cm"/>
          <draw:glue-point draw:id="29" svg:x="-2.415cm" svg:y="5.004cm"/>
          <draw:glue-point draw:id="30" svg:x="-2.101cm" svg:y="5.004cm"/>
          <draw:glue-point draw:id="31" svg:x="-1.788cm" svg:y="5.004cm"/>
          <draw:glue-point draw:id="32" svg:x="-1.501cm" svg:y="5.004cm"/>
          <draw:glue-point draw:id="33" svg:x="-1.24cm" svg:y="5.004cm"/>
          <draw:glue-point draw:id="34" svg:x="-0.926cm" svg:y="5.004cm"/>
          <draw:glue-point draw:id="35" svg:x="-0.665cm" svg:y="5cm"/>
          <draw:glue-point draw:id="36" svg:x="-0.378cm" svg:y="5.004cm"/>
          <draw:glue-point draw:id="37" svg:x="-0.091cm" svg:y="5cm"/>
          <draw:glue-point draw:id="38" svg:x="0.169cm" svg:y="5.004cm"/>
          <draw:glue-point draw:id="39" svg:x="0.456cm" svg:y="5cm"/>
          <draw:glue-point draw:id="40" svg:x="0.796cm" svg:y="5cm"/>
          <draw:glue-point draw:id="41" svg:x="1.109cm" svg:y="5.004cm"/>
          <draw:glue-point draw:id="42" svg:x="1.422cm" svg:y="5.004cm"/>
          <draw:glue-point draw:id="43" svg:x="1.736cm" svg:y="5cm"/>
          <draw:glue-point draw:id="44" svg:x="2.049cm" svg:y="5cm"/>
          <draw:glue-point draw:id="45" svg:x="2.362cm" svg:y="5cm"/>
          <draw:glue-point draw:id="46" svg:x="2.676cm" svg:y="5cm"/>
          <draw:glue-point draw:id="47" svg:x="2.989cm" svg:y="5.004cm"/>
          <draw:glue-point draw:id="48" svg:x="3.496cm" svg:y="-4.862cm"/>
          <draw:glue-point draw:id="49" svg:x="4.118cm" svg:y="-4.862cm"/>
          <draw:glue-point draw:id="50" svg:x="4.688cm" svg:y="-4.862cm"/>
          <draw:glue-point draw:id="51" svg:x="3.302cm" svg:y="5.004cm"/>
          <draw:glue-point draw:id="52" svg:x="3.616cm" svg:y="5.004cm"/>
          <draw:glue-point draw:id="53" svg:x="3.929cm" svg:y="5cm"/>
          <draw:glue-point draw:id="54" svg:x="4.19cm" svg:y="5.004cm"/>
          <draw:glue-point draw:id="55" svg:x="4.477cm" svg:y="5cm"/>
          <draw:glue-point draw:id="56" svg:x="4.738cm" svg:y="5cm"/>
          <text:p text:style-name="P1">UNIT 20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7.81cm" svg:y1="112.885cm" svg:x2="17.814cm" svg:y2="111.599cm" draw:start-shape="id234" draw:start-glue-point="5" svg:d="M17810 112885l4-1286" svg:viewBox="0 0 5 1287">
          <text:p text:style-name="P1"><text:span text:style-name="T2">out_00</text:span></text:p>
        </draw:connector>
        <draw:connector draw:style-name="gr3" draw:text-style-name="P3" draw:layer="layout" draw:type="line" svg:x1="19.017cm" svg:y1="112.885cm" svg:x2="19.004cm" svg:y2="111.546cm" draw:start-shape="id234" draw:start-glue-point="6" svg:d="M19017 112885l-13-1339" svg:viewBox="0 0 14 1340">
          <text:p text:style-name="P1"><text:span text:style-name="T2">out_01</text:span></text:p>
        </draw:connector>
        <draw:connector draw:style-name="gr3" draw:text-style-name="P3" draw:layer="layout" draw:type="line" svg:x1="20.327cm" svg:y1="112.885cm" svg:x2="20.301cm" svg:y2="111.626cm" draw:start-shape="id234" draw:start-glue-point="7" svg:d="M20327 112885l-26-1259" svg:viewBox="0 0 27 1260">
          <text:p text:style-name="P1"><text:span text:style-name="T2">out_02</text:span></text:p>
        </draw:connector>
        <draw:connector draw:style-name="gr3" draw:text-style-name="P3" draw:layer="layout" draw:type="line" svg:x1="21.637cm" svg:y1="112.885cm" svg:x2="21.491cm" svg:y2="111.546cm" draw:start-shape="id234" draw:start-glue-point="4" svg:d="M21637 112885l-146-1339" svg:viewBox="0 0 147 1340">
          <text:p text:style-name="P1"><text:span text:style-name="T2">out_03</text:span></text:p>
        </draw:connector>
        <draw:connector draw:style-name="gr3" draw:text-style-name="P3" draw:layer="layout" draw:type="line" svg:x1="22.896cm" svg:y1="112.885cm" svg:x2="22.894cm" svg:y2="111.573cm" draw:start-shape="id234" draw:start-glue-point="8" svg:d="M22896 112885l-2-1312" svg:viewBox="0 0 3 1313">
          <text:p text:style-name="P1"><text:span text:style-name="T2">out_04</text:span></text:p>
        </draw:connector>
        <draw:connector draw:style-name="gr3" draw:text-style-name="P3" draw:layer="layout" draw:type="line" svg:x1="24.003cm" svg:y1="112.885cm" svg:x2="23.873cm" svg:y2="111.652cm" draw:start-shape="id234" draw:start-glue-point="9" svg:d="M24003 112885l-130-1233" svg:viewBox="0 0 131 1234">
          <text:p text:style-name="P1"><text:span text:style-name="T2">out_05</text:span></text:p>
        </draw:connector>
        <draw:connector draw:style-name="gr3" draw:text-style-name="P3" draw:layer="layout" draw:type="line" svg:x1="25.11cm" svg:y1="112.885cm" svg:x2="25.09cm" svg:y2="111.546cm" draw:start-shape="id234" draw:start-glue-point="10" svg:d="M25110 112885l-20-1339" svg:viewBox="0 0 21 1340">
          <text:p text:style-name="P1"><text:span text:style-name="T2">out_06</text:span></text:p>
        </draw:connector>
        <draw:connector draw:style-name="gr3" draw:text-style-name="P3" draw:layer="layout" draw:type="line" svg:x1="26.219cm" svg:y1="112.885cm" svg:x2="26.121cm" svg:y2="111.573cm" draw:start-shape="id234" draw:start-glue-point="11" svg:d="M26219 112885l-98-1312" svg:viewBox="0 0 99 1313">
          <text:p text:style-name="P1"><text:span text:style-name="T2">out_07</text:span></text:p>
        </draw:connector>
        <draw:connector draw:style-name="gr3" draw:text-style-name="P3" draw:layer="layout" draw:type="line" svg:x1="27.891cm" svg:y1="112.919cm" svg:x2="27.788cm" svg:y2="111.467cm" draw:start-shape="id234" draw:start-glue-point="12" svg:d="M27891 112919l-103-1452" svg:viewBox="0 0 104 1453">
          <text:p text:style-name="P1"><text:span text:style-name="T2">out08</text:span></text:p>
        </draw:connector>
        <draw:connector draw:style-name="gr3" draw:text-style-name="P3" draw:layer="layout" draw:type="line" svg:x1="29.09cm" svg:y1="112.919cm" svg:x2="29.058cm" svg:y2="111.494cm" draw:start-shape="id234" draw:start-glue-point="13" svg:d="M29090 112919l-32-1425" svg:viewBox="0 0 33 1426">
          <text:p text:style-name="P1"><text:span text:style-name="T2">out_09</text:span></text:p>
        </draw:connector>
        <draw:connector draw:style-name="gr3" draw:text-style-name="P3" draw:layer="layout" draw:type="line" svg:x1="30.19cm" svg:y1="112.919cm" svg:x2="30.196cm" svg:y2="111.494cm" draw:start-shape="id234" draw:start-glue-point="14" svg:d="M30190 112919l6-1425" svg:viewBox="0 0 7 1426">
          <text:p text:style-name="P1"><text:span text:style-name="T2">out_10</text:span></text:p>
        </draw:connector>
        <draw:connector draw:style-name="gr3" draw:text-style-name="P3" draw:layer="layout" draw:type="line" svg:x1="31.291cm" svg:y1="112.919cm" svg:x2="31.201cm" svg:y2="111.626cm" draw:start-shape="id234" draw:start-glue-point="15" svg:d="M31291 112919l-90-1293" svg:viewBox="0 0 91 1294">
          <text:p text:style-name="P1"><text:span text:style-name="T2">out_11</text:span></text:p>
        </draw:connector>
        <draw:connector draw:style-name="gr3" draw:text-style-name="P3" draw:layer="layout" draw:type="line" svg:x1="32.491cm" svg:y1="112.919cm" svg:x2="32.366cm" svg:y2="111.573cm" draw:start-shape="id234" draw:start-glue-point="16" svg:d="M32491 112919l-125-1346" svg:viewBox="0 0 126 1347">
          <text:p text:style-name="P1"><text:span text:style-name="T2">out_12</text:span></text:p>
        </draw:connector>
        <draw:connector draw:style-name="gr3" draw:text-style-name="P3" draw:layer="layout" draw:type="line" svg:x1="33.691cm" svg:y1="112.919cm" svg:x2="33.556cm" svg:y2="111.599cm" draw:start-shape="id234" draw:start-glue-point="48" svg:d="M33691 112919l-135-1320" svg:viewBox="0 0 136 1321">
          <text:p text:style-name="P1"><text:span text:style-name="T2">out_13</text:span></text:p>
        </draw:connector>
        <draw:connector draw:style-name="gr3" draw:text-style-name="P3" draw:layer="layout" draw:type="line" svg:x1="34.89cm" svg:y1="112.919cm" svg:x2="34.826cm" svg:y2="111.546cm" draw:start-shape="id234" draw:start-glue-point="49" svg:d="M34890 112919l-64-1373" svg:viewBox="0 0 65 1374">
          <text:p text:style-name="P1"><text:span text:style-name="T2">out_14</text:span></text:p>
        </draw:connector>
        <draw:connector draw:style-name="gr3" draw:text-style-name="P3" draw:layer="layout" draw:type="line" svg:x1="35.99cm" svg:y1="112.919cm" svg:x2="35.911cm" svg:y2="111.626cm" draw:start-shape="id234" draw:start-glue-point="50" svg:d="M35990 112919l-79-1293" svg:viewBox="0 0 80 1294">
          <text:p text:style-name="P1"><text:span text:style-name="T2">out_15</text:span></text:p>
        </draw:connector>
        <draw:connector draw:style-name="gr3" draw:text-style-name="P3" draw:layer="layout" draw:type="line" svg:x1="22.825cm" svg:y1="119.2cm" svg:x2="22.792cm" svg:y2="117.385cm" draw:end-shape="id235" svg:d="M22825 119200l-33-1815" svg:viewBox="0 0 34 1816">
          <text:p text:style-name="P1"><text:span text:style-name="T2">idct00</text:span></text:p>
        </draw:connector>
        <draw:custom-shape draw:style-name="gr1" draw:text-style-name="P2" xml:id="id235" draw:id="id235" draw:layer="layout" svg:width="1cm" svg:height="0.9cm" svg:x="22.292cm" svg:y="116.485cm">
          <text:p text:style-name="P1"><text:span text:style-name="T1">BUF</text:span></text:p>
          <text:p text:style-name="P1"><text:span text:style-name="T1">3714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2.792cm" svg:y1="116.485cm" svg:x2="17.81cm" svg:y2="115.285cm" draw:start-shape="id235" draw:start-glue-point="0" draw:end-shape="id234" draw:end-glue-point="22" svg:d="M22792 116485l-4982-1200" svg:viewBox="0 0 4983 1201">
          <text:p text:style-name="P1"><text:span text:style-name="T2">00</text:span></text:p>
        </draw:connector>
        <draw:connector draw:style-name="gr3" draw:text-style-name="P3" draw:layer="layout" draw:type="line" svg:x1="22.792cm" svg:y1="116.485cm" svg:x2="27.827cm" svg:y2="115.285cm" draw:start-shape="id235" draw:start-glue-point="0" draw:end-shape="id234" draw:end-glue-point="39" svg:d="M22792 116485l5035-1200" svg:viewBox="0 0 5036 1201">
          <text:p text:style-name="P1"><text:span text:style-name="T2">08</text:span></text:p>
        </draw:connector>
        <draw:connector draw:style-name="gr3" draw:text-style-name="P3" draw:layer="layout" draw:type="line" svg:x1="23.925cm" svg:y1="119.181cm" svg:x2="23.892cm" svg:y2="117.366cm" draw:end-shape="id236" svg:d="M23925 119181l-33-1815" svg:viewBox="0 0 34 1816">
          <text:p text:style-name="P1"><text:span text:style-name="T2">idct01</text:span></text:p>
        </draw:connector>
        <draw:custom-shape draw:style-name="gr1" draw:text-style-name="P2" xml:id="id236" draw:id="id236" draw:layer="layout" svg:width="1cm" svg:height="0.9cm" svg:x="23.392cm" svg:y="116.466cm">
          <text:p text:style-name="P1"><text:span text:style-name="T1">BUF</text:span></text:p>
          <text:p text:style-name="P1"><text:span text:style-name="T1">4016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3.892cm" svg:y1="116.466cm" svg:x2="19.017cm" svg:y2="115.285cm" draw:start-shape="id236" draw:start-glue-point="0" draw:end-shape="id234" draw:end-glue-point="24" svg:d="M23892 116466l-4875-1181" svg:viewBox="0 0 4876 1182">
          <text:p text:style-name="P1"><text:span text:style-name="T2">01</text:span></text:p>
        </draw:connector>
        <draw:connector draw:style-name="gr3" draw:text-style-name="P3" draw:layer="layout" draw:type="line" svg:x1="23.892cm" svg:y1="116.466cm" svg:x2="29.087cm" svg:y2="115.285cm" draw:start-shape="id236" draw:start-glue-point="0" draw:end-shape="id234" draw:end-glue-point="41" svg:d="M23892 116466l5195-1181" svg:viewBox="0 0 5196 1182">
          <text:p text:style-name="P1"><text:span text:style-name="T2">09</text:span></text:p>
        </draw:connector>
        <draw:connector draw:style-name="gr3" draw:text-style-name="P3" draw:layer="layout" draw:type="line" svg:x1="54.62cm" svg:y1="67.14cm" svg:x2="54.587cm" svg:y2="65.325cm" draw:end-shape="id237" svg:d="M54620 67140l-33-1815" svg:viewBox="0 0 34 1816">
          <text:p text:style-name="P1"><text:span text:style-name="T2">idct02</text:span></text:p>
        </draw:connector>
        <draw:custom-shape draw:style-name="gr1" draw:text-style-name="P2" xml:id="id237" draw:id="id237" draw:layer="layout" svg:width="1cm" svg:height="0.9cm" svg:x="54.087cm" svg:y="64.425cm">
          <text:p text:style-name="P1"><text:span text:style-name="T1">BUF</text:span></text:p>
          <text:p text:style-name="P1"><text:span text:style-name="T1">3916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38" draw:id="id238" draw:layer="layout" svg:width="2.1cm" svg:height="0.9cm" svg:x="53.587cm" svg:y="62.625cm">
          <text:p text:style-name="P1"><text:span text:style-name="T1">DFF (clk52)</text:span></text:p>
          <text:p text:style-name="P1"><text:span text:style-name="T1">3916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4.587cm" svg:y1="64.425cm" svg:x2="54.637cm" svg:y2="63.525cm" draw:start-shape="id237" draw:start-glue-point="0" draw:end-shape="id238" draw:end-glue-point="2" svg:d="M54587 64425l50-900" svg:viewBox="0 0 51 901">
          <text:p/>
        </draw:connector>
        <draw:custom-shape draw:style-name="gr1" draw:text-style-name="P2" xml:id="id239" draw:id="id239" draw:layer="layout" svg:width="1cm" svg:height="0.9cm" svg:x="54.087cm" svg:y="60.74cm">
          <text:p text:style-name="P1"><text:span text:style-name="T1">BUF</text:span></text:p>
          <text:p text:style-name="P1"><text:span text:style-name="T1">3917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0" draw:id="id240" draw:layer="layout" svg:width="2.1cm" svg:height="0.9cm" svg:x="53.587cm" svg:y="58.94cm">
          <text:p text:style-name="P1"><text:span text:style-name="T1">DFF (clk54)</text:span></text:p>
          <text:p text:style-name="P1"><text:span text:style-name="T1">3917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4.587cm" svg:y1="60.74cm" svg:x2="54.637cm" svg:y2="59.84cm" draw:start-shape="id239" draw:start-glue-point="0" draw:end-shape="id240" draw:end-glue-point="2" svg:d="M54587 60740l50-900" svg:viewBox="0 0 51 901">
          <text:p/>
        </draw:connector>
        <draw:custom-shape draw:style-name="gr1" draw:text-style-name="P2" xml:id="id241" draw:id="id241" draw:layer="layout" svg:width="1cm" svg:height="0.9cm" svg:x="54.087cm" svg:y="57.14cm">
          <text:p text:style-name="P1"><text:span text:style-name="T1">BUF</text:span></text:p>
          <text:p text:style-name="P1"><text:span text:style-name="T1">3814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2" draw:id="id242" draw:layer="layout" svg:width="2.1cm" svg:height="0.9cm" svg:x="53.587cm" svg:y="55.34cm">
          <text:p text:style-name="P1"><text:span text:style-name="T1">DFF (clk56)</text:span></text:p>
          <text:p text:style-name="P1"><text:span text:style-name="T1">3815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4.587cm" svg:y1="57.14cm" svg:x2="54.637cm" svg:y2="56.24cm" draw:start-shape="id241" draw:start-glue-point="0" draw:end-shape="id242" draw:end-glue-point="2" svg:d="M54587 57140l50-900" svg:viewBox="0 0 51 901">
          <text:p/>
        </draw:connector>
        <draw:connector draw:style-name="gr4" draw:text-style-name="P1" draw:layer="layout" draw:type="line" svg:x1="54.637cm" svg:y1="62.625cm" svg:x2="54.587cm" svg:y2="61.64cm" draw:start-shape="id238" draw:start-glue-point="0" draw:end-shape="id239" draw:end-glue-point="2" svg:d="M54637 62625l-50-985" svg:viewBox="0 0 51 986">
          <text:p/>
        </draw:connector>
        <draw:connector draw:style-name="gr4" draw:text-style-name="P1" draw:layer="layout" draw:type="line" svg:x1="54.637cm" svg:y1="58.94cm" svg:x2="54.587cm" svg:y2="58.04cm" draw:start-shape="id240" draw:start-glue-point="0" draw:end-shape="id241" draw:end-glue-point="2" svg:d="M54637 58940l-50-900" svg:viewBox="0 0 51 901">
          <text:p/>
        </draw:connector>
        <draw:connector draw:style-name="gr3" draw:text-style-name="P3" draw:layer="layout" draw:type="line" svg:x1="25.025cm" svg:y1="119.181cm" svg:x2="24.992cm" svg:y2="117.366cm" draw:end-shape="id243" svg:d="M25025 119181l-33-1815" svg:viewBox="0 0 34 1816">
          <text:p text:style-name="P1"><text:span text:style-name="T2">idct02</text:span></text:p>
        </draw:connector>
        <draw:custom-shape draw:style-name="gr1" draw:text-style-name="P2" xml:id="id243" draw:id="id243" draw:layer="layout" svg:width="1cm" svg:height="0.9cm" svg:x="24.492cm" svg:y="116.466cm">
          <text:p text:style-name="P1"><text:span text:style-name="T1">BUF</text:span></text:p>
          <text:p text:style-name="P1"><text:span text:style-name="T1">3313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4.992cm" svg:y1="116.466cm" svg:x2="20.327cm" svg:y2="115.285cm" draw:start-shape="id243" draw:start-glue-point="0" draw:end-shape="id234" draw:end-glue-point="26" svg:d="M24992 116466l-4665-1181" svg:viewBox="0 0 4666 1182">
          <text:p text:style-name="P1"><text:span text:style-name="T2">02</text:span></text:p>
        </draw:connector>
        <draw:connector draw:style-name="gr3" draw:text-style-name="P3" draw:layer="layout" draw:type="line" svg:x1="24.992cm" svg:y1="116.466cm" svg:x2="30.296cm" svg:y2="115.285cm" draw:start-shape="id243" draw:start-glue-point="0" draw:end-shape="id234" draw:end-glue-point="43" svg:d="M24992 116466l5304-1181" svg:viewBox="0 0 5305 1182">
          <text:p text:style-name="P1"><text:span text:style-name="T2">10</text:span></text:p>
        </draw:connector>
        <draw:connector draw:style-name="gr3" draw:text-style-name="P3" draw:layer="layout" draw:type="line" svg:x1="52.42cm" svg:y1="67.14cm" svg:x2="52.387cm" svg:y2="65.325cm" draw:end-shape="id244" svg:d="M52420 67140l-33-1815" svg:viewBox="0 0 34 1816">
          <text:p text:style-name="P1"><text:span text:style-name="T2">idct02</text:span></text:p>
        </draw:connector>
        <draw:custom-shape draw:style-name="gr1" draw:text-style-name="P2" xml:id="id244" draw:id="id244" draw:layer="layout" svg:width="1cm" svg:height="0.9cm" svg:x="51.887cm" svg:y="64.425cm">
          <text:p text:style-name="P1"><text:span text:style-name="T1">BUF</text:span></text:p>
          <text:p text:style-name="P1"><text:span text:style-name="T1">4217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5" draw:id="id245" draw:layer="layout" svg:width="2.1cm" svg:height="0.9cm" svg:x="51.387cm" svg:y="62.625cm">
          <text:p text:style-name="P1"><text:span text:style-name="T1">DFF (clk51)</text:span></text:p>
          <text:p text:style-name="P1"><text:span text:style-name="T1">4317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2.387cm" svg:y1="64.425cm" svg:x2="52.437cm" svg:y2="63.525cm" draw:start-shape="id244" draw:start-glue-point="0" draw:end-shape="id245" draw:end-glue-point="2" svg:d="M52387 64425l50-900" svg:viewBox="0 0 51 901">
          <text:p/>
        </draw:connector>
        <draw:custom-shape draw:style-name="gr1" draw:text-style-name="P2" xml:id="id246" draw:id="id246" draw:layer="layout" svg:width="1cm" svg:height="0.9cm" svg:x="51.887cm" svg:y="60.74cm">
          <text:p text:style-name="P1"><text:span text:style-name="T1">BUF</text:span></text:p>
          <text:p text:style-name="P1"><text:span text:style-name="T1">4317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7" draw:id="id247" draw:layer="layout" svg:width="2.1cm" svg:height="0.9cm" svg:x="51.387cm" svg:y="58.94cm">
          <text:p text:style-name="P1"><text:span text:style-name="T1">DFF (clk53)</text:span></text:p>
          <text:p text:style-name="P1"><text:span text:style-name="T1">4317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2.387cm" svg:y1="60.74cm" svg:x2="52.437cm" svg:y2="59.84cm" draw:start-shape="id246" draw:start-glue-point="0" draw:end-shape="id247" draw:end-glue-point="2" svg:d="M52387 60740l50-900" svg:viewBox="0 0 51 901">
          <text:p/>
        </draw:connector>
        <draw:custom-shape draw:style-name="gr1" draw:text-style-name="P2" xml:id="id248" draw:id="id248" draw:layer="layout" svg:width="1cm" svg:height="0.9cm" svg:x="51.887cm" svg:y="57.14cm">
          <text:p text:style-name="P1"><text:span text:style-name="T1">BUF</text:span></text:p>
          <text:p text:style-name="P1"><text:span text:style-name="T1">4217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9" draw:id="id249" draw:layer="layout" svg:width="2.1cm" svg:height="0.9cm" svg:x="51.387cm" svg:y="55.34cm">
          <text:p text:style-name="P1"><text:span text:style-name="T1">DFF (clk55)</text:span></text:p>
          <text:p text:style-name="P1"><text:span text:style-name="T1">4217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2.387cm" svg:y1="57.14cm" svg:x2="52.437cm" svg:y2="56.24cm" draw:start-shape="id248" draw:start-glue-point="0" draw:end-shape="id249" draw:end-glue-point="2" svg:d="M52387 57140l50-900" svg:viewBox="0 0 51 901">
          <text:p/>
        </draw:connector>
        <draw:connector draw:style-name="gr4" draw:text-style-name="P1" draw:layer="layout" draw:type="line" svg:x1="52.437cm" svg:y1="62.625cm" svg:x2="52.387cm" svg:y2="61.64cm" draw:start-shape="id245" draw:start-glue-point="0" draw:end-shape="id246" draw:end-glue-point="2" svg:d="M52437 62625l-50-985" svg:viewBox="0 0 51 986">
          <text:p/>
        </draw:connector>
        <draw:connector draw:style-name="gr4" draw:text-style-name="P1" draw:layer="layout" draw:type="line" svg:x1="52.437cm" svg:y1="58.94cm" svg:x2="52.387cm" svg:y2="58.04cm" draw:start-shape="id247" draw:start-glue-point="0" draw:end-shape="id248" draw:end-glue-point="2" svg:d="M52437 58940l-50-900" svg:viewBox="0 0 51 901">
          <text:p/>
        </draw:connector>
        <draw:connector draw:style-name="gr3" draw:text-style-name="P3" draw:layer="layout" draw:type="line" svg:x1="5.473cm" svg:y1="98.635cm" svg:x2="5.892cm" svg:y2="97.066cm" draw:end-shape="id190" draw:end-glue-point="2" svg:d="M5473 98635l419-1569" svg:viewBox="0 0 420 1570">
          <text:p text:style-name="P1"><text:span text:style-name="T2">a03/s0</text:span></text:p>
        </draw:connector>
        <draw:connector draw:style-name="gr3" draw:text-style-name="P3" draw:layer="layout" draw:type="line" svg:x1="12.692cm" svg:y1="97.266cm" svg:x2="1.492cm" svg:y2="97.066cm" draw:start-shape="id16" draw:start-glue-point="0" draw:end-shape="id71" draw:end-glue-point="2" svg:d="M12692 97266l-11200-200" svg:viewBox="0 0 11201 201">
          <text:p text:style-name="P1"><text:span text:style-name="T2">0</text:span></text:p>
        </draw:connector>
        <draw:connector draw:style-name="gr3" draw:text-style-name="P3" draw:layer="layout" draw:type="line" svg:x1="12.692cm" svg:y1="97.266cm" svg:x2="3.692cm" svg:y2="97.066cm" draw:start-shape="id16" draw:start-glue-point="0" draw:end-shape="id69" draw:end-glue-point="2" svg:d="M12692 97266l-9000-200" svg:viewBox="0 0 9001 201">
          <text:p text:style-name="P1"><text:span text:style-name="T2">0</text:span></text:p>
        </draw:connector>
        <draw:connector draw:style-name="gr3" draw:text-style-name="P3" draw:layer="layout" draw:type="line" svg:x1="12.692cm" svg:y1="97.266cm" svg:x2="6.992cm" svg:y2="97.066cm" draw:start-shape="id16" draw:start-glue-point="0" draw:end-shape="id78" draw:end-glue-point="2" svg:d="M12692 97266l-5700-200" svg:viewBox="0 0 5701 201">
          <text:p text:style-name="P1"><text:span text:style-name="T2">0</text:span></text:p>
        </draw:connector>
        <draw:connector draw:style-name="gr3" draw:text-style-name="P3" draw:layer="layout" draw:type="line" svg:x1="12.692cm" svg:y1="97.266cm" svg:x2="5.892cm" svg:y2="97.066cm" draw:start-shape="id16" draw:start-glue-point="0" draw:end-shape="id190" draw:end-glue-point="2" svg:d="M12692 97266l-6800-200" svg:viewBox="0 0 6801 201">
          <text:p text:style-name="P1"><text:span text:style-name="T2">0</text:span></text:p>
        </draw:connector>
        <draw:connector draw:style-name="gr3" draw:text-style-name="P3" draw:layer="layout" draw:type="line" svg:x1="12.692cm" svg:y1="97.266cm" svg:x2="10.292cm" svg:y2="97.066cm" draw:start-shape="id16" draw:start-glue-point="0" draw:end-shape="id67" draw:end-glue-point="2" svg:d="M12692 97266l-2400-200" svg:viewBox="0 0 2401 201">
          <text:p text:style-name="P1"><text:span text:style-name="T2">0/b</text:span></text:p>
        </draw:connector>
        <draw:connector draw:style-name="gr3" draw:text-style-name="P3" draw:layer="layout" draw:type="line" svg:x1="12.692cm" svg:y1="97.266cm" svg:x2="8.092cm" svg:y2="97.066cm" draw:start-shape="id16" draw:start-glue-point="0" draw:end-shape="id79" draw:end-glue-point="2" svg:d="M12692 97266l-4600-200" svg:viewBox="0 0 4601 201">
          <text:p text:style-name="P1"><text:span text:style-name="T2">0</text:span></text:p>
        </draw:connector>
        <draw:connector draw:style-name="gr3" draw:text-style-name="P3" draw:layer="layout" draw:type="line" svg:x1="12.692cm" svg:y1="97.266cm" svg:x2="9.192cm" svg:y2="97.066cm" draw:start-shape="id16" draw:start-glue-point="0" draw:end-shape="id66" draw:end-glue-point="2" svg:d="M12692 97266l-3500-200" svg:viewBox="0 0 3501 201">
          <text:p text:style-name="P1"><text:span text:style-name="T2">0</text:span></text:p>
        </draw:connector>
        <draw:connector draw:style-name="gr3" draw:text-style-name="P3" draw:layer="layout" draw:type="line" svg:x1="12.692cm" svg:y1="97.266cm" svg:x2="2.592cm" svg:y2="97.066cm" draw:start-shape="id16" draw:start-glue-point="0" draw:end-shape="id70" draw:end-glue-point="2" svg:d="M12692 97266l-10100-200" svg:viewBox="0 0 10101 201">
          <text:p text:style-name="P1"><text:span text:style-name="T2">0</text:span></text:p>
        </draw:connector>
        <draw:connector draw:style-name="gr3" draw:text-style-name="P3" draw:layer="layout" draw:type="line" svg:x1="12.692cm" svg:y1="97.266cm" svg:x2="4.792cm" svg:y2="97.066cm" draw:start-shape="id16" draw:start-glue-point="0" draw:end-shape="id188" draw:end-glue-point="2" svg:d="M12692 97266l-7900-200" svg:viewBox="0 0 7901 201">
          <text:p text:style-name="P1"><text:span text:style-name="T2">0</text:span></text:p>
        </draw:connector>
        <draw:connector draw:style-name="gr3" draw:text-style-name="P3" draw:layer="layout" draw:type="line" svg:x1="13.792cm" svg:y1="97.266cm" svg:x2="1.492cm" svg:y2="97.066cm" draw:start-shape="id8" draw:start-glue-point="0" draw:end-shape="id71" draw:end-glue-point="2" svg:d="M13792 97266l-12300-200" svg:viewBox="0 0 12301 201">
          <text:p text:style-name="P1"><text:span text:style-name="T2">1</text:span></text:p>
        </draw:connector>
        <draw:connector draw:style-name="gr3" draw:text-style-name="P3" draw:layer="layout" draw:type="line" svg:x1="13.792cm" svg:y1="97.266cm" svg:x2="3.692cm" svg:y2="97.066cm" draw:start-shape="id8" draw:start-glue-point="0" draw:end-shape="id69" draw:end-glue-point="2" svg:d="M13792 97266l-10100-200" svg:viewBox="0 0 10101 201">
          <text:p text:style-name="P1"><text:span text:style-name="T2">1</text:span></text:p>
        </draw:connector>
        <draw:connector draw:style-name="gr3" draw:text-style-name="P3" draw:layer="layout" draw:type="line" svg:x1="13.792cm" svg:y1="97.266cm" svg:x2="4.792cm" svg:y2="97.066cm" draw:start-shape="id8" draw:start-glue-point="0" draw:end-shape="id188" draw:end-glue-point="2" svg:d="M13792 97266l-9000-200" svg:viewBox="0 0 9001 201">
          <text:p text:style-name="P1"><text:span text:style-name="T2">1</text:span></text:p>
        </draw:connector>
        <draw:connector draw:style-name="gr3" draw:text-style-name="P3" draw:layer="layout" draw:type="line" svg:x1="13.792cm" svg:y1="97.266cm" svg:x2="2.592cm" svg:y2="97.066cm" draw:start-shape="id8" draw:start-glue-point="0" draw:end-shape="id70" draw:end-glue-point="2" svg:d="M13792 97266l-11200-200" svg:viewBox="0 0 11201 201">
          <text:p text:style-name="P1"><text:span text:style-name="T2">1</text:span></text:p>
        </draw:connector>
        <draw:connector draw:style-name="gr3" draw:text-style-name="P3" draw:layer="layout" draw:type="line" svg:x1="13.792cm" svg:y1="97.266cm" svg:x2="6.992cm" svg:y2="97.066cm" draw:start-shape="id8" draw:start-glue-point="0" draw:end-shape="id78" draw:end-glue-point="2" svg:d="M13792 97266l-6800-200" svg:viewBox="0 0 6801 201">
          <text:p text:style-name="P1"><text:span text:style-name="T2">1</text:span></text:p>
        </draw:connector>
        <draw:connector draw:style-name="gr3" draw:text-style-name="P3" draw:layer="layout" draw:type="line" svg:x1="13.792cm" svg:y1="97.266cm" svg:x2="5.892cm" svg:y2="97.066cm" draw:start-shape="id8" draw:start-glue-point="0" draw:end-shape="id190" draw:end-glue-point="2" svg:d="M13792 97266l-7900-200" svg:viewBox="0 0 7901 201">
          <text:p text:style-name="P1"><text:span text:style-name="T2">1</text:span></text:p>
        </draw:connector>
        <draw:connector draw:style-name="gr3" draw:text-style-name="P3" draw:layer="layout" draw:type="line" svg:x1="13.792cm" svg:y1="97.266cm" svg:x2="9.192cm" svg:y2="97.066cm" draw:start-shape="id8" draw:start-glue-point="0" draw:end-shape="id66" draw:end-glue-point="2" svg:d="M13792 97266l-4600-200" svg:viewBox="0 0 4601 201">
          <text:p text:style-name="P1"><text:span text:style-name="T2">1</text:span></text:p>
        </draw:connector>
        <draw:connector draw:style-name="gr3" draw:text-style-name="P3" draw:layer="layout" draw:type="line" svg:x1="13.792cm" svg:y1="97.266cm" svg:x2="9.192cm" svg:y2="97.066cm" draw:start-shape="id8" draw:start-glue-point="0" draw:end-shape="id66" draw:end-glue-point="2" svg:d="M13792 97266l-4600-200" svg:viewBox="0 0 4601 201">
          <text:p text:style-name="P1"><text:span text:style-name="T2">1</text:span></text:p>
        </draw:connector>
        <draw:connector draw:style-name="gr3" draw:text-style-name="P3" draw:layer="layout" draw:type="line" svg:x1="13.792cm" svg:y1="97.266cm" svg:x2="8.092cm" svg:y2="97.066cm" draw:start-shape="id8" draw:start-glue-point="0" draw:end-shape="id79" draw:end-glue-point="2" svg:d="M13792 97266l-5700-200" svg:viewBox="0 0 5701 201">
          <text:p text:style-name="P1"><text:span text:style-name="T2">1</text:span></text:p>
        </draw:connector>
        <draw:connector draw:style-name="gr3" draw:text-style-name="P3" draw:layer="layout" draw:type="line" svg:x1="14.892cm" svg:y1="97.266cm" svg:x2="1.492cm" svg:y2="97.066cm" draw:start-shape="id5" draw:start-glue-point="0" draw:end-shape="id71" draw:end-glue-point="2" svg:d="M14892 97266l-13400-200" svg:viewBox="0 0 13401 201">
          <text:p text:style-name="P1"><text:span text:style-name="T2">2</text:span></text:p>
        </draw:connector>
        <draw:connector draw:style-name="gr3" draw:text-style-name="P3" draw:layer="layout" draw:type="line" svg:x1="14.892cm" svg:y1="97.266cm" svg:x2="3.692cm" svg:y2="97.066cm" draw:start-shape="id5" draw:start-glue-point="0" draw:end-shape="id69" draw:end-glue-point="2" svg:d="M14892 97266l-11200-200" svg:viewBox="0 0 11201 201">
          <text:p text:style-name="P1"><text:span text:style-name="T2">2</text:span></text:p>
        </draw:connector>
        <draw:connector draw:style-name="gr3" draw:text-style-name="P3" draw:layer="layout" draw:type="line" svg:x1="14.892cm" svg:y1="97.266cm" svg:x2="4.792cm" svg:y2="97.066cm" draw:start-shape="id5" draw:start-glue-point="0" draw:end-shape="id188" draw:end-glue-point="2" svg:d="M14892 97266l-10100-200" svg:viewBox="0 0 10101 201">
          <text:p text:style-name="P1"><text:span text:style-name="T2">2</text:span></text:p>
        </draw:connector>
        <draw:connector draw:style-name="gr3" draw:text-style-name="P3" draw:layer="layout" draw:type="line" svg:x1="14.892cm" svg:y1="97.266cm" svg:x2="2.592cm" svg:y2="97.066cm" draw:start-shape="id5" draw:start-glue-point="0" draw:end-shape="id70" draw:end-glue-point="2" svg:d="M14892 97266l-12300-200" svg:viewBox="0 0 12301 201">
          <text:p text:style-name="P1"><text:span text:style-name="T2">2</text:span></text:p>
        </draw:connector>
        <draw:connector draw:style-name="gr3" draw:text-style-name="P3" draw:layer="layout" draw:type="line" svg:x1="14.892cm" svg:y1="97.266cm" svg:x2="6.992cm" svg:y2="97.066cm" draw:start-shape="id5" draw:start-glue-point="0" draw:end-shape="id78" draw:end-glue-point="2" svg:d="M14892 97266l-7900-200" svg:viewBox="0 0 7901 201">
          <text:p text:style-name="P1"><text:span text:style-name="T2">2</text:span></text:p>
        </draw:connector>
        <draw:connector draw:style-name="gr3" draw:text-style-name="P3" draw:layer="layout" draw:type="line" svg:x1="14.892cm" svg:y1="97.266cm" svg:x2="5.892cm" svg:y2="97.066cm" draw:start-shape="id5" draw:start-glue-point="0" draw:end-shape="id190" draw:end-glue-point="2" svg:d="M14892 97266l-9000-200" svg:viewBox="0 0 9001 201">
          <text:p text:style-name="P1"><text:span text:style-name="T2">2</text:span></text:p>
        </draw:connector>
        <draw:connector draw:style-name="gr3" draw:text-style-name="P3" draw:layer="layout" draw:type="line" svg:x1="14.892cm" svg:y1="97.266cm" svg:x2="9.192cm" svg:y2="97.066cm" draw:start-shape="id5" draw:start-glue-point="0" draw:end-shape="id66" draw:end-glue-point="2" svg:d="M14892 97266l-5700-200" svg:viewBox="0 0 5701 201">
          <text:p text:style-name="P1"><text:span text:style-name="T2">2</text:span></text:p>
        </draw:connector>
        <draw:connector draw:style-name="gr3" draw:text-style-name="P3" draw:layer="layout" draw:type="line" svg:x1="14.892cm" svg:y1="97.266cm" svg:x2="8.092cm" svg:y2="97.066cm" draw:start-shape="id5" draw:start-glue-point="0" draw:end-shape="id79" draw:end-glue-point="2" svg:d="M14892 97266l-6800-200" svg:viewBox="0 0 6801 201">
          <text:p text:style-name="P1"><text:span text:style-name="T2">2</text:span></text:p>
        </draw:connector>
        <draw:connector draw:style-name="gr3" draw:text-style-name="P3" draw:layer="layout" draw:type="line" svg:x1="15.992cm" svg:y1="97.266cm" svg:x2="8.092cm" svg:y2="97.066cm" draw:start-shape="id6" draw:start-glue-point="0" draw:end-shape="id79" draw:end-glue-point="2" svg:d="M15992 97266l-7900-200" svg:viewBox="0 0 7901 201">
          <text:p text:style-name="P1"><text:span text:style-name="T2">3</text:span></text:p>
        </draw:connector>
        <draw:connector draw:style-name="gr3" draw:text-style-name="P3" draw:layer="layout" draw:type="line" svg:x1="15.992cm" svg:y1="97.266cm" svg:x2="10.292cm" svg:y2="97.066cm" draw:start-shape="id6" draw:start-glue-point="0" draw:end-shape="id67" draw:end-glue-point="2" svg:d="M15992 97266l-5700-200" svg:viewBox="0 0 5701 201">
          <text:p text:style-name="P1"><text:span text:style-name="T2">3/c</text:span></text:p>
        </draw:connector>
        <draw:connector draw:style-name="gr3" draw:text-style-name="P3" draw:layer="layout" draw:type="line" svg:x1="15.992cm" svg:y1="97.266cm" svg:x2="9.192cm" svg:y2="97.066cm" draw:start-shape="id6" draw:start-glue-point="0" draw:end-shape="id66" draw:end-glue-point="2" svg:d="M15992 97266l-6800-200" svg:viewBox="0 0 6801 201">
          <text:p text:style-name="P1"><text:span text:style-name="T2">3</text:span></text:p>
        </draw:connector>
        <draw:connector draw:style-name="gr3" draw:text-style-name="P3" draw:layer="layout" draw:type="line" svg:x1="15.992cm" svg:y1="97.266cm" svg:x2="5.892cm" svg:y2="97.066cm" draw:start-shape="id6" draw:start-glue-point="0" draw:end-shape="id190" draw:end-glue-point="2" svg:d="M15992 97266l-10100-200" svg:viewBox="0 0 10101 201">
          <text:p text:style-name="P1"><text:span text:style-name="T2">3</text:span></text:p>
        </draw:connector>
        <draw:connector draw:style-name="gr3" draw:text-style-name="P3" draw:layer="layout" draw:type="line" svg:x1="15.992cm" svg:y1="97.266cm" svg:x2="2.592cm" svg:y2="97.066cm" draw:start-shape="id6" draw:start-glue-point="0" draw:end-shape="id70" draw:end-glue-point="2" svg:d="M15992 97266l-13400-200" svg:viewBox="0 0 13401 201">
          <text:p text:style-name="P1"><text:span text:style-name="T2">3</text:span></text:p>
        </draw:connector>
        <draw:connector draw:style-name="gr3" draw:text-style-name="P3" draw:layer="layout" draw:type="line" svg:x1="15.992cm" svg:y1="97.266cm" svg:x2="6.992cm" svg:y2="97.066cm" draw:start-shape="id6" draw:start-glue-point="0" draw:end-shape="id78" draw:end-glue-point="2" svg:d="M15992 97266l-9000-200" svg:viewBox="0 0 9001 201">
          <text:p text:style-name="P1"><text:span text:style-name="T2">3</text:span></text:p>
        </draw:connector>
        <draw:connector draw:style-name="gr3" draw:text-style-name="P3" draw:layer="layout" draw:type="line" svg:x1="15.992cm" svg:y1="97.266cm" svg:x2="3.692cm" svg:y2="97.066cm" draw:start-shape="id6" draw:start-glue-point="0" draw:end-shape="id69" draw:end-glue-point="2" svg:d="M15992 97266l-12300-200" svg:viewBox="0 0 12301 201">
          <text:p text:style-name="P1"><text:span text:style-name="T2">3</text:span></text:p>
        </draw:connector>
        <draw:connector draw:style-name="gr3" draw:text-style-name="P3" draw:layer="layout" draw:type="line" svg:x1="15.992cm" svg:y1="97.266cm" svg:x2="1.492cm" svg:y2="97.066cm" draw:start-shape="id6" draw:start-glue-point="0" draw:end-shape="id71" draw:end-glue-point="2" svg:d="M15992 97266l-14500-200" svg:viewBox="0 0 14501 201">
          <text:p text:style-name="P1"><text:span text:style-name="T2">3</text:span></text:p>
        </draw:connector>
        <draw:connector draw:style-name="gr3" draw:text-style-name="P3" draw:layer="layout" draw:type="line" svg:x1="15.992cm" svg:y1="97.266cm" svg:x2="4.792cm" svg:y2="97.066cm" draw:start-shape="id6" draw:start-glue-point="0" draw:end-shape="id188" draw:end-glue-point="2" svg:d="M15992 97266l-11200-200" svg:viewBox="0 0 11201 201">
          <text:p text:style-name="P1"><text:span text:style-name="T2">3</text:span></text:p>
        </draw:connector>
        <draw:custom-shape draw:style-name="gr1" draw:text-style-name="P2" xml:id="id250" draw:id="id250" draw:layer="layout" svg:width="1cm" svg:height="0.9cm" svg:x="46.37cm" svg:y="80.666cm">
          <text:p text:style-name="P1"><text:span text:style-name="T1">NOT</text:span></text:p>
          <text:p text:style-name="P1"><text:span text:style-name="T1">2_271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6.87cm" svg:y1="80.666cm" svg:x2="46.87cm" svg:y2="79.966cm" draw:start-shape="id250" draw:start-glue-point="0" draw:end-shape="id203" draw:end-glue-point="2" svg:d="M46870 80666v-700" svg:viewBox="0 0 1 701">
          <text:p/>
        </draw:connector>
        <draw:custom-shape draw:style-name="gr1" draw:text-style-name="P2" xml:id="id281" draw:id="id281" draw:layer="layout" svg:width="1cm" svg:height="0.9cm" svg:x="51.07cm" svg:y="89.066cm">
          <text:p text:style-name="P1"><text:span text:style-name="T1">NAND</text:span></text:p>
          <text:p text:style-name="P1"><text:span text:style-name="T1">2_271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6.836cm" svg:y1="83.258cm" svg:x2="46.87cm" svg:y2="81.566cm" draw:end-shape="id250" draw:end-glue-point="2" svg:d="M46836 83258l34-1692" svg:viewBox="0 0 35 1693">
          <text:p text:style-name="P1"><text:span text:style-name="T2">c_start</text:span></text:p>
        </draw:connector>
        <draw:connector draw:style-name="gr3" draw:text-style-name="P1" draw:layer="layout" draw:type="line" svg:x1="81.477cm" svg:y1="116.656cm" svg:x2="81.45cm" svg:y2="115.099cm" draw:end-shape="id251" draw:end-glue-point="2" svg:d="M81477 116656l-27-1557" svg:viewBox="0 0 28 1558">
          <text:p text:style-name="P1"><text:span text:style-name="T2">c_start</text:span></text:p>
        </draw:connector>
        <draw:connector draw:style-name="gr4" draw:text-style-name="P1" draw:layer="layout" draw:type="line" svg:x1="81.45cm" svg:y1="114.199cm" svg:x2="79.2cm" svg:y2="117.099cm" draw:start-shape="id251" draw:start-glue-point="0" draw:end-shape="id252" draw:end-glue-point="2" svg:d="M81450 114199l-2250 2900" svg:viewBox="0 0 2251 2901">
          <text:p/>
        </draw:connector>
        <draw:connector draw:style-name="gr4" draw:text-style-name="P1" draw:layer="layout" draw:type="line" svg:x1="79.2cm" svg:y1="116.199cm" svg:x2="79.25cm" svg:y2="115.099cm" draw:start-shape="id252" draw:start-glue-point="0" draw:end-shape="id253" draw:end-glue-point="2" svg:d="M79200 116199l50-1100" svg:viewBox="0 0 51 1101">
          <text:p/>
        </draw:connector>
        <draw:custom-shape draw:style-name="gr1" draw:text-style-name="P2" xml:id="id254" draw:id="id254" draw:layer="layout" svg:width="1cm" svg:height="0.9cm" svg:x="53.039cm" svg:y="97.266cm">
          <text:p text:style-name="P1"><text:span text:style-name="T1">NOR</text:span></text:p>
          <text:p text:style-name="P1"><text:span text:style-name="T1">2_25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53.74cm" svg:y1="99.508cm" svg:x2="53.539cm" svg:y2="98.166cm" draw:end-shape="id254" draw:end-glue-point="2" svg:d="M53740 99508l-201-1342" svg:viewBox="0 0 202 1343">
          <text:p text:style-name="P1"><text:span text:style-name="T2">f00</text:span></text:p>
        </draw:connector>
        <draw:custom-shape draw:style-name="gr1" draw:text-style-name="P2" xml:id="id255" draw:id="id255" draw:layer="layout" svg:width="1cm" svg:height="0.9cm" svg:x="57.399cm" svg:y="80.785cm">
          <text:p text:style-name="P1"><text:span text:style-name="T1">NOR</text:span></text:p>
          <text:p text:style-name="P1"><text:span text:style-name="T1">2_251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8.423cm" svg:y1="83.022cm" svg:x2="57.899cm" svg:y2="81.685cm" draw:end-shape="id255" draw:end-glue-point="2" svg:d="M58423 83022l-524-1337" svg:viewBox="0 0 525 1338">
          <text:p text:style-name="P1"><text:span text:style-name="T2">f00</text:span></text:p>
        </draw:connector>
        <draw:custom-shape draw:style-name="gr1" draw:text-style-name="P2" xml:id="id256" draw:id="id256" draw:layer="layout" svg:width="1cm" svg:height="0.9cm" svg:x="76.5cm" svg:y="116.199cm">
          <text:p text:style-name="P1"><text:span text:style-name="T1">BUF</text:span></text:p>
          <text:p text:style-name="P1"><text:span text:style-name="T1">2_230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9.25cm" svg:y1="114.199cm" svg:x2="77cm" svg:y2="117.099cm" draw:start-shape="id253" draw:start-glue-point="0" draw:end-shape="id256" draw:end-glue-point="2" svg:d="M79250 114199l-2250 2900" svg:viewBox="0 0 2251 2901">
          <text:p/>
        </draw:connector>
        <draw:connector draw:style-name="gr4" draw:text-style-name="P1" draw:layer="layout" draw:type="line" svg:x1="77cm" svg:y1="116.199cm" svg:x2="77.05cm" svg:y2="115.099cm" draw:start-shape="id256" draw:start-glue-point="0" draw:end-shape="id257" draw:end-glue-point="2" svg:d="M77000 116199l50-1100" svg:viewBox="0 0 51 1101">
          <text:p/>
        </draw:connector>
        <draw:connector draw:style-name="gr3" draw:text-style-name="P3" draw:layer="layout" draw:type="line" svg:x1="53.052cm" svg:y1="100.011cm" svg:x2="53.539cm" svg:y2="98.166cm" draw:end-shape="id254" draw:end-glue-point="2" svg:d="M53052 100011l487-1845" svg:viewBox="0 0 488 1846">
          <text:p text:style-name="P1"><text:span text:style-name="T2">f01</text:span></text:p>
        </draw:connector>
        <draw:custom-shape draw:style-name="gr1" draw:text-style-name="P2" xml:id="id258" draw:id="id258" draw:layer="layout" svg:width="1cm" svg:height="0.9cm" svg:x="55.455cm" svg:y="93.755cm">
          <text:p text:style-name="P1"><text:span text:style-name="T1">NOR</text:span></text:p>
          <text:p text:style-name="P1"><text:span text:style-name="T1">2_261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6.269cm" svg:y1="96.018cm" svg:x2="55.955cm" svg:y2="94.655cm" draw:end-shape="id258" draw:end-glue-point="2" svg:d="M56269 96018l-314-1363" svg:viewBox="0 0 315 1364">
          <text:p text:style-name="P1"><text:span text:style-name="T2">f01</text:span></text:p>
        </draw:connector>
        <draw:custom-shape draw:style-name="gr1" draw:text-style-name="P2" xml:id="id259" draw:id="id259" draw:layer="layout" svg:width="1cm" svg:height="0.9cm" svg:x="51.63cm" svg:y="97.273cm">
          <text:p text:style-name="P1"><text:span text:style-name="T1">NOR</text:span></text:p>
          <text:p text:style-name="P1"><text:span text:style-name="T1">2_25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52.311cm" svg:y1="99.27cm" svg:x2="52.13cm" svg:y2="98.173cm" draw:end-shape="id259" draw:end-glue-point="2" svg:d="M52311 99270l-181-1097" svg:viewBox="0 0 182 1098">
          <text:p text:style-name="P1"><text:span text:style-name="T2">f02</text:span></text:p>
        </draw:connector>
        <draw:connector draw:style-name="gr3" draw:text-style-name="P3" draw:layer="layout" draw:type="line" svg:x1="55.37cm" svg:y1="96.282cm" svg:x2="55.955cm" svg:y2="94.655cm" draw:end-shape="id258" draw:end-glue-point="2" svg:d="M55370 96282l585-1627" svg:viewBox="0 0 586 1628">
          <text:p text:style-name="P1"><text:span text:style-name="T2">f02</text:span></text:p>
        </draw:connector>
        <draw:custom-shape draw:style-name="gr1" draw:text-style-name="P2" xml:id="id260" draw:id="id260" draw:layer="layout" svg:width="1cm" svg:height="0.9cm" svg:x="74.3cm" svg:y="116.199cm">
          <text:p text:style-name="P1"><text:span text:style-name="T1">BUF</text:span></text:p>
          <text:p text:style-name="P1"><text:span text:style-name="T1">2_271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7.05cm" svg:y1="114.199cm" svg:x2="74.8cm" svg:y2="117.099cm" draw:start-shape="id257" draw:start-glue-point="0" draw:end-shape="id260" draw:end-glue-point="2" svg:d="M77050 114199l-2250 2900" svg:viewBox="0 0 2251 2901">
          <text:p/>
        </draw:connector>
        <draw:connector draw:style-name="gr4" draw:text-style-name="P1" draw:layer="layout" draw:type="line" svg:x1="74.8cm" svg:y1="116.199cm" svg:x2="74.85cm" svg:y2="115.099cm" draw:start-shape="id260" draw:start-glue-point="0" draw:end-shape="id261" draw:end-glue-point="2" svg:d="M74800 116199l50-1100" svg:viewBox="0 0 51 1101">
          <text:p/>
        </draw:connector>
        <draw:custom-shape draw:style-name="gr2" draw:text-style-name="P2" xml:id="id263" draw:id="id263" draw:layer="layout" svg:width="2.1cm" svg:height="0.9cm" svg:x="71.6cm" svg:y="114.199cm">
          <text:p text:style-name="P1"><text:span text:style-name="T1">DFFR (clk45,/res9)</text:span></text:p>
          <text:p text:style-name="P1"><text:span text:style-name="T1">2_28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2" draw:id="id262" draw:layer="layout" svg:width="1cm" svg:height="0.9cm" svg:x="72.1cm" svg:y="116.199cm">
          <text:p text:style-name="P1"><text:span text:style-name="T1">BUF</text:span></text:p>
          <text:p text:style-name="P1"><text:span text:style-name="T1">2_280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2.6cm" svg:y1="116.199cm" svg:x2="72.65cm" svg:y2="115.099cm" draw:start-shape="id262" draw:start-glue-point="0" draw:end-shape="id263" draw:end-glue-point="2" svg:d="M72600 116199l50-1100" svg:viewBox="0 0 51 1101">
          <text:p/>
        </draw:connector>
        <draw:connector draw:style-name="gr4" draw:text-style-name="P1" draw:layer="layout" draw:type="line" svg:x1="74.85cm" svg:y1="114.199cm" svg:x2="72.6cm" svg:y2="117.099cm" draw:start-shape="id261" draw:start-glue-point="0" draw:end-shape="id262" draw:end-glue-point="2" svg:d="M74850 114199l-2250 2900" svg:viewBox="0 0 2251 2901">
          <text:p/>
        </draw:connector>
        <draw:custom-shape draw:style-name="gr1" draw:text-style-name="P2" xml:id="id264" draw:id="id264" draw:layer="layout" svg:width="1cm" svg:height="0.9cm" svg:x="64.278cm" svg:y="86.837cm">
          <text:p text:style-name="P1"><text:span text:style-name="T1">NOR</text:span></text:p>
          <text:p text:style-name="P1"><text:span text:style-name="T1">2_28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5.249cm" svg:y1="89.036cm" svg:x2="64.778cm" svg:y2="87.737cm" draw:end-shape="id264" draw:end-glue-point="2" svg:d="M65249 89036l-471-1299" svg:viewBox="0 0 472 1300">
          <text:p text:style-name="P1"><text:span text:style-name="T2">f03</text:span></text:p>
        </draw:connector>
        <draw:custom-shape draw:style-name="gr1" draw:text-style-name="P2" xml:id="id265" draw:id="id265" draw:layer="layout" svg:width="1cm" svg:height="0.9cm" svg:x="48.57cm" svg:y="82.666cm">
          <text:p text:style-name="P1"><text:span text:style-name="T1">NOR</text:span></text:p>
          <text:p text:style-name="P1"><text:span text:style-name="T1">2_26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49.746cm" svg:y1="84.722cm" svg:x2="49.07cm" svg:y2="83.566cm" draw:end-shape="id265" draw:end-glue-point="2" svg:d="M49746 84722l-676-1156" svg:viewBox="0 0 677 1157">
          <text:p text:style-name="P1"><text:span text:style-name="T2">f03</text:span></text:p>
        </draw:connector>
        <draw:connector draw:style-name="gr3" draw:text-style-name="P3" draw:layer="layout" draw:type="line" svg:x1="57.497cm" svg:y1="83.366cm" svg:x2="57.899cm" svg:y2="81.685cm" draw:end-shape="id255" draw:end-glue-point="2" svg:d="M57497 83366l402-1681" svg:viewBox="0 0 403 1682">
          <text:p text:style-name="P1"><text:span text:style-name="T2">f03</text:span></text:p>
        </draw:connector>
        <draw:connector draw:style-name="gr3" draw:text-style-name="P3" draw:layer="layout" draw:type="line" svg:x1="51.57cm" svg:y1="99.719cm" svg:x2="52.13cm" svg:y2="98.173cm" draw:end-shape="id259" draw:end-glue-point="2" svg:d="M51570 99719l560-1546" svg:viewBox="0 0 561 1547">
          <text:p text:style-name="P1"><text:span text:style-name="T2">f03</text:span></text:p>
        </draw:connector>
        <draw:custom-shape draw:style-name="gr1" draw:text-style-name="P2" xml:id="id266" draw:id="id266" draw:layer="layout" svg:width="1cm" svg:height="0.9cm" svg:x="69.9cm" svg:y="116.199cm">
          <text:p text:style-name="P1"><text:span text:style-name="T1">BUF</text:span></text:p>
          <text:p text:style-name="P1"><text:span text:style-name="T1">2_271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0.4cm" svg:y1="116.199cm" svg:x2="70.45cm" svg:y2="115.099cm" draw:start-shape="id266" draw:start-glue-point="0" draw:end-shape="id267" draw:end-glue-point="2" svg:d="M70400 116199l50-1100" svg:viewBox="0 0 51 1101">
          <text:p/>
        </draw:connector>
        <draw:connector draw:style-name="gr4" draw:text-style-name="P1" draw:layer="layout" draw:type="line" svg:x1="72.65cm" svg:y1="114.199cm" svg:x2="70.4cm" svg:y2="117.099cm" draw:start-shape="id263" draw:start-glue-point="0" draw:end-shape="id266" draw:end-glue-point="2" svg:d="M72650 114199l-2250 2900" svg:viewBox="0 0 2251 2901">
          <text:p/>
        </draw:connector>
        <draw:connector draw:style-name="gr3" draw:text-style-name="P3" draw:layer="layout" draw:type="line" svg:x1="48.735cm" svg:y1="85.133cm" svg:x2="49.07cm" svg:y2="83.566cm" draw:end-shape="id265" draw:end-glue-point="2" svg:d="M48735 85133l335-1567" svg:viewBox="0 0 336 1568">
          <text:p text:style-name="P1"><text:span text:style-name="T2">f04</text:span></text:p>
        </draw:connector>
        <draw:custom-shape draw:style-name="gr1" draw:text-style-name="P2" xml:id="id268" draw:id="id268" draw:layer="layout" svg:width="1cm" svg:height="0.9cm" svg:x="56.57cm" svg:y="93.782cm">
          <text:p text:style-name="P1"><text:span text:style-name="T1">NOR</text:span></text:p>
          <text:p text:style-name="P1"><text:span text:style-name="T1">2_27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57.406cm" svg:y1="95.916cm" svg:x2="57.07cm" svg:y2="94.682cm" draw:end-shape="id268" draw:end-glue-point="2" svg:d="M57406 95916l-336-1234" svg:viewBox="0 0 337 1235">
          <text:p text:style-name="P1"><text:span text:style-name="T2">f04</text:span></text:p>
        </draw:connector>
        <draw:custom-shape draw:style-name="gr1" draw:text-style-name="P2" xml:id="id269" draw:id="id269" draw:layer="layout" svg:width="1cm" svg:height="0.9cm" svg:x="69cm" svg:y="112.899cm">
          <text:p text:style-name="P1"><text:span text:style-name="T1">NOT</text:span></text:p>
          <text:p text:style-name="P1"><text:span text:style-name="T1">2_27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70.45cm" svg:y1="114.199cm" svg:x2="69.5cm" svg:y2="113.799cm" draw:start-shape="id267" draw:start-glue-point="0" draw:end-shape="id269" draw:end-glue-point="2" svg:d="M70450 114199l-950-400" svg:viewBox="0 0 951 401">
          <text:p/>
        </draw:connector>
        <draw:custom-shape draw:style-name="gr1" draw:text-style-name="P2" xml:id="id270" draw:id="id270" draw:layer="layout" svg:width="1cm" svg:height="0.9cm" svg:x="67.7cm" svg:y="116.199cm">
          <text:p text:style-name="P1"><text:span text:style-name="T1">BUF</text:span></text:p>
          <text:p text:style-name="P1"><text:span text:style-name="T1">2_262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8.2cm" svg:y1="116.199cm" svg:x2="68.25cm" svg:y2="115.099cm" draw:start-shape="id270" draw:start-glue-point="0" draw:end-shape="id271" draw:end-glue-point="2" svg:d="M68200 116199l50-1100" svg:viewBox="0 0 51 1101">
          <text:p/>
        </draw:connector>
        <draw:connector draw:style-name="gr4" draw:text-style-name="P1" draw:layer="layout" draw:type="line" svg:x1="70.45cm" svg:y1="114.199cm" svg:x2="68.2cm" svg:y2="117.099cm" draw:start-shape="id267" draw:start-glue-point="0" draw:end-shape="id270" draw:end-glue-point="2" svg:d="M70450 114199l-2250 2900" svg:viewBox="0 0 2251 2901">
          <text:p/>
        </draw:connector>
        <draw:custom-shape draw:style-name="gr1" draw:text-style-name="P2" xml:id="id272" draw:id="id272" draw:layer="layout" svg:width="1cm" svg:height="0.9cm" svg:x="66.6cm" svg:y="112.799cm">
          <text:p text:style-name="P1"><text:span text:style-name="T1">NOT</text:span></text:p>
          <text:p text:style-name="P1"><text:span text:style-name="T1">2_20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68.25cm" svg:y1="114.199cm" svg:x2="67.1cm" svg:y2="113.699cm" draw:start-shape="id271" draw:start-glue-point="0" draw:end-shape="id272" draw:end-glue-point="2" svg:d="M68250 114199l-1150-500" svg:viewBox="0 0 1151 501">
          <text:p/>
        </draw:connector>
        <draw:connector draw:style-name="gr3" draw:text-style-name="P3" draw:layer="layout" draw:type="line" svg:x1="68.25cm" svg:y1="114.199cm" svg:x2="68.246cm" svg:y2="110.858cm" draw:start-shape="id271" draw:start-glue-point="0" svg:d="M68250 114199l-4-3341" svg:viewBox="0 0 5 3342">
          <text:p text:style-name="P1"><text:span text:style-name="T2">unit20_oe2</text:span></text:p>
        </draw:connector>
        <draw:connector draw:style-name="gr3" draw:text-style-name="P3" draw:layer="layout" draw:type="line" svg:x1="67.1cm" svg:y1="112.799cm" svg:x2="67.078cm" svg:y2="109.427cm" draw:start-shape="id272" draw:start-glue-point="0" svg:d="M67100 112799l-22-3372" svg:viewBox="0 0 23 3373">
          <text:p text:style-name="P1"><text:span text:style-name="T2">unit20_oe1</text:span></text:p>
        </draw:connector>
        <draw:connector draw:style-name="gr3" draw:text-style-name="P3" draw:layer="layout" draw:type="line" svg:x1="52.678cm" svg:y1="81.109cm" svg:x2="51.27cm" svg:y2="79.966cm" draw:end-shape="id201" draw:end-glue-point="2" svg:d="M52678 81109l-1408-1143" svg:viewBox="0 0 1409 1144">
          <text:p text:style-name="P1"><text:span text:style-name="T2">/f06</text:span></text:p>
        </draw:connector>
        <draw:connector draw:style-name="gr3" draw:text-style-name="P3" draw:layer="layout" draw:type="line" svg:x1="59.082cm" svg:y1="81.162cm" svg:x2="57.899cm" svg:y2="79.946cm" draw:end-shape="id273" draw:end-glue-point="2" svg:d="M59082 81162l-1183-1216" svg:viewBox="0 0 1184 1217">
          <text:p text:style-name="P1"><text:span text:style-name="T2">/f06</text:span></text:p>
        </draw:connector>
        <draw:custom-shape draw:style-name="gr1" draw:text-style-name="P2" xml:id="id273" draw:id="id273" draw:layer="layout" svg:width="1cm" svg:height="0.9cm" svg:x="57.399cm" svg:y="79.046cm">
          <text:p text:style-name="P1"><text:span text:style-name="T1">3-AND</text:span></text:p>
          <text:p text:style-name="P1"><text:span text:style-name="T1">2_25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57.899cm" svg:y1="79.046cm" svg:x2="57.92cm" svg:y2="78.109cm" draw:start-shape="id273" draw:start-glue-point="0" draw:end-shape="id274" draw:end-glue-point="2" svg:d="M57899 79046l21-937" svg:viewBox="0 0 22 938">
          <text:p/>
        </draw:connector>
        <draw:custom-shape draw:style-name="gr1" draw:text-style-name="P2" xml:id="id275" draw:id="id275" draw:layer="layout" svg:width="1cm" svg:height="0.9cm" svg:x="64.27cm" svg:y="84.928cm">
          <text:p text:style-name="P1"><text:span text:style-name="T1">3-NAND</text:span></text:p>
          <text:p text:style-name="P1"><text:span text:style-name="T1">2_250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3.765cm" svg:y1="87.221cm" svg:x2="64.77cm" svg:y2="85.828cm" draw:end-shape="id275" draw:end-glue-point="2" svg:d="M63765 87221l1005-1393" svg:viewBox="0 0 1006 1394">
          <text:p text:style-name="P1"><text:span text:style-name="T2">/f06</text:span></text:p>
        </draw:connector>
        <draw:custom-shape draw:style-name="gr1" draw:text-style-name="P2" xml:id="id276" draw:id="id276" draw:layer="layout" svg:width="1cm" svg:height="0.9cm" svg:x="49.47cm" svg:y="94.466cm">
          <text:p text:style-name="P1"><text:span text:style-name="T1">AND</text:span></text:p>
          <text:p text:style-name="P1"><text:span text:style-name="T1">2_271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9.371cm" svg:y1="97.249cm" svg:x2="49.97cm" svg:y2="95.366cm" draw:end-shape="id276" draw:end-glue-point="2" svg:d="M49371 97249l599-1883" svg:viewBox="0 0 600 1884">
          <text:p text:style-name="P1"><text:span text:style-name="T2">/f06</text:span></text:p>
        </draw:connector>
        <draw:custom-shape draw:style-name="gr1" draw:text-style-name="P2" xml:id="id277" draw:id="id277" draw:layer="layout" svg:width="1cm" svg:height="0.9cm" svg:x="65.5cm" svg:y="116.199cm">
          <text:p text:style-name="P1"><text:span text:style-name="T1">BUF</text:span></text:p>
          <text:p text:style-name="P1"><text:span text:style-name="T1">2_251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6cm" svg:y1="116.199cm" svg:x2="66.05cm" svg:y2="115.099cm" draw:start-shape="id277" draw:start-glue-point="0" draw:end-shape="id278" draw:end-glue-point="2" svg:d="M66000 116199l50-1100" svg:viewBox="0 0 51 1101">
          <text:p/>
        </draw:connector>
        <draw:connector draw:style-name="gr4" draw:text-style-name="P1" draw:layer="layout" draw:type="line" svg:x1="68.25cm" svg:y1="114.199cm" svg:x2="66cm" svg:y2="117.099cm" draw:start-shape="id271" draw:start-glue-point="0" draw:end-shape="id277" draw:end-glue-point="2" svg:d="M68250 114199l-2250 2900" svg:viewBox="0 0 2251 2901">
          <text:p/>
        </draw:connector>
        <draw:custom-shape draw:style-name="gr1" draw:text-style-name="P2" xml:id="id279" draw:id="id279" draw:layer="layout" svg:width="1cm" svg:height="0.9cm" svg:x="67.429cm" svg:y="89.466cm">
          <text:p text:style-name="P1"><text:span text:style-name="T1">3-AND</text:span></text:p>
          <text:p text:style-name="P1"><text:span text:style-name="T1">4319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9.513cm" svg:y1="91.54cm" svg:x2="67.929cm" svg:y2="90.366cm" draw:end-shape="id279" draw:end-glue-point="2" svg:d="M69513 91540l-1584-1174" svg:viewBox="0 0 1585 1175">
          <text:p text:style-name="P1"><text:span text:style-name="T2">/f06</text:span></text:p>
        </draw:connector>
        <draw:custom-shape draw:style-name="gr1" draw:text-style-name="P2" xml:id="id280" draw:id="id280" draw:layer="layout" svg:width="1cm" svg:height="0.9cm" svg:x="51.07cm" svg:y="90.766cm">
          <text:p text:style-name="P1"><text:span text:style-name="T1">OR</text:span></text:p>
          <text:p text:style-name="P1"><text:span text:style-name="T1">2_271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1.57cm" svg:y1="90.766cm" svg:x2="51.57cm" svg:y2="89.966cm" draw:start-shape="id280" draw:start-glue-point="0" draw:end-shape="id281" draw:end-glue-point="2" svg:d="M51570 90766v-800" svg:viewBox="0 0 1 801">
          <text:p/>
        </draw:connector>
        <draw:custom-shape draw:style-name="gr1" draw:text-style-name="P2" xml:id="id282" draw:id="id282" draw:layer="layout" svg:width="1cm" svg:height="0.9cm" svg:x="50.57cm" svg:y="92.666cm">
          <text:p text:style-name="P1"><text:span text:style-name="T1">NAND</text:span></text:p>
          <text:p text:style-name="P1"><text:span text:style-name="T1">2_270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1.07cm" svg:y1="92.666cm" svg:x2="51.57cm" svg:y2="91.666cm" draw:start-shape="id282" draw:start-glue-point="0" draw:end-shape="id280" draw:end-glue-point="2" svg:d="M51070 92666l500-1000" svg:viewBox="0 0 501 1001">
          <text:p/>
        </draw:connector>
        <draw:custom-shape draw:style-name="gr1" draw:text-style-name="P2" xml:id="id283" draw:id="id283" draw:layer="layout" svg:width="1cm" svg:height="0.9cm" svg:x="51.67cm" svg:y="92.666cm">
          <text:p text:style-name="P1"><text:span text:style-name="T1">NAND</text:span></text:p>
          <text:p text:style-name="P1"><text:span text:style-name="T1">2_260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2.17cm" svg:y1="92.666cm" svg:x2="51.57cm" svg:y2="91.666cm" draw:start-shape="id283" draw:start-glue-point="0" draw:end-shape="id280" draw:end-glue-point="2" svg:d="M52170 92666l-600-1000" svg:viewBox="0 0 601 1001">
          <text:p/>
        </draw:connector>
        <draw:custom-shape draw:style-name="gr2" draw:text-style-name="P2" xml:id="id285" draw:id="id285" draw:layer="layout" svg:width="2.1cm" svg:height="0.9cm" svg:x="62.8cm" svg:y="114.199cm">
          <text:p text:style-name="P1"><text:span text:style-name="T1">DFFR (clk45,/res9)</text:span></text:p>
          <text:p text:style-name="P1"><text:span text:style-name="T1">2_27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4" draw:id="id284" draw:layer="layout" svg:width="1cm" svg:height="0.9cm" svg:x="63.3cm" svg:y="116.199cm">
          <text:p text:style-name="P1"><text:span text:style-name="T1">BUF</text:span></text:p>
          <text:p text:style-name="P1"><text:span text:style-name="T1">2_271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3.8cm" svg:y1="116.199cm" svg:x2="63.85cm" svg:y2="115.099cm" draw:start-shape="id284" draw:start-glue-point="0" draw:end-shape="id285" draw:end-glue-point="2" svg:d="M63800 116199l50-1100" svg:viewBox="0 0 51 1101">
          <text:p/>
        </draw:connector>
        <draw:connector draw:style-name="gr4" draw:text-style-name="P1" draw:layer="layout" draw:type="line" svg:x1="66.05cm" svg:y1="114.199cm" svg:x2="63.8cm" svg:y2="117.099cm" draw:start-shape="id278" draw:start-glue-point="0" draw:end-shape="id284" draw:end-glue-point="2" svg:d="M66050 114199l-2250 2900" svg:viewBox="0 0 2251 2901">
          <text:p/>
        </draw:connector>
        <draw:connector draw:style-name="gr3" draw:text-style-name="P3" draw:layer="layout" draw:type="line" svg:x1="56.692cm" svg:y1="96.366cm" svg:x2="57.07cm" svg:y2="94.682cm" draw:end-shape="id268" draw:end-glue-point="2" svg:d="M56692 96366l378-1684" svg:viewBox="0 0 379 1685">
          <text:p text:style-name="P1"><text:span text:style-name="T2">f07</text:span></text:p>
        </draw:connector>
        <draw:custom-shape draw:style-name="gr1" draw:text-style-name="P2" xml:id="id286" draw:id="id286" draw:layer="layout" svg:width="1cm" svg:height="0.9cm" svg:x="50.944cm" svg:y="82.787cm">
          <text:p text:style-name="P1"><text:span text:style-name="T1">NOR</text:span></text:p>
          <text:p text:style-name="P1"><text:span text:style-name="T1">2_26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51.876cm" svg:y1="84.949cm" svg:x2="51.444cm" svg:y2="83.687cm" draw:end-shape="id286" draw:end-glue-point="2" svg:d="M51876 84949l-432-1262" svg:viewBox="0 0 433 1263">
          <text:p text:style-name="P1"><text:span text:style-name="T2">f07</text:span></text:p>
        </draw:connector>
        <draw:connector draw:style-name="gr4" draw:text-style-name="P1" draw:layer="layout" draw:type="line" svg:x1="57.899cm" svg:y1="80.785cm" svg:x2="57.899cm" svg:y2="79.946cm" draw:start-shape="id255" draw:start-glue-point="0" draw:end-shape="id273" draw:end-glue-point="2" svg:d="M57899 80785v-839" svg:viewBox="0 0 1 840">
          <text:p/>
        </draw:connector>
        <draw:custom-shape draw:style-name="gr1" draw:text-style-name="P2" xml:id="id287" draw:id="id287" draw:layer="layout" svg:width="1cm" svg:height="0.9cm" svg:x="51.639cm" svg:y="94.466cm">
          <text:p text:style-name="P1"><text:span text:style-name="T1">AND</text:span></text:p>
          <text:p text:style-name="P1"><text:span text:style-name="T1">2_25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53.539cm" svg:y1="97.266cm" svg:x2="52.139cm" svg:y2="95.366cm" draw:start-shape="id254" draw:start-glue-point="0" draw:end-shape="id287" draw:end-glue-point="2" svg:d="M53539 97266l-1400-1900" svg:viewBox="0 0 1401 1901">
          <text:p/>
        </draw:connector>
        <draw:connector draw:style-name="gr4" draw:text-style-name="P1" draw:layer="layout" draw:type="line" svg:x1="52.13cm" svg:y1="97.273cm" svg:x2="52.139cm" svg:y2="95.366cm" draw:start-shape="id259" draw:start-glue-point="0" draw:end-shape="id287" draw:end-glue-point="2" svg:d="M52130 97273l9-1907" svg:viewBox="0 0 10 1908">
          <text:p/>
        </draw:connector>
        <draw:connector draw:style-name="gr4" draw:text-style-name="P1" draw:layer="layout" draw:type="line" svg:x1="52.139cm" svg:y1="94.466cm" svg:x2="52.17cm" svg:y2="93.566cm" draw:start-shape="id287" draw:start-glue-point="0" draw:end-shape="id283" draw:end-glue-point="2" svg:d="M52139 94466l31-900" svg:viewBox="0 0 32 901">
          <text:p/>
        </draw:connector>
        <draw:connector draw:style-name="gr3" draw:text-style-name="P3" draw:layer="layout" draw:type="line" svg:x1="81.45cm" svg:y1="114.199cm" svg:x2="81.498cm" svg:y2="112.231cm" draw:start-shape="id251" draw:start-glue-point="0" svg:d="M81450 114199l48-1968" svg:viewBox="0 0 49 1969">
          <text:p text:style-name="P1"><text:span text:style-name="T2">f00</text:span></text:p>
        </draw:connector>
        <draw:connector draw:style-name="gr3" draw:text-style-name="P3" draw:layer="layout" draw:type="line" svg:x1="74.85cm" svg:y1="114.199cm" svg:x2="74.91cm" svg:y2="112.099cm" draw:start-shape="id261" draw:start-glue-point="0" svg:d="M74850 114199l60-2100" svg:viewBox="0 0 61 2101">
          <text:p text:style-name="P1"><text:span text:style-name="T2">f03</text:span></text:p>
        </draw:connector>
        <draw:connector draw:style-name="gr3" draw:text-style-name="P3" draw:layer="layout" draw:type="line" svg:x1="79.25cm" svg:y1="114.199cm" svg:x2="79.3cm" svg:y2="112.199cm" draw:start-shape="id253" draw:start-glue-point="0" svg:d="M79250 114199l50-2000" svg:viewBox="0 0 51 2001">
          <text:p text:style-name="P1"><text:span text:style-name="T2">f01</text:span></text:p>
        </draw:connector>
        <draw:connector draw:style-name="gr3" draw:text-style-name="P3" draw:layer="layout" draw:type="line" svg:x1="77.05cm" svg:y1="114.199cm" svg:x2="77.08cm" svg:y2="112.072cm" draw:start-shape="id257" draw:start-glue-point="0" svg:d="M77050 114199l30-2127" svg:viewBox="0 0 31 2128">
          <text:p text:style-name="P1"><text:span text:style-name="T2">f02</text:span></text:p>
        </draw:connector>
        <draw:custom-shape draw:style-name="gr1" draw:text-style-name="P2" xml:id="id288" draw:id="id288" draw:layer="layout" svg:width="1cm" svg:height="0.9cm" svg:x="55.47cm" svg:y="91.782cm">
          <text:p text:style-name="P1"><text:span text:style-name="T1">AND</text:span></text:p>
          <text:p text:style-name="P1"><text:span text:style-name="T1">2_261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5.955cm" svg:y1="93.755cm" svg:x2="55.97cm" svg:y2="92.682cm" draw:start-shape="id258" draw:start-glue-point="0" draw:end-shape="id288" draw:end-glue-point="2" svg:d="M55955 93755l15-1073" svg:viewBox="0 0 16 1074">
          <text:p/>
        </draw:connector>
        <draw:custom-shape draw:style-name="gr1" draw:text-style-name="P2" xml:id="id289" draw:id="id289" draw:layer="layout" svg:width="1cm" svg:height="0.9cm" svg:x="54.37cm" svg:y="89.966cm">
          <text:p text:style-name="P1"><text:span text:style-name="T1">3-NAND</text:span></text:p>
          <text:p text:style-name="P1"><text:span text:style-name="T1">2_260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5.97cm" svg:y1="91.782cm" svg:x2="54.87cm" svg:y2="90.866cm" draw:start-shape="id288" draw:start-glue-point="0" draw:end-shape="id289" draw:end-glue-point="2" svg:d="M55970 91782l-1100-916" svg:viewBox="0 0 1101 917">
          <text:p/>
        </draw:connector>
        <draw:custom-shape draw:style-name="gr1" draw:text-style-name="P2" xml:id="id290" draw:id="id290" draw:layer="layout" svg:width="1cm" svg:height="0.9cm" svg:x="54.37cm" svg:y="87.966cm">
          <text:p text:style-name="P1"><text:span text:style-name="T1">NAND</text:span></text:p>
          <text:p text:style-name="P1"><text:span text:style-name="T1">2_240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4.87cm" svg:y1="89.966cm" svg:x2="54.87cm" svg:y2="88.866cm" draw:start-shape="id289" draw:start-glue-point="0" draw:end-shape="id290" draw:end-glue-point="2" svg:d="M54870 89966v-1100" svg:viewBox="0 0 1 1101">
          <text:p/>
        </draw:connector>
        <draw:connector draw:style-name="gr4" draw:text-style-name="P1" draw:layer="layout" draw:type="line" svg:x1="54.87cm" svg:y1="87.966cm" svg:x2="54.87cm" svg:y2="87.095cm" draw:start-shape="id290" draw:start-glue-point="0" draw:end-shape="id171" draw:end-glue-point="2" svg:d="M54870 87966v-871" svg:viewBox="0 0 1 872">
          <text:p/>
        </draw:connector>
        <draw:connector draw:style-name="gr3" draw:text-style-name="P3" draw:layer="layout" draw:type="line" svg:x1="72.65cm" svg:y1="114.199cm" svg:x2="72.705cm" svg:y2="112.1cm" draw:start-shape="id263" draw:start-glue-point="0" svg:d="M72650 114199l55-2099" svg:viewBox="0 0 56 2100">
          <text:p text:style-name="P1"><text:span text:style-name="T2">f04</text:span></text:p>
        </draw:connector>
        <draw:custom-shape draw:style-name="gr1" draw:text-style-name="P2" xml:id="id291" draw:id="id291" draw:layer="layout" svg:width="1cm" svg:height="0.9cm" svg:x="48.57cm" svg:y="80.766cm">
          <text:p text:style-name="P1"><text:span text:style-name="T1">AND</text:span></text:p>
          <text:p text:style-name="P1"><text:span text:style-name="T1">2_261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9.07cm" svg:y1="82.666cm" svg:x2="49.07cm" svg:y2="81.666cm" draw:start-shape="id265" draw:start-glue-point="0" draw:end-shape="id291" draw:end-glue-point="2" svg:d="M49070 82666v-1000" svg:viewBox="0 0 1 1001">
          <text:p/>
        </draw:connector>
        <draw:connector draw:style-name="gr4" draw:text-style-name="P1" draw:layer="layout" draw:type="line" svg:x1="49.07cm" svg:y1="80.766cm" svg:x2="49.07cm" svg:y2="79.966cm" draw:start-shape="id291" draw:start-glue-point="0" draw:end-shape="id202" draw:end-glue-point="2" svg:d="M49070 80766v-800" svg:viewBox="0 0 1 801">
          <text:p/>
        </draw:connector>
        <draw:connector draw:style-name="gr4" draw:text-style-name="P1" draw:layer="layout" draw:type="line" svg:x1="64.778cm" svg:y1="86.837cm" svg:x2="64.77cm" svg:y2="85.828cm" draw:start-shape="id264" draw:start-glue-point="0" draw:end-shape="id275" draw:end-glue-point="2" svg:d="M64778 86837l-8-1009" svg:viewBox="0 0 9 1010">
          <text:p/>
        </draw:connector>
        <draw:custom-shape draw:style-name="gr1" draw:text-style-name="P2" xml:id="id292" draw:id="id292" draw:layer="layout" svg:width="1cm" svg:height="0.9cm" svg:x="64.27cm" svg:y="83.028cm">
          <text:p text:style-name="P1"><text:span text:style-name="T1">NAND</text:span></text:p>
          <text:p text:style-name="P1"><text:span text:style-name="T1">2_250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4.77cm" svg:y1="84.928cm" svg:x2="64.77cm" svg:y2="83.928cm" draw:start-shape="id275" draw:start-glue-point="0" draw:end-shape="id292" draw:end-glue-point="2" svg:d="M64770 84928v-1000" svg:viewBox="0 0 1 1001">
          <text:p/>
        </draw:connector>
        <draw:connector draw:style-name="gr4" draw:text-style-name="P1" draw:layer="layout" draw:type="line" svg:x1="64.77cm" svg:y1="83.028cm" svg:x2="64.77cm" svg:y2="81.928cm" draw:start-shape="id292" draw:start-glue-point="0" draw:end-shape="id170" draw:end-glue-point="2" svg:d="M64770 83028v-1100" svg:viewBox="0 0 1 1101">
          <text:p/>
        </draw:connector>
        <draw:connector draw:style-name="gr3" draw:text-style-name="P3" draw:layer="layout" draw:type="line" svg:x1="66.05cm" svg:y1="114.199cm" svg:x2="66.104cm" svg:y2="112.101cm" draw:start-shape="id278" draw:start-glue-point="0" svg:d="M66050 114199l54-2098" svg:viewBox="0 0 55 2099">
          <text:p text:style-name="P1"><text:span text:style-name="T2">f07</text:span></text:p>
        </draw:connector>
        <draw:connector draw:style-name="gr4" draw:text-style-name="P1" draw:layer="layout" draw:type="line" svg:x1="57.07cm" svg:y1="93.782cm" svg:x2="55.97cm" svg:y2="92.682cm" draw:start-shape="id268" draw:start-glue-point="0" draw:end-shape="id288" draw:end-glue-point="2" svg:d="M57070 93782l-1100-1100" svg:viewBox="0 0 1101 1101">
          <text:p/>
        </draw:connector>
        <draw:connector draw:style-name="gr4" draw:text-style-name="P1" draw:layer="layout" draw:type="line" svg:x1="57.07cm" svg:y1="93.782cm" svg:x2="53.47cm" svg:y2="79.966cm" draw:start-shape="id268" draw:start-glue-point="0" draw:end-shape="id205" draw:end-glue-point="2" svg:d="M57070 93782l-3600-13816" svg:viewBox="0 0 3601 13817">
          <text:p/>
        </draw:connector>
        <draw:custom-shape draw:style-name="gr1" draw:text-style-name="P2" xml:id="id293" draw:id="id293" draw:layer="layout" svg:width="1cm" svg:height="0.9cm" svg:x="50.57cm" svg:y="94.466cm">
          <text:p text:style-name="P1"><text:span text:style-name="T1">AND</text:span></text:p>
          <text:p text:style-name="P1"><text:span text:style-name="T1">2_27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94" draw:id="id294" draw:layer="layout" svg:width="1cm" svg:height="0.9cm" svg:x="57.67cm" svg:y="92.066cm">
          <text:p text:style-name="P1"><text:span text:style-name="T1">AND</text:span></text:p>
          <text:p text:style-name="P1"><text:span text:style-name="T1">2_27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57.07cm" svg:y1="93.782cm" svg:x2="51.07cm" svg:y2="95.366cm" draw:start-shape="id268" draw:start-glue-point="0" draw:end-shape="id293" draw:end-glue-point="2" svg:d="M57070 93782l-6000 1584" svg:viewBox="0 0 6001 1585">
          <text:p/>
        </draw:connector>
        <draw:connector draw:style-name="gr4" draw:text-style-name="P1" draw:layer="layout" draw:type="line" svg:x1="57.07cm" svg:y1="93.782cm" svg:x2="58.17cm" svg:y2="92.966cm" draw:start-shape="id268" draw:start-glue-point="0" draw:end-shape="id294" draw:end-glue-point="2" svg:d="M57070 93782l1100-816" svg:viewBox="0 0 1101 817">
          <text:p/>
        </draw:connector>
        <draw:connector draw:style-name="gr4" draw:text-style-name="P1" draw:layer="layout" draw:type="line" svg:x1="51.07cm" svg:y1="94.466cm" svg:x2="51.07cm" svg:y2="93.566cm" draw:start-shape="id293" draw:start-glue-point="0" draw:end-shape="id282" draw:end-glue-point="2" svg:d="M51070 94466v-900" svg:viewBox="0 0 1 901">
          <text:p/>
        </draw:connector>
        <draw:connector draw:style-name="gr4" draw:text-style-name="P1" draw:layer="layout" draw:type="line" svg:x1="49.97cm" svg:y1="94.466cm" svg:x2="51.07cm" svg:y2="93.566cm" draw:start-shape="id276" draw:start-glue-point="0" draw:end-shape="id282" draw:end-glue-point="2" svg:d="M49970 94466l1100-900" svg:viewBox="0 0 1101 901">
          <text:p/>
        </draw:connector>
        <draw:custom-shape draw:style-name="gr1" draw:text-style-name="P2" xml:id="id295" draw:id="id295" draw:layer="layout" svg:width="1cm" svg:height="0.9cm" svg:x="50.944cm" svg:y="80.833cm">
          <text:p text:style-name="P1"><text:span text:style-name="T1">AND</text:span></text:p>
          <text:p text:style-name="P1"><text:span text:style-name="T1">2_26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51.444cm" svg:y1="82.787cm" svg:x2="51.444cm" svg:y2="81.733cm" draw:start-shape="id286" draw:start-glue-point="0" draw:end-shape="id295" draw:end-glue-point="2" svg:d="M51444 82787v-1054" svg:viewBox="0 0 1 1055">
          <text:p/>
        </draw:connector>
        <draw:connector draw:style-name="gr4" draw:text-style-name="P1" draw:layer="layout" draw:type="line" svg:x1="51.444cm" svg:y1="80.833cm" svg:x2="51.27cm" svg:y2="79.966cm" draw:start-shape="id295" draw:start-glue-point="0" draw:end-shape="id201" draw:end-glue-point="2" svg:d="M51444 80833l-174-867" svg:viewBox="0 0 175 868">
          <text:p/>
        </draw:connector>
        <draw:connector draw:style-name="gr3" draw:text-style-name="P3" draw:layer="layout" draw:type="line" svg:x1="67.1cm" svg:y1="112.799cm" svg:x2="66cm" svg:y2="110.955cm" draw:start-shape="id272" draw:start-glue-point="0" svg:d="M67100 112799l-1100-1844" svg:viewBox="0 0 1101 1845">
          <text:p text:style-name="P1"><text:span text:style-name="T2">/f06</text:span></text:p>
        </draw:connector>
        <draw:connector draw:style-name="gr3" draw:text-style-name="P3" draw:layer="layout" draw:type="line" svg:x1="50.615cm" svg:y1="81.162cm" svg:x2="49.07cm" svg:y2="79.966cm" draw:end-shape="id202" draw:end-glue-point="2" svg:d="M50615 81162l-1545-1196" svg:viewBox="0 0 1546 1197">
          <text:p text:style-name="P1"><text:span text:style-name="T2">/f05</text:span></text:p>
        </draw:connector>
        <draw:connector draw:style-name="gr3" draw:text-style-name="P3" draw:layer="layout" draw:type="line" svg:x1="45.3cm" svg:y1="81.297cm" svg:x2="46.87cm" svg:y2="79.966cm" draw:end-shape="id203" draw:end-glue-point="2" svg:d="M45300 81297l1570-1331" svg:viewBox="0 0 1571 1332">
          <text:p text:style-name="P1"><text:span text:style-name="T2">/f05</text:span></text:p>
        </draw:connector>
        <draw:connector draw:style-name="gr3" draw:text-style-name="P3" draw:layer="layout" draw:type="line" svg:x1="50.324cm" svg:y1="96.773cm" svg:x2="49.97cm" svg:y2="95.366cm" draw:end-shape="id276" draw:end-glue-point="2" svg:d="M50324 96773l-354-1407" svg:viewBox="0 0 355 1408">
          <text:p text:style-name="P1"><text:span text:style-name="T2">/f05</text:span></text:p>
        </draw:connector>
        <draw:custom-shape draw:style-name="gr1" draw:text-style-name="P2" xml:id="id296" draw:id="id296" draw:layer="layout" svg:width="1cm" svg:height="0.9cm" svg:x="54.37cm" svg:y="91.782cm">
          <text:p text:style-name="P1"><text:span text:style-name="T1">AND</text:span></text:p>
          <text:p text:style-name="P1"><text:span text:style-name="T1">2_26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55.245cm" svg:y1="93.624cm" svg:x2="54.87cm" svg:y2="92.682cm" draw:end-shape="id296" draw:end-glue-point="2" svg:d="M55245 93624l-375-942" svg:viewBox="0 0 376 943">
          <text:p text:style-name="P1"><text:span text:style-name="T2">/f05</text:span></text:p>
        </draw:connector>
        <draw:custom-shape draw:style-name="gr1" draw:text-style-name="P2" xml:id="id297" draw:id="id297" draw:layer="layout" svg:width="1cm" svg:height="0.9cm" svg:x="56.87cm" svg:y="87.6cm">
          <text:p text:style-name="P1"><text:span text:style-name="T1">3-NAND</text:span></text:p>
          <text:p text:style-name="P1"><text:span text:style-name="T1">2_27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98" draw:id="id298" draw:layer="layout" svg:width="1cm" svg:height="0.9cm" svg:x="66.313cm" svg:y="93.3cm">
          <text:p text:style-name="P1"><text:span text:style-name="T1">3-NAND</text:span></text:p>
          <text:p text:style-name="P1"><text:span text:style-name="T1">2_27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56.383cm" svg:y1="89.999cm" svg:x2="57.37cm" svg:y2="88.5cm" draw:end-shape="id297" draw:end-glue-point="2" svg:d="M56383 89999l987-1499" svg:viewBox="0 0 988 1500">
          <text:p text:style-name="P1"><text:span text:style-name="T2">/f05</text:span></text:p>
        </draw:connector>
        <draw:connector draw:style-name="gr3" draw:text-style-name="P3" draw:layer="layout" draw:type="line" svg:x1="67.807cm" svg:y1="95.543cm" svg:x2="66.813cm" svg:y2="94.2cm" draw:end-shape="id298" draw:end-glue-point="2" svg:d="M67807 95543l-994-1343" svg:viewBox="0 0 995 1344">
          <text:p text:style-name="P1"><text:span text:style-name="T2">/f05</text:span></text:p>
        </draw:connector>
        <draw:connector draw:style-name="gr3" draw:text-style-name="P3" draw:layer="layout" draw:type="line" svg:x1="50.87cm" svg:y1="85.266cm" svg:x2="51.444cm" svg:y2="83.687cm" draw:end-shape="id286" draw:end-glue-point="2" svg:d="M50870 85266l574-1579" svg:viewBox="0 0 575 1580">
          <text:p text:style-name="P1"><text:span text:style-name="T2">f08</text:span></text:p>
        </draw:connector>
        <draw:connector draw:style-name="gr3" draw:text-style-name="P3" draw:layer="layout" draw:type="line" svg:x1="63.85cm" svg:y1="114.199cm" svg:x2="63.901cm" svg:y2="112.102cm" draw:start-shape="id285" draw:start-glue-point="0" svg:d="M63850 114199l51-2097" svg:viewBox="0 0 52 2098">
          <text:p text:style-name="P1"><text:span text:style-name="T2">f08</text:span></text:p>
        </draw:connector>
        <draw:custom-shape draw:style-name="gr9" draw:text-style-name="P2" xml:id="id299" draw:id="id299" draw:layer="layout" svg:width="1cm" svg:height="0.9cm" svg:x="50.57cm" svg:y="97.301cm">
          <text:p text:style-name="P1"><text:span text:style-name="T1">NOR</text:span></text:p>
          <text:p text:style-name="P1"><text:span text:style-name="T1">2_28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50.93cm" svg:y1="99.866cm" svg:x2="51.07cm" svg:y2="98.201cm" draw:end-shape="id299" draw:end-glue-point="2" svg:d="M50930 99866l140-1665" svg:viewBox="0 0 141 1666">
          <text:p text:style-name="P1"><text:span text:style-name="T2">f08</text:span></text:p>
        </draw:connector>
        <draw:custom-shape draw:style-name="gr1" draw:text-style-name="P2" xml:id="id303" draw:id="id303" draw:layer="layout" svg:width="1cm" svg:height="0.9cm" svg:x="62.3cm" svg:y="112.799cm">
          <text:p text:style-name="P1"><text:span text:style-name="T1">NOT</text:span></text:p>
          <text:p text:style-name="P1"><text:span text:style-name="T1">2_26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01" draw:id="id301" draw:layer="layout" svg:width="2.1cm" svg:height="0.9cm" svg:x="60.6cm" svg:y="114.199cm">
          <text:p text:style-name="P1"><text:span text:style-name="T1">DFFR (clk45,/res9)</text:span></text:p>
          <text:p text:style-name="P1"><text:span text:style-name="T1">2_4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0" draw:id="id300" draw:layer="layout" svg:width="1cm" svg:height="0.9cm" svg:x="61.1cm" svg:y="116.199cm">
          <text:p text:style-name="P1"><text:span text:style-name="T1">BUF</text:span></text:p>
          <text:p text:style-name="P1"><text:span text:style-name="T1">2_240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1.6cm" svg:y1="116.199cm" svg:x2="61.65cm" svg:y2="115.099cm" draw:start-shape="id300" draw:start-glue-point="0" draw:end-shape="id301" draw:end-glue-point="2" svg:d="M61600 116199l50-1100" svg:viewBox="0 0 51 1101">
          <text:p/>
        </draw:connector>
        <draw:connector draw:style-name="gr4" draw:text-style-name="P1" draw:layer="layout" draw:type="line" svg:x1="63.85cm" svg:y1="114.199cm" svg:x2="61.6cm" svg:y2="117.099cm" draw:start-shape="id285" draw:start-glue-point="0" draw:end-shape="id300" draw:end-glue-point="2" svg:d="M63850 114199l-2250 2900" svg:viewBox="0 0 2251 2901">
          <text:p/>
        </draw:connector>
        <draw:connector draw:style-name="gr3" draw:text-style-name="P3" draw:layer="layout" draw:type="line" svg:x1="69.5cm" svg:y1="112.899cm" svg:x2="69.565cm" svg:y2="110.803cm" draw:start-shape="id269" draw:start-glue-point="0" svg:d="M69500 112899l65-2096" svg:viewBox="0 0 66 2097">
          <text:p text:style-name="P1"><text:span text:style-name="T2">/f05</text:span></text:p>
        </draw:connector>
        <draw:custom-shape draw:style-name="gr1" draw:text-style-name="P2" xml:id="id302" draw:id="id302" draw:layer="layout" svg:width="1cm" svg:height="0.9cm" svg:x="59.97cm" svg:y="85.091cm">
          <text:p text:style-name="P1"><text:span text:style-name="T1">NAND</text:span></text:p>
          <text:p text:style-name="P1"><text:span text:style-name="T1">431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0.401cm" svg:y1="87.566cm" svg:x2="60.47cm" svg:y2="85.991cm" draw:end-shape="id302" draw:end-glue-point="2" svg:d="M60401 87566l69-1575" svg:viewBox="0 0 70 1576">
          <text:p text:style-name="P1"><text:span text:style-name="T2">f08</text:span></text:p>
        </draw:connector>
        <draw:connector draw:style-name="gr4" draw:text-style-name="P1" draw:layer="layout" draw:type="line" svg:x1="58.17cm" svg:y1="92.066cm" svg:x2="57.37cm" svg:y2="88.5cm" draw:start-shape="id294" draw:start-glue-point="0" draw:end-shape="id297" draw:end-glue-point="2" svg:d="M58170 92066l-800-3566" svg:viewBox="0 0 801 3567">
          <text:p/>
        </draw:connector>
        <draw:connector draw:style-name="gr4" draw:text-style-name="P1" draw:layer="layout" draw:type="line" svg:x1="54.87cm" svg:y1="91.782cm" svg:x2="54.87cm" svg:y2="90.866cm" draw:start-shape="id296" draw:start-glue-point="0" draw:end-shape="id289" draw:end-glue-point="2" svg:d="M54870 91782v-916" svg:viewBox="0 0 1 917">
          <text:p/>
        </draw:connector>
        <draw:connector draw:style-name="gr4" draw:text-style-name="P1" draw:layer="layout" draw:type="line" svg:x1="63.85cm" svg:y1="114.199cm" svg:x2="62.8cm" svg:y2="113.699cm" draw:start-shape="id285" draw:start-glue-point="0" draw:end-shape="id303" draw:end-glue-point="2" svg:d="M63850 114199l-1050-500" svg:viewBox="0 0 1051 501">
          <text:p/>
        </draw:connector>
        <draw:custom-shape draw:style-name="gr1" draw:text-style-name="P2" xml:id="id304" draw:id="id304" draw:layer="layout" svg:width="1cm" svg:height="0.9cm" svg:x="53.27cm" svg:y="91.782cm">
          <text:p text:style-name="P1"><text:span text:style-name="T1">AND</text:span></text:p>
          <text:p text:style-name="P1"><text:span text:style-name="T1">2_26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2.8cm" svg:y1="112.799cm" svg:x2="62.872cm" svg:y2="110.829cm" draw:start-shape="id303" draw:start-glue-point="0" svg:d="M62800 112799l72-1970" svg:viewBox="0 0 73 1971">
          <text:p text:style-name="P1"><text:span text:style-name="T2">/f08</text:span></text:p>
        </draw:connector>
        <draw:connector draw:style-name="gr3" draw:text-style-name="P3" draw:layer="layout" draw:type="line" svg:x1="54.293cm" svg:y1="93.677cm" svg:x2="53.77cm" svg:y2="92.682cm" draw:end-shape="id304" draw:end-glue-point="2" svg:d="M54293 93677l-523-995" svg:viewBox="0 0 524 996">
          <text:p text:style-name="P1"><text:span text:style-name="T2">/f08</text:span></text:p>
        </draw:connector>
        <draw:connector draw:style-name="gr4" draw:text-style-name="P1" draw:layer="layout" draw:type="line" svg:x1="53.77cm" svg:y1="91.782cm" svg:x2="54.87cm" svg:y2="90.866cm" draw:start-shape="id304" draw:start-glue-point="0" draw:end-shape="id289" draw:end-glue-point="2" svg:d="M53770 91782l1100-916" svg:viewBox="0 0 1101 917">
          <text:p/>
        </draw:connector>
        <draw:connector draw:style-name="gr4" draw:text-style-name="P1" draw:layer="layout" draw:type="line" svg:x1="51.07cm" svg:y1="97.301cm" svg:x2="51.07cm" svg:y2="95.366cm" draw:start-shape="id299" draw:start-glue-point="0" draw:end-shape="id293" draw:end-glue-point="2" svg:d="M51070 97301v-1935" svg:viewBox="0 0 1 1936">
          <text:p/>
        </draw:connector>
        <draw:custom-shape draw:style-name="gr2" draw:text-style-name="P2" xml:id="id306" draw:id="id306" draw:layer="layout" svg:width="2.1cm" svg:height="0.9cm" svg:x="58.4cm" svg:y="114.199cm">
          <text:p text:style-name="P1"><text:span text:style-name="T1">DFFR (clk45,/res9)</text:span></text:p>
          <text:p text:style-name="P1"><text:span text:style-name="T1">2_230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5" draw:id="id305" draw:layer="layout" svg:width="1cm" svg:height="0.9cm" svg:x="58.9cm" svg:y="116.199cm">
          <text:p text:style-name="P1"><text:span text:style-name="T1">BUF</text:span></text:p>
          <text:p text:style-name="P1"><text:span text:style-name="T1">2_230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9.4cm" svg:y1="116.199cm" svg:x2="59.45cm" svg:y2="115.099cm" draw:start-shape="id305" draw:start-glue-point="0" draw:end-shape="id306" draw:end-glue-point="2" svg:d="M59400 116199l50-1100" svg:viewBox="0 0 51 1101">
          <text:p/>
        </draw:connector>
        <draw:connector draw:style-name="gr4" draw:text-style-name="P1" draw:layer="layout" draw:type="line" svg:x1="61.65cm" svg:y1="114.199cm" svg:x2="59.4cm" svg:y2="117.099cm" draw:start-shape="id301" draw:start-glue-point="0" draw:end-shape="id305" draw:end-glue-point="2" svg:d="M61650 114199l-2250 2900" svg:viewBox="0 0 2251 2901">
          <text:p/>
        </draw:connector>
        <draw:custom-shape draw:style-name="gr1" draw:text-style-name="P2" xml:id="id307" draw:id="id307" draw:layer="layout" svg:width="1cm" svg:height="0.9cm" svg:x="60.1cm" svg:y="112.799cm">
          <text:p text:style-name="P1"><text:span text:style-name="T1">NOT</text:span></text:p>
          <text:p text:style-name="P1"><text:span text:style-name="T1">2_25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61.65cm" svg:y1="114.199cm" svg:x2="60.6cm" svg:y2="113.699cm" draw:start-shape="id301" draw:start-glue-point="0" draw:end-shape="id307" draw:end-glue-point="2" svg:d="M61650 114199l-1050-500" svg:viewBox="0 0 1051 501">
          <text:p/>
        </draw:connector>
        <draw:custom-shape draw:style-name="gr1" draw:text-style-name="P2" xml:id="id308" draw:id="id308" draw:layer="layout" svg:width="1cm" svg:height="0.9cm" svg:x="57.9cm" svg:y="112.799cm">
          <text:p text:style-name="P1"><text:span text:style-name="T1">NOT</text:span></text:p>
          <text:p text:style-name="P1"><text:span text:style-name="T1">2_27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59.45cm" svg:y1="114.199cm" svg:x2="58.4cm" svg:y2="113.699cm" draw:start-shape="id306" draw:start-glue-point="0" draw:end-shape="id308" draw:end-glue-point="2" svg:d="M59450 114199l-1050-500" svg:viewBox="0 0 1051 501">
          <text:p/>
        </draw:connector>
        <draw:custom-shape draw:style-name="gr2" draw:text-style-name="P2" xml:id="id310" draw:id="id310" draw:layer="layout" svg:width="2.1cm" svg:height="0.9cm" svg:x="56.2cm" svg:y="114.199cm">
          <text:p text:style-name="P1"><text:span text:style-name="T1">DFFR (clk45,/res9)</text:span></text:p>
          <text:p text:style-name="P1"><text:span text:style-name="T1">2_290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9" draw:id="id309" draw:layer="layout" svg:width="1cm" svg:height="0.9cm" svg:x="56.7cm" svg:y="116.199cm">
          <text:p text:style-name="P1"><text:span text:style-name="T1">BUF</text:span></text:p>
          <text:p text:style-name="P1"><text:span text:style-name="T1">2_300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7.2cm" svg:y1="116.199cm" svg:x2="57.25cm" svg:y2="115.099cm" draw:start-shape="id309" draw:start-glue-point="0" draw:end-shape="id310" draw:end-glue-point="2" svg:d="M57200 116199l50-1100" svg:viewBox="0 0 51 1101">
          <text:p/>
        </draw:connector>
        <draw:connector draw:style-name="gr4" draw:text-style-name="P1" draw:layer="layout" draw:type="line" svg:x1="59.45cm" svg:y1="114.199cm" svg:x2="57.2cm" svg:y2="117.099cm" draw:start-shape="id306" draw:start-glue-point="0" draw:end-shape="id309" draw:end-glue-point="2" svg:d="M59450 114199l-2250 2900" svg:viewBox="0 0 2251 2901">
          <text:p/>
        </draw:connector>
        <draw:custom-shape draw:style-name="gr9" draw:text-style-name="P2" xml:id="id311" draw:id="id311" draw:layer="layout" svg:width="1cm" svg:height="0.9cm" svg:x="49.97cm" svg:y="90.766cm">
          <text:p text:style-name="P1"><text:span text:style-name="T1">NAND</text:span></text:p>
          <text:p text:style-name="P1"><text:span text:style-name="T1">2_28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49.479cm" svg:y1="93.06cm" svg:x2="50.47cm" svg:y2="91.666cm" draw:end-shape="id311" draw:end-glue-point="2" svg:d="M49479 93060l991-1394" svg:viewBox="0 0 992 1395">
          <text:p text:style-name="P1"><text:span text:style-name="T2">f11</text:span></text:p>
        </draw:connector>
        <draw:custom-shape draw:style-name="gr1" draw:text-style-name="P2" xml:id="id312" draw:id="id312" draw:layer="layout" svg:width="1cm" svg:height="0.9cm" svg:x="55.7cm" svg:y="112.799cm">
          <text:p text:style-name="P1"><text:span text:style-name="T1">NOT</text:span></text:p>
          <text:p text:style-name="P1"><text:span text:style-name="T1">2_27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57.25cm" svg:y1="114.199cm" svg:x2="56.2cm" svg:y2="113.699cm" draw:start-shape="id310" draw:start-glue-point="0" draw:end-shape="id312" draw:end-glue-point="2" svg:d="M57250 114199l-1050-500" svg:viewBox="0 0 1051 501">
          <text:p/>
        </draw:connector>
        <draw:custom-shape draw:style-name="gr1" draw:text-style-name="P2" xml:id="id313" draw:id="id313" draw:layer="layout" svg:width="1cm" svg:height="0.9cm" svg:x="62.9cm" svg:y="82.185cm">
          <text:p text:style-name="P1"><text:span text:style-name="T1">NAND</text:span></text:p>
          <text:p text:style-name="P1"><text:span text:style-name="T1">2_25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3.481cm" svg:y1="84.8cm" svg:x2="63.4cm" svg:y2="83.085cm" draw:end-shape="id313" draw:end-glue-point="2" svg:d="M63481 84800l-81-1715" svg:viewBox="0 0 82 1716">
          <text:p text:style-name="P1"><text:span text:style-name="T2">f11</text:span></text:p>
        </draw:connector>
        <draw:custom-shape draw:style-name="gr2" draw:text-style-name="P2" xml:id="id315" draw:id="id315" draw:layer="layout" svg:width="2.1cm" svg:height="0.9cm" svg:x="54cm" svg:y="114.199cm">
          <text:p text:style-name="P1"><text:span text:style-name="T1">DFFR (clk45,/res9)</text:span></text:p>
          <text:p text:style-name="P1"><text:span text:style-name="T1">2_29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4" draw:id="id314" draw:layer="layout" svg:width="1cm" svg:height="0.9cm" svg:x="54.5cm" svg:y="116.199cm">
          <text:p text:style-name="P1"><text:span text:style-name="T1">BUF</text:span></text:p>
          <text:p text:style-name="P1"><text:span text:style-name="T1">2_290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5cm" svg:y1="116.199cm" svg:x2="55.05cm" svg:y2="115.099cm" draw:start-shape="id314" draw:start-glue-point="0" draw:end-shape="id315" draw:end-glue-point="2" svg:d="M55000 116199l50-1100" svg:viewBox="0 0 51 1101">
          <text:p/>
        </draw:connector>
        <draw:connector draw:style-name="gr4" draw:text-style-name="P1" draw:layer="layout" draw:type="line" svg:x1="57.25cm" svg:y1="114.199cm" svg:x2="55cm" svg:y2="117.099cm" draw:start-shape="id310" draw:start-glue-point="0" draw:end-shape="id314" draw:end-glue-point="2" svg:d="M57250 114199l-2250 2900" svg:viewBox="0 0 2251 2901">
          <text:p/>
        </draw:connector>
        <draw:custom-shape draw:style-name="gr1" draw:text-style-name="P2" xml:id="id316" draw:id="id316" draw:layer="layout" svg:width="1cm" svg:height="0.9cm" svg:x="66.313cm" svg:y="95.3cm">
          <text:p text:style-name="P1"><text:span text:style-name="T1">NAND</text:span></text:p>
          <text:p text:style-name="P1"><text:span text:style-name="T1">2_29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6.486cm" svg:y1="98.066cm" svg:x2="66.813cm" svg:y2="96.2cm" draw:end-shape="id316" draw:end-glue-point="2" svg:d="M66486 98066l327-1866" svg:viewBox="0 0 328 1867">
          <text:p text:style-name="P1"><text:span text:style-name="T2">f12</text:span></text:p>
        </draw:connector>
        <draw:connector draw:style-name="gr3" draw:text-style-name="P3" draw:layer="layout" draw:type="line" svg:x1="64.27cm" svg:y1="89.566cm" svg:x2="64.778cm" svg:y2="87.737cm" draw:end-shape="id264" draw:end-glue-point="2" svg:d="M64270 89566l508-1829" svg:viewBox="0 0 509 1830">
          <text:p text:style-name="P1"><text:span text:style-name="T2">f12</text:span></text:p>
        </draw:connector>
        <draw:custom-shape draw:style-name="gr2" draw:text-style-name="P2" xml:id="id318" draw:id="id318" draw:layer="layout" svg:width="2.1cm" svg:height="0.9cm" svg:x="51.8cm" svg:y="114.199cm">
          <text:p text:style-name="P1"><text:span text:style-name="T1">DFFR (clk45,/res9)</text:span></text:p>
          <text:p text:style-name="P1"><text:span text:style-name="T1">2_28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7" draw:id="id317" draw:layer="layout" svg:width="1cm" svg:height="0.9cm" svg:x="52.3cm" svg:y="116.199cm">
          <text:p text:style-name="P1"><text:span text:style-name="T1">BUF</text:span></text:p>
          <text:p text:style-name="P1"><text:span text:style-name="T1">2_280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2.8cm" svg:y1="116.199cm" svg:x2="52.85cm" svg:y2="115.099cm" draw:start-shape="id317" draw:start-glue-point="0" draw:end-shape="id318" draw:end-glue-point="2" svg:d="M52800 116199l50-1100" svg:viewBox="0 0 51 1101">
          <text:p/>
        </draw:connector>
        <draw:connector draw:style-name="gr4" draw:text-style-name="P1" draw:layer="layout" draw:type="line" svg:x1="55.05cm" svg:y1="114.199cm" svg:x2="52.8cm" svg:y2="117.099cm" draw:start-shape="id315" draw:start-glue-point="0" draw:end-shape="id317" draw:end-glue-point="2" svg:d="M55050 114199l-2250 2900" svg:viewBox="0 0 2251 2901">
          <text:p/>
        </draw:connector>
        <draw:custom-shape draw:style-name="gr1" draw:text-style-name="P2" xml:id="id319" draw:id="id319" draw:layer="layout" svg:width="1cm" svg:height="0.9cm" svg:x="51.3cm" svg:y="112.799cm">
          <text:p text:style-name="P1"><text:span text:style-name="T1">NOT</text:span></text:p>
          <text:p text:style-name="P1"><text:span text:style-name="T1">2_27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52.85cm" svg:y1="114.199cm" svg:x2="51.8cm" svg:y2="113.699cm" draw:start-shape="id318" draw:start-glue-point="0" draw:end-shape="id319" draw:end-glue-point="2" svg:d="M52850 114199l-1050-500" svg:viewBox="0 0 1051 501">
          <text:p/>
        </draw:connector>
        <draw:custom-shape draw:style-name="gr1" draw:text-style-name="P2" xml:id="id320" draw:id="id320" draw:layer="layout" svg:width="1cm" svg:height="0.9cm" svg:x="50.1cm" svg:y="116.199cm">
          <text:p text:style-name="P1"><text:span text:style-name="T1">BUF</text:span></text:p>
          <text:p text:style-name="P1"><text:span text:style-name="T1">2_280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0.6cm" svg:y1="116.199cm" svg:x2="50.65cm" svg:y2="115.099cm" draw:start-shape="id320" draw:start-glue-point="0" svg:d="M50600 116199l50-1100" svg:viewBox="0 0 51 1101">
          <text:p/>
        </draw:connector>
        <draw:connector draw:style-name="gr4" draw:text-style-name="P1" draw:layer="layout" draw:type="line" svg:x1="52.85cm" svg:y1="114.199cm" svg:x2="50.6cm" svg:y2="117.099cm" draw:start-shape="id318" draw:start-glue-point="0" draw:end-shape="id320" draw:end-glue-point="2" svg:d="M52850 114199l-2250 2900" svg:viewBox="0 0 2251 2901">
          <text:p/>
        </draw:connector>
        <draw:custom-shape draw:style-name="gr1" draw:text-style-name="P2" xml:id="id321" draw:id="id321" draw:layer="layout" svg:width="1cm" svg:height="0.9cm" svg:x="58.496cm" svg:y="93.825cm">
          <text:p text:style-name="P1"><text:span text:style-name="T1">NOR</text:span></text:p>
          <text:p text:style-name="P1"><text:span text:style-name="T1">2_27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59.328cm" svg:y1="96.766cm" svg:x2="58.996cm" svg:y2="94.725cm" draw:end-shape="id321" draw:end-glue-point="2" svg:d="M59328 96766l-332-2041" svg:viewBox="0 0 333 2042">
          <text:p text:style-name="P1"><text:span text:style-name="T2">f13</text:span></text:p>
        </draw:connector>
        <draw:custom-shape draw:style-name="gr9" draw:text-style-name="P2" xml:id="id322" draw:id="id322" draw:layer="layout" svg:width="1cm" svg:height="0.9cm" svg:x="63.6cm" svg:y="92.65cm">
          <text:p text:style-name="P1"><text:span text:style-name="T1">NAND</text:span></text:p>
          <text:p text:style-name="P1"><text:span text:style-name="T1">442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4.096cm" svg:y1="94.9cm" svg:x2="64.1cm" svg:y2="93.55cm" draw:end-shape="id322" draw:end-glue-point="2" svg:d="M64096 94900l4-1350" svg:viewBox="0 0 5 1351">
          <text:p text:style-name="P1"><text:span text:style-name="T2">f13</text:span></text:p>
        </draw:connector>
        <draw:custom-shape draw:style-name="gr1" draw:text-style-name="P2" xml:id="id323" draw:id="id323" draw:layer="layout" svg:width="1cm" svg:height="0.9cm" svg:x="47.9cm" svg:y="116.2cm">
          <text:p text:style-name="P1"><text:span text:style-name="T1">BUF</text:span></text:p>
          <text:p text:style-name="P1"><text:span text:style-name="T1">4421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8.4cm" svg:y1="116.2cm" svg:x2="48.45cm" svg:y2="115.099cm" draw:start-shape="id323" draw:start-glue-point="0" draw:end-shape="id324" svg:d="M48400 116200l50-1101" svg:viewBox="0 0 51 1102">
          <text:p/>
        </draw:connector>
        <draw:connector draw:style-name="gr4" draw:text-style-name="P1" draw:layer="layout" draw:type="line" svg:x1="50.65cm" svg:y1="114.199cm" svg:x2="48.4cm" svg:y2="117.1cm" draw:start-shape="id325" draw:start-glue-point="0" draw:end-shape="id323" draw:end-glue-point="2" svg:d="M50650 114199l-2250 2901" svg:viewBox="0 0 2251 2902">
          <text:p/>
        </draw:connector>
        <draw:custom-shape draw:style-name="gr1" draw:text-style-name="P2" xml:id="id326" draw:id="id326" draw:layer="layout" svg:width="1cm" svg:height="0.9cm" svg:x="67.429cm" svg:y="91.35cm">
          <text:p text:style-name="P1"><text:span text:style-name="T1">NAND</text:span></text:p>
          <text:p text:style-name="P1"><text:span text:style-name="T1">4319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7.846cm" svg:y1="93.71cm" svg:x2="67.929cm" svg:y2="92.25cm" draw:end-shape="id326" draw:end-glue-point="2" svg:d="M67846 93710l83-1460" svg:viewBox="0 0 84 1461">
          <text:p text:style-name="P1"><text:span text:style-name="T2">f14</text:span></text:p>
        </draw:connector>
        <draw:connector draw:style-name="gr3" draw:text-style-name="P3" draw:layer="layout" draw:type="line" svg:x1="58.27cm" svg:y1="96.502cm" svg:x2="58.996cm" svg:y2="94.725cm" draw:end-shape="id321" draw:end-glue-point="2" svg:d="M58270 96502l726-1777" svg:viewBox="0 0 727 1778">
          <text:p text:style-name="P1"><text:span text:style-name="T2">f14</text:span></text:p>
        </draw:connector>
        <draw:connector draw:style-name="gr3" draw:text-style-name="P3" draw:layer="layout" draw:type="line" svg:x1="67.28cm" svg:y1="97.643cm" svg:x2="66.813cm" svg:y2="96.2cm" draw:end-shape="id316" draw:end-glue-point="2" svg:d="M67280 97643l-467-1443" svg:viewBox="0 0 468 1444">
          <text:p text:style-name="P1"><text:span text:style-name="T2">f15</text:span></text:p>
        </draw:connector>
        <draw:connector draw:style-name="gr3" draw:text-style-name="P3" draw:layer="layout" draw:type="line" svg:x1="48.45cm" svg:y1="114.199cm" svg:x2="48.5cm" svg:y2="112.102cm" draw:start-shape="id324" draw:start-glue-point="0" svg:d="M48450 114199l50-2097" svg:viewBox="0 0 51 2098">
          <text:p text:style-name="P1"><text:span text:style-name="T2">f15</text:span></text:p>
        </draw:connector>
        <draw:connector draw:style-name="gr3" draw:text-style-name="P3" draw:layer="layout" draw:type="line" svg:x1="55.05cm" svg:y1="114.199cm" svg:x2="55.07cm" svg:y2="112.101cm" draw:start-shape="id315" draw:start-glue-point="0" svg:d="M55050 114199l20-2098" svg:viewBox="0 0 21 2099">
          <text:p text:style-name="P1"><text:span text:style-name="T2">f12</text:span></text:p>
        </draw:connector>
        <draw:connector draw:style-name="gr4" draw:text-style-name="P1" draw:layer="layout" draw:type="line" svg:x1="66.813cm" svg:y1="95.3cm" svg:x2="66.813cm" svg:y2="94.2cm" draw:start-shape="id316" draw:start-glue-point="0" draw:end-shape="id298" draw:end-glue-point="2" svg:d="M66813 95300v-1100" svg:viewBox="0 0 1 1101">
          <text:p/>
        </draw:connector>
        <draw:connector draw:style-name="gr3" draw:text-style-name="P3" draw:layer="layout" draw:type="line" svg:x1="52.85cm" svg:y1="114.199cm" svg:x2="52.847cm" svg:y2="112.074cm" draw:start-shape="id318" draw:start-glue-point="0" svg:d="M52850 114199l-3-2125" svg:viewBox="0 0 4 2126">
          <text:p text:style-name="P1"><text:span text:style-name="T2">f13</text:span></text:p>
        </draw:connector>
        <draw:connector draw:style-name="gr3" draw:text-style-name="P3" draw:layer="layout" draw:type="line" svg:x1="50.65cm" svg:y1="114.199cm" svg:x2="50.695cm" svg:y2="112.103cm" draw:start-shape="id325" draw:start-glue-point="0" svg:d="M50650 114199l45-2096" svg:viewBox="0 0 46 2097">
          <text:p text:style-name="P1"><text:span text:style-name="T2">f14</text:span></text:p>
        </draw:connector>
        <draw:connector draw:style-name="gr4" draw:text-style-name="P1" draw:layer="layout" draw:type="line" svg:x1="58.996cm" svg:y1="93.825cm" svg:x2="58.17cm" svg:y2="92.966cm" draw:start-shape="id321" draw:start-glue-point="0" draw:end-shape="id294" draw:end-glue-point="2" svg:d="M58996 93825l-826-859" svg:viewBox="0 0 827 860">
          <text:p/>
        </draw:connector>
        <draw:connector draw:style-name="gr3" draw:text-style-name="P3" draw:layer="layout" draw:type="line" svg:x1="57.25cm" svg:y1="114.199cm" svg:x2="57.239cm" svg:y2="111.837cm" draw:start-shape="id310" draw:start-glue-point="0" svg:d="M57250 114199l-11-2362" svg:viewBox="0 0 12 2363">
          <text:p text:style-name="P1"><text:span text:style-name="T2">f11</text:span></text:p>
        </draw:connector>
        <draw:connector draw:style-name="gr4" draw:text-style-name="P1" draw:layer="layout" draw:type="line" svg:x1="50.47cm" svg:y1="90.766cm" svg:x2="51.57cm" svg:y2="89.966cm" draw:start-shape="id311" draw:start-glue-point="0" draw:end-shape="id281" draw:end-glue-point="2" svg:d="M50470 90766l1100-800" svg:viewBox="0 0 1101 801">
          <text:p/>
        </draw:connector>
        <draw:custom-shape draw:style-name="gr1" draw:text-style-name="P2" xml:id="id327" draw:id="id327" draw:layer="layout" svg:width="1cm" svg:height="0.9cm" svg:x="62.9cm" svg:y="80.485cm">
          <text:p text:style-name="P1"><text:span text:style-name="T1">OR (mclk)</text:span></text:p>
          <text:p text:style-name="P1"><text:span text:style-name="T1">2_2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63.4cm" svg:y1="82.185cm" svg:x2="63.4cm" svg:y2="81.385cm" draw:start-shape="id313" draw:start-glue-point="0" draw:end-shape="id327" draw:end-glue-point="2" svg:d="M63400 82185v-800" svg:viewBox="0 0 1 801">
          <text:p/>
        </draw:connector>
        <draw:connector draw:style-name="gr3" draw:text-style-name="P3" draw:layer="layout" draw:type="line" svg:x1="60.6cm" svg:y1="112.799cm" svg:x2="60.596cm" svg:y2="110.724cm" draw:start-shape="id307" draw:start-glue-point="0" svg:d="M60600 112799l-4-2075" svg:viewBox="0 0 5 2076">
          <text:p text:style-name="P1"><text:span text:style-name="T2">/f09</text:span></text:p>
        </draw:connector>
        <draw:connector draw:style-name="gr3" draw:text-style-name="P3" draw:layer="layout" draw:type="line" svg:x1="55.96cm" svg:y1="81.426cm" svg:x2="55.67cm" svg:y2="79.966cm" draw:end-shape="id207" draw:end-glue-point="2" svg:d="M55960 81426l-290-1460" svg:viewBox="0 0 291 1461">
          <text:p text:style-name="P1"><text:span text:style-name="T2">/f09</text:span></text:p>
        </draw:connector>
        <draw:connector draw:style-name="gr3" draw:text-style-name="P3" draw:layer="layout" draw:type="line" svg:x1="65.855cm" svg:y1="87.168cm" svg:x2="64.77cm" svg:y2="85.828cm" draw:end-shape="id275" draw:end-glue-point="2" svg:d="M65855 87168l-1085-1340" svg:viewBox="0 0 1086 1341">
          <text:p text:style-name="P1"><text:span text:style-name="T2">/f09</text:span></text:p>
        </draw:connector>
        <draw:connector draw:style-name="gr3" draw:text-style-name="P3" draw:layer="layout" draw:type="line" svg:x1="56.806cm" svg:y1="81.162cm" svg:x2="57.899cm" svg:y2="79.946cm" draw:end-shape="id273" draw:end-glue-point="2" svg:d="M56806 81162l1093-1216" svg:viewBox="0 0 1094 1217">
          <text:p text:style-name="P1"><text:span text:style-name="T2">/f09</text:span></text:p>
        </draw:connector>
        <draw:connector draw:style-name="gr3" draw:text-style-name="P3" draw:layer="layout" draw:type="line" svg:x1="58.4cm" svg:y1="112.799cm" svg:x2="58.385cm" svg:y2="110.725cm" draw:start-shape="id308" draw:start-glue-point="0" svg:d="M58400 112799l-15-2074" svg:viewBox="0 0 16 2075">
          <text:p text:style-name="P1"><text:span text:style-name="T2">/f10</text:span></text:p>
        </draw:connector>
        <draw:connector draw:style-name="gr3" draw:text-style-name="P3" draw:layer="layout" draw:type="line" svg:x1="52.917cm" svg:y1="81.744cm" svg:x2="53.47cm" svg:y2="79.966cm" draw:end-shape="id205" draw:end-glue-point="2" svg:d="M52917 81744l553-1778" svg:viewBox="0 0 554 1779">
          <text:p text:style-name="P1"><text:span text:style-name="T2">/f10</text:span></text:p>
        </draw:connector>
        <draw:connector draw:style-name="gr3" draw:text-style-name="P3" draw:layer="layout" draw:type="line" svg:x1="55.166cm" svg:y1="82.088cm" svg:x2="55.67cm" svg:y2="79.966cm" draw:end-shape="id207" draw:end-glue-point="2" svg:d="M55166 82088l504-2122" svg:viewBox="0 0 505 2123">
          <text:p text:style-name="P1"><text:span text:style-name="T2">/f10</text:span></text:p>
        </draw:connector>
        <draw:connector draw:style-name="gr4" draw:text-style-name="P1" draw:layer="layout" draw:type="line" svg:x1="53.27cm" svg:y1="94.466cm" svg:x2="52.17cm" svg:y2="93.566cm" draw:start-shape="id1" draw:start-glue-point="0" draw:end-shape="id283" draw:end-glue-point="2" svg:d="M53270 94466l-1100-900" svg:viewBox="0 0 1101 901">
          <text:p/>
        </draw:connector>
        <draw:connector draw:style-name="gr3" draw:text-style-name="P3" draw:layer="layout" draw:type="line" svg:x1="52.97cm" svg:y1="96.932cm" svg:x2="53.27cm" svg:y2="95.366cm" draw:end-shape="id1" draw:end-glue-point="2" svg:d="M52970 96932l300-1566" svg:viewBox="0 0 301 1567">
          <text:p text:style-name="P1"><text:span text:style-name="T2">/f10</text:span></text:p>
        </draw:connector>
        <draw:connector draw:style-name="gr3" draw:text-style-name="P3" draw:layer="layout" draw:type="line" svg:x1="54.372cm" svg:y1="94.18cm" svg:x2="54.87cm" svg:y2="92.682cm" draw:end-shape="id296" draw:end-glue-point="2" svg:d="M54372 94180l498-1498" svg:viewBox="0 0 499 1499">
          <text:p text:style-name="P1"><text:span text:style-name="T2">/f10</text:span></text:p>
        </draw:connector>
        <draw:connector draw:style-name="gr3" draw:text-style-name="P3" draw:layer="layout" draw:type="line" svg:x1="56.2cm" svg:y1="112.799cm" svg:x2="56.175cm" svg:y2="110.726cm" draw:start-shape="id312" draw:start-glue-point="0" svg:d="M56200 112799l-25-2073" svg:viewBox="0 0 26 2074">
          <text:p text:style-name="P1"><text:span text:style-name="T2">/f11</text:span></text:p>
        </draw:connector>
        <draw:connector draw:style-name="gr3" draw:text-style-name="P3" draw:layer="layout" draw:type="line" svg:x1="65.77cm" svg:y1="95.622cm" svg:x2="66.813cm" svg:y2="94.2cm" draw:end-shape="id298" draw:end-glue-point="2" svg:d="M65770 95622l1043-1422" svg:viewBox="0 0 1044 1423">
          <text:p text:style-name="P1"><text:span text:style-name="T2">/f11</text:span></text:p>
        </draw:connector>
        <draw:connector draw:style-name="gr3" draw:text-style-name="P3" draw:layer="layout" draw:type="line" svg:x1="53.367cm" svg:y1="94.021cm" svg:x2="53.77cm" svg:y2="92.682cm" draw:end-shape="id304" draw:end-glue-point="2" svg:d="M53367 94021l403-1339" svg:viewBox="0 0 404 1340">
          <text:p text:style-name="P1"><text:span text:style-name="T2">/f11</text:span></text:p>
        </draw:connector>
        <draw:connector draw:style-name="gr3" draw:text-style-name="P3" draw:layer="layout" draw:type="line" svg:x1="52.706cm" svg:y1="82.696cm" svg:x2="51.444cm" svg:y2="81.733cm" draw:end-shape="id295" draw:end-glue-point="2" svg:d="M52706 82696l-1262-963" svg:viewBox="0 0 1263 964">
          <text:p text:style-name="P1"><text:span text:style-name="T2">/f11</text:span></text:p>
        </draw:connector>
        <draw:connector draw:style-name="gr3" draw:text-style-name="P3" draw:layer="layout" draw:type="line" svg:x1="50.441cm" svg:y1="83.065cm" svg:x2="49.07cm" svg:y2="81.666cm" draw:end-shape="id291" draw:end-glue-point="2" svg:d="M50441 83065l-1371-1399" svg:viewBox="0 0 1372 1400">
          <text:p text:style-name="P1"><text:span text:style-name="T2">/f11</text:span></text:p>
        </draw:connector>
        <draw:custom-shape draw:style-name="gr1" draw:text-style-name="P2" xml:id="id328" draw:id="id328" draw:layer="layout" svg:width="1cm" svg:height="0.9cm" svg:x="58.27cm" svg:y="89.184cm">
          <text:p text:style-name="P1"><text:span text:style-name="T1">AND</text:span></text:p>
          <text:p text:style-name="P1"><text:span text:style-name="T1">2_27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8.446cm" svg:y1="91.719cm" svg:x2="58.77cm" svg:y2="90.084cm" draw:end-shape="id328" draw:end-glue-point="2" svg:d="M58446 91719l324-1635" svg:viewBox="0 0 325 1636">
          <text:p text:style-name="P1"><text:span text:style-name="T2">/f11</text:span></text:p>
        </draw:connector>
        <draw:connector draw:style-name="gr4" draw:text-style-name="P1" draw:layer="layout" draw:type="line" svg:x1="58.77cm" svg:y1="89.184cm" svg:x2="57.37cm" svg:y2="88.5cm" draw:start-shape="id328" draw:start-glue-point="0" draw:end-shape="id297" draw:end-glue-point="2" svg:d="M58770 89184l-1400-684" svg:viewBox="0 0 1401 685">
          <text:p/>
        </draw:connector>
        <draw:connector draw:style-name="gr3" draw:text-style-name="P3" draw:layer="layout" draw:type="line" svg:x1="59.531cm" svg:y1="91.295cm" svg:x2="58.77cm" svg:y2="90.084cm" draw:end-shape="id328" draw:end-glue-point="2" svg:d="M59531 91295l-761-1211" svg:viewBox="0 0 762 1212">
          <text:p text:style-name="P1"><text:span text:style-name="T2">/f10</text:span></text:p>
        </draw:connector>
        <draw:connector draw:style-name="gr4" draw:text-style-name="P1" draw:layer="layout" draw:type="line" svg:x1="57.37cm" svg:y1="87.6cm" svg:x2="57.37cm" svg:y2="87cm" draw:start-shape="id297" draw:start-glue-point="0" draw:end-shape="id329" draw:end-glue-point="2" svg:d="M57370 87600v-600" svg:viewBox="0 0 1 601">
          <text:p/>
        </draw:connector>
        <draw:custom-shape draw:style-name="gr1" draw:text-style-name="P2" xml:id="id329" draw:id="id329" draw:layer="layout" svg:width="1cm" svg:height="0.9cm" svg:x="56.87cm" svg:y="86.1cm">
          <text:p text:style-name="P1"><text:span text:style-name="T1">NAND</text:span></text:p>
          <text:p text:style-name="P1"><text:span text:style-name="T1">4218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30" draw:id="id330" draw:layer="layout" svg:width="1cm" svg:height="0.9cm" svg:x="56.87cm" svg:y="84.634cm">
          <text:p text:style-name="P1"><text:span text:style-name="T1">OR (mclk)</text:span></text:p>
          <text:p text:style-name="P1"><text:span text:style-name="T1">4218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57.37cm" svg:y1="86.1cm" svg:x2="57.37cm" svg:y2="85.534cm" draw:start-shape="id329" draw:start-glue-point="0" draw:end-shape="id330" draw:end-glue-point="2" svg:d="M57370 86100v-566" svg:viewBox="0 0 1 567">
          <text:p/>
        </draw:connector>
        <draw:connector draw:style-name="gr3" draw:text-style-name="P3" draw:layer="layout" draw:type="line" svg:x1="51.8cm" svg:y1="112.799cm" svg:x2="51.838cm" svg:y2="110.803cm" draw:start-shape="id319" draw:start-glue-point="0" svg:d="M51800 112799l38-1996" svg:viewBox="0 0 39 1997">
          <text:p text:style-name="P1"><text:span text:style-name="T2">/f13</text:span></text:p>
        </draw:connector>
        <draw:connector draw:style-name="gr3" draw:text-style-name="P3" draw:layer="layout" draw:type="line" svg:x1="54.505cm" svg:y1="81.506cm" svg:x2="53.47cm" svg:y2="79.966cm" draw:end-shape="id205" draw:end-glue-point="2" svg:d="M54505 81506l-1035-1540" svg:viewBox="0 0 1036 1541">
          <text:p text:style-name="P1"><text:span text:style-name="T2">/f13</text:span></text:p>
        </draw:connector>
        <draw:custom-shape draw:style-name="gr1" draw:text-style-name="P2" xml:id="id331" draw:id="id331" draw:layer="layout" svg:width="1cm" svg:height="0.9cm" svg:x="66.313cm" svg:y="91.366cm">
          <text:p text:style-name="P1"><text:span text:style-name="T1">3-NAND</text:span></text:p>
          <text:p text:style-name="P1"><text:span text:style-name="T1">4319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66.813cm" svg:y1="93.3cm" svg:x2="66.813cm" svg:y2="92.266cm" draw:start-shape="id298" draw:start-glue-point="0" draw:end-shape="id331" draw:end-glue-point="2" svg:d="M66813 93300v-1034" svg:viewBox="0 0 1 1035">
          <text:p/>
        </draw:connector>
        <draw:connector draw:style-name="gr4" draw:text-style-name="P1" draw:layer="layout" draw:type="line" svg:x1="67.929cm" svg:y1="91.35cm" svg:x2="67.929cm" svg:y2="90.366cm" draw:start-shape="id326" draw:start-glue-point="0" draw:end-shape="id279" draw:end-glue-point="2" svg:d="M67929 91350v-984" svg:viewBox="0 0 1 985">
          <text:p/>
        </draw:connector>
        <draw:connector draw:style-name="gr4" draw:text-style-name="P1" draw:layer="layout" draw:type="line" svg:x1="66.813cm" svg:y1="91.366cm" svg:x2="67.929cm" svg:y2="90.366cm" draw:start-shape="id331" draw:start-glue-point="0" draw:end-shape="id279" draw:end-glue-point="2" svg:d="M66813 91366l1116-1000" svg:viewBox="0 0 1117 1001">
          <text:p/>
        </draw:connector>
        <draw:custom-shape draw:style-name="gr1" draw:text-style-name="P2" xml:id="id332" draw:id="id332" draw:layer="layout" svg:width="1cm" svg:height="0.9cm" svg:x="68cm" svg:y="87.9cm">
          <text:p text:style-name="P1"><text:span text:style-name="T1">NOT</text:span></text:p>
          <text:p text:style-name="P1"><text:span text:style-name="T1">421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67.929cm" svg:y1="89.466cm" svg:x2="68.5cm" svg:y2="88.8cm" draw:start-shape="id279" draw:start-glue-point="0" draw:end-shape="id332" draw:end-glue-point="2" svg:d="M67929 89466l571-666" svg:viewBox="0 0 572 667">
          <text:p/>
        </draw:connector>
        <draw:custom-shape draw:style-name="gr1" draw:text-style-name="P2" xml:id="id333" draw:id="id333" draw:layer="layout" svg:width="1cm" svg:height="0.9cm" svg:x="66.9cm" svg:y="87.9cm">
          <text:p text:style-name="P1"><text:span text:style-name="T1">NOT</text:span></text:p>
          <text:p text:style-name="P1"><text:span text:style-name="T1">4215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67.929cm" svg:y1="89.466cm" svg:x2="67.4cm" svg:y2="88.8cm" draw:start-shape="id279" draw:start-glue-point="0" draw:end-shape="id333" draw:end-glue-point="2" svg:d="M67929 89466l-529-666" svg:viewBox="0 0 530 667">
          <text:p/>
        </draw:connector>
        <draw:connector draw:style-name="gr4" draw:text-style-name="P1" draw:layer="layout" draw:type="line" svg:x1="53.27cm" svg:y1="94.466cm" svg:x2="49.07cm" svg:y2="79.966cm" draw:start-shape="id1" draw:start-glue-point="0" draw:end-shape="id202" draw:end-glue-point="2" svg:d="M53270 94466l-4200-14500" svg:viewBox="0 0 4201 14501">
          <text:p/>
        </draw:connector>
        <draw:connector draw:style-name="gr4" draw:text-style-name="P1" draw:layer="layout" draw:type="line" svg:x1="53.27cm" svg:y1="94.466cm" svg:x2="51.27cm" svg:y2="79.966cm" draw:start-shape="id1" draw:start-glue-point="0" draw:end-shape="id201" draw:end-glue-point="2" svg:d="M53270 94466l-2000-14500" svg:viewBox="0 0 2001 14501">
          <text:p/>
        </draw:connector>
        <draw:connector draw:style-name="gr4" draw:text-style-name="P1" draw:layer="layout" draw:type="line" svg:x1="62.3cm" svg:y1="89.8cm" svg:x2="64.77cm" svg:y2="83.928cm" draw:start-shape="id334" draw:start-glue-point="0" draw:end-shape="id292" draw:end-glue-point="2" svg:d="M62300 89800l2470-5872" svg:viewBox="0 0 2471 5873">
          <text:p/>
        </draw:connector>
        <draw:connector draw:style-name="gr4" draw:text-style-name="P1" draw:layer="layout" draw:type="line" svg:x1="62.3cm" svg:y1="89.8cm" svg:x2="63.4cm" svg:y2="83.085cm" draw:start-shape="id334" draw:start-glue-point="0" draw:end-shape="id313" draw:end-glue-point="2" svg:d="M62300 89800l1100-6715" svg:viewBox="0 0 1101 6716">
          <text:p/>
        </draw:connector>
        <draw:connector draw:style-name="gr4" draw:text-style-name="P1" draw:layer="layout" draw:type="line" svg:x1="62.3cm" svg:y1="89.8cm" svg:x2="57.37cm" svg:y2="87cm" draw:start-shape="id334" draw:start-glue-point="0" draw:end-shape="id329" draw:end-glue-point="2" svg:d="M62300 89800l-4930-2800" svg:viewBox="0 0 4931 2801">
          <text:p/>
        </draw:connector>
        <draw:connector draw:style-name="gr4" draw:text-style-name="P1" draw:layer="layout" draw:type="line" svg:x1="62.3cm" svg:y1="89.8cm" svg:x2="67.929cm" svg:y2="92.25cm" draw:start-shape="id334" draw:start-glue-point="0" draw:end-shape="id326" draw:end-glue-point="2" svg:d="M62300 89800l5629 2450" svg:viewBox="0 0 5630 2451">
          <text:p/>
        </draw:connector>
        <draw:custom-shape draw:style-name="gr9" draw:text-style-name="P2" xml:id="id334" draw:id="id334" draw:layer="layout" svg:width="1cm" svg:height="0.9cm" svg:x="61.8cm" svg:y="89.8cm">
          <text:p text:style-name="P1"><text:span text:style-name="T1">NOT</text:span></text:p>
          <text:p text:style-name="P1"><text:span text:style-name="T1">431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62.3cm" svg:y1="89.8cm" svg:x2="66.813cm" svg:y2="92.266cm" draw:start-shape="id334" draw:start-glue-point="0" draw:end-shape="id331" draw:end-glue-point="2" svg:d="M62300 89800l4513 2466" svg:viewBox="0 0 4514 2467">
          <text:p/>
        </draw:connector>
        <draw:connector draw:style-name="gr4" draw:text-style-name="P1" draw:layer="layout" draw:type="line" svg:x1="62.3cm" svg:y1="89.8cm" svg:x2="60.47cm" svg:y2="85.991cm" draw:start-shape="id334" draw:start-glue-point="0" draw:end-shape="id302" draw:end-glue-point="2" svg:d="M62300 89800l-1830-3809" svg:viewBox="0 0 1831 3810">
          <text:p/>
        </draw:connector>
        <draw:connector draw:style-name="gr3" draw:text-style-name="P3" draw:layer="layout" draw:type="line" svg:x1="56.82cm" svg:y1="67.125cm" svg:x2="56.787cm" svg:y2="65.31cm" draw:end-shape="id335" svg:d="M56820 67125l-33-1815" svg:viewBox="0 0 34 1816">
          <text:p text:style-name="P1"><text:span text:style-name="T2">idct03</text:span></text:p>
        </draw:connector>
        <draw:custom-shape draw:style-name="gr1" draw:text-style-name="P2" xml:id="id335" draw:id="id335" draw:layer="layout" svg:width="1cm" svg:height="0.9cm" svg:x="56.287cm" svg:y="64.41cm">
          <text:p text:style-name="P1"><text:span text:style-name="T1">BUF</text:span></text:p>
          <text:p text:style-name="P1"><text:span text:style-name="T1">45-879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36" draw:id="id336" draw:layer="layout" svg:width="2.1cm" svg:height="0.9cm" svg:x="55.787cm" svg:y="62.61cm">
          <text:p text:style-name="P1"><text:span text:style-name="T1">DFF (clk51)</text:span></text:p>
          <text:p text:style-name="P1"><text:span text:style-name="T1">45-880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6.787cm" svg:y1="64.41cm" svg:x2="56.837cm" svg:y2="63.51cm" draw:start-shape="id335" draw:start-glue-point="0" draw:end-shape="id336" draw:end-glue-point="2" svg:d="M56787 64410l50-900" svg:viewBox="0 0 51 901">
          <text:p/>
        </draw:connector>
        <draw:custom-shape draw:style-name="gr1" draw:text-style-name="P2" xml:id="id337" draw:id="id337" draw:layer="layout" svg:width="1cm" svg:height="0.9cm" svg:x="56.287cm" svg:y="60.725cm">
          <text:p text:style-name="P1"><text:span text:style-name="T1">BUF</text:span></text:p>
          <text:p text:style-name="P1"><text:span text:style-name="T1">45-881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38" draw:id="id338" draw:layer="layout" svg:width="2.1cm" svg:height="0.9cm" svg:x="55.787cm" svg:y="58.925cm">
          <text:p text:style-name="P1"><text:span text:style-name="T1">DFF (clk53)</text:span></text:p>
          <text:p text:style-name="P1"><text:span text:style-name="T1">45-882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6.787cm" svg:y1="60.725cm" svg:x2="56.837cm" svg:y2="59.825cm" draw:start-shape="id337" draw:start-glue-point="0" draw:end-shape="id338" draw:end-glue-point="2" svg:d="M56787 60725l50-900" svg:viewBox="0 0 51 901">
          <text:p/>
        </draw:connector>
        <draw:custom-shape draw:style-name="gr1" draw:text-style-name="P2" xml:id="id339" draw:id="id339" draw:layer="layout" svg:width="1cm" svg:height="0.9cm" svg:x="56.287cm" svg:y="57.125cm">
          <text:p text:style-name="P1"><text:span text:style-name="T1">BUF</text:span></text:p>
          <text:p text:style-name="P1"><text:span text:style-name="T1">45-883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0" draw:id="id340" draw:layer="layout" svg:width="2.1cm" svg:height="0.9cm" svg:x="55.787cm" svg:y="55.325cm">
          <text:p text:style-name="P1"><text:span text:style-name="T1">DFF (clk55)</text:span></text:p>
          <text:p text:style-name="P1"><text:span text:style-name="T1">45-884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6.787cm" svg:y1="57.125cm" svg:x2="56.837cm" svg:y2="56.225cm" draw:start-shape="id339" draw:start-glue-point="0" draw:end-shape="id340" draw:end-glue-point="2" svg:d="M56787 57125l50-900" svg:viewBox="0 0 51 901">
          <text:p/>
        </draw:connector>
        <draw:connector draw:style-name="gr4" draw:text-style-name="P1" draw:layer="layout" draw:type="line" svg:x1="56.837cm" svg:y1="62.61cm" svg:x2="56.787cm" svg:y2="61.625cm" draw:start-shape="id336" draw:start-glue-point="0" draw:end-shape="id337" draw:end-glue-point="2" svg:d="M56837 62610l-50-985" svg:viewBox="0 0 51 986">
          <text:p/>
        </draw:connector>
        <draw:connector draw:style-name="gr4" draw:text-style-name="P1" draw:layer="layout" draw:type="line" svg:x1="56.837cm" svg:y1="58.925cm" svg:x2="56.787cm" svg:y2="58.025cm" draw:start-shape="id338" draw:start-glue-point="0" draw:end-shape="id339" draw:end-glue-point="2" svg:d="M56837 58925l-50-900" svg:viewBox="0 0 51 901">
          <text:p/>
        </draw:connector>
        <draw:connector draw:style-name="gr3" draw:text-style-name="P3" draw:layer="layout" draw:type="line" svg:x1="59.02cm" svg:y1="67.125cm" svg:x2="58.987cm" svg:y2="65.31cm" draw:end-shape="id341" svg:d="M59020 67125l-33-1815" svg:viewBox="0 0 34 1816">
          <text:p text:style-name="P1"><text:span text:style-name="T2">idct03</text:span></text:p>
        </draw:connector>
        <draw:custom-shape draw:style-name="gr1" draw:text-style-name="P2" xml:id="id341" draw:id="id341" draw:layer="layout" svg:width="1cm" svg:height="0.9cm" svg:x="58.487cm" svg:y="64.41cm">
          <text:p text:style-name="P1"><text:span text:style-name="T1">BUF</text:span></text:p>
          <text:p text:style-name="P1"><text:span text:style-name="T1">47-885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2" draw:id="id342" draw:layer="layout" svg:width="2.1cm" svg:height="0.9cm" svg:x="57.987cm" svg:y="62.61cm">
          <text:p text:style-name="P1"><text:span text:style-name="T1">DFF (clk52)</text:span></text:p>
          <text:p text:style-name="P1"><text:span text:style-name="T1">47-886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8.987cm" svg:y1="64.41cm" svg:x2="59.037cm" svg:y2="63.51cm" draw:start-shape="id341" draw:start-glue-point="0" draw:end-shape="id342" draw:end-glue-point="2" svg:d="M58987 64410l50-900" svg:viewBox="0 0 51 901">
          <text:p/>
        </draw:connector>
        <draw:custom-shape draw:style-name="gr1" draw:text-style-name="P2" xml:id="id343" draw:id="id343" draw:layer="layout" svg:width="1cm" svg:height="0.9cm" svg:x="58.487cm" svg:y="60.725cm">
          <text:p text:style-name="P1"><text:span text:style-name="T1">BUF</text:span></text:p>
          <text:p text:style-name="P1"><text:span text:style-name="T1">48-887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4" draw:id="id344" draw:layer="layout" svg:width="2.1cm" svg:height="0.9cm" svg:x="57.987cm" svg:y="58.925cm">
          <text:p text:style-name="P1"><text:span text:style-name="T1">DFF (clk54)</text:span></text:p>
          <text:p text:style-name="P1"><text:span text:style-name="T1">47-888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8.987cm" svg:y1="60.725cm" svg:x2="59.037cm" svg:y2="59.825cm" draw:start-shape="id343" draw:start-glue-point="0" draw:end-shape="id344" draw:end-glue-point="2" svg:d="M58987 60725l50-900" svg:viewBox="0 0 51 901">
          <text:p/>
        </draw:connector>
        <draw:custom-shape draw:style-name="gr1" draw:text-style-name="P2" xml:id="id345" draw:id="id345" draw:layer="layout" svg:width="1cm" svg:height="0.9cm" svg:x="58.487cm" svg:y="57.125cm">
          <text:p text:style-name="P1"><text:span text:style-name="T1">BUF</text:span></text:p>
          <text:p text:style-name="P1"><text:span text:style-name="T1">45-889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6" draw:id="id346" draw:layer="layout" svg:width="2.1cm" svg:height="0.9cm" svg:x="57.987cm" svg:y="55.325cm">
          <text:p text:style-name="P1"><text:span text:style-name="T1">DFF (clk56)</text:span></text:p>
          <text:p text:style-name="P1"><text:span text:style-name="T1">4117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8.987cm" svg:y1="57.125cm" svg:x2="59.037cm" svg:y2="56.225cm" draw:start-shape="id345" draw:start-glue-point="0" draw:end-shape="id346" draw:end-glue-point="2" svg:d="M58987 57125l50-900" svg:viewBox="0 0 51 901">
          <text:p/>
        </draw:connector>
        <draw:connector draw:style-name="gr4" draw:text-style-name="P1" draw:layer="layout" draw:type="line" svg:x1="59.037cm" svg:y1="62.61cm" svg:x2="58.987cm" svg:y2="61.625cm" draw:start-shape="id342" draw:start-glue-point="0" draw:end-shape="id343" draw:end-glue-point="2" svg:d="M59037 62610l-50-985" svg:viewBox="0 0 51 986">
          <text:p/>
        </draw:connector>
        <draw:connector draw:style-name="gr4" draw:text-style-name="P1" draw:layer="layout" draw:type="line" svg:x1="59.037cm" svg:y1="58.925cm" svg:x2="58.987cm" svg:y2="58.025cm" draw:start-shape="id344" draw:start-glue-point="0" draw:end-shape="id345" draw:end-glue-point="2" svg:d="M59037 58925l-50-900" svg:viewBox="0 0 51 901">
          <text:p/>
        </draw:connector>
        <draw:connector draw:style-name="gr3" draw:text-style-name="P3" draw:layer="layout" draw:type="line" svg:x1="26.125cm" svg:y1="119.181cm" svg:x2="26.092cm" svg:y2="117.366cm" draw:end-shape="id347" svg:d="M26125 119181l-33-1815" svg:viewBox="0 0 34 1816">
          <text:p text:style-name="P1"><text:span text:style-name="T2">idct03</text:span></text:p>
        </draw:connector>
        <draw:custom-shape draw:style-name="gr1" draw:text-style-name="P2" xml:id="id347" draw:id="id347" draw:layer="layout" svg:width="1cm" svg:height="0.9cm" svg:x="25.592cm" svg:y="116.466cm">
          <text:p text:style-name="P1"><text:span text:style-name="T1">BUF</text:span></text:p>
          <text:p text:style-name="P1"><text:span text:style-name="T1">2_200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6.092cm" svg:y1="116.466cm" svg:x2="21.637cm" svg:y2="115.285cm" draw:start-shape="id347" draw:start-glue-point="0" draw:end-shape="id234" draw:end-glue-point="28" svg:d="M26092 116466l-4455-1181" svg:viewBox="0 0 4456 1182">
          <text:p text:style-name="P1"><text:span text:style-name="T2">03</text:span></text:p>
        </draw:connector>
        <draw:connector draw:style-name="gr3" draw:text-style-name="P3" draw:layer="layout" draw:type="line" svg:x1="26.092cm" svg:y1="116.466cm" svg:x2="31.503cm" svg:y2="115.285cm" draw:start-shape="id347" draw:start-glue-point="0" draw:end-shape="id234" draw:end-glue-point="45" svg:d="M26092 116466l5411-1181" svg:viewBox="0 0 5412 1182">
          <text:p text:style-name="P1"><text:span text:style-name="T2">11</text:span></text:p>
        </draw:connector>
        <draw:connector draw:style-name="gr3" draw:text-style-name="P3" draw:layer="layout" draw:type="line" svg:x1="27.225cm" svg:y1="119.181cm" svg:x2="27.192cm" svg:y2="117.366cm" draw:end-shape="id348" svg:d="M27225 119181l-33-1815" svg:viewBox="0 0 34 1816">
          <text:p text:style-name="P1"><text:span text:style-name="T2">idct04</text:span></text:p>
        </draw:connector>
        <draw:custom-shape draw:style-name="gr1" draw:text-style-name="P2" xml:id="id348" draw:id="id348" draw:layer="layout" svg:width="1cm" svg:height="0.9cm" svg:x="26.692cm" svg:y="116.466cm">
          <text:p text:style-name="P1"><text:span text:style-name="T1">BUF</text:span></text:p>
          <text:p text:style-name="P1"><text:span text:style-name="T1">3313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7.192cm" svg:y1="116.466cm" svg:x2="22.896cm" svg:y2="115.285cm" draw:start-shape="id348" draw:start-glue-point="0" draw:end-shape="id234" draw:end-glue-point="30" svg:d="M27192 116466l-4296-1181" svg:viewBox="0 0 4297 1182">
          <text:p text:style-name="P1"><text:span text:style-name="T2">04</text:span></text:p>
        </draw:connector>
        <draw:connector draw:style-name="gr3" draw:text-style-name="P3" draw:layer="layout" draw:type="line" svg:x1="27.192cm" svg:y1="116.466cm" svg:x2="32.713cm" svg:y2="115.285cm" draw:start-shape="id348" draw:start-glue-point="0" draw:end-shape="id234" draw:end-glue-point="47" svg:d="M27192 116466l5521-1181" svg:viewBox="0 0 5522 1182">
          <text:p text:style-name="P1"><text:span text:style-name="T2">12</text:span></text:p>
        </draw:connector>
        <draw:connector draw:style-name="gr3" draw:text-style-name="P3" draw:layer="layout" draw:type="line" svg:x1="61.22cm" svg:y1="67.125cm" svg:x2="61.187cm" svg:y2="65.31cm" draw:end-shape="id349" svg:d="M61220 67125l-33-1815" svg:viewBox="0 0 34 1816">
          <text:p text:style-name="P1"><text:span text:style-name="T2">idct04</text:span></text:p>
        </draw:connector>
        <draw:custom-shape draw:style-name="gr1" draw:text-style-name="P2" xml:id="id349" draw:id="id349" draw:layer="layout" svg:width="1cm" svg:height="0.9cm" svg:x="60.687cm" svg:y="64.41cm">
          <text:p text:style-name="P1"><text:span text:style-name="T1">BUF</text:span></text:p>
          <text:p text:style-name="P1"><text:span text:style-name="T1">4216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50" draw:id="id350" draw:layer="layout" svg:width="2.1cm" svg:height="0.9cm" svg:x="60.187cm" svg:y="62.61cm">
          <text:p text:style-name="P1"><text:span text:style-name="T1">DFF (clk51)</text:span></text:p>
          <text:p text:style-name="P1"><text:span text:style-name="T1">4217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1.187cm" svg:y1="64.41cm" svg:x2="61.237cm" svg:y2="63.51cm" draw:start-shape="id349" draw:start-glue-point="0" draw:end-shape="id350" draw:end-glue-point="2" svg:d="M61187 64410l50-900" svg:viewBox="0 0 51 901">
          <text:p/>
        </draw:connector>
        <draw:custom-shape draw:style-name="gr1" draw:text-style-name="P2" xml:id="id351" draw:id="id351" draw:layer="layout" svg:width="1cm" svg:height="0.9cm" svg:x="60.687cm" svg:y="60.725cm">
          <text:p text:style-name="P1"><text:span text:style-name="T1">BUF</text:span></text:p>
          <text:p text:style-name="P1"><text:span text:style-name="T1">4217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52" draw:id="id352" draw:layer="layout" svg:width="2.1cm" svg:height="0.9cm" svg:x="60.187cm" svg:y="58.925cm">
          <text:p text:style-name="P1"><text:span text:style-name="T1">DFF (clk53)</text:span></text:p>
          <text:p text:style-name="P1"><text:span text:style-name="T1">4317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1.187cm" svg:y1="60.725cm" svg:x2="61.237cm" svg:y2="59.825cm" draw:start-shape="id351" draw:start-glue-point="0" draw:end-shape="id352" draw:end-glue-point="2" svg:d="M61187 60725l50-900" svg:viewBox="0 0 51 901">
          <text:p/>
        </draw:connector>
        <draw:custom-shape draw:style-name="gr1" draw:text-style-name="P2" xml:id="id353" draw:id="id353" draw:layer="layout" svg:width="1cm" svg:height="0.9cm" svg:x="60.687cm" svg:y="57.125cm">
          <text:p text:style-name="P1"><text:span text:style-name="T1">BUF</text:span></text:p>
          <text:p text:style-name="P1"><text:span text:style-name="T1">4317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54" draw:id="id354" draw:layer="layout" svg:width="2.1cm" svg:height="0.9cm" svg:x="60.187cm" svg:y="55.325cm">
          <text:p text:style-name="P1"><text:span text:style-name="T1">DFF (clk55)</text:span></text:p>
          <text:p text:style-name="P1"><text:span text:style-name="T1">4117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1.187cm" svg:y1="57.125cm" svg:x2="61.237cm" svg:y2="56.225cm" draw:start-shape="id353" draw:start-glue-point="0" draw:end-shape="id354" draw:end-glue-point="2" svg:d="M61187 57125l50-900" svg:viewBox="0 0 51 901">
          <text:p/>
        </draw:connector>
        <draw:connector draw:style-name="gr4" draw:text-style-name="P1" draw:layer="layout" draw:type="line" svg:x1="61.237cm" svg:y1="62.61cm" svg:x2="61.187cm" svg:y2="61.625cm" draw:start-shape="id350" draw:start-glue-point="0" draw:end-shape="id351" draw:end-glue-point="2" svg:d="M61237 62610l-50-985" svg:viewBox="0 0 51 986">
          <text:p/>
        </draw:connector>
        <draw:connector draw:style-name="gr4" draw:text-style-name="P1" draw:layer="layout" draw:type="line" svg:x1="61.237cm" svg:y1="58.925cm" svg:x2="61.187cm" svg:y2="58.025cm" draw:start-shape="id352" draw:start-glue-point="0" draw:end-shape="id353" draw:end-glue-point="2" svg:d="M61237 58925l-50-900" svg:viewBox="0 0 51 901">
          <text:p/>
        </draw:connector>
        <draw:connector draw:style-name="gr3" draw:text-style-name="P3" draw:layer="layout" draw:type="line" svg:x1="63.42cm" svg:y1="67.125cm" svg:x2="63.387cm" svg:y2="65.31cm" draw:end-shape="id355" svg:d="M63420 67125l-33-1815" svg:viewBox="0 0 34 1816">
          <text:p text:style-name="P1"><text:span text:style-name="T2">idct04</text:span></text:p>
        </draw:connector>
        <draw:custom-shape draw:style-name="gr1" draw:text-style-name="P2" xml:id="id355" draw:id="id355" draw:layer="layout" svg:width="1cm" svg:height="0.9cm" svg:x="62.887cm" svg:y="64.41cm">
          <text:p text:style-name="P1"><text:span text:style-name="T1">BUF</text:span></text:p>
          <text:p text:style-name="P1"><text:span text:style-name="T1">4014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56" draw:id="id356" draw:layer="layout" svg:width="2.1cm" svg:height="0.9cm" svg:x="62.387cm" svg:y="62.61cm">
          <text:p text:style-name="P1"><text:span text:style-name="T1">DFF (clk52)</text:span></text:p>
          <text:p text:style-name="P1"><text:span text:style-name="T1">4014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3.387cm" svg:y1="64.41cm" svg:x2="63.437cm" svg:y2="63.51cm" draw:start-shape="id355" draw:start-glue-point="0" draw:end-shape="id356" draw:end-glue-point="2" svg:d="M63387 64410l50-900" svg:viewBox="0 0 51 901">
          <text:p/>
        </draw:connector>
        <draw:custom-shape draw:style-name="gr1" draw:text-style-name="P2" xml:id="id357" draw:id="id357" draw:layer="layout" svg:width="1cm" svg:height="0.9cm" svg:x="62.887cm" svg:y="60.725cm">
          <text:p text:style-name="P1"><text:span text:style-name="T1">BUF</text:span></text:p>
          <text:p text:style-name="P1"><text:span text:style-name="T1">4014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58" draw:id="id358" draw:layer="layout" svg:width="2.1cm" svg:height="0.9cm" svg:x="62.387cm" svg:y="58.925cm">
          <text:p text:style-name="P1"><text:span text:style-name="T1">DFF (clk54)</text:span></text:p>
          <text:p text:style-name="P1"><text:span text:style-name="T1">4014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3.387cm" svg:y1="60.725cm" svg:x2="63.437cm" svg:y2="59.825cm" draw:start-shape="id357" draw:start-glue-point="0" draw:end-shape="id358" draw:end-glue-point="2" svg:d="M63387 60725l50-900" svg:viewBox="0 0 51 901">
          <text:p/>
        </draw:connector>
        <draw:custom-shape draw:style-name="gr1" draw:text-style-name="P2" xml:id="id359" draw:id="id359" draw:layer="layout" svg:width="1cm" svg:height="0.9cm" svg:x="62.887cm" svg:y="57.125cm">
          <text:p text:style-name="P1"><text:span text:style-name="T1">BUF</text:span></text:p>
          <text:p text:style-name="P1"><text:span text:style-name="T1">4014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60" draw:id="id360" draw:layer="layout" svg:width="2.1cm" svg:height="0.9cm" svg:x="62.387cm" svg:y="55.325cm">
          <text:p text:style-name="P1"><text:span text:style-name="T1">DFF (clk56)</text:span></text:p>
          <text:p text:style-name="P1"><text:span text:style-name="T1">4015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3.387cm" svg:y1="57.125cm" svg:x2="63.437cm" svg:y2="56.225cm" draw:start-shape="id359" draw:start-glue-point="0" draw:end-shape="id360" draw:end-glue-point="2" svg:d="M63387 57125l50-900" svg:viewBox="0 0 51 901">
          <text:p/>
        </draw:connector>
        <draw:connector draw:style-name="gr4" draw:text-style-name="P1" draw:layer="layout" draw:type="line" svg:x1="63.437cm" svg:y1="62.61cm" svg:x2="63.387cm" svg:y2="61.625cm" draw:start-shape="id356" draw:start-glue-point="0" draw:end-shape="id357" draw:end-glue-point="2" svg:d="M63437 62610l-50-985" svg:viewBox="0 0 51 986">
          <text:p/>
        </draw:connector>
        <draw:connector draw:style-name="gr4" draw:text-style-name="P1" draw:layer="layout" draw:type="line" svg:x1="63.437cm" svg:y1="58.925cm" svg:x2="63.387cm" svg:y2="58.025cm" draw:start-shape="id358" draw:start-glue-point="0" draw:end-shape="id359" draw:end-glue-point="2" svg:d="M63437 58925l-50-900" svg:viewBox="0 0 51 901">
          <text:p/>
        </draw:connector>
        <draw:connector draw:style-name="gr3" draw:text-style-name="P3" draw:layer="layout" draw:type="line" svg:x1="65.62cm" svg:y1="67.125cm" svg:x2="65.587cm" svg:y2="65.31cm" draw:end-shape="id361" svg:d="M65620 67125l-33-1815" svg:viewBox="0 0 34 1816">
          <text:p text:style-name="P1"><text:span text:style-name="T2">idct05</text:span></text:p>
        </draw:connector>
        <draw:custom-shape draw:style-name="gr1" draw:text-style-name="P2" xml:id="id361" draw:id="id361" draw:layer="layout" svg:width="1cm" svg:height="0.9cm" svg:x="65.087cm" svg:y="64.41cm">
          <text:p text:style-name="P1"><text:span text:style-name="T1">BUF</text:span></text:p>
          <text:p text:style-name="P1"><text:span text:style-name="T1">4420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62" draw:id="id362" draw:layer="layout" svg:width="2.1cm" svg:height="0.9cm" svg:x="64.587cm" svg:y="62.625cm">
          <text:p text:style-name="P1"><text:span text:style-name="T1">DFF (clk51)</text:span></text:p>
          <text:p text:style-name="P1"><text:span text:style-name="T1">4420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5.587cm" svg:y1="64.41cm" svg:x2="65.637cm" svg:y2="63.525cm" draw:start-shape="id361" draw:start-glue-point="0" draw:end-shape="id362" draw:end-glue-point="2" svg:d="M65587 64410l50-885" svg:viewBox="0 0 51 886">
          <text:p/>
        </draw:connector>
        <draw:custom-shape draw:style-name="gr1" draw:text-style-name="P2" xml:id="id363" draw:id="id363" draw:layer="layout" svg:width="1cm" svg:height="0.9cm" svg:x="65.087cm" svg:y="60.725cm">
          <text:p text:style-name="P1"><text:span text:style-name="T1">BUF</text:span></text:p>
          <text:p text:style-name="P1"><text:span text:style-name="T1">4318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64" draw:id="id364" draw:layer="layout" svg:width="2.1cm" svg:height="0.9cm" svg:x="64.587cm" svg:y="58.925cm">
          <text:p text:style-name="P1"><text:span text:style-name="T1">DFF (clk53)</text:span></text:p>
          <text:p text:style-name="P1"><text:span text:style-name="T1">4318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5.587cm" svg:y1="60.725cm" svg:x2="65.637cm" svg:y2="59.825cm" draw:start-shape="id363" draw:start-glue-point="0" draw:end-shape="id364" draw:end-glue-point="2" svg:d="M65587 60725l50-900" svg:viewBox="0 0 51 901">
          <text:p/>
        </draw:connector>
        <draw:custom-shape draw:style-name="gr1" draw:text-style-name="P2" xml:id="id365" draw:id="id365" draw:layer="layout" svg:width="1cm" svg:height="0.9cm" svg:x="65.087cm" svg:y="57.125cm">
          <text:p text:style-name="P1"><text:span text:style-name="T1">BUF</text:span></text:p>
          <text:p text:style-name="P1"><text:span text:style-name="T1">4217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66" draw:id="id366" draw:layer="layout" svg:width="2.1cm" svg:height="0.9cm" svg:x="64.587cm" svg:y="55.325cm">
          <text:p text:style-name="P1"><text:span text:style-name="T1">DFF (clk55)</text:span></text:p>
          <text:p text:style-name="P1"><text:span text:style-name="T1">4118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5.587cm" svg:y1="57.125cm" svg:x2="65.637cm" svg:y2="56.225cm" draw:start-shape="id365" draw:start-glue-point="0" draw:end-shape="id366" draw:end-glue-point="2" svg:d="M65587 57125l50-900" svg:viewBox="0 0 51 901">
          <text:p/>
        </draw:connector>
        <draw:connector draw:style-name="gr4" draw:text-style-name="P1" draw:layer="layout" draw:type="line" svg:x1="65.637cm" svg:y1="62.625cm" svg:x2="65.587cm" svg:y2="61.625cm" draw:start-shape="id362" draw:start-glue-point="0" draw:end-shape="id363" draw:end-glue-point="2" svg:d="M65637 62625l-50-1000" svg:viewBox="0 0 51 1001">
          <text:p/>
        </draw:connector>
        <draw:connector draw:style-name="gr4" draw:text-style-name="P1" draw:layer="layout" draw:type="line" svg:x1="65.637cm" svg:y1="58.925cm" svg:x2="65.587cm" svg:y2="58.025cm" draw:start-shape="id364" draw:start-glue-point="0" draw:end-shape="id365" draw:end-glue-point="2" svg:d="M65637 58925l-50-900" svg:viewBox="0 0 51 901">
          <text:p/>
        </draw:connector>
        <draw:connector draw:style-name="gr3" draw:text-style-name="P3" draw:layer="layout" draw:type="line" svg:x1="67.82cm" svg:y1="67.125cm" svg:x2="67.787cm" svg:y2="65.31cm" draw:end-shape="id367" svg:d="M67820 67125l-33-1815" svg:viewBox="0 0 34 1816">
          <text:p text:style-name="P1"><text:span text:style-name="T2">idct05</text:span></text:p>
        </draw:connector>
        <draw:custom-shape draw:style-name="gr1" draw:text-style-name="P2" xml:id="id367" draw:id="id367" draw:layer="layout" svg:width="1cm" svg:height="0.9cm" svg:x="67.287cm" svg:y="64.41cm">
          <text:p text:style-name="P1"><text:span text:style-name="T1">BUF</text:span></text:p>
          <text:p text:style-name="P1"><text:span text:style-name="T1">46-890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68" draw:id="id368" draw:layer="layout" svg:width="2.1cm" svg:height="0.9cm" svg:x="66.787cm" svg:y="62.625cm">
          <text:p text:style-name="P1"><text:span text:style-name="T1">DFF (clk52)</text:span></text:p>
          <text:p text:style-name="P1"><text:span text:style-name="T1">47-891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7.787cm" svg:y1="64.41cm" svg:x2="67.837cm" svg:y2="63.525cm" draw:start-shape="id367" draw:start-glue-point="0" draw:end-shape="id368" draw:end-glue-point="2" svg:d="M67787 64410l50-885" svg:viewBox="0 0 51 886">
          <text:p/>
        </draw:connector>
        <draw:custom-shape draw:style-name="gr1" draw:text-style-name="P2" xml:id="id369" draw:id="id369" draw:layer="layout" svg:width="1cm" svg:height="0.9cm" svg:x="67.287cm" svg:y="60.725cm">
          <text:p text:style-name="P1"><text:span text:style-name="T1">BUF</text:span></text:p>
          <text:p text:style-name="P1"><text:span text:style-name="T1">47-892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70" draw:id="id370" draw:layer="layout" svg:width="2.1cm" svg:height="0.9cm" svg:x="66.787cm" svg:y="58.925cm">
          <text:p text:style-name="P1"><text:span text:style-name="T1">DFF (clk54)</text:span></text:p>
          <text:p text:style-name="P1"><text:span text:style-name="T1">46-893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7.787cm" svg:y1="60.725cm" svg:x2="67.837cm" svg:y2="59.825cm" draw:start-shape="id369" draw:start-glue-point="0" draw:end-shape="id370" draw:end-glue-point="2" svg:d="M67787 60725l50-900" svg:viewBox="0 0 51 901">
          <text:p/>
        </draw:connector>
        <draw:custom-shape draw:style-name="gr1" draw:text-style-name="P2" xml:id="id371" draw:id="id371" draw:layer="layout" svg:width="1cm" svg:height="0.9cm" svg:x="67.287cm" svg:y="57.125cm">
          <text:p text:style-name="P1"><text:span text:style-name="T1">BUF</text:span></text:p>
          <text:p text:style-name="P1"><text:span text:style-name="T1">4317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72" draw:id="id372" draw:layer="layout" svg:width="2.1cm" svg:height="0.9cm" svg:x="66.787cm" svg:y="55.325cm">
          <text:p text:style-name="P1"><text:span text:style-name="T1">DFF (clk56)</text:span></text:p>
          <text:p text:style-name="P1"><text:span text:style-name="T1">4217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7.787cm" svg:y1="57.125cm" svg:x2="67.837cm" svg:y2="56.225cm" draw:start-shape="id371" draw:start-glue-point="0" draw:end-shape="id372" draw:end-glue-point="2" svg:d="M67787 57125l50-900" svg:viewBox="0 0 51 901">
          <text:p/>
        </draw:connector>
        <draw:connector draw:style-name="gr4" draw:text-style-name="P1" draw:layer="layout" draw:type="line" svg:x1="67.837cm" svg:y1="62.625cm" svg:x2="67.787cm" svg:y2="61.625cm" draw:start-shape="id368" draw:start-glue-point="0" draw:end-shape="id369" draw:end-glue-point="2" svg:d="M67837 62625l-50-1000" svg:viewBox="0 0 51 1001">
          <text:p/>
        </draw:connector>
        <draw:connector draw:style-name="gr4" draw:text-style-name="P1" draw:layer="layout" draw:type="line" svg:x1="67.837cm" svg:y1="58.925cm" svg:x2="67.787cm" svg:y2="58.025cm" draw:start-shape="id370" draw:start-glue-point="0" draw:end-shape="id371" draw:end-glue-point="2" svg:d="M67837 58925l-50-900" svg:viewBox="0 0 51 901">
          <text:p/>
        </draw:connector>
        <draw:connector draw:style-name="gr3" draw:text-style-name="P3" draw:layer="layout" draw:type="line" svg:x1="28.325cm" svg:y1="119.181cm" svg:x2="28.292cm" svg:y2="117.366cm" draw:end-shape="id373" svg:d="M28325 119181l-33-1815" svg:viewBox="0 0 34 1816">
          <text:p text:style-name="P1"><text:span text:style-name="T2">idct05</text:span></text:p>
        </draw:connector>
        <draw:custom-shape draw:style-name="gr1" draw:text-style-name="P2" xml:id="id373" draw:id="id373" draw:layer="layout" svg:width="1cm" svg:height="0.9cm" svg:x="27.792cm" svg:y="116.466cm">
          <text:p text:style-name="P1"><text:span text:style-name="T1">BUF</text:span></text:p>
          <text:p text:style-name="P1"><text:span text:style-name="T1">4119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8.292cm" svg:y1="116.466cm" svg:x2="24.053cm" svg:y2="115.285cm" draw:start-shape="id373" draw:start-glue-point="0" draw:end-shape="id234" draw:end-glue-point="32" svg:d="M28292 116466l-4239-1181" svg:viewBox="0 0 4240 1182">
          <text:p text:style-name="P1"><text:span text:style-name="T2">05</text:span></text:p>
        </draw:connector>
        <draw:connector draw:style-name="gr3" draw:text-style-name="P3" draw:layer="layout" draw:type="line" svg:x1="28.292cm" svg:y1="116.466cm" svg:x2="33.922cm" svg:y2="115.285cm" draw:start-shape="id373" draw:start-glue-point="0" draw:end-shape="id234" draw:end-glue-point="52" svg:d="M28292 116466l5630-1181" svg:viewBox="0 0 5631 1182">
          <text:p text:style-name="P1"><text:span text:style-name="T2">13</text:span></text:p>
        </draw:connector>
        <draw:connector draw:style-name="gr3" draw:text-style-name="P3" draw:layer="layout" draw:type="line" svg:x1="72.22cm" svg:y1="67.14cm" svg:x2="72.187cm" svg:y2="65.325cm" draw:end-shape="id374" svg:d="M72220 67140l-33-1815" svg:viewBox="0 0 34 1816">
          <text:p text:style-name="P1"><text:span text:style-name="T2">idct06</text:span></text:p>
        </draw:connector>
        <draw:custom-shape draw:style-name="gr1" draw:text-style-name="P2" xml:id="id374" draw:id="id374" draw:layer="layout" svg:width="1cm" svg:height="0.9cm" svg:x="71.687cm" svg:y="64.425cm">
          <text:p text:style-name="P1"><text:span text:style-name="T1">BUF</text:span></text:p>
          <text:p text:style-name="P1"><text:span text:style-name="T1">3916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75" draw:id="id375" draw:layer="layout" svg:width="2.1cm" svg:height="0.9cm" svg:x="71.187cm" svg:y="62.64cm">
          <text:p text:style-name="P1"><text:span text:style-name="T1">DFF (clk52)</text:span></text:p>
          <text:p text:style-name="P1"><text:span text:style-name="T1">3916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2.187cm" svg:y1="64.425cm" svg:x2="72.237cm" svg:y2="63.54cm" draw:start-shape="id374" draw:start-glue-point="0" draw:end-shape="id375" draw:end-glue-point="2" svg:d="M72187 64425l50-885" svg:viewBox="0 0 51 886">
          <text:p/>
        </draw:connector>
        <draw:custom-shape draw:style-name="gr1" draw:text-style-name="P2" xml:id="id376" draw:id="id376" draw:layer="layout" svg:width="1cm" svg:height="0.9cm" svg:x="71.687cm" svg:y="60.74cm">
          <text:p text:style-name="P1"><text:span text:style-name="T1">BUF</text:span></text:p>
          <text:p text:style-name="P1"><text:span text:style-name="T1">3814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77" draw:id="id377" draw:layer="layout" svg:width="2.1cm" svg:height="0.9cm" svg:x="71.187cm" svg:y="58.94cm">
          <text:p text:style-name="P1"><text:span text:style-name="T1">DFF (clk54)</text:span></text:p>
          <text:p text:style-name="P1"><text:span text:style-name="T1">3814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2.187cm" svg:y1="60.74cm" svg:x2="72.237cm" svg:y2="59.84cm" draw:start-shape="id376" draw:start-glue-point="0" draw:end-shape="id377" draw:end-glue-point="2" svg:d="M72187 60740l50-900" svg:viewBox="0 0 51 901">
          <text:p/>
        </draw:connector>
        <draw:custom-shape draw:style-name="gr1" draw:text-style-name="P2" xml:id="id378" draw:id="id378" draw:layer="layout" svg:width="1cm" svg:height="0.9cm" svg:x="71.687cm" svg:y="57.14cm">
          <text:p text:style-name="P1"><text:span text:style-name="T1">BUF</text:span></text:p>
          <text:p text:style-name="P1"><text:span text:style-name="T1">3814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79" draw:id="id379" draw:layer="layout" svg:width="2.1cm" svg:height="0.9cm" svg:x="71.187cm" svg:y="55.34cm">
          <text:p text:style-name="P1"><text:span text:style-name="T1">DFF (clk56)</text:span></text:p>
          <text:p text:style-name="P1"><text:span text:style-name="T1">3713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2.187cm" svg:y1="57.14cm" svg:x2="72.237cm" svg:y2="56.24cm" draw:start-shape="id378" draw:start-glue-point="0" draw:end-shape="id379" draw:end-glue-point="2" svg:d="M72187 57140l50-900" svg:viewBox="0 0 51 901">
          <text:p/>
        </draw:connector>
        <draw:connector draw:style-name="gr4" draw:text-style-name="P1" draw:layer="layout" draw:type="line" svg:x1="72.237cm" svg:y1="62.64cm" svg:x2="72.187cm" svg:y2="61.64cm" draw:start-shape="id375" draw:start-glue-point="0" draw:end-shape="id376" draw:end-glue-point="2" svg:d="M72237 62640l-50-1000" svg:viewBox="0 0 51 1001">
          <text:p/>
        </draw:connector>
        <draw:connector draw:style-name="gr4" draw:text-style-name="P1" draw:layer="layout" draw:type="line" svg:x1="72.237cm" svg:y1="58.94cm" svg:x2="72.187cm" svg:y2="58.04cm" draw:start-shape="id377" draw:start-glue-point="0" draw:end-shape="id378" draw:end-glue-point="2" svg:d="M72237 58940l-50-900" svg:viewBox="0 0 51 901">
          <text:p/>
        </draw:connector>
        <draw:connector draw:style-name="gr3" draw:text-style-name="P3" draw:layer="layout" draw:type="line" svg:x1="70.02cm" svg:y1="67.14cm" svg:x2="69.987cm" svg:y2="65.325cm" draw:end-shape="id380" svg:d="M70020 67140l-33-1815" svg:viewBox="0 0 34 1816">
          <text:p text:style-name="P1"><text:span text:style-name="T2">idct06</text:span></text:p>
        </draw:connector>
        <draw:custom-shape draw:style-name="gr1" draw:text-style-name="P2" xml:id="id380" draw:id="id380" draw:layer="layout" svg:width="1cm" svg:height="0.9cm" svg:x="69.487cm" svg:y="64.425cm">
          <text:p text:style-name="P1"><text:span text:style-name="T1">BUF</text:span></text:p>
          <text:p text:style-name="P1"><text:span text:style-name="T1">4117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81" draw:id="id381" draw:layer="layout" svg:width="2.1cm" svg:height="0.9cm" svg:x="68.987cm" svg:y="62.64cm">
          <text:p text:style-name="P1"><text:span text:style-name="T1">DFF (clk51)</text:span></text:p>
          <text:p text:style-name="P1"><text:span text:style-name="T1">4317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9.987cm" svg:y1="64.425cm" svg:x2="70.037cm" svg:y2="63.54cm" draw:start-shape="id380" draw:start-glue-point="0" draw:end-shape="id381" draw:end-glue-point="2" svg:d="M69987 64425l50-885" svg:viewBox="0 0 51 886">
          <text:p/>
        </draw:connector>
        <draw:custom-shape draw:style-name="gr1" draw:text-style-name="P2" xml:id="id382" draw:id="id382" draw:layer="layout" svg:width="1cm" svg:height="0.9cm" svg:x="69.487cm" svg:y="60.74cm">
          <text:p text:style-name="P1"><text:span text:style-name="T1">BUF</text:span></text:p>
          <text:p text:style-name="P1"><text:span text:style-name="T1">4419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83" draw:id="id383" draw:layer="layout" svg:width="2.1cm" svg:height="0.9cm" svg:x="68.987cm" svg:y="58.94cm">
          <text:p text:style-name="P1"><text:span text:style-name="T1">DFF (clk53)</text:span></text:p>
          <text:p text:style-name="P1"><text:span text:style-name="T1">4419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9.987cm" svg:y1="60.74cm" svg:x2="70.037cm" svg:y2="59.84cm" draw:start-shape="id382" draw:start-glue-point="0" draw:end-shape="id383" draw:end-glue-point="2" svg:d="M69987 60740l50-900" svg:viewBox="0 0 51 901">
          <text:p/>
        </draw:connector>
        <draw:custom-shape draw:style-name="gr1" draw:text-style-name="P2" xml:id="id384" draw:id="id384" draw:layer="layout" svg:width="1cm" svg:height="0.9cm" svg:x="69.487cm" svg:y="57.14cm">
          <text:p text:style-name="P1"><text:span text:style-name="T1">BUF</text:span></text:p>
          <text:p text:style-name="P1"><text:span text:style-name="T1">4419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85" draw:id="id385" draw:layer="layout" svg:width="2.1cm" svg:height="0.9cm" svg:x="68.987cm" svg:y="55.34cm">
          <text:p text:style-name="P1"><text:span text:style-name="T1">DFF (clk55)</text:span></text:p>
          <text:p text:style-name="P1"><text:span text:style-name="T1">4217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9.987cm" svg:y1="57.14cm" svg:x2="70.037cm" svg:y2="56.24cm" draw:start-shape="id384" draw:start-glue-point="0" draw:end-shape="id385" draw:end-glue-point="2" svg:d="M69987 57140l50-900" svg:viewBox="0 0 51 901">
          <text:p/>
        </draw:connector>
        <draw:connector draw:style-name="gr4" draw:text-style-name="P1" draw:layer="layout" draw:type="line" svg:x1="70.037cm" svg:y1="62.64cm" svg:x2="69.987cm" svg:y2="61.64cm" draw:start-shape="id381" draw:start-glue-point="0" draw:end-shape="id382" draw:end-glue-point="2" svg:d="M70037 62640l-50-1000" svg:viewBox="0 0 51 1001">
          <text:p/>
        </draw:connector>
        <draw:connector draw:style-name="gr4" draw:text-style-name="P1" draw:layer="layout" draw:type="line" svg:x1="70.037cm" svg:y1="58.94cm" svg:x2="69.987cm" svg:y2="58.04cm" draw:start-shape="id383" draw:start-glue-point="0" draw:end-shape="id384" draw:end-glue-point="2" svg:d="M70037 58940l-50-900" svg:viewBox="0 0 51 901">
          <text:p/>
        </draw:connector>
        <draw:connector draw:style-name="gr3" draw:text-style-name="P3" draw:layer="layout" draw:type="line" svg:x1="29.425cm" svg:y1="119.181cm" svg:x2="29.392cm" svg:y2="117.366cm" draw:end-shape="id386" svg:d="M29425 119181l-33-1815" svg:viewBox="0 0 34 1816">
          <text:p text:style-name="P1"><text:span text:style-name="T2">idct06</text:span></text:p>
        </draw:connector>
        <draw:custom-shape draw:style-name="gr1" draw:text-style-name="P2" xml:id="id386" draw:id="id386" draw:layer="layout" svg:width="1cm" svg:height="0.9cm" svg:x="28.892cm" svg:y="116.466cm">
          <text:p text:style-name="P1"><text:span text:style-name="T1">BUF</text:span></text:p>
          <text:p text:style-name="P1"><text:span text:style-name="T1">3816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9.392cm" svg:y1="116.466cm" svg:x2="25.162cm" svg:y2="115.285cm" draw:start-shape="id386" draw:start-glue-point="0" draw:end-shape="id234" draw:end-glue-point="34" svg:d="M29392 116466l-4230-1181" svg:viewBox="0 0 4231 1182">
          <text:p text:style-name="P1"><text:span text:style-name="T2">06</text:span></text:p>
        </draw:connector>
        <draw:connector draw:style-name="gr3" draw:text-style-name="P3" draw:layer="layout" draw:type="line" svg:x1="29.392cm" svg:y1="116.466cm" svg:x2="35.029cm" svg:y2="115.285cm" draw:start-shape="id386" draw:start-glue-point="0" draw:end-shape="id234" draw:end-glue-point="54" svg:d="M29392 116466l5637-1181" svg:viewBox="0 0 5638 1182">
          <text:p text:style-name="P1"><text:span text:style-name="T2">14</text:span></text:p>
        </draw:connector>
        <draw:connector draw:style-name="gr3" draw:text-style-name="P3" draw:layer="layout" draw:type="line" svg:x1="74.42cm" svg:y1="67.14cm" svg:x2="74.387cm" svg:y2="65.325cm" draw:end-shape="id387" svg:d="M74420 67140l-33-1815" svg:viewBox="0 0 34 1816">
          <text:p text:style-name="P1"><text:span text:style-name="T2">idct07</text:span></text:p>
        </draw:connector>
        <draw:custom-shape draw:style-name="gr1" draw:text-style-name="P2" xml:id="id387" draw:id="id387" draw:layer="layout" svg:width="1cm" svg:height="0.9cm" svg:x="73.887cm" svg:y="64.425cm">
          <text:p text:style-name="P1"><text:span text:style-name="T1">BUF</text:span></text:p>
          <text:p text:style-name="P1"><text:span text:style-name="T1">4217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88" draw:id="id388" draw:layer="layout" svg:width="2.1cm" svg:height="0.9cm" svg:x="73.387cm" svg:y="62.64cm">
          <text:p text:style-name="P1"><text:span text:style-name="T1">DFF (clk51)</text:span></text:p>
          <text:p text:style-name="P1"><text:span text:style-name="T1">4317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4.387cm" svg:y1="64.425cm" svg:x2="74.437cm" svg:y2="63.54cm" draw:start-shape="id387" draw:start-glue-point="0" draw:end-shape="id388" draw:end-glue-point="2" svg:d="M74387 64425l50-885" svg:viewBox="0 0 51 886">
          <text:p/>
        </draw:connector>
        <draw:custom-shape draw:style-name="gr1" draw:text-style-name="P2" xml:id="id389" draw:id="id389" draw:layer="layout" svg:width="1cm" svg:height="0.9cm" svg:x="73.887cm" svg:y="60.74cm">
          <text:p text:style-name="P1"><text:span text:style-name="T1">BUF</text:span></text:p>
          <text:p text:style-name="P1"><text:span text:style-name="T1">4318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90" draw:id="id390" draw:layer="layout" svg:width="2.1cm" svg:height="0.9cm" svg:x="73.387cm" svg:y="58.94cm">
          <text:p text:style-name="P1"><text:span text:style-name="T1">DFF (clk53)</text:span></text:p>
          <text:p text:style-name="P1"><text:span text:style-name="T1">4318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4.387cm" svg:y1="60.74cm" svg:x2="74.437cm" svg:y2="59.84cm" draw:start-shape="id389" draw:start-glue-point="0" draw:end-shape="id390" draw:end-glue-point="2" svg:d="M74387 60740l50-900" svg:viewBox="0 0 51 901">
          <text:p/>
        </draw:connector>
        <draw:custom-shape draw:style-name="gr1" draw:text-style-name="P2" xml:id="id391" draw:id="id391" draw:layer="layout" svg:width="1cm" svg:height="0.9cm" svg:x="73.887cm" svg:y="57.14cm">
          <text:p text:style-name="P1"><text:span text:style-name="T1">BUF</text:span></text:p>
          <text:p text:style-name="P1"><text:span text:style-name="T1">4217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92" draw:id="id392" draw:layer="layout" svg:width="2.1cm" svg:height="0.9cm" svg:x="73.387cm" svg:y="55.34cm">
          <text:p text:style-name="P1"><text:span text:style-name="T1">DFF (clk55)</text:span></text:p>
          <text:p text:style-name="P1"><text:span text:style-name="T1">4118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4.387cm" svg:y1="57.14cm" svg:x2="74.437cm" svg:y2="56.24cm" draw:start-shape="id391" draw:start-glue-point="0" draw:end-shape="id392" draw:end-glue-point="2" svg:d="M74387 57140l50-900" svg:viewBox="0 0 51 901">
          <text:p/>
        </draw:connector>
        <draw:connector draw:style-name="gr4" draw:text-style-name="P1" draw:layer="layout" draw:type="line" svg:x1="74.437cm" svg:y1="62.64cm" svg:x2="74.387cm" svg:y2="61.64cm" draw:start-shape="id388" draw:start-glue-point="0" draw:end-shape="id389" draw:end-glue-point="2" svg:d="M74437 62640l-50-1000" svg:viewBox="0 0 51 1001">
          <text:p/>
        </draw:connector>
        <draw:connector draw:style-name="gr4" draw:text-style-name="P1" draw:layer="layout" draw:type="line" svg:x1="74.437cm" svg:y1="58.94cm" svg:x2="74.387cm" svg:y2="58.04cm" draw:start-shape="id390" draw:start-glue-point="0" draw:end-shape="id391" draw:end-glue-point="2" svg:d="M74437 58940l-50-900" svg:viewBox="0 0 51 901">
          <text:p/>
        </draw:connector>
        <draw:connector draw:style-name="gr3" draw:text-style-name="P3" draw:layer="layout" draw:type="line" svg:x1="76.62cm" svg:y1="67.14cm" svg:x2="76.587cm" svg:y2="65.325cm" draw:end-shape="id393" svg:d="M76620 67140l-33-1815" svg:viewBox="0 0 34 1816">
          <text:p text:style-name="P1"><text:span text:style-name="T2">idct07</text:span></text:p>
        </draw:connector>
        <draw:custom-shape draw:style-name="gr1" draw:text-style-name="P2" xml:id="id393" draw:id="id393" draw:layer="layout" svg:width="1cm" svg:height="0.9cm" svg:x="76.087cm" svg:y="64.425cm">
          <text:p text:style-name="P1"><text:span text:style-name="T1">BUF</text:span></text:p>
          <text:p text:style-name="P1"><text:span text:style-name="T1">4117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94" draw:id="id394" draw:layer="layout" svg:width="2.1cm" svg:height="0.9cm" svg:x="75.587cm" svg:y="62.64cm">
          <text:p text:style-name="P1"><text:span text:style-name="T1">DFF (clk52)</text:span></text:p>
          <text:p text:style-name="P1"><text:span text:style-name="T1">4117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6.587cm" svg:y1="64.425cm" svg:x2="76.637cm" svg:y2="63.54cm" draw:start-shape="id393" draw:start-glue-point="0" draw:end-shape="id394" draw:end-glue-point="2" svg:d="M76587 64425l50-885" svg:viewBox="0 0 51 886">
          <text:p/>
        </draw:connector>
        <draw:custom-shape draw:style-name="gr1" draw:text-style-name="P2" xml:id="id395" draw:id="id395" draw:layer="layout" svg:width="1cm" svg:height="0.9cm" svg:x="76.087cm" svg:y="60.74cm">
          <text:p text:style-name="P1"><text:span text:style-name="T1">BUF</text:span></text:p>
          <text:p text:style-name="P1"><text:span text:style-name="T1">4014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96" draw:id="id396" draw:layer="layout" svg:width="2.1cm" svg:height="0.9cm" svg:x="75.587cm" svg:y="58.94cm">
          <text:p text:style-name="P1"><text:span text:style-name="T1">DFF (clk54)</text:span></text:p>
          <text:p text:style-name="P1"><text:span text:style-name="T1">4015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6.587cm" svg:y1="60.74cm" svg:x2="76.637cm" svg:y2="59.84cm" draw:start-shape="id395" draw:start-glue-point="0" draw:end-shape="id396" draw:end-glue-point="2" svg:d="M76587 60740l50-900" svg:viewBox="0 0 51 901">
          <text:p/>
        </draw:connector>
        <draw:custom-shape draw:style-name="gr1" draw:text-style-name="P2" xml:id="id397" draw:id="id397" draw:layer="layout" svg:width="1cm" svg:height="0.9cm" svg:x="76.087cm" svg:y="57.14cm">
          <text:p text:style-name="P1"><text:span text:style-name="T1">BUF</text:span></text:p>
          <text:p text:style-name="P1"><text:span text:style-name="T1">3815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98" draw:id="id398" draw:layer="layout" svg:width="2.1cm" svg:height="0.9cm" svg:x="75.587cm" svg:y="55.34cm">
          <text:p text:style-name="P1"><text:span text:style-name="T1">DFF (clk56)</text:span></text:p>
          <text:p text:style-name="P1"><text:span text:style-name="T1">3714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6.587cm" svg:y1="57.14cm" svg:x2="76.637cm" svg:y2="56.24cm" draw:start-shape="id397" draw:start-glue-point="0" draw:end-shape="id398" draw:end-glue-point="2" svg:d="M76587 57140l50-900" svg:viewBox="0 0 51 901">
          <text:p/>
        </draw:connector>
        <draw:connector draw:style-name="gr4" draw:text-style-name="P1" draw:layer="layout" draw:type="line" svg:x1="76.637cm" svg:y1="62.64cm" svg:x2="76.587cm" svg:y2="61.64cm" draw:start-shape="id394" draw:start-glue-point="0" draw:end-shape="id395" draw:end-glue-point="2" svg:d="M76637 62640l-50-1000" svg:viewBox="0 0 51 1001">
          <text:p/>
        </draw:connector>
        <draw:connector draw:style-name="gr4" draw:text-style-name="P1" draw:layer="layout" draw:type="line" svg:x1="76.637cm" svg:y1="58.94cm" svg:x2="76.587cm" svg:y2="58.04cm" draw:start-shape="id396" draw:start-glue-point="0" draw:end-shape="id397" draw:end-glue-point="2" svg:d="M76637 58940l-50-900" svg:viewBox="0 0 51 901">
          <text:p/>
        </draw:connector>
        <draw:connector draw:style-name="gr3" draw:text-style-name="P3" draw:layer="layout" draw:type="line" svg:x1="30.525cm" svg:y1="119.166cm" svg:x2="30.492cm" svg:y2="117.351cm" draw:end-shape="id399" svg:d="M30525 119166l-33-1815" svg:viewBox="0 0 34 1816">
          <text:p text:style-name="P1"><text:span text:style-name="T2">idct07</text:span></text:p>
        </draw:connector>
        <draw:custom-shape draw:style-name="gr1" draw:text-style-name="P2" xml:id="id399" draw:id="id399" draw:layer="layout" svg:width="1cm" svg:height="0.9cm" svg:x="29.992cm" svg:y="116.451cm">
          <text:p text:style-name="P1"><text:span text:style-name="T1">BUF</text:span></text:p>
          <text:p text:style-name="P1"><text:span text:style-name="T1">3414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0.492cm" svg:y1="116.451cm" svg:x2="26.219cm" svg:y2="115.285cm" draw:start-shape="id399" draw:start-glue-point="0" draw:end-shape="id234" draw:end-glue-point="36" svg:d="M30492 116451l-4273-1166" svg:viewBox="0 0 4274 1167">
          <text:p text:style-name="P1"><text:span text:style-name="T2">07</text:span></text:p>
        </draw:connector>
        <draw:connector draw:style-name="gr3" draw:text-style-name="P3" draw:layer="layout" draw:type="line" svg:x1="30.492cm" svg:y1="116.451cm" svg:x2="36.086cm" svg:y2="115.285cm" draw:start-shape="id399" draw:start-glue-point="0" draw:end-shape="id234" draw:end-glue-point="56" svg:d="M30492 116451l5594-1166" svg:viewBox="0 0 5595 1167">
          <text:p text:style-name="P1"><text:span text:style-name="T2">15</text:span></text:p>
        </draw:connector>
        <draw:custom-shape draw:style-name="gr1" draw:text-style-name="P2" xml:id="id401" draw:id="id401" draw:layer="layout" svg:width="1cm" svg:height="0.9cm" svg:x="76.087cm" svg:y="52.34cm">
          <text:p text:style-name="P1"><text:span text:style-name="T1">4-MUX</text:span></text:p>
          <text:p text:style-name="P1"><text:span text:style-name="T1">371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0" draw:id="id400" draw:layer="layout" svg:width="1cm" svg:height="0.9cm" svg:x="73.987cm" svg:y="52.34cm">
          <text:p text:style-name="P1"><text:span text:style-name="T1">4-MUX</text:span></text:p>
          <text:p text:style-name="P1"><text:span text:style-name="T1">3714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6.637cm" svg:y1="55.34cm" svg:x2="74.487cm" svg:y2="53.24cm" draw:start-shape="id398" draw:start-glue-point="0" draw:end-shape="id400" draw:end-glue-point="2" svg:d="M76637 55340l-2150-2100" svg:viewBox="0 0 2151 2101">
          <text:p text:style-name="P1"><text:span text:style-name="T2">1</text:span></text:p>
        </draw:connector>
        <draw:connector draw:style-name="gr3" draw:text-style-name="P3" draw:layer="layout" draw:type="line" svg:x1="76.637cm" svg:y1="55.34cm" svg:x2="76.587cm" svg:y2="53.24cm" draw:start-shape="id398" draw:start-glue-point="0" draw:end-shape="id401" draw:end-glue-point="2" svg:d="M76637 55340l-50-2100" svg:viewBox="0 0 51 2101">
          <text:p text:style-name="P1"><text:span text:style-name="T2">1</text:span></text:p>
        </draw:connector>
        <draw:connector draw:style-name="gr3" draw:text-style-name="P3" draw:layer="layout" draw:type="line" svg:x1="74.437cm" svg:y1="55.34cm" svg:x2="74.487cm" svg:y2="53.24cm" draw:start-shape="id392" draw:start-glue-point="0" draw:end-shape="id400" draw:end-glue-point="2" svg:d="M74437 55340l50-2100" svg:viewBox="0 0 51 2101">
          <text:p text:style-name="P1"><text:span text:style-name="T2">0</text:span></text:p>
        </draw:connector>
        <draw:connector draw:style-name="gr3" draw:text-style-name="P3" draw:layer="layout" draw:type="line" svg:x1="74.437cm" svg:y1="55.34cm" svg:x2="76.587cm" svg:y2="53.24cm" draw:start-shape="id392" draw:start-glue-point="0" draw:end-shape="id401" draw:end-glue-point="2" svg:d="M74437 55340l2150-2100" svg:viewBox="0 0 2151 2101">
          <text:p text:style-name="P1"><text:span text:style-name="T2">0</text:span></text:p>
        </draw:connector>
        <draw:custom-shape draw:style-name="gr1" draw:text-style-name="P2" xml:id="id402" draw:id="id402" draw:layer="layout" svg:width="1cm" svg:height="0.9cm" svg:x="70.787cm" svg:y="52.34cm">
          <text:p text:style-name="P1"><text:span text:style-name="T1">4-MUX</text:span></text:p>
          <text:p text:style-name="P1"><text:span text:style-name="T1">3713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0.037cm" svg:y1="55.34cm" svg:x2="71.287cm" svg:y2="53.24cm" draw:start-shape="id385" draw:start-glue-point="0" draw:end-shape="id402" draw:end-glue-point="2" svg:d="M70037 55340l1250-2100" svg:viewBox="0 0 1251 2101">
          <text:p text:style-name="P1"><text:span text:style-name="T2">0</text:span></text:p>
        </draw:connector>
        <draw:connector draw:style-name="gr3" draw:text-style-name="P3" draw:layer="layout" draw:type="line" svg:x1="72.237cm" svg:y1="55.34cm" svg:x2="71.287cm" svg:y2="53.24cm" draw:start-shape="id379" draw:start-glue-point="0" draw:end-shape="id402" draw:end-glue-point="2" svg:d="M72237 55340l-950-2100" svg:viewBox="0 0 951 2101">
          <text:p text:style-name="P1"><text:span text:style-name="T2">1</text:span></text:p>
        </draw:connector>
        <draw:custom-shape draw:style-name="gr1" draw:text-style-name="P2" xml:id="id403" draw:id="id403" draw:layer="layout" svg:width="1cm" svg:height="0.9cm" svg:x="66.387cm" svg:y="52.34cm">
          <text:p text:style-name="P1"><text:span text:style-name="T1">4-MUX</text:span></text:p>
          <text:p text:style-name="P1"><text:span text:style-name="T1">4118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7.837cm" svg:y1="55.325cm" svg:x2="66.887cm" svg:y2="53.24cm" draw:start-shape="id372" draw:start-glue-point="0" draw:end-shape="id403" draw:end-glue-point="2" svg:d="M67837 55325l-950-2085" svg:viewBox="0 0 951 2086">
          <text:p text:style-name="P1"><text:span text:style-name="T2">1</text:span></text:p>
        </draw:connector>
        <draw:connector draw:style-name="gr3" draw:text-style-name="P3" draw:layer="layout" draw:type="line" svg:x1="65.637cm" svg:y1="55.325cm" svg:x2="66.887cm" svg:y2="53.24cm" draw:start-shape="id366" draw:start-glue-point="0" draw:end-shape="id403" draw:end-glue-point="2" svg:d="M65637 55325l1250-2085" svg:viewBox="0 0 1251 2086">
          <text:p text:style-name="P1"><text:span text:style-name="T2">0</text:span></text:p>
        </draw:connector>
        <draw:custom-shape draw:style-name="gr1" draw:text-style-name="P2" xml:id="id404" draw:id="id404" draw:layer="layout" svg:width="1cm" svg:height="0.9cm" svg:x="61.987cm" svg:y="52.34cm">
          <text:p text:style-name="P1"><text:span text:style-name="T1">4-MUX</text:span></text:p>
          <text:p text:style-name="P1"><text:span text:style-name="T1">3917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3.437cm" svg:y1="55.325cm" svg:x2="62.487cm" svg:y2="53.24cm" draw:start-shape="id360" draw:start-glue-point="0" draw:end-shape="id404" draw:end-glue-point="2" svg:d="M63437 55325l-950-2085" svg:viewBox="0 0 951 2086">
          <text:p text:style-name="P1"><text:span text:style-name="T2">1</text:span></text:p>
        </draw:connector>
        <draw:connector draw:style-name="gr3" draw:text-style-name="P3" draw:layer="layout" draw:type="line" svg:x1="61.237cm" svg:y1="55.325cm" svg:x2="62.487cm" svg:y2="53.24cm" draw:start-shape="id354" draw:start-glue-point="0" draw:end-shape="id404" draw:end-glue-point="2" svg:d="M61237 55325l1250-2085" svg:viewBox="0 0 1251 2086">
          <text:p text:style-name="P1"><text:span text:style-name="T2">0</text:span></text:p>
        </draw:connector>
        <draw:custom-shape draw:style-name="gr1" draw:text-style-name="P2" xml:id="id405" draw:id="id405" draw:layer="layout" svg:width="1cm" svg:height="0.9cm" svg:x="57.587cm" svg:y="52.34cm">
          <text:p text:style-name="P1"><text:span text:style-name="T1">4-MUX</text:span></text:p>
          <text:p text:style-name="P1"><text:span text:style-name="T1">4117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9.037cm" svg:y1="55.325cm" svg:x2="58.087cm" svg:y2="53.24cm" draw:start-shape="id346" draw:start-glue-point="0" draw:end-shape="id405" draw:end-glue-point="2" svg:d="M59037 55325l-950-2085" svg:viewBox="0 0 951 2086">
          <text:p text:style-name="P1"><text:span text:style-name="T2">1</text:span></text:p>
        </draw:connector>
        <draw:connector draw:style-name="gr3" draw:text-style-name="P3" draw:layer="layout" draw:type="line" svg:x1="56.837cm" svg:y1="55.325cm" svg:x2="58.087cm" svg:y2="53.24cm" draw:start-shape="id340" draw:start-glue-point="0" draw:end-shape="id405" draw:end-glue-point="2" svg:d="M56837 55325l1250-2085" svg:viewBox="0 0 1251 2086">
          <text:p text:style-name="P1"><text:span text:style-name="T2">0</text:span></text:p>
        </draw:connector>
        <draw:custom-shape draw:style-name="gr1" draw:text-style-name="P2" xml:id="id406" draw:id="id406" draw:layer="layout" svg:width="1cm" svg:height="0.9cm" svg:x="53.187cm" svg:y="52.34cm">
          <text:p text:style-name="P1"><text:span text:style-name="T1">4-MUX</text:span></text:p>
          <text:p text:style-name="P1"><text:span text:style-name="T1">3815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2.437cm" svg:y1="55.34cm" svg:x2="53.687cm" svg:y2="53.24cm" draw:start-shape="id249" draw:start-glue-point="0" draw:end-shape="id406" draw:end-glue-point="2" svg:d="M52437 55340l1250-2100" svg:viewBox="0 0 1251 2101">
          <text:p text:style-name="P1"><text:span text:style-name="T2">0</text:span></text:p>
        </draw:connector>
        <draw:connector draw:style-name="gr3" draw:text-style-name="P3" draw:layer="layout" draw:type="line" svg:x1="54.637cm" svg:y1="55.34cm" svg:x2="53.687cm" svg:y2="53.24cm" draw:start-shape="id242" draw:start-glue-point="0" draw:end-shape="id406" draw:end-glue-point="2" svg:d="M54637 55340l-950-2100" svg:viewBox="0 0 951 2101">
          <text:p text:style-name="P1"><text:span text:style-name="T2">1</text:span></text:p>
        </draw:connector>
        <draw:custom-shape draw:style-name="gr1" draw:text-style-name="P2" xml:id="id407" draw:id="id407" draw:layer="layout" svg:width="1cm" svg:height="0.9cm" svg:x="48.687cm" svg:y="52.34cm">
          <text:p text:style-name="P1"><text:span text:style-name="T1">4-MUX</text:span></text:p>
          <text:p text:style-name="P1"><text:span text:style-name="T1">4318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8.037cm" svg:y1="55.34cm" svg:x2="49.187cm" svg:y2="53.24cm" draw:start-shape="id233" draw:start-glue-point="0" draw:end-shape="id407" draw:end-glue-point="2" svg:d="M48037 55340l1150-2100" svg:viewBox="0 0 1151 2101">
          <text:p text:style-name="P1"><text:span text:style-name="T2">0</text:span></text:p>
        </draw:connector>
        <draw:connector draw:style-name="gr3" draw:text-style-name="P3" draw:layer="layout" draw:type="line" svg:x1="50.237cm" svg:y1="55.34cm" svg:x2="49.187cm" svg:y2="53.24cm" draw:start-shape="id227" draw:start-glue-point="0" draw:end-shape="id407" draw:end-glue-point="2" svg:d="M50237 55340l-1050-2100" svg:viewBox="0 0 1051 2101">
          <text:p text:style-name="P1"><text:span text:style-name="T2">1</text:span></text:p>
        </draw:connector>
        <draw:custom-shape draw:style-name="gr1" draw:text-style-name="P2" xml:id="id408" draw:id="id408" draw:layer="layout" svg:width="1cm" svg:height="0.9cm" svg:x="44.287cm" svg:y="52.34cm">
          <text:p text:style-name="P1"><text:span text:style-name="T1">4-MUX</text:span></text:p>
          <text:p text:style-name="P1"><text:span text:style-name="T1">4218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3.637cm" svg:y1="55.34cm" svg:x2="44.787cm" svg:y2="53.24cm" draw:start-shape="id217" draw:start-glue-point="0" draw:end-shape="id408" draw:end-glue-point="2" svg:d="M43637 55340l1150-2100" svg:viewBox="0 0 1151 2101">
          <text:p text:style-name="P1"><text:span text:style-name="T2">0</text:span></text:p>
        </draw:connector>
        <draw:connector draw:style-name="gr3" draw:text-style-name="P3" draw:layer="layout" draw:type="line" svg:x1="45.837cm" svg:y1="55.34cm" svg:x2="44.787cm" svg:y2="53.24cm" draw:start-shape="id221" draw:start-glue-point="0" draw:end-shape="id408" draw:end-glue-point="2" svg:d="M45837 55340l-1050-2100" svg:viewBox="0 0 1051 2101">
          <text:p text:style-name="P1"><text:span text:style-name="T2">1</text:span></text:p>
        </draw:connector>
        <draw:connector draw:style-name="gr3" draw:text-style-name="P3" draw:layer="layout" draw:type="line" svg:x1="7.2cm" svg:y1="68.023cm" svg:x2="7.2cm" svg:y2="66.469cm" draw:start-shape="id86" draw:start-glue-point="0" svg:d="M7200 68023v-1554" svg:viewBox="0 0 1 1555">
          <text:p text:style-name="P1"><text:span text:style-name="T2">00</text:span></text:p>
        </draw:connector>
        <draw:connector draw:style-name="gr3" draw:text-style-name="P3" draw:layer="layout" draw:type="line" svg:x1="9.4cm" svg:y1="68.023cm" svg:x2="9.4cm" svg:y2="66.47cm" draw:start-shape="id124" draw:start-glue-point="0" svg:d="M9400 68023v-1553" svg:viewBox="0 0 1 1554">
          <text:p text:style-name="P1"><text:span text:style-name="T2">01</text:span></text:p>
        </draw:connector>
        <draw:connector draw:style-name="gr3" draw:text-style-name="P3" draw:layer="layout" draw:type="line" svg:x1="11.6cm" svg:y1="68.023cm" svg:x2="11.6cm" svg:y2="66.471cm" draw:start-shape="id120" draw:start-glue-point="0" svg:d="M11600 68023v-1552" svg:viewBox="0 0 1 1553">
          <text:p text:style-name="P1"><text:span text:style-name="T2">02</text:span></text:p>
        </draw:connector>
        <draw:connector draw:style-name="gr3" draw:text-style-name="P3" draw:layer="layout" draw:type="line" svg:x1="13.777cm" svg:y1="68.023cm" svg:x2="13.8cm" svg:y2="66.472cm" draw:start-shape="id123" draw:start-glue-point="0" svg:d="M13777 68023l23-1551" svg:viewBox="0 0 24 1552">
          <text:p text:style-name="P1"><text:span text:style-name="T2">03</text:span></text:p>
        </draw:connector>
        <draw:connector draw:style-name="gr3" draw:text-style-name="P3" draw:layer="layout" draw:type="line" svg:x1="16cm" svg:y1="68.023cm" svg:x2="16.006cm" svg:y2="66.473cm" draw:start-shape="id118" draw:start-glue-point="0" svg:d="M16000 68023l6-1550" svg:viewBox="0 0 7 1551">
          <text:p text:style-name="P1"><text:span text:style-name="T2">04</text:span></text:p>
        </draw:connector>
        <draw:connector draw:style-name="gr3" draw:text-style-name="P3" draw:layer="layout" draw:type="line" svg:x1="18.2cm" svg:y1="68.023cm" svg:x2="18.208cm" svg:y2="66.474cm" draw:start-shape="id126" draw:start-glue-point="0" svg:d="M18200 68023l8-1549" svg:viewBox="0 0 9 1550">
          <text:p text:style-name="P1"><text:span text:style-name="T2">05</text:span></text:p>
        </draw:connector>
        <draw:connector draw:style-name="gr3" draw:text-style-name="P3" draw:layer="layout" draw:type="line" svg:x1="20.4cm" svg:y1="68.023cm" svg:x2="20.41cm" svg:y2="66.475cm" draw:start-shape="id129" draw:start-glue-point="0" svg:d="M20400 68023l10-1548" svg:viewBox="0 0 11 1549">
          <text:p text:style-name="P1"><text:span text:style-name="T2">06</text:span></text:p>
        </draw:connector>
        <draw:connector draw:style-name="gr3" draw:text-style-name="P3" draw:layer="layout" draw:type="line" svg:x1="22.6cm" svg:y1="68.023cm" svg:x2="22.613cm" svg:y2="66.476cm" draw:start-shape="id130" draw:start-glue-point="0" svg:d="M22600 68023l13-1547" svg:viewBox="0 0 14 1548">
          <text:p text:style-name="P1"><text:span text:style-name="T2">07</text:span></text:p>
        </draw:connector>
        <draw:connector draw:style-name="gr3" draw:text-style-name="P3" draw:layer="layout" draw:type="line" svg:x1="24.8cm" svg:y1="68.023cm" svg:x2="24.817cm" svg:y2="66.477cm" draw:start-shape="id135" draw:start-glue-point="0" svg:d="M24800 68023l17-1546" svg:viewBox="0 0 18 1547">
          <text:p text:style-name="P1"><text:span text:style-name="T2">08</text:span></text:p>
        </draw:connector>
        <draw:connector draw:style-name="gr3" draw:text-style-name="P3" draw:layer="layout" draw:type="line" svg:x1="27cm" svg:y1="68.023cm" svg:x2="27.022cm" svg:y2="66.478cm" draw:start-shape="id136" draw:start-glue-point="0" svg:d="M27000 68023l22-1545" svg:viewBox="0 0 23 1546">
          <text:p text:style-name="P1"><text:span text:style-name="T2">09</text:span></text:p>
        </draw:connector>
        <draw:connector draw:style-name="gr3" draw:text-style-name="P3" draw:layer="layout" draw:type="line" svg:x1="29.2cm" svg:y1="68.023cm" svg:x2="29.227cm" svg:y2="66.479cm" draw:start-shape="id137" draw:start-glue-point="0" svg:d="M29200 68023l27-1544" svg:viewBox="0 0 28 1545">
          <text:p text:style-name="P1"><text:span text:style-name="T2">10</text:span></text:p>
        </draw:connector>
        <draw:connector draw:style-name="gr3" draw:text-style-name="P3" draw:layer="layout" draw:type="line" svg:x1="31.4cm" svg:y1="68.023cm" svg:x2="31.434cm" svg:y2="66.48cm" draw:start-shape="id68" draw:start-glue-point="0" svg:d="M31400 68023l34-1543" svg:viewBox="0 0 35 1544">
          <text:p text:style-name="P1"><text:span text:style-name="T2">11</text:span></text:p>
        </draw:connector>
        <draw:custom-shape draw:style-name="gr1" draw:text-style-name="P2" xml:id="id418" draw:id="id418" draw:layer="layout" svg:width="1cm" svg:height="0.9cm" svg:x="22.295cm" svg:y="43.309cm">
          <text:p text:style-name="P1"><text:span text:style-name="T1">NAND</text:span></text:p>
          <text:p text:style-name="P1"><text:span text:style-name="T1">3816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43" draw:id="id443" draw:layer="layout" svg:width="1cm" svg:height="0.9cm" svg:x="13.847cm" svg:y="43.311cm">
          <text:p text:style-name="P1"><text:span text:style-name="T1">IMUX</text:span></text:p>
          <text:p text:style-name="P1"><text:span text:style-name="T1">4118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9" draw:id="id439" draw:layer="layout" svg:width="1cm" svg:height="0.9cm" svg:x="24.895cm" svg:y="40.309cm">
          <text:p text:style-name="P1"><text:span text:style-name="T1">22-AAOI</text:span></text:p>
          <text:p text:style-name="P1"><text:span text:style-name="T1">3816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6" draw:id="id436" draw:layer="layout" svg:width="1cm" svg:height="0.9cm" svg:x="24.143cm" svg:y="30.709cm">
          <text:p text:style-name="P1"><text:span text:style-name="T1">XNOR</text:span></text:p>
          <text:p text:style-name="P1"><text:span text:style-name="T1">4015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41" draw:id="id441" draw:layer="layout" svg:width="1cm" svg:height="0.9cm" svg:x="21.92cm" svg:y="30.709cm">
          <text:p text:style-name="P1"><text:span text:style-name="T1">IMUX</text:span></text:p>
          <text:p text:style-name="P1"><text:span text:style-name="T1">3815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42" draw:id="id442" draw:layer="layout" svg:width="1cm" svg:height="0.9cm" svg:x="17.543cm" svg:y="30.709cm">
          <text:p text:style-name="P1"><text:span text:style-name="T1">XNOR</text:span></text:p>
          <text:p text:style-name="P1"><text:span text:style-name="T1">381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45" draw:id="id445" draw:layer="layout" svg:width="1cm" svg:height="0.9cm" svg:x="17.735cm" svg:y="36.807cm">
          <text:p text:style-name="P1"><text:span text:style-name="T1">12-OAI</text:span></text:p>
          <text:p text:style-name="P1"><text:span text:style-name="T1">3616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14" draw:id="id414" draw:layer="layout" svg:width="1cm" svg:height="0.9cm" svg:x="25.83cm" svg:y="43.244cm">
          <text:p text:style-name="P1"><text:span text:style-name="T3">NAND|NOR</text:span></text:p>
          <text:p text:style-name="P1"><text:span text:style-name="T1">3816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13" draw:id="id413" draw:layer="layout" svg:width="1cm" svg:height="0.9cm" svg:x="23.918cm" svg:y="43.272cm">
          <text:p text:style-name="P1"><text:span text:style-name="T1">22-OAI</text:span></text:p>
          <text:p text:style-name="P1"><text:span text:style-name="T1">3816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9" draw:id="id409" draw:layer="layout" svg:width="1cm" svg:height="0.9cm" svg:x="15.797cm" svg:y="32.243cm">
          <text:p text:style-name="P1"><text:span text:style-name="T1">XOR</text:span></text:p>
          <text:p text:style-name="P1"><text:span text:style-name="T1">4118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10" draw:id="id410" draw:layer="layout" svg:width="1cm" svg:height="0.9cm" svg:x="14.947cm" svg:y="45.711cm">
          <text:p text:style-name="P1"><text:span text:style-name="T1">AND</text:span></text:p>
          <text:p text:style-name="P1"><text:span text:style-name="T1">41189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5.969cm" svg:y1="34.513cm" svg:x2="16.297cm" svg:y2="33.143cm" draw:end-shape="id409" draw:end-glue-point="2" svg:d="M15969 34513l328-1370" svg:viewBox="0 0 329 1371">
          <text:p text:style-name="P1"><text:span text:style-name="T2">3_00</text:span></text:p>
        </draw:connector>
        <draw:connector draw:style-name="gr6" draw:text-style-name="P3" draw:layer="layout" draw:type="line" svg:x1="15.132cm" svg:y1="48.153cm" svg:x2="15.447cm" svg:y2="46.611cm" draw:end-shape="id410" draw:end-glue-point="2" svg:d="M15132 48153l315-1542" svg:viewBox="0 0 316 1543">
          <text:p text:style-name="P1"><text:span text:style-name="T2">3_00</text:span></text:p>
        </draw:connector>
        <draw:connector draw:style-name="gr6" draw:text-style-name="P3" draw:layer="layout" draw:type="line" svg:x1="16.843cm" svg:y1="35.009cm" svg:x2="16.297cm" svg:y2="33.143cm" draw:end-shape="id409" draw:end-glue-point="2" svg:d="M16843 35009l-546-1866" svg:viewBox="0 0 547 1867">
          <text:p text:style-name="P1"><text:span text:style-name="T2">4_01</text:span></text:p>
        </draw:connector>
        <draw:connector draw:style-name="gr6" draw:text-style-name="P3" draw:layer="layout" draw:type="line" svg:x1="16.054cm" svg:y1="48.697cm" svg:x2="15.447cm" svg:y2="46.611cm" draw:end-shape="id410" draw:end-glue-point="2" svg:d="M16054 48697l-607-2086" svg:viewBox="0 0 608 2087">
          <text:p text:style-name="P1"><text:span text:style-name="T2">4_01</text:span></text:p>
        </draw:connector>
        <draw:connector draw:style-name="gr6" draw:text-style-name="P3" draw:layer="layout" draw:type="line" svg:x1="13.62cm" svg:y1="48.886cm" svg:x2="13.247cm" svg:y2="46.611cm" draw:end-shape="id411" draw:end-glue-point="2" svg:d="M13620 48886l-373-2275" svg:viewBox="0 0 374 2276">
          <text:p text:style-name="P1"><text:span text:style-name="T2">4_01</text:span></text:p>
        </draw:connector>
        <draw:custom-shape draw:style-name="gr1" draw:text-style-name="P2" xml:id="id411" draw:id="id411" draw:layer="layout" svg:width="1cm" svg:height="0.9cm" svg:x="12.747cm" svg:y="45.711cm">
          <text:p text:style-name="P1"><text:span text:style-name="T1">OR</text:span></text:p>
          <text:p text:style-name="P1"><text:span text:style-name="T1">41187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2.723cm" svg:y1="48.2cm" svg:x2="13.247cm" svg:y2="46.611cm" draw:end-shape="id411" draw:end-glue-point="2" svg:d="M12723 48200l524-1589" svg:viewBox="0 0 525 1590">
          <text:p text:style-name="P1"><text:span text:style-name="T2">3_00</text:span></text:p>
        </draw:connector>
        <draw:custom-shape draw:style-name="gr1" draw:text-style-name="P2" xml:id="id412" draw:id="id412" draw:layer="layout" svg:width="1cm" svg:height="0.9cm" svg:x="15.343cm" svg:y="30.709cm">
          <text:p text:style-name="P1"><text:span text:style-name="T1">XNOR</text:span></text:p>
          <text:p text:style-name="P1"><text:span text:style-name="T1">41186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4.706cm" svg:y1="32.959cm" svg:x2="15.843cm" svg:y2="31.609cm" draw:end-shape="id412" draw:end-glue-point="2" svg:d="M14706 32959l1137-1350" svg:viewBox="0 0 1138 1351">
          <text:p text:style-name="P1"><text:span text:style-name="T2">/carry0</text:span></text:p>
        </draw:connector>
        <draw:connector draw:style-name="gr6" draw:text-style-name="P3" draw:layer="layout" draw:type="line" svg:x1="23.443cm" svg:y1="46.286cm" svg:x2="24.418cm" svg:y2="44.172cm" draw:end-shape="id413" draw:end-glue-point="2" svg:d="M23443 46286l975-2114" svg:viewBox="0 0 976 2115">
          <text:p text:style-name="P1"><text:span text:style-name="T2">3_01/b</text:span></text:p>
        </draw:connector>
        <draw:connector draw:style-name="gr6" draw:text-style-name="P3" draw:layer="layout" draw:type="line" svg:x1="25.495cm" svg:y1="46.209cm" svg:x2="26.33cm" svg:y2="44.144cm" draw:end-shape="id414" draw:end-glue-point="2" svg:d="M25495 46209l835-2065" svg:viewBox="0 0 836 2066">
          <text:p text:style-name="P1"><text:span text:style-name="T2">3_01/b</text:span></text:p>
        </draw:connector>
        <draw:custom-shape draw:style-name="gr1" draw:text-style-name="P2" xml:id="id415" draw:id="id415" draw:layer="layout" svg:width="1cm" svg:height="0.9cm" svg:x="17.943cm" svg:y="32.209cm">
          <text:p text:style-name="P1"><text:span text:style-name="T1">XOR</text:span></text:p>
          <text:p text:style-name="P1"><text:span text:style-name="T1">38164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7.924cm" svg:y1="34.423cm" svg:x2="18.443cm" svg:y2="33.109cm" draw:end-shape="id415" draw:end-glue-point="2" svg:d="M17924 34423l519-1314" svg:viewBox="0 0 520 1315">
          <text:p text:style-name="P1"><text:span text:style-name="T2">3_01</text:span></text:p>
        </draw:connector>
        <draw:custom-shape draw:style-name="gr1" draw:text-style-name="P2" xml:id="id416" draw:id="id416" draw:layer="layout" svg:width="1cm" svg:height="0.9cm" svg:x="16.844cm" svg:y="45.707cm">
          <text:p text:style-name="P1"><text:span text:style-name="T1">NAND</text:span></text:p>
          <text:p text:style-name="P1"><text:span text:style-name="T1">37146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6.754cm" svg:y1="47.973cm" svg:x2="17.344cm" svg:y2="46.607cm" draw:end-shape="id416" draw:end-glue-point="2" svg:d="M16754 47973l590-1366" svg:viewBox="0 0 591 1367">
          <text:p text:style-name="P1"><text:span text:style-name="T2">3_01</text:span></text:p>
        </draw:connector>
        <draw:custom-shape draw:style-name="gr1" draw:text-style-name="P2" xml:id="id417" draw:id="id417" draw:layer="layout" svg:width="1cm" svg:height="0.9cm" svg:x="18.744cm" svg:y="45.707cm">
          <text:p text:style-name="P1"><text:span text:style-name="T1">NOR</text:span></text:p>
          <text:p text:style-name="P1"><text:span text:style-name="T1">371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18.768cm" svg:y1="48.272cm" svg:x2="19.244cm" svg:y2="46.607cm" draw:end-shape="id417" draw:end-glue-point="2" svg:d="M18768 48272l476-1665" svg:viewBox="0 0 477 1666">
          <text:p text:style-name="P1"><text:span text:style-name="T2">3_01</text:span></text:p>
        </draw:connector>
        <draw:connector draw:style-name="gr6" draw:text-style-name="P3" draw:layer="layout" draw:type="line" svg:x1="18.822cm" svg:y1="34.919cm" svg:x2="18.443cm" svg:y2="33.109cm" draw:end-shape="id415" draw:end-glue-point="2" svg:d="M18822 34919l-379-1810" svg:viewBox="0 0 380 1811">
          <text:p text:style-name="P1"><text:span text:style-name="T2">4_02</text:span></text:p>
        </draw:connector>
        <draw:connector draw:style-name="gr6" draw:text-style-name="P3" draw:layer="layout" draw:type="line" svg:x1="17.581cm" svg:y1="48.635cm" svg:x2="17.344cm" svg:y2="46.607cm" draw:end-shape="id416" draw:end-glue-point="2" svg:d="M17581 48635l-237-2028" svg:viewBox="0 0 238 2029">
          <text:p text:style-name="P1"><text:span text:style-name="T2">4_02</text:span></text:p>
        </draw:connector>
        <draw:connector draw:style-name="gr6" draw:text-style-name="P3" draw:layer="layout" draw:type="line" svg:x1="19.5cm" svg:y1="48.886cm" svg:x2="19.244cm" svg:y2="46.607cm" draw:end-shape="id417" draw:end-glue-point="2" svg:d="M19500 48886l-256-2279" svg:viewBox="0 0 257 2280">
          <text:p text:style-name="P1"><text:span text:style-name="T2">4_02</text:span></text:p>
        </draw:connector>
        <draw:connector draw:style-name="gr6" draw:text-style-name="P3" draw:layer="layout" draw:type="line" svg:x1="25.495cm" svg:y1="45.335cm" svg:x2="26.33cm" svg:y2="44.144cm" draw:end-shape="id414" draw:end-glue-point="2" svg:d="M25495 45335l835-1191" svg:viewBox="0 0 836 1192">
          <text:p text:style-name="P1"><text:span text:style-name="T2">4_02/a</text:span></text:p>
        </draw:connector>
        <draw:connector draw:style-name="gr6" draw:text-style-name="P3" draw:layer="layout" draw:type="line" svg:x1="23.395cm" svg:y1="45.364cm" svg:x2="24.418cm" svg:y2="44.172cm" draw:end-shape="id413" draw:end-glue-point="2" svg:d="M23395 45364l1023-1192" svg:viewBox="0 0 1024 1193">
          <text:p text:style-name="P1"><text:span text:style-name="T2">4_02/a</text:span></text:p>
        </draw:connector>
        <draw:connector draw:style-name="gr6" draw:text-style-name="P3" draw:layer="layout" draw:type="line" svg:x1="25.143cm" svg:y1="45.364cm" svg:x2="24.418cm" svg:y2="44.172cm" draw:end-shape="id413" draw:end-glue-point="2" svg:d="M25143 45364l-725-1192" svg:viewBox="0 0 726 1193">
          <text:p text:style-name="P1"><text:span text:style-name="T2">3_02/c</text:span></text:p>
        </draw:connector>
        <draw:connector draw:style-name="gr6" draw:text-style-name="P3" draw:layer="layout" draw:type="line" svg:x1="27.22cm" svg:y1="46.186cm" svg:x2="26.33cm" svg:y2="44.144cm" draw:end-shape="id414" draw:end-glue-point="2" svg:d="M27220 46186l-890-2042" svg:viewBox="0 0 891 2043">
          <text:p text:style-name="P1"><text:span text:style-name="T2">3_02/d</text:span></text:p>
        </draw:connector>
        <draw:connector draw:style-name="gr6" draw:text-style-name="P3" draw:layer="layout" draw:type="line" svg:x1="22.303cm" svg:y1="45.604cm" svg:x2="22.795cm" svg:y2="44.209cm" draw:end-shape="id418" draw:end-glue-point="2" svg:d="M22303 45604l492-1395" svg:viewBox="0 0 493 1396">
          <text:p text:style-name="P1"><text:span text:style-name="T2">3_02</text:span></text:p>
        </draw:connector>
        <draw:custom-shape draw:style-name="gr7" draw:text-style-name="P2" xml:id="id419" draw:id="id419" draw:layer="layout" svg:width="1cm" svg:height="0.9cm" svg:x="20.243cm" svg:y="35.447cm">
          <text:p text:style-name="P1"><text:span text:style-name="T1">OR</text:span></text:p>
          <text:p text:style-name="P1"><text:span text:style-name="T1">39175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20.285cm" svg:y1="37.766cm" svg:x2="20.743cm" svg:y2="36.347cm" draw:end-shape="id419" draw:end-glue-point="2" svg:d="M20285 37766l458-1419" svg:viewBox="0 0 459 1420">
          <text:p text:style-name="P1"><text:span text:style-name="T2">3_02</text:span></text:p>
        </draw:connector>
        <draw:connector draw:style-name="gr6" draw:text-style-name="P3" draw:layer="layout" draw:type="line" svg:x1="21.182cm" svg:y1="38.309cm" svg:x2="20.743cm" svg:y2="36.347cm" draw:end-shape="id419" draw:end-glue-point="2" svg:d="M21182 38309l-439-1962" svg:viewBox="0 0 440 1963">
          <text:p text:style-name="P1"><text:span text:style-name="T2">4_03</text:span></text:p>
        </draw:connector>
        <draw:connector draw:style-name="gr6" draw:text-style-name="P3" draw:layer="layout" draw:type="line" svg:x1="23.035cm" svg:y1="46.147cm" svg:x2="22.795cm" svg:y2="44.209cm" draw:end-shape="id418" draw:end-glue-point="2" svg:d="M23035 46147l-240-1938" svg:viewBox="0 0 241 1939">
          <text:p text:style-name="P1"><text:span text:style-name="T2">4_03</text:span></text:p>
        </draw:connector>
        <draw:connector draw:style-name="gr6" draw:text-style-name="P3" draw:layer="layout" draw:type="line" svg:x1="25.167cm" svg:y1="46.309cm" svg:x2="24.418cm" svg:y2="44.172cm" draw:end-shape="id413" draw:end-glue-point="2" svg:d="M25167 46309l-749-2137" svg:viewBox="0 0 750 2138">
          <text:p text:style-name="P1"><text:span text:style-name="T2">4_03/d</text:span></text:p>
        </draw:connector>
        <draw:connector draw:style-name="gr6" draw:text-style-name="P3" draw:layer="layout" draw:type="line" svg:x1="27.243cm" svg:y1="45.383cm" svg:x2="26.33cm" svg:y2="44.144cm" draw:end-shape="id414" draw:end-glue-point="2" svg:d="M27243 45383l-913-1239" svg:viewBox="0 0 914 1240">
          <text:p text:style-name="P1"><text:span text:style-name="T2">4_03/c</text:span></text:p>
        </draw:connector>
        <draw:custom-shape draw:style-name="gr1" draw:text-style-name="P2" xml:id="id420" draw:id="id420" draw:layer="layout" svg:width="1cm" svg:height="0.9cm" svg:x="20.243cm" svg:y="32.209cm">
          <text:p text:style-name="P1"><text:span text:style-name="T1">XOR</text:span></text:p>
          <text:p text:style-name="P1"><text:span text:style-name="T1">38154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21.326cm" svg:y1="34.872cm" svg:x2="20.743cm" svg:y2="33.109cm" draw:end-shape="id420" draw:end-glue-point="2" svg:d="M21326 34872l-583-1763" svg:viewBox="0 0 584 1764">
          <text:p text:style-name="P1"><text:span text:style-name="T2">4_03</text:span></text:p>
        </draw:connector>
        <draw:connector draw:style-name="gr6" draw:text-style-name="P3" draw:layer="layout" draw:type="line" svg:x1="20.31cm" svg:y1="34.423cm" svg:x2="20.743cm" svg:y2="33.109cm" draw:end-shape="id420" draw:end-glue-point="2" svg:d="M20310 34423l433-1314" svg:viewBox="0 0 434 1315">
          <text:p text:style-name="P1"><text:span text:style-name="T2">3_02</text:span></text:p>
        </draw:connector>
        <draw:custom-shape draw:style-name="gr1" draw:text-style-name="P2" xml:id="id421" draw:id="id421" draw:layer="layout" svg:width="1cm" svg:height="0.9cm" svg:x="26.152cm" svg:y="40.309cm">
          <text:p text:style-name="P1"><text:span text:style-name="T1">OR</text:span></text:p>
          <text:p text:style-name="P1"><text:span text:style-name="T1">39178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26.187cm" svg:y1="42.452cm" svg:x2="26.652cm" svg:y2="41.209cm" draw:end-shape="id421" draw:end-glue-point="2" svg:d="M26187 42452l465-1243" svg:viewBox="0 0 466 1244">
          <text:p text:style-name="P1"><text:span text:style-name="T2">3_03</text:span></text:p>
        </draw:connector>
        <draw:custom-shape draw:style-name="gr1" draw:text-style-name="P2" xml:id="id422" draw:id="id422" draw:layer="layout" svg:width="1cm" svg:height="0.9cm" svg:x="21.195cm" svg:y="43.309cm">
          <text:p text:style-name="P1"><text:span text:style-name="T1">XNOR</text:span></text:p>
          <text:p text:style-name="P1"><text:span text:style-name="T1">39177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21.27cm" svg:y1="45.675cm" svg:x2="21.695cm" svg:y2="44.209cm" draw:end-shape="id422" draw:end-glue-point="2" svg:d="M21270 45675l425-1466" svg:viewBox="0 0 426 1467">
          <text:p text:style-name="P1"><text:span text:style-name="T2">3_03</text:span></text:p>
        </draw:connector>
        <draw:connector draw:style-name="gr6" draw:text-style-name="P3" draw:layer="layout" draw:type="line" svg:x1="27.132cm" svg:y1="42.995cm" svg:x2="26.652cm" svg:y2="41.209cm" draw:end-shape="id421" draw:end-glue-point="2" svg:d="M27132 42995l-480-1786" svg:viewBox="0 0 481 1787">
          <text:p text:style-name="P1"><text:span text:style-name="T2">4_04</text:span></text:p>
        </draw:connector>
        <draw:connector draw:style-name="gr6" draw:text-style-name="P3" draw:layer="layout" draw:type="line" svg:x1="22.074cm" svg:y1="46.195cm" svg:x2="21.695cm" svg:y2="44.209cm" draw:end-shape="id422" draw:end-glue-point="2" svg:d="M22074 46195l-379-1986" svg:viewBox="0 0 380 1987">
          <text:p text:style-name="P1"><text:span text:style-name="T2">4_04</text:span></text:p>
        </draw:connector>
        <draw:custom-shape draw:style-name="gr1" draw:text-style-name="P2" xml:id="id423" draw:id="id423" draw:layer="layout" svg:width="1cm" svg:height="0.9cm" svg:x="24.756cm" svg:y="32.309cm">
          <text:p text:style-name="P1"><text:span text:style-name="T1">XOR</text:span></text:p>
          <text:p text:style-name="P1"><text:span text:style-name="T1">40159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24.743cm" svg:y1="34.454cm" svg:x2="25.256cm" svg:y2="33.209cm" draw:end-shape="id423" draw:end-glue-point="2" svg:d="M24743 34454l513-1245" svg:viewBox="0 0 514 1246">
          <text:p text:style-name="P1"><text:span text:style-name="T2">3_04</text:span></text:p>
        </draw:connector>
        <draw:custom-shape draw:style-name="gr1" draw:text-style-name="P2" xml:id="id424" draw:id="id424" draw:layer="layout" svg:width="1cm" svg:height="0.9cm" svg:x="12.974cm" svg:y="39.133cm">
          <text:p text:style-name="P1"><text:span text:style-name="T1">OR</text:span></text:p>
          <text:p text:style-name="P1"><text:span text:style-name="T1">39181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2.754cm" svg:y1="41.334cm" svg:x2="13.474cm" svg:y2="40.033cm" draw:end-shape="id424" draw:end-glue-point="2" svg:d="M12754 41334l720-1301" svg:viewBox="0 0 721 1302">
          <text:p text:style-name="P1"><text:span text:style-name="T2">3_04</text:span></text:p>
        </draw:connector>
        <draw:custom-shape draw:style-name="gr1" draw:text-style-name="P2" xml:id="id425" draw:id="id425" draw:layer="layout" svg:width="1cm" svg:height="0.9cm" svg:x="14.854cm" svg:y="39.133cm">
          <text:p text:style-name="P1"><text:span text:style-name="T1">AND</text:span></text:p>
          <text:p text:style-name="P1"><text:span text:style-name="T1">39182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4.739cm" svg:y1="41.334cm" svg:x2="15.354cm" svg:y2="40.033cm" draw:end-shape="id425" draw:end-glue-point="2" svg:d="M14739 41334l615-1301" svg:viewBox="0 0 616 1302">
          <text:p text:style-name="P1"><text:span text:style-name="T2">3_04</text:span></text:p>
        </draw:connector>
        <draw:connector draw:style-name="gr6" draw:text-style-name="P3" draw:layer="layout" draw:type="line" svg:x1="25.735cm" svg:y1="34.926cm" svg:x2="25.256cm" svg:y2="33.209cm" draw:end-shape="id423" draw:end-glue-point="2" svg:d="M25735 34926l-479-1717" svg:viewBox="0 0 480 1718">
          <text:p text:style-name="P1"><text:span text:style-name="T2">4_05</text:span></text:p>
        </draw:connector>
        <draw:connector draw:style-name="gr6" draw:text-style-name="P3" draw:layer="layout" draw:type="line" svg:x1="13.675cm" svg:y1="41.783cm" svg:x2="13.474cm" svg:y2="40.033cm" draw:end-shape="id424" draw:end-glue-point="2" svg:d="M13675 41783l-201-1750" svg:viewBox="0 0 202 1751">
          <text:p text:style-name="P1"><text:span text:style-name="T2">4_05</text:span></text:p>
        </draw:connector>
        <draw:connector draw:style-name="gr6" draw:text-style-name="P3" draw:layer="layout" draw:type="line" svg:x1="15.683cm" svg:y1="41.806cm" svg:x2="15.354cm" svg:y2="40.033cm" draw:end-shape="id425" draw:end-glue-point="2" svg:d="M15683 41806l-329-1773" svg:viewBox="0 0 330 1774">
          <text:p text:style-name="P1"><text:span text:style-name="T2">4_05</text:span></text:p>
        </draw:connector>
        <draw:custom-shape draw:style-name="gr1" draw:text-style-name="P2" xml:id="id426" draw:id="id426" draw:layer="layout" svg:width="1cm" svg:height="0.9cm" svg:x="27.043cm" svg:y="32.209cm">
          <text:p text:style-name="P1"><text:span text:style-name="T1">XOR</text:span></text:p>
          <text:p text:style-name="P1"><text:span text:style-name="T1">36158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27.159cm" svg:y1="34.4cm" svg:x2="27.543cm" svg:y2="33.109cm" draw:end-shape="id426" draw:end-glue-point="2" svg:d="M27159 34400l384-1291" svg:viewBox="0 0 385 1292">
          <text:p text:style-name="P1"><text:span text:style-name="T2">3_05</text:span></text:p>
        </draw:connector>
        <draw:custom-shape draw:style-name="gr1" draw:text-style-name="P2" xml:id="id427" draw:id="id427" draw:layer="layout" svg:width="1cm" svg:height="0.9cm" svg:x="16.731cm" svg:y="39.149cm">
          <text:p text:style-name="P1"><text:span text:style-name="T1">NAND</text:span></text:p>
          <text:p text:style-name="P1"><text:span text:style-name="T1">36159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6.635cm" svg:y1="41.38cm" svg:x2="17.231cm" svg:y2="40.049cm" draw:end-shape="id427" draw:end-glue-point="2" svg:d="M16635 41380l596-1331" svg:viewBox="0 0 597 1332">
          <text:p text:style-name="P1"><text:span text:style-name="T2">3_05</text:span></text:p>
        </draw:connector>
        <draw:custom-shape draw:style-name="gr1" draw:text-style-name="P2" xml:id="id428" draw:id="id428" draw:layer="layout" svg:width="1cm" svg:height="0.9cm" svg:x="18.535cm" svg:y="39.135cm">
          <text:p text:style-name="P1"><text:span text:style-name="T1">NOR</text:span></text:p>
          <text:p text:style-name="P1"><text:span text:style-name="T1">36160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8.588cm" svg:y1="41.281cm" svg:x2="19.035cm" svg:y2="40.035cm" draw:end-shape="id428" draw:end-glue-point="2" svg:d="M18588 41281l447-1246" svg:viewBox="0 0 448 1247">
          <text:p text:style-name="P1"><text:span text:style-name="T2">3_05</text:span></text:p>
        </draw:connector>
        <draw:connector draw:style-name="gr6" draw:text-style-name="P3" draw:layer="layout" draw:type="line" svg:x1="27.962cm" svg:y1="35.085cm" svg:x2="27.543cm" svg:y2="33.109cm" draw:end-shape="id426" draw:end-glue-point="2" svg:d="M27962 35085l-419-1976" svg:viewBox="0 0 420 1977">
          <text:p text:style-name="P1"><text:span text:style-name="T2">4_06</text:span></text:p>
        </draw:connector>
        <draw:connector draw:style-name="gr6" draw:text-style-name="P3" draw:layer="layout" draw:type="line" svg:x1="17.699cm" svg:y1="41.817cm" svg:x2="17.231cm" svg:y2="40.049cm" draw:end-shape="id427" draw:end-glue-point="2" svg:d="M17699 41817l-468-1768" svg:viewBox="0 0 469 1769">
          <text:p text:style-name="P1"><text:span text:style-name="T2">4_06</text:span></text:p>
        </draw:connector>
        <draw:connector draw:style-name="gr6" draw:text-style-name="P3" draw:layer="layout" draw:type="line" svg:x1="19.652cm" svg:y1="41.717cm" svg:x2="19.035cm" svg:y2="40.035cm" draw:end-shape="id428" draw:end-glue-point="2" svg:d="M19652 41717l-617-1682" svg:viewBox="0 0 618 1683">
          <text:p text:style-name="P1"><text:span text:style-name="T2">4_06</text:span></text:p>
        </draw:connector>
        <draw:custom-shape draw:style-name="gr1" draw:text-style-name="P2" xml:id="id429" draw:id="id429" draw:layer="layout" svg:width="1cm" svg:height="0.9cm" svg:x="29.157cm" svg:y="32.209cm">
          <text:p text:style-name="P1"><text:span text:style-name="T1">XOR</text:span></text:p>
          <text:p text:style-name="P1"><text:span text:style-name="T1">36164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29.143cm" svg:y1="34.621cm" svg:x2="29.657cm" svg:y2="33.109cm" draw:end-shape="id429" draw:end-glue-point="2" svg:d="M29143 34621l514-1512" svg:viewBox="0 0 515 1513">
          <text:p text:style-name="P1"><text:span text:style-name="T2">3_06</text:span></text:p>
        </draw:connector>
        <draw:custom-shape draw:style-name="gr1" draw:text-style-name="P2" xml:id="id430" draw:id="id430" draw:layer="layout" svg:width="1cm" svg:height="0.9cm" svg:x="29.011cm" svg:y="37.309cm">
          <text:p text:style-name="P1"><text:span text:style-name="T1">OR</text:span></text:p>
          <text:p text:style-name="P1"><text:span text:style-name="T1">37147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28.743cm" svg:y1="39.147cm" svg:x2="29.511cm" svg:y2="38.209cm" draw:end-shape="id430" draw:end-glue-point="2" svg:d="M28743 39147l768-938" svg:viewBox="0 0 769 939">
          <text:p text:style-name="P1"><text:span text:style-name="T2">3_06</text:span></text:p>
        </draw:connector>
        <draw:custom-shape draw:style-name="gr1" draw:text-style-name="P2" xml:id="id431" draw:id="id431" draw:layer="layout" svg:width="1cm" svg:height="0.9cm" svg:x="31.243cm" svg:y="41.286cm">
          <text:p text:style-name="P1"><text:span text:style-name="T1">NAND</text:span></text:p>
          <text:p text:style-name="P1"><text:span text:style-name="T1">36166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31.247cm" svg:y1="43.491cm" svg:x2="31.743cm" svg:y2="42.186cm" draw:end-shape="id431" draw:end-glue-point="2" svg:d="M31247 43491l496-1305" svg:viewBox="0 0 497 1306">
          <text:p text:style-name="P1"><text:span text:style-name="T2">3_06</text:span></text:p>
        </draw:connector>
        <draw:connector draw:style-name="gr6" draw:text-style-name="P3" draw:layer="layout" draw:type="line" svg:x1="30.179cm" svg:y1="35.167cm" svg:x2="29.657cm" svg:y2="33.109cm" draw:end-shape="id429" draw:end-glue-point="2" svg:d="M30179 35167l-522-2058" svg:viewBox="0 0 523 2059">
          <text:p text:style-name="P1"><text:span text:style-name="T2">4_07</text:span></text:p>
        </draw:connector>
        <draw:connector draw:style-name="gr6" draw:text-style-name="P3" draw:layer="layout" draw:type="line" svg:x1="29.919cm" svg:y1="39.612cm" svg:x2="29.511cm" svg:y2="38.209cm" draw:end-shape="id430" draw:end-glue-point="2" svg:d="M29919 39612l-408-1403" svg:viewBox="0 0 409 1404">
          <text:p text:style-name="P1"><text:span text:style-name="T2">4_07</text:span></text:p>
        </draw:connector>
        <draw:connector draw:style-name="gr6" draw:text-style-name="P3" draw:layer="layout" draw:type="line" svg:x1="32.105cm" svg:y1="44.03cm" svg:x2="31.743cm" svg:y2="42.186cm" draw:end-shape="id431" draw:end-glue-point="2" svg:d="M32105 44030l-362-1844" svg:viewBox="0 0 363 1845">
          <text:p text:style-name="P1"><text:span text:style-name="T2">4_07</text:span></text:p>
        </draw:connector>
        <draw:custom-shape draw:style-name="gr1" draw:text-style-name="P2" xml:id="id432" draw:id="id432" draw:layer="layout" svg:width="1cm" svg:height="0.9cm" svg:x="29.843cm" svg:y="41.287cm">
          <text:p text:style-name="P1"><text:span text:style-name="T1">XNOR</text:span></text:p>
          <text:p text:style-name="P1"><text:span text:style-name="T1">36168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29.776cm" svg:y1="43.1cm" svg:x2="30.343cm" svg:y2="42.187cm" draw:end-shape="id432" draw:end-glue-point="2" svg:d="M29776 43100l567-913" svg:viewBox="0 0 568 914">
          <text:p text:style-name="P1"><text:span text:style-name="T2">3_07</text:span></text:p>
        </draw:connector>
        <draw:connector draw:style-name="gr6" draw:text-style-name="P3" draw:layer="layout" draw:type="line" svg:x1="30.805cm" svg:y1="43.786cm" svg:x2="30.343cm" svg:y2="42.187cm" draw:end-shape="id432" draw:end-glue-point="2" svg:d="M30805 43786l-462-1599" svg:viewBox="0 0 463 1600">
          <text:p text:style-name="P1"><text:span text:style-name="T2">4_08</text:span></text:p>
        </draw:connector>
        <draw:custom-shape draw:style-name="gr1" draw:text-style-name="P2" xml:id="id433" draw:id="id433" draw:layer="layout" svg:width="1cm" svg:height="0.9cm" svg:x="21.343cm" svg:y="33.409cm">
          <text:p text:style-name="P1"><text:span text:style-name="T1">XOR</text:span></text:p>
          <text:p text:style-name="P1"><text:span text:style-name="T1">39176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0.743cm" svg:y1="35.447cm" svg:x2="21.843cm" svg:y2="34.309cm" draw:start-shape="id419" draw:start-glue-point="0" draw:end-shape="id433" draw:end-glue-point="2" svg:d="M20743 35447l1100-1138" svg:viewBox="0 0 1101 1139">
          <text:p/>
        </draw:connector>
        <draw:custom-shape draw:style-name="gr1" draw:text-style-name="P2" xml:id="id434" draw:id="id434" draw:layer="layout" svg:width="1cm" svg:height="0.9cm" svg:x="22.543cm" svg:y="33.409cm">
          <text:p text:style-name="P1"><text:span text:style-name="T1">XNOR</text:span></text:p>
          <text:p text:style-name="P1"><text:span text:style-name="T1">3815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2.795cm" svg:y1="43.309cm" svg:x2="23.043cm" svg:y2="34.309cm" draw:start-shape="id418" draw:start-glue-point="0" draw:end-shape="id434" draw:end-glue-point="2" svg:d="M22795 43309l248-9000" svg:viewBox="0 0 249 9001">
          <text:p/>
        </draw:connector>
        <draw:connector draw:style-name="gr5" draw:text-style-name="P1" draw:layer="layout" draw:type="line" svg:x1="21.695cm" svg:y1="43.309cm" svg:x2="23.043cm" svg:y2="34.309cm" draw:start-shape="id422" draw:start-glue-point="0" draw:end-shape="id434" draw:end-glue-point="2" svg:d="M21695 43309l1348-9000" svg:viewBox="0 0 1349 9001">
          <text:p/>
        </draw:connector>
        <draw:connector draw:style-name="gr5" draw:text-style-name="P1" draw:layer="layout" draw:type="line" svg:x1="21.695cm" svg:y1="43.309cm" svg:x2="21.843cm" svg:y2="34.309cm" draw:start-shape="id422" draw:start-glue-point="0" draw:end-shape="id433" draw:end-glue-point="2" svg:d="M21695 43309l148-9000" svg:viewBox="0 0 149 9001">
          <text:p/>
        </draw:connector>
        <draw:custom-shape draw:style-name="gr1" draw:text-style-name="P2" xml:id="id435" draw:id="id435" draw:layer="layout" svg:width="1cm" svg:height="0.9cm" svg:x="25.495cm" svg:y="38.004cm">
          <text:p text:style-name="P1"><text:span text:style-name="T1">IMUX</text:span></text:p>
          <text:p text:style-name="P1"><text:span text:style-name="T1">39179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21.695cm" svg:y1="43.309cm" svg:x2="25.995cm" svg:y2="38.904cm" draw:start-shape="id422" draw:start-glue-point="0" draw:end-shape="id435" draw:end-glue-point="2" svg:d="M21695 43309l4300-4405" svg:viewBox="0 0 4301 4406">
          <text:p text:style-name="P1"><text:span text:style-name="T2">a</text:span></text:p>
        </draw:connector>
        <draw:connector draw:style-name="gr6" draw:text-style-name="P3" draw:layer="layout" draw:type="line" svg:x1="26.652cm" svg:y1="40.309cm" svg:x2="25.995cm" svg:y2="38.904cm" draw:start-shape="id421" draw:start-glue-point="0" draw:end-shape="id435" draw:end-glue-point="2" svg:d="M26652 40309l-657-1405" svg:viewBox="0 0 658 1406">
          <text:p text:style-name="P1"><text:span text:style-name="T2">c</text:span></text:p>
        </draw:connector>
        <draw:custom-shape draw:style-name="gr1" draw:text-style-name="P2" xml:id="id438" draw:id="id438" draw:layer="layout" svg:width="1cm" svg:height="0.9cm" svg:x="19.743cm" svg:y="30.709cm">
          <text:p text:style-name="P1"><text:span text:style-name="T1">XOR</text:span></text:p>
          <text:p text:style-name="P1"><text:span text:style-name="T1">3815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5.256cm" svg:y1="32.309cm" svg:x2="24.643cm" svg:y2="31.609cm" draw:start-shape="id423" draw:start-glue-point="0" draw:end-shape="id436" draw:end-glue-point="2" svg:d="M25256 32309l-613-700" svg:viewBox="0 0 614 701">
          <text:p/>
        </draw:connector>
        <draw:custom-shape draw:style-name="gr1" draw:text-style-name="P2" xml:id="id437" draw:id="id437" draw:layer="layout" svg:width="1cm" svg:height="0.9cm" svg:x="13.954cm" svg:y="36.733cm">
          <text:p text:style-name="P1"><text:span text:style-name="T1">IMUX</text:span></text:p>
          <text:p text:style-name="P1"><text:span text:style-name="T1">391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13.474cm" svg:y1="39.133cm" svg:x2="14.454cm" svg:y2="37.633cm" draw:start-shape="id424" draw:start-glue-point="0" draw:end-shape="id437" draw:end-glue-point="2" svg:d="M13474 39133l980-1500" svg:viewBox="0 0 981 1501">
          <text:p text:style-name="P1"><text:span text:style-name="T2">b</text:span></text:p>
        </draw:connector>
        <draw:connector draw:style-name="gr6" draw:text-style-name="P3" draw:layer="layout" draw:type="line" svg:x1="15.354cm" svg:y1="39.133cm" svg:x2="14.454cm" svg:y2="37.633cm" draw:start-shape="id425" draw:start-glue-point="0" draw:end-shape="id437" draw:end-glue-point="2" svg:d="M15354 39133l-900-1500" svg:viewBox="0 0 901 1501">
          <text:p text:style-name="P1"><text:span text:style-name="T2">c</text:span></text:p>
        </draw:connector>
        <draw:connector draw:style-name="gr6" draw:text-style-name="P3" draw:layer="layout" draw:type="line" svg:x1="14.409cm" svg:y1="39.876cm" svg:x2="14.454cm" svg:y2="37.633cm" draw:end-shape="id437" draw:end-glue-point="2" svg:d="M14409 39876l45-2243" svg:viewBox="0 0 46 2244">
          <text:p text:style-name="P1"><text:span text:style-name="T2">/carry4/a</text:span></text:p>
        </draw:connector>
        <draw:connector draw:style-name="gr6" draw:text-style-name="P3" draw:layer="layout" draw:type="line" svg:x1="25.995cm" svg:y1="38.004cm" svg:x2="25.973cm" svg:y2="36.309cm" draw:start-shape="id435" draw:start-glue-point="0" svg:d="M25995 38004l-22-1695" svg:viewBox="0 0 23 1696">
          <text:p text:style-name="P1"><text:span text:style-name="T2">/carry4</text:span></text:p>
        </draw:connector>
        <draw:connector draw:style-name="gr5" draw:text-style-name="P1" draw:layer="layout" draw:type="line" svg:x1="20.743cm" svg:y1="32.209cm" svg:x2="20.243cm" svg:y2="31.609cm" draw:start-shape="id420" draw:start-glue-point="0" draw:end-shape="id438" draw:end-glue-point="2" svg:d="M20743 32209l-500-600" svg:viewBox="0 0 501 601">
          <text:p/>
        </draw:connector>
        <draw:connector draw:style-name="gr6" draw:text-style-name="P3" draw:layer="layout" draw:type="line" svg:x1="26.33cm" svg:y1="43.244cm" svg:x2="25.395cm" svg:y2="41.209cm" draw:start-shape="id414" draw:start-glue-point="0" draw:end-shape="id439" draw:end-glue-point="2" svg:d="M26330 43244l-935-2035" svg:viewBox="0 0 936 2036">
          <text:p text:style-name="P1"><text:span text:style-name="T2">a</text:span></text:p>
        </draw:connector>
        <draw:connector draw:style-name="gr6" draw:text-style-name="P3" draw:layer="layout" draw:type="line" svg:x1="25.395cm" svg:y1="40.309cm" svg:x2="25.995cm" svg:y2="38.904cm" draw:start-shape="id439" draw:start-glue-point="0" draw:end-shape="id435" draw:end-glue-point="2" svg:d="M25395 40309l600-1405" svg:viewBox="0 0 601 1406">
          <text:p text:style-name="P1"><text:span text:style-name="T2">b</text:span></text:p>
        </draw:connector>
        <draw:connector draw:style-name="gr6" draw:text-style-name="P3" draw:layer="layout" draw:type="line" svg:x1="24.418cm" svg:y1="43.272cm" svg:x2="25.395cm" svg:y2="41.209cm" draw:start-shape="id413" draw:start-glue-point="0" draw:end-shape="id439" draw:end-glue-point="2" svg:d="M24418 43272l977-2063" svg:viewBox="0 0 978 2064">
          <text:p text:style-name="P1"><text:span text:style-name="T2">c</text:span></text:p>
        </draw:connector>
        <draw:connector draw:style-name="gr6" draw:text-style-name="P3" draw:layer="layout" draw:type="line" svg:x1="19.244cm" svg:y1="45.707cm" svg:x2="18.321cm" svg:y2="44.254cm" draw:start-shape="id417" draw:start-glue-point="0" draw:end-shape="id440" draw:end-glue-point="2" svg:d="M19244 45707l-923-1453" svg:viewBox="0 0 924 1454">
          <text:p text:style-name="P1"><text:span text:style-name="T2">c</text:span></text:p>
        </draw:connector>
        <draw:connector draw:style-name="gr6" draw:text-style-name="P3" draw:layer="layout" draw:type="line" svg:x1="19.271cm" svg:y1="32.817cm" svg:x2="20.243cm" svg:y2="31.609cm" draw:end-shape="id438" draw:end-glue-point="2" svg:d="M19271 32817l972-1208" svg:viewBox="0 0 973 1209">
          <text:p text:style-name="P1"><text:span text:style-name="T2">carry2</text:span></text:p>
        </draw:connector>
        <draw:connector draw:style-name="gr6" draw:text-style-name="P3" draw:layer="layout" draw:type="line" svg:x1="22.436cm" svg:y1="32.958cm" svg:x2="22.42cm" svg:y2="31.609cm" draw:end-shape="id441" draw:end-glue-point="2" svg:d="M22436 32958l-16-1349" svg:viewBox="0 0 17 1350">
          <text:p text:style-name="P1"><text:span text:style-name="T2">carry2/a</text:span></text:p>
        </draw:connector>
        <draw:connector draw:style-name="gr6" draw:text-style-name="P3" draw:layer="layout" draw:type="line" svg:x1="17.344cm" svg:y1="45.707cm" svg:x2="18.321cm" svg:y2="44.254cm" draw:start-shape="id416" draw:start-glue-point="0" draw:end-shape="id440" draw:end-glue-point="2" svg:d="M17344 45707l977-1453" svg:viewBox="0 0 978 1454">
          <text:p text:style-name="P1"><text:span text:style-name="T2">a</text:span></text:p>
        </draw:connector>
        <draw:connector draw:style-name="gr5" draw:text-style-name="P1" draw:layer="layout" draw:type="line" svg:x1="18.443cm" svg:y1="32.209cm" svg:x2="18.043cm" svg:y2="31.609cm" draw:start-shape="id415" draw:start-glue-point="0" draw:end-shape="id442" draw:end-glue-point="2" svg:d="M18443 32209l-400-600" svg:viewBox="0 0 401 601">
          <text:p/>
        </draw:connector>
        <draw:connector draw:style-name="gr6" draw:text-style-name="P3" draw:layer="layout" draw:type="line" svg:x1="15.447cm" svg:y1="45.711cm" svg:x2="14.347cm" svg:y2="44.211cm" draw:start-shape="id410" draw:start-glue-point="0" draw:end-shape="id443" draw:end-glue-point="2" svg:d="M15447 45711l-1100-1500" svg:viewBox="0 0 1101 1501">
          <text:p text:style-name="P1"><text:span text:style-name="T2">c</text:span></text:p>
        </draw:connector>
        <draw:connector draw:style-name="gr5" draw:text-style-name="P1" draw:layer="layout" draw:type="line" svg:x1="16.297cm" svg:y1="32.243cm" svg:x2="15.843cm" svg:y2="31.609cm" draw:start-shape="id409" draw:start-glue-point="0" draw:end-shape="id412" draw:end-glue-point="2" svg:d="M16297 32243l-454-634" svg:viewBox="0 0 455 635">
          <text:p/>
        </draw:connector>
        <draw:custom-shape draw:style-name="gr1" draw:text-style-name="P2" xml:id="id444" draw:id="id444" draw:layer="layout" svg:width="1cm" svg:height="0.9cm" svg:x="26.343cm" svg:y="30.709cm">
          <text:p text:style-name="P1"><text:span text:style-name="T1">XNOR</text:span></text:p>
          <text:p text:style-name="P1"><text:span text:style-name="T1">3615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7.543cm" svg:y1="32.209cm" svg:x2="26.843cm" svg:y2="31.609cm" draw:start-shape="id426" draw:start-glue-point="0" draw:end-shape="id444" draw:end-glue-point="2" svg:d="M27543 32209l-700-600" svg:viewBox="0 0 701 601">
          <text:p/>
        </draw:connector>
        <draw:connector draw:style-name="gr6" draw:text-style-name="P3" draw:layer="layout" draw:type="line" svg:x1="17.231cm" svg:y1="39.149cm" svg:x2="18.235cm" svg:y2="37.707cm" draw:start-shape="id427" draw:start-glue-point="0" draw:end-shape="id445" draw:end-glue-point="2" svg:d="M17231 39149l1004-1442" svg:viewBox="0 0 1005 1443">
          <text:p text:style-name="P1"><text:span text:style-name="T2">a</text:span></text:p>
        </draw:connector>
        <draw:connector draw:style-name="gr6" draw:text-style-name="P3" draw:layer="layout" draw:type="line" svg:x1="19.035cm" svg:y1="39.135cm" svg:x2="18.235cm" svg:y2="37.707cm" draw:start-shape="id428" draw:start-glue-point="0" draw:end-shape="id445" draw:end-glue-point="2" svg:d="M19035 39135l-800-1428" svg:viewBox="0 0 801 1429">
          <text:p text:style-name="P1"><text:span text:style-name="T2">c</text:span></text:p>
        </draw:connector>
        <draw:custom-shape draw:style-name="gr1" draw:text-style-name="P2" xml:id="id446" draw:id="id446" draw:layer="layout" svg:width="1cm" svg:height="0.9cm" svg:x="28.543cm" svg:y="30.709cm">
          <text:p text:style-name="P1"><text:span text:style-name="T1">XOR</text:span></text:p>
          <text:p text:style-name="P1"><text:span text:style-name="T1">3515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9.657cm" svg:y1="32.209cm" svg:x2="29.043cm" svg:y2="31.609cm" draw:start-shape="id429" draw:start-glue-point="0" draw:end-shape="id446" draw:end-glue-point="2" svg:d="M29657 32209l-614-600" svg:viewBox="0 0 615 601">
          <text:p/>
        </draw:connector>
        <draw:custom-shape draw:style-name="gr1" draw:text-style-name="P2" xml:id="id447" draw:id="id447" draw:layer="layout" svg:width="1cm" svg:height="0.9cm" svg:x="30.743cm" svg:y="30.709cm">
          <text:p text:style-name="P1"><text:span text:style-name="T1">IMUX</text:span></text:p>
          <text:p text:style-name="P1"><text:span text:style-name="T1">361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28.425cm" svg:y1="32.919cm" svg:x2="29.043cm" svg:y2="31.609cm" draw:end-shape="id446" draw:end-glue-point="2" svg:d="M28425 32919l618-1310" svg:viewBox="0 0 619 1311">
          <text:p text:style-name="P1"><text:span text:style-name="T2">carry6</text:span></text:p>
        </draw:connector>
        <draw:connector draw:style-name="gr6" draw:text-style-name="P3" draw:layer="layout" draw:type="line" svg:x1="31.198cm" svg:y1="33.679cm" svg:x2="31.243cm" svg:y2="31.609cm" draw:end-shape="id447" draw:end-glue-point="2" svg:d="M31198 33679l45-2070" svg:viewBox="0 0 46 2071">
          <text:p text:style-name="P1"><text:span text:style-name="T2">carry6/a</text:span></text:p>
        </draw:connector>
        <draw:custom-shape draw:style-name="gr1" draw:text-style-name="P2" xml:id="id448" draw:id="id448" draw:layer="layout" svg:width="1cm" svg:height="0.9cm" svg:x="30.043cm" svg:y="35.009cm">
          <text:p text:style-name="P1"><text:span text:style-name="T1">XOR</text:span></text:p>
          <text:p text:style-name="P1"><text:span text:style-name="T1">3714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9.511cm" svg:y1="37.309cm" svg:x2="30.543cm" svg:y2="35.909cm" draw:start-shape="id430" draw:start-glue-point="0" draw:end-shape="id448" draw:end-glue-point="2" svg:d="M29511 37309l1032-1400" svg:viewBox="0 0 1033 1401">
          <text:p/>
        </draw:connector>
        <draw:custom-shape draw:style-name="gr1" draw:text-style-name="P2" xml:id="id449" draw:id="id449" draw:layer="layout" svg:width="1cm" svg:height="0.9cm" svg:x="31.443cm" svg:y="35.009cm">
          <text:p text:style-name="P1"><text:span text:style-name="T1">XNOR</text:span></text:p>
          <text:p text:style-name="P1"><text:span text:style-name="T1">3616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1.743cm" svg:y1="41.286cm" svg:x2="31.943cm" svg:y2="35.909cm" draw:start-shape="id431" draw:start-glue-point="0" draw:end-shape="id449" draw:end-glue-point="2" svg:d="M31743 41286l200-5377" svg:viewBox="0 0 201 5378">
          <text:p/>
        </draw:connector>
        <draw:connector draw:style-name="gr5" draw:text-style-name="P1" draw:layer="layout" draw:type="line" svg:x1="30.343cm" svg:y1="41.287cm" svg:x2="31.943cm" svg:y2="35.909cm" draw:start-shape="id432" draw:start-glue-point="0" draw:end-shape="id449" draw:end-glue-point="2" svg:d="M30343 41287l1600-5378" svg:viewBox="0 0 1601 5379">
          <text:p/>
        </draw:connector>
        <draw:connector draw:style-name="gr5" draw:text-style-name="P1" draw:layer="layout" draw:type="line" svg:x1="30.343cm" svg:y1="41.287cm" svg:x2="30.543cm" svg:y2="35.909cm" draw:start-shape="id432" draw:start-glue-point="0" draw:end-shape="id448" draw:end-glue-point="2" svg:d="M30343 41287l200-5378" svg:viewBox="0 0 201 5379">
          <text:p/>
        </draw:connector>
        <draw:connector draw:style-name="gr6" draw:text-style-name="P3" draw:layer="layout" draw:type="line" svg:x1="14.454cm" svg:y1="36.733cm" svg:x2="14.458cm" svg:y2="35.417cm" draw:start-shape="id437" draw:start-glue-point="0" svg:d="M14454 36733l4-1316" svg:viewBox="0 0 5 1317">
          <text:p text:style-name="P1"><text:span text:style-name="T2">/carry5</text:span></text:p>
        </draw:connector>
        <draw:connector draw:style-name="gr6" draw:text-style-name="P3" draw:layer="layout" draw:type="line" svg:x1="18.156cm" svg:y1="39.96cm" svg:x2="18.235cm" svg:y2="37.707cm" draw:end-shape="id445" draw:end-glue-point="2" svg:d="M18156 39960l79-2253" svg:viewBox="0 0 80 2254">
          <text:p text:style-name="P1"><text:span text:style-name="T2">/carry5/b</text:span></text:p>
        </draw:connector>
        <draw:connector draw:style-name="gr6" draw:text-style-name="P3" draw:layer="layout" draw:type="line" svg:x1="31.943cm" svg:y1="35.009cm" svg:x2="31.243cm" svg:y2="31.609cm" draw:start-shape="id449" draw:start-glue-point="0" draw:end-shape="id447" draw:end-glue-point="2" svg:d="M31943 35009l-700-3400" svg:viewBox="0 0 701 3401">
          <text:p text:style-name="P1"><text:span text:style-name="T2">b</text:span></text:p>
        </draw:connector>
        <draw:connector draw:style-name="gr6" draw:text-style-name="P3" draw:layer="layout" draw:type="line" svg:x1="30.543cm" svg:y1="35.009cm" svg:x2="31.243cm" svg:y2="31.609cm" draw:start-shape="id448" draw:start-glue-point="0" draw:end-shape="id447" draw:end-glue-point="2" svg:d="M30543 35009l700-3400" svg:viewBox="0 0 701 3401">
          <text:p text:style-name="P1"><text:span text:style-name="T2">c</text:span></text:p>
        </draw:connector>
        <draw:connector draw:style-name="gr6" draw:text-style-name="P3" draw:layer="layout" draw:type="line" svg:x1="17.05cm" svg:y1="32.84cm" svg:x2="18.043cm" svg:y2="31.609cm" draw:end-shape="id442" draw:end-glue-point="2" svg:d="M17050 32840l993-1231" svg:viewBox="0 0 994 1232">
          <text:p text:style-name="P1"><text:span text:style-name="T2">/carry1</text:span></text:p>
        </draw:connector>
        <draw:connector draw:style-name="gr6" draw:text-style-name="P3" draw:layer="layout" draw:type="line" svg:x1="18.316cm" svg:y1="46.294cm" svg:x2="18.321cm" svg:y2="44.254cm" draw:end-shape="id440" draw:end-glue-point="2" svg:d="M18316 46294l5-2040" svg:viewBox="0 0 6 2041">
          <text:p text:style-name="P1"><text:span text:style-name="T2">/carry1/b</text:span></text:p>
        </draw:connector>
        <draw:connector draw:style-name="gr6" draw:text-style-name="P3" draw:layer="layout" draw:type="line" svg:x1="25.402cm" svg:y1="44.046cm" svg:x2="25.395cm" svg:y2="41.209cm" draw:end-shape="id439" draw:end-glue-point="2" svg:d="M25402 44046l-7-2837" svg:viewBox="0 0 8 2838">
          <text:p text:style-name="P1"><text:span text:style-name="T2">/carry1/d</text:span></text:p>
        </draw:connector>
        <draw:connector draw:style-name="gr6" draw:text-style-name="P3" draw:layer="layout" draw:type="line" svg:x1="23.043cm" svg:y1="33.409cm" svg:x2="22.42cm" svg:y2="31.609cm" draw:start-shape="id434" draw:start-glue-point="0" draw:end-shape="id441" draw:end-glue-point="2" svg:d="M23043 33409l-623-1800" svg:viewBox="0 0 624 1801">
          <text:p text:style-name="P1"><text:span text:style-name="T2">b</text:span></text:p>
        </draw:connector>
        <draw:connector draw:style-name="gr6" draw:text-style-name="P3" draw:layer="layout" draw:type="line" svg:x1="21.843cm" svg:y1="33.409cm" svg:x2="22.42cm" svg:y2="31.609cm" draw:start-shape="id433" draw:start-glue-point="0" draw:end-shape="id441" draw:end-glue-point="2" svg:d="M21843 33409l577-1800" svg:viewBox="0 0 578 1801">
          <text:p text:style-name="P1"><text:span text:style-name="T2">c</text:span></text:p>
        </draw:connector>
        <draw:connector draw:style-name="gr6" draw:text-style-name="P3" draw:layer="layout" draw:type="line" svg:x1="22.795cm" svg:y1="43.309cm" svg:x2="25.395cm" svg:y2="41.209cm" draw:start-shape="id418" draw:start-glue-point="0" draw:end-shape="id439" draw:end-glue-point="2" svg:d="M22795 43309l2600-2100" svg:viewBox="0 0 2601 2101">
          <text:p text:style-name="P1"><text:span text:style-name="T2">b</text:span></text:p>
        </draw:connector>
        <draw:connector draw:style-name="gr6" draw:text-style-name="P3" draw:layer="layout" draw:type="line" svg:x1="13.247cm" svg:y1="45.711cm" svg:x2="14.347cm" svg:y2="44.211cm" draw:start-shape="id411" draw:start-glue-point="0" draw:end-shape="id443" draw:end-glue-point="2" svg:d="M13247 45711l1100-1500" svg:viewBox="0 0 1101 1501">
          <text:p text:style-name="P1"><text:span text:style-name="T2">b</text:span></text:p>
        </draw:connector>
        <draw:connector draw:style-name="gr6" draw:text-style-name="P3" draw:layer="layout" draw:type="line" svg:x1="14.347cm" svg:y1="45.711cm" svg:x2="14.347cm" svg:y2="44.211cm" draw:end-shape="id443" draw:end-glue-point="2" svg:d="M14347 45711v-1500" svg:viewBox="0 0 1 1501">
          <text:p text:style-name="P1"><text:span text:style-name="T2">/carry0/a</text:span></text:p>
        </draw:connector>
        <draw:custom-shape draw:style-name="gr1" draw:text-style-name="P2" xml:id="id440" draw:id="id440" draw:layer="layout" svg:width="1cm" svg:height="0.9cm" svg:x="17.821cm" svg:y="43.354cm">
          <text:p text:style-name="P1"><text:span text:style-name="T1">12-OAI</text:span></text:p>
          <text:p text:style-name="P1"><text:span text:style-name="T1">37145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4.347cm" svg:y1="43.311cm" svg:x2="14.347cm" svg:y2="41.911cm" draw:start-shape="id443" draw:start-glue-point="0" svg:d="M14347 43311v-1400" svg:viewBox="0 0 1 1401">
          <text:p text:style-name="P1"><text:span text:style-name="T2">/carry1</text:span></text:p>
        </draw:connector>
        <draw:connector draw:style-name="gr6" draw:text-style-name="P3" draw:layer="layout" draw:type="line" svg:x1="18.321cm" svg:y1="43.354cm" svg:x2="18.354cm" svg:y2="41.907cm" draw:start-shape="id440" draw:start-glue-point="0" svg:d="M18321 43354l33-1447" svg:viewBox="0 0 34 1448">
          <text:p text:style-name="P1"><text:span text:style-name="T2">carry2</text:span></text:p>
        </draw:connector>
        <draw:connector draw:style-name="gr6" draw:text-style-name="P3" draw:layer="layout" draw:type="line" svg:x1="23.813cm" svg:y1="32.821cm" svg:x2="24.643cm" svg:y2="31.609cm" draw:end-shape="id436" draw:end-glue-point="2" svg:d="M23813 32821l830-1212" svg:viewBox="0 0 831 1213">
          <text:p text:style-name="P1"><text:span text:style-name="T2">/carry4</text:span></text:p>
        </draw:connector>
        <draw:connector draw:style-name="gr6" draw:text-style-name="P3" draw:layer="layout" draw:type="line" svg:x1="26.043cm" svg:y1="32.821cm" svg:x2="26.843cm" svg:y2="31.609cm" draw:end-shape="id444" draw:end-glue-point="2" svg:d="M26043 32821l800-1212" svg:viewBox="0 0 801 1213">
          <text:p text:style-name="P1"><text:span text:style-name="T2">/carry5</text:span></text:p>
        </draw:connector>
        <draw:connector draw:style-name="gr6" draw:text-style-name="P3" draw:layer="layout" draw:type="line" svg:x1="18.235cm" svg:y1="36.807cm" svg:x2="18.287cm" svg:y2="35.417cm" draw:start-shape="id445" draw:start-glue-point="0" svg:d="M18235 36807l52-1390" svg:viewBox="0 0 53 1391">
          <text:p text:style-name="P1"><text:span text:style-name="T2">carry6</text:span></text:p>
        </draw:connector>
        <draw:connector draw:style-name="gr4" draw:text-style-name="P3" draw:layer="layout" draw:type="line" svg:x1="15.843cm" svg:y1="30.709cm" svg:x2="15.893cm" svg:y2="27.986cm" draw:start-shape="id412" draw:start-glue-point="0" draw:end-shape="id450" draw:end-glue-point="2" svg:d="M15843 30709l50-2723" svg:viewBox="0 0 51 2724">
          <text:p/>
        </draw:connector>
        <draw:connector draw:style-name="gr4" draw:text-style-name="P3" draw:layer="layout" draw:type="line" svg:x1="18.043cm" svg:y1="30.709cm" svg:x2="19.193cm" svg:y2="24.625cm" draw:start-shape="id442" draw:start-glue-point="0" draw:end-shape="id451" draw:end-glue-point="2" svg:d="M18043 30709l1150-6084" svg:viewBox="0 0 1151 6085">
          <text:p/>
        </draw:connector>
        <draw:connector draw:style-name="gr4" draw:text-style-name="P3" draw:layer="layout" draw:type="line" svg:x1="20.243cm" svg:y1="30.709cm" svg:x2="21.4cm" svg:y2="24.625cm" draw:start-shape="id438" draw:start-glue-point="0" draw:end-shape="id452" draw:end-glue-point="2" svg:d="M20243 30709l1157-6084" svg:viewBox="0 0 1158 6085">
          <text:p/>
        </draw:connector>
        <draw:connector draw:style-name="gr4" draw:text-style-name="P3" draw:layer="layout" draw:type="line" svg:x1="22.42cm" svg:y1="30.709cm" svg:x2="23.55cm" svg:y2="24.625cm" draw:start-shape="id441" draw:start-glue-point="0" draw:end-shape="id453" draw:end-glue-point="2" svg:d="M22420 30709l1130-6084" svg:viewBox="0 0 1131 6085">
          <text:p/>
        </draw:connector>
        <draw:connector draw:style-name="gr4" draw:text-style-name="P3" draw:layer="layout" draw:type="line" svg:x1="24.643cm" svg:y1="30.709cm" svg:x2="25.75cm" svg:y2="24.625cm" draw:start-shape="id436" draw:start-glue-point="0" draw:end-shape="id454" draw:end-glue-point="2" svg:d="M24643 30709l1107-6084" svg:viewBox="0 0 1108 6085">
          <text:p/>
        </draw:connector>
        <draw:connector draw:style-name="gr4" draw:text-style-name="P3" draw:layer="layout" draw:type="line" svg:x1="26.843cm" svg:y1="30.709cm" svg:x2="27.95cm" svg:y2="24.625cm" draw:start-shape="id444" draw:start-glue-point="0" draw:end-shape="id455" draw:end-glue-point="2" svg:d="M26843 30709l1107-6084" svg:viewBox="0 0 1108 6085">
          <text:p/>
        </draw:connector>
        <draw:connector draw:style-name="gr4" draw:text-style-name="P3" draw:layer="layout" draw:type="line" svg:x1="29.043cm" svg:y1="30.709cm" svg:x2="29.093cm" svg:y2="27.986cm" draw:start-shape="id446" draw:start-glue-point="0" draw:end-shape="id456" draw:end-glue-point="2" svg:d="M29043 30709l50-2723" svg:viewBox="0 0 51 2724">
          <text:p/>
        </draw:connector>
        <draw:connector draw:style-name="gr4" draw:text-style-name="P3" draw:layer="layout" draw:type="line" svg:x1="31.243cm" svg:y1="30.709cm" svg:x2="32.35cm" svg:y2="24.625cm" draw:start-shape="id447" draw:start-glue-point="0" draw:end-shape="id457" draw:end-glue-point="2" svg:d="M31243 30709l1107-6084" svg:viewBox="0 0 1108 6085">
          <text:p/>
        </draw:connector>
        <draw:connector draw:style-name="gr3" draw:text-style-name="P3" draw:layer="layout" draw:type="line" svg:x1="22.528cm" svg:y1="56.999cm" svg:x2="22.579cm" svg:y2="54.927cm" draw:start-shape="id163" draw:start-glue-point="0" svg:d="M22528 56999l51-2072" svg:viewBox="0 0 52 2073">
          <text:p text:style-name="P1"><text:span text:style-name="T2">3_04</text:span></text:p>
        </draw:connector>
        <draw:connector draw:style-name="gr3" draw:text-style-name="P3" draw:layer="layout" draw:type="line" svg:x1="20.328cm" svg:y1="56.999cm" svg:x2="20.357cm" svg:y2="54.927cm" draw:start-shape="id164" draw:start-glue-point="0" svg:d="M20328 56999l29-2072" svg:viewBox="0 0 30 2073">
          <text:p text:style-name="P1"><text:span text:style-name="T2">3_03</text:span></text:p>
        </draw:connector>
        <draw:connector draw:style-name="gr3" draw:text-style-name="P3" draw:layer="layout" draw:type="line" svg:x1="18.128cm" svg:y1="56.999cm" svg:x2="18.15cm" svg:y2="54.928cm" draw:start-shape="id141" draw:start-glue-point="0" svg:d="M18128 56999l22-2071" svg:viewBox="0 0 23 2072">
          <text:p text:style-name="P1"><text:span text:style-name="T2">3_02</text:span></text:p>
        </draw:connector>
        <draw:connector draw:style-name="gr3" draw:text-style-name="P3" draw:layer="layout" draw:type="line" svg:x1="66.887cm" svg:y1="52.34cm" svg:x2="66.856cm" svg:y2="50.342cm" draw:start-shape="id403" draw:start-glue-point="0" svg:d="M66887 52340l-31-1998" svg:viewBox="0 0 32 1999">
          <text:p text:style-name="P1"><text:span text:style-name="T2">4_05</text:span></text:p>
        </draw:connector>
        <draw:custom-shape draw:style-name="gr1" draw:text-style-name="P2" xml:id="id458" draw:id="id458" draw:layer="layout" svg:width="1cm" svg:height="0.9cm" svg:x="52.88cm" svg:y="45.24cm">
          <text:p text:style-name="P1"><text:span text:style-name="T1">IMUX</text:span></text:p>
          <text:p text:style-name="P1"><text:span text:style-name="T1">4015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2.487cm" svg:y1="47.569cm" svg:x2="53.38cm" svg:y2="46.14cm" draw:end-shape="id458" draw:end-glue-point="2" svg:d="M52487 47569l893-1429" svg:viewBox="0 0 894 1430">
          <text:p text:style-name="P1"><text:span text:style-name="T2">4_05/b</text:span></text:p>
        </draw:connector>
        <draw:custom-shape draw:style-name="gr1" draw:text-style-name="P2" xml:id="id459" draw:id="id459" draw:layer="layout" svg:width="1cm" svg:height="0.9cm" svg:x="50.68cm" svg:y="45.246cm">
          <text:p text:style-name="P1"><text:span text:style-name="T1">IMUX</text:span></text:p>
          <text:p text:style-name="P1"><text:span text:style-name="T1">3917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0.287cm" svg:y1="47.575cm" svg:x2="51.18cm" svg:y2="46.146cm" draw:end-shape="id459" draw:end-glue-point="2" svg:d="M50287 47575l893-1429" svg:viewBox="0 0 894 1430">
          <text:p text:style-name="P1"><text:span text:style-name="T2">4_04/b</text:span></text:p>
        </draw:connector>
        <draw:connector draw:style-name="gr3" draw:text-style-name="P3" draw:layer="layout" draw:type="line" svg:x1="62.487cm" svg:y1="52.34cm" svg:x2="62.446cm" svg:y2="50.343cm" draw:start-shape="id404" draw:start-glue-point="0" svg:d="M62487 52340l-41-1997" svg:viewBox="0 0 42 1998">
          <text:p text:style-name="P1"><text:span text:style-name="T2">4_04</text:span></text:p>
        </draw:connector>
        <draw:custom-shape draw:style-name="gr1" draw:text-style-name="P2" xml:id="id460" draw:id="id460" draw:layer="layout" svg:width="1cm" svg:height="0.9cm" svg:x="48.487cm" svg:y="45.211cm">
          <text:p text:style-name="P1"><text:span text:style-name="T1">IMUX</text:span></text:p>
          <text:p text:style-name="P1"><text:span text:style-name="T1">3814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8.094cm" svg:y1="47.54cm" svg:x2="48.987cm" svg:y2="46.111cm" draw:end-shape="id460" draw:end-glue-point="2" svg:d="M48094 47540l893-1429" svg:viewBox="0 0 894 1430">
          <text:p text:style-name="P1"><text:span text:style-name="T2">4_03/b</text:span></text:p>
        </draw:connector>
        <draw:connector draw:style-name="gr3" draw:text-style-name="P3" draw:layer="layout" draw:type="line" svg:x1="58.087cm" svg:y1="52.34cm" svg:x2="58.039cm" svg:y2="50.344cm" draw:start-shape="id405" draw:start-glue-point="0" svg:d="M58087 52340l-48-1996" svg:viewBox="0 0 49 1997">
          <text:p text:style-name="P1"><text:span text:style-name="T2">4_03</text:span></text:p>
        </draw:connector>
        <draw:custom-shape draw:style-name="gr1" draw:text-style-name="P2" xml:id="id461" draw:id="id461" draw:layer="layout" svg:width="1cm" svg:height="0.9cm" svg:x="74.244cm" svg:y="39.44cm">
          <text:p text:style-name="P1"><text:span text:style-name="T1">AND</text:span></text:p>
          <text:p text:style-name="P1"><text:span text:style-name="T1">3712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5.505cm" svg:y1="41.665cm" svg:x2="74.744cm" svg:y2="40.34cm" draw:end-shape="id461" draw:end-glue-point="2" svg:d="M75505 41665l-761-1325" svg:viewBox="0 0 762 1326">
          <text:p text:style-name="P1"><text:span text:style-name="T2">4_03</text:span></text:p>
        </draw:connector>
        <draw:custom-shape draw:style-name="gr1" draw:text-style-name="P2" xml:id="id462" draw:id="id462" draw:layer="layout" svg:width="1cm" svg:height="0.9cm" svg:x="46.287cm" svg:y="45.241cm">
          <text:p text:style-name="P1"><text:span text:style-name="T1">IMUX</text:span></text:p>
          <text:p text:style-name="P1"><text:span text:style-name="T1">3713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5.894cm" svg:y1="47.57cm" svg:x2="46.787cm" svg:y2="46.141cm" draw:end-shape="id462" draw:end-glue-point="2" svg:d="M45894 47570l893-1429" svg:viewBox="0 0 894 1430">
          <text:p text:style-name="P1"><text:span text:style-name="T2">4_02/b</text:span></text:p>
        </draw:connector>
        <draw:connector draw:style-name="gr3" draw:text-style-name="P3" draw:layer="layout" draw:type="line" svg:x1="53.687cm" svg:y1="52.34cm" svg:x2="53.728cm" svg:y2="50.345cm" draw:start-shape="id406" draw:start-glue-point="0" svg:d="M53687 52340l41-1995" svg:viewBox="0 0 42 1996">
          <text:p text:style-name="P1"><text:span text:style-name="T2">4_02</text:span></text:p>
        </draw:connector>
        <draw:connector draw:style-name="gr3" draw:text-style-name="P3" draw:layer="layout" draw:type="line" svg:x1="15.928cm" svg:y1="56.999cm" svg:x2="15.94cm" svg:y2="54.929cm" draw:start-shape="id166" draw:start-glue-point="0" svg:d="M15928 56999l12-2070" svg:viewBox="0 0 13 2071">
          <text:p text:style-name="P1"><text:span text:style-name="T2">3_01</text:span></text:p>
        </draw:connector>
        <draw:custom-shape draw:style-name="gr1" draw:text-style-name="P2" xml:id="id463" draw:id="id463" draw:layer="layout" svg:width="1cm" svg:height="0.9cm" svg:x="44.087cm" svg:y="45.24cm">
          <text:p text:style-name="P1"><text:span text:style-name="T1">IMUX</text:span></text:p>
          <text:p text:style-name="P1"><text:span text:style-name="T1">4118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3.694cm" svg:y1="47.569cm" svg:x2="44.587cm" svg:y2="46.14cm" draw:end-shape="id463" draw:end-glue-point="2" svg:d="M43694 47569l893-1429" svg:viewBox="0 0 894 1430">
          <text:p text:style-name="P1"><text:span text:style-name="T2">4_01/b</text:span></text:p>
        </draw:connector>
        <draw:connector draw:style-name="gr3" draw:text-style-name="P3" draw:layer="layout" draw:type="line" svg:x1="49.187cm" svg:y1="52.34cm" svg:x2="49.216cm" svg:y2="50.346cm" draw:start-shape="id407" draw:start-glue-point="0" svg:d="M49187 52340l29-1994" svg:viewBox="0 0 30 1995">
          <text:p text:style-name="P1"><text:span text:style-name="T2">4_01</text:span></text:p>
        </draw:connector>
        <draw:connector draw:style-name="gr3" draw:text-style-name="P3" draw:layer="layout" draw:type="line" svg:x1="13.728cm" svg:y1="56.999cm" svg:x2="13.715cm" svg:y2="54.927cm" draw:start-shape="id167" draw:start-glue-point="0" svg:d="M13728 56999l-13-2072" svg:viewBox="0 0 14 2073">
          <text:p text:style-name="P1"><text:span text:style-name="T2">3_00</text:span></text:p>
        </draw:connector>
        <draw:custom-shape draw:style-name="gr1" draw:text-style-name="P2" xml:id="id464" draw:id="id464" draw:layer="layout" svg:width="1cm" svg:height="0.9cm" svg:x="7.743cm" svg:y="36.386cm">
          <text:p text:style-name="P1"><text:span text:style-name="T1">IMUX</text:span></text:p>
          <text:p text:style-name="P1"><text:span text:style-name="T1">41190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8.243cm" svg:y1="36.386cm" svg:x2="8.243cm" svg:y2="34.986cm" draw:start-shape="id464" draw:start-glue-point="0" svg:d="M8243 36386v-1400" svg:viewBox="0 0 1 1401">
          <text:p text:style-name="P1"><text:span text:style-name="T2">/carry0</text:span></text:p>
        </draw:connector>
        <draw:custom-shape draw:style-name="gr1" draw:text-style-name="P2" xml:id="id465" draw:id="id465" draw:layer="layout" svg:width="1cm" svg:height="0.9cm" svg:x="55.08cm" svg:y="45.211cm">
          <text:p text:style-name="P1"><text:span text:style-name="T1">IMUX</text:span></text:p>
          <text:p text:style-name="P1"><text:span text:style-name="T1">3615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4.687cm" svg:y1="47.54cm" svg:x2="55.58cm" svg:y2="46.111cm" draw:end-shape="id465" draw:end-glue-point="2" svg:d="M54687 47540l893-1429" svg:viewBox="0 0 894 1430">
          <text:p text:style-name="P1"><text:span text:style-name="T2">4_06/b</text:span></text:p>
        </draw:connector>
        <draw:connector draw:style-name="gr3" draw:text-style-name="P3" draw:layer="layout" draw:type="line" svg:x1="71.287cm" svg:y1="52.34cm" svg:x2="71.246cm" svg:y2="50.343cm" draw:start-shape="id402" draw:start-glue-point="0" svg:d="M71287 52340l-41-1997" svg:viewBox="0 0 42 1998">
          <text:p text:style-name="P1"><text:span text:style-name="T2">4_06</text:span></text:p>
        </draw:connector>
        <draw:connector draw:style-name="gr3" draw:text-style-name="P3" draw:layer="layout" draw:type="line" svg:x1="24.728cm" svg:y1="56.999cm" svg:x2="24.775cm" svg:y2="54.928cm" draw:start-shape="id162" draw:start-glue-point="0" svg:d="M24728 56999l47-2071" svg:viewBox="0 0 48 2072">
          <text:p text:style-name="P1"><text:span text:style-name="T2">3_05</text:span></text:p>
        </draw:connector>
        <draw:connector draw:style-name="gr3" draw:text-style-name="P3" draw:layer="layout" draw:type="line" svg:x1="74.487cm" svg:y1="52.34cm" svg:x2="74.437cm" svg:y2="50.344cm" draw:start-shape="id400" draw:start-glue-point="0" svg:d="M74487 52340l-50-1996" svg:viewBox="0 0 51 1997">
          <text:p text:style-name="P1"><text:span text:style-name="T2">4_07</text:span></text:p>
        </draw:connector>
        <draw:connector draw:style-name="gr3" draw:text-style-name="P3" draw:layer="layout" draw:type="line" svg:x1="26.928cm" svg:y1="56.999cm" svg:x2="26.968cm" svg:y2="54.929cm" draw:start-shape="id161" draw:start-glue-point="0" svg:d="M26928 56999l40-2070" svg:viewBox="0 0 41 2071">
          <text:p text:style-name="P1"><text:span text:style-name="T2">3_06</text:span></text:p>
        </draw:connector>
        <draw:custom-shape draw:style-name="gr1" draw:text-style-name="P2" xml:id="id466" draw:id="id466" draw:layer="layout" svg:width="1cm" svg:height="0.9cm" svg:x="57.287cm" svg:y="45.211cm">
          <text:p text:style-name="P1"><text:span text:style-name="T1">IMUX</text:span></text:p>
          <text:p text:style-name="P1"><text:span text:style-name="T1">3514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6.894cm" svg:y1="47.54cm" svg:x2="57.787cm" svg:y2="46.111cm" draw:end-shape="id466" draw:end-glue-point="2" svg:d="M56894 47540l893-1429" svg:viewBox="0 0 894 1430">
          <text:p text:style-name="P1"><text:span text:style-name="T2">4_07/b</text:span></text:p>
        </draw:connector>
        <draw:custom-shape draw:style-name="gr1" draw:text-style-name="P2" xml:id="id467" draw:id="id467" draw:layer="layout" svg:width="1cm" svg:height="0.9cm" svg:x="59.48cm" svg:y="45.211cm">
          <text:p text:style-name="P1"><text:span text:style-name="T1">IMUX</text:span></text:p>
          <text:p text:style-name="P1"><text:span text:style-name="T1">3713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9.087cm" svg:y1="47.54cm" svg:x2="59.98cm" svg:y2="46.111cm" draw:end-shape="id467" draw:end-glue-point="2" svg:d="M59087 47540l893-1429" svg:viewBox="0 0 894 1430">
          <text:p text:style-name="P1"><text:span text:style-name="T2">4_07/b</text:span></text:p>
        </draw:connector>
        <draw:custom-shape draw:style-name="gr1" draw:text-style-name="P2" xml:id="id468" draw:id="id468" draw:layer="layout" svg:width="1cm" svg:height="0.9cm" svg:x="58.58cm" svg:y="25.111cm">
          <text:p text:style-name="P1"><text:span text:style-name="T1">4-MUX</text:span></text:p>
          <text:p text:style-name="P1"><text:span text:style-name="T1">3712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8.823cm" svg:y1="28.091cm" svg:x2="59.08cm" svg:y2="26.011cm" draw:end-shape="id468" draw:end-glue-point="2" svg:d="M58823 28091l257-2080" svg:viewBox="0 0 258 2081">
          <text:p text:style-name="P1"><text:span text:style-name="T2">4_07/1</text:span></text:p>
        </draw:connector>
        <draw:connector draw:style-name="gr3" draw:text-style-name="P3" draw:layer="layout" draw:type="line" svg:x1="76.587cm" svg:y1="52.34cm" svg:x2="76.528cm" svg:y2="50.345cm" draw:start-shape="id401" draw:start-glue-point="0" svg:d="M76587 52340l-59-1995" svg:viewBox="0 0 60 1996">
          <text:p text:style-name="P1"><text:span text:style-name="T2">4_08</text:span></text:p>
        </draw:connector>
        <draw:connector draw:style-name="gr3" draw:text-style-name="P3" draw:layer="layout" draw:type="line" svg:x1="29.128cm" svg:y1="56.999cm" svg:x2="29.162cm" svg:y2="54.93cm" draw:start-shape="id160" draw:start-glue-point="0" svg:d="M29128 56999l34-2069" svg:viewBox="0 0 35 2070">
          <text:p text:style-name="P1"><text:span text:style-name="T2">3_07</text:span></text:p>
        </draw:connector>
        <draw:custom-shape draw:style-name="gr2" draw:text-style-name="P2" xml:id="id451" draw:id="id451" draw:layer="layout" svg:width="2.1cm" svg:height="0.9cm" svg:x="18.143cm" svg:y="23.725cm">
          <text:p text:style-name="P1"><text:span text:style-name="T1">DFF (clk48)</text:span></text:p>
          <text:p text:style-name="P1"><text:span text:style-name="T1">37140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452" draw:id="id452" draw:layer="layout" svg:width="2cm" svg:height="0.9cm" svg:x="20.4cm" svg:y="23.725cm">
          <text:p text:style-name="P1"><text:span text:style-name="T1">DFF (clk48)</text:span></text:p>
          <text:p text:style-name="P1"><text:span text:style-name="T1">4015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0.243cm" svg:y1="30.709cm" svg:x2="20.25cm" svg:y2="27.986cm" draw:start-shape="id438" draw:start-glue-point="0" draw:end-shape="id469" draw:end-glue-point="2" svg:d="M20243 30709l7-2723" svg:viewBox="0 0 8 2724">
          <text:p/>
        </draw:connector>
        <draw:connector draw:style-name="gr4" draw:text-style-name="P1" draw:layer="layout" draw:type="line" svg:x1="18.043cm" svg:y1="30.709cm" svg:x2="18.093cm" svg:y2="27.986cm" draw:start-shape="id442" draw:start-glue-point="0" draw:end-shape="id470" draw:end-glue-point="2" svg:d="M18043 30709l50-2723" svg:viewBox="0 0 51 2724">
          <text:p/>
        </draw:connector>
        <draw:custom-shape draw:style-name="gr2" draw:text-style-name="P2" xml:id="id453" draw:id="id453" draw:layer="layout" svg:width="2.1cm" svg:height="0.9cm" svg:x="22.5cm" svg:y="23.725cm">
          <text:p text:style-name="P1"><text:span text:style-name="T1">DFF (clk48)</text:span></text:p>
          <text:p text:style-name="P1"><text:span text:style-name="T1">3917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2.42cm" svg:y1="30.709cm" svg:x2="22.45cm" svg:y2="27.986cm" draw:start-shape="id441" draw:start-glue-point="0" draw:end-shape="id471" draw:end-glue-point="2" svg:d="M22420 30709l30-2723" svg:viewBox="0 0 31 2724">
          <text:p/>
        </draw:connector>
        <draw:custom-shape draw:style-name="gr2" draw:text-style-name="P2" xml:id="id454" draw:id="id454" draw:layer="layout" svg:width="2.1cm" svg:height="0.9cm" svg:x="24.7cm" svg:y="23.725cm">
          <text:p text:style-name="P1"><text:span text:style-name="T1">DFF (clk48)</text:span></text:p>
          <text:p text:style-name="P1"><text:span text:style-name="T1">4015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4.643cm" svg:y1="30.709cm" svg:x2="24.65cm" svg:y2="27.986cm" draw:start-shape="id436" draw:start-glue-point="0" draw:end-shape="id472" draw:end-glue-point="2" svg:d="M24643 30709l7-2723" svg:viewBox="0 0 8 2724">
          <text:p/>
        </draw:connector>
        <draw:custom-shape draw:style-name="gr2" draw:text-style-name="P2" xml:id="id450" draw:id="id450" draw:layer="layout" svg:width="2.1cm" svg:height="0.9cm" svg:x="14.843cm" svg:y="27.086cm">
          <text:p text:style-name="P1"><text:span text:style-name="T1">DFF (clk50)</text:span></text:p>
          <text:p text:style-name="P1"><text:span text:style-name="T1">4318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74" draw:id="id474" draw:layer="layout" svg:width="2.1cm" svg:height="0.9cm" svg:x="15.943cm" svg:y="23.725cm">
          <text:p text:style-name="P1"><text:span text:style-name="T1">DFF (clk48)</text:span></text:p>
          <text:p text:style-name="P1"><text:span text:style-name="T1">4218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6.843cm" svg:y1="30.709cm" svg:x2="26.85cm" svg:y2="27.986cm" draw:start-shape="id444" draw:start-glue-point="0" draw:end-shape="id473" draw:end-glue-point="2" svg:d="M26843 30709l7-2723" svg:viewBox="0 0 8 2724">
          <text:p/>
        </draw:connector>
        <draw:connector draw:style-name="gr4" draw:text-style-name="P1" draw:layer="layout" draw:type="line" svg:x1="15.843cm" svg:y1="30.709cm" svg:x2="16.993cm" svg:y2="24.625cm" draw:start-shape="id412" draw:start-glue-point="0" draw:end-shape="id474" draw:end-glue-point="2" svg:d="M15843 30709l1150-6084" svg:viewBox="0 0 1151 6085">
          <text:p/>
        </draw:connector>
        <draw:custom-shape draw:style-name="gr2" draw:text-style-name="P2" xml:id="id456" draw:id="id456" draw:layer="layout" svg:width="2.1cm" svg:height="0.9cm" svg:x="28.043cm" svg:y="27.086cm">
          <text:p text:style-name="P1"><text:span text:style-name="T1">DFF (clk50)</text:span></text:p>
          <text:p text:style-name="P1"><text:span text:style-name="T1">3515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75" draw:id="id475" draw:layer="layout" svg:width="2.1cm" svg:height="0.9cm" svg:x="29.1cm" svg:y="23.725cm">
          <text:p text:style-name="P1"><text:span text:style-name="T1">DFF (clk48)</text:span></text:p>
          <text:p text:style-name="P1"><text:span text:style-name="T1">3515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9.043cm" svg:y1="30.709cm" svg:x2="30.15cm" svg:y2="24.625cm" draw:start-shape="id446" draw:start-glue-point="0" draw:end-shape="id475" draw:end-glue-point="2" svg:d="M29043 30709l1107-6084" svg:viewBox="0 0 1108 6085">
          <text:p/>
        </draw:connector>
        <draw:custom-shape draw:style-name="gr2" draw:text-style-name="P2" xml:id="id457" draw:id="id457" draw:layer="layout" svg:width="2.1cm" svg:height="0.9cm" svg:x="31.3cm" svg:y="23.725cm">
          <text:p text:style-name="P1"><text:span text:style-name="T1">DFF (clk48)</text:span></text:p>
          <text:p text:style-name="P1"><text:span text:style-name="T1">3616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1.243cm" svg:y1="30.709cm" svg:x2="31.35cm" svg:y2="27.986cm" draw:start-shape="id447" draw:start-glue-point="0" draw:end-shape="id476" draw:end-glue-point="2" svg:d="M31243 30709l107-2723" svg:viewBox="0 0 108 2724">
          <text:p/>
        </draw:connector>
        <draw:connector draw:style-name="gr3" draw:text-style-name="P3" draw:layer="layout" draw:type="line" svg:x1="44.787cm" svg:y1="52.34cm" svg:x2="44.803cm" svg:y2="50.347cm" draw:start-shape="id408" draw:start-glue-point="0" svg:d="M44787 52340l16-1993" svg:viewBox="0 0 17 1994">
          <text:p text:style-name="P1"><text:span text:style-name="T2">4_00</text:span></text:p>
        </draw:connector>
        <draw:custom-shape draw:style-name="gr1" draw:text-style-name="P2" xml:id="id477" draw:id="id477" draw:layer="layout" svg:width="1cm" svg:height="0.9cm" svg:x="41.88cm" svg:y="45.24cm">
          <text:p text:style-name="P1"><text:span text:style-name="T1">IMUX</text:span></text:p>
          <text:p text:style-name="P1"><text:span text:style-name="T1">4015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1.487cm" svg:y1="47.569cm" svg:x2="42.38cm" svg:y2="46.14cm" draw:end-shape="id477" draw:end-glue-point="2" svg:d="M41487 47569l893-1429" svg:viewBox="0 0 894 1430">
          <text:p text:style-name="P1"><text:span text:style-name="T2">4_00/b</text:span></text:p>
        </draw:connector>
        <draw:custom-shape draw:style-name="gr1" draw:text-style-name="P2" xml:id="id478" draw:id="id478" draw:layer="layout" svg:width="1cm" svg:height="0.9cm" svg:x="8.746cm" svg:y="39.102cm">
          <text:p text:style-name="P1"><text:span text:style-name="T1">XNOR</text:span></text:p>
          <text:p text:style-name="P1"><text:span text:style-name="T1">4016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.701cm" svg:y1="41.579cm" svg:x2="9.246cm" svg:y2="40.002cm" draw:end-shape="id478" draw:end-glue-point="2" svg:d="M9701 41579l-455-1577" svg:viewBox="0 0 456 1578">
          <text:p text:style-name="P1"><text:span text:style-name="T2">4_00</text:span></text:p>
        </draw:connector>
        <draw:custom-shape draw:style-name="gr1" draw:text-style-name="P2" xml:id="id479" draw:id="id479" draw:layer="layout" svg:width="1cm" svg:height="0.9cm" svg:x="10.971cm" svg:y="39.079cm">
          <text:p text:style-name="P1"><text:span text:style-name="T1">OR</text:span></text:p>
          <text:p text:style-name="P1"><text:span text:style-name="T1">4016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2.043cm" svg:y1="41.586cm" svg:x2="11.471cm" svg:y2="39.979cm" draw:end-shape="id479" draw:end-glue-point="2" svg:d="M12043 41586l-572-1607" svg:viewBox="0 0 573 1608">
          <text:p text:style-name="P1"><text:span text:style-name="T2">4_00</text:span></text:p>
        </draw:connector>
        <draw:connector draw:style-name="gr3" draw:text-style-name="P3" draw:layer="layout" draw:type="line" svg:x1="9.246cm" svg:y1="39.102cm" svg:x2="8.243cm" svg:y2="37.286cm" draw:start-shape="id478" draw:start-glue-point="0" draw:end-shape="id464" draw:end-glue-point="2" svg:d="M9246 39102l-1003-1816" svg:viewBox="0 0 1004 1817">
          <text:p text:style-name="P1"><text:span text:style-name="T2">a</text:span></text:p>
        </draw:connector>
        <draw:connector draw:style-name="gr3" draw:text-style-name="P3" draw:layer="layout" draw:type="line" svg:x1="11.471cm" svg:y1="39.079cm" svg:x2="8.243cm" svg:y2="37.286cm" draw:start-shape="id479" draw:start-glue-point="0" draw:end-shape="id464" draw:end-glue-point="2" svg:d="M11471 39079l-3228-1793" svg:viewBox="0 0 3229 1794">
          <text:p text:style-name="P1"><text:span text:style-name="T2">c</text:span></text:p>
        </draw:connector>
        <draw:connector draw:style-name="gr3" draw:text-style-name="P3" draw:layer="layout" draw:type="line" svg:x1="11.528cm" svg:y1="56.999cm" svg:x2="11.519cm" svg:y2="54.847cm" draw:start-shape="id168" draw:start-glue-point="0" svg:d="M11528 56999l-9-2152" svg:viewBox="0 0 10 2153">
          <text:p text:style-name="P1"><text:span text:style-name="T2">3_X1</text:span></text:p>
        </draw:connector>
        <draw:connector draw:style-name="gr6" draw:text-style-name="P3" draw:layer="layout" draw:type="line" svg:x1="8.643cm" svg:y1="41.209cm" svg:x2="9.246cm" svg:y2="40.002cm" draw:end-shape="id478" draw:end-glue-point="2" svg:d="M8643 41209l603-1207" svg:viewBox="0 0 604 1208">
          <text:p text:style-name="P1"><text:span text:style-name="T2">3_X1</text:span></text:p>
        </draw:connector>
        <draw:connector draw:style-name="gr6" draw:text-style-name="P3" draw:layer="layout" draw:type="line" svg:x1="10.868cm" svg:y1="41.194cm" svg:x2="11.471cm" svg:y2="39.979cm" draw:end-shape="id479" draw:end-glue-point="2" svg:d="M10868 41194l603-1215" svg:viewBox="0 0 604 1216">
          <text:p text:style-name="P1"><text:span text:style-name="T2">3_X1</text:span></text:p>
        </draw:connector>
        <draw:custom-shape draw:style-name="gr1" draw:text-style-name="P2" xml:id="id480" draw:id="id480" draw:layer="layout" svg:width="1cm" svg:height="0.9cm" svg:x="9.843cm" svg:y="39.079cm">
          <text:p text:style-name="P1"><text:span text:style-name="T1">22-AAOI</text:span></text:p>
          <text:p text:style-name="P1"><text:span text:style-name="T1">4119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343cm" svg:y1="39.079cm" svg:x2="8.243cm" svg:y2="37.286cm" draw:start-shape="id480" draw:start-glue-point="0" draw:end-shape="id464" draw:end-glue-point="2" svg:d="M10343 39079l-2100-1793" svg:viewBox="0 0 2101 1794">
          <text:p text:style-name="P1"><text:span text:style-name="T2">b</text:span></text:p>
        </draw:connector>
        <draw:connector draw:style-name="gr3" draw:text-style-name="P3" draw:layer="layout" draw:type="line" svg:x1="9.743cm" svg:y1="44.286cm" svg:x2="10.343cm" svg:y2="39.979cm" draw:start-shape="id198" draw:start-glue-point="0" draw:end-shape="id480" draw:end-glue-point="2" svg:d="M9743 44286l600-4307" svg:viewBox="0 0 601 4308">
          <text:p text:style-name="P1"><text:span text:style-name="T2">a</text:span></text:p>
        </draw:connector>
        <draw:connector draw:style-name="gr3" draw:text-style-name="P3" draw:layer="layout" draw:type="line" svg:x1="10.843cm" svg:y1="44.286cm" svg:x2="10.343cm" svg:y2="39.979cm" draw:start-shape="id199" draw:start-glue-point="0" draw:end-shape="id480" draw:end-glue-point="2" svg:d="M10843 44286l-500-4307" svg:viewBox="0 0 501 4308">
          <text:p text:style-name="P1"><text:span text:style-name="T2">c</text:span></text:p>
        </draw:connector>
        <draw:custom-shape draw:style-name="gr1" draw:text-style-name="P2" xml:id="id481" draw:id="id481" draw:layer="layout" svg:width="1cm" svg:height="0.9cm" svg:x="4.654cm" svg:y="43.009cm">
          <text:p text:style-name="P1"><text:span text:style-name="T1">12-OAI</text:span></text:p>
          <text:p text:style-name="P1"><text:span text:style-name="T1">4016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.054cm" svg:y1="45.009cm" svg:x2="5.154cm" svg:y2="43.909cm" draw:start-shape="id196" draw:start-glue-point="0" draw:end-shape="id481" draw:end-glue-point="2" svg:d="M4054 45009l1100-1100" svg:viewBox="0 0 1101 1101">
          <text:p text:style-name="P1"><text:span text:style-name="T2">a</text:span></text:p>
        </draw:connector>
        <draw:connector draw:style-name="gr3" draw:text-style-name="P3" draw:layer="layout" draw:type="line" svg:x1="6.254cm" svg:y1="45.109cm" svg:x2="5.154cm" svg:y2="43.909cm" draw:start-shape="id197" draw:start-glue-point="0" draw:end-shape="id481" draw:end-glue-point="2" svg:d="M6254 45109l-1100-1200" svg:viewBox="0 0 1101 1201">
          <text:p text:style-name="P1"><text:span text:style-name="T2">c</text:span></text:p>
        </draw:connector>
        <draw:custom-shape draw:style-name="gr1" draw:text-style-name="P2" xml:id="id482" draw:id="id482" draw:layer="layout" svg:width="1cm" svg:height="0.9cm" svg:x="13.143cm" svg:y="30.786cm">
          <text:p text:style-name="P1"><text:span text:style-name="T1">XOR</text:span></text:p>
          <text:p text:style-name="P1"><text:span text:style-name="T1">3918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2.412cm" svg:y1="32.966cm" svg:x2="13.643cm" svg:y2="31.686cm" draw:end-shape="id482" draw:end-glue-point="2" svg:d="M12412 32966l1231-1280" svg:viewBox="0 0 1232 1281">
          <text:p text:style-name="P1"><text:span text:style-name="T2">carryx1</text:span></text:p>
        </draw:connector>
        <draw:custom-shape draw:style-name="gr1" draw:text-style-name="P2" xml:id="id483" draw:id="id483" draw:layer="layout" svg:width="1cm" svg:height="0.9cm" svg:x="13.643cm" svg:y="32.386cm">
          <text:p text:style-name="P1"><text:span text:style-name="T1">XOR</text:span></text:p>
          <text:p text:style-name="P1"><text:span text:style-name="T1">3918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3.694cm" svg:y1="34.481cm" svg:x2="14.143cm" svg:y2="33.286cm" draw:end-shape="id483" draw:end-glue-point="2" svg:d="M13694 34481l449-1195" svg:viewBox="0 0 450 1196">
          <text:p text:style-name="P1"><text:span text:style-name="T2">3_X2</text:span></text:p>
        </draw:connector>
        <draw:connector draw:style-name="gr3" draw:text-style-name="P3" draw:layer="layout" draw:type="line" svg:x1="10.125cm" svg:y1="48.133cm" svg:x2="9.743cm" svg:y2="45.186cm" draw:end-shape="id198" draw:end-glue-point="2" svg:d="M10125 48133l-382-2947" svg:viewBox="0 0 383 2948">
          <text:p text:style-name="P1"><text:span text:style-name="T2">3_X2/c</text:span></text:p>
        </draw:connector>
        <draw:connector draw:style-name="gr3" draw:text-style-name="P3" draw:layer="layout" draw:type="line" svg:x1="11.315cm" svg:y1="48.9cm" svg:x2="10.843cm" svg:y2="45.186cm" draw:end-shape="id199" draw:end-glue-point="2" svg:d="M11315 48900l-472-3714" svg:viewBox="0 0 473 3715">
          <text:p text:style-name="P1"><text:span text:style-name="T2">3_X2/d</text:span></text:p>
        </draw:connector>
        <draw:custom-shape draw:style-name="gr1" draw:text-style-name="P2" xml:id="id484" draw:id="id484" draw:layer="layout" svg:width="1cm" svg:height="0.9cm" svg:x="11.943cm" svg:y="33.986cm">
          <text:p text:style-name="P1"><text:span text:style-name="T1">XNOR</text:span></text:p>
          <text:p text:style-name="P1"><text:span text:style-name="T1">4119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.981cm" svg:y1="36.253cm" svg:x2="12.443cm" svg:y2="34.886cm" draw:end-shape="id484" draw:end-glue-point="2" svg:d="M12981 36253l-538-1367" svg:viewBox="0 0 539 1368">
          <text:p text:style-name="P1"><text:span text:style-name="T2">3_X2</text:span></text:p>
        </draw:connector>
        <draw:custom-shape draw:style-name="gr1" draw:text-style-name="P2" xml:id="id485" draw:id="id485" draw:layer="layout" svg:width="1cm" svg:height="0.9cm" svg:x="8.143cm" svg:y="44.286cm">
          <text:p text:style-name="P1"><text:span text:style-name="T1">NAND</text:span></text:p>
          <text:p text:style-name="P1"><text:span text:style-name="T1">4119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14cm" svg:y1="46.73cm" svg:x2="8.643cm" svg:y2="45.186cm" draw:end-shape="id485" draw:end-glue-point="2" svg:d="M8140 46730l503-1544" svg:viewBox="0 0 504 1545">
          <text:p text:style-name="P1"><text:span text:style-name="T2">3_X2</text:span></text:p>
        </draw:connector>
        <draw:custom-shape draw:style-name="gr1" draw:text-style-name="P2" xml:id="id486" draw:id="id486" draw:layer="layout" svg:width="1cm" svg:height="0.9cm" svg:x="11.843cm" svg:y="36.486cm">
          <text:p text:style-name="P1"><text:span text:style-name="T1">OR</text:span></text:p>
          <text:p text:style-name="P1"><text:span text:style-name="T1">4016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1.851cm" svg:y1="38.757cm" svg:x2="12.343cm" svg:y2="37.386cm" draw:end-shape="id486" draw:end-glue-point="2" svg:d="M11851 38757l492-1371" svg:viewBox="0 0 493 1372">
          <text:p text:style-name="P1"><text:span text:style-name="T2">3_X2</text:span></text:p>
        </draw:connector>
        <draw:connector draw:style-name="gr3" draw:text-style-name="P3" draw:layer="layout" draw:type="line" svg:x1="10.494cm" svg:y1="32.919cm" svg:x2="11.443cm" svg:y2="31.686cm" draw:end-shape="id487" draw:end-glue-point="2" svg:d="M10494 32919l949-1233" svg:viewBox="0 0 950 1234">
          <text:p text:style-name="P1"><text:span text:style-name="T2">carryx1/a</text:span></text:p>
        </draw:connector>
        <draw:custom-shape draw:style-name="gr1" draw:text-style-name="P2" xml:id="id487" draw:id="id487" draw:layer="layout" svg:width="1cm" svg:height="0.9cm" svg:x="10.943cm" svg:y="30.786cm">
          <text:p text:style-name="P1"><text:span text:style-name="T1">IMUX</text:span></text:p>
          <text:p text:style-name="P1"><text:span text:style-name="T1">4016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.643cm" svg:y1="44.286cm" svg:x2="10.343cm" svg:y2="39.979cm" draw:start-shape="id485" draw:start-glue-point="0" draw:end-shape="id480" draw:end-glue-point="2" svg:d="M8643 44286l1700-4307" svg:viewBox="0 0 1701 4308">
          <text:p text:style-name="P1"><text:span text:style-name="T2">b</text:span></text:p>
        </draw:connector>
        <draw:connector draw:style-name="gr3" draw:text-style-name="P3" draw:layer="layout" draw:type="line" svg:x1="9.328cm" svg:y1="56.999cm" svg:x2="9.311cm" svg:y2="54.848cm" draw:start-shape="id169" draw:start-glue-point="0" svg:d="M9328 56999l-17-2151" svg:viewBox="0 0 18 2152">
          <text:p text:style-name="P1"><text:span text:style-name="T2">3_X2</text:span></text:p>
        </draw:connector>
        <draw:connector draw:style-name="gr3" draw:text-style-name="P3" draw:layer="layout" draw:type="line" svg:x1="7.128cm" svg:y1="56.985cm" svg:x2="7.104cm" svg:y2="54.849cm" draw:start-shape="id145" draw:start-glue-point="0" svg:d="M7128 56985l-24-2136" svg:viewBox="0 0 25 2137">
          <text:p text:style-name="P1"><text:span text:style-name="T2">3_X3</text:span></text:p>
        </draw:connector>
        <draw:custom-shape draw:style-name="gr1" draw:text-style-name="P2" xml:id="id488" draw:id="id488" draw:layer="layout" svg:width="1cm" svg:height="0.9cm" svg:x="8.743cm" svg:y="30.786cm">
          <text:p text:style-name="P1"><text:span text:style-name="T1">XNOR</text:span></text:p>
          <text:p text:style-name="P1"><text:span text:style-name="T1">4218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.711cm" svg:y1="32.44cm" svg:x2="9.243cm" svg:y2="31.686cm" draw:start-shape="id200" draw:start-glue-point="0" draw:end-shape="id488" draw:end-glue-point="2" svg:d="M9711 32440l-468-754" svg:viewBox="0 0 469 755">
          <text:p/>
        </draw:connector>
        <draw:custom-shape draw:style-name="gr1" draw:text-style-name="P2" xml:id="id492" draw:id="id492" draw:layer="layout" svg:width="1cm" svg:height="0.9cm" svg:x="41.487cm" svg:y="52.34cm">
          <text:p text:style-name="P1"><text:span text:style-name="T1">4-MUX (ground/0+1)</text:span></text:p>
          <text:p text:style-name="P1"><text:span text:style-name="T1">3918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1.368cm" svg:y1="48.185cm" svg:x2="10.843cm" svg:y2="45.186cm" draw:end-shape="id199" draw:end-glue-point="2" svg:d="M11368 48185l-525-2999" svg:viewBox="0 0 526 3000">
          <text:p text:style-name="P1"><text:span text:style-name="T2">4_X1/c</text:span></text:p>
        </draw:connector>
        <draw:connector draw:style-name="gr3" draw:text-style-name="P3" draw:layer="layout" draw:type="line" svg:x1="10.072cm" svg:y1="48.9cm" svg:x2="9.743cm" svg:y2="45.186cm" draw:end-shape="id198" draw:end-glue-point="2" svg:d="M10072 48900l-329-3714" svg:viewBox="0 0 330 3715">
          <text:p text:style-name="P1"><text:span text:style-name="T2">4_X1/d</text:span></text:p>
        </draw:connector>
        <draw:connector draw:style-name="gr3" draw:text-style-name="P3" draw:layer="layout" draw:type="line" svg:x1="8.934cm" svg:y1="47.392cm" svg:x2="8.643cm" svg:y2="45.186cm" draw:end-shape="id485" draw:end-glue-point="2" svg:d="M8934 47392l-291-2206" svg:viewBox="0 0 292 2207">
          <text:p text:style-name="P1"><text:span text:style-name="T2">4_X1</text:span></text:p>
        </draw:connector>
        <draw:connector draw:style-name="gr3" draw:text-style-name="P3" draw:layer="layout" draw:type="line" svg:x1="12.777cm" svg:y1="39.392cm" svg:x2="12.343cm" svg:y2="37.386cm" draw:end-shape="id486" draw:end-glue-point="2" svg:d="M12777 39392l-434-2006" svg:viewBox="0 0 435 2007">
          <text:p text:style-name="P1"><text:span text:style-name="T2">4_X1</text:span></text:p>
        </draw:connector>
        <draw:connector draw:style-name="gr3" draw:text-style-name="P3" xml:id="id491" draw:id="id491" draw:layer="layout" draw:type="line" svg:x1="10.134cm" svg:y1="48.134cm" svg:x2="9.752cm" svg:y2="45.187cm" svg:d="M10134 48134l-382-2947" svg:viewBox="0 0 383 2948">
          <text:p text:style-name="P1"><text:span text:style-name="T2">3_X2/c</text:span></text:p>
        </draw:connector>
        <draw:connector draw:style-name="gr3" draw:text-style-name="P3" draw:layer="layout" draw:type="line" svg:x1="14.62cm" svg:y1="34.957cm" svg:x2="14.143cm" svg:y2="33.286cm" draw:end-shape="id483" draw:end-glue-point="2" svg:d="M14620 34957l-477-1671" svg:viewBox="0 0 478 1672">
          <text:p text:style-name="P1"><text:span text:style-name="T2">4_X1</text:span></text:p>
        </draw:connector>
        <draw:custom-shape draw:style-name="gr2" draw:text-style-name="P2" xml:id="id489" draw:id="id489" draw:layer="layout" svg:width="2.1cm" svg:height="0.9cm" svg:x="12.643cm" svg:y="27.086cm">
          <text:p text:style-name="P1"><text:span text:style-name="T1">DFF (clk50)</text:span></text:p>
          <text:p text:style-name="P1"><text:span text:style-name="T1">4016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90" draw:id="id490" draw:layer="layout" svg:width="2.1cm" svg:height="0.9cm" svg:x="13.743cm" svg:y="23.725cm">
          <text:p text:style-name="P1"><text:span text:style-name="T1">DFF (clk48)</text:span></text:p>
          <text:p text:style-name="P1"><text:span text:style-name="T1">3918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4.143cm" svg:y1="32.386cm" svg:x2="13.643cm" svg:y2="31.686cm" draw:end-shape="id482" draw:end-glue-point="2" svg:d="M14143 32386l-500-700" svg:viewBox="0 0 501 701">
          <text:p/>
        </draw:connector>
        <draw:connector draw:style-name="gr3" draw:text-style-name="P3" draw:layer="layout" draw:type="line" svg:x1="5.154cm" svg:y1="43.009cm" svg:x2="5.176cm" svg:y2="41.013cm" draw:start-shape="id481" draw:start-glue-point="0" svg:d="M5154 43009l22-1996" svg:viewBox="0 0 23 1997">
          <text:p text:style-name="P1"><text:span text:style-name="T2">carryx1</text:span></text:p>
        </draw:connector>
        <draw:connector draw:style-name="gr4" draw:text-style-name="P1" draw:layer="layout" draw:type="line" svg:x1="13.643cm" svg:y1="30.786cm" svg:x2="13.693cm" svg:y2="27.986cm" draw:start-shape="id482" draw:start-glue-point="0" draw:end-shape="id489" draw:end-glue-point="2" svg:d="M13643 30786l50-2800" svg:viewBox="0 0 51 2801">
          <text:p/>
        </draw:connector>
        <draw:connector draw:style-name="gr4" draw:text-style-name="P1" draw:layer="layout" draw:type="line" svg:x1="13.643cm" svg:y1="30.786cm" svg:x2="14.793cm" svg:y2="24.625cm" draw:start-shape="id482" draw:start-glue-point="0" draw:end-shape="id490" draw:end-glue-point="2" svg:d="M13643 30786l1150-6161" svg:viewBox="0 0 1151 6162">
          <text:p/>
        </draw:connector>
        <draw:connector draw:style-name="gr3" draw:text-style-name="P3" draw:layer="layout" draw:type="line" svg:x1="10.23cm" svg:y1="46.704cm" svg:x2="9.752cm" svg:y2="45.187cm" draw:end-shape="id491" draw:end-glue-point="3" svg:d="M10230 46704l-478-1517" svg:viewBox="0 0 479 1518">
          <text:p text:style-name="P1"><text:span text:style-name="T2">4_X2/a</text:span></text:p>
        </draw:connector>
        <draw:connector draw:style-name="gr3" draw:text-style-name="P3" draw:layer="layout" draw:type="line" svg:x1="11.421cm" svg:y1="46.73cm" svg:x2="10.843cm" svg:y2="45.186cm" draw:end-shape="id199" draw:end-glue-point="2" svg:d="M11421 46730l-578-1544" svg:viewBox="0 0 579 1545">
          <text:p text:style-name="P1"><text:span text:style-name="T2">4_X2/a</text:span></text:p>
        </draw:connector>
        <draw:connector draw:style-name="gr3" draw:text-style-name="P3" draw:layer="layout" draw:type="line" svg:x1="6.843cm" svg:y1="47.786cm" svg:x2="6.254cm" svg:y2="46.009cm" draw:end-shape="id197" draw:end-glue-point="2" svg:d="M6843 47786l-589-1777" svg:viewBox="0 0 590 1778">
          <text:p text:style-name="P1"><text:span text:style-name="T2">4_X2</text:span></text:p>
        </draw:connector>
        <draw:connector draw:style-name="gr3" draw:text-style-name="P3" draw:layer="layout" draw:type="line" svg:x1="4.643cm" svg:y1="47.709cm" svg:x2="4.054cm" svg:y2="45.909cm" draw:end-shape="id196" draw:end-glue-point="2" svg:d="M4643 47709l-589-1800" svg:viewBox="0 0 590 1801">
          <text:p text:style-name="P1"><text:span text:style-name="T2">4_X2</text:span></text:p>
        </draw:connector>
        <draw:connector draw:style-name="gr3" draw:text-style-name="P3" draw:layer="layout" draw:type="line" svg:x1="10.343cm" svg:y1="35.14cm" svg:x2="9.711cm" svg:y2="33.34cm" draw:end-shape="id200" draw:end-glue-point="2" svg:d="M10343 35140l-632-1800" svg:viewBox="0 0 633 1801">
          <text:p text:style-name="P1"><text:span text:style-name="T2">4_X2</text:span></text:p>
        </draw:connector>
        <draw:custom-shape draw:style-name="gr1" draw:text-style-name="P2" xml:id="id493" draw:id="id493" draw:layer="layout" svg:width="1cm" svg:height="0.9cm" svg:x="39.244cm" svg:y="52.34cm">
          <text:p text:style-name="P1"><text:span text:style-name="T1">4-MUX (ground/0+1)</text:span></text:p>
          <text:p text:style-name="P1"><text:span text:style-name="T1">4218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1.987cm" svg:y1="52.34cm" svg:x2="41.993cm" svg:y2="50.348cm" draw:start-shape="id492" draw:start-glue-point="0" svg:d="M41987 52340l6-1992" svg:viewBox="0 0 7 1993">
          <text:p text:style-name="P1"><text:span text:style-name="T2">4_X1</text:span></text:p>
        </draw:connector>
        <draw:connector draw:style-name="gr3" draw:text-style-name="P3" draw:layer="layout" draw:type="line" svg:x1="39.744cm" svg:y1="52.34cm" svg:x2="39.738cm" svg:y2="50.349cm" draw:start-shape="id493" draw:start-glue-point="0" svg:d="M39744 52340l-6-1991" svg:viewBox="0 0 7 1992">
          <text:p text:style-name="P1"><text:span text:style-name="T2">4_X2</text:span></text:p>
        </draw:connector>
        <draw:connector draw:style-name="gr4" draw:text-style-name="P1" draw:layer="layout" draw:type="line" svg:x1="9.246cm" svg:y1="39.102cm" svg:x2="12.443cm" svg:y2="34.886cm" draw:start-shape="id478" draw:start-glue-point="0" draw:end-shape="id484" draw:end-glue-point="2" svg:d="M9246 39102l3197-4216" svg:viewBox="0 0 3198 4217">
          <text:p/>
        </draw:connector>
        <draw:connector draw:style-name="gr4" draw:text-style-name="P1" draw:layer="layout" draw:type="line" svg:x1="9.246cm" svg:y1="39.102cm" svg:x2="11.243cm" svg:y2="34.886cm" draw:start-shape="id478" draw:start-glue-point="0" draw:end-shape="id494" draw:end-glue-point="2" svg:d="M9246 39102l1997-4216" svg:viewBox="0 0 1998 4217">
          <text:p/>
        </draw:connector>
        <draw:custom-shape draw:style-name="gr1" draw:text-style-name="P2" xml:id="id494" draw:id="id494" draw:layer="layout" svg:width="1cm" svg:height="0.9cm" svg:x="10.743cm" svg:y="33.986cm">
          <text:p text:style-name="P1"><text:span text:style-name="T1">XOR</text:span></text:p>
          <text:p text:style-name="P1"><text:span text:style-name="T1">401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2.443cm" svg:y1="33.986cm" svg:x2="11.443cm" svg:y2="31.686cm" draw:start-shape="id484" draw:start-glue-point="0" draw:end-shape="id487" draw:end-glue-point="2" svg:d="M12443 33986l-1000-2300" svg:viewBox="0 0 1001 2301">
          <text:p text:style-name="P1"><text:span text:style-name="T2">b</text:span></text:p>
        </draw:connector>
        <draw:connector draw:style-name="gr3" draw:text-style-name="P3" draw:layer="layout" draw:type="line" svg:x1="11.243cm" svg:y1="33.986cm" svg:x2="11.443cm" svg:y2="31.686cm" draw:start-shape="id494" draw:start-glue-point="0" draw:end-shape="id487" draw:end-glue-point="2" svg:d="M11243 33986l200-2300" svg:viewBox="0 0 201 2301">
          <text:p text:style-name="P1"><text:span text:style-name="T2">c</text:span></text:p>
        </draw:connector>
        <draw:connector draw:style-name="gr4" draw:text-style-name="P1" draw:layer="layout" draw:type="line" svg:x1="12.343cm" svg:y1="36.486cm" svg:x2="11.243cm" svg:y2="34.886cm" draw:start-shape="id486" draw:start-glue-point="0" draw:end-shape="id494" draw:end-glue-point="2" svg:d="M12343 36486l-1100-1600" svg:viewBox="0 0 1101 1601">
          <text:p/>
        </draw:connector>
        <draw:connector draw:style-name="gr3" draw:text-style-name="P1" draw:layer="layout" draw:type="line" svg:x1="5.15cm" svg:y1="45.884cm" svg:x2="5.154cm" svg:y2="43.909cm" draw:end-shape="id481" draw:end-glue-point="2" svg:d="M5150 45884l4-1975" svg:viewBox="0 0 5 1976">
          <text:p text:style-name="P1"><text:span text:style-name="T2">/carryx2/b</text:span></text:p>
        </draw:connector>
        <draw:connector draw:style-name="gr3" draw:text-style-name="P1" draw:layer="layout" draw:type="line" svg:x1="11.543cm" svg:y1="43.586cm" svg:x2="10.343cm" svg:y2="39.979cm" draw:end-shape="id480" draw:end-glue-point="2" svg:d="M11543 43586l-1200-3607" svg:viewBox="0 0 1201 3608">
          <text:p text:style-name="P1"><text:span text:style-name="T2">/carryx2/d</text:span></text:p>
        </draw:connector>
        <draw:connector draw:style-name="gr3" draw:text-style-name="P3" draw:layer="layout" draw:type="line" svg:x1="8.151cm" svg:y1="32.82cm" svg:x2="9.243cm" svg:y2="31.686cm" draw:end-shape="id488" draw:end-glue-point="2" svg:d="M8151 32820l1092-1134" svg:viewBox="0 0 1093 1135">
          <text:p text:style-name="P1"><text:span text:style-name="T2">/carryx2</text:span></text:p>
        </draw:connector>
        <draw:custom-shape draw:style-name="gr2" draw:text-style-name="P2" xml:id="id495" draw:id="id495" draw:layer="layout" svg:width="2.1cm" svg:height="0.9cm" svg:x="10.443cm" svg:y="27.086cm">
          <text:p text:style-name="P1"><text:span text:style-name="T1">DFF (clk50)</text:span></text:p>
          <text:p text:style-name="P1"><text:span text:style-name="T1">4218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96" draw:id="id496" draw:layer="layout" svg:width="2.1cm" svg:height="0.9cm" svg:x="11.543cm" svg:y="23.725cm">
          <text:p text:style-name="P1"><text:span text:style-name="T1">DFF (clk48)</text:span></text:p>
          <text:p text:style-name="P1"><text:span text:style-name="T1">4015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.443cm" svg:y1="30.786cm" svg:x2="11.493cm" svg:y2="27.986cm" draw:start-shape="id487" draw:start-glue-point="0" draw:end-shape="id495" draw:end-glue-point="2" svg:d="M11443 30786l50-2800" svg:viewBox="0 0 51 2801">
          <text:p/>
        </draw:connector>
        <draw:connector draw:style-name="gr4" draw:text-style-name="P1" draw:layer="layout" draw:type="line" svg:x1="11.443cm" svg:y1="30.786cm" svg:x2="12.593cm" svg:y2="24.625cm" draw:start-shape="id487" draw:start-glue-point="0" draw:end-shape="id496" draw:end-glue-point="2" svg:d="M11443 30786l1150-6161" svg:viewBox="0 0 1151 6162">
          <text:p/>
        </draw:connector>
        <draw:custom-shape draw:style-name="gr2" draw:text-style-name="P2" xml:id="id497" draw:id="id497" draw:layer="layout" svg:width="2.1cm" svg:height="0.9cm" svg:x="9.3cm" svg:y="23.725cm">
          <text:p text:style-name="P1"><text:span text:style-name="T1">DFF (clk48)</text:span></text:p>
          <text:p text:style-name="P1"><text:span text:style-name="T1">4218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98" draw:id="id498" draw:layer="layout" svg:width="2.1cm" svg:height="0.9cm" svg:x="8.2cm" svg:y="27.086cm">
          <text:p text:style-name="P1"><text:span text:style-name="T1">DFF (clk50)</text:span></text:p>
          <text:p text:style-name="P1"><text:span text:style-name="T1">4318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.243cm" svg:y1="30.786cm" svg:x2="10.35cm" svg:y2="24.625cm" draw:start-shape="id488" draw:start-glue-point="0" draw:end-shape="id497" draw:end-glue-point="2" svg:d="M9243 30786l1107-6161" svg:viewBox="0 0 1108 6162">
          <text:p/>
        </draw:connector>
        <draw:connector draw:style-name="gr4" draw:text-style-name="P1" draw:layer="layout" draw:type="line" svg:x1="9.243cm" svg:y1="30.786cm" svg:x2="9.25cm" svg:y2="27.986cm" draw:start-shape="id488" draw:start-glue-point="0" draw:end-shape="id498" draw:end-glue-point="2" svg:d="M9243 30786l7-2800" svg:viewBox="0 0 8 2801">
          <text:p/>
        </draw:connector>
        <draw:connector draw:style-name="gr3" draw:text-style-name="P3" draw:layer="layout" draw:type="line" svg:x1="4.928cm" svg:y1="56.961cm" svg:x2="4.924cm" svg:y2="54.634cm" draw:start-shape="id183" draw:start-glue-point="0" svg:d="M4928 56961l-4-2327" svg:viewBox="0 0 5 2328">
          <text:p text:style-name="P1"><text:span text:style-name="T2">3_X4</text:span></text:p>
        </draw:connector>
        <draw:connector draw:style-name="gr3" draw:text-style-name="P3" draw:layer="layout" draw:type="line" svg:x1="8.243cm" svg:y1="35.281cm" svg:x2="7.492cm" svg:y2="33.386cm" draw:end-shape="id184" draw:end-glue-point="2" svg:d="M8243 35281l-751-1895" svg:viewBox="0 0 752 1896">
          <text:p text:style-name="P1"><text:span text:style-name="T2">4_X3</text:span></text:p>
        </draw:connector>
        <draw:custom-shape draw:style-name="gr1" draw:text-style-name="P2" xml:id="id499" draw:id="id499" draw:layer="layout" svg:width="1cm" svg:height="0.9cm" svg:x="37.001cm" svg:y="52.331cm">
          <text:p text:style-name="P1"><text:span text:style-name="T1">4-MUX (ground/0+1)</text:span></text:p>
          <text:p text:style-name="P1"><text:span text:style-name="T1">3715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7.501cm" svg:y1="52.331cm" svg:x2="37.495cm" svg:y2="50.34cm" draw:start-shape="id499" draw:start-glue-point="0" svg:d="M37501 52331l-6-1991" svg:viewBox="0 0 7 1992">
          <text:p text:style-name="P1"><text:span text:style-name="T2">4_X3</text:span></text:p>
        </draw:connector>
        <draw:custom-shape draw:style-name="gr1" draw:text-style-name="P2" xml:id="id500" draw:id="id500" draw:layer="layout" svg:width="1cm" svg:height="0.9cm" svg:x="6.564cm" svg:y="30.886cm">
          <text:p text:style-name="P1"><text:span text:style-name="T1">XOR (ground)</text:span></text:p>
          <text:p text:style-name="P1"><text:span text:style-name="T1">3816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.492cm" svg:y1="32.486cm" svg:x2="7.064cm" svg:y2="31.786cm" draw:start-shape="id184" draw:start-glue-point="0" draw:end-shape="id500" draw:end-glue-point="2" svg:d="M7492 32486l-428-700" svg:viewBox="0 0 429 701">
          <text:p/>
        </draw:connector>
        <draw:custom-shape draw:style-name="gr2" draw:text-style-name="P2" xml:id="id501" draw:id="id501" draw:layer="layout" svg:width="2.1cm" svg:height="0.9cm" svg:x="6cm" svg:y="27.086cm">
          <text:p text:style-name="P1"><text:span text:style-name="T1">DFF (clk50)</text:span></text:p>
          <text:p text:style-name="P1"><text:span text:style-name="T1">3715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02" draw:id="id502" draw:layer="layout" svg:width="2.1cm" svg:height="0.9cm" svg:x="7.1cm" svg:y="23.725cm">
          <text:p text:style-name="P1"><text:span text:style-name="T1">DFF (clk48)</text:span></text:p>
          <text:p text:style-name="P1"><text:span text:style-name="T1">3816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.064cm" svg:y1="30.886cm" svg:x2="7.05cm" svg:y2="27.986cm" draw:start-shape="id500" draw:start-glue-point="0" draw:end-shape="id501" draw:end-glue-point="2" svg:d="M7064 30886l-14-2900" svg:viewBox="0 0 15 2901">
          <text:p/>
        </draw:connector>
        <draw:connector draw:style-name="gr4" draw:text-style-name="P1" draw:layer="layout" draw:type="line" svg:x1="7.064cm" svg:y1="30.886cm" svg:x2="8.15cm" svg:y2="24.625cm" draw:start-shape="id500" draw:start-glue-point="0" draw:end-shape="id502" draw:end-glue-point="2" svg:d="M7064 30886l1086-6261" svg:viewBox="0 0 1087 6262">
          <text:p/>
        </draw:connector>
        <draw:connector draw:style-name="gr4" draw:text-style-name="P1" draw:layer="layout" draw:type="line" svg:x1="46.787cm" svg:y1="45.241cm" svg:x2="46.987cm" svg:y2="30.34cm" draw:start-shape="id462" draw:start-glue-point="0" draw:end-shape="id503" draw:end-glue-point="2" svg:d="M46787 45241l200-14901" svg:viewBox="0 0 201 14902">
          <text:p/>
        </draw:connector>
        <draw:custom-shape draw:style-name="gr1" draw:text-style-name="P2" xml:id="id503" draw:id="id503" draw:layer="layout" svg:width="1cm" svg:height="0.9cm" svg:x="46.487cm" svg:y="29.44cm">
          <text:p text:style-name="P1"><text:span text:style-name="T1">XOR</text:span></text:p>
          <text:p text:style-name="P1"><text:span text:style-name="T1">3613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04" draw:id="id504" draw:layer="layout" svg:width="1cm" svg:height="0.9cm" svg:x="69.266cm" svg:y="44.322cm">
          <text:p text:style-name="P1"><text:span text:style-name="T1">3-NOR</text:span></text:p>
          <text:p text:style-name="P1"><text:span text:style-name="T1">3614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8.944cm" svg:y1="46.385cm" svg:x2="69.766cm" svg:y2="45.222cm" draw:end-shape="id504" draw:end-glue-point="2" svg:d="M68944 46385l822-1163" svg:viewBox="0 0 823 1164">
          <text:p text:style-name="P1"><text:span text:style-name="T2">r02</text:span></text:p>
        </draw:connector>
        <draw:custom-shape draw:style-name="gr1" draw:text-style-name="P2" xml:id="id505" draw:id="id505" draw:layer="layout" svg:width="1cm" svg:height="0.9cm" svg:x="65.158cm" svg:y="44.24cm">
          <text:p text:style-name="P1"><text:span text:style-name="T1">3-NOR</text:span></text:p>
          <text:p text:style-name="P1"><text:span text:style-name="T1">3613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6.675cm" svg:y1="46.466cm" svg:x2="65.658cm" svg:y2="45.14cm" draw:end-shape="id505" draw:end-glue-point="2" svg:d="M66675 46466l-1017-1326" svg:viewBox="0 0 1018 1327">
          <text:p text:style-name="P1"><text:span text:style-name="T2">r02</text:span></text:p>
        </draw:connector>
        <draw:custom-shape draw:style-name="gr1" draw:text-style-name="P2" xml:id="id506" draw:id="id506" draw:layer="layout" svg:width="1cm" svg:height="0.9cm" svg:x="46.487cm" svg:y="26.84cm">
          <text:p text:style-name="P1"><text:span text:style-name="T1">21-AOI </text:span></text:p>
          <text:p text:style-name="P1"><text:span text:style-name="T1">3412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6.987cm" svg:y1="29.44cm" svg:x2="46.987cm" svg:y2="27.74cm" draw:start-shape="id503" draw:start-glue-point="0" draw:end-shape="id506" draw:end-glue-point="2" svg:d="M46987 29440v-1700" svg:viewBox="0 0 1 1701">
          <text:p text:style-name="P1"><text:span text:style-name="T2">b</text:span></text:p>
        </draw:connector>
        <draw:connector draw:style-name="gr3" draw:text-style-name="P3" draw:layer="layout" draw:type="line" svg:x1="46.987cm" svg:y1="26.84cm" svg:x2="46.98cm" svg:y2="24.8cm" draw:start-shape="id506" draw:start-glue-point="0" svg:d="M46987 26840l-7-2040" svg:viewBox="0 0 8 2041">
          <text:p text:style-name="P1"><text:span text:style-name="T2">p02</text:span></text:p>
        </draw:connector>
        <draw:connector draw:style-name="gr3" draw:text-style-name="P3" draw:layer="layout" draw:type="line" svg:x1="69.685cm" svg:y1="46.94cm" svg:x2="69.766cm" svg:y2="45.222cm" draw:end-shape="id504" draw:end-glue-point="2" svg:d="M69685 46940l81-1718" svg:viewBox="0 0 82 1719">
          <text:p text:style-name="P1"><text:span text:style-name="T2">r03</text:span></text:p>
        </draw:connector>
        <draw:custom-shape draw:style-name="gr1" draw:text-style-name="P2" xml:id="id507" draw:id="id507" draw:layer="layout" svg:width="1cm" svg:height="0.9cm" svg:x="74.227cm" svg:y="44.24cm">
          <text:p text:style-name="P1"><text:span text:style-name="T1">NOR</text:span></text:p>
          <text:p text:style-name="P1"><text:span text:style-name="T1">3613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4.144cm" svg:y1="46.606cm" svg:x2="74.727cm" svg:y2="45.14cm" draw:end-shape="id507" draw:end-glue-point="2" svg:d="M74144 46606l583-1466" svg:viewBox="0 0 584 1467">
          <text:p text:style-name="P1"><text:span text:style-name="T2">r03</text:span></text:p>
        </draw:connector>
        <draw:custom-shape draw:style-name="gr1" draw:text-style-name="P2" xml:id="id508" draw:id="id508" draw:layer="layout" svg:width="1cm" svg:height="0.9cm" svg:x="48.687cm" svg:y="29.44cm">
          <text:p text:style-name="P1"><text:span text:style-name="T1">XNOR</text:span></text:p>
          <text:p text:style-name="P1"><text:span text:style-name="T1">3613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8.987cm" svg:y1="45.211cm" svg:x2="49.187cm" svg:y2="30.34cm" draw:start-shape="id460" draw:start-glue-point="0" draw:end-shape="id508" draw:end-glue-point="2" svg:d="M48987 45211l200-14871" svg:viewBox="0 0 201 14872">
          <text:p/>
        </draw:connector>
        <draw:connector draw:style-name="gr3" draw:text-style-name="P3" draw:layer="layout" draw:type="line" svg:x1="72.773cm" svg:y1="35.64cm" svg:x2="72.744cm" svg:y2="34.386cm" draw:end-shape="id509" draw:end-glue-point="2" svg:d="M72773 35640l-29-1254" svg:viewBox="0 0 30 1255">
          <text:p text:style-name="P1"><text:span text:style-name="T2">r03</text:span></text:p>
        </draw:connector>
        <draw:custom-shape draw:style-name="gr1" draw:text-style-name="P2" xml:id="id509" draw:id="id509" draw:layer="layout" svg:width="1cm" svg:height="0.9cm" svg:x="72.244cm" svg:y="33.486cm">
          <text:p text:style-name="P1"><text:span text:style-name="T1">NOT</text:span></text:p>
          <text:p text:style-name="P1"><text:span text:style-name="T1">371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10" draw:id="id510" draw:layer="layout" svg:width="1cm" svg:height="0.9cm" svg:x="48.687cm" svg:y="26.84cm">
          <text:p text:style-name="P1"><text:span text:style-name="T1">21-AOI </text:span></text:p>
          <text:p text:style-name="P1"><text:span text:style-name="T1">3612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9.187cm" svg:y1="26.84cm" svg:x2="49.154cm" svg:y2="24.879cm" draw:start-shape="id510" draw:start-glue-point="0" svg:d="M49187 26840l-33-1961" svg:viewBox="0 0 34 1962">
          <text:p text:style-name="P1"><text:span text:style-name="T2">p03</text:span></text:p>
        </draw:connector>
        <draw:connector draw:style-name="gr4" draw:text-style-name="P1" draw:layer="layout" draw:type="line" svg:x1="49.187cm" svg:y1="29.44cm" svg:x2="49.187cm" svg:y2="27.74cm" draw:start-shape="id508" draw:start-glue-point="0" draw:end-shape="id510" draw:end-glue-point="2" svg:d="M49187 29440v-1700" svg:viewBox="0 0 1 1701">
          <text:p/>
        </draw:connector>
        <draw:custom-shape draw:style-name="gr1" draw:text-style-name="P2" xml:id="id511" draw:id="id511" draw:layer="layout" svg:width="1cm" svg:height="0.9cm" svg:x="67.292cm" svg:y="44.289cm">
          <text:p text:style-name="P1"><text:span text:style-name="T1">3-NOR</text:span></text:p>
          <text:p text:style-name="P1"><text:span text:style-name="T1">3712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8.844cm" svg:y1="46.357cm" svg:x2="67.792cm" svg:y2="45.189cm" draw:end-shape="id511" draw:end-glue-point="2" svg:d="M68844 46357l-1052-1168" svg:viewBox="0 0 1053 1169">
          <text:p text:style-name="P1"><text:span text:style-name="T2">r01</text:span></text:p>
        </draw:connector>
        <draw:connector draw:style-name="gr3" draw:text-style-name="P3" draw:layer="layout" draw:type="line" svg:x1="65.696cm" svg:y1="46.599cm" svg:x2="65.658cm" svg:y2="45.14cm" draw:end-shape="id505" draw:end-glue-point="2" svg:d="M65696 46599l-38-1459" svg:viewBox="0 0 39 1460">
          <text:p text:style-name="P1"><text:span text:style-name="T2">r01</text:span></text:p>
        </draw:connector>
        <draw:custom-shape draw:style-name="gr1" draw:text-style-name="P2" xml:id="id512" draw:id="id512" draw:layer="layout" svg:width="1cm" svg:height="0.9cm" svg:x="47.544cm" svg:y="31.04cm">
          <text:p text:style-name="P1"><text:span text:style-name="T1">3-OR</text:span></text:p>
          <text:p text:style-name="P1"><text:span text:style-name="T1">3613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4.587cm" svg:y1="45.24cm" svg:x2="48.044cm" svg:y2="31.94cm" draw:start-shape="id463" draw:start-glue-point="0" draw:end-shape="id512" draw:end-glue-point="2" svg:d="M44587 45240l3457-13300" svg:viewBox="0 0 3458 13301">
          <text:p/>
        </draw:connector>
        <draw:custom-shape draw:style-name="gr1" draw:text-style-name="P2" xml:id="id513" draw:id="id513" draw:layer="layout" svg:width="1cm" svg:height="0.9cm" svg:x="44.287cm" svg:y="29.44cm">
          <text:p text:style-name="P1"><text:span text:style-name="T1">XOR</text:span></text:p>
          <text:p text:style-name="P1"><text:span text:style-name="T1">361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14" draw:id="id514" draw:layer="layout" svg:width="1cm" svg:height="0.9cm" svg:x="44.287cm" svg:y="26.84cm">
          <text:p text:style-name="P1"><text:span text:style-name="T1">21-AOI </text:span></text:p>
          <text:p text:style-name="P1"><text:span text:style-name="T1">3612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4.787cm" svg:y1="29.44cm" svg:x2="44.787cm" svg:y2="27.74cm" draw:start-shape="id513" draw:start-glue-point="0" draw:end-shape="id514" draw:end-glue-point="2" svg:d="M44787 29440v-1700" svg:viewBox="0 0 1 1701">
          <text:p text:style-name="P1"><text:span text:style-name="T2">b</text:span></text:p>
        </draw:connector>
        <draw:connector draw:style-name="gr3" draw:text-style-name="P3" draw:layer="layout" draw:type="line" svg:x1="44.787cm" svg:y1="26.84cm" svg:x2="44.78cm" svg:y2="24.84cm" draw:start-shape="id514" draw:start-glue-point="0" svg:d="M44787 26840l-7-2000" svg:viewBox="0 0 8 2001">
          <text:p text:style-name="P1"><text:span text:style-name="T2">p01</text:span></text:p>
        </draw:connector>
        <draw:connector draw:style-name="gr4" draw:text-style-name="P1" draw:layer="layout" draw:type="line" svg:x1="44.587cm" svg:y1="45.24cm" svg:x2="44.787cm" svg:y2="30.34cm" draw:start-shape="id463" draw:start-glue-point="0" draw:end-shape="id513" draw:end-glue-point="2" svg:d="M44587 45240l200-14900" svg:viewBox="0 0 201 14901">
          <text:p/>
        </draw:connector>
        <draw:connector draw:style-name="gr3" draw:text-style-name="P3" draw:layer="layout" draw:type="line" svg:x1="70.505cm" svg:y1="46.517cm" svg:x2="69.766cm" svg:y2="45.222cm" draw:end-shape="id504" draw:end-glue-point="2" svg:d="M70505 46517l-739-1295" svg:viewBox="0 0 740 1296">
          <text:p text:style-name="P1"><text:span text:style-name="T2">r04</text:span></text:p>
        </draw:connector>
        <draw:connector draw:style-name="gr3" draw:text-style-name="P3" draw:layer="layout" draw:type="line" svg:x1="75.361cm" svg:y1="46.553cm" svg:x2="74.727cm" svg:y2="45.14cm" draw:end-shape="id507" draw:end-glue-point="2" svg:d="M75361 46553l-634-1413" svg:viewBox="0 0 635 1414">
          <text:p text:style-name="P1"><text:span text:style-name="T2">r04</text:span></text:p>
        </draw:connector>
        <draw:custom-shape draw:style-name="gr1" draw:text-style-name="P2" xml:id="id515" draw:id="id515" draw:layer="layout" svg:width="1cm" svg:height="0.9cm" svg:x="56.044cm" svg:y="30.84cm">
          <text:p text:style-name="P1"><text:span text:style-name="T1">3-OR</text:span></text:p>
          <text:p text:style-name="P1"><text:span text:style-name="T1">3513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16" draw:id="id516" draw:layer="layout" svg:width="1cm" svg:height="0.9cm" svg:x="39.236cm" svg:y="33.84cm">
          <text:p text:style-name="P1"><text:span text:style-name="T1">3-OR</text:span></text:p>
          <text:p text:style-name="P1"><text:span text:style-name="T1">3513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1.18cm" svg:y1="45.246cm" svg:x2="56.544cm" svg:y2="31.74cm" draw:start-shape="id459" draw:start-glue-point="0" draw:end-shape="id515" draw:end-glue-point="2" svg:d="M51180 45246l5364-13506" svg:viewBox="0 0 5365 13507">
          <text:p/>
        </draw:connector>
        <draw:connector draw:style-name="gr3" draw:text-style-name="P3" draw:layer="layout" draw:type="line" svg:x1="38.826cm" svg:y1="35.873cm" svg:x2="39.736cm" svg:y2="34.74cm" draw:end-shape="id516" draw:end-glue-point="2" svg:d="M38826 35873l910-1133" svg:viewBox="0 0 911 1134">
          <text:p text:style-name="P1"><text:span text:style-name="T2">r04</text:span></text:p>
        </draw:connector>
        <draw:custom-shape draw:style-name="gr1" draw:text-style-name="P2" xml:id="id517" draw:id="id517" draw:layer="layout" svg:width="1cm" svg:height="0.9cm" svg:x="54.044cm" svg:y="30.74cm">
          <text:p text:style-name="P1"><text:span text:style-name="T1">OR</text:span></text:p>
          <text:p text:style-name="P1"><text:span text:style-name="T1">3513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1.18cm" svg:y1="45.246cm" svg:x2="54.544cm" svg:y2="31.64cm" draw:start-shape="id459" draw:start-glue-point="0" draw:end-shape="id517" draw:end-glue-point="2" svg:d="M51180 45246l3364-13606" svg:viewBox="0 0 3365 13607">
          <text:p/>
        </draw:connector>
        <draw:custom-shape draw:style-name="gr1" draw:text-style-name="P2" xml:id="id518" draw:id="id518" draw:layer="layout" svg:width="1cm" svg:height="0.9cm" svg:x="50.887cm" svg:y="29.44cm">
          <text:p text:style-name="P1"><text:span text:style-name="T1">XOR</text:span></text:p>
          <text:p text:style-name="P1"><text:span text:style-name="T1">351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19" draw:id="id519" draw:layer="layout" svg:width="1cm" svg:height="0.9cm" svg:x="50.887cm" svg:y="26.84cm">
          <text:p text:style-name="P1"><text:span text:style-name="T1">21-AOI </text:span></text:p>
          <text:p text:style-name="P1"><text:span text:style-name="T1">3512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1.387cm" svg:y1="29.44cm" svg:x2="51.387cm" svg:y2="27.74cm" draw:start-shape="id518" draw:start-glue-point="0" draw:end-shape="id519" draw:end-glue-point="2" svg:d="M51387 29440v-1700" svg:viewBox="0 0 1 1701">
          <text:p text:style-name="P1"><text:span text:style-name="T2">b</text:span></text:p>
        </draw:connector>
        <draw:connector draw:style-name="gr3" draw:text-style-name="P3" draw:layer="layout" draw:type="line" svg:x1="51.387cm" svg:y1="26.84cm" svg:x2="51.38cm" svg:y2="24.766cm" draw:start-shape="id519" draw:start-glue-point="0" svg:d="M51387 26840l-7-2074" svg:viewBox="0 0 8 2075">
          <text:p text:style-name="P1"><text:span text:style-name="T2">p04</text:span></text:p>
        </draw:connector>
        <draw:connector draw:style-name="gr4" draw:text-style-name="P1" draw:layer="layout" draw:type="line" svg:x1="51.18cm" svg:y1="45.246cm" svg:x2="51.387cm" svg:y2="30.34cm" draw:start-shape="id459" draw:start-glue-point="0" draw:end-shape="id518" draw:end-glue-point="2" svg:d="M51180 45246l207-14906" svg:viewBox="0 0 208 14907">
          <text:p/>
        </draw:connector>
        <draw:connector draw:style-name="gr3" draw:text-style-name="P3" draw:layer="layout" draw:type="line" svg:x1="39.699cm" svg:y1="36.561cm" svg:x2="39.736cm" svg:y2="34.74cm" draw:end-shape="id516" draw:end-glue-point="2" svg:d="M39699 36561l37-1821" svg:viewBox="0 0 38 1822">
          <text:p text:style-name="P1"><text:span text:style-name="T2">r05</text:span></text:p>
        </draw:connector>
        <draw:connector draw:style-name="gr4" draw:text-style-name="P1" draw:layer="layout" draw:type="line" svg:x1="53.38cm" svg:y1="45.24cm" svg:x2="56.544cm" svg:y2="31.74cm" draw:start-shape="id458" draw:start-glue-point="0" draw:end-shape="id515" draw:end-glue-point="2" svg:d="M53380 45240l3164-13500" svg:viewBox="0 0 3165 13501">
          <text:p/>
        </draw:connector>
        <draw:custom-shape draw:style-name="gr1" draw:text-style-name="P2" xml:id="id520" draw:id="id520" draw:layer="layout" svg:width="1cm" svg:height="0.9cm" svg:x="52.987cm" svg:y="29.44cm">
          <text:p text:style-name="P1"><text:span text:style-name="T1">XOR</text:span></text:p>
          <text:p text:style-name="P1"><text:span text:style-name="T1">341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21" draw:id="id521" draw:layer="layout" svg:width="1cm" svg:height="0.9cm" svg:x="53.028cm" svg:y="26.84cm">
          <text:p text:style-name="P1"><text:span text:style-name="T1">21-AOI </text:span></text:p>
          <text:p text:style-name="P1"><text:span text:style-name="T1">3412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3.487cm" svg:y1="29.44cm" svg:x2="53.528cm" svg:y2="27.74cm" draw:start-shape="id520" draw:start-glue-point="0" draw:end-shape="id521" draw:end-glue-point="2" svg:d="M53487 29440l41-1700" svg:viewBox="0 0 42 1701">
          <text:p text:style-name="P1"><text:span text:style-name="T2">b</text:span></text:p>
        </draw:connector>
        <draw:connector draw:style-name="gr3" draw:text-style-name="P3" draw:layer="layout" draw:type="line" svg:x1="53.528cm" svg:y1="26.84cm" svg:x2="53.521cm" svg:y2="24.826cm" draw:start-shape="id521" draw:start-glue-point="0" svg:d="M53528 26840l-7-2014" svg:viewBox="0 0 8 2015">
          <text:p text:style-name="P1"><text:span text:style-name="T2">p05</text:span></text:p>
        </draw:connector>
        <draw:connector draw:style-name="gr4" draw:text-style-name="P1" draw:layer="layout" draw:type="line" svg:x1="53.38cm" svg:y1="45.24cm" svg:x2="53.487cm" svg:y2="30.34cm" draw:start-shape="id458" draw:start-glue-point="0" draw:end-shape="id520" draw:end-glue-point="2" svg:d="M53380 45240l107-14900" svg:viewBox="0 0 108 14901">
          <text:p/>
        </draw:connector>
        <draw:custom-shape draw:style-name="gr1" draw:text-style-name="P2" xml:id="id522" draw:id="id522" draw:layer="layout" svg:width="1cm" svg:height="0.9cm" svg:x="71.531cm" svg:y="44.34cm">
          <text:p text:style-name="P1"><text:span text:style-name="T1">3-NOR</text:span></text:p>
          <text:p text:style-name="P1"><text:span text:style-name="T1">3514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1.21cm" svg:y1="46.4cm" svg:x2="72.031cm" svg:y2="45.24cm" draw:end-shape="id522" draw:end-glue-point="2" svg:d="M71210 46400l821-1160" svg:viewBox="0 0 822 1161">
          <text:p text:style-name="P1"><text:span text:style-name="T2">r05</text:span></text:p>
        </draw:connector>
        <draw:connector draw:style-name="gr3" draw:text-style-name="P3" draw:layer="layout" draw:type="line" svg:x1="71.977cm" svg:y1="46.929cm" svg:x2="72.031cm" svg:y2="45.24cm" draw:end-shape="id522" draw:end-glue-point="2" svg:d="M71977 46929l54-1689" svg:viewBox="0 0 55 1690">
          <text:p text:style-name="P1"><text:span text:style-name="T2">r06</text:span></text:p>
        </draw:connector>
        <draw:connector draw:style-name="gr3" draw:text-style-name="P3" draw:layer="layout" draw:type="line" svg:x1="40.598cm" svg:y1="35.926cm" svg:x2="39.736cm" svg:y2="34.74cm" draw:end-shape="id516" draw:end-glue-point="2" svg:d="M40598 35926l-862-1186" svg:viewBox="0 0 863 1187">
          <text:p text:style-name="P1"><text:span text:style-name="T2">r06</text:span></text:p>
        </draw:connector>
        <draw:custom-shape draw:style-name="gr1" draw:text-style-name="P2" xml:id="id523" draw:id="id523" draw:layer="layout" svg:width="1cm" svg:height="0.9cm" svg:x="55.087cm" svg:y="29.44cm">
          <text:p text:style-name="P1"><text:span text:style-name="T1">XOR</text:span></text:p>
          <text:p text:style-name="P1"><text:span text:style-name="T1">341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24" draw:id="id524" draw:layer="layout" svg:width="1cm" svg:height="0.9cm" svg:x="55.187cm" svg:y="26.84cm">
          <text:p text:style-name="P1"><text:span text:style-name="T1">21-AOI </text:span></text:p>
          <text:p text:style-name="P1"><text:span text:style-name="T1">3412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5.587cm" svg:y1="29.44cm" svg:x2="55.687cm" svg:y2="27.74cm" draw:start-shape="id523" draw:start-glue-point="0" draw:end-shape="id524" draw:end-glue-point="2" svg:d="M55587 29440l100-1700" svg:viewBox="0 0 101 1701">
          <text:p text:style-name="P1"><text:span text:style-name="T2">b</text:span></text:p>
        </draw:connector>
        <draw:connector draw:style-name="gr3" draw:text-style-name="P3" draw:layer="layout" draw:type="line" svg:x1="55.687cm" svg:y1="26.84cm" svg:x2="55.68cm" svg:y2="24.8cm" draw:start-shape="id524" draw:start-glue-point="0" svg:d="M55687 26840l-7-2040" svg:viewBox="0 0 8 2041">
          <text:p text:style-name="P1"><text:span text:style-name="T2">p06</text:span></text:p>
        </draw:connector>
        <draw:connector draw:style-name="gr4" draw:text-style-name="P1" draw:layer="layout" draw:type="line" svg:x1="55.58cm" svg:y1="45.211cm" svg:x2="55.587cm" svg:y2="30.34cm" draw:start-shape="id465" draw:start-glue-point="0" draw:end-shape="id523" draw:end-glue-point="2" svg:d="M55580 45211l7-14871" svg:viewBox="0 0 8 14872">
          <text:p/>
        </draw:connector>
        <draw:connector draw:style-name="gr3" draw:text-style-name="P3" draw:layer="layout" draw:type="line" svg:x1="72.744cm" svg:y1="46.321cm" svg:x2="72.031cm" svg:y2="45.24cm" draw:end-shape="id522" draw:end-glue-point="2" svg:d="M72744 46321l-713-1081" svg:viewBox="0 0 714 1082">
          <text:p text:style-name="P1"><text:span text:style-name="T2">r07</text:span></text:p>
        </draw:connector>
        <draw:custom-shape draw:style-name="gr1" draw:text-style-name="P2" xml:id="id525" draw:id="id525" draw:layer="layout" svg:width="1cm" svg:height="0.9cm" svg:x="38.436cm" svg:y="30.14cm">
          <text:p text:style-name="P1"><text:span text:style-name="T1">XOR</text:span></text:p>
          <text:p text:style-name="P1"><text:span text:style-name="T1">3513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8.936cm" svg:y1="30.14cm" svg:x2="38.436cm" svg:y2="29.14cm" draw:start-shape="id525" draw:start-glue-point="0" draw:end-shape="id526" draw:end-glue-point="2" svg:d="M38936 30140l-500-1000" svg:viewBox="0 0 501 1001">
          <text:p/>
        </draw:connector>
        <draw:connector draw:style-name="gr3" draw:text-style-name="P3" draw:layer="layout" draw:type="line" svg:x1="37.768cm" svg:y1="32.143cm" svg:x2="38.936cm" svg:y2="31.04cm" draw:end-shape="id525" draw:end-glue-point="2" svg:d="M37768 32143l1168-1103" svg:viewBox="0 0 1169 1104">
          <text:p text:style-name="P1"><text:span text:style-name="T2">r07</text:span></text:p>
        </draw:connector>
        <draw:custom-shape draw:style-name="gr1" draw:text-style-name="P2" xml:id="id526" draw:id="id526" draw:layer="layout" svg:width="1cm" svg:height="0.9cm" svg:x="37.936cm" svg:y="28.24cm">
          <text:p text:style-name="P1"><text:span text:style-name="T1">AND</text:span></text:p>
          <text:p text:style-name="P1"><text:span text:style-name="T1">3513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27" draw:id="id527" draw:layer="layout" svg:width="1cm" svg:height="0.9cm" svg:x="39.044cm" svg:y="28.24cm">
          <text:p text:style-name="P1"><text:span text:style-name="T1">OR</text:span></text:p>
          <text:p text:style-name="P1"><text:span text:style-name="T1">3513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8.936cm" svg:y1="30.14cm" svg:x2="39.544cm" svg:y2="29.14cm" draw:start-shape="id525" draw:start-glue-point="0" draw:end-shape="id527" draw:end-glue-point="2" svg:d="M38936 30140l608-1000" svg:viewBox="0 0 609 1001">
          <text:p/>
        </draw:connector>
        <draw:connector draw:style-name="gr3" draw:text-style-name="P3" draw:layer="layout" draw:type="line" svg:x1="37.344cm" svg:y1="30.317cm" svg:x2="38.436cm" svg:y2="29.14cm" draw:end-shape="id526" draw:end-glue-point="2" svg:d="M37344 30317l1092-1177" svg:viewBox="0 0 1093 1178">
          <text:p text:style-name="P1"><text:span text:style-name="T2">r08</text:span></text:p>
        </draw:connector>
        <draw:connector draw:style-name="gr3" draw:text-style-name="P3" draw:layer="layout" draw:type="line" svg:x1="40.44cm" svg:y1="30.423cm" svg:x2="39.544cm" svg:y2="29.14cm" draw:end-shape="id527" draw:end-glue-point="2" svg:d="M40440 30423l-896-1283" svg:viewBox="0 0 897 1284">
          <text:p text:style-name="P1"><text:span text:style-name="T2">r08</text:span></text:p>
        </draw:connector>
        <draw:connector draw:style-name="gr3" draw:text-style-name="P3" draw:layer="layout" draw:type="line" svg:x1="73.094cm" svg:y1="43.964cm" svg:x2="72.044cm" svg:y2="42.74cm" draw:end-shape="id528" draw:end-glue-point="2" svg:d="M73094 43964l-1050-1224" svg:viewBox="0 0 1051 1225">
          <text:p text:style-name="P1"><text:span text:style-name="T2">r08</text:span></text:p>
        </draw:connector>
        <draw:connector draw:style-name="gr4" draw:text-style-name="P1" draw:layer="layout" draw:type="line" svg:x1="72.031cm" svg:y1="44.34cm" svg:x2="72.044cm" svg:y2="42.74cm" draw:start-shape="id522" draw:start-glue-point="0" draw:end-shape="id528" draw:end-glue-point="2" svg:d="M72031 44340l13-1600" svg:viewBox="0 0 14 1601">
          <text:p/>
        </draw:connector>
        <draw:connector draw:style-name="gr3" draw:text-style-name="P3" draw:layer="layout" draw:type="line" svg:x1="72.06cm" svg:y1="40.919cm" svg:x2="71.044cm" svg:y2="39.44cm" draw:end-shape="id529" draw:end-glue-point="2" svg:d="M72060 40919l-1016-1479" svg:viewBox="0 0 1017 1480">
          <text:p text:style-name="P1"><text:span text:style-name="T2">r08</text:span></text:p>
        </draw:connector>
        <draw:connector draw:style-name="gr4" draw:text-style-name="P1" draw:layer="layout" draw:type="line" svg:x1="69.766cm" svg:y1="44.322cm" svg:x2="68.744cm" svg:y2="42.64cm" draw:start-shape="id504" draw:start-glue-point="0" draw:end-shape="id530" draw:end-glue-point="2" svg:d="M69766 44322l-1022-1682" svg:viewBox="0 0 1023 1683">
          <text:p/>
        </draw:connector>
        <draw:custom-shape draw:style-name="gr1" draw:text-style-name="P2" xml:id="id529" draw:id="id529" draw:layer="layout" svg:width="1cm" svg:height="0.9cm" svg:x="70.544cm" svg:y="38.54cm">
          <text:p text:style-name="P1"><text:span text:style-name="T1">3-NAND</text:span></text:p>
          <text:p text:style-name="P1"><text:span text:style-name="T1">371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69.766cm" svg:y1="44.322cm" svg:x2="71.044cm" svg:y2="39.44cm" draw:start-shape="id504" draw:start-glue-point="0" draw:end-shape="id529" draw:end-glue-point="2" svg:d="M69766 44322l1278-4882" svg:viewBox="0 0 1279 4883">
          <text:p/>
        </draw:connector>
        <draw:custom-shape draw:style-name="gr1" draw:text-style-name="P2" xml:id="id531" draw:id="id531" draw:layer="layout" svg:width="1cm" svg:height="0.9cm" svg:x="74.307cm" svg:y="41.74cm">
          <text:p text:style-name="P1"><text:span text:style-name="T1">3-NAND</text:span></text:p>
          <text:p text:style-name="P1"><text:span text:style-name="T1">3614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5.702cm" svg:y1="44.083cm" svg:x2="74.807cm" svg:y2="42.64cm" draw:end-shape="id531" draw:end-glue-point="2" svg:d="M75702 44083l-895-1443" svg:viewBox="0 0 896 1444">
          <text:p text:style-name="P1"><text:span text:style-name="T2">r08</text:span></text:p>
        </draw:connector>
        <draw:custom-shape draw:style-name="gr1" draw:text-style-name="P2" xml:id="id532" draw:id="id532" draw:layer="layout" svg:width="1cm" svg:height="0.9cm" svg:x="59.051cm" svg:y="31.84cm">
          <text:p text:style-name="P1"><text:span text:style-name="T1">3-AND</text:span></text:p>
          <text:p text:style-name="P1"><text:span text:style-name="T1">3712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9.766cm" svg:y1="44.322cm" svg:x2="59.551cm" svg:y2="32.74cm" draw:start-shape="id504" draw:start-glue-point="0" draw:end-shape="id532" draw:end-glue-point="2" svg:d="M69766 44322l-10215-11582" svg:viewBox="0 0 10216 11583">
          <text:p/>
        </draw:connector>
        <draw:custom-shape draw:style-name="gr1" draw:text-style-name="P2" xml:id="id533" draw:id="id533" draw:layer="layout" svg:width="1cm" svg:height="0.9cm" svg:x="60.05cm" svg:y="27.265cm">
          <text:p text:style-name="P1"><text:span text:style-name="T1">12-AOI</text:span></text:p>
          <text:p text:style-name="P1"><text:span text:style-name="T1">3712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9.766cm" svg:y1="44.322cm" svg:x2="60.55cm" svg:y2="28.165cm" draw:start-shape="id504" draw:start-glue-point="0" draw:end-shape="id533" draw:end-glue-point="2" svg:d="M69766 44322l-9216-16157" svg:viewBox="0 0 9217 16158">
          <text:p/>
        </draw:connector>
        <draw:connector draw:style-name="gr4" draw:text-style-name="P1" draw:layer="layout" draw:type="line" svg:x1="56.544cm" svg:y1="30.84cm" svg:x2="55.587cm" svg:y2="30.34cm" draw:start-shape="id515" draw:start-glue-point="0" draw:end-shape="id523" draw:end-glue-point="2" svg:d="M56544 30840l-957-500" svg:viewBox="0 0 958 501">
          <text:p/>
        </draw:connector>
        <draw:custom-shape draw:style-name="gr1" draw:text-style-name="P2" xml:id="id534" draw:id="id534" draw:layer="layout" svg:width="1cm" svg:height="0.9cm" svg:x="39.236cm" svg:y="32.04cm">
          <text:p text:style-name="P1"><text:span text:style-name="T1">OR</text:span></text:p>
          <text:p text:style-name="P1"><text:span text:style-name="T1">3513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9.736cm" svg:y1="33.84cm" svg:x2="39.736cm" svg:y2="32.94cm" draw:start-shape="id516" draw:start-glue-point="0" draw:end-shape="id534" draw:end-glue-point="2" svg:d="M39736 33840v-900" svg:viewBox="0 0 1 901">
          <text:p/>
        </draw:connector>
        <draw:connector draw:style-name="gr4" draw:text-style-name="P1" draw:layer="layout" draw:type="line" svg:x1="55.587cm" svg:y1="29.44cm" svg:x2="55.587cm" svg:y2="29.44cm" draw:start-shape="id523" draw:start-glue-point="0" draw:end-shape="id523" svg:d="M55587 29440z" svg:viewBox="0 0 1 1">
          <text:p/>
        </draw:connector>
        <draw:connector draw:style-name="gr4" draw:text-style-name="P1" draw:layer="layout" draw:type="line" svg:x1="39.736cm" svg:y1="32.04cm" svg:x2="38.936cm" svg:y2="31.04cm" draw:start-shape="id534" draw:start-glue-point="0" draw:end-shape="id525" draw:end-glue-point="2" svg:d="M39736 32040l-800-1000" svg:viewBox="0 0 801 1001">
          <text:p/>
        </draw:connector>
        <draw:custom-shape draw:style-name="gr1" draw:text-style-name="P2" xml:id="id535" draw:id="id535" draw:layer="layout" svg:width="1cm" svg:height="0.9cm" svg:x="68.244cm" svg:y="39.74cm">
          <text:p text:style-name="P1"><text:span text:style-name="T1">NAND</text:span></text:p>
          <text:p text:style-name="P1"><text:span text:style-name="T1">3614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2.044cm" svg:y1="41.84cm" svg:x2="68.744cm" svg:y2="40.64cm" draw:start-shape="id528" draw:start-glue-point="0" draw:end-shape="id535" draw:end-glue-point="2" svg:d="M72044 41840l-3300-1200" svg:viewBox="0 0 3301 1201">
          <text:p/>
        </draw:connector>
        <draw:connector draw:style-name="gr3" draw:text-style-name="P3" draw:layer="layout" draw:type="line" svg:x1="67.098cm" svg:y1="46.331cm" svg:x2="67.792cm" svg:y2="45.189cm" draw:end-shape="id511" draw:end-glue-point="2" svg:d="M67098 46331l694-1142" svg:viewBox="0 0 695 1143">
          <text:p text:style-name="P1"><text:span text:style-name="T2">r00</text:span></text:p>
        </draw:connector>
        <draw:connector draw:style-name="gr3" draw:text-style-name="P3" draw:layer="layout" draw:type="line" svg:x1="64.744cm" svg:y1="46.651cm" svg:x2="65.658cm" svg:y2="45.14cm" draw:end-shape="id505" draw:end-glue-point="2" svg:d="M64744 46651l914-1511" svg:viewBox="0 0 915 1512">
          <text:p text:style-name="P1"><text:span text:style-name="T2">r00</text:span></text:p>
        </draw:connector>
        <draw:connector draw:style-name="gr4" draw:text-style-name="P1" draw:layer="layout" draw:type="line" svg:x1="42.38cm" svg:y1="45.24cm" svg:x2="48.044cm" svg:y2="31.94cm" draw:start-shape="id477" draw:start-glue-point="0" draw:end-shape="id512" draw:end-glue-point="2" svg:d="M42380 45240l5664-13300" svg:viewBox="0 0 5665 13301">
          <text:p/>
        </draw:connector>
        <draw:custom-shape draw:style-name="gr1" draw:text-style-name="P2" xml:id="id536" draw:id="id536" draw:layer="layout" svg:width="1cm" svg:height="0.9cm" svg:x="68.344cm" svg:y="37.14cm">
          <text:p text:style-name="P1"><text:span text:style-name="T1">3-NAND</text:span></text:p>
          <text:p text:style-name="P1"><text:span text:style-name="T1">3613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5.658cm" svg:y1="44.24cm" svg:x2="68.844cm" svg:y2="38.04cm" draw:start-shape="id505" draw:start-glue-point="0" draw:end-shape="id536" draw:end-glue-point="2" svg:d="M65658 44240l3186-6200" svg:viewBox="0 0 3187 6201">
          <text:p/>
        </draw:connector>
        <draw:connector draw:style-name="gr4" draw:text-style-name="P1" draw:layer="layout" draw:type="line" svg:x1="74.727cm" svg:y1="44.24cm" svg:x2="74.807cm" svg:y2="42.64cm" draw:start-shape="id507" draw:start-glue-point="0" draw:end-shape="id531" draw:end-glue-point="2" svg:d="M74727 44240l80-1600" svg:viewBox="0 0 81 1601">
          <text:p/>
        </draw:connector>
        <draw:custom-shape draw:style-name="gr1" draw:text-style-name="P2" xml:id="id537" draw:id="id537" draw:layer="layout" svg:width="1cm" svg:height="0.9cm" svg:x="57.444cm" svg:y="27.24cm">
          <text:p text:style-name="P1"><text:span text:style-name="T1">12-AOI</text:span></text:p>
          <text:p text:style-name="P1"><text:span text:style-name="T1">3614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4.727cm" svg:y1="44.24cm" svg:x2="57.944cm" svg:y2="28.14cm" draw:start-shape="id507" draw:start-glue-point="0" draw:end-shape="id537" draw:end-glue-point="2" svg:d="M74727 44240l-16783-16100" svg:viewBox="0 0 16784 16101">
          <text:p text:style-name="P1"><text:span text:style-name="T2">c</text:span></text:p>
        </draw:connector>
        <draw:custom-shape draw:style-name="gr1" draw:text-style-name="P2" xml:id="id538" draw:id="id538" draw:layer="layout" svg:width="1cm" svg:height="0.9cm" svg:x="72.287cm" svg:y="31.74cm">
          <text:p text:style-name="P1"><text:span text:style-name="T1">AND</text:span></text:p>
          <text:p text:style-name="P1"><text:span text:style-name="T1">3712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2.744cm" svg:y1="33.486cm" svg:x2="72.787cm" svg:y2="32.64cm" draw:start-shape="id509" draw:start-glue-point="0" draw:end-shape="id538" draw:end-glue-point="2" svg:d="M72744 33486l43-846" svg:viewBox="0 0 44 847">
          <text:p/>
        </draw:connector>
        <draw:custom-shape draw:style-name="gr1" draw:text-style-name="P2" xml:id="id539" draw:id="id539" draw:layer="layout" svg:width="1cm" svg:height="0.9cm" svg:x="58.58cm" svg:y="23.111cm">
          <text:p text:style-name="P1"><text:span text:style-name="T1">NOT</text:span></text:p>
          <text:p text:style-name="P1"><text:span text:style-name="T1">378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9.08cm" svg:y1="25.111cm" svg:x2="59.08cm" svg:y2="24.011cm" draw:start-shape="id468" draw:start-glue-point="0" draw:end-shape="id539" draw:end-glue-point="2" svg:d="M59080 25111v-1100" svg:viewBox="0 0 1 1101">
          <text:p/>
        </draw:connector>
        <draw:custom-shape draw:style-name="gr1" draw:text-style-name="P2" xml:id="id540" draw:id="id540" draw:layer="layout" svg:width="1cm" svg:height="0.9cm" svg:x="69.544cm" svg:y="33.94cm">
          <text:p text:style-name="P1"><text:span text:style-name="T1">IMUX</text:span></text:p>
          <text:p text:style-name="P1"><text:span text:style-name="T1">3613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0.514cm" svg:y1="31.373cm" svg:x2="49.187cm" svg:y2="30.34cm" draw:end-shape="id508" draw:end-glue-point="2" svg:d="M50514 31373l-1327-1033" svg:viewBox="0 0 1328 1034">
          <text:p text:style-name="P1"><text:span text:style-name="T2">f01</text:span></text:p>
        </draw:connector>
        <draw:connector draw:style-name="gr4" draw:text-style-name="P1" draw:layer="layout" draw:type="line" svg:x1="70.044cm" svg:y1="33.94cm" svg:x2="72.787cm" svg:y2="32.64cm" draw:start-shape="id540" draw:start-glue-point="0" draw:end-shape="id538" draw:end-glue-point="2" svg:d="M70044 33940l2743-1300" svg:viewBox="0 0 2744 1301">
          <text:p/>
        </draw:connector>
        <draw:custom-shape draw:style-name="gr1" draw:text-style-name="P2" xml:id="id541" draw:id="id541" draw:layer="layout" svg:width="1cm" svg:height="0.9cm" svg:x="72.344cm" svg:y="29.54cm">
          <text:p text:style-name="P1"><text:span text:style-name="T1">IMUX</text:span></text:p>
          <text:p text:style-name="P1"><text:span text:style-name="T1">3712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2.787cm" svg:y1="31.74cm" svg:x2="72.844cm" svg:y2="30.44cm" draw:start-shape="id538" draw:start-glue-point="0" draw:end-shape="id541" draw:end-glue-point="2" svg:d="M72787 31740l57-1300" svg:viewBox="0 0 58 1301">
          <text:p/>
        </draw:connector>
        <draw:connector draw:style-name="gr3" draw:text-style-name="P3" draw:layer="layout" draw:type="line" svg:x1="57.367cm" svg:y1="32.59cm" svg:x2="56.544cm" svg:y2="31.74cm" draw:end-shape="id515" draw:end-glue-point="2" svg:d="M57367 32590l-823-850" svg:viewBox="0 0 824 851">
          <text:p text:style-name="P1"><text:span text:style-name="T2">f02</text:span></text:p>
        </draw:connector>
        <draw:connector draw:style-name="gr3" draw:text-style-name="P3" draw:layer="layout" draw:type="line" svg:x1="41.022cm" svg:y1="34.127cm" svg:x2="39.736cm" svg:y2="32.94cm" draw:end-shape="id534" draw:end-glue-point="2" svg:d="M41022 34127l-1286-1187" svg:viewBox="0 0 1287 1188">
          <text:p text:style-name="P1"><text:span text:style-name="T2">f02</text:span></text:p>
        </draw:connector>
        <draw:connector draw:style-name="gr3" draw:text-style-name="P3" draw:layer="layout" draw:type="line" svg:x1="52.71cm" svg:y1="31.452cm" svg:x2="51.387cm" svg:y2="30.34cm" draw:end-shape="id518" draw:end-glue-point="2" svg:d="M52710 31452l-1323-1112" svg:viewBox="0 0 1324 1113">
          <text:p text:style-name="P1"><text:span text:style-name="T2">f02</text:span></text:p>
        </draw:connector>
        <draw:connector draw:style-name="gr3" draw:text-style-name="P3" draw:layer="layout" draw:type="line" svg:x1="55.436cm" svg:y1="32.537cm" svg:x2="54.544cm" svg:y2="31.64cm" draw:end-shape="id517" draw:end-glue-point="2" svg:d="M55436 32537l-892-897" svg:viewBox="0 0 893 898">
          <text:p text:style-name="P1"><text:span text:style-name="T2">f02</text:span></text:p>
        </draw:connector>
        <draw:connector draw:style-name="gr4" draw:text-style-name="P1" draw:layer="layout" draw:type="line" svg:x1="54.544cm" svg:y1="30.74cm" svg:x2="53.487cm" svg:y2="30.34cm" draw:start-shape="id517" draw:start-glue-point="0" draw:end-shape="id520" draw:end-glue-point="2" svg:d="M54544 30740l-1057-400" svg:viewBox="0 0 1058 401">
          <text:p/>
        </draw:connector>
        <draw:connector draw:style-name="gr4" draw:text-style-name="P1" draw:layer="layout" draw:type="line" svg:x1="68.744cm" svg:y1="39.74cm" svg:x2="68.844cm" svg:y2="38.04cm" draw:start-shape="id535" draw:start-glue-point="0" draw:end-shape="id536" draw:end-glue-point="2" svg:d="M68744 39740l100-1700" svg:viewBox="0 0 101 1701">
          <text:p/>
        </draw:connector>
        <draw:custom-shape draw:style-name="gr1" draw:text-style-name="P2" xml:id="id542" draw:id="id542" draw:layer="layout" svg:width="1cm" svg:height="0.9cm" svg:x="63.744cm" svg:y="37.44cm">
          <text:p text:style-name="P1"><text:span text:style-name="T1">NAND</text:span></text:p>
          <text:p text:style-name="P1"><text:span text:style-name="T1">3613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8.744cm" svg:y1="39.74cm" svg:x2="64.244cm" svg:y2="38.34cm" draw:start-shape="id535" draw:start-glue-point="0" draw:end-shape="id542" draw:end-glue-point="2" svg:d="M68744 39740l-4500-1400" svg:viewBox="0 0 4501 1401">
          <text:p/>
        </draw:connector>
        <draw:connector draw:style-name="gr3" draw:text-style-name="P3" draw:layer="layout" draw:type="line" svg:x1="49.086cm" svg:y1="32.828cm" svg:x2="48.044cm" svg:y2="31.94cm" draw:end-shape="id512" draw:end-glue-point="2" svg:d="M49086 32828l-1042-888" svg:viewBox="0 0 1043 889">
          <text:p text:style-name="P1"><text:span text:style-name="T2">f00</text:span></text:p>
        </draw:connector>
        <draw:custom-shape draw:style-name="gr1" draw:text-style-name="P2" xml:id="id543" draw:id="id543" draw:layer="layout" svg:width="1cm" svg:height="0.9cm" svg:x="45.387cm" svg:y="31.04cm">
          <text:p text:style-name="P1"><text:span text:style-name="T1">OR</text:span></text:p>
          <text:p text:style-name="P1"><text:span text:style-name="T1">3612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6.969cm" svg:y1="33.013cm" svg:x2="45.887cm" svg:y2="31.94cm" draw:end-shape="id543" draw:end-glue-point="2" svg:d="M46969 33013l-1082-1073" svg:viewBox="0 0 1083 1074">
          <text:p text:style-name="P1"><text:span text:style-name="T2">f00</text:span></text:p>
        </draw:connector>
        <draw:custom-shape draw:style-name="gr1" draw:text-style-name="P2" xml:id="id544" draw:id="id544" draw:layer="layout" svg:width="1cm" svg:height="0.9cm" svg:x="42.087cm" svg:y="29.44cm">
          <text:p text:style-name="P1"><text:span text:style-name="T1">XOR</text:span></text:p>
          <text:p text:style-name="P1"><text:span text:style-name="T1">351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43.767cm" svg:y1="31.505cm" svg:x2="42.587cm" svg:y2="30.34cm" draw:end-shape="id544" draw:end-glue-point="2" svg:d="M43767 31505l-1180-1165" svg:viewBox="0 0 1181 1166">
          <text:p text:style-name="P1"><text:span text:style-name="T2">f00</text:span></text:p>
        </draw:connector>
        <draw:custom-shape draw:style-name="gr1" draw:text-style-name="P2" xml:id="id545" draw:id="id545" draw:layer="layout" svg:width="1cm" svg:height="0.9cm" svg:x="42.087cm" svg:y="26.84cm">
          <text:p text:style-name="P1"><text:span text:style-name="T1">21-AOI </text:span></text:p>
          <text:p text:style-name="P1"><text:span text:style-name="T1">3512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2.587cm" svg:y1="29.44cm" svg:x2="42.587cm" svg:y2="27.74cm" draw:start-shape="id544" draw:start-glue-point="0" draw:end-shape="id545" draw:end-glue-point="2" svg:d="M42587 29440v-1700" svg:viewBox="0 0 1 1701">
          <text:p text:style-name="P1"><text:span text:style-name="T2">b</text:span></text:p>
        </draw:connector>
        <draw:connector draw:style-name="gr3" draw:text-style-name="P3" draw:layer="layout" draw:type="line" svg:x1="42.587cm" svg:y1="26.84cm" svg:x2="42.58cm" svg:y2="24.726cm" draw:start-shape="id545" draw:start-glue-point="0" svg:d="M42587 26840l-7-2114" svg:viewBox="0 0 8 2115">
          <text:p text:style-name="P1"><text:span text:style-name="T2">p00</text:span></text:p>
        </draw:connector>
        <draw:connector draw:style-name="gr4" draw:text-style-name="P1" draw:layer="layout" draw:type="line" svg:x1="48.044cm" svg:y1="31.04cm" svg:x2="46.987cm" svg:y2="30.34cm" draw:start-shape="id512" draw:start-glue-point="0" draw:end-shape="id503" draw:end-glue-point="2" svg:d="M48044 31040l-1057-700" svg:viewBox="0 0 1058 701">
          <text:p/>
        </draw:connector>
        <draw:connector draw:style-name="gr3" draw:text-style-name="P3" draw:layer="layout" draw:type="line" svg:x1="68.844cm" svg:y1="37.14cm" svg:x2="70.044cm" svg:y2="34.84cm" draw:start-shape="id536" draw:start-glue-point="0" draw:end-shape="id540" draw:end-glue-point="2" svg:d="M68844 37140l1200-2300" svg:viewBox="0 0 1201 2301">
          <text:p text:style-name="P1"><text:span text:style-name="T2">c</text:span></text:p>
        </draw:connector>
        <draw:connector draw:style-name="gr4" draw:text-style-name="P1" draw:layer="layout" draw:type="line" svg:x1="74.807cm" svg:y1="41.74cm" svg:x2="74.744cm" svg:y2="40.34cm" draw:start-shape="id531" draw:start-glue-point="0" draw:end-shape="id461" draw:end-glue-point="2" svg:d="M74807 41740l-63-1400" svg:viewBox="0 0 64 1401">
          <text:p/>
        </draw:connector>
        <draw:connector draw:style-name="gr3" draw:text-style-name="P3" draw:layer="layout" draw:type="line" svg:x1="74.744cm" svg:y1="39.44cm" svg:x2="72.844cm" svg:y2="30.44cm" draw:start-shape="id461" draw:start-glue-point="0" draw:end-shape="id541" draw:end-glue-point="2" svg:d="M74744 39440l-1900-9000" svg:viewBox="0 0 1901 9001">
          <text:p text:style-name="P1"><text:span text:style-name="T2">c</text:span></text:p>
        </draw:connector>
        <draw:custom-shape draw:style-name="gr1" draw:text-style-name="P2" xml:id="id546" draw:id="id546" draw:layer="layout" svg:width="1cm" svg:height="0.9cm" svg:x="70.554cm" svg:y="36.14cm">
          <text:p text:style-name="P1"><text:span text:style-name="T1">NAND</text:span></text:p>
          <text:p text:style-name="P1"><text:span text:style-name="T1">371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1.054cm" svg:y1="36.14cm" svg:x2="70.044cm" svg:y2="34.84cm" draw:start-shape="id546" draw:start-glue-point="0" draw:end-shape="id540" draw:end-glue-point="2" svg:d="M71054 36140l-1010-1300" svg:viewBox="0 0 1011 1301">
          <text:p text:style-name="P1"><text:span text:style-name="T2">b</text:span></text:p>
        </draw:connector>
        <draw:connector draw:style-name="gr4" draw:text-style-name="P1" draw:layer="layout" draw:type="line" svg:x1="71.044cm" svg:y1="38.54cm" svg:x2="71.054cm" svg:y2="37.04cm" draw:start-shape="id529" draw:start-glue-point="0" draw:end-shape="id546" draw:end-glue-point="2" svg:d="M71044 38540l10-1500" svg:viewBox="0 0 11 1501">
          <text:p/>
        </draw:connector>
        <draw:connector draw:style-name="gr4" draw:text-style-name="P1" draw:layer="layout" draw:type="line" svg:x1="67.792cm" svg:y1="44.289cm" svg:x2="59.551cm" svg:y2="32.74cm" draw:start-shape="id511" draw:start-glue-point="0" draw:end-shape="id532" draw:end-glue-point="2" svg:d="M67792 44289l-8241-11549" svg:viewBox="0 0 8242 11550">
          <text:p/>
        </draw:connector>
        <draw:connector draw:style-name="gr4" draw:text-style-name="P1" draw:layer="layout" draw:type="line" svg:x1="59.551cm" svg:y1="31.84cm" svg:x2="59.544cm" svg:y2="30.04cm" draw:start-shape="id532" draw:start-glue-point="0" draw:end-shape="id547" draw:end-glue-point="2" svg:d="M59551 31840l-7-1800" svg:viewBox="0 0 8 1801">
          <text:p/>
        </draw:connector>
        <draw:custom-shape draw:style-name="gr1" draw:text-style-name="P2" xml:id="id547" draw:id="id547" draw:layer="layout" svg:width="1cm" svg:height="0.9cm" svg:x="59.044cm" svg:y="29.14cm">
          <text:p text:style-name="P1"><text:span text:style-name="T1">NOR</text:span></text:p>
          <text:p text:style-name="P1"><text:span text:style-name="T1">3712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9.544cm" svg:y1="29.14cm" svg:x2="59.08cm" svg:y2="26.011cm" draw:start-shape="id547" draw:start-glue-point="0" draw:end-shape="id468" draw:end-glue-point="2" svg:d="M59544 29140l-464-3129" svg:viewBox="0 0 465 3130">
          <text:p text:style-name="P1"><text:span text:style-name="T2">2</text:span></text:p>
        </draw:connector>
        <draw:connector draw:style-name="gr3" draw:text-style-name="P3" draw:layer="layout" draw:type="line" svg:x1="39.544cm" svg:y1="28.24cm" svg:x2="51.387cm" svg:y2="27.74cm" draw:start-shape="id527" draw:start-glue-point="0" draw:end-shape="id519" draw:end-glue-point="2" svg:d="M39544 28240l11843-500" svg:viewBox="0 0 11844 501">
          <text:p text:style-name="P1"><text:span text:style-name="T2">a</text:span></text:p>
        </draw:connector>
        <draw:connector draw:style-name="gr3" draw:text-style-name="P3" draw:layer="layout" draw:type="line" svg:x1="39.544cm" svg:y1="28.24cm" svg:x2="53.528cm" svg:y2="27.74cm" draw:start-shape="id527" draw:start-glue-point="0" draw:end-shape="id521" draw:end-glue-point="2" svg:d="M39544 28240l13984-500" svg:viewBox="0 0 13985 501">
          <text:p text:style-name="P1"><text:span text:style-name="T2">a</text:span></text:p>
        </draw:connector>
        <draw:connector draw:style-name="gr3" draw:text-style-name="P3" draw:layer="layout" draw:type="line" svg:x1="39.544cm" svg:y1="28.24cm" svg:x2="55.687cm" svg:y2="27.74cm" draw:start-shape="id527" draw:start-glue-point="0" draw:end-shape="id524" draw:end-glue-point="2" svg:d="M39544 28240l16143-500" svg:viewBox="0 0 16144 501">
          <text:p text:style-name="P1"><text:span text:style-name="T2">a</text:span></text:p>
        </draw:connector>
        <draw:connector draw:style-name="gr3" draw:text-style-name="P3" draw:layer="layout" draw:type="line" svg:x1="39.544cm" svg:y1="28.24cm" svg:x2="46.987cm" svg:y2="27.74cm" draw:start-shape="id527" draw:start-glue-point="0" draw:end-shape="id506" draw:end-glue-point="2" svg:d="M39544 28240l7443-500" svg:viewBox="0 0 7444 501">
          <text:p text:style-name="P1"><text:span text:style-name="T2">a</text:span></text:p>
        </draw:connector>
        <draw:connector draw:style-name="gr3" draw:text-style-name="P3" draw:layer="layout" draw:type="line" svg:x1="39.544cm" svg:y1="28.24cm" svg:x2="42.587cm" svg:y2="27.74cm" draw:start-shape="id527" draw:start-glue-point="0" draw:end-shape="id545" draw:end-glue-point="2" svg:d="M39544 28240l3043-500" svg:viewBox="0 0 3044 501">
          <text:p text:style-name="P1"><text:span text:style-name="T2">a</text:span></text:p>
        </draw:connector>
        <draw:connector draw:style-name="gr3" draw:text-style-name="P3" draw:layer="layout" draw:type="line" svg:x1="39.544cm" svg:y1="28.24cm" svg:x2="49.187cm" svg:y2="27.74cm" draw:start-shape="id527" draw:start-glue-point="0" draw:end-shape="id510" draw:end-glue-point="2" svg:d="M39544 28240l9643-500" svg:viewBox="0 0 9644 501">
          <text:p text:style-name="P1"><text:span text:style-name="T2">a</text:span></text:p>
        </draw:connector>
        <draw:connector draw:style-name="gr3" draw:text-style-name="P3" draw:layer="layout" draw:type="line" svg:x1="39.544cm" svg:y1="28.24cm" svg:x2="44.787cm" svg:y2="27.74cm" draw:start-shape="id527" draw:start-glue-point="0" draw:end-shape="id514" draw:end-glue-point="2" svg:d="M39544 28240l5243-500" svg:viewBox="0 0 5244 501">
          <text:p text:style-name="P1"><text:span text:style-name="T2">a</text:span></text:p>
        </draw:connector>
        <draw:connector draw:style-name="gr3" draw:text-style-name="P3" draw:layer="layout" draw:type="line" svg:x1="38.436cm" svg:y1="28.24cm" svg:x2="42.587cm" svg:y2="27.74cm" draw:start-shape="id526" draw:start-glue-point="0" draw:end-shape="id545" draw:end-glue-point="2" svg:d="M38436 28240l4151-500" svg:viewBox="0 0 4152 501">
          <text:p text:style-name="P1"><text:span text:style-name="T2">c</text:span></text:p>
        </draw:connector>
        <draw:connector draw:style-name="gr3" draw:text-style-name="P3" draw:layer="layout" draw:type="line" svg:x1="38.436cm" svg:y1="28.24cm" svg:x2="53.528cm" svg:y2="27.74cm" draw:start-shape="id526" draw:start-glue-point="0" draw:end-shape="id521" draw:end-glue-point="2" svg:d="M38436 28240l15092-500" svg:viewBox="0 0 15093 501">
          <text:p text:style-name="P1"><text:span text:style-name="T2">c</text:span></text:p>
        </draw:connector>
        <draw:connector draw:style-name="gr3" draw:text-style-name="P3" draw:layer="layout" draw:type="line" svg:x1="38.436cm" svg:y1="28.24cm" svg:x2="55.687cm" svg:y2="27.74cm" draw:start-shape="id526" draw:start-glue-point="0" draw:end-shape="id524" draw:end-glue-point="2" svg:d="M38436 28240l17251-500" svg:viewBox="0 0 17252 501">
          <text:p text:style-name="P1"><text:span text:style-name="T2">c</text:span></text:p>
        </draw:connector>
        <draw:connector draw:style-name="gr3" draw:text-style-name="P3" draw:layer="layout" draw:type="line" svg:x1="38.436cm" svg:y1="28.24cm" svg:x2="46.987cm" svg:y2="27.74cm" draw:start-shape="id526" draw:start-glue-point="0" draw:end-shape="id506" draw:end-glue-point="2" svg:d="M38436 28240l8551-500" svg:viewBox="0 0 8552 501">
          <text:p text:style-name="P1"><text:span text:style-name="T2">c</text:span></text:p>
        </draw:connector>
        <draw:connector draw:style-name="gr3" draw:text-style-name="P3" draw:layer="layout" draw:type="line" svg:x1="38.436cm" svg:y1="28.24cm" svg:x2="51.387cm" svg:y2="27.74cm" draw:start-shape="id526" draw:start-glue-point="0" draw:end-shape="id519" draw:end-glue-point="2" svg:d="M38436 28240l12951-500" svg:viewBox="0 0 12952 501">
          <text:p text:style-name="P1"><text:span text:style-name="T2">c</text:span></text:p>
        </draw:connector>
        <draw:connector draw:style-name="gr3" draw:text-style-name="P3" draw:layer="layout" draw:type="line" svg:x1="38.436cm" svg:y1="28.24cm" svg:x2="49.187cm" svg:y2="27.74cm" draw:start-shape="id526" draw:start-glue-point="0" draw:end-shape="id510" draw:end-glue-point="2" svg:d="M38436 28240l10751-500" svg:viewBox="0 0 10752 501">
          <text:p text:style-name="P1"><text:span text:style-name="T2">c</text:span></text:p>
        </draw:connector>
        <draw:connector draw:style-name="gr3" draw:text-style-name="P3" draw:layer="layout" draw:type="line" svg:x1="38.436cm" svg:y1="28.24cm" svg:x2="44.787cm" svg:y2="27.74cm" draw:start-shape="id526" draw:start-glue-point="0" draw:end-shape="id514" draw:end-glue-point="2" svg:d="M38436 28240l6351-500" svg:viewBox="0 0 6352 501">
          <text:p text:style-name="P1"><text:span text:style-name="T2">c</text:span></text:p>
        </draw:connector>
        <draw:connector draw:style-name="gr4" draw:text-style-name="P1" draw:layer="layout" draw:type="line" svg:x1="45.887cm" svg:y1="31.04cm" svg:x2="44.787cm" svg:y2="30.34cm" draw:start-shape="id543" draw:start-glue-point="0" draw:end-shape="id513" draw:end-glue-point="2" svg:d="M45887 31040l-1100-700" svg:viewBox="0 0 1101 701">
          <text:p/>
        </draw:connector>
        <draw:connector draw:style-name="gr4" draw:text-style-name="P1" draw:layer="layout" draw:type="line" svg:x1="42.38cm" svg:y1="45.24cm" svg:x2="45.887cm" svg:y2="31.94cm" draw:start-shape="id477" draw:start-glue-point="0" draw:end-shape="id543" draw:end-glue-point="2" svg:d="M42380 45240l3507-13300" svg:viewBox="0 0 3508 13301">
          <text:p/>
        </draw:connector>
        <draw:connector draw:style-name="gr4" draw:text-style-name="P1" draw:layer="layout" draw:type="line" svg:x1="42.38cm" svg:y1="45.24cm" svg:x2="42.587cm" svg:y2="30.34cm" draw:start-shape="id477" draw:start-glue-point="0" draw:end-shape="id544" draw:end-glue-point="2" svg:d="M42380 45240l207-14900" svg:viewBox="0 0 208 14901">
          <text:p/>
        </draw:connector>
        <draw:custom-shape draw:style-name="gr1" draw:text-style-name="P2" xml:id="id548" draw:id="id548" draw:layer="layout" svg:width="1cm" svg:height="0.9cm" svg:x="63.544cm" svg:y="44.24cm">
          <text:p text:style-name="P1"><text:span text:style-name="T1">3-AND</text:span></text:p>
          <text:p text:style-name="P1"><text:span text:style-name="T1">3613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4.044cm" svg:y1="44.24cm" svg:x2="64.244cm" svg:y2="38.34cm" draw:start-shape="id548" draw:start-glue-point="0" draw:end-shape="id542" draw:end-glue-point="2" svg:d="M64044 44240l200-5900" svg:viewBox="0 0 201 5901">
          <text:p/>
        </draw:connector>
        <draw:connector draw:style-name="gr4" draw:text-style-name="P1" draw:layer="layout" draw:type="line" svg:x1="64.044cm" svg:y1="44.24cm" svg:x2="68.844cm" svg:y2="38.04cm" draw:start-shape="id548" draw:start-glue-point="0" draw:end-shape="id536" draw:end-glue-point="2" svg:d="M64044 44240l4800-6200" svg:viewBox="0 0 4801 6201">
          <text:p/>
        </draw:connector>
        <draw:connector draw:style-name="gr4" draw:text-style-name="P1" draw:layer="layout" draw:type="line" svg:x1="68.744cm" svg:y1="41.74cm" svg:x2="68.744cm" svg:y2="40.64cm" draw:start-shape="id530" draw:start-glue-point="0" draw:end-shape="id535" draw:end-glue-point="2" svg:d="M68744 41740v-1100" svg:viewBox="0 0 1 1101">
          <text:p/>
        </draw:connector>
        <draw:connector draw:style-name="gr4" draw:text-style-name="P1" draw:layer="layout" draw:type="line" svg:x1="67.792cm" svg:y1="44.289cm" svg:x2="68.744cm" svg:y2="42.64cm" draw:start-shape="id511" draw:start-glue-point="0" draw:end-shape="id530" draw:end-glue-point="2" svg:d="M67792 44289l952-1649" svg:viewBox="0 0 953 1650">
          <text:p/>
        </draw:connector>
        <draw:connector draw:style-name="gr4" draw:text-style-name="P1" draw:layer="layout" draw:type="line" svg:x1="72.031cm" svg:y1="44.34cm" svg:x2="71.044cm" svg:y2="39.44cm" draw:start-shape="id522" draw:start-glue-point="0" draw:end-shape="id529" draw:end-glue-point="2" svg:d="M72031 44340l-987-4900" svg:viewBox="0 0 988 4901">
          <text:p/>
        </draw:connector>
        <draw:connector draw:style-name="gr4" draw:text-style-name="P1" draw:layer="layout" draw:type="line" svg:x1="72.031cm" svg:y1="44.34cm" svg:x2="59.551cm" svg:y2="32.74cm" draw:start-shape="id522" draw:start-glue-point="0" draw:end-shape="id532" draw:end-glue-point="2" svg:d="M72031 44340l-12480-11600" svg:viewBox="0 0 12481 11601">
          <text:p/>
        </draw:connector>
        <draw:connector draw:style-name="gr3" draw:text-style-name="P3" draw:layer="layout" draw:type="line" svg:x1="72.031cm" svg:y1="44.34cm" svg:x2="60.55cm" svg:y2="28.165cm" draw:start-shape="id522" draw:start-glue-point="0" draw:end-shape="id533" draw:end-glue-point="2" svg:d="M72031 44340l-11481-16175" svg:viewBox="0 0 11482 16176">
          <text:p text:style-name="P1"><text:span text:style-name="T2">b</text:span></text:p>
        </draw:connector>
        <draw:connector draw:style-name="gr3" draw:text-style-name="P3" draw:layer="layout" draw:type="line" svg:x1="72.031cm" svg:y1="44.34cm" svg:x2="57.944cm" svg:y2="28.14cm" draw:start-shape="id522" draw:start-glue-point="0" draw:end-shape="id537" draw:end-glue-point="2" svg:d="M72031 44340l-14087-16200" svg:viewBox="0 0 14088 16201">
          <text:p text:style-name="P1"><text:span text:style-name="T2">b</text:span></text:p>
        </draw:connector>
        <draw:connector draw:style-name="gr4" draw:text-style-name="P1" draw:layer="layout" draw:type="line" svg:x1="72.031cm" svg:y1="44.34cm" svg:x2="74.807cm" svg:y2="42.64cm" draw:start-shape="id522" draw:start-glue-point="0" draw:end-shape="id531" draw:end-glue-point="2" svg:d="M72031 44340l2776-1700" svg:viewBox="0 0 2777 1701">
          <text:p/>
        </draw:connector>
        <draw:custom-shape draw:style-name="gr1" draw:text-style-name="P2" xml:id="id549" draw:id="id549" draw:layer="layout" svg:width="1cm" svg:height="0.9cm" svg:x="67.306cm" svg:y="46.689cm">
          <text:p text:style-name="P1"><text:span text:style-name="T1">NOT</text:span></text:p>
          <text:p text:style-name="P1"><text:span text:style-name="T1">3814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7.806cm" svg:y1="46.689cm" svg:x2="67.792cm" svg:y2="45.189cm" draw:start-shape="id549" draw:start-glue-point="0" draw:end-shape="id511" draw:end-glue-point="2" svg:d="M67806 46689l-14-1500" svg:viewBox="0 0 15 1501">
          <text:p/>
        </draw:connector>
        <draw:connector draw:style-name="gr3" draw:text-style-name="P1" draw:layer="layout" draw:type="line" svg:x1="67.794cm" svg:y1="49.04cm" svg:x2="67.806cm" svg:y2="47.589cm" draw:end-shape="id549" draw:end-glue-point="2" svg:d="M67794 49040l12-1451" svg:viewBox="0 0 13 1452">
          <text:p text:style-name="P1"><text:span text:style-name="T2">res2_03</text:span></text:p>
        </draw:connector>
        <draw:connector draw:style-name="gr3" draw:text-style-name="P3" draw:layer="layout" draw:type="line" svg:x1="14.793cm" svg:y1="23.725cm" svg:x2="14.755cm" svg:y2="22.086cm" draw:start-shape="id490" draw:start-glue-point="0" svg:d="M14793 23725l-38-1639" svg:viewBox="0 0 39 1640">
          <text:p text:style-name="P1"><text:span text:style-name="T2">res2_03</text:span></text:p>
        </draw:connector>
        <draw:connector draw:style-name="gr3" draw:text-style-name="P1" draw:layer="layout" draw:type="line" svg:x1="41.395cm" svg:y1="54.597cm" svg:x2="41.987cm" svg:y2="53.24cm" draw:end-shape="id492" draw:end-glue-point="2" svg:d="M41395 54597l592-1357" svg:viewBox="0 0 593 1358">
          <text:p text:style-name="P1"><text:span text:style-name="T2">res2_03/2</text:span></text:p>
        </draw:connector>
        <draw:connector draw:style-name="gr3" draw:text-style-name="P1" draw:layer="layout" draw:type="line" svg:x1="63.188cm" svg:y1="46.453cm" svg:x2="64.044cm" svg:y2="45.14cm" draw:end-shape="id548" draw:end-glue-point="2" svg:d="M63188 46453l856-1313" svg:viewBox="0 0 857 1314">
          <text:p text:style-name="P1"><text:span text:style-name="T2">res2_03</text:span></text:p>
        </draw:connector>
        <draw:connector draw:style-name="gr3" draw:text-style-name="P3" draw:layer="layout" draw:type="line" svg:x1="60.55cm" svg:y1="27.265cm" svg:x2="59.08cm" svg:y2="26.011cm" draw:start-shape="id533" draw:start-glue-point="0" draw:end-shape="id468" draw:end-glue-point="2" svg:d="M60550 27265l-1470-1254" svg:viewBox="0 0 1471 1255">
          <text:p text:style-name="P1"><text:span text:style-name="T2">3</text:span></text:p>
        </draw:connector>
        <draw:connector draw:style-name="gr3" draw:text-style-name="P3" draw:layer="layout" draw:type="line" svg:x1="57.944cm" svg:y1="27.24cm" svg:x2="59.08cm" svg:y2="26.011cm" draw:start-shape="id537" draw:start-glue-point="0" draw:end-shape="id468" draw:end-glue-point="2" svg:d="M57944 27240l1136-1229" svg:viewBox="0 0 1137 1230">
          <text:p text:style-name="P1"><text:span text:style-name="T2">0</text:span></text:p>
        </draw:connector>
        <draw:connector draw:style-name="gr3" draw:text-style-name="P3" draw:layer="layout" draw:type="line" svg:x1="56.86cm" svg:y1="29.405cm" svg:x2="57.944cm" svg:y2="28.14cm" draw:end-shape="id537" draw:end-glue-point="2" svg:d="M56860 29405l1084-1265" svg:viewBox="0 0 1085 1266">
          <text:p text:style-name="P1"><text:span text:style-name="T2">r08/a</text:span></text:p>
        </draw:connector>
        <draw:connector draw:style-name="gr3" draw:text-style-name="P3" draw:layer="layout" draw:type="line" svg:x1="60.524cm" svg:y1="29.886cm" svg:x2="60.55cm" svg:y2="28.165cm" draw:end-shape="id533" draw:end-glue-point="2" svg:d="M60524 29886l26-1721" svg:viewBox="0 0 27 1722">
          <text:p text:style-name="P1"><text:span text:style-name="T2">r08/a</text:span></text:p>
        </draw:connector>
        <draw:connector draw:style-name="gr3" draw:text-style-name="P3" draw:layer="layout" draw:type="line" svg:x1="58.354cm" svg:y1="31.209cm" svg:x2="59.544cm" svg:y2="30.04cm" draw:end-shape="id547" draw:end-glue-point="2" svg:d="M58354 31209l1190-1169" svg:viewBox="0 0 1191 1170">
          <text:p text:style-name="P1"><text:span text:style-name="T2">r08</text:span></text:p>
        </draw:connector>
        <draw:connector draw:style-name="gr3" draw:text-style-name="P3" draw:layer="layout" draw:type="line" svg:x1="19.193cm" svg:y1="23.725cm" svg:x2="19.143cm" svg:y2="22.086cm" draw:start-shape="id451" draw:start-glue-point="0" svg:d="M19193 23725l-50-1639" svg:viewBox="0 0 51 1640">
          <text:p text:style-name="P1"><text:span text:style-name="T2">res2_05</text:span></text:p>
        </draw:connector>
        <draw:connector draw:style-name="gr3" draw:text-style-name="P1" draw:layer="layout" draw:type="line" svg:x1="52.348cm" svg:y1="54.359cm" svg:x2="53.687cm" svg:y2="53.24cm" draw:end-shape="id406" draw:end-glue-point="2" svg:d="M52348 54359l1339-1119" svg:viewBox="0 0 1340 1120">
          <text:p text:style-name="P1"><text:span text:style-name="T2">res2_05/2</text:span></text:p>
        </draw:connector>
        <draw:connector draw:style-name="gr3" draw:text-style-name="P1" draw:layer="layout" draw:type="line" svg:x1="46.704cm" svg:y1="48.2cm" svg:x2="46.787cm" svg:y2="46.141cm" draw:end-shape="id462" draw:end-glue-point="2" svg:d="M46704 48200l83-2059" svg:viewBox="0 0 84 2060">
          <text:p text:style-name="P1"><text:span text:style-name="T2">res2_05/c</text:span></text:p>
        </draw:connector>
        <draw:connector draw:style-name="gr3" draw:text-style-name="P1" draw:layer="layout" draw:type="line" svg:x1="72.344cm" svg:y1="38.17cm" svg:x2="71.054cm" svg:y2="37.04cm" draw:end-shape="id546" draw:end-glue-point="2" svg:d="M72344 38170l-1290-1130" svg:viewBox="0 0 1291 1131">
          <text:p text:style-name="P1"><text:span text:style-name="T2">res2_05</text:span></text:p>
        </draw:connector>
        <draw:connector draw:style-name="gr3" draw:text-style-name="P3" draw:layer="layout" draw:type="line" svg:x1="62.344cm" svg:y1="44.14cm" svg:x2="70.044cm" svg:y2="34.84cm" draw:start-shape="id550" draw:start-glue-point="0" draw:end-shape="id540" draw:end-glue-point="2" svg:d="M62344 44140l7700-9300" svg:viewBox="0 0 7701 9301">
          <text:p text:style-name="P1"><text:span text:style-name="T2">a</text:span></text:p>
        </draw:connector>
        <draw:custom-shape draw:style-name="gr1" draw:text-style-name="P2" xml:id="id550" draw:id="id550" draw:layer="layout" svg:width="1cm" svg:height="0.9cm" svg:x="61.844cm" svg:y="44.14cm">
          <text:p text:style-name="P1"><text:span text:style-name="T1">NAND</text:span></text:p>
          <text:p text:style-name="P1"><text:span text:style-name="T1">3411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2.344cm" svg:y1="44.14cm" svg:x2="62.368cm" svg:y2="42.644cm" draw:start-shape="id550" draw:start-glue-point="0" svg:d="M62344 44140l24-1496" svg:viewBox="0 0 25 1497">
          <text:p text:style-name="P1"><text:span text:style-name="T2">u8</text:span></text:p>
        </draw:connector>
        <draw:custom-shape draw:style-name="gr1" draw:text-style-name="P2" xml:id="id551" draw:id="id551" draw:layer="layout" svg:width="1cm" svg:height="0.9cm" svg:x="58.58cm" svg:y="21.44cm">
          <text:p text:style-name="P1"><text:span text:style-name="T1">XNOR</text:span></text:p>
          <text:p text:style-name="P1"><text:span text:style-name="T1">378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9.08cm" svg:y1="23.111cm" svg:x2="59.08cm" svg:y2="22.34cm" draw:start-shape="id539" draw:start-glue-point="0" draw:end-shape="id551" draw:end-glue-point="2" svg:d="M59080 23111v-771" svg:viewBox="0 0 1 772">
          <text:p/>
        </draw:connector>
        <draw:connector draw:style-name="gr3" draw:text-style-name="P3" draw:layer="layout" draw:type="line" svg:x1="59.08cm" svg:y1="21.44cm" svg:x2="59.08cm" svg:y2="19.4cm" draw:start-shape="id551" draw:start-glue-point="0" svg:d="M59080 21440v-2040" svg:viewBox="0 0 1 2041">
          <text:p text:style-name="P1"><text:span text:style-name="T2">p07</text:span></text:p>
        </draw:connector>
        <draw:custom-shape draw:style-name="gr11" draw:text-style-name="P1" xml:id="id553" draw:id="id553" draw:layer="layout" svg:width="38.3cm" svg:height="2.4cm" svg:x="19.735cm" svg:y="1cm">
          <draw:glue-point draw:id="4" svg:x="-2.754cm" svg:y="-5cm"/>
          <draw:glue-point draw:id="5" svg:x="1.736cm" svg:y="-5cm"/>
          <draw:glue-point draw:id="6" svg:x="-4.738cm" svg:y="-5cm"/>
          <draw:glue-point draw:id="7" svg:x="-4.451cm" svg:y="-5cm"/>
          <draw:glue-point draw:id="8" svg:x="-4.112cm" svg:y="-5cm"/>
          <draw:glue-point draw:id="9" svg:x="-3.772cm" svg:y="-5cm"/>
          <draw:glue-point draw:id="10" svg:x="-3.433cm" svg:y="-5cm"/>
          <draw:glue-point draw:id="11" svg:x="-3.093cm" svg:y="-5cm"/>
          <draw:glue-point draw:id="12" svg:x="-2.415cm" svg:y="-5cm"/>
          <draw:glue-point draw:id="13" svg:x="-2.101cm" svg:y="-5cm"/>
          <draw:glue-point draw:id="14" svg:x="-1.814cm" svg:y="-5cm"/>
          <draw:glue-point draw:id="15" svg:x="-1.527cm" svg:y="-5cm"/>
          <draw:glue-point draw:id="16" svg:x="-1.24cm" svg:y="-5cm"/>
          <draw:glue-point draw:id="17" svg:x="-0.953cm" svg:y="-5.004cm"/>
          <draw:glue-point draw:id="18" svg:x="-0.665cm" svg:y="-5cm"/>
          <draw:glue-point draw:id="19" svg:x="-0.378cm" svg:y="-5cm"/>
          <draw:glue-point draw:id="20" svg:x="-0.117cm" svg:y="-5cm"/>
          <draw:glue-point draw:id="21" svg:x="0.169cm" svg:y="-5.004cm"/>
          <draw:glue-point draw:id="22" svg:x="0.483cm" svg:y="-5cm"/>
          <draw:glue-point draw:id="23" svg:x="0.822cm" svg:y="-5cm"/>
          <draw:glue-point draw:id="24" svg:x="1.109cm" svg:y="-5.004cm"/>
          <draw:glue-point draw:id="25" svg:x="1.422cm" svg:y="-5cm"/>
          <draw:glue-point draw:id="26" svg:x="2.049cm" svg:y="-5.004cm"/>
          <draw:glue-point draw:id="27" svg:x="2.362cm" svg:y="-5cm"/>
          <draw:glue-point draw:id="28" svg:x="2.676cm" svg:y="-5cm"/>
          <draw:glue-point draw:id="29" svg:x="2.989cm" svg:y="-5cm"/>
          <draw:glue-point draw:id="30" svg:x="-5cm" svg:y="-3.333cm"/>
          <draw:glue-point draw:id="31" svg:x="-5cm" svg:y="-1.666cm"/>
          <draw:glue-point draw:id="32" svg:x="-5cm" svg:y="0cm"/>
          <draw:glue-point draw:id="33" svg:x="-5cm" svg:y="1.666cm"/>
          <draw:glue-point draw:id="34" svg:x="-5cm" svg:y="3.333cm"/>
          <draw:glue-point draw:id="35" svg:x="-4.738cm" svg:y="5.004cm"/>
          <draw:glue-point draw:id="36" svg:x="-4.451cm" svg:y="5.004cm"/>
          <draw:glue-point draw:id="37" svg:x="-4.112cm" svg:y="5.004cm"/>
          <draw:glue-point draw:id="38" svg:x="-3.772cm" svg:y="5.004cm"/>
          <draw:glue-point draw:id="39" svg:x="-3.433cm" svg:y="5.004cm"/>
          <draw:glue-point draw:id="40" svg:x="-3.093cm" svg:y="5.004cm"/>
          <draw:glue-point draw:id="41" svg:x="-2.754cm" svg:y="5cm"/>
          <draw:glue-point draw:id="42" svg:x="-2.415cm" svg:y="5.004cm"/>
          <draw:glue-point draw:id="43" svg:x="-2.101cm" svg:y="5.004cm"/>
          <draw:glue-point draw:id="44" svg:x="-1.788cm" svg:y="5.004cm"/>
          <draw:glue-point draw:id="45" svg:x="-1.501cm" svg:y="5.004cm"/>
          <draw:glue-point draw:id="46" svg:x="-1.24cm" svg:y="5.004cm"/>
          <draw:glue-point draw:id="47" svg:x="-0.926cm" svg:y="5.004cm"/>
          <draw:glue-point draw:id="48" svg:x="-0.665cm" svg:y="5cm"/>
          <draw:glue-point draw:id="49" svg:x="-0.378cm" svg:y="5.004cm"/>
          <draw:glue-point draw:id="50" svg:x="-0.091cm" svg:y="5cm"/>
          <draw:glue-point draw:id="51" svg:x="0.169cm" svg:y="5.004cm"/>
          <draw:glue-point draw:id="52" svg:x="0.456cm" svg:y="5cm"/>
          <draw:glue-point draw:id="53" svg:x="0.796cm" svg:y="5cm"/>
          <draw:glue-point draw:id="54" svg:x="1.109cm" svg:y="5.004cm"/>
          <draw:glue-point draw:id="55" svg:x="1.422cm" svg:y="5.004cm"/>
          <draw:glue-point draw:id="56" svg:x="1.736cm" svg:y="5cm"/>
          <draw:glue-point draw:id="57" svg:x="2.049cm" svg:y="5cm"/>
          <draw:glue-point draw:id="58" svg:x="2.362cm" svg:y="5cm"/>
          <draw:glue-point draw:id="59" svg:x="2.676cm" svg:y="5cm"/>
          <draw:glue-point draw:id="60" svg:x="2.989cm" svg:y="5.004cm"/>
          <draw:glue-point draw:id="61" svg:x="3.302cm" svg:y="-5cm"/>
          <draw:glue-point draw:id="62" svg:x="3.616cm" svg:y="-5cm"/>
          <draw:glue-point draw:id="63" svg:x="3.929cm" svg:y="-5cm"/>
          <draw:glue-point draw:id="64" svg:x="4.216cm" svg:y="-5cm"/>
          <draw:glue-point draw:id="65" svg:x="4.477cm" svg:y="-5cm"/>
          <draw:glue-point draw:id="66" svg:x="4.738cm" svg:y="-5cm"/>
          <draw:glue-point draw:id="67" svg:x="3.302cm" svg:y="5.004cm"/>
          <draw:glue-point draw:id="68" svg:x="3.616cm" svg:y="5.004cm"/>
          <draw:glue-point draw:id="69" svg:x="3.929cm" svg:y="5cm"/>
          <draw:glue-point draw:id="70" svg:x="4.19cm" svg:y="5.004cm"/>
          <draw:glue-point draw:id="71" svg:x="4.477cm" svg:y="5cm"/>
          <draw:glue-point draw:id="72" svg:x="4.738cm" svg:y="5cm"/>
          <text:p text:style-name="P1">UNIT 03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52" draw:id="id552" draw:layer="layout" svg:width="1cm" svg:height="0.9cm" svg:x="19.735cm" svg:y="5.3cm">
          <text:p text:style-name="P1"><text:span text:style-name="T1">BUF</text:span></text:p>
          <text:p text:style-name="P1"><text:span text:style-name="T1">0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54" draw:id="id554" draw:layer="layout" svg:width="1cm" svg:height="0.9cm" svg:x="20.935cm" svg:y="5.3cm">
          <text:p text:style-name="P1"><text:span text:style-name="T1">BUF</text:span></text:p>
          <text:p text:style-name="P1"><text:span text:style-name="T1">286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0.235cm" svg:y1="5.3cm" svg:x2="20.739cm" svg:y2="3.4cm" draw:start-shape="id552" draw:start-glue-point="0" draw:end-shape="id553" draw:end-glue-point="35" svg:d="M20235 5300l504-1900" svg:viewBox="0 0 505 1901">
          <text:p text:style-name="P1"><text:span text:style-name="T2">in_00</text:span></text:p>
        </draw:connector>
        <draw:connector draw:style-name="gr3" draw:text-style-name="P3" draw:layer="layout" draw:type="line" svg:x1="21.435cm" svg:y1="5.3cm" svg:x2="21.838cm" svg:y2="3.4cm" draw:start-shape="id554" draw:start-glue-point="0" draw:end-shape="id553" draw:end-glue-point="36" svg:d="M21435 5300l403-1900" svg:viewBox="0 0 404 1901">
          <text:p text:style-name="P1"><text:span text:style-name="T2">in_01</text:span></text:p>
        </draw:connector>
        <draw:custom-shape draw:style-name="gr1" draw:text-style-name="P2" xml:id="id555" draw:id="id555" draw:layer="layout" svg:width="1cm" svg:height="0.9cm" svg:x="22.135cm" svg:y="5.3cm">
          <text:p text:style-name="P1"><text:span text:style-name="T1">BUF</text:span></text:p>
          <text:p text:style-name="P1"><text:span text:style-name="T1">00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2.635cm" svg:y1="5.3cm" svg:x2="23.137cm" svg:y2="3.4cm" draw:start-shape="id555" draw:start-glue-point="0" draw:end-shape="id553" draw:end-glue-point="37" svg:d="M22635 5300l502-1900" svg:viewBox="0 0 503 1901">
          <text:p text:style-name="P1"><text:span text:style-name="T2">in_02</text:span></text:p>
        </draw:connector>
        <draw:custom-shape draw:style-name="gr1" draw:text-style-name="P2" xml:id="id556" draw:id="id556" draw:layer="layout" svg:width="1cm" svg:height="0.9cm" svg:x="23.335cm" svg:y="5.3cm">
          <text:p text:style-name="P1"><text:span text:style-name="T1">BUF</text:span></text:p>
          <text:p text:style-name="P1"><text:span text:style-name="T1">266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3.835cm" svg:y1="5.3cm" svg:x2="24.439cm" svg:y2="3.4cm" draw:start-shape="id556" draw:start-glue-point="0" draw:end-shape="id553" draw:end-glue-point="38" svg:d="M23835 5300l604-1900" svg:viewBox="0 0 605 1901">
          <text:p text:style-name="P1"><text:span text:style-name="T2">in_03</text:span></text:p>
        </draw:connector>
        <draw:custom-shape draw:style-name="gr1" draw:text-style-name="P2" xml:id="id557" draw:id="id557" draw:layer="layout" svg:width="1cm" svg:height="0.9cm" svg:x="24.535cm" svg:y="5.3cm">
          <text:p text:style-name="P1"><text:span text:style-name="T1">BUF</text:span></text:p>
          <text:p text:style-name="P1"><text:span text:style-name="T1">337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5.035cm" svg:y1="5.3cm" svg:x2="25.737cm" svg:y2="3.4cm" draw:start-shape="id557" draw:start-glue-point="0" draw:end-shape="id553" draw:end-glue-point="39" svg:d="M25035 5300l702-1900" svg:viewBox="0 0 703 1901">
          <text:p text:style-name="P1"><text:span text:style-name="T2">in_04</text:span></text:p>
        </draw:connector>
        <draw:custom-shape draw:style-name="gr1" draw:text-style-name="P2" xml:id="id558" draw:id="id558" draw:layer="layout" svg:width="1cm" svg:height="0.9cm" svg:x="25.735cm" svg:y="5.3cm">
          <text:p text:style-name="P1"><text:span text:style-name="T1">BUF</text:span></text:p>
          <text:p text:style-name="P1"><text:span text:style-name="T1">32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26.235cm" svg:y1="5.3cm" svg:x2="27.039cm" svg:y2="3.4cm" draw:start-shape="id558" draw:start-glue-point="0" draw:end-shape="id553" draw:end-glue-point="40" svg:d="M26235 5300l804-1900" svg:viewBox="0 0 805 1901">
          <text:p text:style-name="P1"><text:span text:style-name="T2">in_05</text:span></text:p>
        </draw:connector>
        <draw:custom-shape draw:style-name="gr1" draw:text-style-name="P2" xml:id="id559" draw:id="id559" draw:layer="layout" svg:width="1cm" svg:height="0.9cm" svg:x="26.935cm" svg:y="5.3cm">
          <text:p text:style-name="P1"><text:span text:style-name="T1">BUF</text:span></text:p>
          <text:p text:style-name="P1"><text:span text:style-name="T1">347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7.435cm" svg:y1="5.3cm" svg:x2="28.338cm" svg:y2="3.4cm" draw:start-shape="id559" draw:start-glue-point="0" draw:end-shape="id553" draw:end-glue-point="41" svg:d="M27435 5300l903-1900" svg:viewBox="0 0 904 1901">
          <text:p text:style-name="P1"><text:span text:style-name="T2">in_06</text:span></text:p>
        </draw:connector>
        <draw:custom-shape draw:style-name="gr1" draw:text-style-name="P2" xml:id="id560" draw:id="id560" draw:layer="layout" svg:width="1cm" svg:height="0.9cm" svg:x="28.135cm" svg:y="5.3cm">
          <text:p text:style-name="P1"><text:span text:style-name="T1">BUF</text:span></text:p>
          <text:p text:style-name="P1"><text:span text:style-name="T1">316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8.635cm" svg:y1="5.3cm" svg:x2="29.636cm" svg:y2="3.4cm" draw:start-shape="id560" draw:start-glue-point="0" draw:end-shape="id553" draw:end-glue-point="42" svg:d="M28635 5300l1001-1900" svg:viewBox="0 0 1002 1901">
          <text:p text:style-name="P1"><text:span text:style-name="T2">in_07</text:span></text:p>
        </draw:connector>
        <draw:custom-shape draw:style-name="gr1" draw:text-style-name="P2" xml:id="id561" draw:id="id561" draw:layer="layout" svg:width="1cm" svg:height="0.9cm" svg:x="29.335cm" svg:y="5.3cm">
          <text:p text:style-name="P1"><text:span text:style-name="T1">BUF</text:span></text:p>
          <text:p text:style-name="P1"><text:span text:style-name="T1">337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9.835cm" svg:y1="5.3cm" svg:x2="30.839cm" svg:y2="3.4cm" draw:start-shape="id561" draw:start-glue-point="0" draw:end-shape="id553" draw:end-glue-point="43" svg:d="M29835 5300l1004-1900" svg:viewBox="0 0 1005 1901">
          <text:p text:style-name="P1"><text:span text:style-name="T2">in_08</text:span></text:p>
        </draw:connector>
        <draw:custom-shape draw:style-name="gr1" draw:text-style-name="P2" xml:id="id562" draw:id="id562" draw:layer="layout" svg:width="1cm" svg:height="0.9cm" svg:x="30.535cm" svg:y="5.3cm">
          <text:p text:style-name="P1"><text:span text:style-name="T1">BUF</text:span></text:p>
          <text:p text:style-name="P1"><text:span text:style-name="T1">347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1.035cm" svg:y1="5.3cm" svg:x2="32.037cm" svg:y2="3.4cm" draw:start-shape="id562" draw:start-glue-point="0" draw:end-shape="id553" draw:end-glue-point="44" svg:d="M31035 5300l1002-1900" svg:viewBox="0 0 1003 1901">
          <text:p text:style-name="P1"><text:span text:style-name="T2">in_09</text:span></text:p>
        </draw:connector>
        <draw:custom-shape draw:style-name="gr1" draw:text-style-name="P2" xml:id="id563" draw:id="id563" draw:layer="layout" svg:width="1cm" svg:height="0.9cm" svg:x="31.735cm" svg:y="5.3cm">
          <text:p text:style-name="P1"><text:span text:style-name="T1">BUF</text:span></text:p>
          <text:p text:style-name="P1"><text:span text:style-name="T1">337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2.235cm" svg:y1="5.3cm" svg:x2="33.137cm" svg:y2="3.4cm" draw:start-shape="id563" draw:start-glue-point="0" draw:end-shape="id553" draw:end-glue-point="45" svg:d="M32235 5300l902-1900" svg:viewBox="0 0 903 1901">
          <text:p text:style-name="P1"><text:span text:style-name="T2">in_10</text:span></text:p>
        </draw:connector>
        <draw:custom-shape draw:style-name="gr1" draw:text-style-name="P2" xml:id="id564" draw:id="id564" draw:layer="layout" svg:width="1cm" svg:height="0.9cm" svg:x="32.935cm" svg:y="5.3cm">
          <text:p text:style-name="P1"><text:span text:style-name="T1">BUF</text:span></text:p>
          <text:p text:style-name="P1"><text:span text:style-name="T1">337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3.435cm" svg:y1="5.3cm" svg:x2="34.136cm" svg:y2="3.4cm" draw:start-shape="id564" draw:start-glue-point="0" draw:end-shape="id553" draw:end-glue-point="46" svg:d="M33435 5300l701-1900" svg:viewBox="0 0 702 1901">
          <text:p text:style-name="P1"><text:span text:style-name="T2">in_11</text:span></text:p>
        </draw:connector>
        <draw:custom-shape draw:style-name="gr1" draw:text-style-name="P2" xml:id="id565" draw:id="id565" draw:layer="layout" svg:width="1cm" svg:height="0.9cm" svg:x="34.135cm" svg:y="5.3cm">
          <text:p text:style-name="P1"><text:span text:style-name="T1">BUF</text:span></text:p>
          <text:p text:style-name="P1"><text:span text:style-name="T1">346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4.635cm" svg:y1="5.3cm" svg:x2="35.339cm" svg:y2="3.4cm" draw:start-shape="id565" draw:start-glue-point="0" draw:end-shape="id553" draw:end-glue-point="47" svg:d="M34635 5300l704-1900" svg:viewBox="0 0 705 1901">
          <text:p text:style-name="P1"><text:span text:style-name="T2">in_12</text:span></text:p>
        </draw:connector>
        <draw:custom-shape draw:style-name="gr1" draw:text-style-name="P2" xml:id="id566" draw:id="id566" draw:layer="layout" svg:width="1cm" svg:height="0.9cm" svg:x="35.335cm" svg:y="5.3cm">
          <text:p text:style-name="P1"><text:span text:style-name="T1">BUF</text:span></text:p>
          <text:p text:style-name="P1"><text:span text:style-name="T1">315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5.835cm" svg:y1="5.3cm" svg:x2="36.339cm" svg:y2="3.4cm" draw:start-shape="id566" draw:start-glue-point="0" draw:end-shape="id553" draw:end-glue-point="48" svg:d="M35835 5300l504-1900" svg:viewBox="0 0 505 1901">
          <text:p text:style-name="P1"><text:span text:style-name="T2">in_13</text:span></text:p>
        </draw:connector>
        <draw:custom-shape draw:style-name="gr1" draw:text-style-name="P2" xml:id="id567" draw:id="id567" draw:layer="layout" svg:width="1cm" svg:height="0.9cm" svg:x="36.535cm" svg:y="5.3cm">
          <text:p text:style-name="P1"><text:span text:style-name="T1">BUF</text:span></text:p>
          <text:p text:style-name="P1"><text:span text:style-name="T1">335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7.035cm" svg:y1="5.3cm" svg:x2="37.438cm" svg:y2="3.4cm" draw:start-shape="id567" draw:start-glue-point="0" draw:end-shape="id553" draw:end-glue-point="49" svg:d="M37035 5300l403-1900" svg:viewBox="0 0 404 1901">
          <text:p text:style-name="P1"><text:span text:style-name="T2">in_14</text:span></text:p>
        </draw:connector>
        <draw:custom-shape draw:style-name="gr1" draw:text-style-name="P2" xml:id="id568" draw:id="id568" draw:layer="layout" svg:width="1cm" svg:height="0.9cm" svg:x="37.735cm" svg:y="5.3cm">
          <text:p text:style-name="P1"><text:span text:style-name="T1">BUF</text:span></text:p>
          <text:p text:style-name="P1"><text:span text:style-name="T1">285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8.235cm" svg:y1="5.3cm" svg:x2="38.537cm" svg:y2="3.4cm" draw:start-shape="id568" draw:start-glue-point="0" draw:end-shape="id553" draw:end-glue-point="50" svg:d="M38235 5300l302-1900" svg:viewBox="0 0 303 1901">
          <text:p text:style-name="P1"><text:span text:style-name="T2">in_15</text:span></text:p>
        </draw:connector>
        <draw:custom-shape draw:style-name="gr1" draw:text-style-name="P2" xml:id="id569" draw:id="id569" draw:layer="layout" svg:width="1cm" svg:height="0.9cm" svg:x="38.935cm" svg:y="5.3cm">
          <text:p text:style-name="P1"><text:span text:style-name="T1">BUF</text:span></text:p>
          <text:p text:style-name="P1"><text:span text:style-name="T1">317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9.435cm" svg:y1="5.3cm" svg:x2="39.532cm" svg:y2="3.4cm" draw:start-shape="id569" draw:start-glue-point="0" draw:end-shape="id553" draw:end-glue-point="51" svg:d="M39435 5300l97-1900" svg:viewBox="0 0 98 1901">
          <text:p text:style-name="P1"><text:span text:style-name="T2">in_16</text:span></text:p>
        </draw:connector>
        <draw:custom-shape draw:style-name="gr1" draw:text-style-name="P2" xml:id="id570" draw:id="id570" draw:layer="layout" svg:width="1cm" svg:height="0.9cm" svg:x="40.135cm" svg:y="5.3cm">
          <text:p text:style-name="P1"><text:span text:style-name="T1">BUF</text:span></text:p>
          <text:p text:style-name="P1"><text:span text:style-name="T1">01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0.635cm" svg:y1="5.3cm" svg:x2="40.631cm" svg:y2="3.4cm" draw:start-shape="id570" draw:start-glue-point="0" draw:end-shape="id553" draw:end-glue-point="52" svg:d="M40635 5300l-4-1900" svg:viewBox="0 0 5 1901">
          <text:p text:style-name="P1"><text:span text:style-name="T2">in_17</text:span></text:p>
        </draw:connector>
        <draw:custom-shape draw:style-name="gr1" draw:text-style-name="P2" xml:id="id571" draw:id="id571" draw:layer="layout" svg:width="1cm" svg:height="0.9cm" svg:x="41.335cm" svg:y="5.3cm">
          <text:p text:style-name="P1"><text:span text:style-name="T1">BUF</text:span></text:p>
          <text:p text:style-name="P1"><text:span text:style-name="T1">285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1.835cm" svg:y1="5.3cm" svg:x2="41.933cm" svg:y2="3.4cm" draw:start-shape="id571" draw:start-glue-point="0" draw:end-shape="id553" draw:end-glue-point="53" svg:d="M41835 5300l98-1900" svg:viewBox="0 0 99 1901">
          <text:p text:style-name="P1"><text:span text:style-name="T2">in_18</text:span></text:p>
        </draw:connector>
        <draw:custom-shape draw:style-name="gr1" draw:text-style-name="P2" xml:id="id572" draw:id="id572" draw:layer="layout" svg:width="1cm" svg:height="0.9cm" svg:x="42.535cm" svg:y="5.3cm">
          <text:p text:style-name="P1"><text:span text:style-name="T1">BUF</text:span></text:p>
          <text:p text:style-name="P1"><text:span text:style-name="T1">286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3.035cm" svg:y1="5.3cm" svg:x2="43.132cm" svg:y2="3.4cm" draw:start-shape="id572" draw:start-glue-point="0" draw:end-shape="id553" draw:end-glue-point="54" svg:d="M43035 5300l97-1900" svg:viewBox="0 0 98 1901">
          <text:p text:style-name="P1"><text:span text:style-name="T2">in_19</text:span></text:p>
        </draw:connector>
        <draw:custom-shape draw:style-name="gr1" draw:text-style-name="P2" xml:id="id573" draw:id="id573" draw:layer="layout" svg:width="1cm" svg:height="0.9cm" svg:x="43.735cm" svg:y="5.3cm">
          <text:p text:style-name="P1"><text:span text:style-name="T1">BUF</text:span></text:p>
          <text:p text:style-name="P1"><text:span text:style-name="T1">359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4.235cm" svg:y1="5.3cm" svg:x2="44.331cm" svg:y2="3.4cm" draw:start-shape="id573" draw:start-glue-point="0" draw:end-shape="id553" draw:end-glue-point="55" svg:d="M44235 5300l96-1900" svg:viewBox="0 0 97 1901">
          <text:p text:style-name="P1"><text:span text:style-name="T2">in_20</text:span></text:p>
        </draw:connector>
        <draw:custom-shape draw:style-name="gr1" draw:text-style-name="P2" xml:id="id574" draw:id="id574" draw:layer="layout" svg:width="1cm" svg:height="0.9cm" svg:x="44.935cm" svg:y="5.3cm">
          <text:p text:style-name="P1"><text:span text:style-name="T1">BUF</text:span></text:p>
          <text:p text:style-name="P1"><text:span text:style-name="T1">264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5.435cm" svg:y1="5.3cm" svg:x2="45.533cm" svg:y2="3.4cm" draw:start-shape="id574" draw:start-glue-point="0" draw:end-shape="id553" draw:end-glue-point="56" svg:d="M45435 5300l98-1900" svg:viewBox="0 0 99 1901">
          <text:p text:style-name="P1"><text:span text:style-name="T2">in_21</text:span></text:p>
        </draw:connector>
        <draw:custom-shape draw:style-name="gr1" draw:text-style-name="P2" xml:id="id575" draw:id="id575" draw:layer="layout" svg:width="1cm" svg:height="0.9cm" svg:x="46.135cm" svg:y="5.3cm">
          <text:p text:style-name="P1"><text:span text:style-name="T1">BUF</text:span></text:p>
          <text:p text:style-name="P1"><text:span text:style-name="T1">327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6.635cm" svg:y1="5.3cm" svg:x2="46.732cm" svg:y2="3.4cm" draw:start-shape="id575" draw:start-glue-point="0" draw:end-shape="id553" draw:end-glue-point="57" svg:d="M46635 5300l97-1900" svg:viewBox="0 0 98 1901">
          <text:p text:style-name="P1"><text:span text:style-name="T2">in_22</text:span></text:p>
        </draw:connector>
        <draw:custom-shape draw:style-name="gr1" draw:text-style-name="P2" xml:id="id576" draw:id="id576" draw:layer="layout" svg:width="1cm" svg:height="0.9cm" svg:x="47.335cm" svg:y="5.3cm">
          <text:p text:style-name="P1"><text:span text:style-name="T1">BUF</text:span></text:p>
          <text:p text:style-name="P1"><text:span text:style-name="T1">284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7.835cm" svg:y1="5.3cm" svg:x2="47.931cm" svg:y2="3.4cm" draw:start-shape="id576" draw:start-glue-point="0" draw:end-shape="id553" draw:end-glue-point="58" svg:d="M47835 5300l96-1900" svg:viewBox="0 0 97 1901">
          <text:p text:style-name="P1"><text:span text:style-name="T2">in_23</text:span></text:p>
        </draw:connector>
        <draw:custom-shape draw:style-name="gr1" draw:text-style-name="P2" xml:id="id577" draw:id="id577" draw:layer="layout" svg:width="1cm" svg:height="0.9cm" svg:x="48.535cm" svg:y="5.3cm">
          <text:p text:style-name="P1"><text:span text:style-name="T1">BUF</text:span></text:p>
          <text:p text:style-name="P1"><text:span text:style-name="T1">327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9.035cm" svg:y1="5.3cm" svg:x2="49.134cm" svg:y2="3.4cm" draw:start-shape="id577" draw:start-glue-point="0" draw:end-shape="id553" draw:end-glue-point="59" svg:d="M49035 5300l99-1900" svg:viewBox="0 0 100 1901">
          <text:p text:style-name="P1"><text:span text:style-name="T2">in_24</text:span></text:p>
        </draw:connector>
        <draw:custom-shape draw:style-name="gr1" draw:text-style-name="P2" xml:id="id578" draw:id="id578" draw:layer="layout" svg:width="1cm" svg:height="0.9cm" svg:x="49.735cm" svg:y="5.3cm">
          <text:p text:style-name="P1"><text:span text:style-name="T1">BUF</text:span></text:p>
          <text:p text:style-name="P1"><text:span text:style-name="T1">358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50.235cm" svg:y1="5.3cm" svg:x2="50.332cm" svg:y2="3.4cm" draw:start-shape="id578" draw:start-glue-point="0" draw:end-shape="id553" draw:end-glue-point="60" svg:d="M50235 5300l97-1900" svg:viewBox="0 0 98 1901">
          <text:p text:style-name="P1"><text:span text:style-name="T2">in_25</text:span></text:p>
        </draw:connector>
        <draw:custom-shape draw:style-name="gr1" draw:text-style-name="P2" xml:id="id579" draw:id="id579" draw:layer="layout" svg:width="1cm" svg:height="0.9cm" svg:x="50.935cm" svg:y="5.3cm">
          <text:p text:style-name="P1"><text:span text:style-name="T1">BUF</text:span></text:p>
          <text:p text:style-name="P1"><text:span text:style-name="T1">275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1.435cm" svg:y1="5.3cm" svg:x2="51.531cm" svg:y2="3.4cm" draw:start-shape="id579" draw:start-glue-point="0" draw:end-shape="id553" draw:end-glue-point="67" svg:d="M51435 5300l96-1900" svg:viewBox="0 0 97 1901">
          <text:p text:style-name="P1"><text:span text:style-name="T2">in_26</text:span></text:p>
        </draw:connector>
        <draw:custom-shape draw:style-name="gr1" draw:text-style-name="P2" xml:id="id580" draw:id="id580" draw:layer="layout" svg:width="1cm" svg:height="0.9cm" svg:x="52.135cm" svg:y="5.3cm">
          <text:p text:style-name="P1"><text:span text:style-name="T1">BUF</text:span></text:p>
          <text:p text:style-name="P1"><text:span text:style-name="T1">348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2.635cm" svg:y1="5.3cm" svg:x2="52.734cm" svg:y2="3.4cm" draw:start-shape="id580" draw:start-glue-point="0" draw:end-shape="id553" draw:end-glue-point="68" svg:d="M52635 5300l99-1900" svg:viewBox="0 0 100 1901">
          <text:p text:style-name="P1"><text:span text:style-name="T2">in_27</text:span></text:p>
        </draw:connector>
        <draw:custom-shape draw:style-name="gr1" draw:text-style-name="P2" xml:id="id581" draw:id="id581" draw:layer="layout" svg:width="1cm" svg:height="0.9cm" svg:x="53.335cm" svg:y="5.3cm">
          <text:p text:style-name="P1"><text:span text:style-name="T1">BUF</text:span></text:p>
          <text:p text:style-name="P1"><text:span text:style-name="T1">335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3.835cm" svg:y1="5.3cm" svg:x2="53.933cm" svg:y2="3.4cm" draw:start-shape="id581" draw:start-glue-point="0" draw:end-shape="id553" draw:end-glue-point="69" svg:d="M53835 5300l98-1900" svg:viewBox="0 0 99 1901">
          <text:p text:style-name="P1"><text:span text:style-name="T2">in_28</text:span></text:p>
        </draw:connector>
        <draw:custom-shape draw:style-name="gr1" draw:text-style-name="P2" xml:id="id582" draw:id="id582" draw:layer="layout" svg:width="1cm" svg:height="0.9cm" svg:x="54.535cm" svg:y="5.3cm">
          <text:p text:style-name="P1"><text:span text:style-name="T1">BUF</text:span></text:p>
          <text:p text:style-name="P1"><text:span text:style-name="T1">294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5.035cm" svg:y1="5.3cm" svg:x2="54.932cm" svg:y2="3.4cm" draw:start-shape="id582" draw:start-glue-point="0" draw:end-shape="id553" draw:end-glue-point="70" svg:d="M55035 5300l-103-1900" svg:viewBox="0 0 104 1901">
          <text:p text:style-name="P1"><text:span text:style-name="T2">in_29</text:span></text:p>
        </draw:connector>
        <draw:custom-shape draw:style-name="gr1" draw:text-style-name="P2" xml:id="id583" draw:id="id583" draw:layer="layout" svg:width="1cm" svg:height="0.9cm" svg:x="55.735cm" svg:y="5.3cm">
          <text:p text:style-name="P1"><text:span text:style-name="T1">BUF</text:span></text:p>
          <text:p text:style-name="P1"><text:span text:style-name="T1">263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6.235cm" svg:y1="5.3cm" svg:x2="56.031cm" svg:y2="3.4cm" draw:start-shape="id583" draw:start-glue-point="0" draw:end-shape="id553" draw:end-glue-point="71" svg:d="M56235 5300l-204-1900" svg:viewBox="0 0 205 1901">
          <text:p text:style-name="P1"><text:span text:style-name="T2">in_30</text:span></text:p>
        </draw:connector>
        <draw:custom-shape draw:style-name="gr1" draw:text-style-name="P2" xml:id="id584" draw:id="id584" draw:layer="layout" svg:width="1cm" svg:height="0.9cm" svg:x="56.935cm" svg:y="5.3cm">
          <text:p text:style-name="P1"><text:span text:style-name="T1">BUF</text:span></text:p>
          <text:p text:style-name="P1"><text:span text:style-name="T1">263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7.435cm" svg:y1="5.3cm" svg:x2="57.031cm" svg:y2="3.4cm" draw:start-shape="id584" draw:start-glue-point="0" draw:end-shape="id553" draw:end-glue-point="72" svg:d="M57435 5300l-404-1900" svg:viewBox="0 0 405 1901">
          <text:p text:style-name="P1"><text:span text:style-name="T2">in_31</text:span></text:p>
        </draw:connector>
        <draw:custom-shape draw:style-name="gr2" draw:text-style-name="P2" xml:id="id585" draw:id="id585" draw:layer="layout" svg:width="2.1cm" svg:height="0.9cm" svg:x="2.235cm" svg:y="8.5cm">
          <text:p text:style-name="P1"><text:span text:style-name="T1">DFF (clk14_12)</text:span></text:p>
          <text:p text:style-name="P1"><text:span text:style-name="T1">317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.285cm" svg:y1="8.5cm" svg:x2="20.235cm" svg:y2="6.2cm" draw:start-shape="id585" draw:start-glue-point="0" draw:end-shape="id552" draw:end-glue-point="2" svg:d="M3285 8500l16950-2300" svg:viewBox="0 0 16951 2301">
          <text:p/>
        </draw:connector>
        <draw:custom-shape draw:style-name="gr2" draw:text-style-name="P2" xml:id="id586" draw:id="id586" draw:layer="layout" svg:width="2.1cm" svg:height="0.9cm" svg:x="4.535cm" svg:y="8.5cm">
          <text:p text:style-name="P1"><text:span text:style-name="T1">DFF (clk14_12)</text:span></text:p>
          <text:p text:style-name="P1"><text:span text:style-name="T1">328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.585cm" svg:y1="8.5cm" svg:x2="21.435cm" svg:y2="6.2cm" draw:start-shape="id586" draw:start-glue-point="0" draw:end-shape="id554" draw:end-glue-point="2" svg:d="M5585 8500l15850-2300" svg:viewBox="0 0 15851 2301">
          <text:p/>
        </draw:connector>
        <draw:custom-shape draw:style-name="gr2" draw:text-style-name="P2" xml:id="id587" draw:id="id587" draw:layer="layout" svg:width="2.1cm" svg:height="0.9cm" svg:x="6.835cm" svg:y="8.5cm">
          <text:p text:style-name="P1"><text:span text:style-name="T1">DFF (clk14_12)</text:span></text:p>
          <text:p text:style-name="P1"><text:span text:style-name="T1">317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.885cm" svg:y1="8.5cm" svg:x2="22.635cm" svg:y2="6.2cm" draw:start-shape="id587" draw:start-glue-point="0" draw:end-shape="id555" draw:end-glue-point="2" svg:d="M7885 8500l14750-2300" svg:viewBox="0 0 14751 2301">
          <text:p/>
        </draw:connector>
        <draw:custom-shape draw:style-name="gr2" draw:text-style-name="P2" xml:id="id588" draw:id="id588" draw:layer="layout" svg:width="2.1cm" svg:height="0.9cm" svg:x="9.135cm" svg:y="8.5cm">
          <text:p text:style-name="P1"><text:span text:style-name="T1">DFF (clk14_12)</text:span></text:p>
          <text:p text:style-name="P1"><text:span text:style-name="T1">328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.185cm" svg:y1="8.5cm" svg:x2="23.835cm" svg:y2="6.2cm" draw:start-shape="id588" draw:start-glue-point="0" draw:end-shape="id556" draw:end-glue-point="2" svg:d="M10185 8500l13650-2300" svg:viewBox="0 0 13651 2301">
          <text:p/>
        </draw:connector>
        <draw:custom-shape draw:style-name="gr2" draw:text-style-name="P2" xml:id="id589" draw:id="id589" draw:layer="layout" svg:width="2.1cm" svg:height="0.9cm" svg:x="11.435cm" svg:y="8.5cm">
          <text:p text:style-name="P1"><text:span text:style-name="T1">DFF (clk14_11)</text:span></text:p>
          <text:p text:style-name="P1"><text:span text:style-name="T1">389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2.485cm" svg:y1="8.5cm" svg:x2="25.035cm" svg:y2="6.2cm" draw:start-shape="id589" draw:start-glue-point="0" draw:end-shape="id557" draw:end-glue-point="2" svg:d="M12485 8500l12550-2300" svg:viewBox="0 0 12551 2301">
          <text:p/>
        </draw:connector>
        <draw:custom-shape draw:style-name="gr2" draw:text-style-name="P2" xml:id="id590" draw:id="id590" draw:layer="layout" svg:width="2.1cm" svg:height="0.9cm" svg:x="13.735cm" svg:y="8.5cm">
          <text:p text:style-name="P1"><text:span text:style-name="T1">DFF (clk14_10)</text:span></text:p>
          <text:p text:style-name="P1"><text:span text:style-name="T1">347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4.785cm" svg:y1="8.5cm" svg:x2="26.235cm" svg:y2="6.2cm" draw:start-shape="id590" draw:start-glue-point="0" draw:end-shape="id558" draw:end-glue-point="2" svg:d="M14785 8500l11450-2300" svg:viewBox="0 0 11451 2301">
          <text:p/>
        </draw:connector>
        <draw:custom-shape draw:style-name="gr2" draw:text-style-name="P2" xml:id="id591" draw:id="id591" draw:layer="layout" svg:width="2.1cm" svg:height="0.9cm" svg:x="16.035cm" svg:y="8.5cm">
          <text:p text:style-name="P1"><text:span text:style-name="T1">DFF (clk14_10)</text:span></text:p>
          <text:p text:style-name="P1"><text:span text:style-name="T1">347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7.085cm" svg:y1="8.5cm" svg:x2="27.435cm" svg:y2="6.2cm" draw:start-shape="id591" draw:start-glue-point="0" draw:end-shape="id559" draw:end-glue-point="2" svg:d="M17085 8500l10350-2300" svg:viewBox="0 0 10351 2301">
          <text:p/>
        </draw:connector>
        <draw:custom-shape draw:style-name="gr2" draw:text-style-name="P2" xml:id="id592" draw:id="id592" draw:layer="layout" svg:width="2.1cm" svg:height="0.9cm" svg:x="18.335cm" svg:y="8.5cm">
          <text:p text:style-name="P1"><text:span text:style-name="T1">DFF (clk14_10)</text:span></text:p>
          <text:p text:style-name="P1"><text:span text:style-name="T1">358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385cm" svg:y1="8.5cm" svg:x2="28.635cm" svg:y2="6.2cm" draw:start-shape="id592" draw:start-glue-point="0" draw:end-shape="id560" draw:end-glue-point="2" svg:d="M19385 8500l9250-2300" svg:viewBox="0 0 9251 2301">
          <text:p/>
        </draw:connector>
        <draw:custom-shape draw:style-name="gr2" draw:text-style-name="P2" xml:id="id593" draw:id="id593" draw:layer="layout" svg:width="2.1cm" svg:height="0.9cm" svg:x="20.635cm" svg:y="8.5cm">
          <text:p text:style-name="P1"><text:span text:style-name="T1">DFF (clk14_9)</text:span></text:p>
          <text:p text:style-name="P1"><text:span text:style-name="T1">369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1.685cm" svg:y1="8.5cm" svg:x2="29.835cm" svg:y2="6.2cm" draw:start-shape="id593" draw:start-glue-point="0" draw:end-shape="id561" draw:end-glue-point="2" svg:d="M21685 8500l8150-2300" svg:viewBox="0 0 8151 2301">
          <text:p/>
        </draw:connector>
        <draw:custom-shape draw:style-name="gr2" draw:text-style-name="P2" xml:id="id594" draw:id="id594" draw:layer="layout" svg:width="2.1cm" svg:height="0.9cm" svg:x="22.935cm" svg:y="8.5cm">
          <text:p text:style-name="P1"><text:span text:style-name="T1">DFF (clk14_9)</text:span></text:p>
          <text:p text:style-name="P1"><text:span text:style-name="T1">377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3.985cm" svg:y1="8.5cm" svg:x2="31.035cm" svg:y2="6.2cm" draw:start-shape="id594" draw:start-glue-point="0" draw:end-shape="id562" draw:end-glue-point="2" svg:d="M23985 8500l7050-2300" svg:viewBox="0 0 7051 2301">
          <text:p/>
        </draw:connector>
        <draw:custom-shape draw:style-name="gr2" draw:text-style-name="P2" xml:id="id595" draw:id="id595" draw:layer="layout" svg:width="2.1cm" svg:height="0.9cm" svg:x="25.235cm" svg:y="8.5cm">
          <text:p text:style-name="P1"><text:span text:style-name="T1">DFF (clk14_5)</text:span></text:p>
          <text:p text:style-name="P1"><text:span text:style-name="T1">359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6.285cm" svg:y1="8.5cm" svg:x2="32.235cm" svg:y2="6.2cm" draw:start-shape="id595" draw:start-glue-point="0" draw:end-shape="id563" draw:end-glue-point="2" svg:d="M26285 8500l5950-2300" svg:viewBox="0 0 5951 2301">
          <text:p/>
        </draw:connector>
        <draw:custom-shape draw:style-name="gr2" draw:text-style-name="P2" xml:id="id596" draw:id="id596" draw:layer="layout" svg:width="2.1cm" svg:height="0.9cm" svg:x="27.535cm" svg:y="8.5cm">
          <text:p text:style-name="P1"><text:span text:style-name="T1">DFF (clk14_5)</text:span></text:p>
          <text:p text:style-name="P1"><text:span text:style-name="T1">359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8.585cm" svg:y1="8.5cm" svg:x2="33.435cm" svg:y2="6.2cm" draw:start-shape="id596" draw:start-glue-point="0" draw:end-shape="id564" draw:end-glue-point="2" svg:d="M28585 8500l4850-2300" svg:viewBox="0 0 4851 2301">
          <text:p/>
        </draw:connector>
        <draw:custom-shape draw:style-name="gr2" draw:text-style-name="P2" xml:id="id597" draw:id="id597" draw:layer="layout" svg:width="2.1cm" svg:height="0.9cm" svg:x="29.835cm" svg:y="8.5cm">
          <text:p text:style-name="P1"><text:span text:style-name="T1">DFF (clk14_4)</text:span></text:p>
          <text:p text:style-name="P1"><text:span text:style-name="T1">346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0.885cm" svg:y1="8.5cm" svg:x2="34.635cm" svg:y2="6.2cm" draw:start-shape="id597" draw:start-glue-point="0" draw:end-shape="id565" draw:end-glue-point="2" svg:d="M30885 8500l3750-2300" svg:viewBox="0 0 3751 2301">
          <text:p/>
        </draw:connector>
        <draw:custom-shape draw:style-name="gr2" draw:text-style-name="P2" xml:id="id598" draw:id="id598" draw:layer="layout" svg:width="2.1cm" svg:height="0.9cm" svg:x="32.135cm" svg:y="8.5cm">
          <text:p text:style-name="P1"><text:span text:style-name="T1">DFF (clk14_4)</text:span></text:p>
          <text:p text:style-name="P1"><text:span text:style-name="T1">346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3.185cm" svg:y1="8.5cm" svg:x2="35.835cm" svg:y2="6.2cm" draw:start-shape="id598" draw:start-glue-point="0" draw:end-shape="id566" draw:end-glue-point="2" svg:d="M33185 8500l2650-2300" svg:viewBox="0 0 2651 2301">
          <text:p/>
        </draw:connector>
        <draw:custom-shape draw:style-name="gr2" draw:text-style-name="P2" xml:id="id599" draw:id="id599" draw:layer="layout" svg:width="2.1cm" svg:height="0.9cm" svg:x="34.435cm" svg:y="8.5cm">
          <text:p text:style-name="P1"><text:span text:style-name="T1">DFF (clk14_4)</text:span></text:p>
          <text:p text:style-name="P1"><text:span text:style-name="T1">346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5.485cm" svg:y1="8.5cm" svg:x2="37.035cm" svg:y2="6.2cm" draw:start-shape="id599" draw:start-glue-point="0" draw:end-shape="id567" draw:end-glue-point="2" svg:d="M35485 8500l1550-2300" svg:viewBox="0 0 1551 2301">
          <text:p/>
        </draw:connector>
        <draw:custom-shape draw:style-name="gr2" draw:text-style-name="P2" xml:id="id600" draw:id="id600" draw:layer="layout" svg:width="2.1cm" svg:height="0.9cm" svg:x="36.735cm" svg:y="8.5cm">
          <text:p text:style-name="P1"><text:span text:style-name="T1">DFF (clk14_4)</text:span></text:p>
          <text:p text:style-name="P1"><text:span text:style-name="T1">358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7.785cm" svg:y1="8.5cm" svg:x2="38.235cm" svg:y2="6.2cm" draw:start-shape="id600" draw:start-glue-point="0" draw:end-shape="id568" draw:end-glue-point="2" svg:d="M37785 8500l450-2300" svg:viewBox="0 0 451 2301">
          <text:p/>
        </draw:connector>
        <draw:custom-shape draw:style-name="gr2" draw:text-style-name="P2" xml:id="id601" draw:id="id601" draw:layer="layout" svg:width="2.1cm" svg:height="0.9cm" svg:x="39.035cm" svg:y="8.5cm">
          <text:p text:style-name="P1"><text:span text:style-name="T1">DFF (clk14_2)</text:span></text:p>
          <text:p text:style-name="P1"><text:span text:style-name="T1">317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0.085cm" svg:y1="8.5cm" svg:x2="39.435cm" svg:y2="6.2cm" draw:start-shape="id601" draw:start-glue-point="0" draw:end-shape="id569" draw:end-glue-point="2" svg:d="M40085 8500l-650-2300" svg:viewBox="0 0 651 2301">
          <text:p/>
        </draw:connector>
        <draw:custom-shape draw:style-name="gr2" draw:text-style-name="P2" xml:id="id602" draw:id="id602" draw:layer="layout" svg:width="2.1cm" svg:height="0.9cm" svg:x="41.335cm" svg:y="8.5cm">
          <text:p text:style-name="P1"><text:span text:style-name="T1">DFF (clk14_2)</text:span></text:p>
          <text:p text:style-name="P1"><text:span text:style-name="T1">327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2.385cm" svg:y1="8.5cm" svg:x2="40.635cm" svg:y2="6.2cm" draw:start-shape="id602" draw:start-glue-point="0" draw:end-shape="id570" draw:end-glue-point="2" svg:d="M42385 8500l-1750-2300" svg:viewBox="0 0 1751 2301">
          <text:p/>
        </draw:connector>
        <draw:custom-shape draw:style-name="gr2" draw:text-style-name="P2" xml:id="id603" draw:id="id603" draw:layer="layout" svg:width="2.1cm" svg:height="0.9cm" svg:x="43.635cm" svg:y="8.5cm">
          <text:p text:style-name="P1"><text:span text:style-name="T1">DFF (clk14_2)</text:span></text:p>
          <text:p text:style-name="P1"><text:span text:style-name="T1">317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4.685cm" svg:y1="8.5cm" svg:x2="41.835cm" svg:y2="6.2cm" draw:start-shape="id603" draw:start-glue-point="0" draw:end-shape="id571" draw:end-glue-point="2" svg:d="M44685 8500l-2850-2300" svg:viewBox="0 0 2851 2301">
          <text:p/>
        </draw:connector>
        <draw:custom-shape draw:style-name="gr2" draw:text-style-name="P2" xml:id="id604" draw:id="id604" draw:layer="layout" svg:width="2.1cm" svg:height="0.9cm" svg:x="45.935cm" svg:y="8.5cm">
          <text:p text:style-name="P1"><text:span text:style-name="T1">DFF (clk14_2)</text:span></text:p>
          <text:p text:style-name="P1"><text:span text:style-name="T1">328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6.985cm" svg:y1="8.5cm" svg:x2="43.035cm" svg:y2="6.2cm" draw:start-shape="id604" draw:start-glue-point="0" draw:end-shape="id572" draw:end-glue-point="2" svg:d="M46985 8500l-3950-2300" svg:viewBox="0 0 3951 2301">
          <text:p/>
        </draw:connector>
        <draw:custom-shape draw:style-name="gr2" draw:text-style-name="P2" xml:id="id605" draw:id="id605" draw:layer="layout" svg:width="2.1cm" svg:height="0.9cm" svg:x="48.235cm" svg:y="8.5cm">
          <text:p text:style-name="P1"><text:span text:style-name="T1">DFF (clk14_1)</text:span></text:p>
          <text:p text:style-name="P1"><text:span text:style-name="T1">378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9.285cm" svg:y1="8.5cm" svg:x2="44.235cm" svg:y2="6.2cm" draw:start-shape="id605" draw:start-glue-point="0" draw:end-shape="id573" draw:end-glue-point="2" svg:d="M49285 8500l-5050-2300" svg:viewBox="0 0 5051 2301">
          <text:p/>
        </draw:connector>
        <draw:custom-shape draw:style-name="gr2" draw:text-style-name="P2" xml:id="id606" draw:id="id606" draw:layer="layout" svg:width="2.1cm" svg:height="0.9cm" svg:x="50.535cm" svg:y="8.5cm">
          <text:p text:style-name="P1"><text:span text:style-name="T1">DFF (clk14_7)</text:span></text:p>
          <text:p text:style-name="P1"><text:span text:style-name="T1">336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1.585cm" svg:y1="8.5cm" svg:x2="45.435cm" svg:y2="6.2cm" draw:start-shape="id606" draw:start-glue-point="0" draw:end-shape="id574" draw:end-glue-point="2" svg:d="M51585 8500l-6150-2300" svg:viewBox="0 0 6151 2301">
          <text:p/>
        </draw:connector>
        <draw:custom-shape draw:style-name="gr2" draw:text-style-name="P2" xml:id="id607" draw:id="id607" draw:layer="layout" svg:width="2.1cm" svg:height="0.9cm" svg:x="52.835cm" svg:y="8.5cm">
          <text:p text:style-name="P1"><text:span text:style-name="T1">DFF (clk14_7)</text:span></text:p>
          <text:p text:style-name="P1"><text:span text:style-name="T1">347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3.885cm" svg:y1="8.5cm" svg:x2="46.635cm" svg:y2="6.2cm" draw:start-shape="id607" draw:start-glue-point="0" draw:end-shape="id575" draw:end-glue-point="2" svg:d="M53885 8500l-7250-2300" svg:viewBox="0 0 7251 2301">
          <text:p/>
        </draw:connector>
        <draw:custom-shape draw:style-name="gr2" draw:text-style-name="P2" xml:id="id608" draw:id="id608" draw:layer="layout" svg:width="2.1cm" svg:height="0.9cm" svg:x="55.135cm" svg:y="8.5cm">
          <text:p text:style-name="P1"><text:span text:style-name="T1">DFF (clk14_7)</text:span></text:p>
          <text:p text:style-name="P1"><text:span text:style-name="T1">358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6.185cm" svg:y1="8.5cm" svg:x2="47.835cm" svg:y2="6.2cm" draw:start-shape="id608" draw:start-glue-point="0" draw:end-shape="id576" draw:end-glue-point="2" svg:d="M56185 8500l-8350-2300" svg:viewBox="0 0 8351 2301">
          <text:p/>
        </draw:connector>
        <draw:custom-shape draw:style-name="gr2" draw:text-style-name="P2" xml:id="id609" draw:id="id609" draw:layer="layout" svg:width="2.1cm" svg:height="0.9cm" svg:x="57.435cm" svg:y="8.5cm">
          <text:p text:style-name="P1"><text:span text:style-name="T1">DFF (clk14_6)</text:span></text:p>
          <text:p text:style-name="P1"><text:span text:style-name="T1">369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8.485cm" svg:y1="8.5cm" svg:x2="49.035cm" svg:y2="6.2cm" draw:start-shape="id609" draw:start-glue-point="0" draw:end-shape="id577" draw:end-glue-point="2" svg:d="M58485 8500l-9450-2300" svg:viewBox="0 0 9451 2301">
          <text:p/>
        </draw:connector>
        <draw:custom-shape draw:style-name="gr2" draw:text-style-name="P2" xml:id="id610" draw:id="id610" draw:layer="layout" svg:width="2.1cm" svg:height="0.9cm" svg:x="59.735cm" svg:y="8.5cm">
          <text:p text:style-name="P1"><text:span text:style-name="T1">DFF (clk14_6)</text:span></text:p>
          <text:p text:style-name="P1"><text:span text:style-name="T1">369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0.785cm" svg:y1="8.5cm" svg:x2="50.235cm" svg:y2="6.2cm" draw:start-shape="id610" draw:start-glue-point="0" draw:end-shape="id578" draw:end-glue-point="2" svg:d="M60785 8500l-10550-2300" svg:viewBox="0 0 10551 2301">
          <text:p/>
        </draw:connector>
        <draw:custom-shape draw:style-name="gr2" draw:text-style-name="P2" xml:id="id611" draw:id="id611" draw:layer="layout" svg:width="2.1cm" svg:height="0.9cm" svg:x="62.035cm" svg:y="8.5cm">
          <text:p text:style-name="P1"><text:span text:style-name="T1">DFF (clk14_8)</text:span></text:p>
          <text:p text:style-name="P1"><text:span text:style-name="T1">348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3.085cm" svg:y1="8.5cm" svg:x2="51.435cm" svg:y2="6.2cm" draw:start-shape="id611" draw:start-glue-point="0" draw:end-shape="id579" draw:end-glue-point="2" svg:d="M63085 8500l-11650-2300" svg:viewBox="0 0 11651 2301">
          <text:p/>
        </draw:connector>
        <draw:custom-shape draw:style-name="gr2" draw:text-style-name="P2" xml:id="id612" draw:id="id612" draw:layer="layout" svg:width="2.1cm" svg:height="0.9cm" svg:x="64.335cm" svg:y="8.5cm">
          <text:p text:style-name="P1"><text:span text:style-name="T1">DFF (clk14_8)</text:span></text:p>
          <text:p text:style-name="P1"><text:span text:style-name="T1">359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5.385cm" svg:y1="8.5cm" svg:x2="52.635cm" svg:y2="6.2cm" draw:start-shape="id612" draw:start-glue-point="0" draw:end-shape="id580" draw:end-glue-point="2" svg:d="M65385 8500l-12750-2300" svg:viewBox="0 0 12751 2301">
          <text:p/>
        </draw:connector>
        <draw:custom-shape draw:style-name="gr2" draw:text-style-name="P2" xml:id="id613" draw:id="id613" draw:layer="layout" svg:width="2.1cm" svg:height="0.9cm" svg:x="66.635cm" svg:y="8.5cm">
          <text:p text:style-name="P1"><text:span text:style-name="T1">DFF (clk14_3)</text:span></text:p>
          <text:p text:style-name="P1"><text:span text:style-name="T1">335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7.685cm" svg:y1="8.5cm" svg:x2="53.835cm" svg:y2="6.2cm" draw:start-shape="id613" draw:start-glue-point="0" draw:end-shape="id581" draw:end-glue-point="2" svg:d="M67685 8500l-13850-2300" svg:viewBox="0 0 13851 2301">
          <text:p/>
        </draw:connector>
        <draw:custom-shape draw:style-name="gr2" draw:text-style-name="P2" xml:id="id614" draw:id="id614" draw:layer="layout" svg:width="2.1cm" svg:height="0.9cm" svg:x="68.935cm" svg:y="8.5cm">
          <text:p text:style-name="P1"><text:span text:style-name="T1">DFF (clk14_3)</text:span></text:p>
          <text:p text:style-name="P1"><text:span text:style-name="T1">3357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69.985cm" svg:y1="8.5cm" svg:x2="55.035cm" svg:y2="6.2cm" draw:start-shape="id614" draw:start-glue-point="0" draw:end-shape="id582" draw:end-glue-point="2" svg:d="M69985 8500l-14950-2300" svg:viewBox="0 0 14951 2301">
          <text:p/>
        </draw:connector>
        <draw:custom-shape draw:style-name="gr2" draw:text-style-name="P2" xml:id="id615" draw:id="id615" draw:layer="layout" svg:width="2.1cm" svg:height="0.9cm" svg:x="71.235cm" svg:y="8.5cm">
          <text:p text:style-name="P1"><text:span text:style-name="T1">DFF (clk14_3)</text:span></text:p>
          <text:p text:style-name="P1"><text:span text:style-name="T1">3361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72.285cm" svg:y1="8.5cm" svg:x2="56.235cm" svg:y2="6.2cm" draw:start-shape="id615" draw:start-glue-point="0" draw:end-shape="id583" draw:end-glue-point="2" svg:d="M72285 8500l-16050-2300" svg:viewBox="0 0 16051 2301">
          <text:p/>
        </draw:connector>
        <draw:custom-shape draw:style-name="gr2" draw:text-style-name="P2" xml:id="id616" draw:id="id616" draw:layer="layout" svg:width="2.1cm" svg:height="0.9cm" svg:x="73.535cm" svg:y="8.5cm">
          <text:p text:style-name="P1"><text:span text:style-name="T1">DFF (clk14_3)</text:span></text:p>
          <text:p text:style-name="P1"><text:span text:style-name="T1">3579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74.585cm" svg:y1="8.5cm" svg:x2="57.435cm" svg:y2="6.2cm" draw:start-shape="id616" draw:start-glue-point="0" draw:end-shape="id584" draw:end-glue-point="2" svg:d="M74585 8500l-17150-2300" svg:viewBox="0 0 17151 2301">
          <text:p/>
        </draw:connector>
        <draw:custom-shape draw:style-name="gr1" draw:text-style-name="P2" xml:id="id617" draw:id="id617" draw:layer="layout" svg:width="1cm" svg:height="0.9cm" svg:x="47.535cm" svg:y="13.1cm">
          <text:p text:style-name="P1"><text:span text:style-name="T1">IMUX</text:span></text:p>
          <text:p text:style-name="P1"><text:span text:style-name="T1">3682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48.035cm" svg:y1="13.1cm" svg:x2="74.585cm" svg:y2="9.4cm" draw:start-shape="id617" draw:start-glue-point="0" draw:end-shape="id616" draw:end-glue-point="2" svg:d="M48035 13100l26550-3700" svg:viewBox="0 0 26551 3701">
          <text:p/>
        </draw:connector>
        <draw:connector draw:style-name="gr12" draw:text-style-name="P1" draw:layer="layout" draw:type="line" svg:x1="48.035cm" svg:y1="13.1cm" svg:x2="37.785cm" svg:y2="9.4cm" draw:start-shape="id617" draw:start-glue-point="0" draw:end-shape="id600" draw:end-glue-point="2" svg:d="M48035 13100l-10250-3700" svg:viewBox="0 0 10251 3701">
          <text:p/>
        </draw:connector>
        <draw:custom-shape draw:style-name="gr1" draw:text-style-name="P2" xml:id="id618" draw:id="id618" draw:layer="layout" svg:width="1cm" svg:height="0.9cm" svg:x="46.335cm" svg:y="13.1cm">
          <text:p text:style-name="P1"><text:span text:style-name="T1">IMUX</text:span></text:p>
          <text:p text:style-name="P1"><text:span text:style-name="T1">3470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46.835cm" svg:y1="13.1cm" svg:x2="72.285cm" svg:y2="9.4cm" draw:start-shape="id618" draw:start-glue-point="0" draw:end-shape="id615" draw:end-glue-point="2" svg:d="M46835 13100l25450-3700" svg:viewBox="0 0 25451 3701">
          <text:p/>
        </draw:connector>
        <draw:connector draw:style-name="gr12" draw:text-style-name="P1" draw:layer="layout" draw:type="line" svg:x1="46.835cm" svg:y1="13.1cm" svg:x2="35.485cm" svg:y2="9.4cm" draw:start-shape="id618" draw:start-glue-point="0" draw:end-shape="id599" draw:end-glue-point="2" svg:d="M46835 13100l-11350-3700" svg:viewBox="0 0 11351 3701">
          <text:p/>
        </draw:connector>
        <draw:custom-shape draw:style-name="gr1" draw:text-style-name="P2" xml:id="id619" draw:id="id619" draw:layer="layout" svg:width="1cm" svg:height="0.9cm" svg:x="45.135cm" svg:y="13.1cm">
          <text:p text:style-name="P1"><text:span text:style-name="T1">IMUX</text:span></text:p>
          <text:p text:style-name="P1"><text:span text:style-name="T1">3471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45.635cm" svg:y1="13.1cm" svg:x2="69.985cm" svg:y2="9.4cm" draw:start-shape="id619" draw:start-glue-point="0" draw:end-shape="id614" draw:end-glue-point="2" svg:d="M45635 13100l24350-3700" svg:viewBox="0 0 24351 3701">
          <text:p/>
        </draw:connector>
        <draw:connector draw:style-name="gr12" draw:text-style-name="P1" draw:layer="layout" draw:type="line" svg:x1="45.635cm" svg:y1="13.1cm" svg:x2="33.185cm" svg:y2="9.4cm" draw:start-shape="id619" draw:start-glue-point="0" draw:end-shape="id598" draw:end-glue-point="2" svg:d="M45635 13100l-12450-3700" svg:viewBox="0 0 12451 3701">
          <text:p/>
        </draw:connector>
        <draw:custom-shape draw:style-name="gr1" draw:text-style-name="P2" xml:id="id620" draw:id="id620" draw:layer="layout" svg:width="1cm" svg:height="0.9cm" svg:x="43.935cm" svg:y="13.1cm">
          <text:p text:style-name="P1"><text:span text:style-name="T1">IMUX</text:span></text:p>
          <text:p text:style-name="P1"><text:span text:style-name="T1">3472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44.435cm" svg:y1="13.1cm" svg:x2="67.685cm" svg:y2="9.4cm" draw:start-shape="id620" draw:start-glue-point="0" draw:end-shape="id613" draw:end-glue-point="2" svg:d="M44435 13100l23250-3700" svg:viewBox="0 0 23251 3701">
          <text:p/>
        </draw:connector>
        <draw:connector draw:style-name="gr12" draw:text-style-name="P1" draw:layer="layout" draw:type="line" svg:x1="44.435cm" svg:y1="13.1cm" svg:x2="30.885cm" svg:y2="9.4cm" draw:start-shape="id620" draw:start-glue-point="0" draw:end-shape="id597" draw:end-glue-point="2" svg:d="M44435 13100l-13550-3700" svg:viewBox="0 0 13551 3701">
          <text:p/>
        </draw:connector>
        <draw:custom-shape draw:style-name="gr1" draw:text-style-name="P2" xml:id="id621" draw:id="id621" draw:layer="layout" svg:width="1cm" svg:height="0.9cm" svg:x="42.735cm" svg:y="13.1cm">
          <text:p text:style-name="P1"><text:span text:style-name="T1">NOT</text:span></text:p>
          <text:p text:style-name="P1"><text:span text:style-name="T1">359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22" draw:id="id622" draw:layer="layout" svg:width="1cm" svg:height="0.9cm" svg:x="42.723cm" svg:y="14.533cm">
          <text:p text:style-name="P1"><text:span text:style-name="T1">4-MUX</text:span></text:p>
          <text:p text:style-name="P1"><text:span text:style-name="T1">359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3.235cm" svg:y1="13.1cm" svg:x2="65.385cm" svg:y2="9.4cm" draw:start-shape="id621" draw:start-glue-point="0" draw:end-shape="id612" draw:end-glue-point="2" svg:d="M43235 13100l22150-3700" svg:viewBox="0 0 22151 3701">
          <text:p/>
        </draw:connector>
        <draw:connector draw:style-name="gr4" draw:text-style-name="P1" draw:layer="layout" draw:type="line" svg:x1="43.235cm" svg:y1="13.1cm" svg:x2="28.585cm" svg:y2="9.4cm" draw:start-shape="id621" draw:start-glue-point="0" draw:end-shape="id596" draw:end-glue-point="2" svg:d="M43235 13100l-14650-3700" svg:viewBox="0 0 14651 3701">
          <text:p/>
        </draw:connector>
        <draw:connector draw:style-name="gr4" draw:text-style-name="P1" draw:layer="layout" draw:type="line" svg:x1="43.223cm" svg:y1="14.533cm" svg:x2="43.235cm" svg:y2="14cm" draw:start-shape="id622" draw:start-glue-point="0" draw:end-shape="id621" draw:end-glue-point="2" svg:d="M43223 14533l12-533" svg:viewBox="0 0 13 534">
          <text:p/>
        </draw:connector>
        <draw:custom-shape draw:style-name="gr1" draw:text-style-name="P2" xml:id="id623" draw:id="id623" draw:layer="layout" svg:width="1cm" svg:height="0.9cm" svg:x="41.535cm" svg:y="13.1cm">
          <text:p text:style-name="P1"><text:span text:style-name="T1">NOT</text:span></text:p>
          <text:p text:style-name="P1"><text:span text:style-name="T1">348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2.035cm" svg:y1="13.1cm" svg:x2="63.085cm" svg:y2="9.4cm" draw:start-shape="id623" draw:start-glue-point="0" draw:end-shape="id611" draw:end-glue-point="2" svg:d="M42035 13100l21050-3700" svg:viewBox="0 0 21051 3701">
          <text:p/>
        </draw:connector>
        <draw:connector draw:style-name="gr4" draw:text-style-name="P1" draw:layer="layout" draw:type="line" svg:x1="42.035cm" svg:y1="13.1cm" svg:x2="26.285cm" svg:y2="9.4cm" draw:start-shape="id623" draw:start-glue-point="0" draw:end-shape="id595" draw:end-glue-point="2" svg:d="M42035 13100l-15750-3700" svg:viewBox="0 0 15751 3701">
          <text:p/>
        </draw:connector>
        <draw:custom-shape draw:style-name="gr1" draw:text-style-name="P2" xml:id="id625" draw:id="id625" draw:layer="layout" svg:width="1cm" svg:height="0.9cm" svg:x="31.935cm" svg:y="13.1cm">
          <text:p text:style-name="P1"><text:span text:style-name="T1">NOT</text:span></text:p>
          <text:p text:style-name="P1"><text:span text:style-name="T1">337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24" draw:id="id624" draw:layer="layout" svg:width="1cm" svg:height="0.9cm" svg:x="31.923cm" svg:y="14.533cm">
          <text:p text:style-name="P1"><text:span text:style-name="T1">4-MUX</text:span></text:p>
          <text:p text:style-name="P1"><text:span text:style-name="T1">348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2.423cm" svg:y1="14.533cm" svg:x2="32.435cm" svg:y2="14cm" draw:start-shape="id624" draw:start-glue-point="0" draw:end-shape="id625" draw:end-glue-point="2" svg:d="M32423 14533l12-533" svg:viewBox="0 0 13 534">
          <text:p/>
        </draw:connector>
        <draw:connector draw:style-name="gr4" draw:text-style-name="P1" draw:layer="layout" draw:type="line" svg:x1="32.435cm" svg:y1="13.1cm" svg:x2="7.885cm" svg:y2="9.4cm" draw:start-shape="id625" draw:start-glue-point="0" draw:end-shape="id587" draw:end-glue-point="2" svg:d="M32435 13100l-24550-3700" svg:viewBox="0 0 24551 3701">
          <text:p/>
        </draw:connector>
        <draw:connector draw:style-name="gr4" draw:text-style-name="P1" draw:layer="layout" draw:type="line" svg:x1="32.435cm" svg:y1="13.1cm" svg:x2="44.685cm" svg:y2="9.4cm" draw:start-shape="id625" draw:start-glue-point="0" draw:end-shape="id603" draw:end-glue-point="2" svg:d="M32435 13100l12250-3700" svg:viewBox="0 0 12251 3701">
          <text:p/>
        </draw:connector>
        <draw:custom-shape draw:style-name="gr1" draw:text-style-name="P2" xml:id="id626" draw:id="id626" draw:layer="layout" svg:width="1cm" svg:height="0.9cm" svg:x="40.335cm" svg:y="13.1cm">
          <text:p text:style-name="P1"><text:span text:style-name="T1">NOT</text:span></text:p>
          <text:p text:style-name="P1"><text:span text:style-name="T1">369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0.835cm" svg:y1="13.1cm" svg:x2="60.785cm" svg:y2="9.4cm" draw:start-shape="id626" draw:start-glue-point="0" draw:end-shape="id610" draw:end-glue-point="2" svg:d="M40835 13100l19950-3700" svg:viewBox="0 0 19951 3701">
          <text:p/>
        </draw:connector>
        <draw:connector draw:style-name="gr4" draw:text-style-name="P1" draw:layer="layout" draw:type="line" svg:x1="40.835cm" svg:y1="13.1cm" svg:x2="23.985cm" svg:y2="9.4cm" draw:start-shape="id626" draw:start-glue-point="0" draw:end-shape="id594" draw:end-glue-point="2" svg:d="M40835 13100l-16850-3700" svg:viewBox="0 0 16851 3701">
          <text:p/>
        </draw:connector>
        <draw:custom-shape draw:style-name="gr1" draw:text-style-name="P2" xml:id="id627" draw:id="id627" draw:layer="layout" svg:width="1cm" svg:height="0.9cm" svg:x="40.292cm" svg:y="14.5cm">
          <text:p text:style-name="P1"><text:span text:style-name="T1">4-MUX</text:span></text:p>
          <text:p text:style-name="P1"><text:span text:style-name="T1">369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0.792cm" svg:y1="14.5cm" svg:x2="40.835cm" svg:y2="14cm" draw:start-shape="id627" draw:start-glue-point="0" draw:end-shape="id626" draw:end-glue-point="2" svg:d="M40792 14500l43-500" svg:viewBox="0 0 44 501">
          <text:p/>
        </draw:connector>
        <draw:connector draw:style-name="gr4" draw:text-style-name="P1" draw:layer="layout" draw:type="line" svg:x1="39.635cm" svg:y1="13.1cm" svg:x2="58.485cm" svg:y2="9.4cm" draw:start-shape="id628" draw:start-glue-point="0" draw:end-shape="id609" draw:end-glue-point="2" svg:d="M39635 13100l18850-3700" svg:viewBox="0 0 18851 3701">
          <text:p/>
        </draw:connector>
        <draw:connector draw:style-name="gr4" draw:text-style-name="P1" draw:layer="layout" draw:type="line" svg:x1="39.635cm" svg:y1="13.1cm" svg:x2="21.685cm" svg:y2="9.4cm" draw:start-shape="id628" draw:start-glue-point="0" draw:end-shape="id593" draw:end-glue-point="2" svg:d="M39635 13100l-17950-3700" svg:viewBox="0 0 17951 3701">
          <text:p/>
        </draw:connector>
        <draw:custom-shape draw:style-name="gr1" draw:text-style-name="P2" xml:id="id629" draw:id="id629" draw:layer="layout" svg:width="1cm" svg:height="0.9cm" svg:x="37.923cm" svg:y="13.133cm">
          <text:p text:style-name="P1"><text:span text:style-name="T1">IMUX</text:span></text:p>
          <text:p text:style-name="P1"><text:span text:style-name="T1">358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8.423cm" svg:y1="13.133cm" svg:x2="56.185cm" svg:y2="9.4cm" draw:start-shape="id629" draw:start-glue-point="0" draw:end-shape="id608" draw:end-glue-point="2" svg:d="M38423 13133l17762-3733" svg:viewBox="0 0 17763 3734">
          <text:p/>
        </draw:connector>
        <draw:connector draw:style-name="gr4" draw:text-style-name="P1" draw:layer="layout" draw:type="line" svg:x1="38.423cm" svg:y1="13.133cm" svg:x2="19.385cm" svg:y2="9.4cm" draw:start-shape="id629" draw:start-glue-point="0" draw:end-shape="id592" draw:end-glue-point="2" svg:d="M38423 13133l-19038-3733" svg:viewBox="0 0 19039 3734">
          <text:p/>
        </draw:connector>
        <draw:custom-shape draw:style-name="gr1" draw:text-style-name="P2" xml:id="id630" draw:id="id630" draw:layer="layout" svg:width="1cm" svg:height="0.9cm" svg:x="36.723cm" svg:y="13.133cm">
          <text:p text:style-name="P1"><text:span text:style-name="T1">IMUX</text:span></text:p>
          <text:p text:style-name="P1"><text:span text:style-name="T1">347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7.223cm" svg:y1="13.133cm" svg:x2="53.885cm" svg:y2="9.4cm" draw:start-shape="id630" draw:start-glue-point="0" draw:end-shape="id607" draw:end-glue-point="2" svg:d="M37223 13133l16662-3733" svg:viewBox="0 0 16663 3734">
          <text:p/>
        </draw:connector>
        <draw:connector draw:style-name="gr4" draw:text-style-name="P1" draw:layer="layout" draw:type="line" svg:x1="37.223cm" svg:y1="13.133cm" svg:x2="17.085cm" svg:y2="9.4cm" draw:start-shape="id630" draw:start-glue-point="0" draw:end-shape="id591" draw:end-glue-point="2" svg:d="M37223 13133l-20138-3733" svg:viewBox="0 0 20139 3734">
          <text:p/>
        </draw:connector>
        <draw:custom-shape draw:style-name="gr1" draw:text-style-name="P2" xml:id="id631" draw:id="id631" draw:layer="layout" svg:width="1cm" svg:height="0.9cm" svg:x="35.523cm" svg:y="13.133cm">
          <text:p text:style-name="P1"><text:span text:style-name="T1">IMUX</text:span></text:p>
          <text:p text:style-name="P1"><text:span text:style-name="T1">348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6.023cm" svg:y1="13.133cm" svg:x2="51.585cm" svg:y2="9.4cm" draw:start-shape="id631" draw:start-glue-point="0" draw:end-shape="id606" draw:end-glue-point="2" svg:d="M36023 13133l15562-3733" svg:viewBox="0 0 15563 3734">
          <text:p/>
        </draw:connector>
        <draw:connector draw:style-name="gr4" draw:text-style-name="P1" draw:layer="layout" draw:type="line" svg:x1="36.023cm" svg:y1="13.133cm" svg:x2="14.785cm" svg:y2="9.4cm" draw:start-shape="id631" draw:start-glue-point="0" draw:end-shape="id590" draw:end-glue-point="2" svg:d="M36023 13133l-21238-3733" svg:viewBox="0 0 21239 3734">
          <text:p/>
        </draw:connector>
        <draw:custom-shape draw:style-name="gr1" draw:text-style-name="P2" xml:id="id632" draw:id="id632" draw:layer="layout" svg:width="1cm" svg:height="0.9cm" svg:x="34.323cm" svg:y="13.133cm">
          <text:p text:style-name="P1"><text:span text:style-name="T1">IMUX</text:span></text:p>
          <text:p text:style-name="P1"><text:span text:style-name="T1">369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4.823cm" svg:y1="13.133cm" svg:x2="49.285cm" svg:y2="9.4cm" draw:start-shape="id632" draw:start-glue-point="0" draw:end-shape="id605" draw:end-glue-point="2" svg:d="M34823 13133l14462-3733" svg:viewBox="0 0 14463 3734">
          <text:p/>
        </draw:connector>
        <draw:connector draw:style-name="gr4" draw:text-style-name="P1" draw:layer="layout" draw:type="line" svg:x1="34.823cm" svg:y1="13.133cm" svg:x2="12.485cm" svg:y2="9.4cm" draw:start-shape="id632" draw:start-glue-point="0" draw:end-shape="id589" draw:end-glue-point="2" svg:d="M34823 13133l-22338-3733" svg:viewBox="0 0 22339 3734">
          <text:p/>
        </draw:connector>
        <draw:custom-shape draw:style-name="gr1" draw:text-style-name="P2" xml:id="id634" draw:id="id634" draw:layer="layout" svg:width="1cm" svg:height="0.9cm" svg:x="33.135cm" svg:y="13.1cm">
          <text:p text:style-name="P1"><text:span text:style-name="T1">NOT</text:span></text:p>
          <text:p text:style-name="P1"><text:span text:style-name="T1">348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33" draw:id="id633" draw:layer="layout" svg:width="1cm" svg:height="0.9cm" svg:x="33.123cm" svg:y="14.533cm">
          <text:p text:style-name="P1"><text:span text:style-name="T1">4-MUX</text:span></text:p>
          <text:p text:style-name="P1"><text:span text:style-name="T1">348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3.623cm" svg:y1="14.533cm" svg:x2="33.635cm" svg:y2="14cm" draw:start-shape="id633" draw:start-glue-point="0" draw:end-shape="id634" draw:end-glue-point="2" svg:d="M33623 14533l12-533" svg:viewBox="0 0 13 534">
          <text:p/>
        </draw:connector>
        <draw:connector draw:style-name="gr4" draw:text-style-name="P1" draw:layer="layout" draw:type="line" svg:x1="33.635cm" svg:y1="13.1cm" svg:x2="46.985cm" svg:y2="9.4cm" draw:start-shape="id634" draw:start-glue-point="0" draw:end-shape="id604" draw:end-glue-point="2" svg:d="M33635 13100l13350-3700" svg:viewBox="0 0 13351 3701">
          <text:p/>
        </draw:connector>
        <draw:connector draw:style-name="gr4" draw:text-style-name="P1" draw:layer="layout" draw:type="line" svg:x1="33.635cm" svg:y1="13.1cm" svg:x2="10.185cm" svg:y2="9.4cm" draw:start-shape="id634" draw:start-glue-point="0" draw:end-shape="id588" draw:end-glue-point="2" svg:d="M33635 13100l-23450-3700" svg:viewBox="0 0 23451 3701">
          <text:p/>
        </draw:connector>
        <draw:custom-shape draw:style-name="gr1" draw:text-style-name="P2" xml:id="id635" draw:id="id635" draw:layer="layout" svg:width="1cm" svg:height="0.9cm" svg:x="30.735cm" svg:y="13.1cm">
          <text:p text:style-name="P1"><text:span text:style-name="T1">NOT</text:span></text:p>
          <text:p text:style-name="P1"><text:span text:style-name="T1">369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1.235cm" svg:y1="13.1cm" svg:x2="42.385cm" svg:y2="9.4cm" draw:start-shape="id635" draw:start-glue-point="0" draw:end-shape="id602" draw:end-glue-point="2" svg:d="M31235 13100l11150-3700" svg:viewBox="0 0 11151 3701">
          <text:p/>
        </draw:connector>
        <draw:connector draw:style-name="gr4" draw:text-style-name="P1" draw:layer="layout" draw:type="line" svg:x1="31.235cm" svg:y1="13.1cm" svg:x2="5.585cm" svg:y2="9.4cm" draw:start-shape="id635" draw:start-glue-point="0" draw:end-shape="id586" draw:end-glue-point="2" svg:d="M31235 13100l-25650-3700" svg:viewBox="0 0 25651 3701">
          <text:p/>
        </draw:connector>
        <draw:custom-shape draw:style-name="gr1" draw:text-style-name="P2" xml:id="id636" draw:id="id636" draw:layer="layout" svg:width="1cm" svg:height="0.9cm" svg:x="29.535cm" svg:y="13.1cm">
          <text:p text:style-name="P1"><text:span text:style-name="T1">NOT</text:span></text:p>
          <text:p text:style-name="P1"><text:span text:style-name="T1">337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0.035cm" svg:y1="13.1cm" svg:x2="40.085cm" svg:y2="9.4cm" draw:start-shape="id636" draw:start-glue-point="0" draw:end-shape="id601" draw:end-glue-point="2" svg:d="M30035 13100l10050-3700" svg:viewBox="0 0 10051 3701">
          <text:p/>
        </draw:connector>
        <draw:connector draw:style-name="gr4" draw:text-style-name="P1" draw:layer="layout" draw:type="line" svg:x1="30.035cm" svg:y1="13.1cm" svg:x2="3.285cm" svg:y2="9.4cm" draw:start-shape="id636" draw:start-glue-point="0" draw:end-shape="id585" draw:end-glue-point="2" svg:d="M30035 13100l-26750-3700" svg:viewBox="0 0 26751 3701">
          <text:p/>
        </draw:connector>
        <draw:custom-shape draw:style-name="gr1" draw:text-style-name="P2" xml:id="id637" draw:id="id637" draw:layer="layout" svg:width="1cm" svg:height="0.9cm" svg:x="41.523cm" svg:y="14.533cm">
          <text:p text:style-name="P1"><text:span text:style-name="T1">4-MUX</text:span></text:p>
          <text:p text:style-name="P1"><text:span text:style-name="T1">348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2.023cm" svg:y1="14.533cm" svg:x2="42.035cm" svg:y2="14cm" draw:start-shape="id637" draw:start-glue-point="0" draw:end-shape="id623" draw:end-glue-point="2" svg:d="M42023 14533l12-533" svg:viewBox="0 0 13 534">
          <text:p/>
        </draw:connector>
        <draw:custom-shape draw:style-name="gr1" draw:text-style-name="P2" xml:id="id628" draw:id="id628" draw:layer="layout" svg:width="1cm" svg:height="0.9cm" svg:x="39.135cm" svg:y="13.1cm">
          <text:p text:style-name="P1"><text:span text:style-name="T1">NOT</text:span></text:p>
          <text:p text:style-name="P1"><text:span text:style-name="T1">369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38" draw:id="id638" draw:layer="layout" svg:width="1cm" svg:height="0.9cm" svg:x="39.123cm" svg:y="14.533cm">
          <text:p text:style-name="P1"><text:span text:style-name="T1">4-MUX</text:span></text:p>
          <text:p text:style-name="P1"><text:span text:style-name="T1">359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9.623cm" svg:y1="14.533cm" svg:x2="39.635cm" svg:y2="14cm" draw:start-shape="id638" draw:start-glue-point="0" draw:end-shape="id628" draw:end-glue-point="2" svg:d="M39623 14533l12-533" svg:viewBox="0 0 13 534">
          <text:p/>
        </draw:connector>
        <draw:custom-shape draw:style-name="gr1" draw:text-style-name="P2" xml:id="id639" draw:id="id639" draw:layer="layout" svg:width="1cm" svg:height="0.9cm" svg:x="30.723cm" svg:y="14.533cm">
          <text:p text:style-name="P1"><text:span text:style-name="T1">4-MUX</text:span></text:p>
          <text:p text:style-name="P1"><text:span text:style-name="T1">369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1.223cm" svg:y1="14.533cm" svg:x2="31.235cm" svg:y2="14cm" draw:start-shape="id639" draw:start-glue-point="0" draw:end-shape="id635" draw:end-glue-point="2" svg:d="M31223 14533l12-533" svg:viewBox="0 0 13 534">
          <text:p/>
        </draw:connector>
        <draw:custom-shape draw:style-name="gr1" draw:text-style-name="P2" xml:id="id640" draw:id="id640" draw:layer="layout" svg:width="1cm" svg:height="0.9cm" svg:x="29.523cm" svg:y="14.533cm">
          <text:p text:style-name="P1"><text:span text:style-name="T1">4-MUX</text:span></text:p>
          <text:p text:style-name="P1"><text:span text:style-name="T1">359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0.023cm" svg:y1="14.533cm" svg:x2="30.035cm" svg:y2="14cm" draw:start-shape="id640" draw:start-glue-point="0" draw:end-shape="id636" draw:end-glue-point="2" svg:d="M30023 14533l12-533" svg:viewBox="0 0 13 534">
          <text:p/>
        </draw:connector>
        <draw:connector draw:style-name="gr3" draw:text-style-name="P3" draw:layer="layout" draw:type="line" svg:x1="39.119cm" svg:y1="18.574cm" svg:x2="39.623cm" svg:y2="15.433cm" draw:end-shape="id638" draw:end-glue-point="2" svg:d="M39119 18574l504-3141" svg:viewBox="0 0 505 3142">
          <text:p text:style-name="P1"><text:span text:style-name="T2">p06/3</text:span></text:p>
        </draw:connector>
        <draw:connector draw:style-name="gr3" draw:text-style-name="P3" draw:layer="layout" draw:type="line" svg:x1="41.659cm" svg:y1="17.78cm" svg:x2="42.023cm" svg:y2="15.433cm" draw:end-shape="id637" draw:end-glue-point="2" svg:d="M41659 17780l364-2347" svg:viewBox="0 0 365 2348">
          <text:p text:style-name="P1"><text:span text:style-name="T2">p06/0</text:span></text:p>
        </draw:connector>
        <draw:connector draw:style-name="gr3" draw:text-style-name="P3" draw:layer="layout" draw:type="line" svg:x1="31.763cm" svg:y1="18.044cm" svg:x2="32.423cm" svg:y2="15.433cm" draw:end-shape="id624" draw:end-glue-point="2" svg:d="M31763 18044l660-2611" svg:viewBox="0 0 661 2612">
          <text:p text:style-name="P1"><text:span text:style-name="T2">p06/0</text:span></text:p>
        </draw:connector>
        <draw:connector draw:style-name="gr3" draw:text-style-name="P3" draw:layer="layout" draw:type="line" svg:x1="33.218cm" svg:y1="19.447cm" svg:x2="33.623cm" svg:y2="15.433cm" draw:end-shape="id633" draw:end-glue-point="2" svg:d="M33218 19447l405-4014" svg:viewBox="0 0 406 4015">
          <text:p text:style-name="P1"><text:span text:style-name="T2">p06/3</text:span></text:p>
        </draw:connector>
        <draw:connector draw:style-name="gr3" draw:text-style-name="P3" draw:layer="layout" draw:type="line" svg:x1="36.685cm" svg:y1="16.589cm" svg:x2="37.223cm" svg:y2="14.033cm" draw:end-shape="id630" draw:end-glue-point="2" svg:d="M36685 16589l538-2556" svg:viewBox="0 0 539 2557">
          <text:p text:style-name="P1"><text:span text:style-name="T2">p06/c</text:span></text:p>
        </draw:connector>
        <draw:connector draw:style-name="gr3" draw:text-style-name="P3" draw:layer="layout" draw:type="line" svg:x1="45.283cm" svg:y1="15.822cm" svg:x2="45.635cm" svg:y2="14cm" draw:end-shape="id619" draw:end-glue-point="2" svg:d="M45283 15822l352-1822" svg:viewBox="0 0 353 1823">
          <text:p text:style-name="P1"><text:span text:style-name="T2">p06/b</text:span></text:p>
        </draw:connector>
        <draw:connector draw:style-name="gr3" draw:text-style-name="P3" draw:layer="layout" draw:type="line" svg:x1="46.58cm" svg:y1="16.352cm" svg:x2="46.835cm" svg:y2="14cm" draw:end-shape="id618" draw:end-glue-point="2" svg:d="M46580 16352l255-2352" svg:viewBox="0 0 256 2353">
          <text:p text:style-name="P1"><text:span text:style-name="T2">p06/c</text:span></text:p>
        </draw:connector>
        <draw:connector draw:style-name="gr3" draw:text-style-name="P3" draw:layer="layout" draw:type="line" svg:x1="41.632cm" svg:y1="18.679cm" svg:x2="42.023cm" svg:y2="15.433cm" draw:end-shape="id637" draw:end-glue-point="2" svg:d="M41632 18679l391-3246" svg:viewBox="0 0 392 3247">
          <text:p text:style-name="P1"><text:span text:style-name="T2">p03/3</text:span></text:p>
        </draw:connector>
        <draw:connector draw:style-name="gr3" draw:text-style-name="P3" draw:layer="layout" draw:type="line" svg:x1="29.435cm" svg:y1="19.314cm" svg:x2="30.023cm" svg:y2="15.433cm" draw:end-shape="id640" draw:end-glue-point="2" svg:d="M29435 19314l588-3881" svg:viewBox="0 0 589 3882">
          <text:p text:style-name="P1"><text:span text:style-name="T2">p03/3</text:span></text:p>
        </draw:connector>
        <draw:connector draw:style-name="gr3" draw:text-style-name="P3" draw:layer="layout" draw:type="line" svg:x1="42.373cm" svg:y1="18.494cm" svg:x2="43.223cm" svg:y2="15.433cm" draw:end-shape="id622" draw:end-glue-point="2" svg:d="M42373 18494l850-3061" svg:viewBox="0 0 851 3062">
          <text:p text:style-name="P1"><text:span text:style-name="T2">p03/1+2</text:span></text:p>
        </draw:connector>
        <draw:connector draw:style-name="gr3" draw:text-style-name="P3" draw:layer="layout" draw:type="line" svg:x1="32.769cm" svg:y1="18.812cm" svg:x2="33.623cm" svg:y2="15.433cm" draw:end-shape="id633" draw:end-glue-point="2" svg:d="M32769 18812l854-3379" svg:viewBox="0 0 855 3380">
          <text:p text:style-name="P1"><text:span text:style-name="T2">p03/1+2</text:span></text:p>
        </draw:connector>
        <draw:connector draw:style-name="gr3" draw:text-style-name="P3" draw:layer="layout" draw:type="line" svg:x1="35.733cm" svg:y1="16.007cm" svg:x2="36.023cm" svg:y2="14.033cm" draw:end-shape="id631" draw:end-glue-point="2" svg:d="M35733 16007l290-1974" svg:viewBox="0 0 291 1975">
          <text:p text:style-name="P1"><text:span text:style-name="T2">p03/b</text:span></text:p>
        </draw:connector>
        <draw:connector draw:style-name="gr3" draw:text-style-name="P3" draw:layer="layout" draw:type="line" svg:x1="31.631cm" svg:y1="19.076cm" svg:x2="32.423cm" svg:y2="15.433cm" draw:end-shape="id624" draw:end-glue-point="2" svg:d="M31631 19076l792-3643" svg:viewBox="0 0 793 3644">
          <text:p text:style-name="P1"><text:span text:style-name="T2">p05/3</text:span></text:p>
        </draw:connector>
        <draw:connector draw:style-name="gr3" draw:text-style-name="P3" draw:layer="layout" draw:type="line" svg:x1="40.336cm" svg:y1="18.177cm" svg:x2="40.792cm" svg:y2="15.4cm" draw:end-shape="id627" draw:end-glue-point="2" svg:d="M40336 18177l456-2777" svg:viewBox="0 0 457 2778">
          <text:p text:style-name="P1"><text:span text:style-name="T2">p05/0</text:span></text:p>
        </draw:connector>
        <draw:connector draw:style-name="gr3" draw:text-style-name="P3" draw:layer="layout" draw:type="line" svg:x1="35.626cm" svg:y1="16.669cm" svg:x2="36.023cm" svg:y2="14.033cm" draw:end-shape="id631" draw:end-glue-point="2" svg:d="M35626 16669l397-2636" svg:viewBox="0 0 398 2637">
          <text:p text:style-name="P1"><text:span text:style-name="T2">p05/c</text:span></text:p>
        </draw:connector>
        <draw:connector draw:style-name="gr3" draw:text-style-name="P3" draw:layer="layout" draw:type="line" svg:x1="38.007cm" svg:y1="15.981cm" svg:x2="38.423cm" svg:y2="14.033cm" draw:end-shape="id629" draw:end-glue-point="2" svg:d="M38007 15981l416-1948" svg:viewBox="0 0 417 1949">
          <text:p text:style-name="P1"><text:span text:style-name="T2">p05/b</text:span></text:p>
        </draw:connector>
        <draw:connector draw:style-name="gr3" draw:text-style-name="P3" draw:layer="layout" draw:type="line" svg:x1="44.093cm" svg:y1="15.69cm" svg:x2="44.435cm" svg:y2="14cm" draw:end-shape="id620" draw:end-glue-point="2" svg:d="M44093 15690l342-1690" svg:viewBox="0 0 343 1691">
          <text:p text:style-name="P1"><text:span text:style-name="T2">p05/b</text:span></text:p>
        </draw:connector>
        <draw:connector draw:style-name="gr3" draw:text-style-name="P3" draw:layer="layout" draw:type="line" svg:x1="45.31cm" svg:y1="16.431cm" svg:x2="45.635cm" svg:y2="14cm" draw:end-shape="id619" draw:end-glue-point="2" svg:d="M45310 16431l325-2431" svg:viewBox="0 0 326 2432">
          <text:p text:style-name="P1"><text:span text:style-name="T2">p05/c</text:span></text:p>
        </draw:connector>
        <draw:connector draw:style-name="gr3" draw:text-style-name="P3" draw:layer="layout" draw:type="line" svg:x1="40.204cm" svg:y1="18.785cm" svg:x2="40.792cm" svg:y2="15.4cm" draw:end-shape="id627" draw:end-glue-point="2" svg:d="M40204 18785l588-3385" svg:viewBox="0 0 589 3386">
          <text:p text:style-name="P1"><text:span text:style-name="T2">p01/1+2</text:span></text:p>
        </draw:connector>
        <draw:connector draw:style-name="gr3" draw:text-style-name="P3" draw:layer="layout" draw:type="line" svg:x1="30.546cm" svg:y1="18.468cm" svg:x2="31.223cm" svg:y2="15.433cm" draw:end-shape="id639" draw:end-glue-point="2" svg:d="M30546 18468l677-3035" svg:viewBox="0 0 678 3036">
          <text:p text:style-name="P1"><text:span text:style-name="T2">p01/1+2</text:span></text:p>
        </draw:connector>
        <draw:connector draw:style-name="gr3" draw:text-style-name="P3" draw:layer="layout" draw:type="line" svg:x1="34.409cm" svg:y1="15.743cm" svg:x2="34.823cm" svg:y2="14.033cm" draw:end-shape="id632" draw:end-glue-point="2" svg:d="M34409 15743l414-1710" svg:viewBox="0 0 415 1711">
          <text:p text:style-name="P1"><text:span text:style-name="T2">p07/b</text:span></text:p>
        </draw:connector>
        <draw:connector draw:style-name="gr3" draw:text-style-name="P3" draw:layer="layout" draw:type="line" svg:x1="40.362cm" svg:y1="19.685cm" svg:x2="40.792cm" svg:y2="15.4cm" draw:end-shape="id627" draw:end-glue-point="2" svg:d="M40362 19685l430-4285" svg:viewBox="0 0 431 4286">
          <text:p text:style-name="P1"><text:span text:style-name="T2">p07/3</text:span></text:p>
        </draw:connector>
        <draw:connector draw:style-name="gr3" draw:text-style-name="P3" draw:layer="layout" draw:type="line" svg:x1="42.77cm" svg:y1="18.045cm" svg:x2="43.223cm" svg:y2="15.433cm" draw:end-shape="id622" draw:end-glue-point="2" svg:d="M42770 18045l453-2612" svg:viewBox="0 0 454 2613">
          <text:p text:style-name="P1"><text:span text:style-name="T2">p07/0</text:span></text:p>
        </draw:connector>
        <draw:connector draw:style-name="gr3" draw:text-style-name="P3" draw:layer="layout" draw:type="line" svg:x1="37.954cm" svg:y1="16.537cm" svg:x2="38.423cm" svg:y2="14.033cm" draw:end-shape="id629" draw:end-glue-point="2" svg:d="M37954 16537l469-2504" svg:viewBox="0 0 470 2505">
          <text:p text:style-name="P1"><text:span text:style-name="T2">p07/c</text:span></text:p>
        </draw:connector>
        <draw:connector draw:style-name="gr3" draw:text-style-name="P3" draw:layer="layout" draw:type="line" svg:x1="46.553cm" svg:y1="15.822cm" svg:x2="46.835cm" svg:y2="14cm" draw:end-shape="id618" draw:end-glue-point="2" svg:d="M46553 15822l282-1822" svg:viewBox="0 0 283 1823">
          <text:p text:style-name="P1"><text:span text:style-name="T2">p07/b</text:span></text:p>
        </draw:connector>
        <draw:connector draw:style-name="gr3" draw:text-style-name="P3" draw:layer="layout" draw:type="line" svg:x1="47.744cm" svg:y1="16.405cm" svg:x2="48.035cm" svg:y2="14cm" draw:end-shape="id617" draw:end-glue-point="2" svg:d="M47744 16405l291-2405" svg:viewBox="0 0 292 2406">
          <text:p text:style-name="P1"><text:span text:style-name="T2">p07/c</text:span></text:p>
        </draw:connector>
        <draw:connector draw:style-name="gr3" draw:text-style-name="P3" draw:layer="layout" draw:type="line" svg:x1="33.113cm" svg:y1="18.257cm" svg:x2="33.623cm" svg:y2="15.433cm" draw:end-shape="id633" draw:end-glue-point="2" svg:d="M33113 18257l510-2824" svg:viewBox="0 0 511 2825">
          <text:p text:style-name="P1"><text:span text:style-name="T2">p07/0</text:span></text:p>
        </draw:connector>
        <draw:connector draw:style-name="gr3" draw:text-style-name="P3" draw:layer="layout" draw:type="line" svg:x1="34.409cm" svg:y1="16.378cm" svg:x2="34.823cm" svg:y2="14.033cm" draw:end-shape="id632" draw:end-glue-point="2" svg:d="M34409 16378l414-2345" svg:viewBox="0 0 415 2346">
          <text:p text:style-name="P1"><text:span text:style-name="T2">p04/c</text:span></text:p>
        </draw:connector>
        <draw:connector draw:style-name="gr3" draw:text-style-name="P3" draw:layer="layout" draw:type="line" svg:x1="42.664cm" svg:y1="19.129cm" svg:x2="43.223cm" svg:y2="15.433cm" draw:end-shape="id622" draw:end-glue-point="2" svg:d="M42664 19129l559-3696" svg:viewBox="0 0 560 3697">
          <text:p text:style-name="P1"><text:span text:style-name="T2">p04/3</text:span></text:p>
        </draw:connector>
        <draw:connector draw:style-name="gr3" draw:text-style-name="P3" draw:layer="layout" draw:type="line" svg:x1="36.764cm" svg:y1="15.901cm" svg:x2="37.223cm" svg:y2="14.033cm" draw:end-shape="id630" draw:end-glue-point="2" svg:d="M36764 15901l459-1868" svg:viewBox="0 0 460 1869">
          <text:p text:style-name="P1"><text:span text:style-name="T2">p04/b</text:span></text:p>
        </draw:connector>
        <draw:connector draw:style-name="gr3" draw:text-style-name="P3" draw:layer="layout" draw:type="line" svg:x1="44.093cm" svg:y1="16.351cm" svg:x2="44.435cm" svg:y2="14cm" draw:end-shape="id620" draw:end-glue-point="2" svg:d="M44093 16351l342-2351" svg:viewBox="0 0 343 2352">
          <text:p text:style-name="P1"><text:span text:style-name="T2">p04/c</text:span></text:p>
        </draw:connector>
        <draw:connector draw:style-name="gr3" draw:text-style-name="P3" draw:layer="layout" draw:type="line" svg:x1="30.652cm" svg:y1="19.156cm" svg:x2="31.223cm" svg:y2="15.433cm" draw:end-shape="id639" draw:end-glue-point="2" svg:d="M30652 19156l571-3723" svg:viewBox="0 0 572 3724">
          <text:p text:style-name="P1"><text:span text:style-name="T2">p04/3</text:span></text:p>
        </draw:connector>
        <draw:connector draw:style-name="gr3" draw:text-style-name="P3" draw:layer="layout" draw:type="line" svg:x1="29.462cm" svg:y1="17.992cm" svg:x2="30.023cm" svg:y2="15.433cm" draw:end-shape="id640" draw:end-glue-point="2" svg:d="M29462 17992l561-2559" svg:viewBox="0 0 562 2560">
          <text:p text:style-name="P1"><text:span text:style-name="T2">p04/0</text:span></text:p>
        </draw:connector>
        <draw:connector draw:style-name="gr3" draw:text-style-name="P3" draw:layer="layout" draw:type="line" svg:x1="41.315cm" svg:y1="18.256cm" svg:x2="42.023cm" svg:y2="15.433cm" draw:end-shape="id637" draw:end-glue-point="2" svg:d="M41315 18256l708-2823" svg:viewBox="0 0 709 2824">
          <text:p text:style-name="P1"><text:span text:style-name="T2">p02/1+2</text:span></text:p>
        </draw:connector>
        <draw:connector draw:style-name="gr3" draw:text-style-name="P3" draw:layer="layout" draw:type="line" svg:x1="31.393cm" svg:y1="18.547cm" svg:x2="32.423cm" svg:y2="15.433cm" draw:end-shape="id624" draw:end-glue-point="2" svg:d="M31393 18547l1030-3114" svg:viewBox="0 0 1031 3115">
          <text:p text:style-name="P1"><text:span text:style-name="T2">p02/1+2</text:span></text:p>
        </draw:connector>
        <draw:connector draw:style-name="gr3" draw:text-style-name="P3" draw:layer="layout" draw:type="line" svg:x1="38.748cm" svg:y1="17.965cm" svg:x2="39.623cm" svg:y2="15.433cm" draw:end-shape="id638" draw:end-glue-point="2" svg:d="M38748 17965l875-2532" svg:viewBox="0 0 876 2533">
          <text:p text:style-name="P1"><text:span text:style-name="T2">p00/1+2</text:span></text:p>
        </draw:connector>
        <draw:connector draw:style-name="gr3" draw:text-style-name="P3" draw:layer="layout" draw:type="line" svg:x1="29.091cm" svg:y1="18.6cm" svg:x2="30.023cm" svg:y2="15.433cm" draw:end-shape="id640" draw:end-glue-point="2" svg:d="M29091 18600l932-3167" svg:viewBox="0 0 933 3168">
          <text:p text:style-name="P1"><text:span text:style-name="T2">p00/1+2</text:span></text:p>
        </draw:connector>
        <draw:connector draw:style-name="gr3" draw:text-style-name="P3" draw:layer="layout" draw:type="line" svg:x1="35.123cm" svg:y1="15.24cm" svg:x2="34.823cm" svg:y2="14.033cm" draw:end-shape="id632" draw:end-glue-point="2" svg:d="M35123 15240l-300-1207" svg:viewBox="0 0 301 1208">
          <text:p text:style-name="P1"><text:span text:style-name="T2">u8/a</text:span></text:p>
        </draw:connector>
        <draw:connector draw:style-name="gr3" draw:text-style-name="P3" draw:layer="layout" draw:type="line" svg:x1="36.393cm" svg:y1="15.293cm" svg:x2="36.023cm" svg:y2="14.033cm" draw:end-shape="id631" draw:end-glue-point="2" svg:d="M36393 15293l-370-1260" svg:viewBox="0 0 371 1261">
          <text:p text:style-name="P1"><text:span text:style-name="T2">u8/a</text:span></text:p>
        </draw:connector>
        <draw:connector draw:style-name="gr3" draw:text-style-name="P3" draw:layer="layout" draw:type="line" svg:x1="37.584cm" svg:y1="15.267cm" svg:x2="37.223cm" svg:y2="14.033cm" draw:end-shape="id630" draw:end-glue-point="2" svg:d="M37584 15267l-361-1234" svg:viewBox="0 0 362 1235">
          <text:p text:style-name="P1"><text:span text:style-name="T2">u8/a</text:span></text:p>
        </draw:connector>
        <draw:connector draw:style-name="gr3" draw:text-style-name="P3" draw:layer="layout" draw:type="line" svg:x1="38.722cm" svg:y1="15.267cm" svg:x2="38.423cm" svg:y2="14.033cm" draw:end-shape="id629" draw:end-glue-point="2" svg:d="M38722 15267l-299-1234" svg:viewBox="0 0 300 1235">
          <text:p text:style-name="P1"><text:span text:style-name="T2">u8/a</text:span></text:p>
        </draw:connector>
        <draw:connector draw:style-name="gr3" draw:text-style-name="P3" draw:layer="layout" draw:type="line" svg:x1="44.807cm" svg:y1="15.108cm" svg:x2="44.435cm" svg:y2="14cm" draw:end-shape="id620" draw:end-glue-point="2" svg:d="M44807 15108l-372-1108" svg:viewBox="0 0 373 1109">
          <text:p text:style-name="P1"><text:span text:style-name="T2">u8/a</text:span></text:p>
        </draw:connector>
        <draw:connector draw:style-name="gr3" draw:text-style-name="P3" draw:layer="layout" draw:type="line" svg:x1="45.945cm" svg:y1="15.055cm" svg:x2="45.635cm" svg:y2="14cm" draw:end-shape="id619" draw:end-glue-point="2" svg:d="M45945 15055l-310-1055" svg:viewBox="0 0 311 1056">
          <text:p text:style-name="P1"><text:span text:style-name="T2">u8/a</text:span></text:p>
        </draw:connector>
        <draw:connector draw:style-name="gr3" draw:text-style-name="P3" draw:layer="layout" draw:type="line" svg:x1="47.136cm" svg:y1="15.214cm" svg:x2="46.835cm" svg:y2="14cm" draw:end-shape="id618" draw:end-glue-point="2" svg:d="M47136 15214l-301-1214" svg:viewBox="0 0 302 1215">
          <text:p text:style-name="P1"><text:span text:style-name="T2">u8/a</text:span></text:p>
        </draw:connector>
        <draw:connector draw:style-name="gr3" draw:text-style-name="P3" draw:layer="layout" draw:type="line" svg:x1="48.485cm" svg:y1="15.161cm" svg:x2="48.035cm" svg:y2="14cm" draw:end-shape="id617" draw:end-glue-point="2" svg:d="M48485 15161l-450-1161" svg:viewBox="0 0 451 1162">
          <text:p text:style-name="P1"><text:span text:style-name="T2">u8/a</text:span></text:p>
        </draw:connector>
        <draw:connector draw:style-name="gr3" draw:text-style-name="P3" draw:layer="layout" draw:type="line" svg:x1="1.469cm" svg:y1="93.107cm" svg:x2="2.992cm" svg:y2="92.036cm" draw:end-shape="id150" draw:end-glue-point="2" svg:d="M1469 93107l1523-1071" svg:viewBox="0 0 1524 1072">
          <text:p text:style-name="P1"><text:span text:style-name="T2">sel2/a</text:span></text:p>
        </draw:connector>
        <draw:connector draw:style-name="gr3" draw:text-style-name="P3" draw:layer="layout" draw:type="line" svg:x1="10.491cm" svg:y1="93.318cm" svg:x2="11.792cm" svg:y2="92.036cm" draw:end-shape="id158" draw:end-glue-point="2" svg:d="M10491 93318l1301-1282" svg:viewBox="0 0 1302 1283">
          <text:p text:style-name="P1"><text:span text:style-name="T2">sel2/a</text:span></text:p>
        </draw:connector>
        <draw:connector draw:style-name="gr3" draw:text-style-name="P3" draw:layer="layout" draw:type="line" svg:x1="9.407cm" svg:y1="93.292cm" svg:x2="10.692cm" svg:y2="92.036cm" draw:end-shape="id157" draw:end-glue-point="2" svg:d="M9407 93292l1285-1256" svg:viewBox="0 0 1286 1257">
          <text:p text:style-name="P1"><text:span text:style-name="T2">sel2/a</text:span></text:p>
        </draw:connector>
        <draw:connector draw:style-name="gr3" draw:text-style-name="P3" draw:layer="layout" draw:type="line" svg:x1="11.629cm" svg:y1="93.318cm" svg:x2="12.892cm" svg:y2="92.036cm" draw:end-shape="id159" draw:end-glue-point="2" svg:d="M11629 93318l1263-1282" svg:viewBox="0 0 1264 1283">
          <text:p text:style-name="P1"><text:span text:style-name="T2">sel2/a</text:span></text:p>
        </draw:connector>
        <draw:connector draw:style-name="gr3" draw:text-style-name="P3" draw:layer="layout" draw:type="line" svg:x1="8.137cm" svg:y1="93.318cm" svg:x2="9.592cm" svg:y2="92.036cm" draw:end-shape="id156" draw:end-glue-point="2" svg:d="M8137 93318l1455-1282" svg:viewBox="0 0 1456 1283">
          <text:p text:style-name="P1"><text:span text:style-name="T2">sel2/a</text:span></text:p>
        </draw:connector>
        <draw:connector draw:style-name="gr3" draw:text-style-name="P3" draw:layer="layout" draw:type="line" svg:x1="6.073cm" svg:y1="93.107cm" svg:x2="7.392cm" svg:y2="92.036cm" draw:end-shape="id154" draw:end-glue-point="2" svg:d="M6073 93107l1319-1071" svg:viewBox="0 0 1320 1072">
          <text:p text:style-name="P1"><text:span text:style-name="T2">sel2/a</text:span></text:p>
        </draw:connector>
        <draw:connector draw:style-name="gr3" draw:text-style-name="P3" draw:layer="layout" draw:type="line" svg:x1="3.85cm" svg:y1="93.239cm" svg:x2="5.192cm" svg:y2="92.036cm" draw:end-shape="id152" draw:end-glue-point="2" svg:d="M3850 93239l1342-1203" svg:viewBox="0 0 1343 1204">
          <text:p text:style-name="P1"><text:span text:style-name="T2">sel2/a</text:span></text:p>
        </draw:connector>
        <draw:connector draw:style-name="gr3" draw:text-style-name="P3" draw:layer="layout" draw:type="line" svg:x1="5.015cm" svg:y1="93.16cm" svg:x2="6.292cm" svg:y2="92.036cm" draw:end-shape="id153" draw:end-glue-point="2" svg:d="M5015 93160l1277-1124" svg:viewBox="0 0 1278 1125">
          <text:p text:style-name="P1"><text:span text:style-name="T2">sel2/a</text:span></text:p>
        </draw:connector>
        <draw:connector draw:style-name="gr3" draw:text-style-name="P3" draw:layer="layout" draw:type="line" svg:x1="2.766cm" svg:y1="93.107cm" svg:x2="4.092cm" svg:y2="92.036cm" draw:end-shape="id151" draw:end-glue-point="2" svg:d="M2766 93107l1326-1071" svg:viewBox="0 0 1327 1072">
          <text:p text:style-name="P1"><text:span text:style-name="T2">sel2/a</text:span></text:p>
        </draw:connector>
        <draw:connector draw:style-name="gr3" draw:text-style-name="P3" draw:layer="layout" draw:type="line" svg:x1="7.211cm" svg:y1="93.239cm" svg:x2="8.492cm" svg:y2="92.036cm" draw:end-shape="id155" draw:end-glue-point="2" svg:d="M7211 93239l1281-1203" svg:viewBox="0 0 1282 1204">
          <text:p text:style-name="P1"><text:span text:style-name="T2">sel2/a</text:span></text:p>
        </draw:connector>
        <draw:custom-shape draw:style-name="gr1" draw:text-style-name="P2" xml:id="id641" draw:id="id641" draw:layer="layout" svg:width="1cm" svg:height="0.9cm" svg:x="57.37cm" svg:y="75.4cm">
          <text:p text:style-name="P1"><text:span text:style-name="T1">BUF</text:span></text:p>
          <text:p text:style-name="P1"><text:span text:style-name="T1">23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57.92cm" svg:y1="77.209cm" svg:x2="57.87cm" svg:y2="76.3cm" draw:start-shape="id274" draw:start-glue-point="0" draw:end-shape="id641" draw:end-glue-point="2" svg:d="M57920 77209l-50-909" svg:viewBox="0 0 51 910">
          <text:p/>
        </draw:connector>
        <draw:connector draw:style-name="gr3" draw:text-style-name="P3" draw:layer="layout" draw:type="line" svg:x1="57.87cm" svg:y1="75.4cm" svg:x2="57.843cm" svg:y2="73.733cm" draw:start-shape="id641" draw:start-glue-point="0" svg:d="M57870 75400l-27-1667" svg:viewBox="0 0 28 1668">
          <text:p text:style-name="P1"><text:span text:style-name="T2">sel2</text:span></text:p>
        </draw:connector>
        <draw:custom-shape draw:style-name="gr1" draw:text-style-name="P2" xml:id="id642" draw:id="id642" draw:layer="layout" svg:width="1cm" svg:height="0.9cm" svg:x="61.57cm" svg:y="81.3cm">
          <text:p text:style-name="P1"><text:span text:style-name="T1">NOT</text:span></text:p>
          <text:p text:style-name="P1"><text:span text:style-name="T1">2_22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62.07cm" svg:y1="81.3cm" svg:x2="62.07cm" svg:y2="80.3cm" draw:start-shape="id642" draw:start-glue-point="0" draw:end-shape="id81" draw:end-glue-point="2" svg:d="M62070 81300v-1000" svg:viewBox="0 0 1 1001">
          <text:p/>
        </draw:connector>
        <draw:connector draw:style-name="gr4" draw:text-style-name="P1" draw:layer="layout" draw:type="line" svg:x1="60.57cm" svg:y1="95.3cm" svg:x2="62.07cm" svg:y2="82.2cm" draw:start-shape="id643" draw:start-glue-point="0" draw:end-shape="id642" draw:end-glue-point="2" svg:d="M60570 95300l1500-13100" svg:viewBox="0 0 1501 13101">
          <text:p/>
        </draw:connector>
        <draw:connector draw:style-name="gr4" draw:text-style-name="P1" draw:layer="layout" draw:type="line" svg:x1="60.57cm" svg:y1="95.3cm" svg:x2="54.87cm" svg:y2="88.866cm" draw:start-shape="id643" draw:start-glue-point="0" draw:end-shape="id290" draw:end-glue-point="2" svg:d="M60570 95300l-5700-6434" svg:viewBox="0 0 5701 6435">
          <text:p/>
        </draw:connector>
        <draw:connector draw:style-name="gr4" draw:text-style-name="P1" draw:layer="layout" draw:type="line" svg:x1="60.57cm" svg:y1="95.3cm" svg:x2="64.1cm" svg:y2="93.55cm" draw:start-shape="id643" draw:start-glue-point="0" draw:end-shape="id322" draw:end-glue-point="2" svg:d="M60570 95300l3530-1750" svg:viewBox="0 0 3531 1751">
          <text:p/>
        </draw:connector>
        <draw:custom-shape draw:style-name="gr9" draw:text-style-name="P2" xml:id="id643" draw:id="id643" draw:layer="layout" svg:width="1cm" svg:height="0.9cm" svg:x="60.07cm" svg:y="95.3cm">
          <text:p text:style-name="P1"><text:span text:style-name="T1">NOT</text:span></text:p>
          <text:p text:style-name="P1"><text:span text:style-name="T1">442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60.57cm" svg:y1="95.3cm" svg:x2="92.2cm" svg:y2="48.321cm" draw:start-shape="id643" draw:start-glue-point="0" draw:end-shape="id644" draw:end-glue-point="2" svg:d="M60570 95300l31630-46979" svg:viewBox="0 0 31631 46980">
          <text:p/>
        </draw:connector>
        <draw:connector draw:style-name="gr3" draw:text-style-name="P3" draw:layer="layout" draw:type="line" svg:x1="57.37cm" svg:y1="84.634cm" svg:x2="57.366cm" svg:y2="82.994cm" draw:start-shape="id330" draw:start-glue-point="0" svg:d="M57370 84634l-4-1640" svg:viewBox="0 0 5 1641">
          <text:p text:style-name="P1"><text:span text:style-name="T2">clk48</text:span></text:p>
        </draw:connector>
        <draw:custom-shape draw:style-name="gr2" draw:text-style-name="P2" xml:id="id670" draw:id="id670" draw:layer="layout" svg:width="2.1cm" svg:height="0.9cm" svg:x="83.2cm" svg:y="6.494cm">
          <text:p text:style-name="P1"><text:span text:style-name="T1">DFFR (clk49,/res9)</text:span></text:p>
          <text:p text:style-name="P1"><text:span text:style-name="T1">2_210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3.4cm" svg:y1="80.485cm" svg:x2="63.38cm" svg:y2="78.561cm" draw:start-shape="id327" draw:start-glue-point="0" svg:d="M63400 80485l-20-1924" svg:viewBox="0 0 21 1925">
          <text:p text:style-name="P1"><text:span text:style-name="T2">clk49</text:span></text:p>
        </draw:connector>
        <draw:custom-shape draw:style-name="gr2" draw:text-style-name="P2" xml:id="id662" draw:id="id662" draw:layer="layout" svg:width="2.1cm" svg:height="0.9cm" svg:x="92cm" svg:y="6.5cm">
          <text:p text:style-name="P1"><text:span text:style-name="T1">DFFR (clk49,/res9)</text:span></text:p>
          <text:p text:style-name="P1"><text:span text:style-name="T1">2_180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80" draw:id="id680" draw:layer="layout" svg:width="2.1cm" svg:height="0.9cm" svg:x="85.4cm" svg:y="6.5cm">
          <text:p text:style-name="P1"><text:span text:style-name="T1">DFFR (clk49,/res9)</text:span></text:p>
          <text:p text:style-name="P1"><text:span text:style-name="T1">3715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96" draw:id="id696" draw:layer="layout" svg:width="2.1cm" svg:height="0.9cm" svg:x="87.6cm" svg:y="6.5cm">
          <text:p text:style-name="P1"><text:span text:style-name="T1">DFFR (clk49,/res9)</text:span></text:p>
          <text:p text:style-name="P1"><text:span text:style-name="T1">3616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86" draw:id="id686" draw:layer="layout" svg:width="2.1cm" svg:height="0.9cm" svg:x="89.8cm" svg:y="6.5cm">
          <text:p text:style-name="P1"><text:span text:style-name="T1">DFFR (clk49,/res9)</text:span></text:p>
          <text:p text:style-name="P1"><text:span text:style-name="T1">3516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56" draw:id="id656" draw:layer="layout" svg:width="2.1cm" svg:height="0.9cm" svg:x="94.2cm" svg:y="6.5cm">
          <text:p text:style-name="P1"><text:span text:style-name="T1">DFFR (clk49,/res9)</text:span></text:p>
          <text:p text:style-name="P1"><text:span text:style-name="T1">3414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60" draw:id="id660" draw:layer="layout" svg:width="2.1cm" svg:height="0.9cm" svg:x="96.4cm" svg:y="6.5cm">
          <text:p text:style-name="P1"><text:span text:style-name="T1">DFFR (clk49,/res9)</text:span></text:p>
          <text:p text:style-name="P1"><text:span text:style-name="T1">3313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1.57cm" svg:y1="89.066cm" svg:x2="51.519cm" svg:y2="87.068cm" draw:start-shape="id281" draw:start-glue-point="0" svg:d="M51570 89066l-51-1998" svg:viewBox="0 0 52 1999">
          <text:p text:style-name="P1"><text:span text:style-name="T2">c_start</text:span></text:p>
        </draw:connector>
        <draw:custom-shape draw:style-name="gr1" draw:text-style-name="P2" xml:id="id645" draw:id="id645" draw:layer="layout" svg:width="1cm" svg:height="0.9cm" svg:x="59.97cm" svg:y="83.1cm">
          <text:p text:style-name="P1"><text:span text:style-name="T1">OR (mclk)</text:span></text:p>
          <text:p text:style-name="P1"><text:span text:style-name="T1">4318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0.47cm" svg:y1="83.1cm" svg:x2="60.481cm" svg:y2="81.438cm" draw:start-shape="id645" draw:start-glue-point="0" svg:d="M60470 83100l11-1662" svg:viewBox="0 0 12 1663">
          <text:p text:style-name="P1"><text:span text:style-name="T2">clk50</text:span></text:p>
        </draw:connector>
        <draw:connector draw:style-name="gr4" draw:text-style-name="P1" draw:layer="layout" draw:type="line" svg:x1="60.47cm" svg:y1="85.091cm" svg:x2="60.47cm" svg:y2="84cm" draw:start-shape="id302" draw:start-glue-point="0" draw:end-shape="id645" draw:end-glue-point="2" svg:d="M60470 85091v-1091" svg:viewBox="0 0 1 1092">
          <text:p/>
        </draw:connector>
        <draw:connector draw:style-name="gr4" draw:text-style-name="P1" draw:layer="layout" draw:type="line" svg:x1="70.35cm" svg:y1="83.2cm" svg:x2="70.3cm" svg:y2="82.103cm" draw:start-shape="id646" draw:start-glue-point="0" draw:end-shape="id195" draw:end-glue-point="2" svg:d="M70350 83200l-50-1097" svg:viewBox="0 0 51 1098">
          <text:p/>
        </draw:connector>
        <draw:connector draw:style-name="gr3" draw:text-style-name="P3" draw:layer="layout" draw:type="line" svg:x1="8.15cm" svg:y1="23.725cm" svg:x2="8.145cm" svg:y2="22.087cm" draw:start-shape="id502" draw:start-glue-point="0" svg:d="M8150 23725l-5-1638" svg:viewBox="0 0 6 1639">
          <text:p text:style-name="P1"><text:span text:style-name="T2">res2_00</text:span></text:p>
        </draw:connector>
        <draw:connector draw:style-name="gr3" draw:text-style-name="P3" draw:layer="layout" draw:type="line" svg:x1="36.817cm" svg:y1="54.492cm" svg:x2="37.501cm" svg:y2="53.231cm" draw:end-shape="id499" draw:end-glue-point="2" svg:d="M36817 54492l684-1261" svg:viewBox="0 0 685 1262">
          <text:p text:style-name="P1"><text:span text:style-name="T2">res2_00/2</text:span></text:p>
        </draw:connector>
        <draw:connector draw:style-name="gr3" draw:text-style-name="P3" draw:layer="layout" draw:type="line" svg:x1="10.35cm" svg:y1="23.725cm" svg:x2="10.336cm" svg:y2="22.088cm" draw:start-shape="id497" draw:start-glue-point="0" svg:d="M10350 23725l-14-1637" svg:viewBox="0 0 15 1638">
          <text:p text:style-name="P1"><text:span text:style-name="T2">res2_01</text:span></text:p>
        </draw:connector>
        <draw:connector draw:style-name="gr3" draw:text-style-name="P3" draw:layer="layout" draw:type="line" svg:x1="39.225cm" svg:y1="54.439cm" svg:x2="39.744cm" svg:y2="53.24cm" draw:end-shape="id493" draw:end-glue-point="2" svg:d="M39225 54439l519-1199" svg:viewBox="0 0 520 1200">
          <text:p text:style-name="P1"><text:span text:style-name="T2">res2_01/2</text:span></text:p>
        </draw:connector>
        <draw:connector draw:style-name="gr3" draw:text-style-name="P3" draw:layer="layout" draw:type="line" svg:x1="12.593cm" svg:y1="23.725cm" svg:x2="12.623cm" svg:y2="22.089cm" draw:start-shape="id496" draw:start-glue-point="0" svg:d="M12593 23725l30-1636" svg:viewBox="0 0 31 1637">
          <text:p text:style-name="P1"><text:span text:style-name="T2">res2_02</text:span></text:p>
        </draw:connector>
        <draw:connector draw:style-name="gr3" draw:text-style-name="P3" draw:layer="layout" draw:type="line" svg:x1="42.286cm" svg:y1="48.253cm" svg:x2="42.38cm" svg:y2="46.14cm" draw:end-shape="id477" draw:end-glue-point="2" svg:d="M42286 48253l94-2113" svg:viewBox="0 0 95 2114">
          <text:p text:style-name="P1"><text:span text:style-name="T2">res2_02/c</text:span></text:p>
        </draw:connector>
        <draw:connector draw:style-name="gr3" draw:text-style-name="P3" draw:layer="layout" draw:type="line" svg:x1="43.512cm" svg:y1="54.492cm" svg:x2="44.787cm" svg:y2="53.24cm" draw:end-shape="id408" draw:end-glue-point="2" svg:d="M43512 54492l1275-1252" svg:viewBox="0 0 1276 1253">
          <text:p text:style-name="P1"><text:span text:style-name="T2">res2_02/2</text:span></text:p>
        </draw:connector>
        <draw:connector draw:style-name="gr3" draw:text-style-name="P3" draw:layer="layout" draw:type="line" svg:x1="16.993cm" svg:y1="23.725cm" svg:x2="16.945cm" svg:y2="22.087cm" draw:start-shape="id474" draw:start-glue-point="0" svg:d="M16993 23725l-48-1638" svg:viewBox="0 0 49 1639">
          <text:p text:style-name="P1"><text:span text:style-name="T2">res2_04</text:span></text:p>
        </draw:connector>
        <draw:connector draw:style-name="gr3" draw:text-style-name="P3" draw:layer="layout" draw:type="line" svg:x1="44.561cm" svg:y1="48.174cm" svg:x2="44.587cm" svg:y2="46.14cm" draw:end-shape="id463" draw:end-glue-point="2" svg:d="M44561 48174l26-2034" svg:viewBox="0 0 27 2035">
          <text:p text:style-name="P1"><text:span text:style-name="T2">res2_04/c</text:span></text:p>
        </draw:connector>
        <draw:connector draw:style-name="gr3" draw:text-style-name="P3" draw:layer="layout" draw:type="line" svg:x1="47.93cm" svg:y1="54.465cm" svg:x2="49.187cm" svg:y2="53.24cm" draw:end-shape="id407" draw:end-glue-point="2" svg:d="M47930 54465l1257-1225" svg:viewBox="0 0 1258 1226">
          <text:p text:style-name="P1"><text:span text:style-name="T2">res2_04/2</text:span></text:p>
        </draw:connector>
        <draw:connector draw:style-name="gr3" draw:text-style-name="P3" draw:layer="layout" draw:type="line" svg:x1="21.4cm" svg:y1="23.725cm" svg:x2="21.333cm" svg:y2="22.087cm" draw:start-shape="id452" draw:start-glue-point="0" svg:d="M21400 23725l-67-1638" svg:viewBox="0 0 68 1639">
          <text:p text:style-name="P1"><text:span text:style-name="T2">res2_06</text:span></text:p>
        </draw:connector>
        <draw:connector draw:style-name="gr3" draw:text-style-name="P1" draw:layer="layout" draw:type="line" svg:x1="56.74cm" svg:y1="54.359cm" svg:x2="58.087cm" svg:y2="53.24cm" draw:end-shape="id405" draw:end-glue-point="2" svg:d="M56740 54359l1347-1119" svg:viewBox="0 0 1348 1120">
          <text:p text:style-name="P1"><text:span text:style-name="T2">res2_06/2</text:span></text:p>
        </draw:connector>
        <draw:connector draw:style-name="gr3" draw:text-style-name="P1" draw:layer="layout" draw:type="line" svg:x1="48.953cm" svg:y1="48.227cm" svg:x2="48.987cm" svg:y2="46.111cm" draw:end-shape="id460" draw:end-glue-point="2" svg:d="M48953 48227l34-2116" svg:viewBox="0 0 35 2117">
          <text:p text:style-name="P1"><text:span text:style-name="T2">res2_06/c</text:span></text:p>
        </draw:connector>
        <draw:connector draw:style-name="gr3" draw:text-style-name="P3" draw:layer="layout" draw:type="line" svg:x1="23.55cm" svg:y1="23.725cm" svg:x2="23.625cm" svg:y2="22.088cm" draw:start-shape="id453" draw:start-glue-point="0" svg:d="M23550 23725l75-1637" svg:viewBox="0 0 76 1638">
          <text:p text:style-name="P1"><text:span text:style-name="T2">res2_07</text:span></text:p>
        </draw:connector>
        <draw:connector draw:style-name="gr3" draw:text-style-name="P1" draw:layer="layout" draw:type="line" svg:x1="61.106cm" svg:y1="54.386cm" svg:x2="62.487cm" svg:y2="53.24cm" draw:end-shape="id404" draw:end-glue-point="2" svg:d="M61106 54386l1381-1146" svg:viewBox="0 0 1382 1147">
          <text:p text:style-name="P1"><text:span text:style-name="T2">res2_07/2</text:span></text:p>
        </draw:connector>
        <draw:connector draw:style-name="gr3" draw:text-style-name="P1" draw:layer="layout" draw:type="line" svg:x1="51.158cm" svg:y1="48.228cm" svg:x2="51.18cm" svg:y2="46.146cm" draw:end-shape="id459" draw:end-glue-point="2" svg:d="M51158 48228l22-2082" svg:viewBox="0 0 23 2083">
          <text:p text:style-name="P1"><text:span text:style-name="T2">res2_07/c</text:span></text:p>
        </draw:connector>
        <draw:connector draw:style-name="gr3" draw:text-style-name="P3" draw:layer="layout" draw:type="line" svg:x1="25.75cm" svg:y1="23.725cm" svg:x2="25.717cm" svg:y2="22.089cm" draw:start-shape="id454" draw:start-glue-point="0" svg:d="M25750 23725l-33-1636" svg:viewBox="0 0 34 1637">
          <text:p text:style-name="P1"><text:span text:style-name="T2">res2_08</text:span></text:p>
        </draw:connector>
        <draw:connector draw:style-name="gr3" draw:text-style-name="P1" draw:layer="layout" draw:type="line" svg:x1="53.363cm" svg:y1="48.229cm" svg:x2="53.38cm" svg:y2="46.14cm" draw:end-shape="id458" draw:end-glue-point="2" svg:d="M53363 48229l17-2089" svg:viewBox="0 0 18 2090">
          <text:p text:style-name="P1"><text:span text:style-name="T2">res2_08/c</text:span></text:p>
        </draw:connector>
        <draw:connector draw:style-name="gr3" draw:text-style-name="P1" draw:layer="layout" draw:type="line" svg:x1="65.445cm" svg:y1="54.412cm" svg:x2="66.887cm" svg:y2="53.24cm" draw:end-shape="id403" draw:end-glue-point="2" svg:d="M65445 54412l1442-1172" svg:viewBox="0 0 1443 1173">
          <text:p text:style-name="P1"><text:span text:style-name="T2">res2_08/2</text:span></text:p>
        </draw:connector>
        <draw:connector draw:style-name="gr3" draw:text-style-name="P3" draw:layer="layout" draw:type="line" svg:x1="27.95cm" svg:y1="23.725cm" svg:x2="28.008cm" svg:y2="22.09cm" draw:start-shape="id455" draw:start-glue-point="0" svg:d="M27950 23725l58-1635" svg:viewBox="0 0 59 1636">
          <text:p text:style-name="P1"><text:span text:style-name="T2">res2_09</text:span></text:p>
        </draw:connector>
        <draw:connector draw:style-name="gr3" draw:text-style-name="P1" draw:layer="layout" draw:type="line" svg:x1="55.568cm" svg:y1="48.23cm" svg:x2="55.58cm" svg:y2="46.111cm" draw:end-shape="id465" draw:end-glue-point="2" svg:d="M55568 48230l12-2119" svg:viewBox="0 0 13 2120">
          <text:p text:style-name="P1"><text:span text:style-name="T2">res2_09/c</text:span></text:p>
        </draw:connector>
        <draw:connector draw:style-name="gr3" draw:text-style-name="P1" draw:layer="layout" draw:type="line" svg:x1="69.89cm" svg:y1="54.545cm" svg:x2="71.287cm" svg:y2="53.24cm" draw:end-shape="id402" draw:end-glue-point="2" svg:d="M69890 54545l1397-1305" svg:viewBox="0 0 1398 1306">
          <text:p text:style-name="P1"><text:span text:style-name="T2">res2_09/2</text:span></text:p>
        </draw:connector>
        <draw:connector draw:style-name="gr3" draw:text-style-name="P3" draw:layer="layout" draw:type="line" svg:x1="30.15cm" svg:y1="23.725cm" svg:x2="30.098cm" svg:y2="22.091cm" draw:start-shape="id475" draw:start-glue-point="0" svg:d="M30150 23725l-52-1634" svg:viewBox="0 0 53 1635">
          <text:p text:style-name="P1"><text:span text:style-name="T2">res2_10</text:span></text:p>
        </draw:connector>
        <draw:connector draw:style-name="gr3" draw:text-style-name="P1" draw:layer="layout" draw:type="line" svg:x1="57.773cm" svg:y1="48.231cm" svg:x2="57.787cm" svg:y2="46.111cm" draw:end-shape="id466" draw:end-glue-point="2" svg:d="M57773 48231l14-2120" svg:viewBox="0 0 15 2121">
          <text:p text:style-name="P1"><text:span text:style-name="T2">res2_10/c</text:span></text:p>
        </draw:connector>
        <draw:connector draw:style-name="gr3" draw:text-style-name="P1" draw:layer="layout" draw:type="line" svg:x1="73.277cm" svg:y1="54.597cm" svg:x2="74.487cm" svg:y2="53.24cm" draw:end-shape="id400" draw:end-glue-point="2" svg:d="M73277 54597l1210-1357" svg:viewBox="0 0 1211 1358">
          <text:p text:style-name="P1"><text:span text:style-name="T2">res2_10/2</text:span></text:p>
        </draw:connector>
        <draw:connector draw:style-name="gr3" draw:text-style-name="P3" draw:layer="layout" draw:type="line" svg:x1="32.35cm" svg:y1="23.725cm" svg:x2="32.288cm" svg:y2="22.092cm" draw:start-shape="id457" draw:start-glue-point="0" svg:d="M32350 23725l-62-1633" svg:viewBox="0 0 63 1634">
          <text:p text:style-name="P1"><text:span text:style-name="T2">res2_11</text:span></text:p>
        </draw:connector>
        <draw:connector draw:style-name="gr3" draw:text-style-name="P1" draw:layer="layout" draw:type="line" svg:x1="78.171cm" svg:y1="54.677cm" svg:x2="76.587cm" svg:y2="53.24cm" draw:end-shape="id401" draw:end-glue-point="2" svg:d="M78171 54677l-1584-1437" svg:viewBox="0 0 1585 1438">
          <text:p text:style-name="P1"><text:span text:style-name="T2">res2_11/2</text:span></text:p>
        </draw:connector>
        <draw:connector draw:style-name="gr3" draw:text-style-name="P1" draw:layer="layout" draw:type="line" svg:x1="59.978cm" svg:y1="48.232cm" svg:x2="59.98cm" svg:y2="46.111cm" draw:end-shape="id467" draw:end-glue-point="2" svg:d="M59978 48232l2-2121" svg:viewBox="0 0 3 2122">
          <text:p text:style-name="P1"><text:span text:style-name="T2">res2_11/c</text:span></text:p>
        </draw:connector>
        <draw:connector draw:style-name="gr3" draw:text-style-name="P3" draw:layer="layout" draw:type="line" svg:x1="7.05cm" svg:y1="27.086cm" svg:x2="6.998cm" svg:y2="25.449cm" draw:start-shape="id501" draw:start-glue-point="0" svg:d="M7050 27086l-52-1637" svg:viewBox="0 0 53 1638">
          <text:p text:style-name="P1"><text:span text:style-name="T2">res3_00</text:span></text:p>
        </draw:connector>
        <draw:connector draw:style-name="gr3" draw:text-style-name="P3" draw:layer="layout" draw:type="line" svg:x1="38.246cm" svg:y1="55.285cm" svg:x2="37.501cm" svg:y2="53.231cm" draw:end-shape="id499" draw:end-glue-point="2" svg:d="M38246 55285l-745-2054" svg:viewBox="0 0 746 2055">
          <text:p text:style-name="P1"><text:span text:style-name="T2">res3_00/3</text:span></text:p>
        </draw:connector>
        <draw:connector draw:style-name="gr3" draw:text-style-name="P3" draw:layer="layout" draw:type="line" svg:x1="9.25cm" svg:y1="27.086cm" svg:x2="9.188cm" svg:y2="25.45cm" draw:start-shape="id498" draw:start-glue-point="0" svg:d="M9250 27086l-62-1636" svg:viewBox="0 0 63 1637">
          <text:p text:style-name="P1"><text:span text:style-name="T2">res3_01</text:span></text:p>
        </draw:connector>
        <draw:connector draw:style-name="gr3" draw:text-style-name="P3" draw:layer="layout" draw:type="line" svg:x1="40.416cm" svg:y1="55.232cm" svg:x2="39.744cm" svg:y2="53.24cm" draw:end-shape="id493" draw:end-glue-point="2" svg:d="M40416 55232l-672-1992" svg:viewBox="0 0 673 1993">
          <text:p text:style-name="P1"><text:span text:style-name="T2">res3_01/3</text:span></text:p>
        </draw:connector>
        <draw:connector draw:style-name="gr3" draw:text-style-name="P3" draw:layer="layout" draw:type="line" svg:x1="11.493cm" svg:y1="27.086cm" svg:x2="11.375cm" svg:y2="25.451cm" draw:start-shape="id495" draw:start-glue-point="0" svg:d="M11493 27086l-118-1635" svg:viewBox="0 0 119 1636">
          <text:p text:style-name="P1"><text:span text:style-name="T2">res3_02</text:span></text:p>
        </draw:connector>
        <draw:connector draw:style-name="gr3" draw:text-style-name="P3" draw:layer="layout" draw:type="line" svg:x1="45.946cm" svg:y1="54.518cm" svg:x2="44.787cm" svg:y2="53.24cm" draw:end-shape="id408" draw:end-glue-point="2" svg:d="M45946 54518l-1159-1278" svg:viewBox="0 0 1160 1279">
          <text:p text:style-name="P1"><text:span text:style-name="T2">res3_02/3</text:span></text:p>
        </draw:connector>
        <draw:connector draw:style-name="gr3" draw:text-style-name="P3" draw:layer="layout" draw:type="line" svg:x1="13.693cm" svg:y1="27.086cm" svg:x2="13.763cm" svg:y2="25.452cm" draw:start-shape="id489" draw:start-glue-point="0" svg:d="M13693 27086l70-1634" svg:viewBox="0 0 71 1635">
          <text:p text:style-name="P1"><text:span text:style-name="T2">res3_03</text:span></text:p>
        </draw:connector>
        <draw:connector draw:style-name="gr3" draw:text-style-name="P1" draw:layer="layout" draw:type="line" svg:x1="42.533cm" svg:y1="55.047cm" svg:x2="41.987cm" svg:y2="53.24cm" draw:end-shape="id492" draw:end-glue-point="2" svg:d="M42533 55047l-546-1807" svg:viewBox="0 0 547 1808">
          <text:p text:style-name="P1"><text:span text:style-name="T2">res3_03/3</text:span></text:p>
        </draw:connector>
        <draw:connector draw:style-name="gr3" draw:text-style-name="P3" draw:layer="layout" draw:type="line" svg:x1="15.893cm" svg:y1="27.086cm" svg:x2="15.97cm" svg:y2="25.452cm" draw:start-shape="id450" draw:start-glue-point="0" svg:d="M15893 27086l77-1634" svg:viewBox="0 0 78 1635">
          <text:p text:style-name="P1"><text:span text:style-name="T2">res3_04</text:span></text:p>
        </draw:connector>
        <draw:connector draw:style-name="gr3" draw:text-style-name="P3" draw:layer="layout" draw:type="line" svg:x1="50.417cm" svg:y1="54.492cm" svg:x2="49.187cm" svg:y2="53.24cm" draw:end-shape="id407" draw:end-glue-point="2" svg:d="M50417 54492l-1230-1252" svg:viewBox="0 0 1231 1253">
          <text:p text:style-name="P1"><text:span text:style-name="T2">res3_04/3</text:span></text:p>
        </draw:connector>
        <draw:connector draw:style-name="gr3" draw:text-style-name="P3" draw:layer="layout" draw:type="line" svg:x1="18.093cm" svg:y1="27.086cm" svg:x2="18.164cm" svg:y2="25.453cm" draw:start-shape="id470" draw:start-glue-point="0" svg:d="M18093 27086l71-1633" svg:viewBox="0 0 72 1634">
          <text:p text:style-name="P1"><text:span text:style-name="T2">res3_05</text:span></text:p>
        </draw:connector>
        <draw:connector draw:style-name="gr3" draw:text-style-name="P1" draw:layer="layout" draw:type="line" svg:x1="55.021cm" svg:y1="54.359cm" svg:x2="53.687cm" svg:y2="53.24cm" draw:end-shape="id406" draw:end-glue-point="2" svg:d="M55021 54359l-1334-1119" svg:viewBox="0 0 1335 1120">
          <text:p text:style-name="P1"><text:span text:style-name="T2">res3_05/3</text:span></text:p>
        </draw:connector>
        <draw:connector draw:style-name="gr3" draw:text-style-name="P3" draw:layer="layout" draw:type="line" svg:x1="20.25cm" svg:y1="27.086cm" svg:x2="20.254cm" svg:y2="25.454cm" draw:start-shape="id469" draw:start-glue-point="0" svg:d="M20250 27086l4-1632" svg:viewBox="0 0 5 1633">
          <text:p text:style-name="P1"><text:span text:style-name="T2">res3_06</text:span></text:p>
        </draw:connector>
        <draw:connector draw:style-name="gr3" draw:text-style-name="P1" draw:layer="layout" draw:type="line" svg:x1="59.651cm" svg:y1="54.465cm" svg:x2="58.087cm" svg:y2="53.24cm" draw:end-shape="id405" draw:end-glue-point="2" svg:d="M59651 54465l-1564-1225" svg:viewBox="0 0 1565 1226">
          <text:p text:style-name="P1"><text:span text:style-name="T2">res3_06/3</text:span></text:p>
        </draw:connector>
        <draw:connector draw:style-name="gr3" draw:text-style-name="P3" draw:layer="layout" draw:type="line" svg:x1="22.45cm" svg:y1="27.086cm" svg:x2="22.445cm" svg:y2="25.455cm" draw:start-shape="id471" draw:start-glue-point="0" svg:d="M22450 27086l-5-1631" svg:viewBox="0 0 6 1632">
          <text:p text:style-name="P1"><text:span text:style-name="T2">res3_07</text:span></text:p>
        </draw:connector>
        <draw:connector draw:style-name="gr3" draw:text-style-name="P1" draw:layer="layout" draw:type="line" svg:x1="63.884cm" svg:y1="54.359cm" svg:x2="62.487cm" svg:y2="53.24cm" draw:end-shape="id404" draw:end-glue-point="2" svg:d="M63884 54359l-1397-1119" svg:viewBox="0 0 1398 1120">
          <text:p text:style-name="P1"><text:span text:style-name="T2">res3_07/3</text:span></text:p>
        </draw:connector>
        <draw:connector draw:style-name="gr3" draw:text-style-name="P3" draw:layer="layout" draw:type="line" svg:x1="24.65cm" svg:y1="27.086cm" svg:x2="24.637cm" svg:y2="25.456cm" draw:start-shape="id472" draw:start-glue-point="0" svg:d="M24650 27086l-13-1630" svg:viewBox="0 0 14 1631">
          <text:p text:style-name="P1"><text:span text:style-name="T2">res3_08</text:span></text:p>
        </draw:connector>
        <draw:connector draw:style-name="gr3" draw:text-style-name="P1" draw:layer="layout" draw:type="line" svg:x1="68.355cm" svg:y1="54.412cm" svg:x2="66.887cm" svg:y2="53.24cm" draw:end-shape="id403" draw:end-glue-point="2" svg:d="M68355 54412l-1468-1172" svg:viewBox="0 0 1469 1173">
          <text:p text:style-name="P1"><text:span text:style-name="T2">res3_08/3</text:span></text:p>
        </draw:connector>
        <draw:connector draw:style-name="gr3" draw:text-style-name="P3" draw:layer="layout" draw:type="line" svg:x1="26.85cm" svg:y1="27.086cm" svg:x2="26.928cm" svg:y2="25.457cm" draw:start-shape="id473" draw:start-glue-point="0" svg:d="M26850 27086l78-1629" svg:viewBox="0 0 79 1630">
          <text:p text:style-name="P1"><text:span text:style-name="T2">res3_09</text:span></text:p>
        </draw:connector>
        <draw:connector draw:style-name="gr3" draw:text-style-name="P1" draw:layer="layout" draw:type="line" svg:x1="72.88cm" svg:y1="54.518cm" svg:x2="71.287cm" svg:y2="53.24cm" draw:end-shape="id402" draw:end-glue-point="2" svg:d="M72880 54518l-1593-1278" svg:viewBox="0 0 1594 1279">
          <text:p text:style-name="P1"><text:span text:style-name="T2">res3_09/3</text:span></text:p>
        </draw:connector>
        <draw:connector draw:style-name="gr3" draw:text-style-name="P3" draw:layer="layout" draw:type="line" svg:x1="29.093cm" svg:y1="27.086cm" svg:x2="29.118cm" svg:y2="25.458cm" draw:start-shape="id456" draw:start-glue-point="0" svg:d="M29093 27086l25-1628" svg:viewBox="0 0 26 1629">
          <text:p text:style-name="P1"><text:span text:style-name="T2">res3_10</text:span></text:p>
        </draw:connector>
        <draw:connector draw:style-name="gr3" draw:text-style-name="P1" draw:layer="layout" draw:type="line" svg:x1="73.234cm" svg:y1="55.197cm" svg:x2="74.487cm" svg:y2="53.24cm" draw:end-shape="id400" draw:end-glue-point="2" svg:d="M73234 55197l1253-1957" svg:viewBox="0 0 1254 1958">
          <text:p text:style-name="P1"><text:span text:style-name="T2">res3_10/3</text:span></text:p>
        </draw:connector>
        <draw:connector draw:style-name="gr3" draw:text-style-name="P3" draw:layer="layout" draw:type="line" svg:x1="31.35cm" svg:y1="27.086cm" svg:x2="31.325cm" svg:y2="25.458cm" draw:start-shape="id476" draw:start-glue-point="0" svg:d="M31350 27086l-25-1628" svg:viewBox="0 0 26 1629">
          <text:p text:style-name="P1"><text:span text:style-name="T2">res3_11</text:span></text:p>
        </draw:connector>
        <draw:connector draw:style-name="gr3" draw:text-style-name="P1" draw:layer="layout" draw:type="line" svg:x1="78.228cm" svg:y1="55.24cm" svg:x2="76.587cm" svg:y2="53.24cm" draw:end-shape="id401" draw:end-glue-point="2" svg:d="M78228 55240l-1641-2000" svg:viewBox="0 0 1642 2001">
          <text:p text:style-name="P1"><text:span text:style-name="T2">res3_11/3</text:span></text:p>
        </draw:connector>
        <draw:connector draw:style-name="gr3" draw:text-style-name="P3" draw:layer="layout" draw:type="line" svg:x1="43.238cm" svg:y1="47.565cm" svg:x2="42.38cm" svg:y2="46.14cm" draw:end-shape="id477" draw:end-glue-point="2" svg:d="M43238 47565l-858-1425" svg:viewBox="0 0 859 1426">
          <text:p text:style-name="P1"><text:span text:style-name="T2">do1/a</text:span></text:p>
        </draw:connector>
        <draw:connector draw:style-name="gr3" draw:text-style-name="P3" draw:layer="layout" draw:type="line" svg:x1="45.439cm" svg:y1="47.566cm" svg:x2="44.587cm" svg:y2="46.14cm" draw:end-shape="id463" draw:end-glue-point="2" svg:d="M45439 47566l-852-1426" svg:viewBox="0 0 853 1427">
          <text:p text:style-name="P1"><text:span text:style-name="T2">do1/a</text:span></text:p>
        </draw:connector>
        <draw:connector draw:style-name="gr3" draw:text-style-name="P3" draw:layer="layout" draw:type="line" svg:x1="54.24cm" svg:y1="47.567cm" svg:x2="53.38cm" svg:y2="46.14cm" draw:end-shape="id458" draw:end-glue-point="2" svg:d="M54240 47567l-860-1427" svg:viewBox="0 0 861 1428">
          <text:p text:style-name="P1"><text:span text:style-name="T2">do1/a</text:span></text:p>
        </draw:connector>
        <draw:connector draw:style-name="gr3" draw:text-style-name="P3" draw:layer="layout" draw:type="line" svg:x1="52.041cm" svg:y1="47.568cm" svg:x2="51.18cm" svg:y2="46.146cm" draw:end-shape="id459" draw:end-glue-point="2" svg:d="M52041 47568l-861-1422" svg:viewBox="0 0 862 1423">
          <text:p text:style-name="P1"><text:span text:style-name="T2">do1/a</text:span></text:p>
        </draw:connector>
        <draw:connector draw:style-name="gr3" draw:text-style-name="P3" draw:layer="layout" draw:type="line" svg:x1="49.842cm" svg:y1="47.569cm" svg:x2="48.987cm" svg:y2="46.111cm" draw:end-shape="id460" draw:end-glue-point="2" svg:d="M49842 47569l-855-1458" svg:viewBox="0 0 856 1459">
          <text:p text:style-name="P1"><text:span text:style-name="T2">do1/a</text:span></text:p>
        </draw:connector>
        <draw:connector draw:style-name="gr3" draw:text-style-name="P3" draw:layer="layout" draw:type="line" svg:x1="47.64cm" svg:y1="47.567cm" svg:x2="46.787cm" svg:y2="46.141cm" draw:end-shape="id462" draw:end-glue-point="2" svg:d="M47640 47567l-853-1426" svg:viewBox="0 0 854 1427">
          <text:p text:style-name="P1"><text:span text:style-name="T2">do1/a</text:span></text:p>
        </draw:connector>
        <draw:connector draw:style-name="gr3" draw:text-style-name="P3" draw:layer="layout" draw:type="line" svg:x1="58.641cm" svg:y1="47.568cm" svg:x2="57.787cm" svg:y2="46.111cm" draw:end-shape="id466" draw:end-glue-point="2" svg:d="M58641 47568l-854-1457" svg:viewBox="0 0 855 1458">
          <text:p text:style-name="P1"><text:span text:style-name="T2">do1/a</text:span></text:p>
        </draw:connector>
        <draw:connector draw:style-name="gr3" draw:text-style-name="P3" draw:layer="layout" draw:type="line" svg:x1="60.842cm" svg:y1="47.569cm" svg:x2="59.98cm" svg:y2="46.111cm" draw:end-shape="id467" draw:end-glue-point="2" svg:d="M60842 47569l-862-1458" svg:viewBox="0 0 863 1459">
          <text:p text:style-name="P1"><text:span text:style-name="T2">do1/a</text:span></text:p>
        </draw:connector>
        <draw:connector draw:style-name="gr3" draw:text-style-name="P3" draw:layer="layout" draw:type="line" svg:x1="56.442cm" svg:y1="47.569cm" svg:x2="55.58cm" svg:y2="46.111cm" draw:end-shape="id465" draw:end-glue-point="2" svg:d="M56442 47569l-862-1458" svg:viewBox="0 0 863 1459">
          <text:p text:style-name="P1"><text:span text:style-name="T2">do1/a</text:span></text:p>
        </draw:connector>
        <draw:connector draw:style-name="gr3" draw:text-style-name="P3" draw:layer="layout" draw:type="line" svg:x1="65.119cm" svg:y1="46.56cm" svg:x2="64.044cm" svg:y2="45.14cm" draw:end-shape="id548" draw:end-glue-point="2" svg:d="M65119 46560l-1075-1420" svg:viewBox="0 0 1076 1421">
          <text:p text:style-name="P1"><text:span text:style-name="T2">do1</text:span></text:p>
        </draw:connector>
        <draw:connector draw:style-name="gr3" draw:text-style-name="P3" draw:layer="layout" draw:type="line" svg:x1="61.653cm" svg:y1="25.631cm" svg:x2="59.58cm" svg:y2="25.561cm" draw:end-shape="id468" draw:end-glue-point="1" svg:d="M61653 25631l-2073-70" svg:viewBox="0 0 2074 71">
          <text:p text:style-name="P1"><text:span text:style-name="T2">do1/s1</text:span></text:p>
        </draw:connector>
        <draw:custom-shape draw:style-name="gr1" draw:text-style-name="P2" xml:id="id647" draw:id="id647" draw:layer="layout" svg:width="1cm" svg:height="0.9cm" svg:x="74.044cm" svg:y="31.761cm">
          <text:p text:style-name="P1"><text:span text:style-name="T1">NOR</text:span></text:p>
          <text:p text:style-name="P1"><text:span text:style-name="T1">3712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5.332cm" svg:y1="34.098cm" svg:x2="74.544cm" svg:y2="32.661cm" draw:end-shape="id647" draw:end-glue-point="2" svg:d="M75332 34098l-788-1437" svg:viewBox="0 0 789 1438">
          <text:p text:style-name="P1"><text:span text:style-name="T2">do1</text:span></text:p>
        </draw:connector>
        <draw:connector draw:style-name="gr3" draw:text-style-name="P3" draw:layer="layout" draw:type="line" svg:x1="74.544cm" svg:y1="31.761cm" svg:x2="72.844cm" svg:y2="30.44cm" draw:start-shape="id647" draw:start-glue-point="0" draw:end-shape="id541" draw:end-glue-point="2" svg:d="M74544 31761l-1700-1321" svg:viewBox="0 0 1701 1322">
          <text:p text:style-name="P1"><text:span text:style-name="T2">a</text:span></text:p>
        </draw:connector>
        <draw:custom-shape draw:style-name="gr9" draw:text-style-name="P2" xml:id="id648" draw:id="id648" draw:layer="layout" svg:width="1cm" svg:height="0.9cm" svg:x="67.37cm" svg:y="76.481cm">
          <text:p text:style-name="P1"><text:span text:style-name="T1">OR (mclk)</text:span></text:p>
          <text:p text:style-name="P1"><text:span text:style-name="T1">46-894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7.87cm" svg:y1="76.481cm" svg:x2="67.835cm" svg:y2="74.8cm" draw:start-shape="id648" draw:start-glue-point="0" svg:d="M67870 76481l-35-1681" svg:viewBox="0 0 36 1682">
          <text:p text:style-name="P1"><text:span text:style-name="T2">clk51</text:span></text:p>
        </draw:connector>
        <draw:custom-shape draw:style-name="gr9" draw:text-style-name="P2" xml:id="id649" draw:id="id649" draw:layer="layout" svg:width="1cm" svg:height="0.9cm" svg:x="68.97cm" svg:y="76.481cm">
          <text:p text:style-name="P1"><text:span text:style-name="T1">OR (mclk)</text:span></text:p>
          <text:p text:style-name="P1"><text:span text:style-name="T1">47-895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9.47cm" svg:y1="76.481cm" svg:x2="69.435cm" svg:y2="74.8cm" draw:start-shape="id649" draw:start-glue-point="0" svg:d="M69470 76481l-35-1681" svg:viewBox="0 0 36 1682">
          <text:p text:style-name="P1"><text:span text:style-name="T2">clk52</text:span></text:p>
        </draw:connector>
        <draw:custom-shape draw:style-name="gr1" draw:text-style-name="P2" xml:id="id650" draw:id="id650" draw:layer="layout" svg:width="1cm" svg:height="0.9cm" svg:x="52.97cm" svg:y="75.401cm">
          <text:p text:style-name="P1"><text:span text:style-name="T1">BUF</text:span></text:p>
          <text:p text:style-name="P1"><text:span text:style-name="T1">2_26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53.52cm" svg:y1="77.209cm" svg:x2="53.47cm" svg:y2="76.301cm" draw:start-shape="id206" draw:start-glue-point="0" draw:end-shape="id650" draw:end-glue-point="2" svg:d="M53520 77209l-50-908" svg:viewBox="0 0 51 909">
          <text:p/>
        </draw:connector>
        <draw:connector draw:style-name="gr3" draw:text-style-name="P3" draw:layer="layout" draw:type="line" svg:x1="53.47cm" svg:y1="75.401cm" svg:x2="53.443cm" svg:y2="73.734cm" draw:start-shape="id650" draw:start-glue-point="0" svg:d="M53470 75401l-27-1667" svg:viewBox="0 0 28 1668">
          <text:p text:style-name="P1"><text:span text:style-name="T2">sel4</text:span></text:p>
        </draw:connector>
        <draw:connector draw:style-name="gr3" draw:text-style-name="P3" draw:layer="layout" draw:type="line" svg:x1="38.987cm" svg:y1="55.947cm" svg:x2="39.744cm" svg:y2="53.24cm" draw:end-shape="id493" draw:end-glue-point="2" svg:d="M38987 55947l757-2707" svg:viewBox="0 0 758 2708">
          <text:p text:style-name="P1"><text:span text:style-name="T2">sel4/s0</text:span></text:p>
        </draw:connector>
        <draw:connector draw:style-name="gr3" draw:text-style-name="P3" draw:layer="layout" draw:type="line" svg:x1="41.3cm" svg:y1="55.948cm" svg:x2="41.987cm" svg:y2="53.24cm" draw:end-shape="id492" draw:end-glue-point="2" svg:d="M41300 55948l687-2708" svg:viewBox="0 0 688 2709">
          <text:p text:style-name="P1"><text:span text:style-name="T2">sel4/s0</text:span></text:p>
        </draw:connector>
        <draw:connector draw:style-name="gr3" draw:text-style-name="P3" draw:layer="layout" draw:type="line" svg:x1="36.7cm" svg:y1="55.948cm" svg:x2="37.501cm" svg:y2="53.231cm" draw:end-shape="id499" draw:end-glue-point="2" svg:d="M36700 55948l801-2717" svg:viewBox="0 0 802 2718">
          <text:p text:style-name="P1"><text:span text:style-name="T2">sel4/s0</text:span></text:p>
        </draw:connector>
        <draw:connector draw:style-name="gr3" draw:text-style-name="P3" draw:layer="layout" draw:type="line" svg:x1="43.035cm" svg:y1="53.962cm" svg:x2="44.787cm" svg:y2="53.24cm" draw:end-shape="id408" draw:end-glue-point="2" svg:d="M43035 53962l1752-722" svg:viewBox="0 0 1753 723">
          <text:p text:style-name="P1"><text:span text:style-name="T2">sel4/s0</text:span></text:p>
        </draw:connector>
        <draw:connector draw:style-name="gr3" draw:text-style-name="P3" draw:layer="layout" draw:type="line" svg:x1="65.135cm" svg:y1="53.963cm" svg:x2="66.887cm" svg:y2="53.24cm" draw:end-shape="id403" draw:end-glue-point="2" svg:d="M65135 53963l1752-723" svg:viewBox="0 0 1753 724">
          <text:p text:style-name="P1"><text:span text:style-name="T2">sel4/s0</text:span></text:p>
        </draw:connector>
        <draw:connector draw:style-name="gr3" draw:text-style-name="P3" draw:layer="layout" draw:type="line" svg:x1="56.335cm" svg:y1="53.963cm" svg:x2="58.087cm" svg:y2="53.24cm" draw:end-shape="id405" draw:end-glue-point="2" svg:d="M56335 53963l1752-723" svg:viewBox="0 0 1753 724">
          <text:p text:style-name="P1"><text:span text:style-name="T2">sel4/s0</text:span></text:p>
        </draw:connector>
        <draw:connector draw:style-name="gr3" draw:text-style-name="P3" draw:layer="layout" draw:type="line" svg:x1="60.63cm" svg:y1="53.83cm" svg:x2="62.487cm" svg:y2="53.24cm" draw:end-shape="id404" draw:end-glue-point="2" svg:d="M60630 53830l1857-590" svg:viewBox="0 0 1858 591">
          <text:p text:style-name="P1"><text:span text:style-name="T2">sel4/s0</text:span></text:p>
        </draw:connector>
        <draw:connector draw:style-name="gr3" draw:text-style-name="P3" draw:layer="layout" draw:type="line" svg:x1="51.952cm" svg:y1="53.883cm" svg:x2="53.687cm" svg:y2="53.24cm" draw:end-shape="id406" draw:end-glue-point="2" svg:d="M51952 53883l1735-643" svg:viewBox="0 0 1736 644">
          <text:p text:style-name="P1"><text:span text:style-name="T2">sel4/s0</text:span></text:p>
        </draw:connector>
        <draw:connector draw:style-name="gr3" draw:text-style-name="P3" draw:layer="layout" draw:type="line" svg:x1="69.544cm" svg:y1="53.963cm" svg:x2="71.287cm" svg:y2="53.24cm" draw:end-shape="id402" draw:end-glue-point="2" svg:d="M69544 53963l1743-723" svg:viewBox="0 0 1744 724">
          <text:p text:style-name="P1"><text:span text:style-name="T2">sel4/s0</text:span></text:p>
        </draw:connector>
        <draw:connector draw:style-name="gr3" draw:text-style-name="P3" draw:layer="layout" draw:type="line" svg:x1="78.225cm" svg:y1="54.015cm" svg:x2="76.587cm" svg:y2="53.24cm" draw:end-shape="id401" draw:end-glue-point="2" svg:d="M78225 54015l-1638-775" svg:viewBox="0 0 1639 776">
          <text:p text:style-name="P1"><text:span text:style-name="T2">sel4/s0</text:span></text:p>
        </draw:connector>
        <draw:connector draw:style-name="gr3" draw:text-style-name="P3" draw:layer="layout" draw:type="line" svg:x1="72.933cm" svg:y1="53.936cm" svg:x2="74.487cm" svg:y2="53.24cm" draw:end-shape="id400" draw:end-glue-point="2" svg:d="M72933 53936l1554-696" svg:viewBox="0 0 1555 697">
          <text:p text:style-name="P1"><text:span text:style-name="T2">sel4/s0</text:span></text:p>
        </draw:connector>
        <draw:connector draw:style-name="gr3" draw:text-style-name="P3" draw:layer="layout" draw:type="line" svg:x1="47.48cm" svg:y1="53.804cm" svg:x2="49.187cm" svg:y2="53.24cm" draw:end-shape="id407" draw:end-glue-point="2" svg:d="M47480 53804l1707-564" svg:viewBox="0 0 1708 565">
          <text:p text:style-name="P1"><text:span text:style-name="T2">sel4/s0</text:span></text:p>
        </draw:connector>
        <draw:custom-shape draw:style-name="gr1" draw:text-style-name="P2" xml:id="id651" draw:id="id651" draw:layer="layout" svg:width="1cm" svg:height="0.9cm" svg:x="55.17cm" svg:y="75.402cm">
          <text:p text:style-name="P1"><text:span text:style-name="T1">BUF</text:span></text:p>
          <text:p text:style-name="P1"><text:span text:style-name="T1">421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55.72cm" svg:y1="77.209cm" svg:x2="55.67cm" svg:y2="76.302cm" draw:start-shape="id208" draw:start-glue-point="0" draw:end-shape="id651" draw:end-glue-point="2" svg:d="M55720 77209l-50-907" svg:viewBox="0 0 51 908">
          <text:p/>
        </draw:connector>
        <draw:connector draw:style-name="gr3" draw:text-style-name="P3" draw:layer="layout" draw:type="line" svg:x1="55.67cm" svg:y1="75.402cm" svg:x2="55.643cm" svg:y2="73.735cm" draw:start-shape="id651" draw:start-glue-point="0" svg:d="M55670 75402l-27-1667" svg:viewBox="0 0 28 1668">
          <text:p text:style-name="P1"><text:span text:style-name="T2">sel5</text:span></text:p>
        </draw:connector>
        <draw:connector draw:style-name="gr3" draw:text-style-name="P3" draw:layer="layout" draw:type="line" svg:x1="40.231cm" svg:y1="55.973cm" svg:x2="39.744cm" svg:y2="53.24cm" draw:end-shape="id493" draw:end-glue-point="2" svg:d="M40231 55973l-487-2733" svg:viewBox="0 0 488 2734">
          <text:p text:style-name="P1"><text:span text:style-name="T2">sel5/s1</text:span></text:p>
        </draw:connector>
        <draw:connector draw:style-name="gr3" draw:text-style-name="P3" draw:layer="layout" draw:type="line" svg:x1="50.788cm" svg:y1="53.883cm" svg:x2="49.187cm" svg:y2="53.24cm" draw:end-shape="id407" draw:end-glue-point="2" svg:d="M50788 53883l-1601-643" svg:viewBox="0 0 1602 644">
          <text:p text:style-name="P1"><text:span text:style-name="T2">sel5/s1</text:span></text:p>
        </draw:connector>
        <draw:connector draw:style-name="gr3" draw:text-style-name="P3" draw:layer="layout" draw:type="line" svg:x1="46.345cm" svg:y1="53.883cm" svg:x2="44.787cm" svg:y2="53.24cm" draw:end-shape="id408" draw:end-glue-point="2" svg:d="M46345 53883l-1558-643" svg:viewBox="0 0 1559 644">
          <text:p text:style-name="P1"><text:span text:style-name="T2">sel5/s1</text:span></text:p>
        </draw:connector>
        <draw:connector draw:style-name="gr3" draw:text-style-name="P3" draw:layer="layout" draw:type="line" svg:x1="68.644cm" svg:y1="53.883cm" svg:x2="66.887cm" svg:y2="53.24cm" draw:end-shape="id403" draw:end-glue-point="2" svg:d="M68644 53883l-1757-643" svg:viewBox="0 0 1758 644">
          <text:p text:style-name="P1"><text:span text:style-name="T2">sel5/s1</text:span></text:p>
        </draw:connector>
        <draw:connector draw:style-name="gr3" draw:text-style-name="P3" draw:layer="layout" draw:type="line" svg:x1="59.901cm" svg:y1="53.883cm" svg:x2="58.087cm" svg:y2="53.24cm" draw:end-shape="id405" draw:end-glue-point="2" svg:d="M59901 53883l-1814-643" svg:viewBox="0 0 1815 644">
          <text:p text:style-name="P1"><text:span text:style-name="T2">sel5/s1</text:span></text:p>
        </draw:connector>
        <draw:connector draw:style-name="gr3" draw:text-style-name="P3" draw:layer="layout" draw:type="line" svg:x1="64.244cm" svg:y1="53.883cm" svg:x2="62.487cm" svg:y2="53.24cm" draw:end-shape="id404" draw:end-glue-point="2" svg:d="M64244 53883l-1757-643" svg:viewBox="0 0 1758 644">
          <text:p text:style-name="P1"><text:span text:style-name="T2">sel5/s1</text:span></text:p>
        </draw:connector>
        <draw:connector draw:style-name="gr3" draw:text-style-name="P3" draw:layer="layout" draw:type="line" svg:x1="55.544cm" svg:y1="53.883cm" svg:x2="53.687cm" svg:y2="53.24cm" draw:end-shape="id406" draw:end-glue-point="2" svg:d="M55544 53883l-1857-643" svg:viewBox="0 0 1858 644">
          <text:p text:style-name="P1"><text:span text:style-name="T2">sel5/s1</text:span></text:p>
        </draw:connector>
        <draw:connector draw:style-name="gr3" draw:text-style-name="P3" draw:layer="layout" draw:type="line" svg:x1="73.101cm" svg:y1="53.883cm" svg:x2="71.287cm" svg:y2="53.24cm" draw:end-shape="id402" draw:end-glue-point="2" svg:d="M73101 53883l-1814-643" svg:viewBox="0 0 1815 644">
          <text:p text:style-name="P1"><text:span text:style-name="T2">sel5/s1</text:span></text:p>
        </draw:connector>
        <draw:connector draw:style-name="gr3" draw:text-style-name="P3" draw:layer="layout" draw:type="line" svg:x1="42.529cm" svg:y1="55.974cm" svg:x2="41.987cm" svg:y2="53.24cm" draw:end-shape="id492" draw:end-glue-point="2" svg:d="M42529 55974l-542-2734" svg:viewBox="0 0 543 2735">
          <text:p text:style-name="P1"><text:span text:style-name="T2">sel5/s1</text:span></text:p>
        </draw:connector>
        <draw:connector draw:style-name="gr3" draw:text-style-name="P3" draw:layer="layout" draw:type="line" svg:x1="72.377cm" svg:y1="53.222cm" svg:x2="74.487cm" svg:y2="53.24cm" draw:end-shape="id400" draw:end-glue-point="2" svg:d="M72377 53222l2110 18" svg:viewBox="0 0 2111 19">
          <text:p text:style-name="P1"><text:span text:style-name="T2">sel5/s1</text:span></text:p>
        </draw:connector>
        <draw:connector draw:style-name="gr3" draw:text-style-name="P3" draw:layer="layout" draw:type="line" svg:x1="78.754cm" svg:y1="53.354cm" svg:x2="76.587cm" svg:y2="53.24cm" draw:end-shape="id401" draw:end-glue-point="2" svg:d="M78754 53354l-2167-114" svg:viewBox="0 0 2168 115">
          <text:p text:style-name="P1"><text:span text:style-name="T2">sel5/s1</text:span></text:p>
        </draw:connector>
        <draw:connector draw:style-name="gr3" draw:text-style-name="P3" draw:layer="layout" draw:type="line" svg:x1="37.929cm" svg:y1="55.974cm" svg:x2="37.501cm" svg:y2="53.231cm" draw:end-shape="id499" draw:end-glue-point="2" svg:d="M37929 55974l-428-2743" svg:viewBox="0 0 429 2744">
          <text:p text:style-name="P1"><text:span text:style-name="T2">sel5/s1</text:span></text:p>
        </draw:connector>
        <draw:custom-shape draw:style-name="gr9" draw:text-style-name="P2" xml:id="id652" draw:id="id652" draw:layer="layout" svg:width="1cm" svg:height="0.9cm" svg:x="70.67cm" svg:y="76.481cm">
          <text:p text:style-name="P1"><text:span text:style-name="T1">OR (mclk)</text:span></text:p>
          <text:p text:style-name="P1"><text:span text:style-name="T1">46-896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1.17cm" svg:y1="76.481cm" svg:x2="71.135cm" svg:y2="74.8cm" draw:start-shape="id652" draw:start-glue-point="0" svg:d="M71170 76481l-35-1681" svg:viewBox="0 0 36 1682">
          <text:p text:style-name="P1"><text:span text:style-name="T2">clk53</text:span></text:p>
        </draw:connector>
        <draw:custom-shape draw:style-name="gr1" draw:text-style-name="P2" xml:id="id653" draw:id="id653" draw:layer="layout" svg:width="1cm" svg:height="0.9cm" svg:x="75.4cm" svg:y="78.981cm">
          <text:p text:style-name="P1"><text:span text:style-name="T1">OR (mclk)</text:span></text:p>
          <text:p text:style-name="P1"><text:span text:style-name="T1">4621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5.9cm" svg:y1="78.981cm" svg:x2="75.865cm" svg:y2="77.3cm" draw:start-shape="id653" draw:start-glue-point="0" svg:d="M75900 78981l-35-1681" svg:viewBox="0 0 36 1682">
          <text:p text:style-name="P1"><text:span text:style-name="T2">clk54</text:span></text:p>
        </draw:connector>
        <draw:custom-shape draw:style-name="gr9" draw:text-style-name="P2" xml:id="id654" draw:id="id654" draw:layer="layout" svg:width="1cm" svg:height="0.9cm" svg:x="69.073cm" svg:y="72.782cm">
          <text:p text:style-name="P1"><text:span text:style-name="T1">OR (mclk)</text:span></text:p>
          <text:p text:style-name="P1"><text:span text:style-name="T1">45-898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9.573cm" svg:y1="72.782cm" svg:x2="69.538cm" svg:y2="71.101cm" draw:start-shape="id654" draw:start-glue-point="0" svg:d="M69573 72782l-35-1681" svg:viewBox="0 0 36 1682">
          <text:p text:style-name="P1"><text:span text:style-name="T2">clk55</text:span></text:p>
        </draw:connector>
        <draw:custom-shape draw:style-name="gr9" draw:text-style-name="P2" xml:id="id655" draw:id="id655" draw:layer="layout" svg:width="1cm" svg:height="0.9cm" svg:x="70.676cm" svg:y="72.783cm">
          <text:p text:style-name="P1"><text:span text:style-name="T1">OR (mclk)</text:span></text:p>
          <text:p text:style-name="P1"><text:span text:style-name="T1">45-899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1.176cm" svg:y1="72.783cm" svg:x2="71.141cm" svg:y2="71.102cm" draw:start-shape="id655" draw:start-glue-point="0" svg:d="M71176 72783l-35-1681" svg:viewBox="0 0 36 1682">
          <text:p text:style-name="P1"><text:span text:style-name="T2">clk56</text:span></text:p>
        </draw:connector>
        <draw:custom-shape draw:style-name="gr1" draw:text-style-name="P2" xml:id="id657" draw:id="id657" draw:layer="layout" svg:width="1cm" svg:height="0.9cm" svg:x="94.7cm" svg:y="4.494cm">
          <text:p text:style-name="P1"><text:span text:style-name="T1">NOT</text:span></text:p>
          <text:p text:style-name="P1"><text:span text:style-name="T1">341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5.25cm" svg:y1="6.5cm" svg:x2="95.2cm" svg:y2="5.394cm" draw:start-shape="id656" draw:start-glue-point="0" draw:end-shape="id657" draw:end-glue-point="2" svg:d="M95250 6500l-50-1106" svg:viewBox="0 0 51 1107">
          <text:p/>
        </draw:connector>
        <draw:custom-shape draw:style-name="gr1" draw:text-style-name="P2" xml:id="id658" draw:id="id658" draw:layer="layout" svg:width="1cm" svg:height="0.9cm" svg:x="94.7cm" svg:y="8.8cm">
          <text:p text:style-name="P1"><text:span text:style-name="T1">OR</text:span></text:p>
          <text:p text:style-name="P1"><text:span text:style-name="T1">341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5.2cm" svg:y1="8.8cm" svg:x2="95.25cm" svg:y2="7.4cm" draw:start-shape="id658" draw:start-glue-point="0" draw:end-shape="id656" draw:end-glue-point="2" svg:d="M95200 8800l50-1400" svg:viewBox="0 0 51 1401">
          <text:p/>
        </draw:connector>
        <draw:custom-shape draw:style-name="gr1" draw:text-style-name="P2" xml:id="id659" draw:id="id659" draw:layer="layout" svg:width="1cm" svg:height="0.9cm" svg:x="96.9cm" svg:y="9cm">
          <text:p text:style-name="P1"><text:span text:style-name="T1">OR</text:span></text:p>
          <text:p text:style-name="P1"><text:span text:style-name="T1">331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7.4cm" svg:y1="9cm" svg:x2="97.45cm" svg:y2="7.4cm" draw:start-shape="id659" draw:start-glue-point="0" draw:end-shape="id660" draw:end-glue-point="2" svg:d="M97400 9000l50-1600" svg:viewBox="0 0 51 1601">
          <text:p/>
        </draw:connector>
        <draw:custom-shape draw:style-name="gr1" draw:text-style-name="P2" xml:id="id661" draw:id="id661" draw:layer="layout" svg:width="1cm" svg:height="0.9cm" svg:x="92.5cm" svg:y="9cm">
          <text:p text:style-name="P1"><text:span text:style-name="T1">OR</text:span></text:p>
          <text:p text:style-name="P1"><text:span text:style-name="T1">2_18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3cm" svg:y1="9cm" svg:x2="93.05cm" svg:y2="7.4cm" draw:start-shape="id661" draw:start-glue-point="0" draw:end-shape="id662" draw:end-glue-point="2" svg:d="M93000 9000l50-1600" svg:viewBox="0 0 51 1601">
          <text:p/>
        </draw:connector>
        <draw:custom-shape draw:style-name="gr1" draw:text-style-name="P2" xml:id="id663" draw:id="id663" draw:layer="layout" svg:width="1cm" svg:height="0.9cm" svg:x="93.1cm" svg:y="10.8cm">
          <text:p text:style-name="P1"><text:span text:style-name="T1">AND</text:span></text:p>
          <text:p text:style-name="P1"><text:span text:style-name="T1">2_18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3.6cm" svg:y1="10.8cm" svg:x2="93cm" svg:y2="9.9cm" draw:start-shape="id663" draw:start-glue-point="0" draw:end-shape="id661" draw:end-glue-point="2" svg:d="M93600 10800l-600-900" svg:viewBox="0 0 601 901">
          <text:p/>
        </draw:connector>
        <draw:connector draw:style-name="gr4" draw:text-style-name="P1" draw:layer="layout" draw:type="line" svg:x1="93.05cm" svg:y1="7.4cm" svg:x2="93.6cm" svg:y2="10.8cm" draw:start-shape="id662" draw:start-glue-point="2" draw:end-shape="id663" draw:end-glue-point="0" svg:d="M93050 7400l550 3400" svg:viewBox="0 0 551 3401">
          <text:p/>
        </draw:connector>
        <draw:custom-shape draw:style-name="gr1" draw:text-style-name="P2" xml:id="id665" draw:id="id665" draw:layer="layout" svg:width="1cm" svg:height="0.9cm" svg:x="93.1cm" svg:y="12.9cm">
          <text:p text:style-name="P1"><text:span text:style-name="T1">NOT</text:span></text:p>
          <text:p text:style-name="P1"><text:span text:style-name="T1">341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2.5cm" svg:y1="14.8cm" svg:x2="93.6cm" svg:y2="13.8cm" draw:start-shape="id664" draw:start-glue-point="0" draw:end-shape="id665" draw:end-glue-point="2" svg:d="M92500 14800l1100-1000" svg:viewBox="0 0 1101 1001">
          <text:p/>
        </draw:connector>
        <draw:connector draw:style-name="gr4" draw:text-style-name="P1" draw:layer="layout" draw:type="line" svg:x1="93.6cm" svg:y1="12.9cm" svg:x2="93.6cm" svg:y2="11.7cm" draw:start-shape="id665" draw:start-glue-point="0" draw:end-shape="id663" draw:end-glue-point="2" svg:d="M93600 12900v-1200" svg:viewBox="0 0 1 1201">
          <text:p/>
        </draw:connector>
        <draw:custom-shape draw:style-name="gr1" draw:text-style-name="P2" xml:id="id666" draw:id="id666" draw:layer="layout" svg:width="1cm" svg:height="0.9cm" svg:x="92cm" svg:y="10.8cm">
          <text:p text:style-name="P1"><text:span text:style-name="T1">AND</text:span></text:p>
          <text:p text:style-name="P1"><text:span text:style-name="T1">3415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2.5cm" svg:y1="10.8cm" svg:x2="93cm" svg:y2="9.9cm" draw:start-shape="id666" draw:start-glue-point="0" draw:end-shape="id661" draw:end-glue-point="2" svg:d="M92500 10800l500-900" svg:viewBox="0 0 501 901">
          <text:p/>
        </draw:connector>
        <draw:custom-shape draw:style-name="gr1" draw:text-style-name="P2" xml:id="id667" draw:id="id667" draw:layer="layout" svg:width="1cm" svg:height="0.9cm" svg:x="92.5cm" svg:y="4.582cm">
          <text:p text:style-name="P1"><text:span text:style-name="T1">NOT</text:span></text:p>
          <text:p text:style-name="P1"><text:span text:style-name="T1">3415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3.05cm" svg:y1="6.5cm" svg:x2="93cm" svg:y2="5.482cm" draw:start-shape="id662" draw:start-glue-point="0" draw:end-shape="id667" draw:end-glue-point="2" svg:d="M93050 6500l-50-1018" svg:viewBox="0 0 51 1019">
          <text:p/>
        </draw:connector>
        <draw:connector draw:style-name="gr3" draw:text-style-name="P3" draw:layer="layout" draw:type="line" svg:x1="93cm" svg:y1="4.582cm" svg:x2="93.011cm" svg:y2="2.8cm" draw:start-shape="id667" draw:start-glue-point="0" svg:d="M93000 4582l11-1782" svg:viewBox="0 0 12 1783">
          <text:p text:style-name="P1"><text:span text:style-name="T2">cnt4_4</text:span></text:p>
        </draw:connector>
        <draw:custom-shape draw:style-name="gr1" draw:text-style-name="P2" xml:id="id668" draw:id="id668" draw:layer="layout" svg:width="1cm" svg:height="0.9cm" svg:x="94.2cm" svg:y="14.8cm">
          <text:p text:style-name="P1"><text:span text:style-name="T1">AND</text:span></text:p>
          <text:p text:style-name="P1"><text:span text:style-name="T1">341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3.05cm" svg:y1="7.4cm" svg:x2="94.7cm" svg:y2="14.8cm" draw:start-shape="id662" draw:start-glue-point="2" draw:end-shape="id668" draw:end-glue-point="0" svg:d="M93050 7400l1650 7400" svg:viewBox="0 0 1651 7401">
          <text:p/>
        </draw:connector>
        <draw:custom-shape draw:style-name="gr1" draw:text-style-name="P2" xml:id="id669" draw:id="id669" draw:layer="layout" svg:width="1cm" svg:height="0.9cm" svg:x="83.7cm" svg:y="8.694cm">
          <text:p text:style-name="P1"><text:span text:style-name="T1">OR</text:span></text:p>
          <text:p text:style-name="P1"><text:span text:style-name="T1">2_21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4.2cm" svg:y1="8.694cm" svg:x2="84.25cm" svg:y2="7.394cm" draw:start-shape="id669" draw:start-glue-point="0" draw:end-shape="id670" draw:end-glue-point="2" svg:d="M84200 8694l50-1300" svg:viewBox="0 0 51 1301">
          <text:p/>
        </draw:connector>
        <draw:custom-shape draw:style-name="gr1" draw:text-style-name="P2" xml:id="id671" draw:id="id671" draw:layer="layout" svg:width="1cm" svg:height="0.9cm" svg:x="84.3cm" svg:y="10.8cm">
          <text:p text:style-name="P1"><text:span text:style-name="T1">AND</text:span></text:p>
          <text:p text:style-name="P1"><text:span text:style-name="T1">2_21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4.8cm" svg:y1="10.8cm" svg:x2="84.2cm" svg:y2="9.594cm" draw:start-shape="id671" draw:start-glue-point="0" draw:end-shape="id669" draw:end-glue-point="2" svg:d="M84800 10800l-600-1206" svg:viewBox="0 0 601 1207">
          <text:p/>
        </draw:connector>
        <draw:custom-shape draw:style-name="gr1" draw:text-style-name="P2" xml:id="id672" draw:id="id672" draw:layer="layout" svg:width="1cm" svg:height="0.9cm" svg:x="83.7cm" svg:y="4.494cm">
          <text:p text:style-name="P1"><text:span text:style-name="T1">NOT</text:span></text:p>
          <text:p text:style-name="P1"><text:span text:style-name="T1">2_20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4.25cm" svg:y1="6.494cm" svg:x2="84.2cm" svg:y2="5.394cm" draw:start-shape="id670" draw:start-glue-point="0" draw:end-shape="id672" draw:end-glue-point="2" svg:d="M84250 6494l-50-1100" svg:viewBox="0 0 51 1101">
          <text:p/>
        </draw:connector>
        <draw:connector draw:style-name="gr4" draw:text-style-name="P1" draw:layer="layout" draw:type="line" svg:x1="84.25cm" svg:y1="7.394cm" svg:x2="84.8cm" svg:y2="10.8cm" draw:start-shape="id670" draw:start-glue-point="2" draw:end-shape="id671" draw:end-glue-point="0" svg:d="M84250 7394l550 3406" svg:viewBox="0 0 551 3407">
          <text:p/>
        </draw:connector>
        <draw:custom-shape draw:style-name="gr1" draw:text-style-name="P2" xml:id="id673" draw:id="id673" draw:layer="layout" svg:width="1cm" svg:height="0.9cm" svg:x="85.4cm" svg:y="10.8cm">
          <text:p text:style-name="P1"><text:span text:style-name="T1">AND</text:span></text:p>
          <text:p text:style-name="P1"><text:span text:style-name="T1">2_20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4.25cm" svg:y1="7.394cm" svg:x2="85.9cm" svg:y2="10.8cm" draw:start-shape="id670" draw:start-glue-point="2" draw:end-shape="id673" draw:end-glue-point="0" svg:d="M84250 7394l1650 3406" svg:viewBox="0 0 1651 3407">
          <text:p/>
        </draw:connector>
        <draw:custom-shape draw:style-name="gr1" draw:text-style-name="P2" xml:id="id674" draw:id="id674" draw:layer="layout" svg:width="1cm" svg:height="0.9cm" svg:x="86.5cm" svg:y="12.9cm">
          <text:p text:style-name="P1"><text:span text:style-name="T1">NOT</text:span></text:p>
          <text:p text:style-name="P1"><text:span text:style-name="T1">3617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4.25cm" svg:y1="7.394cm" svg:x2="87cm" svg:y2="13.8cm" draw:start-shape="id670" draw:start-glue-point="2" draw:end-shape="id674" draw:end-glue-point="2" svg:d="M84250 7394l2750 6406" svg:viewBox="0 0 2751 6407">
          <text:p/>
        </draw:connector>
        <draw:custom-shape draw:style-name="gr1" draw:text-style-name="P2" xml:id="id675" draw:id="id675" draw:layer="layout" svg:width="1cm" svg:height="0.9cm" svg:x="87.6cm" svg:y="14.8cm">
          <text:p text:style-name="P1"><text:span text:style-name="T1">AND</text:span></text:p>
          <text:p text:style-name="P1"><text:span text:style-name="T1">3517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4.25cm" svg:y1="7.394cm" svg:x2="88.1cm" svg:y2="14.8cm" draw:start-shape="id670" draw:start-glue-point="2" draw:end-shape="id675" draw:end-glue-point="0" svg:d="M84250 7394l3850 7406" svg:viewBox="0 0 3851 7407">
          <text:p/>
        </draw:connector>
        <draw:custom-shape draw:style-name="gr1" draw:text-style-name="P2" xml:id="id676" draw:id="id676" draw:layer="layout" svg:width="1cm" svg:height="0.9cm" svg:x="84.3cm" svg:y="12.9cm">
          <text:p text:style-name="P1"><text:span text:style-name="T1">NOT (power)</text:span></text:p>
          <text:p text:style-name="P1"><text:span text:style-name="T1">2_20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4.8cm" svg:y1="12.9cm" svg:x2="84.8cm" svg:y2="11.7cm" draw:start-shape="id676" draw:start-glue-point="0" draw:end-shape="id671" draw:end-glue-point="2" svg:d="M84800 12900v-1200" svg:viewBox="0 0 1 1201">
          <text:p/>
        </draw:connector>
        <draw:custom-shape draw:style-name="gr1" draw:text-style-name="P2" xml:id="id677" draw:id="id677" draw:layer="layout" svg:width="1cm" svg:height="0.9cm" svg:x="83.2cm" svg:y="10.8cm">
          <text:p text:style-name="P1"><text:span text:style-name="T1">AND (power)</text:span></text:p>
          <text:p text:style-name="P1"><text:span text:style-name="T1">2_21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3.7cm" svg:y1="10.8cm" svg:x2="84.2cm" svg:y2="9.594cm" draw:start-shape="id677" draw:start-glue-point="0" draw:end-shape="id669" draw:end-glue-point="2" svg:d="M83700 10800l500-1206" svg:viewBox="0 0 501 1207">
          <text:p/>
        </draw:connector>
        <draw:connector draw:style-name="gr4" draw:text-style-name="P1" draw:layer="layout" draw:type="line" svg:x1="83.7cm" svg:y1="4.944cm" svg:x2="83.7cm" svg:y2="10.8cm" draw:start-shape="id672" draw:start-glue-point="3" draw:end-shape="id677" draw:end-glue-point="0" svg:d="M83700 4944v5856" svg:viewBox="0 0 1 5857">
          <text:p/>
        </draw:connector>
        <draw:connector draw:style-name="gr3" draw:text-style-name="P1" draw:layer="layout" draw:type="line" svg:x1="84.2cm" svg:y1="4.494cm" svg:x2="84.22cm" svg:y2="2.9cm" draw:start-shape="id672" draw:start-glue-point="0" svg:d="M84200 4494l20-1594" svg:viewBox="0 0 21 1595">
          <text:p text:style-name="P1"><text:span text:style-name="T2">cnt4_0</text:span></text:p>
        </draw:connector>
        <draw:custom-shape draw:style-name="gr1" draw:text-style-name="P2" xml:id="id678" draw:id="id678" draw:layer="layout" svg:width="1cm" svg:height="0.9cm" svg:x="85.9cm" svg:y="4.494cm">
          <text:p text:style-name="P1"><text:span text:style-name="T1">NOT</text:span></text:p>
          <text:p text:style-name="P1"><text:span text:style-name="T1">2_2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86.4cm" svg:y1="4.494cm" svg:x2="86.396cm" svg:y2="2.7cm" draw:start-shape="id678" draw:start-glue-point="0" svg:d="M86400 4494l-4-1794" svg:viewBox="0 0 5 1795">
          <text:p text:style-name="P1"><text:span text:style-name="T2">cnt4_1</text:span></text:p>
        </draw:connector>
        <draw:connector draw:style-name="gr4" draw:text-style-name="P1" draw:layer="layout" draw:type="line" svg:x1="85.9cm" svg:y1="4.944cm" svg:x2="85.9cm" svg:y2="10.8cm" draw:start-shape="id678" draw:start-glue-point="3" draw:end-shape="id673" svg:d="M85900 4944v5856" svg:viewBox="0 0 1 5857">
          <text:p/>
        </draw:connector>
        <draw:connector draw:style-name="gr4" draw:text-style-name="P1" draw:layer="layout" draw:type="line" svg:x1="86.4cm" svg:y1="8.8cm" svg:x2="86.45cm" svg:y2="7.4cm" draw:start-shape="id679" draw:start-glue-point="0" draw:end-shape="id680" draw:end-glue-point="2" svg:d="M86400 8800l50-1400" svg:viewBox="0 0 51 1401">
          <text:p/>
        </draw:connector>
        <draw:connector draw:style-name="gr4" draw:text-style-name="P1" draw:layer="layout" draw:type="line" svg:x1="85.9cm" svg:y1="10.8cm" svg:x2="86.4cm" svg:y2="9.7cm" draw:start-shape="id673" draw:start-glue-point="0" draw:end-shape="id679" draw:end-glue-point="2" svg:d="M85900 10800l500-1100" svg:viewBox="0 0 501 1101">
          <text:p/>
        </draw:connector>
        <draw:custom-shape draw:style-name="gr1" draw:text-style-name="P2" xml:id="id681" draw:id="id681" draw:layer="layout" svg:width="1cm" svg:height="0.9cm" svg:x="86.5cm" svg:y="10.8cm">
          <text:p text:style-name="P1"><text:span text:style-name="T1">AND</text:span></text:p>
          <text:p text:style-name="P1"><text:span text:style-name="T1">3617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7cm" svg:y1="10.8cm" svg:x2="86.4cm" svg:y2="9.7cm" draw:start-shape="id681" draw:start-glue-point="0" draw:end-shape="id679" draw:end-glue-point="2" svg:d="M87000 10800l-600-1100" svg:viewBox="0 0 601 1101">
          <text:p/>
        </draw:connector>
        <draw:connector draw:style-name="gr4" draw:text-style-name="P1" draw:layer="layout" draw:type="line" svg:x1="86.45cm" svg:y1="7.4cm" svg:x2="87cm" svg:y2="10.8cm" draw:start-shape="id680" draw:start-glue-point="2" draw:end-shape="id681" draw:end-glue-point="0" svg:d="M86450 7400l550 3400" svg:viewBox="0 0 551 3401">
          <text:p/>
        </draw:connector>
        <draw:connector draw:style-name="gr4" draw:text-style-name="P1" draw:layer="layout" draw:type="line" svg:x1="86.45cm" svg:y1="7.4cm" svg:x2="88.1cm" svg:y2="14.8cm" draw:start-shape="id680" draw:start-glue-point="2" draw:end-shape="id675" draw:end-glue-point="0" svg:d="M86450 7400l1650 7400" svg:viewBox="0 0 1651 7401">
          <text:p/>
        </draw:connector>
        <draw:connector draw:style-name="gr4" draw:text-style-name="P1" draw:layer="layout" draw:type="line" svg:x1="86.45cm" svg:y1="6.5cm" svg:x2="86.4cm" svg:y2="5.394cm" draw:start-shape="id680" draw:start-glue-point="0" draw:end-shape="id678" draw:end-glue-point="2" svg:d="M86450 6500l-50-1106" svg:viewBox="0 0 51 1107">
          <text:p/>
        </draw:connector>
        <draw:connector draw:style-name="gr3" draw:text-style-name="P1" draw:layer="layout" draw:type="line" svg:x1="95.2cm" svg:y1="4.494cm" svg:x2="95.2cm" svg:y2="2.8cm" draw:start-shape="id657" draw:start-glue-point="0" svg:d="M95200 4494v-1694" svg:viewBox="0 0 1 1695">
          <text:p text:style-name="P1"><text:span text:style-name="T2">cnt4_2</text:span></text:p>
        </draw:connector>
        <draw:custom-shape draw:style-name="gr1" draw:text-style-name="P2" xml:id="id682" draw:id="id682" draw:layer="layout" svg:width="1cm" svg:height="0.9cm" svg:x="94.2cm" svg:y="10.8cm">
          <text:p text:style-name="P1"><text:span text:style-name="T1">AND</text:span></text:p>
          <text:p text:style-name="P1"><text:span text:style-name="T1">341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4.7cm" svg:y1="4.944cm" svg:x2="94.7cm" svg:y2="10.8cm" draw:start-shape="id657" draw:start-glue-point="3" draw:end-shape="id682" draw:end-glue-point="0" svg:d="M94700 4944v5856" svg:viewBox="0 0 1 5857">
          <text:p/>
        </draw:connector>
        <draw:connector draw:style-name="gr4" draw:text-style-name="P1" draw:layer="layout" draw:type="line" svg:x1="94.7cm" svg:y1="10.8cm" svg:x2="95.2cm" svg:y2="9.7cm" draw:start-shape="id682" draw:start-glue-point="0" draw:end-shape="id658" draw:end-glue-point="2" svg:d="M94700 10800l500-1100" svg:viewBox="0 0 501 1101">
          <text:p/>
        </draw:connector>
        <draw:custom-shape draw:style-name="gr1" draw:text-style-name="P2" xml:id="id683" draw:id="id683" draw:layer="layout" svg:width="1cm" svg:height="0.9cm" svg:x="95.3cm" svg:y="10.8cm">
          <text:p text:style-name="P1"><text:span text:style-name="T1">AND</text:span></text:p>
          <text:p text:style-name="P1"><text:span text:style-name="T1">3415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5.8cm" svg:y1="10.8cm" svg:x2="95.2cm" svg:y2="9.7cm" draw:start-shape="id683" draw:start-glue-point="0" draw:end-shape="id658" draw:end-glue-point="2" svg:d="M95800 10800l-600-1100" svg:viewBox="0 0 601 1101">
          <text:p/>
        </draw:connector>
        <draw:connector draw:style-name="gr4" draw:text-style-name="P1" draw:layer="layout" draw:type="line" svg:x1="95.25cm" svg:y1="7.4cm" svg:x2="95.8cm" svg:y2="10.8cm" draw:start-shape="id656" draw:start-glue-point="2" draw:end-shape="id683" draw:end-glue-point="0" svg:d="M95250 7400l550 3400" svg:viewBox="0 0 551 3401">
          <text:p/>
        </draw:connector>
        <draw:connector draw:style-name="gr4" draw:text-style-name="P1" draw:layer="layout" draw:type="line" svg:x1="95.25cm" svg:y1="7.4cm" svg:x2="96.9cm" svg:y2="14.8cm" draw:start-shape="id656" draw:start-glue-point="2" draw:end-shape="id684" draw:end-glue-point="0" svg:d="M95250 7400l1650 7400" svg:viewBox="0 0 1651 7401">
          <text:p/>
        </draw:connector>
        <draw:connector draw:style-name="gr4" draw:text-style-name="P1" draw:layer="layout" draw:type="line" svg:x1="87cm" svg:y1="12.9cm" svg:x2="87cm" svg:y2="11.7cm" draw:start-shape="id674" draw:start-glue-point="0" draw:end-shape="id681" draw:end-glue-point="2" svg:d="M87000 12900v-1200" svg:viewBox="0 0 1 1201">
          <text:p/>
        </draw:connector>
        <draw:connector draw:style-name="gr4" draw:text-style-name="P1" draw:layer="layout" draw:type="line" svg:x1="95.8cm" svg:y1="12.9cm" svg:x2="95.8cm" svg:y2="11.7cm" draw:start-shape="id685" draw:start-glue-point="0" draw:end-shape="id683" draw:end-glue-point="2" svg:d="M95800 12900v-1200" svg:viewBox="0 0 1 1201">
          <text:p/>
        </draw:connector>
        <draw:custom-shape draw:style-name="gr1" draw:text-style-name="P2" xml:id="id687" draw:id="id687" draw:layer="layout" svg:width="1cm" svg:height="0.9cm" svg:x="90.3cm" svg:y="4.494cm">
          <text:p text:style-name="P1"><text:span text:style-name="T1">NOT</text:span></text:p>
          <text:p text:style-name="P1"><text:span text:style-name="T1">341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0.85cm" svg:y1="6.5cm" svg:x2="90.8cm" svg:y2="5.394cm" draw:start-shape="id686" draw:start-glue-point="0" draw:end-shape="id687" draw:end-glue-point="2" svg:d="M90850 6500l-50-1106" svg:viewBox="0 0 51 1107">
          <text:p/>
        </draw:connector>
        <draw:connector draw:style-name="gr3" draw:text-style-name="P1" draw:layer="layout" draw:type="line" svg:x1="90.8cm" svg:y1="4.494cm" svg:x2="90.8cm" svg:y2="2.8cm" draw:start-shape="id687" draw:start-glue-point="0" svg:d="M90800 4494v-1694" svg:viewBox="0 0 1 1695">
          <text:p text:style-name="P1"><text:span text:style-name="T2">cnt4_3</text:span></text:p>
        </draw:connector>
        <draw:connector draw:style-name="gr4" draw:text-style-name="P1" draw:layer="layout" draw:type="line" svg:x1="90.3cm" svg:y1="4.944cm" svg:x2="90.3cm" svg:y2="10.8cm" draw:start-shape="id687" draw:start-glue-point="3" draw:end-shape="id688" draw:end-glue-point="0" svg:d="M90300 4944v5856" svg:viewBox="0 0 1 5857">
          <text:p/>
        </draw:connector>
        <draw:connector draw:style-name="gr4" draw:text-style-name="P1" draw:layer="layout" draw:type="line" svg:x1="90.85cm" svg:y1="7.4cm" svg:x2="91.4cm" svg:y2="10.8cm" draw:start-shape="id686" draw:start-glue-point="2" draw:end-shape="id689" draw:end-glue-point="0" svg:d="M90850 7400l550 3400" svg:viewBox="0 0 551 3401">
          <text:p/>
        </draw:connector>
        <draw:custom-shape draw:style-name="gr1" draw:text-style-name="P2" xml:id="id664" draw:id="id664" draw:layer="layout" svg:width="1cm" svg:height="0.9cm" svg:x="92cm" svg:y="14.8cm">
          <text:p text:style-name="P1"><text:span text:style-name="T1">AND</text:span></text:p>
          <text:p text:style-name="P1"><text:span text:style-name="T1">351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0.85cm" svg:y1="7.4cm" svg:x2="92.5cm" svg:y2="14.8cm" draw:start-shape="id686" draw:start-glue-point="2" draw:end-shape="id664" draw:end-glue-point="0" svg:d="M90850 7400l1650 7400" svg:viewBox="0 0 1651 7401">
          <text:p/>
        </draw:connector>
        <draw:connector draw:style-name="gr4" draw:text-style-name="P1" draw:layer="layout" draw:type="line" svg:x1="90.9cm" svg:y1="8.9cm" svg:x2="90.85cm" svg:y2="7.4cm" draw:start-shape="id690" draw:start-glue-point="0" draw:end-shape="id686" draw:end-glue-point="2" svg:d="M90900 8900l-50-1500" svg:viewBox="0 0 51 1501">
          <text:p/>
        </draw:connector>
        <draw:connector draw:style-name="gr4" draw:text-style-name="P1" draw:layer="layout" draw:type="line" svg:x1="90.3cm" svg:y1="10.8cm" svg:x2="90.9cm" svg:y2="9.8cm" draw:start-shape="id688" draw:start-glue-point="0" draw:end-shape="id690" draw:end-glue-point="2" svg:d="M90300 10800l600-1000" svg:viewBox="0 0 601 1001">
          <text:p/>
        </draw:connector>
        <draw:connector draw:style-name="gr4" draw:text-style-name="P1" draw:layer="layout" draw:type="line" svg:x1="91.4cm" svg:y1="10.8cm" svg:x2="90.9cm" svg:y2="9.8cm" draw:start-shape="id689" draw:start-glue-point="0" draw:end-shape="id690" draw:end-glue-point="2" svg:d="M91400 10800l-500-1000" svg:viewBox="0 0 501 1001">
          <text:p/>
        </draw:connector>
        <draw:connector draw:style-name="gr4" draw:text-style-name="P1" draw:layer="layout" draw:type="line" svg:x1="94.7cm" svg:y1="14.8cm" svg:x2="96.9cm" svg:y2="15.7cm" draw:start-shape="id668" draw:start-glue-point="0" draw:end-shape="id684" draw:end-glue-point="2" svg:d="M94700 14800l2200 900" svg:viewBox="0 0 2201 901">
          <text:p/>
        </draw:connector>
        <draw:connector draw:style-name="gr4" draw:text-style-name="P1" draw:layer="layout" draw:type="line" svg:x1="94.7cm" svg:y1="14.8cm" svg:x2="94.7cm" svg:y2="11.7cm" draw:start-shape="id668" draw:start-glue-point="0" draw:end-shape="id682" draw:end-glue-point="2" svg:d="M94700 14800v-3100" svg:viewBox="0 0 1 3101">
          <text:p/>
        </draw:connector>
        <draw:custom-shape draw:style-name="gr1" draw:text-style-name="P2" xml:id="id691" draw:id="id691" draw:layer="layout" svg:width="1cm" svg:height="0.9cm" svg:x="96.9cm" svg:y="4.582cm">
          <text:p text:style-name="P1"><text:span text:style-name="T1">NOT</text:span></text:p>
          <text:p text:style-name="P1"><text:span text:style-name="T1">331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97.4cm" svg:y1="4.582cm" svg:x2="97.411cm" svg:y2="2.8cm" draw:start-shape="id691" draw:start-glue-point="0" svg:d="M97400 4582l11-1782" svg:viewBox="0 0 12 1783">
          <text:p text:style-name="P1"><text:span text:style-name="T2">cnt4_5</text:span></text:p>
        </draw:connector>
        <draw:connector draw:style-name="gr4" draw:text-style-name="P1" draw:layer="layout" draw:type="line" svg:x1="92.5cm" svg:y1="14.8cm" svg:x2="94.7cm" svg:y2="15.7cm" draw:start-shape="id664" draw:start-glue-point="0" draw:end-shape="id668" draw:end-glue-point="2" svg:d="M92500 14800l2200 900" svg:viewBox="0 0 2201 901">
          <text:p/>
        </draw:connector>
        <draw:connector draw:style-name="gr4" draw:text-style-name="P1" draw:layer="layout" draw:type="line" svg:x1="92.5cm" svg:y1="14.8cm" svg:x2="92.5cm" svg:y2="11.7cm" draw:start-shape="id664" draw:start-glue-point="0" draw:end-shape="id666" draw:end-glue-point="2" svg:d="M92500 14800v-3100" svg:viewBox="0 0 1 3101">
          <text:p/>
        </draw:connector>
        <draw:connector draw:style-name="gr4" draw:text-style-name="P1" draw:layer="layout" draw:type="line" svg:x1="94.7cm" svg:y1="14.8cm" svg:x2="95.8cm" svg:y2="13.8cm" draw:start-shape="id668" draw:start-glue-point="0" draw:end-shape="id685" draw:end-glue-point="2" svg:d="M94700 14800l1100-1000" svg:viewBox="0 0 1101 1001">
          <text:p/>
        </draw:connector>
        <draw:custom-shape draw:style-name="gr1" draw:text-style-name="P2" xml:id="id692" draw:id="id692" draw:layer="layout" svg:width="1cm" svg:height="0.9cm" svg:x="96.4cm" svg:y="10.8cm">
          <text:p text:style-name="P1"><text:span text:style-name="T1">AND</text:span></text:p>
          <text:p text:style-name="P1"><text:span text:style-name="T1">331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6.9cm" svg:y1="5.032cm" svg:x2="96.9cm" svg:y2="10.8cm" draw:start-shape="id691" draw:start-glue-point="3" draw:end-shape="id692" draw:end-glue-point="0" svg:d="M96900 5032v5768" svg:viewBox="0 0 1 5769">
          <text:p/>
        </draw:connector>
        <draw:connector draw:style-name="gr4" draw:text-style-name="P1" draw:layer="layout" draw:type="line" svg:x1="96.9cm" svg:y1="10.8cm" svg:x2="97.4cm" svg:y2="9.9cm" draw:start-shape="id692" draw:start-glue-point="0" draw:end-shape="id659" draw:end-glue-point="2" svg:d="M96900 10800l500-900" svg:viewBox="0 0 501 901">
          <text:p/>
        </draw:connector>
        <draw:connector draw:style-name="gr4" draw:text-style-name="P1" draw:layer="layout" draw:type="line" svg:x1="97.45cm" svg:y1="6.5cm" svg:x2="97.4cm" svg:y2="5.482cm" draw:start-shape="id660" draw:start-glue-point="0" draw:end-shape="id691" draw:end-glue-point="2" svg:d="M97450 6500l-50-1018" svg:viewBox="0 0 51 1019">
          <text:p/>
        </draw:connector>
        <draw:custom-shape draw:style-name="gr1" draw:text-style-name="P2" xml:id="id693" draw:id="id693" draw:layer="layout" svg:width="1cm" svg:height="0.9cm" svg:x="97.5cm" svg:y="10.8cm">
          <text:p text:style-name="P1"><text:span text:style-name="T1">AND</text:span></text:p>
          <text:p text:style-name="P1"><text:span text:style-name="T1">3313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8cm" svg:y1="10.8cm" svg:x2="97.4cm" svg:y2="9.9cm" draw:start-shape="id693" draw:start-glue-point="0" draw:end-shape="id659" draw:end-glue-point="2" svg:d="M98000 10800l-600-900" svg:viewBox="0 0 601 901">
          <text:p/>
        </draw:connector>
        <draw:connector draw:style-name="gr4" draw:text-style-name="P1" draw:layer="layout" draw:type="line" svg:x1="96.9cm" svg:y1="14.8cm" svg:x2="96.9cm" svg:y2="11.7cm" draw:start-shape="id684" draw:start-glue-point="0" draw:end-shape="id692" draw:end-glue-point="2" svg:d="M96900 14800v-3100" svg:viewBox="0 0 1 3101">
          <text:p/>
        </draw:connector>
        <draw:connector draw:style-name="gr4" draw:text-style-name="P1" draw:layer="layout" draw:type="line" svg:x1="96.9cm" svg:y1="14.8cm" svg:x2="98cm" svg:y2="13.8cm" draw:start-shape="id684" draw:start-glue-point="0" draw:end-shape="id694" draw:end-glue-point="2" svg:d="M96900 14800l1100-1000" svg:viewBox="0 0 1101 1001">
          <text:p/>
        </draw:connector>
        <draw:custom-shape draw:style-name="gr1" draw:text-style-name="P2" xml:id="id695" draw:id="id695" draw:layer="layout" svg:width="1cm" svg:height="0.9cm" svg:x="88.1cm" svg:y="9.001cm">
          <text:p text:style-name="P1"><text:span text:style-name="T1">OR</text:span></text:p>
          <text:p text:style-name="P1"><text:span text:style-name="T1">3516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8.6cm" svg:y1="9.001cm" svg:x2="88.65cm" svg:y2="7.4cm" draw:start-shape="id695" draw:start-glue-point="0" draw:end-shape="id696" draw:end-glue-point="2" svg:d="M88600 9001l50-1601" svg:viewBox="0 0 51 1602">
          <text:p/>
        </draw:connector>
        <draw:custom-shape draw:style-name="gr1" draw:text-style-name="P2" xml:id="id697" draw:id="id697" draw:layer="layout" svg:width="1cm" svg:height="0.9cm" svg:x="87.6cm" svg:y="10.8cm">
          <text:p text:style-name="P1"><text:span text:style-name="T1">AND</text:span></text:p>
          <text:p text:style-name="P1"><text:span text:style-name="T1">3516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98" draw:id="id698" draw:layer="layout" svg:width="1cm" svg:height="0.9cm" svg:x="88.7cm" svg:y="10.8cm">
          <text:p text:style-name="P1"><text:span text:style-name="T1">AND</text:span></text:p>
          <text:p text:style-name="P1"><text:span text:style-name="T1">351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8.1cm" svg:y1="10.8cm" svg:x2="88.6cm" svg:y2="9.901cm" draw:start-shape="id697" draw:start-glue-point="0" draw:end-shape="id695" draw:end-glue-point="2" svg:d="M88100 10800l500-899" svg:viewBox="0 0 501 900">
          <text:p/>
        </draw:connector>
        <draw:connector draw:style-name="gr4" draw:text-style-name="P1" draw:layer="layout" draw:type="line" svg:x1="89.2cm" svg:y1="10.8cm" svg:x2="88.6cm" svg:y2="9.901cm" draw:start-shape="id698" draw:start-glue-point="0" draw:end-shape="id695" draw:end-glue-point="2" svg:d="M89200 10800l-600-899" svg:viewBox="0 0 601 900">
          <text:p/>
        </draw:connector>
        <draw:custom-shape draw:style-name="gr1" draw:text-style-name="P2" xml:id="id699" draw:id="id699" draw:layer="layout" svg:width="1cm" svg:height="0.9cm" svg:x="88.7cm" svg:y="12.9cm">
          <text:p text:style-name="P1"><text:span text:style-name="T1">NOT</text:span></text:p>
          <text:p text:style-name="P1"><text:span text:style-name="T1">3517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8.1cm" svg:y1="14.8cm" svg:x2="89.2cm" svg:y2="13.8cm" draw:start-shape="id675" draw:start-glue-point="0" draw:end-shape="id699" draw:end-glue-point="2" svg:d="M88100 14800l1100-1000" svg:viewBox="0 0 1101 1001">
          <text:p/>
        </draw:connector>
        <draw:connector draw:style-name="gr4" draw:text-style-name="P1" draw:layer="layout" draw:type="line" svg:x1="88.1cm" svg:y1="14.8cm" svg:x2="88.1cm" svg:y2="11.7cm" draw:start-shape="id675" draw:start-glue-point="0" draw:end-shape="id697" draw:end-glue-point="2" svg:d="M88100 14800v-3100" svg:viewBox="0 0 1 3101">
          <text:p/>
        </draw:connector>
        <draw:connector draw:style-name="gr4" draw:text-style-name="P1" draw:layer="layout" draw:type="line" svg:x1="88.1cm" svg:y1="14.8cm" svg:x2="90.3cm" svg:y2="15.7cm" draw:start-shape="id675" draw:start-glue-point="0" draw:end-shape="id700" draw:end-glue-point="2" svg:d="M88100 14800l2200 900" svg:viewBox="0 0 2201 901">
          <text:p/>
        </draw:connector>
        <draw:connector draw:style-name="gr4" draw:text-style-name="P1" draw:layer="layout" draw:type="line" svg:x1="88.65cm" svg:y1="7.4cm" svg:x2="90.3cm" svg:y2="14.8cm" draw:start-shape="id696" draw:start-glue-point="2" draw:end-shape="id700" draw:end-glue-point="0" svg:d="M88650 7400l1650 7400" svg:viewBox="0 0 1651 7401">
          <text:p/>
        </draw:connector>
        <draw:connector draw:style-name="gr4" draw:text-style-name="P1" draw:layer="layout" draw:type="line" svg:x1="88.65cm" svg:y1="7.4cm" svg:x2="89.2cm" svg:y2="10.8cm" draw:start-shape="id696" draw:start-glue-point="2" draw:end-shape="id698" draw:end-glue-point="0" svg:d="M88650 7400l550 3400" svg:viewBox="0 0 551 3401">
          <text:p/>
        </draw:connector>
        <draw:connector draw:style-name="gr4" draw:text-style-name="P1" draw:layer="layout" draw:type="line" svg:x1="88.65cm" svg:y1="6.5cm" svg:x2="88.6cm" svg:y2="5.5cm" draw:start-shape="id696" draw:start-glue-point="0" draw:end-shape="id701" draw:end-glue-point="2" svg:d="M88650 6500l-50-1000" svg:viewBox="0 0 51 1001">
          <text:p/>
        </draw:connector>
        <draw:custom-shape draw:style-name="gr1" draw:text-style-name="P2" xml:id="id701" draw:id="id701" draw:layer="layout" svg:width="1cm" svg:height="0.9cm" svg:x="88.1cm" svg:y="4.6cm">
          <text:p text:style-name="P1"><text:span text:style-name="T1">NOT</text:span></text:p>
          <text:p text:style-name="P1"><text:span text:style-name="T1">3516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8.1cm" svg:y1="5.05cm" svg:x2="88.1cm" svg:y2="10.8cm" draw:start-shape="id701" draw:start-glue-point="3" draw:end-shape="id697" draw:end-glue-point="0" svg:d="M88100 5050v5750" svg:viewBox="0 0 1 5751">
          <text:p/>
        </draw:connector>
        <draw:connector draw:style-name="gr4" draw:text-style-name="P1" draw:layer="layout" draw:type="line" svg:x1="92.5cm" svg:y1="5.032cm" svg:x2="92.5cm" svg:y2="10.8cm" draw:start-shape="id667" draw:start-glue-point="3" draw:end-shape="id666" draw:end-glue-point="0" svg:d="M92500 5032v5768" svg:viewBox="0 0 1 5769">
          <text:p/>
        </draw:connector>
        <draw:connector draw:style-name="gr4" draw:text-style-name="P1" draw:layer="layout" draw:type="line" svg:x1="97.45cm" svg:y1="7.4cm" svg:x2="98cm" svg:y2="10.8cm" draw:start-shape="id660" draw:start-glue-point="2" draw:end-shape="id693" draw:end-glue-point="0" svg:d="M97450 7400l550 3400" svg:viewBox="0 0 551 3401">
          <text:p/>
        </draw:connector>
        <draw:connector draw:style-name="gr4" draw:text-style-name="P1" draw:layer="layout" draw:type="line" svg:x1="89.2cm" svg:y1="12.9cm" svg:x2="89.2cm" svg:y2="11.7cm" draw:start-shape="id699" draw:start-glue-point="0" draw:end-shape="id698" draw:end-glue-point="2" svg:d="M89200 12900v-1200" svg:viewBox="0 0 1 1201">
          <text:p/>
        </draw:connector>
        <draw:connector draw:style-name="gr4" draw:text-style-name="P1" draw:layer="layout" draw:type="line" svg:x1="98cm" svg:y1="12.9cm" svg:x2="98cm" svg:y2="11.7cm" draw:start-shape="id694" draw:start-glue-point="0" draw:end-shape="id693" draw:end-glue-point="2" svg:d="M98000 12900v-1200" svg:viewBox="0 0 1 1201">
          <text:p/>
        </draw:connector>
        <draw:connector draw:style-name="gr4" draw:text-style-name="P1" draw:layer="layout" draw:type="line" svg:x1="90.3cm" svg:y1="14.8cm" svg:x2="92.5cm" svg:y2="15.7cm" draw:start-shape="id700" draw:start-glue-point="0" draw:end-shape="id664" draw:end-glue-point="2" svg:d="M90300 14800l2200 900" svg:viewBox="0 0 2201 901">
          <text:p/>
        </draw:connector>
        <draw:connector draw:style-name="gr4" draw:text-style-name="P1" draw:layer="layout" draw:type="line" svg:x1="90.3cm" svg:y1="14.8cm" svg:x2="91.4cm" svg:y2="13.8cm" draw:start-shape="id700" draw:start-glue-point="0" draw:end-shape="id702" draw:end-glue-point="2" svg:d="M90300 14800l1100-1000" svg:viewBox="0 0 1101 1001">
          <text:p/>
        </draw:connector>
        <draw:connector draw:style-name="gr4" draw:text-style-name="P1" draw:layer="layout" draw:type="line" svg:x1="91.4cm" svg:y1="12.9cm" svg:x2="91.4cm" svg:y2="11.7cm" draw:start-shape="id702" draw:start-glue-point="0" draw:end-shape="id689" draw:end-glue-point="2" svg:d="M91400 12900v-1200" svg:viewBox="0 0 1 1201">
          <text:p/>
        </draw:connector>
        <draw:connector draw:style-name="gr4" draw:text-style-name="P1" draw:layer="layout" draw:type="line" svg:x1="90.3cm" svg:y1="14.8cm" svg:x2="90.3cm" svg:y2="11.7cm" draw:start-shape="id700" draw:start-glue-point="0" draw:end-shape="id688" draw:end-glue-point="2" svg:d="M90300 14800v-3100" svg:viewBox="0 0 1 3101">
          <text:p/>
        </draw:connector>
        <draw:connector draw:style-name="gr3" draw:text-style-name="P3" draw:layer="layout" draw:type="line" svg:x1="42.38cm" svg:y1="45.24cm" svg:x2="41.386cm" svg:y2="43.755cm" draw:start-shape="id477" draw:start-glue-point="0" svg:d="M42380 45240l-994-1485" svg:viewBox="0 0 995 1486">
          <text:p text:style-name="P1"><text:span text:style-name="T2">r00</text:span></text:p>
        </draw:connector>
        <draw:connector draw:style-name="gr3" draw:text-style-name="P3" draw:layer="layout" draw:type="line" svg:x1="44.587cm" svg:y1="45.24cm" svg:x2="43.587cm" svg:y2="43.756cm" draw:start-shape="id463" draw:start-glue-point="0" svg:d="M44587 45240l-1000-1484" svg:viewBox="0 0 1001 1485">
          <text:p text:style-name="P1"><text:span text:style-name="T2">r01</text:span></text:p>
        </draw:connector>
        <draw:connector draw:style-name="gr3" draw:text-style-name="P3" draw:layer="layout" draw:type="line" svg:x1="46.787cm" svg:y1="45.241cm" svg:x2="45.788cm" svg:y2="43.757cm" draw:start-shape="id462" draw:start-glue-point="0" svg:d="M46787 45241l-999-1484" svg:viewBox="0 0 1000 1485">
          <text:p text:style-name="P1"><text:span text:style-name="T2">r02</text:span></text:p>
        </draw:connector>
        <draw:connector draw:style-name="gr3" draw:text-style-name="P3" draw:layer="layout" draw:type="line" svg:x1="48.987cm" svg:y1="45.211cm" svg:x2="47.989cm" svg:y2="43.758cm" draw:start-shape="id460" draw:start-glue-point="0" svg:d="M48987 45211l-998-1453" svg:viewBox="0 0 999 1454">
          <text:p text:style-name="P1"><text:span text:style-name="T2">r03</text:span></text:p>
        </draw:connector>
        <draw:connector draw:style-name="gr3" draw:text-style-name="P3" draw:layer="layout" draw:type="line" svg:x1="51.18cm" svg:y1="45.246cm" svg:x2="50.19cm" svg:y2="43.759cm" draw:start-shape="id459" draw:start-glue-point="0" svg:d="M51180 45246l-990-1487" svg:viewBox="0 0 991 1488">
          <text:p text:style-name="P1"><text:span text:style-name="T2">r04</text:span></text:p>
        </draw:connector>
        <draw:connector draw:style-name="gr3" draw:text-style-name="P3" draw:layer="layout" draw:type="line" svg:x1="53.38cm" svg:y1="45.24cm" svg:x2="52.391cm" svg:y2="43.76cm" draw:start-shape="id458" draw:start-glue-point="0" svg:d="M53380 45240l-989-1480" svg:viewBox="0 0 990 1481">
          <text:p text:style-name="P1"><text:span text:style-name="T2">r05</text:span></text:p>
        </draw:connector>
        <draw:connector draw:style-name="gr3" draw:text-style-name="P3" draw:layer="layout" draw:type="line" svg:x1="55.58cm" svg:y1="45.211cm" svg:x2="54.592cm" svg:y2="43.761cm" draw:start-shape="id465" draw:start-glue-point="0" svg:d="M55580 45211l-988-1450" svg:viewBox="0 0 989 1451">
          <text:p text:style-name="P1"><text:span text:style-name="T2">r06</text:span></text:p>
        </draw:connector>
        <draw:connector draw:style-name="gr3" draw:text-style-name="P3" draw:layer="layout" draw:type="line" svg:x1="57.787cm" svg:y1="45.211cm" svg:x2="56.793cm" svg:y2="43.762cm" draw:start-shape="id466" draw:start-glue-point="0" svg:d="M57787 45211l-994-1449" svg:viewBox="0 0 995 1450">
          <text:p text:style-name="P1"><text:span text:style-name="T2">r07</text:span></text:p>
        </draw:connector>
        <draw:connector draw:style-name="gr3" draw:text-style-name="P3" draw:layer="layout" draw:type="line" svg:x1="59.98cm" svg:y1="45.211cm" svg:x2="58.994cm" svg:y2="43.763cm" draw:start-shape="id467" draw:start-glue-point="0" svg:d="M59980 45211l-986-1448" svg:viewBox="0 0 987 1449">
          <text:p text:style-name="P1"><text:span text:style-name="T2">r08</text:span></text:p>
        </draw:connector>
        <draw:connector draw:style-name="gr3" draw:text-style-name="P3" draw:layer="layout" draw:type="line" svg:x1="64.244cm" svg:y1="37.44cm" svg:x2="64.273cm" svg:y2="35.791cm" draw:start-shape="id542" draw:start-glue-point="0" svg:d="M64244 37440l29-1649" svg:viewBox="0 0 30 1650">
          <text:p text:style-name="P1"><text:span text:style-name="T2">f00</text:span></text:p>
        </draw:connector>
        <draw:connector draw:style-name="gr3" draw:text-style-name="P3" draw:layer="layout" draw:type="line" svg:x1="70.044cm" svg:y1="33.94cm" svg:x2="70.041cm" svg:y2="32.299cm" draw:start-shape="id540" draw:start-glue-point="0" svg:d="M70044 33940l-3-1641" svg:viewBox="0 0 4 1642">
          <text:p text:style-name="P1"><text:span text:style-name="T2">f01</text:span></text:p>
        </draw:connector>
        <draw:connector draw:style-name="gr3" draw:text-style-name="P3" draw:layer="layout" draw:type="line" svg:x1="72.844cm" svg:y1="29.54cm" svg:x2="72.898cm" svg:y2="27.854cm" draw:start-shape="id541" draw:start-glue-point="0" svg:d="M72844 29540l54-1686" svg:viewBox="0 0 55 1687">
          <text:p text:style-name="P1"><text:span text:style-name="T2">f02</text:span></text:p>
        </draw:connector>
        <draw:custom-shape draw:style-name="gr1" draw:text-style-name="P2" xml:id="id703" draw:id="id703" draw:layer="layout" svg:width="1cm" svg:height="0.9cm" svg:x="63.544cm" svg:y="46.328cm">
          <text:p text:style-name="P1"><text:span text:style-name="T1">NOT</text:span></text:p>
          <text:p text:style-name="P1"><text:span text:style-name="T1">3613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4.044cm" svg:y1="46.328cm" svg:x2="64.044cm" svg:y2="45.14cm" draw:start-shape="id703" draw:start-glue-point="0" draw:end-shape="id548" draw:end-glue-point="2" svg:d="M64044 46328v-1188" svg:viewBox="0 0 1 1189">
          <text:p/>
        </draw:connector>
        <draw:connector draw:style-name="gr3" draw:text-style-name="P3" draw:layer="layout" draw:type="line" svg:x1="73.877cm" svg:y1="33.939cm" svg:x2="74.544cm" svg:y2="32.661cm" draw:end-shape="id647" draw:end-glue-point="2" svg:d="M73877 33939l667-1278" svg:viewBox="0 0 668 1279">
          <text:p text:style-name="P1"><text:span text:style-name="T2">do0</text:span></text:p>
        </draw:connector>
        <draw:connector draw:style-name="gr3" draw:text-style-name="P3" draw:layer="layout" draw:type="line" svg:x1="56.917cm" svg:y1="25.578cm" svg:x2="58.58cm" svg:y2="25.561cm" draw:end-shape="id468" draw:end-glue-point="3" svg:d="M56917 25578l1663-17" svg:viewBox="0 0 1664 18">
          <text:p text:style-name="P1"><text:span text:style-name="T2">do0/s0</text:span></text:p>
        </draw:connector>
        <draw:connector draw:style-name="gr3" draw:text-style-name="P3" draw:layer="layout" draw:type="line" svg:x1="64.061cm" svg:y1="48.54cm" svg:x2="64.044cm" svg:y2="47.228cm" draw:end-shape="id703" draw:end-glue-point="2" svg:d="M64061 48540l-17-1312" svg:viewBox="0 0 18 1313">
          <text:p text:style-name="P1"><text:span text:style-name="T2">do0</text:span></text:p>
        </draw:connector>
        <draw:connector draw:style-name="gr3" draw:text-style-name="P3" draw:layer="layout" draw:type="line" svg:x1="61.759cm" svg:y1="46.401cm" svg:x2="62.344cm" svg:y2="45.04cm" draw:end-shape="id550" draw:end-glue-point="2" svg:d="M61759 46401l585-1361" svg:viewBox="0 0 586 1362">
          <text:p text:style-name="P1"><text:span text:style-name="T2">do0</text:span></text:p>
        </draw:connector>
        <draw:connector draw:style-name="gr3" draw:text-style-name="P3" draw:layer="layout" draw:type="line" svg:x1="41.632cm" svg:y1="16.589cm" svg:x2="42.023cm" svg:y2="15.433cm" draw:end-shape="id637" draw:end-glue-point="2" svg:d="M41632 16589l391-1156" svg:viewBox="0 0 392 1157">
          <text:p text:style-name="P1"><text:span text:style-name="T2">do0/s0</text:span></text:p>
        </draw:connector>
        <draw:connector draw:style-name="gr3" draw:text-style-name="P3" draw:layer="layout" draw:type="line" svg:x1="39.119cm" svg:y1="16.616cm" svg:x2="39.623cm" svg:y2="15.433cm" draw:end-shape="id638" draw:end-glue-point="2" svg:d="M39119 16616l504-1183" svg:viewBox="0 0 505 1184">
          <text:p text:style-name="P1"><text:span text:style-name="T2">do0/s0</text:span></text:p>
        </draw:connector>
        <draw:connector draw:style-name="gr3" draw:text-style-name="P3" draw:layer="layout" draw:type="line" svg:x1="39.039cm" svg:y1="17.515cm" svg:x2="39.623cm" svg:y2="15.433cm" draw:end-shape="id638" draw:end-glue-point="2" svg:d="M39039 17515l584-2082" svg:viewBox="0 0 585 2083">
          <text:p text:style-name="P1"><text:span text:style-name="T2">p04/0</text:span></text:p>
        </draw:connector>
        <draw:connector draw:style-name="gr3" draw:text-style-name="P3" draw:layer="layout" draw:type="line" svg:x1="30.758cm" svg:y1="16.695cm" svg:x2="31.223cm" svg:y2="15.433cm" draw:end-shape="id639" draw:end-glue-point="2" svg:d="M30758 16695l465-1262" svg:viewBox="0 0 466 1263">
          <text:p text:style-name="P1"><text:span text:style-name="T2">do0/s0</text:span></text:p>
        </draw:connector>
        <draw:connector draw:style-name="gr3" draw:text-style-name="P3" draw:layer="layout" draw:type="line" svg:x1="30.705cm" svg:y1="17.886cm" svg:x2="31.223cm" svg:y2="15.433cm" draw:end-shape="id639" draw:end-glue-point="2" svg:d="M30705 17886l518-2453" svg:viewBox="0 0 519 2454">
          <text:p text:style-name="P1"><text:span text:style-name="T2">p05/0</text:span></text:p>
        </draw:connector>
        <draw:connector draw:style-name="gr3" draw:text-style-name="P3" draw:layer="layout" draw:type="line" svg:x1="29.462cm" svg:y1="16.695cm" svg:x2="30.023cm" svg:y2="15.433cm" draw:end-shape="id640" draw:end-glue-point="2" svg:d="M29462 16695l561-1262" svg:viewBox="0 0 562 1263">
          <text:p text:style-name="P1"><text:span text:style-name="T2">do0/s0</text:span></text:p>
        </draw:connector>
        <draw:connector draw:style-name="gr3" draw:text-style-name="P3" draw:layer="layout" draw:type="line" svg:x1="31.895cm" svg:y1="16.722cm" svg:x2="32.423cm" svg:y2="15.433cm" draw:end-shape="id624" draw:end-glue-point="2" svg:d="M31895 16722l528-1289" svg:viewBox="0 0 529 1290">
          <text:p text:style-name="P1"><text:span text:style-name="T2">do0/s0</text:span></text:p>
        </draw:connector>
        <draw:connector draw:style-name="gr3" draw:text-style-name="P3" draw:layer="layout" draw:type="line" svg:x1="40.389cm" svg:y1="16.563cm" svg:x2="40.792cm" svg:y2="15.4cm" draw:end-shape="id627" draw:end-glue-point="2" svg:d="M40389 16563l403-1163" svg:viewBox="0 0 404 1164">
          <text:p text:style-name="P1"><text:span text:style-name="T2">do0/s0</text:span></text:p>
        </draw:connector>
        <draw:connector draw:style-name="gr3" draw:text-style-name="P3" draw:layer="layout" draw:type="line" svg:x1="42.691cm" svg:y1="16.695cm" svg:x2="43.223cm" svg:y2="15.433cm" draw:end-shape="id622" draw:end-glue-point="2" svg:d="M42691 16695l532-1262" svg:viewBox="0 0 533 1263">
          <text:p text:style-name="P1"><text:span text:style-name="T2">do0/s0</text:span></text:p>
        </draw:connector>
        <draw:connector draw:style-name="gr3" draw:text-style-name="P3" draw:layer="layout" draw:type="line" svg:x1="33.166cm" svg:y1="16.774cm" svg:x2="33.623cm" svg:y2="15.433cm" draw:end-shape="id633" draw:end-glue-point="2" svg:d="M33166 16774l457-1341" svg:viewBox="0 0 458 1342">
          <text:p text:style-name="P1"><text:span text:style-name="T2">do0/s0</text:span></text:p>
        </draw:connector>
        <draw:connector draw:style-name="gr3" draw:text-style-name="P3" draw:layer="layout" draw:type="line" svg:x1="33.14cm" svg:y1="17.489cm" svg:x2="33.623cm" svg:y2="15.433cm" draw:end-shape="id633" draw:end-glue-point="2" svg:d="M33140 17489l483-2056" svg:viewBox="0 0 484 2057">
          <text:p text:style-name="P1"><text:span text:style-name="T2">do1/s1</text:span></text:p>
        </draw:connector>
        <draw:connector draw:style-name="gr3" draw:text-style-name="P3" draw:layer="layout" draw:type="line" svg:x1="42.638cm" svg:y1="17.383cm" svg:x2="43.223cm" svg:y2="15.433cm" draw:end-shape="id622" draw:end-glue-point="2" svg:d="M42638 17383l585-1950" svg:viewBox="0 0 586 1951">
          <text:p text:style-name="P1"><text:span text:style-name="T2">do1/s1</text:span></text:p>
        </draw:connector>
        <draw:connector draw:style-name="gr3" draw:text-style-name="P3" draw:layer="layout" draw:type="line" svg:x1="42.68cm" svg:y1="16.696cm" svg:x2="43.212cm" svg:y2="15.434cm" svg:d="M42680 16696l532-1262" svg:viewBox="0 0 533 1263">
          <text:p text:style-name="P1"><text:span text:style-name="T2">do0/s0</text:span></text:p>
        </draw:connector>
        <draw:connector draw:style-name="gr3" draw:text-style-name="P3" draw:layer="layout" draw:type="line" svg:x1="40.548cm" svg:y1="17.436cm" svg:x2="40.792cm" svg:y2="15.4cm" draw:end-shape="id627" draw:end-glue-point="2" svg:d="M40548 17436l244-2036" svg:viewBox="0 0 245 2037">
          <text:p text:style-name="P1"><text:span text:style-name="T2">do1/s1</text:span></text:p>
        </draw:connector>
        <draw:connector draw:style-name="gr3" draw:text-style-name="P3" draw:layer="layout" draw:type="line" svg:x1="31.71cm" svg:y1="17.277cm" svg:x2="32.423cm" svg:y2="15.433cm" draw:end-shape="id624" draw:end-glue-point="2" svg:d="M31710 17277l713-1844" svg:viewBox="0 0 714 1845">
          <text:p text:style-name="P1"><text:span text:style-name="T2">do1/s1</text:span></text:p>
        </draw:connector>
        <draw:connector draw:style-name="gr3" draw:text-style-name="P3" draw:layer="layout" draw:type="line" svg:x1="30.652cm" svg:y1="17.277cm" svg:x2="31.223cm" svg:y2="15.433cm" draw:end-shape="id639" draw:end-glue-point="2" svg:d="M30652 17277l571-1844" svg:viewBox="0 0 572 1845">
          <text:p text:style-name="P1"><text:span text:style-name="T2">do1/s1</text:span></text:p>
        </draw:connector>
        <draw:connector draw:style-name="gr3" draw:text-style-name="P3" draw:layer="layout" draw:type="line" svg:x1="41.526cm" svg:y1="17.171cm" svg:x2="42.023cm" svg:y2="15.433cm" draw:end-shape="id637" draw:end-glue-point="2" svg:d="M41526 17171l497-1738" svg:viewBox="0 0 498 1739">
          <text:p text:style-name="P1"><text:span text:style-name="T2">do1/s1</text:span></text:p>
        </draw:connector>
        <draw:connector draw:style-name="gr3" draw:text-style-name="P3" draw:layer="layout" draw:type="line" svg:x1="29.461cm" svg:y1="17.436cm" svg:x2="30.023cm" svg:y2="15.433cm" draw:end-shape="id640" draw:end-glue-point="2" svg:d="M29461 17436l562-2003" svg:viewBox="0 0 563 2004">
          <text:p text:style-name="P1"><text:span text:style-name="T2">do1/s1</text:span></text:p>
        </draw:connector>
        <draw:connector draw:style-name="gr3" draw:text-style-name="P3" draw:layer="layout" draw:type="line" svg:x1="39.119cm" svg:y1="17.039cm" svg:x2="39.623cm" svg:y2="15.433cm" draw:end-shape="id638" draw:end-glue-point="2" svg:d="M39119 17039l504-1606" svg:viewBox="0 0 505 1607">
          <text:p text:style-name="P1"><text:span text:style-name="T2">do1/s1</text:span></text:p>
        </draw:connector>
        <draw:connector draw:style-name="gr3" draw:text-style-name="P3" draw:layer="layout" draw:type="line" svg:x1="62.791cm" svg:y1="46.427cm" svg:x2="62.344cm" svg:y2="45.04cm" draw:end-shape="id550" draw:end-glue-point="2" svg:d="M62791 46427l-447-1387" svg:viewBox="0 0 448 1388">
          <text:p text:style-name="P1"><text:span text:style-name="T2">do1</text:span></text:p>
        </draw:connector>
        <draw:connector draw:style-name="gr3" draw:text-style-name="P3" draw:layer="layout" draw:type="line" svg:x1="12.078cm" svg:y1="113.983cm" svg:x2="17.304cm" svg:y2="114.085cm" draw:end-shape="id234" draw:end-glue-point="19" svg:d="M12078 113983l5226 102" svg:viewBox="0 0 5227 103">
          <text:p text:style-name="P1"><text:span text:style-name="T2">oe1,oe2,a00,a01,a02,a-3,a04,a05</text:span></text:p>
        </draw:connector>
        <draw:custom-shape draw:style-name="gr13" draw:text-style-name="P2" draw:layer="layout" svg:width="2.1cm" svg:height="0.9cm" svg:x="50.3cm" svg:y="103.9cm">
          <text:p text:style-name="P1"><text:span text:style-name="T1">DFFR (clk59,(/res9)</text:span></text:p>
          <text:p text:style-name="P1"><text:span text:style-name="T1">46226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1cm" svg:height="0.9cm" svg:x="52.5cm" svg:y="103.9cm">
          <text:p text:style-name="P1"><text:span text:style-name="T1">DFFR (clk59,(/res9)</text:span></text:p>
          <text:p text:style-name="P1"><text:span text:style-name="T1">47-901-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1cm" svg:height="0.9cm" svg:x="48.1cm" svg:y="103.9cm">
          <text:p text:style-name="P1"><text:span text:style-name="T1">DFFR (clk59,/res9)</text:span></text:p>
          <text:p text:style-name="P1"><text:span text:style-name="T1">4622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03" draw:id="id803" draw:layer="layout" svg:width="2.1cm" svg:height="0.9cm" svg:x="95.634cm" svg:y="102.263cm">
          <text:p text:style-name="P1"><text:span text:style-name="T1">DFFR clk58,(/res9)</text:span></text:p>
          <text:p text:style-name="P1"><text:span text:style-name="T1">4215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73" draw:id="id773" draw:layer="layout" svg:width="2.1cm" svg:height="0.9cm" svg:x="110.814cm" svg:y="102.338cm">
          <text:p text:style-name="P1"><text:span text:style-name="T1">DFFR (clk58,/res9)</text:span></text:p>
          <text:p text:style-name="P1"><text:span text:style-name="T1">4316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89" draw:id="id789" draw:layer="layout" svg:width="2.1cm" svg:height="0.9cm" svg:x="106.27cm" svg:y="102.376cm">
          <text:p text:style-name="P1"><text:span text:style-name="T1">DFFR clk58,(/res9)</text:span></text:p>
          <text:p text:style-name="P1"><text:span text:style-name="T1">4619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20" draw:id="id820" draw:layer="layout" svg:width="2.1cm" svg:height="0.9cm" svg:x="99.722cm" svg:y="102.325cm">
          <text:p text:style-name="P1"><text:span text:style-name="T1">DFFR clk58,(/res9)</text:span></text:p>
          <text:p text:style-name="P1"><text:span text:style-name="T1">4715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47" draw:id="id847" draw:layer="layout" svg:width="2.1cm" svg:height="0.9cm" svg:x="86.9cm" svg:y="49.601cm">
          <text:p text:style-name="P1"><text:span text:style-name="T1">DFFR clk59,(/res9)</text:span></text:p>
          <text:p text:style-name="P1"><text:span text:style-name="T1">4314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62" draw:id="id862" draw:layer="layout" svg:width="2.1cm" svg:height="0.9cm" svg:x="91.1cm" svg:y="49.601cm">
          <text:p text:style-name="P1"><text:span text:style-name="T1">DFFR clk59,(/res9)</text:span></text:p>
          <text:p text:style-name="P1"><text:span text:style-name="T1">4414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26" draw:id="id726" draw:layer="layout" svg:width="2.1cm" svg:height="0.9cm" svg:x="89.5cm" svg:y="24.6cm">
          <text:p text:style-name="P1"><text:span text:style-name="T1">DFFR (clk57,/res9)</text:span></text:p>
          <text:p text:style-name="P1"><text:span text:style-name="T1">49-905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36" draw:id="id736" draw:layer="layout" svg:width="2.1cm" svg:height="0.9cm" svg:x="91.7cm" svg:y="24.6cm">
          <text:p text:style-name="P1"><text:span text:style-name="T1">DFFR (clk57,/res9)</text:span></text:p>
          <text:p text:style-name="P1"><text:span text:style-name="T1">48-906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08" draw:id="id708" draw:layer="layout" svg:width="2.1cm" svg:height="0.9cm" svg:x="85.1cm" svg:y="24.6cm">
          <text:p text:style-name="P1"><text:span text:style-name="T1">DFFR (clk57,/res9)</text:span></text:p>
          <text:p text:style-name="P1"><text:span text:style-name="T1">49-907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44" draw:id="id744" draw:layer="layout" svg:width="2.1cm" svg:height="0.9cm" svg:x="93.9cm" svg:y="24.6cm">
          <text:p text:style-name="P1"><text:span text:style-name="T1">DFFR (clk57,/res9)</text:span></text:p>
          <text:p text:style-name="P1"><text:span text:style-name="T1">4512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52" draw:id="id752" draw:layer="layout" svg:width="2.1cm" svg:height="0.9cm" svg:x="96.1cm" svg:y="24.6cm">
          <text:p text:style-name="P1"><text:span text:style-name="T1">DFFR clk57,(/res9)</text:span></text:p>
          <text:p text:style-name="P1"><text:span text:style-name="T1">4411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16" draw:id="id716" draw:layer="layout" svg:width="2.1cm" svg:height="0.9cm" svg:x="87.3cm" svg:y="24.6cm">
          <text:p text:style-name="P1"><text:span text:style-name="T1">DFFR (clk57,/res9)</text:span></text:p>
          <text:p text:style-name="P1"><text:span text:style-name="T1">441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04" draw:id="id704" draw:layer="layout" svg:width="1cm" svg:height="0.9cm" svg:x="85.6cm" svg:y="20.894cm">
          <text:p text:style-name="P1"><text:span text:style-name="T1">NOT</text:span></text:p>
          <text:p text:style-name="P1"><text:span text:style-name="T1">347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86.1cm" svg:y1="20.894cm" svg:x2="86.12cm" svg:y2="19.3cm" draw:start-shape="id704" draw:start-glue-point="0" svg:d="M86100 20894l20-1594" svg:viewBox="0 0 21 1595">
          <text:p text:style-name="P1"><text:span text:style-name="T2">unit03_ia0</text:span></text:p>
        </draw:connector>
        <draw:custom-shape draw:style-name="gr1" draw:text-style-name="P2" xml:id="id705" draw:id="id705" draw:layer="layout" svg:width="1cm" svg:height="0.9cm" svg:x="85.6cm" svg:y="22.9cm">
          <text:p text:style-name="P1"><text:span text:style-name="T1">NOT</text:span></text:p>
          <text:p text:style-name="P1"><text:span text:style-name="T1">451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6.1cm" svg:y1="22.9cm" svg:x2="86.1cm" svg:y2="21.794cm" draw:start-shape="id705" draw:start-glue-point="0" draw:end-shape="id704" draw:end-glue-point="2" svg:d="M86100 22900v-1106" svg:viewBox="0 0 1 1107">
          <text:p/>
        </draw:connector>
        <draw:custom-shape draw:style-name="gr1" draw:text-style-name="P2" xml:id="id706" draw:id="id706" draw:layer="layout" svg:width="1cm" svg:height="0.9cm" svg:x="85.106cm" svg:y="28.4cm">
          <text:p text:style-name="P1"><text:span text:style-name="T1">AND</text:span></text:p>
          <text:p text:style-name="P1"><text:span text:style-name="T1">48-909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5.6cm" svg:y1="23.35cm" svg:x2="85.606cm" svg:y2="28.4cm" draw:start-shape="id705" draw:start-glue-point="3" draw:end-shape="id706" draw:end-glue-point="0" svg:d="M85600 23350l6 5050" svg:viewBox="0 0 7 5051">
          <text:p/>
        </draw:connector>
        <draw:custom-shape draw:style-name="gr1" draw:text-style-name="P2" xml:id="id707" draw:id="id707" draw:layer="layout" svg:width="1cm" svg:height="0.9cm" svg:x="85.6cm" svg:y="26.3cm">
          <text:p text:style-name="P1"><text:span text:style-name="T1">OR</text:span></text:p>
          <text:p text:style-name="P1"><text:span text:style-name="T1">49-910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5.606cm" svg:y1="28.4cm" svg:x2="86.1cm" svg:y2="27.2cm" draw:start-shape="id706" draw:start-glue-point="0" draw:end-shape="id707" draw:end-glue-point="2" svg:d="M85606 28400l494-1200" svg:viewBox="0 0 495 1201">
          <text:p/>
        </draw:connector>
        <draw:connector draw:style-name="gr4" draw:text-style-name="P1" draw:layer="layout" draw:type="line" svg:x1="86.1cm" svg:y1="26.3cm" svg:x2="86.15cm" svg:y2="25.5cm" draw:start-shape="id707" draw:start-glue-point="0" draw:end-shape="id708" draw:end-glue-point="2" svg:d="M86100 26300l50-800" svg:viewBox="0 0 51 801">
          <text:p/>
        </draw:connector>
        <draw:custom-shape draw:style-name="gr1" draw:text-style-name="P2" xml:id="id709" draw:id="id709" draw:layer="layout" svg:width="1cm" svg:height="0.9cm" svg:x="86.2cm" svg:y="28.4cm">
          <text:p text:style-name="P1"><text:span text:style-name="T1">AND</text:span></text:p>
          <text:p text:style-name="P1"><text:span text:style-name="T1">49-911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6.15cm" svg:y1="25.5cm" svg:x2="86.7cm" svg:y2="28.4cm" draw:start-shape="id708" draw:start-glue-point="2" draw:end-shape="id709" draw:end-glue-point="0" svg:d="M86150 25500l550 2900" svg:viewBox="0 0 551 2901">
          <text:p/>
        </draw:connector>
        <draw:connector draw:style-name="gr4" draw:text-style-name="P1" draw:layer="layout" draw:type="line" svg:x1="86.7cm" svg:y1="28.4cm" svg:x2="86.1cm" svg:y2="27.2cm" draw:start-shape="id709" draw:start-glue-point="0" draw:end-shape="id707" draw:end-glue-point="2" svg:d="M86700 28400l-600-1200" svg:viewBox="0 0 601 1201">
          <text:p/>
        </draw:connector>
        <draw:custom-shape draw:style-name="gr1" draw:text-style-name="P2" xml:id="id710" draw:id="id710" draw:layer="layout" svg:width="1cm" svg:height="0.9cm" svg:x="83.5cm" svg:y="26.3cm">
          <text:p text:style-name="P1"><text:span text:style-name="T1">AND</text:span></text:p>
          <text:p text:style-name="P1"><text:span text:style-name="T1">479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6.15cm" svg:y1="25.5cm" svg:x2="84cm" svg:y2="26.3cm" draw:start-shape="id708" draw:start-glue-point="2" draw:end-shape="id710" draw:end-glue-point="0" svg:d="M86150 25500l-2150 800" svg:viewBox="0 0 2151 801">
          <text:p/>
        </draw:connector>
        <draw:connector draw:style-name="gr4" draw:text-style-name="P1" draw:layer="layout" draw:type="line" svg:x1="86.15cm" svg:y1="24.6cm" svg:x2="86.1cm" svg:y2="23.8cm" draw:start-shape="id708" draw:start-glue-point="0" draw:end-shape="id705" draw:end-glue-point="2" svg:d="M86150 24600l-50-800" svg:viewBox="0 0 51 801">
          <text:p/>
        </draw:connector>
        <draw:connector draw:style-name="gr4" draw:text-style-name="P1" draw:layer="layout" draw:type="line" svg:x1="86.15cm" svg:y1="24.6cm" svg:x2="80.6cm" svg:y2="23.6cm" draw:start-shape="id708" draw:start-glue-point="0" draw:end-shape="id711" draw:end-glue-point="2" svg:d="M86150 24600l-5550-1000" svg:viewBox="0 0 5551 1001">
          <text:p/>
        </draw:connector>
        <draw:custom-shape draw:style-name="gr1" draw:text-style-name="P2" xml:id="id711" draw:id="id711" draw:layer="layout" svg:width="1cm" svg:height="0.9cm" svg:x="80.1cm" svg:y="22.7cm">
          <text:p text:style-name="P1"><text:span text:style-name="T1">NAND</text:span></text:p>
          <text:p text:style-name="P1"><text:span text:style-name="T1">451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12" draw:id="id712" draw:layer="layout" svg:width="1cm" svg:height="0.9cm" svg:x="87.3cm" svg:y="31.8cm">
          <text:p text:style-name="P1"><text:span text:style-name="T1">AND</text:span></text:p>
          <text:p text:style-name="P1"><text:span text:style-name="T1">461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6.15cm" svg:y1="25.5cm" svg:x2="87.8cm" svg:y2="31.8cm" draw:start-shape="id708" draw:start-glue-point="2" draw:end-shape="id712" draw:end-glue-point="0" svg:d="M86150 25500l1650 6300" svg:viewBox="0 0 1651 6301">
          <text:p/>
        </draw:connector>
        <draw:connector draw:style-name="gr4" draw:text-style-name="P1" draw:layer="layout" draw:type="line" svg:x1="86.15cm" svg:y1="25.5cm" svg:x2="88.9cm" svg:y2="30.5cm" draw:start-shape="id708" draw:start-glue-point="2" draw:end-shape="id713" draw:end-glue-point="0" svg:d="M86150 25500l2750 5000" svg:viewBox="0 0 2751 5001">
          <text:p/>
        </draw:connector>
        <draw:custom-shape draw:style-name="gr1" draw:text-style-name="P2" xml:id="id714" draw:id="id714" draw:layer="layout" svg:width="1cm" svg:height="0.9cm" svg:x="88.4cm" svg:y="28.4cm">
          <text:p text:style-name="P1"><text:span text:style-name="T1">AND</text:span></text:p>
          <text:p text:style-name="P1"><text:span text:style-name="T1">461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8.9cm" svg:y1="30.5cm" svg:x2="88.9cm" svg:y2="29.3cm" draw:start-shape="id713" draw:start-glue-point="0" draw:end-shape="id714" draw:end-glue-point="2" svg:d="M88900 30500v-1200" svg:viewBox="0 0 1 1201">
          <text:p/>
        </draw:connector>
        <draw:custom-shape draw:style-name="gr1" draw:text-style-name="P2" xml:id="id715" draw:id="id715" draw:layer="layout" svg:width="1cm" svg:height="0.9cm" svg:x="87.8cm" svg:y="26.4cm">
          <text:p text:style-name="P1"><text:span text:style-name="T1">OR</text:span></text:p>
          <text:p text:style-name="P1"><text:span text:style-name="T1">451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8.9cm" svg:y1="28.4cm" svg:x2="88.3cm" svg:y2="27.3cm" draw:start-shape="id714" draw:start-glue-point="0" draw:end-shape="id715" draw:end-glue-point="2" svg:d="M88900 28400l-600-1100" svg:viewBox="0 0 601 1101">
          <text:p/>
        </draw:connector>
        <draw:connector draw:style-name="gr4" draw:text-style-name="P1" draw:layer="layout" draw:type="line" svg:x1="88.3cm" svg:y1="26.4cm" svg:x2="88.35cm" svg:y2="25.5cm" draw:start-shape="id715" draw:start-glue-point="0" draw:end-shape="id716" draw:end-glue-point="2" svg:d="M88300 26400l50-900" svg:viewBox="0 0 51 901">
          <text:p/>
        </draw:connector>
        <draw:connector draw:style-name="gr4" draw:text-style-name="P1" draw:layer="layout" draw:type="line" svg:x1="87.8cm" svg:y1="28.4cm" svg:x2="88.3cm" svg:y2="27.3cm" draw:start-shape="id717" draw:start-glue-point="0" draw:end-shape="id715" draw:end-glue-point="2" svg:d="M87800 28400l500-1100" svg:viewBox="0 0 501 1101">
          <text:p/>
        </draw:connector>
        <draw:custom-shape draw:style-name="gr1" draw:text-style-name="P2" xml:id="id718" draw:id="id718" draw:layer="layout" svg:width="1cm" svg:height="0.9cm" svg:x="89.4cm" svg:y="35.1cm">
          <text:p text:style-name="P1"><text:span text:style-name="T1">NAND</text:span></text:p>
          <text:p text:style-name="P1"><text:span text:style-name="T1">479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6.15cm" svg:y1="25.5cm" svg:x2="89.9cm" svg:y2="35.1cm" draw:start-shape="id708" draw:start-glue-point="2" draw:end-shape="id718" draw:end-glue-point="0" svg:d="M86150 25500l3750 9600" svg:viewBox="0 0 3751 9601">
          <text:p/>
        </draw:connector>
        <draw:custom-shape draw:style-name="gr1" draw:text-style-name="P2" xml:id="id719" draw:id="id719" draw:layer="layout" svg:width="1cm" svg:height="0.9cm" svg:x="89.5cm" svg:y="31.9cm">
          <text:p text:style-name="P1"><text:span text:style-name="T1">AND</text:span></text:p>
          <text:p text:style-name="P1"><text:span text:style-name="T1">461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7.8cm" svg:y1="31.8cm" svg:x2="90cm" svg:y2="32.8cm" draw:start-shape="id712" draw:start-glue-point="0" draw:end-shape="id719" draw:end-glue-point="2" svg:d="M87800 31800l2200 1000" svg:viewBox="0 0 2201 1001">
          <text:p/>
        </draw:connector>
        <draw:connector draw:style-name="gr4" draw:text-style-name="P1" draw:layer="layout" draw:type="line" svg:x1="87.8cm" svg:y1="31.8cm" svg:x2="87.8cm" svg:y2="29.3cm" draw:start-shape="id712" draw:start-glue-point="0" draw:end-shape="id717" draw:end-glue-point="2" svg:d="M87800 31800v-2500" svg:viewBox="0 0 1 2501">
          <text:p/>
        </draw:connector>
        <draw:connector draw:style-name="gr4" draw:text-style-name="P1" draw:layer="layout" draw:type="line" svg:x1="88.35cm" svg:y1="25.5cm" svg:x2="84cm" svg:y2="26.3cm" draw:start-shape="id716" draw:start-glue-point="2" draw:end-shape="id710" draw:end-glue-point="0" svg:d="M88350 25500l-4350 800" svg:viewBox="0 0 4351 801">
          <text:p/>
        </draw:connector>
        <draw:connector draw:style-name="gr4" draw:text-style-name="P1" draw:layer="layout" draw:type="line" svg:x1="88.35cm" svg:y1="25.5cm" svg:x2="90cm" svg:y2="31.9cm" draw:start-shape="id716" draw:start-glue-point="2" draw:end-shape="id719" draw:end-glue-point="0" svg:d="M88350 25500l1650 6400" svg:viewBox="0 0 1651 6401">
          <text:p/>
        </draw:connector>
        <draw:connector draw:style-name="gr4" draw:text-style-name="P1" draw:layer="layout" draw:type="line" svg:x1="88.35cm" svg:y1="25.5cm" svg:x2="88.9cm" svg:y2="28.4cm" draw:start-shape="id716" draw:start-glue-point="2" draw:end-shape="id714" draw:end-glue-point="0" svg:d="M88350 25500l550 2900" svg:viewBox="0 0 551 2901">
          <text:p/>
        </draw:connector>
        <draw:custom-shape draw:style-name="gr1" draw:text-style-name="P2" xml:id="id720" draw:id="id720" draw:layer="layout" svg:width="1cm" svg:height="0.9cm" svg:x="81.2cm" svg:y="22.7cm">
          <text:p text:style-name="P1"><text:span text:style-name="T1">NAND</text:span></text:p>
          <text:p text:style-name="P1"><text:span text:style-name="T1">451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8.35cm" svg:y1="24.6cm" svg:x2="81.7cm" svg:y2="23.6cm" draw:start-shape="id716" draw:start-glue-point="0" draw:end-shape="id720" draw:end-glue-point="2" svg:d="M88350 24600l-6650-1000" svg:viewBox="0 0 6651 1001">
          <text:p/>
        </draw:connector>
        <draw:custom-shape draw:style-name="gr1" draw:text-style-name="P2" xml:id="id721" draw:id="id721" draw:layer="layout" svg:width="1cm" svg:height="0.9cm" svg:x="87.8cm" svg:y="20.894cm">
          <text:p text:style-name="P1"><text:span text:style-name="T1">NOT</text:span></text:p>
          <text:p text:style-name="P1"><text:span text:style-name="T1">451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88.3cm" svg:y1="20.894cm" svg:x2="88.32cm" svg:y2="19.3cm" draw:start-shape="id721" draw:start-glue-point="0" svg:d="M88300 20894l20-1594" svg:viewBox="0 0 21 1595">
          <text:p text:style-name="P1"><text:span text:style-name="T2">unit03_ia1</text:span></text:p>
        </draw:connector>
        <draw:connector draw:style-name="gr4" draw:text-style-name="P1" draw:layer="layout" draw:type="line" svg:x1="88.3cm" svg:y1="22.9cm" svg:x2="88.3cm" svg:y2="21.794cm" draw:start-shape="id722" draw:start-glue-point="0" draw:end-shape="id721" draw:end-glue-point="2" svg:d="M88300 22900v-1106" svg:viewBox="0 0 1 1107">
          <text:p/>
        </draw:connector>
        <draw:connector draw:style-name="gr4" draw:text-style-name="P1" draw:layer="layout" draw:type="line" svg:x1="88.35cm" svg:y1="24.6cm" svg:x2="88.3cm" svg:y2="23.8cm" draw:start-shape="id716" draw:start-glue-point="0" draw:end-shape="id722" draw:end-glue-point="2" svg:d="M88350 24600l-50-800" svg:viewBox="0 0 51 801">
          <text:p/>
        </draw:connector>
        <draw:connector draw:style-name="gr4" draw:text-style-name="P1" draw:layer="layout" draw:type="line" svg:x1="87.8cm" svg:y1="23.35cm" svg:x2="87.8cm" svg:y2="28.4cm" draw:start-shape="id722" draw:start-glue-point="3" draw:end-shape="id717" draw:end-glue-point="0" svg:d="M87800 23350v5050" svg:viewBox="0 0 1 5051">
          <text:p/>
        </draw:connector>
        <draw:custom-shape draw:style-name="gr1" draw:text-style-name="P2" xml:id="id723" draw:id="id723" draw:layer="layout" svg:width="1cm" svg:height="0.9cm" svg:x="91.7cm" svg:y="32cm">
          <text:p text:style-name="P1"><text:span text:style-name="T1">AND</text:span></text:p>
          <text:p text:style-name="P1"><text:span text:style-name="T1">461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0cm" svg:y1="31.9cm" svg:x2="92.2cm" svg:y2="32.9cm" draw:start-shape="id719" draw:start-glue-point="0" draw:end-shape="id723" draw:end-glue-point="2" svg:d="M90000 31900l2200 1000" svg:viewBox="0 0 2201 1001">
          <text:p/>
        </draw:connector>
        <draw:custom-shape draw:style-name="gr1" draw:text-style-name="P2" xml:id="id724" draw:id="id724" draw:layer="layout" svg:width="1cm" svg:height="0.9cm" svg:x="89.5cm" svg:y="28.4cm">
          <text:p text:style-name="P1"><text:span text:style-name="T1">AND</text:span></text:p>
          <text:p text:style-name="P1"><text:span text:style-name="T1">461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0cm" svg:y1="31.9cm" svg:x2="90cm" svg:y2="29.3cm" draw:start-shape="id719" draw:start-glue-point="0" draw:end-shape="id724" svg:d="M90000 31900v-2600" svg:viewBox="0 0 1 2601">
          <text:p/>
        </draw:connector>
        <draw:custom-shape draw:style-name="gr1" draw:text-style-name="P2" xml:id="id725" draw:id="id725" draw:layer="layout" svg:width="1cm" svg:height="0.9cm" svg:x="90cm" svg:y="26.4cm">
          <text:p text:style-name="P1"><text:span text:style-name="T1">OR</text:span></text:p>
          <text:p text:style-name="P1"><text:span text:style-name="T1">48-912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0cm" svg:y1="28.4cm" svg:x2="90.5cm" svg:y2="27.3cm" draw:start-shape="id724" draw:start-glue-point="0" draw:end-shape="id725" draw:end-glue-point="2" svg:d="M90000 28400l500-1100" svg:viewBox="0 0 501 1101">
          <text:p/>
        </draw:connector>
        <draw:connector draw:style-name="gr4" draw:text-style-name="P1" draw:layer="layout" draw:type="line" svg:x1="90.5cm" svg:y1="26.4cm" svg:x2="90.55cm" svg:y2="25.5cm" draw:start-shape="id725" draw:start-glue-point="0" draw:end-shape="id726" draw:end-glue-point="2" svg:d="M90500 26400l50-900" svg:viewBox="0 0 51 901">
          <text:p/>
        </draw:connector>
        <draw:custom-shape draw:style-name="gr1" draw:text-style-name="P2" xml:id="id727" draw:id="id727" draw:layer="layout" svg:width="1cm" svg:height="0.9cm" svg:x="90.6cm" svg:y="28.4cm">
          <text:p text:style-name="P1"><text:span text:style-name="T1">AND</text:span></text:p>
          <text:p text:style-name="P1"><text:span text:style-name="T1">48-913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0.55cm" svg:y1="25.5cm" svg:x2="91.1cm" svg:y2="28.4cm" draw:start-shape="id726" draw:start-glue-point="2" draw:end-shape="id727" draw:end-glue-point="0" svg:d="M90550 25500l550 2900" svg:viewBox="0 0 551 2901">
          <text:p/>
        </draw:connector>
        <draw:connector draw:style-name="gr4" draw:text-style-name="P1" draw:layer="layout" draw:type="line" svg:x1="91.1cm" svg:y1="28.4cm" svg:x2="90.5cm" svg:y2="27.3cm" draw:start-shape="id727" draw:start-glue-point="0" draw:end-shape="id725" draw:end-glue-point="2" svg:d="M91100 28400l-600-1100" svg:viewBox="0 0 601 1101">
          <text:p/>
        </draw:connector>
        <draw:custom-shape draw:style-name="gr1" draw:text-style-name="P2" xml:id="id728" draw:id="id728" draw:layer="layout" svg:width="1cm" svg:height="0.9cm" svg:x="91.6cm" svg:y="35.1cm">
          <text:p text:style-name="P1"><text:span text:style-name="T1">NAND</text:span></text:p>
          <text:p text:style-name="P1"><text:span text:style-name="T1">471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0.55cm" svg:y1="25.5cm" svg:x2="92.1cm" svg:y2="35.1cm" draw:start-shape="id726" draw:start-glue-point="2" draw:end-shape="id728" draw:end-glue-point="0" svg:d="M90550 25500l1550 9600" svg:viewBox="0 0 1551 9601">
          <text:p/>
        </draw:connector>
        <draw:custom-shape draw:style-name="gr1" draw:text-style-name="P2" xml:id="id729" draw:id="id729" draw:layer="layout" svg:width="1cm" svg:height="0.9cm" svg:x="90cm" svg:y="20.894cm">
          <text:p text:style-name="P1"><text:span text:style-name="T1">NOT</text:span></text:p>
          <text:p text:style-name="P1"><text:span text:style-name="T1">421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90.5cm" svg:y1="20.894cm" svg:x2="90.52cm" svg:y2="19.3cm" draw:start-shape="id729" draw:start-glue-point="0" svg:d="M90500 20894l20-1594" svg:viewBox="0 0 21 1595">
          <text:p text:style-name="P1"><text:span text:style-name="T2">unit03_ia2</text:span></text:p>
        </draw:connector>
        <draw:connector draw:style-name="gr4" draw:text-style-name="P1" draw:layer="layout" draw:type="line" svg:x1="90.5cm" svg:y1="22.9cm" svg:x2="90.5cm" svg:y2="21.794cm" draw:start-shape="id730" draw:start-glue-point="0" draw:end-shape="id729" draw:end-glue-point="2" svg:d="M90500 22900v-1106" svg:viewBox="0 0 1 1107">
          <text:p/>
        </draw:connector>
        <draw:connector draw:style-name="gr4" draw:text-style-name="P1" draw:layer="layout" draw:type="line" svg:x1="90.55cm" svg:y1="24.6cm" svg:x2="90.5cm" svg:y2="23.8cm" draw:start-shape="id726" draw:start-glue-point="0" draw:end-shape="id730" draw:end-glue-point="2" svg:d="M90550 24600l-50-800" svg:viewBox="0 0 51 801">
          <text:p/>
        </draw:connector>
        <draw:connector draw:style-name="gr4" draw:text-style-name="P1" draw:layer="layout" draw:type="line" svg:x1="90cm" svg:y1="23.35cm" svg:x2="90cm" svg:y2="28.4cm" draw:start-shape="id730" draw:start-glue-point="3" draw:end-shape="id724" draw:end-glue-point="0" svg:d="M90000 23350v5050" svg:viewBox="0 0 1 5051">
          <text:p/>
        </draw:connector>
        <draw:connector draw:style-name="gr4" draw:text-style-name="P1" draw:layer="layout" draw:type="line" svg:x1="90.55cm" svg:y1="25.5cm" svg:x2="92.2cm" svg:y2="32cm" draw:start-shape="id726" draw:start-glue-point="2" draw:end-shape="id723" draw:end-glue-point="0" svg:d="M90550 25500l1650 6500" svg:viewBox="0 0 1651 6501">
          <text:p/>
        </draw:connector>
        <draw:connector draw:style-name="gr4" draw:text-style-name="P1" draw:layer="layout" draw:type="line" svg:x1="90.55cm" svg:y1="24.6cm" svg:x2="81.7cm" svg:y2="23.6cm" draw:start-shape="id726" draw:start-glue-point="0" draw:end-shape="id720" draw:end-glue-point="2" svg:d="M90550 24600l-8850-1000" svg:viewBox="0 0 8851 1001">
          <text:p/>
        </draw:connector>
        <draw:connector draw:style-name="gr4" draw:text-style-name="P1" draw:layer="layout" draw:type="line" svg:x1="90.55cm" svg:y1="25.5cm" svg:x2="82.9cm" svg:y2="26.3cm" draw:start-shape="id726" draw:start-glue-point="2" draw:end-shape="id731" draw:end-glue-point="0" svg:d="M90550 25500l-7650 800" svg:viewBox="0 0 7651 801">
          <text:p/>
        </draw:connector>
        <draw:connector draw:style-name="gr4" draw:text-style-name="P1" draw:layer="layout" draw:type="line" svg:x1="88.35cm" svg:y1="25.5cm" svg:x2="89.9cm" svg:y2="35.1cm" draw:start-shape="id716" draw:start-glue-point="2" draw:end-shape="id718" draw:end-glue-point="0" svg:d="M88350 25500l1550 9600" svg:viewBox="0 0 1551 9601">
          <text:p/>
        </draw:connector>
        <draw:connector draw:style-name="gr4" draw:text-style-name="P1" draw:layer="layout" draw:type="line" svg:x1="91.1cm" svg:y1="30.5cm" svg:x2="91.1cm" svg:y2="29.3cm" draw:start-shape="id732" draw:start-glue-point="0" draw:end-shape="id727" draw:end-glue-point="2" svg:d="M91100 30500v-1200" svg:viewBox="0 0 1 1201">
          <text:p/>
        </draw:connector>
        <draw:custom-shape draw:style-name="gr1" draw:text-style-name="P2" xml:id="id733" draw:id="id733" draw:layer="layout" svg:width="1cm" svg:height="0.9cm" svg:x="93.9cm" svg:y="32.1cm">
          <text:p text:style-name="P1"><text:span text:style-name="T1">AND</text:span></text:p>
          <text:p text:style-name="P1"><text:span text:style-name="T1">461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2.2cm" svg:y1="32cm" svg:x2="94.4cm" svg:y2="33cm" draw:start-shape="id723" draw:start-glue-point="0" draw:end-shape="id733" draw:end-glue-point="2" svg:d="M92200 32000l2200 1000" svg:viewBox="0 0 2201 1001">
          <text:p/>
        </draw:connector>
        <draw:custom-shape draw:style-name="gr1" draw:text-style-name="P2" xml:id="id734" draw:id="id734" draw:layer="layout" svg:width="1cm" svg:height="0.9cm" svg:x="91.7cm" svg:y="28.4cm">
          <text:p text:style-name="P1"><text:span text:style-name="T1">AND</text:span></text:p>
          <text:p text:style-name="P1"><text:span text:style-name="T1">479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2.2cm" svg:y1="32cm" svg:x2="92.2cm" svg:y2="29.3cm" draw:start-shape="id723" draw:start-glue-point="0" draw:end-shape="id734" draw:end-glue-point="2" svg:d="M92200 32000v-2700" svg:viewBox="0 0 1 2701">
          <text:p/>
        </draw:connector>
        <draw:custom-shape draw:style-name="gr1" draw:text-style-name="P2" xml:id="id735" draw:id="id735" draw:layer="layout" svg:width="1cm" svg:height="0.9cm" svg:x="92.2cm" svg:y="26.4cm">
          <text:p text:style-name="P1"><text:span text:style-name="T1">OR</text:span></text:p>
          <text:p text:style-name="P1"><text:span text:style-name="T1">48-915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2.2cm" svg:y1="28.4cm" svg:x2="92.7cm" svg:y2="27.3cm" draw:start-shape="id734" draw:start-glue-point="0" draw:end-shape="id735" draw:end-glue-point="2" svg:d="M92200 28400l500-1100" svg:viewBox="0 0 501 1101">
          <text:p/>
        </draw:connector>
        <draw:connector draw:style-name="gr4" draw:text-style-name="P1" draw:layer="layout" draw:type="line" svg:x1="92.7cm" svg:y1="26.4cm" svg:x2="92.75cm" svg:y2="25.5cm" draw:start-shape="id735" draw:start-glue-point="0" draw:end-shape="id736" draw:end-glue-point="2" svg:d="M92700 26400l50-900" svg:viewBox="0 0 51 901">
          <text:p/>
        </draw:connector>
        <draw:custom-shape draw:style-name="gr1" draw:text-style-name="P2" xml:id="id737" draw:id="id737" draw:layer="layout" svg:width="1cm" svg:height="0.9cm" svg:x="92.8cm" svg:y="28.4cm">
          <text:p text:style-name="P1"><text:span text:style-name="T1">AND</text:span></text:p>
          <text:p text:style-name="P1"><text:span text:style-name="T1">48-916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3.3cm" svg:y1="28.4cm" svg:x2="92.7cm" svg:y2="27.3cm" draw:start-shape="id737" draw:start-glue-point="0" draw:end-shape="id735" draw:end-glue-point="2" svg:d="M93300 28400l-600-1100" svg:viewBox="0 0 601 1101">
          <text:p/>
        </draw:connector>
        <draw:connector draw:style-name="gr4" draw:text-style-name="P1" draw:layer="layout" draw:type="line" svg:x1="92.75cm" svg:y1="25.5cm" svg:x2="93.3cm" svg:y2="28.4cm" draw:start-shape="id736" draw:start-glue-point="2" draw:end-shape="id737" draw:end-glue-point="0" svg:d="M92750 25500l550 2900" svg:viewBox="0 0 551 2901">
          <text:p/>
        </draw:connector>
        <draw:connector draw:style-name="gr4" draw:text-style-name="P1" draw:layer="layout" draw:type="line" svg:x1="92.75cm" svg:y1="25.5cm" svg:x2="82.9cm" svg:y2="26.3cm" draw:start-shape="id736" draw:start-glue-point="2" draw:end-shape="id731" draw:end-glue-point="0" svg:d="M92750 25500l-9850 800" svg:viewBox="0 0 9851 801">
          <text:p/>
        </draw:connector>
        <draw:custom-shape draw:style-name="gr1" draw:text-style-name="P2" xml:id="id738" draw:id="id738" draw:layer="layout" svg:width="1cm" svg:height="0.9cm" svg:x="93.8cm" svg:y="35.1cm">
          <text:p text:style-name="P1"><text:span text:style-name="T1">NAND</text:span></text:p>
          <text:p text:style-name="P1"><text:span text:style-name="T1">47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2.75cm" svg:y1="25.5cm" svg:x2="94.3cm" svg:y2="35.1cm" draw:start-shape="id736" draw:start-glue-point="2" draw:end-shape="id738" draw:end-glue-point="0" svg:d="M92750 25500l1550 9600" svg:viewBox="0 0 1551 9601">
          <text:p/>
        </draw:connector>
        <draw:custom-shape draw:style-name="gr1" draw:text-style-name="P2" xml:id="id739" draw:id="id739" draw:layer="layout" svg:width="1cm" svg:height="0.9cm" svg:x="92.247cm" svg:y="20.895cm">
          <text:p text:style-name="P1"><text:span text:style-name="T1">NOT</text:span></text:p>
          <text:p text:style-name="P1"><text:span text:style-name="T1">421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92.747cm" svg:y1="20.895cm" svg:x2="92.767cm" svg:y2="19.301cm" draw:start-shape="id739" draw:start-glue-point="0" svg:d="M92747 20895l20-1594" svg:viewBox="0 0 21 1595">
          <text:p text:style-name="P1"><text:span text:style-name="T2">unit03_ia3</text:span></text:p>
        </draw:connector>
        <draw:connector draw:style-name="gr4" draw:text-style-name="P1" draw:layer="layout" draw:type="line" svg:x1="92.747cm" svg:y1="22.901cm" svg:x2="92.747cm" svg:y2="21.795cm" draw:start-shape="id740" draw:start-glue-point="0" draw:end-shape="id739" draw:end-glue-point="2" svg:d="M92747 22901v-1106" svg:viewBox="0 0 1 1107">
          <text:p/>
        </draw:connector>
        <draw:connector draw:style-name="gr4" draw:text-style-name="P1" draw:layer="layout" draw:type="line" svg:x1="92.75cm" svg:y1="24.6cm" svg:x2="92.747cm" svg:y2="23.801cm" draw:start-shape="id736" draw:start-glue-point="0" draw:end-shape="id740" draw:end-glue-point="2" svg:d="M92750 24600l-3-799" svg:viewBox="0 0 4 800">
          <text:p/>
        </draw:connector>
        <draw:connector draw:style-name="gr4" draw:text-style-name="P1" draw:layer="layout" draw:type="line" svg:x1="92.75cm" svg:y1="25.5cm" svg:x2="94.4cm" svg:y2="32.1cm" draw:start-shape="id736" draw:start-glue-point="2" draw:end-shape="id733" draw:end-glue-point="0" svg:d="M92750 25500l1650 6600" svg:viewBox="0 0 1651 6601">
          <text:p/>
        </draw:connector>
        <draw:connector draw:style-name="gr4" draw:text-style-name="P1" draw:layer="layout" draw:type="line" svg:x1="92.247cm" svg:y1="23.351cm" svg:x2="92.2cm" svg:y2="28.4cm" draw:start-shape="id740" draw:start-glue-point="3" draw:end-shape="id734" draw:end-glue-point="0" svg:d="M92247 23351l-47 5049" svg:viewBox="0 0 48 5050">
          <text:p/>
        </draw:connector>
        <draw:custom-shape draw:style-name="gr1" draw:text-style-name="P2" xml:id="id741" draw:id="id741" draw:layer="layout" svg:width="1cm" svg:height="0.9cm" svg:x="96.1cm" svg:y="32.1cm">
          <text:p text:style-name="P1"><text:span text:style-name="T1">AND</text:span></text:p>
          <text:p text:style-name="P1"><text:span text:style-name="T1">451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4.4cm" svg:y1="32.1cm" svg:x2="96.6cm" svg:y2="33cm" draw:start-shape="id733" draw:start-glue-point="0" draw:end-shape="id741" draw:end-glue-point="2" svg:d="M94400 32100l2200 900" svg:viewBox="0 0 2201 901">
          <text:p/>
        </draw:connector>
        <draw:custom-shape draw:style-name="gr1" draw:text-style-name="P2" xml:id="id742" draw:id="id742" draw:layer="layout" svg:width="1cm" svg:height="0.9cm" svg:x="93.9cm" svg:y="28.4cm">
          <text:p text:style-name="P1"><text:span text:style-name="T1">AND</text:span></text:p>
          <text:p text:style-name="P1"><text:span text:style-name="T1">451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4.4cm" svg:y1="32.1cm" svg:x2="94.4cm" svg:y2="29.3cm" draw:start-shape="id733" draw:start-glue-point="0" draw:end-shape="id742" draw:end-glue-point="2" svg:d="M94400 32100v-2800" svg:viewBox="0 0 1 2801">
          <text:p/>
        </draw:connector>
        <draw:custom-shape draw:style-name="gr1" draw:text-style-name="P2" xml:id="id743" draw:id="id743" draw:layer="layout" svg:width="1cm" svg:height="0.9cm" svg:x="94.4cm" svg:y="26.4cm">
          <text:p text:style-name="P1"><text:span text:style-name="T1">OR</text:span></text:p>
          <text:p text:style-name="P1"><text:span text:style-name="T1">451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4.4cm" svg:y1="28.4cm" svg:x2="94.9cm" svg:y2="27.3cm" draw:start-shape="id742" draw:start-glue-point="0" draw:end-shape="id743" draw:end-glue-point="2" svg:d="M94400 28400l500-1100" svg:viewBox="0 0 501 1101">
          <text:p/>
        </draw:connector>
        <draw:connector draw:style-name="gr4" draw:text-style-name="P1" draw:layer="layout" draw:type="line" svg:x1="94.9cm" svg:y1="26.4cm" svg:x2="94.95cm" svg:y2="25.5cm" draw:start-shape="id743" draw:start-glue-point="0" draw:end-shape="id744" draw:end-glue-point="2" svg:d="M94900 26400l50-900" svg:viewBox="0 0 51 901">
          <text:p/>
        </draw:connector>
        <draw:custom-shape draw:style-name="gr1" draw:text-style-name="P2" xml:id="id745" draw:id="id745" draw:layer="layout" svg:width="1cm" svg:height="0.9cm" svg:x="95cm" svg:y="28.4cm">
          <text:p text:style-name="P1"><text:span text:style-name="T1">AND</text:span></text:p>
          <text:p text:style-name="P1"><text:span text:style-name="T1">461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4.95cm" svg:y1="25.5cm" svg:x2="95.5cm" svg:y2="28.4cm" draw:start-shape="id744" draw:start-glue-point="2" draw:end-shape="id745" draw:end-glue-point="0" svg:d="M94950 25500l550 2900" svg:viewBox="0 0 551 2901">
          <text:p/>
        </draw:connector>
        <draw:connector draw:style-name="gr4" draw:text-style-name="P1" draw:layer="layout" draw:type="line" svg:x1="95.5cm" svg:y1="28.4cm" svg:x2="94.9cm" svg:y2="27.3cm" draw:start-shape="id745" draw:start-glue-point="0" draw:end-shape="id743" draw:end-glue-point="2" svg:d="M95500 28400l-600-1100" svg:viewBox="0 0 601 1101">
          <text:p/>
        </draw:connector>
        <draw:custom-shape draw:style-name="gr1" draw:text-style-name="P2" xml:id="id746" draw:id="id746" draw:layer="layout" svg:width="1cm" svg:height="0.9cm" svg:x="96cm" svg:y="35.1cm">
          <text:p text:style-name="P1"><text:span text:style-name="T1">NAND</text:span></text:p>
          <text:p text:style-name="P1"><text:span text:style-name="T1">461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4.95cm" svg:y1="25.5cm" svg:x2="96.5cm" svg:y2="35.1cm" draw:start-shape="id744" draw:start-glue-point="2" draw:end-shape="id746" draw:end-glue-point="0" svg:d="M94950 25500l1550 9600" svg:viewBox="0 0 1551 9601">
          <text:p/>
        </draw:connector>
        <draw:connector draw:style-name="gr4" draw:text-style-name="P1" draw:layer="layout" draw:type="line" svg:x1="94.95cm" svg:y1="25.5cm" svg:x2="80.3cm" svg:y2="26.3cm" draw:start-shape="id744" draw:start-glue-point="2" draw:end-shape="id747" draw:end-glue-point="0" svg:d="M94950 25500l-14650 800" svg:viewBox="0 0 14651 801">
          <text:p/>
        </draw:connector>
        <draw:connector draw:style-name="gr4" draw:text-style-name="P1" draw:layer="layout" draw:type="line" svg:x1="94.95cm" svg:y1="25.5cm" svg:x2="96.6cm" svg:y2="32.1cm" draw:start-shape="id744" draw:start-glue-point="2" draw:end-shape="id741" draw:end-glue-point="0" svg:d="M94950 25500l1650 6600" svg:viewBox="0 0 1651 6601">
          <text:p/>
        </draw:connector>
        <draw:custom-shape draw:style-name="gr1" draw:text-style-name="P2" xml:id="id749" draw:id="id749" draw:layer="layout" svg:width="1cm" svg:height="0.9cm" svg:x="94.438cm" svg:y="22.902cm">
          <text:p text:style-name="P1"><text:span text:style-name="T1">NOT</text:span></text:p>
          <text:p text:style-name="P1"><text:span text:style-name="T1">46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48" draw:id="id748" draw:layer="layout" svg:width="1cm" svg:height="0.9cm" svg:x="94.438cm" svg:y="20.896cm">
          <text:p text:style-name="P1"><text:span text:style-name="T1">NOT</text:span></text:p>
          <text:p text:style-name="P1"><text:span text:style-name="T1">32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94.938cm" svg:y1="20.896cm" svg:x2="94.958cm" svg:y2="19.302cm" draw:start-shape="id748" draw:start-glue-point="0" svg:d="M94938 20896l20-1594" svg:viewBox="0 0 21 1595">
          <text:p text:style-name="P1"><text:span text:style-name="T2">unit03_ia4</text:span></text:p>
        </draw:connector>
        <draw:connector draw:style-name="gr4" draw:text-style-name="P1" draw:layer="layout" draw:type="line" svg:x1="94.938cm" svg:y1="22.902cm" svg:x2="94.938cm" svg:y2="21.796cm" draw:start-shape="id749" draw:start-glue-point="0" draw:end-shape="id748" draw:end-glue-point="2" svg:d="M94938 22902v-1106" svg:viewBox="0 0 1 1107">
          <text:p/>
        </draw:connector>
        <draw:connector draw:style-name="gr4" draw:text-style-name="P1" draw:layer="layout" draw:type="line" svg:x1="94.95cm" svg:y1="24.6cm" svg:x2="94.938cm" svg:y2="23.802cm" draw:start-shape="id744" draw:start-glue-point="0" draw:end-shape="id749" draw:end-glue-point="2" svg:d="M94950 24600l-12-798" svg:viewBox="0 0 13 799">
          <text:p/>
        </draw:connector>
        <draw:connector draw:style-name="gr4" draw:text-style-name="P1" draw:layer="layout" draw:type="line" svg:x1="94.438cm" svg:y1="23.352cm" svg:x2="94.4cm" svg:y2="28.4cm" draw:start-shape="id749" draw:start-glue-point="3" draw:end-shape="id742" draw:end-glue-point="0" svg:d="M94438 23352l-38 5048" svg:viewBox="0 0 39 5049">
          <text:p/>
        </draw:connector>
        <draw:custom-shape draw:style-name="gr1" draw:text-style-name="P2" xml:id="id750" draw:id="id750" draw:layer="layout" svg:width="1cm" svg:height="0.9cm" svg:x="96.1cm" svg:y="28.4cm">
          <text:p text:style-name="P1"><text:span text:style-name="T1">AND</text:span></text:p>
          <text:p text:style-name="P1"><text:span text:style-name="T1">441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6.6cm" svg:y1="32.1cm" svg:x2="96.6cm" svg:y2="29.3cm" draw:start-shape="id741" draw:start-glue-point="0" draw:end-shape="id750" draw:end-glue-point="2" svg:d="M96600 32100v-2800" svg:viewBox="0 0 1 2801">
          <text:p/>
        </draw:connector>
        <draw:custom-shape draw:style-name="gr1" draw:text-style-name="P2" xml:id="id751" draw:id="id751" draw:layer="layout" svg:width="1cm" svg:height="0.9cm" svg:x="96.6cm" svg:y="26.4cm">
          <text:p text:style-name="P1"><text:span text:style-name="T1">OR</text:span></text:p>
          <text:p text:style-name="P1"><text:span text:style-name="T1">441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6.6cm" svg:y1="28.4cm" svg:x2="97.1cm" svg:y2="27.3cm" draw:start-shape="id750" draw:start-glue-point="0" draw:end-shape="id751" draw:end-glue-point="2" svg:d="M96600 28400l500-1100" svg:viewBox="0 0 501 1101">
          <text:p/>
        </draw:connector>
        <draw:connector draw:style-name="gr4" draw:text-style-name="P1" draw:layer="layout" draw:type="line" svg:x1="97.1cm" svg:y1="26.4cm" svg:x2="97.15cm" svg:y2="25.5cm" draw:start-shape="id751" draw:start-glue-point="0" draw:end-shape="id752" draw:end-glue-point="2" svg:d="M97100 26400l50-900" svg:viewBox="0 0 51 901">
          <text:p/>
        </draw:connector>
        <draw:custom-shape draw:style-name="gr1" draw:text-style-name="P2" xml:id="id754" draw:id="id754" draw:layer="layout" svg:width="1cm" svg:height="0.9cm" svg:x="96.632cm" svg:y="22.903cm">
          <text:p text:style-name="P1"><text:span text:style-name="T1">NOT</text:span></text:p>
          <text:p text:style-name="P1"><text:span text:style-name="T1">44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53" draw:id="id753" draw:layer="layout" svg:width="1cm" svg:height="0.9cm" svg:x="96.632cm" svg:y="20.897cm">
          <text:p text:style-name="P1"><text:span text:style-name="T1">NOT</text:span></text:p>
          <text:p text:style-name="P1"><text:span text:style-name="T1">317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97.132cm" svg:y1="20.897cm" svg:x2="97.152cm" svg:y2="19.303cm" draw:start-shape="id753" draw:start-glue-point="0" svg:d="M97132 20897l20-1594" svg:viewBox="0 0 21 1595">
          <text:p text:style-name="P1"><text:span text:style-name="T2">unit03_ia5</text:span></text:p>
        </draw:connector>
        <draw:connector draw:style-name="gr4" draw:text-style-name="P1" draw:layer="layout" draw:type="line" svg:x1="97.132cm" svg:y1="22.903cm" svg:x2="97.132cm" svg:y2="21.797cm" draw:start-shape="id754" draw:start-glue-point="0" draw:end-shape="id753" draw:end-glue-point="2" svg:d="M97132 22903v-1106" svg:viewBox="0 0 1 1107">
          <text:p/>
        </draw:connector>
        <draw:connector draw:style-name="gr4" draw:text-style-name="P1" draw:layer="layout" draw:type="line" svg:x1="97.15cm" svg:y1="24.6cm" svg:x2="97.132cm" svg:y2="23.803cm" draw:start-shape="id752" draw:start-glue-point="0" draw:end-shape="id754" draw:end-glue-point="2" svg:d="M97150 24600l-18-797" svg:viewBox="0 0 19 798">
          <text:p/>
        </draw:connector>
        <draw:custom-shape draw:style-name="gr1" draw:text-style-name="P2" xml:id="id755" draw:id="id755" draw:layer="layout" svg:width="1cm" svg:height="0.9cm" svg:x="97.2cm" svg:y="28.4cm">
          <text:p text:style-name="P1"><text:span text:style-name="T1">AND</text:span></text:p>
          <text:p text:style-name="P1"><text:span text:style-name="T1">451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7.15cm" svg:y1="25.5cm" svg:x2="97.7cm" svg:y2="28.4cm" draw:start-shape="id752" draw:start-glue-point="2" draw:end-shape="id755" draw:end-glue-point="0" svg:d="M97150 25500l550 2900" svg:viewBox="0 0 551 2901">
          <text:p/>
        </draw:connector>
        <draw:custom-shape draw:style-name="gr1" draw:text-style-name="P2" xml:id="id756" draw:id="id756" draw:layer="layout" svg:width="1cm" svg:height="0.9cm" svg:x="81.3cm" svg:y="26.3cm">
          <text:p text:style-name="P1"><text:span text:style-name="T1">AND</text:span></text:p>
          <text:p text:style-name="P1"><text:span text:style-name="T1">461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7.15cm" svg:y1="25.5cm" svg:x2="81.8cm" svg:y2="26.3cm" draw:start-shape="id752" draw:start-glue-point="2" draw:end-shape="id756" draw:end-glue-point="0" svg:d="M97150 25500l-15350 800" svg:viewBox="0 0 15351 801">
          <text:p/>
        </draw:connector>
        <draw:connector draw:style-name="gr4" draw:text-style-name="P1" draw:layer="layout" draw:type="line" svg:x1="96.632cm" svg:y1="23.353cm" svg:x2="96.6cm" svg:y2="28.4cm" draw:start-shape="id754" draw:start-glue-point="3" draw:end-shape="id750" draw:end-glue-point="0" svg:d="M96632 23353l-32 5047" svg:viewBox="0 0 33 5048">
          <text:p/>
        </draw:connector>
        <draw:custom-shape draw:style-name="gr1" draw:text-style-name="P2" xml:id="id757" draw:id="id757" draw:layer="layout" svg:width="1cm" svg:height="0.9cm" svg:x="82.1cm" svg:y="32.5cm">
          <text:p text:style-name="P1"><text:span text:style-name="T1">NAND</text:span></text:p>
          <text:p text:style-name="P1"><text:span text:style-name="T1">479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4cm" svg:y1="27.2cm" svg:x2="82.6cm" svg:y2="32.5cm" draw:start-shape="id710" draw:start-glue-point="2" draw:end-shape="id757" draw:end-glue-point="0" svg:d="M84000 27200l-1400 5300" svg:viewBox="0 0 1401 5301">
          <text:p/>
        </draw:connector>
        <draw:custom-shape draw:style-name="gr1" draw:text-style-name="P2" xml:id="id758" draw:id="id758" draw:layer="layout" svg:width="1cm" svg:height="0.9cm" svg:x="90.5cm" svg:y="35.1cm">
          <text:p text:style-name="P1"><text:span text:style-name="T1">NOT</text:span></text:p>
          <text:p text:style-name="P1"><text:span text:style-name="T1">471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9.9cm" svg:y1="35.1cm" svg:x2="91cm" svg:y2="36cm" draw:start-shape="id718" draw:start-glue-point="0" draw:end-shape="id758" draw:end-glue-point="2" svg:d="M89900 35100l1100 900" svg:viewBox="0 0 1101 901">
          <text:p/>
        </draw:connector>
        <draw:custom-shape draw:style-name="gr1" draw:text-style-name="P2" xml:id="id759" draw:id="id759" draw:layer="layout" svg:width="1cm" svg:height="0.9cm" svg:x="90.6cm" svg:y="33.5cm">
          <text:p text:style-name="P1"><text:span text:style-name="T1">NAND</text:span></text:p>
          <text:p text:style-name="P1"><text:span text:style-name="T1">48-915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9.9cm" svg:y1="35.1cm" svg:x2="91.1cm" svg:y2="34.4cm" draw:start-shape="id718" draw:start-glue-point="0" draw:end-shape="id759" draw:end-glue-point="2" svg:d="M89900 35100l1200-700" svg:viewBox="0 0 1201 701">
          <text:p/>
        </draw:connector>
        <draw:connector draw:style-name="gr4" draw:text-style-name="P1" draw:layer="layout" draw:type="line" svg:x1="91.1cm" svg:y1="33.5cm" svg:x2="91.1cm" svg:y2="31.4cm" draw:start-shape="id759" draw:start-glue-point="0" draw:end-shape="id732" draw:end-glue-point="2" svg:d="M91100 33500v-2100" svg:viewBox="0 0 1 2101">
          <text:p/>
        </draw:connector>
        <draw:custom-shape draw:style-name="gr1" draw:text-style-name="P2" xml:id="id760" draw:id="id760" draw:layer="layout" svg:width="1cm" svg:height="0.9cm" svg:x="80.7cm" svg:y="20.7cm">
          <text:p text:style-name="P1"><text:span text:style-name="T1">OR</text:span></text:p>
          <text:p text:style-name="P1"><text:span text:style-name="T1">451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1.7cm" svg:y1="22.7cm" svg:x2="81.2cm" svg:y2="21.6cm" draw:start-shape="id720" draw:start-glue-point="0" draw:end-shape="id760" draw:end-glue-point="2" svg:d="M81700 22700l-500-1100" svg:viewBox="0 0 501 1101">
          <text:p/>
        </draw:connector>
        <draw:connector draw:style-name="gr4" draw:text-style-name="P1" draw:layer="layout" draw:type="line" svg:x1="82.9cm" svg:y1="27.2cm" svg:x2="82.6cm" svg:y2="32.5cm" draw:start-shape="id731" draw:start-glue-point="2" draw:end-shape="id757" draw:end-glue-point="0" svg:d="M82900 27200l-300 5300" svg:viewBox="0 0 301 5301">
          <text:p/>
        </draw:connector>
        <draw:connector draw:style-name="gr4" draw:text-style-name="P1" draw:layer="layout" draw:type="line" svg:x1="80.3cm" svg:y1="26.3cm" svg:x2="81.8cm" svg:y2="27.2cm" draw:start-shape="id747" draw:start-glue-point="0" draw:end-shape="id756" draw:end-glue-point="2" svg:d="M80300 26300l1500 900" svg:viewBox="0 0 1501 901">
          <text:p/>
        </draw:connector>
        <draw:connector draw:style-name="gr4" draw:text-style-name="P1" draw:layer="layout" draw:type="line" svg:x1="81.8cm" svg:y1="27.2cm" svg:x2="82.6cm" svg:y2="32.5cm" draw:start-shape="id756" draw:start-glue-point="2" draw:end-shape="id757" draw:end-glue-point="0" svg:d="M81800 27200l800 5300" svg:viewBox="0 0 801 5301">
          <text:p/>
        </draw:connector>
        <draw:custom-shape draw:style-name="gr1" draw:text-style-name="P2" xml:id="id761" draw:id="id761" draw:layer="layout" svg:width="1cm" svg:height="0.9cm" svg:x="97.2cm" svg:y="33.6cm">
          <text:p text:style-name="P1"><text:span text:style-name="T1">NAND</text:span></text:p>
          <text:p text:style-name="P1"><text:span text:style-name="T1">461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2.6cm" svg:y1="32.5cm" svg:x2="97.7cm" svg:y2="33.6cm" draw:start-shape="id757" draw:start-glue-point="0" draw:end-shape="id761" draw:end-glue-point="0" svg:d="M82600 32500l15100 1100" svg:viewBox="0 0 15101 1101">
          <text:p/>
        </draw:connector>
        <draw:connector draw:style-name="gr4" draw:text-style-name="P1" draw:layer="layout" draw:type="line" svg:x1="82.6cm" svg:y1="32.5cm" svg:x2="87.8cm" svg:y2="31.8cm" draw:start-shape="id757" draw:start-glue-point="0" draw:end-shape="id712" draw:end-glue-point="0" svg:d="M82600 32500l5200-700" svg:viewBox="0 0 5201 701">
          <text:p/>
        </draw:connector>
        <draw:custom-shape draw:style-name="gr1" draw:text-style-name="P2" xml:id="id762" draw:id="id762" draw:layer="layout" svg:width="1cm" svg:height="0.9cm" svg:x="94.9cm" svg:y="33.6cm">
          <text:p text:style-name="P1"><text:span text:style-name="T1">NAND</text:span></text:p>
          <text:p text:style-name="P1"><text:span text:style-name="T1">471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2.6cm" svg:y1="32.5cm" svg:x2="95.4cm" svg:y2="33.6cm" draw:start-shape="id757" draw:start-glue-point="0" draw:end-shape="id762" draw:end-glue-point="0" svg:d="M82600 32500l12800 1100" svg:viewBox="0 0 12801 1101">
          <text:p/>
        </draw:connector>
        <draw:connector draw:style-name="gr4" draw:text-style-name="P1" draw:layer="layout" draw:type="line" svg:x1="82.6cm" svg:y1="32.5cm" svg:x2="91.1cm" svg:y2="33.5cm" draw:start-shape="id757" draw:start-glue-point="0" draw:end-shape="id759" draw:end-glue-point="0" svg:d="M82600 32500l8500 1000" svg:viewBox="0 0 8501 1001">
          <text:p/>
        </draw:connector>
        <draw:connector draw:style-name="gr4" draw:text-style-name="P1" draw:layer="layout" draw:type="line" svg:x1="82.6cm" svg:y1="32.5cm" svg:x2="85.606cm" svg:y2="29.3cm" draw:start-shape="id757" draw:start-glue-point="0" draw:end-shape="id706" draw:end-glue-point="2" svg:d="M82600 32500l3006-3200" svg:viewBox="0 0 3007 3201">
          <text:p/>
        </draw:connector>
        <draw:custom-shape draw:style-name="gr1" draw:text-style-name="P2" xml:id="id763" draw:id="id763" draw:layer="layout" svg:width="1cm" svg:height="0.9cm" svg:x="92.8cm" svg:y="33.6cm">
          <text:p text:style-name="P1"><text:span text:style-name="T1">NAND</text:span></text:p>
          <text:p text:style-name="P1"><text:span text:style-name="T1">48-916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2.6cm" svg:y1="32.5cm" svg:x2="93.3cm" svg:y2="33.6cm" draw:start-shape="id757" draw:start-glue-point="0" draw:end-shape="id763" draw:end-glue-point="0" svg:d="M82600 32500l10700 1100" svg:viewBox="0 0 10701 1101">
          <text:p/>
        </draw:connector>
        <draw:connector draw:style-name="gr4" draw:text-style-name="P1" draw:layer="layout" draw:type="line" svg:x1="91cm" svg:y1="35.1cm" svg:x2="92.1cm" svg:y2="36cm" draw:start-shape="id758" draw:start-glue-point="0" draw:end-shape="id728" draw:end-glue-point="2" svg:d="M91000 35100l1100 900" svg:viewBox="0 0 1101 901">
          <text:p/>
        </draw:connector>
        <draw:custom-shape draw:style-name="gr1" draw:text-style-name="P2" xml:id="id764" draw:id="id764" draw:layer="layout" svg:width="1cm" svg:height="0.9cm" svg:x="92.7cm" svg:y="35.1cm">
          <text:p text:style-name="P1"><text:span text:style-name="T1">NOT</text:span></text:p>
          <text:p text:style-name="P1"><text:span text:style-name="T1">471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2.1cm" svg:y1="35.1cm" svg:x2="93.2cm" svg:y2="36cm" draw:start-shape="id728" draw:start-glue-point="0" draw:end-shape="id764" draw:end-glue-point="2" svg:d="M92100 35100l1100 900" svg:viewBox="0 0 1101 901">
          <text:p/>
        </draw:connector>
        <draw:connector draw:style-name="gr4" draw:text-style-name="P1" draw:layer="layout" draw:type="line" svg:x1="93.2cm" svg:y1="35.1cm" svg:x2="94.3cm" svg:y2="36cm" draw:start-shape="id764" draw:start-glue-point="0" draw:end-shape="id738" draw:end-glue-point="2" svg:d="M93200 35100l1100 900" svg:viewBox="0 0 1101 901">
          <text:p/>
        </draw:connector>
        <draw:connector draw:style-name="gr4" draw:text-style-name="P1" draw:layer="layout" draw:type="line" svg:x1="94.3cm" svg:y1="35.1cm" svg:x2="95.4cm" svg:y2="34.5cm" draw:start-shape="id738" draw:start-glue-point="0" draw:end-shape="id762" draw:end-glue-point="2" svg:d="M94300 35100l1100-600" svg:viewBox="0 0 1101 601">
          <text:p/>
        </draw:connector>
        <draw:custom-shape draw:style-name="gr1" draw:text-style-name="P2" xml:id="id765" draw:id="id765" draw:layer="layout" svg:width="1cm" svg:height="0.9cm" svg:x="94.9cm" svg:y="35.1cm">
          <text:p text:style-name="P1"><text:span text:style-name="T1">NOT</text:span></text:p>
          <text:p text:style-name="P1"><text:span text:style-name="T1">471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4.3cm" svg:y1="35.1cm" svg:x2="95.4cm" svg:y2="36cm" draw:start-shape="id738" draw:start-glue-point="0" draw:end-shape="id765" draw:end-glue-point="2" svg:d="M94300 35100l1100 900" svg:viewBox="0 0 1101 901">
          <text:p/>
        </draw:connector>
        <draw:connector draw:style-name="gr4" draw:text-style-name="P1" draw:layer="layout" draw:type="line" svg:x1="95.4cm" svg:y1="35.1cm" svg:x2="96.5cm" svg:y2="36cm" draw:start-shape="id765" draw:start-glue-point="0" draw:end-shape="id746" draw:end-glue-point="2" svg:d="M95400 35100l1100 900" svg:viewBox="0 0 1101 901">
          <text:p/>
        </draw:connector>
        <draw:connector draw:style-name="gr4" draw:text-style-name="P1" draw:layer="layout" draw:type="line" svg:x1="96.5cm" svg:y1="35.1cm" svg:x2="97.7cm" svg:y2="34.5cm" draw:start-shape="id746" draw:start-glue-point="0" draw:end-shape="id761" draw:end-glue-point="2" svg:d="M96500 35100l1200-600" svg:viewBox="0 0 1201 601">
          <text:p/>
        </draw:connector>
        <draw:custom-shape draw:style-name="gr1" draw:text-style-name="P2" xml:id="id766" draw:id="id766" draw:layer="layout" svg:width="1cm" svg:height="0.9cm" svg:x="97.2cm" svg:y="30.5cm">
          <text:p text:style-name="P1"><text:span text:style-name="T1">NOT</text:span></text:p>
          <text:p text:style-name="P1"><text:span text:style-name="T1">451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7.7cm" svg:y1="33.6cm" svg:x2="97.7cm" svg:y2="31.4cm" draw:start-shape="id761" draw:start-glue-point="0" draw:end-shape="id766" draw:end-glue-point="2" svg:d="M97700 33600v-2200" svg:viewBox="0 0 1 2201">
          <text:p/>
        </draw:connector>
        <draw:connector draw:style-name="gr4" draw:text-style-name="P1" draw:layer="layout" draw:type="line" svg:x1="97.7cm" svg:y1="30.5cm" svg:x2="97.7cm" svg:y2="29.3cm" draw:start-shape="id766" draw:end-shape="id755" draw:end-glue-point="2" svg:d="M97700 30500v-1200" svg:viewBox="0 0 1 1201">
          <text:p/>
        </draw:connector>
        <draw:connector draw:style-name="gr4" draw:text-style-name="P1" draw:layer="layout" draw:type="line" svg:x1="97.7cm" svg:y1="28.4cm" svg:x2="97.1cm" svg:y2="27.3cm" draw:start-shape="id755" draw:start-glue-point="0" draw:end-shape="id751" draw:end-glue-point="2" svg:d="M97700 28400l-600-1100" svg:viewBox="0 0 601 1101">
          <text:p/>
        </draw:connector>
        <draw:connector draw:style-name="gr4" draw:text-style-name="P1" draw:layer="layout" draw:type="line" svg:x1="95.4cm" svg:y1="33.6cm" svg:x2="95.4cm" svg:y2="31.4cm" draw:start-shape="id762" draw:start-glue-point="0" draw:end-shape="id767" draw:end-glue-point="2" svg:d="M95400 33600v-2200" svg:viewBox="0 0 1 2201">
          <text:p/>
        </draw:connector>
        <draw:connector draw:style-name="gr4" draw:text-style-name="P1" draw:layer="layout" draw:type="line" svg:x1="95.4cm" svg:y1="30.5cm" svg:x2="95.5cm" svg:y2="29.3cm" draw:start-shape="id767" draw:start-glue-point="0" draw:end-shape="id745" draw:end-glue-point="2" svg:d="M95400 30500l100-1200" svg:viewBox="0 0 101 1201">
          <text:p/>
        </draw:connector>
        <draw:connector draw:style-name="gr4" draw:text-style-name="P1" draw:layer="layout" draw:type="line" svg:x1="93.3cm" svg:y1="30.5cm" svg:x2="93.3cm" svg:y2="29.3cm" draw:start-shape="id768" draw:start-glue-point="0" draw:end-shape="id737" draw:end-glue-point="2" svg:d="M93300 30500v-1200" svg:viewBox="0 0 1 1201">
          <text:p/>
        </draw:connector>
        <draw:connector draw:style-name="gr4" draw:text-style-name="P1" draw:layer="layout" draw:type="line" svg:x1="93.3cm" svg:y1="33.6cm" svg:x2="93.3cm" svg:y2="31.4cm" draw:start-shape="id763" draw:start-glue-point="0" draw:end-shape="id768" draw:end-glue-point="2" svg:d="M93300 33600v-2200" svg:viewBox="0 0 1 2201">
          <text:p/>
        </draw:connector>
        <draw:connector draw:style-name="gr4" draw:text-style-name="P1" draw:layer="layout" draw:type="line" svg:x1="92.1cm" svg:y1="35.1cm" svg:x2="93.3cm" svg:y2="34.5cm" draw:start-shape="id728" draw:start-glue-point="0" draw:end-shape="id763" draw:end-glue-point="2" svg:d="M92100 35100l1200-600" svg:viewBox="0 0 1201 601">
          <text:p/>
        </draw:connector>
        <draw:connector draw:style-name="gr4" draw:text-style-name="P1" draw:layer="layout" draw:type="line" svg:x1="80.6cm" svg:y1="22.7cm" svg:x2="81.2cm" svg:y2="21.6cm" draw:start-shape="id711" draw:start-glue-point="0" draw:end-shape="id760" draw:end-glue-point="2" svg:d="M80600 22700l600-1100" svg:viewBox="0 0 601 1101">
          <text:p/>
        </draw:connector>
        <draw:custom-shape draw:style-name="gr1" draw:text-style-name="P2" xml:id="id769" draw:id="id769" draw:layer="layout" svg:width="1cm" svg:height="0.9cm" svg:x="90.6cm" svg:y="45.401cm">
          <text:p text:style-name="P1"><text:span text:style-name="T1">NOT</text:span></text:p>
          <text:p text:style-name="P1"><text:span text:style-name="T1">441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1.1cm" svg:y1="45.401cm" svg:x2="80.6cm" svg:y2="23.6cm" draw:start-shape="id769" draw:start-glue-point="0" draw:end-shape="id711" draw:end-glue-point="2" svg:d="M91100 45401l-10500-21801" svg:viewBox="0 0 10501 21802">
          <text:p/>
        </draw:connector>
        <draw:connector draw:style-name="gr4" draw:text-style-name="P1" draw:layer="layout" draw:type="line" svg:x1="86.7cm" svg:y1="30.5cm" svg:x2="86.7cm" svg:y2="29.3cm" draw:start-shape="id770" draw:start-glue-point="0" draw:end-shape="id709" draw:end-glue-point="2" svg:d="M86700 30500v-1200" svg:viewBox="0 0 1 1201">
          <text:p/>
        </draw:connector>
        <draw:custom-shape draw:style-name="gr1" draw:text-style-name="P2" xml:id="id771" draw:id="id771" draw:layer="layout" svg:width="1cm" svg:height="0.9cm" svg:x="92.8cm" svg:y="45.421cm">
          <text:p text:style-name="P1"><text:span text:style-name="T1">OR (mclk)</text:span></text:p>
          <text:p text:style-name="P1"><text:span text:style-name="T1">4412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3.3cm" svg:y1="45.421cm" svg:x2="93.265cm" svg:y2="43.701cm" draw:start-shape="id771" draw:start-glue-point="0" svg:d="M93300 45421l-35-1720" svg:viewBox="0 0 36 1721">
          <text:p text:style-name="P1"><text:span text:style-name="T2">clk57</text:span></text:p>
        </draw:connector>
        <draw:custom-shape draw:style-name="gr1" draw:text-style-name="P2" xml:id="id772" draw:id="id772" draw:layer="layout" svg:width="1cm" svg:height="0.9cm" svg:x="111.344cm" svg:y="103.938cm">
          <text:p text:style-name="P1"><text:span text:style-name="T1">3-NAND</text:span></text:p>
          <text:p text:style-name="P1"><text:span text:style-name="T1">4316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1.844cm" svg:y1="103.938cm" svg:x2="111.864cm" svg:y2="103.238cm" draw:start-shape="id772" draw:start-glue-point="0" draw:end-shape="id773" draw:end-glue-point="2" svg:d="M111844 103938l20-700" svg:viewBox="0 0 21 701">
          <text:p/>
        </draw:connector>
        <draw:custom-shape draw:style-name="gr1" draw:text-style-name="P2" xml:id="id774" draw:id="id774" draw:layer="layout" svg:width="1cm" svg:height="0.9cm" svg:x="110.256cm" svg:y="105.476cm">
          <text:p text:style-name="P1"><text:span text:style-name="T1">3-NAND</text:span></text:p>
          <text:p text:style-name="P1"><text:span text:style-name="T1">4417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75" draw:id="id775" draw:layer="layout" svg:width="1cm" svg:height="0.9cm" svg:x="112.434cm" svg:y="105.576cm">
          <text:p text:style-name="P1"><text:span text:style-name="T1">3-NAND</text:span></text:p>
          <text:p text:style-name="P1"><text:span text:style-name="T1">4417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10.053cm" svg:y1="107.547cm" svg:x2="110.756cm" svg:y2="106.376cm" draw:end-shape="id774" draw:end-glue-point="2" svg:d="M110053 107547l703-1171" svg:viewBox="0 0 704 1172">
          <text:p text:style-name="P1"><text:span text:style-name="T2">e03</text:span></text:p>
        </draw:connector>
        <draw:connector draw:style-name="gr3" draw:text-style-name="P3" draw:layer="layout" draw:type="line" svg:x1="112.821cm" svg:y1="108.979cm" svg:x2="112.934cm" svg:y2="106.476cm" draw:end-shape="id775" draw:end-glue-point="2" svg:d="M112821 108979l113-2503" svg:viewBox="0 0 114 2504">
          <text:p text:style-name="P1"><text:span text:style-name="T2">e03</text:span></text:p>
        </draw:connector>
        <draw:custom-shape draw:style-name="gr1" draw:text-style-name="P2" xml:id="id776" draw:id="id776" draw:layer="layout" svg:width="1cm" svg:height="0.9cm" svg:x="95.1cm" svg:y="90.341cm">
          <text:p text:style-name="P1"><text:span text:style-name="T1">AND</text:span></text:p>
          <text:p text:style-name="P1"><text:span text:style-name="T1">4714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5.184cm" svg:y1="92.573cm" svg:x2="95.6cm" svg:y2="91.241cm" draw:end-shape="id776" draw:end-glue-point="2" svg:d="M95184 92573l416-1332" svg:viewBox="0 0 417 1333">
          <text:p text:style-name="P1"><text:span text:style-name="T2">e03</text:span></text:p>
        </draw:connector>
        <draw:custom-shape draw:style-name="gr1" draw:text-style-name="P2" xml:id="id777" draw:id="id777" draw:layer="layout" svg:width="1cm" svg:height="0.9cm" svg:x="111.944cm" svg:y="100.938cm">
          <text:p text:style-name="P1"><text:span text:style-name="T1">NOT</text:span></text:p>
          <text:p text:style-name="P1"><text:span text:style-name="T1">48-919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1.864cm" svg:y1="102.338cm" svg:x2="112.444cm" svg:y2="101.838cm" draw:start-shape="id773" draw:start-glue-point="0" draw:end-shape="id777" draw:end-glue-point="2" svg:d="M111864 102338l580-500" svg:viewBox="0 0 581 501">
          <text:p/>
        </draw:connector>
        <draw:custom-shape draw:style-name="gr1" draw:text-style-name="P2" xml:id="id778" draw:id="id778" draw:layer="layout" svg:width="1cm" svg:height="0.9cm" svg:x="97.296cm" svg:y="90.341cm">
          <text:p text:style-name="P1"><text:span text:style-name="T1">AND</text:span></text:p>
          <text:p text:style-name="P1"><text:span text:style-name="T1">48-920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7.347cm" svg:y1="92.414cm" svg:x2="97.796cm" svg:y2="91.241cm" draw:end-shape="id778" draw:end-glue-point="2" svg:d="M97347 92414l449-1173" svg:viewBox="0 0 450 1174">
          <text:p text:style-name="P1"><text:span text:style-name="T2">/e03</text:span></text:p>
        </draw:connector>
        <draw:custom-shape draw:style-name="gr1" draw:text-style-name="P2" xml:id="id779" draw:id="id779" draw:layer="layout" svg:width="1cm" svg:height="0.9cm" svg:x="99.723cm" svg:y="109.776cm">
          <text:p text:style-name="P1"><text:span text:style-name="T1">3-NAND</text:span></text:p>
          <text:p text:style-name="P1"><text:span text:style-name="T1">48-921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9.7cm" svg:y1="112.074cm" svg:x2="100.223cm" svg:y2="110.676cm" draw:end-shape="id779" draw:end-glue-point="2" svg:d="M99700 112074l523-1398" svg:viewBox="0 0 524 1399">
          <text:p text:style-name="P1"><text:span text:style-name="T2">/e03</text:span></text:p>
        </draw:connector>
        <draw:custom-shape draw:style-name="gr1" draw:text-style-name="P2" xml:id="id780" draw:id="id780" draw:layer="layout" svg:width="1cm" svg:height="0.9cm" svg:x="103.895cm" svg:y="90.292cm">
          <text:p text:style-name="P1"><text:span text:style-name="T1">AND</text:span></text:p>
          <text:p text:style-name="P1"><text:span text:style-name="T1">4618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3.785cm" svg:y1="93.413cm" svg:x2="104.395cm" svg:y2="91.192cm" draw:end-shape="id780" draw:end-glue-point="2" svg:d="M103785 93413l610-2221" svg:viewBox="0 0 611 2222">
          <text:p text:style-name="P1"><text:span text:style-name="T2">e02</text:span></text:p>
        </draw:connector>
        <draw:custom-shape draw:style-name="gr1" draw:text-style-name="P2" xml:id="id782" draw:id="id782" draw:layer="layout" svg:width="1cm" svg:height="0.9cm" svg:x="101.83cm" svg:y="114.376cm">
          <text:p text:style-name="P1"><text:span text:style-name="T1">AND</text:span></text:p>
          <text:p text:style-name="P1"><text:span text:style-name="T1">4618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5.135cm" svg:y1="92.698cm" svg:x2="105.495cm" svg:y2="91.234cm" draw:end-shape="id781" draw:end-glue-point="2" svg:d="M105135 92698l360-1464" svg:viewBox="0 0 361 1465">
          <text:p text:style-name="P1"><text:span text:style-name="T2">/e03</text:span></text:p>
        </draw:connector>
        <draw:connector draw:style-name="gr3" draw:text-style-name="P3" draw:layer="layout" draw:type="line" svg:x1="101.688cm" svg:y1="116.538cm" svg:x2="102.33cm" svg:y2="115.276cm" draw:end-shape="id782" draw:end-glue-point="2" svg:d="M101688 116538l642-1262" svg:viewBox="0 0 643 1263">
          <text:p text:style-name="P1"><text:span text:style-name="T2">/e03</text:span></text:p>
        </draw:connector>
        <draw:custom-shape draw:style-name="gr1" draw:text-style-name="P2" xml:id="id783" draw:id="id783" draw:layer="layout" svg:width="1cm" svg:height="0.9cm" svg:x="96.004cm" svg:y="109.776cm">
          <text:p text:style-name="P1"><text:span text:style-name="T1">3-NAND</text:span></text:p>
          <text:p text:style-name="P1"><text:span text:style-name="T1">4517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84" draw:id="id784" draw:layer="layout" svg:width="1cm" svg:height="0.9cm" svg:x="111.344cm" svg:y="107.138cm">
          <text:p text:style-name="P1"><text:span text:style-name="T1">AND</text:span></text:p>
          <text:p text:style-name="P1"><text:span text:style-name="T1">4517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85" draw:id="id785" draw:layer="layout" svg:width="1cm" svg:height="0.9cm" svg:x="105.789cm" svg:y="109.676cm">
          <text:p text:style-name="P1"><text:span text:style-name="T1">NAND</text:span></text:p>
          <text:p text:style-name="P1"><text:span text:style-name="T1">4517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6.433cm" svg:y1="112.623cm" svg:x2="96.504cm" svg:y2="110.676cm" draw:end-shape="id783" draw:end-glue-point="2" svg:d="M96433 112623l71-1947" svg:viewBox="0 0 72 1948">
          <text:p text:style-name="P1"><text:span text:style-name="T2">/e03</text:span></text:p>
        </draw:connector>
        <draw:connector draw:style-name="gr3" draw:text-style-name="P3" draw:layer="layout" draw:type="line" svg:x1="111.213cm" svg:y1="109.289cm" svg:x2="111.844cm" svg:y2="108.038cm" draw:end-shape="id784" draw:end-glue-point="2" svg:d="M111213 109289l631-1251" svg:viewBox="0 0 632 1252">
          <text:p text:style-name="P1"><text:span text:style-name="T2">/e03</text:span></text:p>
        </draw:connector>
        <draw:connector draw:style-name="gr3" draw:text-style-name="P3" draw:layer="layout" draw:type="line" svg:x1="106.662cm" svg:y1="112.463cm" svg:x2="106.289cm" svg:y2="110.576cm" draw:end-shape="id785" draw:end-glue-point="2" svg:d="M106662 112463l-373-1887" svg:viewBox="0 0 374 1888">
          <text:p text:style-name="P1"><text:span text:style-name="T2">/e03</text:span></text:p>
        </draw:connector>
        <draw:custom-shape draw:style-name="gr1" draw:text-style-name="P2" xml:id="id786" draw:id="id786" draw:layer="layout" svg:width="1cm" svg:height="0.9cm" svg:x="106.3cm" svg:y="106.076cm">
          <text:p text:style-name="P1"><text:span text:style-name="T1">NAND</text:span></text:p>
          <text:p text:style-name="P1"><text:span text:style-name="T1">4517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6.504cm" svg:y1="109.776cm" svg:x2="106.8cm" svg:y2="106.976cm" draw:start-shape="id783" draw:start-glue-point="0" draw:end-shape="id786" draw:end-glue-point="2" svg:d="M96504 109776l10296-2800" svg:viewBox="0 0 10297 2801">
          <text:p/>
        </draw:connector>
        <draw:custom-shape draw:style-name="gr1" draw:text-style-name="P2" xml:id="id802" draw:id="id802" draw:layer="layout" svg:width="1cm" svg:height="0.9cm" svg:x="96.134cm" svg:y="104.463cm">
          <text:p text:style-name="P1"><text:span text:style-name="T1">NAND</text:span></text:p>
          <text:p text:style-name="P1"><text:span text:style-name="T1">4418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4.395cm" svg:y1="90.292cm" svg:x2="103.381cm" svg:y2="112.476cm" draw:start-shape="id780" draw:start-glue-point="0" draw:end-shape="id787" draw:end-glue-point="0" svg:d="M104395 90292l-1014 22184" svg:viewBox="0 0 1015 22185">
          <text:p/>
        </draw:connector>
        <draw:custom-shape draw:style-name="gr1" draw:text-style-name="P2" xml:id="id788" draw:id="id788" draw:layer="layout" svg:width="1cm" svg:height="0.9cm" svg:x="106.8cm" svg:y="104.376cm">
          <text:p text:style-name="P1"><text:span text:style-name="T1">OR</text:span></text:p>
          <text:p text:style-name="P1"><text:span text:style-name="T1">4619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6.8cm" svg:y1="106.076cm" svg:x2="107.3cm" svg:y2="105.276cm" draw:start-shape="id786" draw:start-glue-point="0" draw:end-shape="id788" draw:end-glue-point="2" svg:d="M106800 106076l500-800" svg:viewBox="0 0 501 801">
          <text:p/>
        </draw:connector>
        <draw:connector draw:style-name="gr4" draw:text-style-name="P1" draw:layer="layout" draw:type="line" svg:x1="107.3cm" svg:y1="104.376cm" svg:x2="107.32cm" svg:y2="103.276cm" draw:start-shape="id788" draw:start-glue-point="0" draw:end-shape="id789" draw:end-glue-point="2" svg:d="M107300 104376l20-1100" svg:viewBox="0 0 21 1101">
          <text:p/>
        </draw:connector>
        <draw:connector draw:style-name="gr3" draw:text-style-name="P3" draw:layer="layout" draw:type="line" svg:x1="97.2cm" svg:y1="112.093cm" svg:x2="96.504cm" svg:y2="110.676cm" draw:end-shape="id783" draw:end-glue-point="2" svg:d="M97200 112093l-696-1417" svg:viewBox="0 0 697 1418">
          <text:p text:style-name="P1"><text:span text:style-name="T2">e02</text:span></text:p>
        </draw:connector>
        <draw:connector draw:style-name="gr3" draw:text-style-name="P3" draw:layer="layout" draw:type="line" svg:x1="107.368cm" svg:y1="92.592cm" svg:x2="107.7cm" svg:y2="91.241cm" draw:end-shape="id790" draw:end-glue-point="2" svg:d="M107368 92592l332-1351" svg:viewBox="0 0 333 1352">
          <text:p text:style-name="P1"><text:span text:style-name="T2">e02</text:span></text:p>
        </draw:connector>
        <draw:custom-shape draw:style-name="gr1" draw:text-style-name="P2" xml:id="id791" draw:id="id791" draw:layer="layout" svg:width="1cm" svg:height="0.9cm" svg:x="82.8cm" svg:y="93.439cm">
          <text:p text:style-name="P1"><text:span text:style-name="T1">NAND</text:span></text:p>
          <text:p text:style-name="P1"><text:span text:style-name="T1">4516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2.752cm" svg:y1="95.669cm" svg:x2="83.3cm" svg:y2="94.339cm" draw:end-shape="id791" draw:end-glue-point="2" svg:d="M82752 95669l548-1330" svg:viewBox="0 0 549 1331">
          <text:p text:style-name="P1"><text:span text:style-name="T2">e02</text:span></text:p>
        </draw:connector>
        <draw:custom-shape draw:style-name="gr1" draw:text-style-name="P2" xml:id="id792" draw:id="id792" draw:layer="layout" svg:width="1cm" svg:height="0.9cm" svg:x="102.9cm" svg:y="114.376cm">
          <text:p text:style-name="P1"><text:span text:style-name="T1">AND</text:span></text:p>
          <text:p text:style-name="P1"><text:span text:style-name="T1">4714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2.932cm" svg:y1="116.512cm" svg:x2="103.4cm" svg:y2="115.276cm" draw:end-shape="id792" draw:end-glue-point="2" svg:d="M102932 116512l468-1236" svg:viewBox="0 0 469 1237">
          <text:p text:style-name="P1"><text:span text:style-name="T2">/e03</text:span></text:p>
        </draw:connector>
        <draw:connector draw:style-name="gr3" draw:text-style-name="P3" draw:layer="layout" draw:type="line" svg:x1="105.965cm" svg:y1="93.141cm" svg:x2="105.495cm" svg:y2="91.234cm" draw:end-shape="id781" draw:end-glue-point="2" svg:d="M105965 93141l-470-1907" svg:viewBox="0 0 471 1908">
          <text:p text:style-name="P1"><text:span text:style-name="T2">e02</text:span></text:p>
        </draw:connector>
        <draw:connector draw:style-name="gr4" draw:text-style-name="P1" draw:layer="layout" draw:type="line" svg:x1="107.32cm" svg:y1="102.376cm" svg:x2="107.9cm" svg:y2="101.876cm" draw:start-shape="id789" draw:start-glue-point="0" draw:end-shape="id793" draw:end-glue-point="2" svg:d="M107320 102376l580-500" svg:viewBox="0 0 581 501">
          <text:p/>
        </draw:connector>
        <draw:custom-shape draw:style-name="gr1" draw:text-style-name="P2" xml:id="id794" draw:id="id794" draw:layer="layout" svg:width="1cm" svg:height="0.9cm" svg:x="108.5cm" svg:y="100.976cm">
          <text:p text:style-name="P1"><text:span text:style-name="T1">NOT</text:span></text:p>
          <text:p text:style-name="P1"><text:span text:style-name="T1">48-923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7.32cm" svg:y1="102.376cm" svg:x2="109cm" svg:y2="101.876cm" draw:start-shape="id789" draw:start-glue-point="0" draw:end-shape="id794" draw:end-glue-point="2" svg:d="M107320 102376l1680-500" svg:viewBox="0 0 1681 501">
          <text:p/>
        </draw:connector>
        <draw:custom-shape draw:style-name="gr1" draw:text-style-name="P2" xml:id="id795" draw:id="id795" draw:layer="layout" svg:width="1cm" svg:height="0.9cm" svg:x="91.63cm" svg:y="65.701cm">
          <text:p text:style-name="P1"><text:span text:style-name="T1">3-NAND</text:span></text:p>
          <text:p text:style-name="P1"><text:span text:style-name="T1">4617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5.495cm" svg:y1="90.334cm" svg:x2="92.13cm" svg:y2="65.701cm" draw:start-shape="id781" draw:start-glue-point="0" draw:end-shape="id795" draw:end-glue-point="0" svg:d="M105495 90334l-13365-24633" svg:viewBox="0 0 13366 24634">
          <text:p/>
        </draw:connector>
        <draw:connector draw:style-name="gr4" draw:text-style-name="P1" draw:layer="layout" draw:type="line" svg:x1="105.495cm" svg:y1="90.334cm" svg:x2="104.4cm" svg:y2="88.365cm" draw:start-shape="id781" draw:start-glue-point="0" draw:end-shape="id796" draw:end-glue-point="2" svg:d="M105495 90334l-1095-1969" svg:viewBox="0 0 1096 1970">
          <text:p/>
        </draw:connector>
        <draw:connector draw:style-name="gr4" draw:text-style-name="P1" draw:layer="layout" draw:type="line" svg:x1="105.495cm" svg:y1="90.334cm" svg:x2="100cm" svg:y2="88.241cm" draw:start-shape="id781" draw:start-glue-point="0" draw:end-shape="id797" draw:end-glue-point="2" svg:d="M105495 90334l-5495-2093" svg:viewBox="0 0 5496 2094">
          <text:p/>
        </draw:connector>
        <draw:custom-shape draw:style-name="gr1" draw:text-style-name="P2" xml:id="id798" draw:id="id798" draw:layer="layout" svg:width="1cm" svg:height="0.9cm" svg:x="100.823cm" svg:y="109.776cm">
          <text:p text:style-name="P1"><text:span text:style-name="T1">3-NAND</text:span></text:p>
          <text:p text:style-name="P1"><text:span text:style-name="T1">48-924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0.653cm" svg:y1="111.941cm" svg:x2="101.323cm" svg:y2="110.676cm" draw:end-shape="id798" draw:end-glue-point="2" svg:d="M100653 111941l670-1265" svg:viewBox="0 0 671 1266">
          <text:p text:style-name="P1"><text:span text:style-name="T2">/e02</text:span></text:p>
        </draw:connector>
        <draw:connector draw:style-name="gr3" draw:text-style-name="P3" draw:layer="layout" draw:type="line" svg:x1="99.412cm" svg:y1="109.447cm" svg:x2="99.622cm" svg:y2="107.425cm" draw:end-shape="id799" draw:end-glue-point="2" svg:d="M99412 109447l210-2022" svg:viewBox="0 0 211 2023">
          <text:p text:style-name="P1"><text:span text:style-name="T2">/e02</text:span></text:p>
        </draw:connector>
        <draw:connector draw:style-name="gr3" draw:text-style-name="P3" draw:layer="layout" draw:type="line" svg:x1="105.869cm" svg:y1="111.961cm" svg:x2="106.289cm" svg:y2="110.576cm" draw:end-shape="id785" draw:end-glue-point="2" svg:d="M105869 111961l420-1385" svg:viewBox="0 0 421 1386">
          <text:p text:style-name="P1"><text:span text:style-name="T2">/e02</text:span></text:p>
        </draw:connector>
        <draw:connector draw:style-name="gr3" draw:text-style-name="P3" draw:layer="layout" draw:type="line" svg:x1="110.556cm" svg:y1="108.791cm" svg:x2="110.756cm" svg:y2="106.376cm" draw:end-shape="id774" draw:end-glue-point="2" svg:d="M110556 108791l200-2415" svg:viewBox="0 0 201 2416">
          <text:p text:style-name="P1"><text:span text:style-name="T2">/e02</text:span></text:p>
        </draw:connector>
        <draw:connector draw:style-name="gr3" draw:text-style-name="P3" draw:layer="layout" draw:type="line" svg:x1="113.8cm" svg:y1="107.576cm" svg:x2="112.934cm" svg:y2="106.476cm" draw:end-shape="id775" draw:end-glue-point="2" svg:d="M113800 107576l-866-1100" svg:viewBox="0 0 867 1101">
          <text:p text:style-name="P1"><text:span text:style-name="T2">/e02</text:span></text:p>
        </draw:connector>
        <draw:connector draw:style-name="gr3" draw:text-style-name="P3" draw:layer="layout" draw:type="line" svg:x1="96.8cm" svg:y1="108.543cm" svg:x2="97.418cm" svg:y2="107.176cm" draw:end-shape="id800" draw:end-glue-point="2" svg:d="M96800 108543l618-1367" svg:viewBox="0 0 619 1368">
          <text:p text:style-name="P1"><text:span text:style-name="T2">/e02</text:span></text:p>
        </draw:connector>
        <draw:custom-shape draw:style-name="gr1" draw:text-style-name="P2" xml:id="id801" draw:id="id801" draw:layer="layout" svg:width="1cm" svg:height="0.9cm" svg:x="106.289cm" svg:y="107.976cm">
          <text:p text:style-name="P1"><text:span text:style-name="T1">OR</text:span></text:p>
          <text:p text:style-name="P1"><text:span text:style-name="T1">4517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6.289cm" svg:y1="109.676cm" svg:x2="106.789cm" svg:y2="108.876cm" draw:start-shape="id785" draw:start-glue-point="0" draw:end-shape="id801" draw:end-glue-point="2" svg:d="M106289 109676l500-800" svg:viewBox="0 0 501 801">
          <text:p/>
        </draw:connector>
        <draw:connector draw:style-name="gr4" draw:text-style-name="P1" draw:layer="layout" draw:type="line" svg:x1="106.789cm" svg:y1="107.976cm" svg:x2="106.8cm" svg:y2="106.976cm" draw:start-shape="id801" draw:start-glue-point="0" draw:end-shape="id786" draw:end-glue-point="2" svg:d="M106789 107976l11-1000" svg:viewBox="0 0 12 1001">
          <text:p/>
        </draw:connector>
        <draw:connector draw:style-name="gr4" draw:text-style-name="P1" draw:layer="layout" draw:type="line" svg:x1="97.418cm" svg:y1="106.276cm" svg:x2="96.634cm" svg:y2="105.363cm" draw:start-shape="id800" draw:start-glue-point="0" draw:end-shape="id802" draw:end-glue-point="2" svg:d="M97418 106276l-784-913" svg:viewBox="0 0 785 914">
          <text:p/>
        </draw:connector>
        <draw:connector draw:style-name="gr4" draw:text-style-name="P1" draw:layer="layout" draw:type="line" svg:x1="96.634cm" svg:y1="104.463cm" svg:x2="96.684cm" svg:y2="103.163cm" draw:start-shape="id802" draw:start-glue-point="0" draw:end-shape="id803" draw:end-glue-point="2" svg:d="M96634 104463l50-1300" svg:viewBox="0 0 51 1301">
          <text:p/>
        </draw:connector>
        <draw:custom-shape draw:style-name="gr1" draw:text-style-name="P2" xml:id="id804" draw:id="id804" draw:layer="layout" svg:width="1cm" svg:height="0.9cm" svg:x="96.264cm" svg:y="100.763cm">
          <text:p text:style-name="P1"><text:span text:style-name="T1">NOT</text:span></text:p>
          <text:p text:style-name="P1"><text:span text:style-name="T1">4316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6.684cm" svg:y1="102.263cm" svg:x2="96.764cm" svg:y2="101.663cm" draw:start-shape="id803" draw:start-glue-point="0" draw:end-shape="id804" draw:end-glue-point="2" svg:d="M96684 102263l80-600" svg:viewBox="0 0 81 601">
          <text:p/>
        </draw:connector>
        <draw:connector draw:style-name="gr4" draw:text-style-name="P1" draw:layer="layout" draw:type="line" svg:x1="95.6cm" svg:y1="90.341cm" svg:x2="94.5cm" svg:y2="88.241cm" draw:start-shape="id776" draw:start-glue-point="0" draw:end-shape="id805" draw:end-glue-point="2" svg:d="M95600 90341l-1100-2100" svg:viewBox="0 0 1101 2101">
          <text:p/>
        </draw:connector>
        <draw:connector draw:style-name="gr4" draw:text-style-name="P1" draw:layer="layout" draw:type="line" svg:x1="95.6cm" svg:y1="90.341cm" svg:x2="112.1cm" svg:y2="88.341cm" draw:start-shape="id776" draw:start-glue-point="0" draw:end-shape="id806" draw:end-glue-point="2" svg:d="M95600 90341l16500-2000" svg:viewBox="0 0 16501 2001">
          <text:p/>
        </draw:connector>
        <draw:connector draw:style-name="gr4" draw:text-style-name="P1" draw:layer="layout" draw:type="line" svg:x1="95.6cm" svg:y1="90.341cm" svg:x2="106.6cm" svg:y2="88.365cm" draw:start-shape="id776" draw:start-glue-point="0" draw:end-shape="id807" draw:end-glue-point="2" svg:d="M95600 90341l11000-1976" svg:viewBox="0 0 11001 1977">
          <text:p/>
        </draw:connector>
        <draw:connector draw:style-name="gr4" draw:text-style-name="P1" draw:layer="layout" draw:type="line" svg:x1="95.6cm" svg:y1="90.341cm" svg:x2="113.2cm" svg:y2="88.341cm" draw:start-shape="id776" draw:start-glue-point="0" draw:end-shape="id808" draw:end-glue-point="2" svg:d="M95600 90341l17600-2000" svg:viewBox="0 0 17601 2001">
          <text:p/>
        </draw:connector>
        <draw:connector draw:style-name="gr4" draw:text-style-name="P1" draw:layer="layout" draw:type="line" svg:x1="112.934cm" svg:y1="105.576cm" svg:x2="111.844cm" svg:y2="104.838cm" draw:start-shape="id775" draw:start-glue-point="0" draw:end-shape="id772" draw:end-glue-point="2" svg:d="M112934 105576l-1090-738" svg:viewBox="0 0 1091 739">
          <text:p/>
        </draw:connector>
        <draw:connector draw:style-name="gr4" draw:text-style-name="P1" draw:layer="layout" draw:type="line" svg:x1="110.756cm" svg:y1="105.476cm" svg:x2="111.844cm" svg:y2="104.838cm" draw:start-shape="id774" draw:start-glue-point="0" draw:end-shape="id772" draw:end-glue-point="2" svg:d="M110756 105476l1088-638" svg:viewBox="0 0 1089 639">
          <text:p/>
        </draw:connector>
        <draw:custom-shape draw:style-name="gr1" draw:text-style-name="P2" xml:id="id809" draw:id="id809" draw:layer="layout" svg:width="1cm" svg:height="0.9cm" svg:x="111.344cm" svg:y="105.538cm">
          <text:p text:style-name="P1"><text:span text:style-name="T1">3-NAND</text:span></text:p>
          <text:p text:style-name="P1"><text:span text:style-name="T1">4417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1.844cm" svg:y1="105.538cm" svg:x2="111.844cm" svg:y2="104.838cm" draw:start-shape="id809" draw:start-glue-point="0" draw:end-shape="id772" draw:end-glue-point="2" svg:d="M111844 105538v-700" svg:viewBox="0 0 1 701">
          <text:p/>
        </draw:connector>
        <draw:custom-shape draw:style-name="gr1" draw:text-style-name="P2" xml:id="id810" draw:id="id810" draw:layer="layout" svg:width="1cm" svg:height="0.9cm" svg:x="97.364cm" svg:y="99.177cm">
          <text:p text:style-name="P1"><text:span text:style-name="T1">NOT</text:span></text:p>
          <text:p text:style-name="P1"><text:span text:style-name="T1">4316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6.764cm" svg:y1="100.763cm" svg:x2="97.864cm" svg:y2="100.077cm" draw:start-shape="id804" draw:start-glue-point="0" draw:end-shape="id810" draw:end-glue-point="2" svg:d="M96764 100763l1100-686" svg:viewBox="0 0 1101 687">
          <text:p/>
        </draw:connector>
        <draw:custom-shape draw:style-name="gr1" draw:text-style-name="P2" xml:id="id811" draw:id="id811" draw:layer="layout" svg:width="1cm" svg:height="0.9cm" svg:x="96.264cm" svg:y="99.163cm">
          <text:p text:style-name="P1"><text:span text:style-name="T1">NOT</text:span></text:p>
          <text:p text:style-name="P1"><text:span text:style-name="T1">4417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12" draw:id="id812" draw:layer="layout" svg:width="1cm" svg:height="0.9cm" svg:x="95.164cm" svg:y="99.149cm">
          <text:p text:style-name="P1"><text:span text:style-name="T1">NOT</text:span></text:p>
          <text:p text:style-name="P1"><text:span text:style-name="T1">4417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6.764cm" svg:y1="100.763cm" svg:x2="96.764cm" svg:y2="100.063cm" draw:start-shape="id804" draw:start-glue-point="0" draw:end-shape="id811" draw:end-glue-point="2" svg:d="M96764 100763v-700" svg:viewBox="0 0 1 701">
          <text:p/>
        </draw:connector>
        <draw:connector draw:style-name="gr4" draw:text-style-name="P1" draw:layer="layout" draw:type="line" svg:x1="96.764cm" svg:y1="100.763cm" svg:x2="95.664cm" svg:y2="100.049cm" draw:start-shape="id804" draw:start-glue-point="0" draw:end-shape="id812" draw:end-glue-point="2" svg:d="M96764 100763l-1100-714" svg:viewBox="0 0 1101 715">
          <text:p/>
        </draw:connector>
        <draw:connector draw:style-name="gr3" draw:text-style-name="P3" draw:layer="layout" draw:type="line" svg:x1="110.816cm" svg:y1="108.151cm" svg:x2="111.844cm" svg:y2="106.438cm" draw:end-shape="id809" draw:end-glue-point="2" svg:d="M110816 108151l1028-1713" svg:viewBox="0 0 1029 1714">
          <text:p text:style-name="P1"><text:span text:style-name="T2">e00</text:span></text:p>
        </draw:connector>
        <draw:custom-shape draw:style-name="gr1" draw:text-style-name="P2" xml:id="id813" draw:id="id813" draw:layer="layout" svg:width="1cm" svg:height="0.9cm" svg:x="106.889cm" svg:y="109.676cm">
          <text:p text:style-name="P1"><text:span text:style-name="T1">NAND</text:span></text:p>
          <text:p text:style-name="P1"><text:span text:style-name="T1">4517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7.072cm" svg:y1="112.07cm" svg:x2="107.389cm" svg:y2="110.576cm" draw:end-shape="id813" draw:end-glue-point="2" svg:d="M107072 112070l317-1494" svg:viewBox="0 0 318 1495">
          <text:p text:style-name="P1"><text:span text:style-name="T2">e00</text:span></text:p>
        </draw:connector>
        <draw:connector draw:style-name="gr3" draw:text-style-name="P3" draw:layer="layout" draw:type="line" svg:x1="100.047cm" svg:y1="108.812cm" svg:x2="99.622cm" svg:y2="107.425cm" draw:end-shape="id799" draw:end-glue-point="2" svg:d="M100047 108812l-425-1387" svg:viewBox="0 0 426 1388">
          <text:p text:style-name="P1"><text:span text:style-name="T2">e00</text:span></text:p>
        </draw:connector>
        <draw:custom-shape draw:style-name="gr1" draw:text-style-name="P2" xml:id="id814" draw:id="id814" draw:layer="layout" svg:width="1cm" svg:height="0.9cm" svg:x="101.8cm" svg:y="112.476cm">
          <text:p text:style-name="P1"><text:span text:style-name="T1">3-NAND</text:span></text:p>
          <text:p text:style-name="P1"><text:span text:style-name="T1">4618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1.333cm" svg:y1="114.56cm" svg:x2="102.3cm" svg:y2="113.376cm" draw:end-shape="id814" draw:end-glue-point="2" svg:d="M101333 114560l967-1184" svg:viewBox="0 0 968 1185">
          <text:p text:style-name="P1"><text:span text:style-name="T2">e00</text:span></text:p>
        </draw:connector>
        <draw:connector draw:style-name="gr3" draw:text-style-name="P3" draw:layer="layout" draw:type="line" svg:x1="109.818cm" svg:y1="89.973cm" svg:x2="109.9cm" svg:y2="88.341cm" draw:end-shape="id815" draw:end-glue-point="2" svg:d="M109818 89973l82-1632" svg:viewBox="0 0 83 1633">
          <text:p text:style-name="P1"><text:span text:style-name="T2">e00</text:span></text:p>
        </draw:connector>
        <draw:connector draw:style-name="gr3" draw:text-style-name="P3" draw:layer="layout" draw:type="line" svg:x1="107.357cm" svg:y1="89.888cm" svg:x2="107.67cm" svg:y2="88.365cm" draw:end-shape="id816" draw:end-glue-point="2" svg:d="M107357 89888l313-1523" svg:viewBox="0 0 314 1524">
          <text:p text:style-name="P1"><text:span text:style-name="T2">e00</text:span></text:p>
        </draw:connector>
        <draw:custom-shape draw:style-name="gr1" draw:text-style-name="P2" xml:id="id787" draw:id="id787" draw:layer="layout" svg:width="1cm" svg:height="0.9cm" svg:x="102.881cm" svg:y="112.476cm">
          <text:p text:style-name="P1"><text:span text:style-name="T1">3-NAND</text:span></text:p>
          <text:p text:style-name="P1"><text:span text:style-name="T1">4714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4.2cm" svg:y1="114.822cm" svg:x2="103.381cm" svg:y2="113.376cm" draw:end-shape="id787" draw:end-glue-point="2" svg:d="M104200 114822l-819-1446" svg:viewBox="0 0 820 1447">
          <text:p text:style-name="P1"><text:span text:style-name="T2">e00</text:span></text:p>
        </draw:connector>
        <draw:connector draw:style-name="gr4" draw:text-style-name="P1" draw:layer="layout" draw:type="line" svg:x1="96.504cm" svg:y1="109.776cm" svg:x2="96.634cm" svg:y2="105.363cm" draw:start-shape="id783" draw:start-glue-point="0" draw:end-shape="id802" draw:end-glue-point="2" svg:d="M96504 109776l130-4413" svg:viewBox="0 0 131 4414">
          <text:p/>
        </draw:connector>
        <draw:custom-shape draw:style-name="gr1" draw:text-style-name="P2" xml:id="id817" draw:id="id817" draw:layer="layout" svg:width="1cm" svg:height="0.9cm" svg:x="101.322cm" svg:y="106.525cm">
          <text:p text:style-name="P1"><text:span text:style-name="T1">AND</text:span></text:p>
          <text:p text:style-name="P1"><text:span text:style-name="T1">4714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3.381cm" svg:y1="112.476cm" svg:x2="101.822cm" svg:y2="107.425cm" draw:start-shape="id787" draw:start-glue-point="0" draw:end-shape="id817" draw:end-glue-point="2" svg:d="M103381 112476l-1559-5051" svg:viewBox="0 0 1560 5052">
          <text:p/>
        </draw:connector>
        <draw:custom-shape draw:style-name="gr1" draw:text-style-name="P2" xml:id="id818" draw:id="id818" draw:layer="layout" svg:width="1cm" svg:height="0.9cm" svg:x="107.4cm" svg:y="106.076cm">
          <text:p text:style-name="P1"><text:span text:style-name="T1">NAND</text:span></text:p>
          <text:p text:style-name="P1"><text:span text:style-name="T1">471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03.381cm" svg:y1="112.476cm" svg:x2="107.9cm" svg:y2="106.976cm" draw:start-shape="id787" draw:start-glue-point="0" draw:end-shape="id818" draw:end-glue-point="2" svg:d="M103381 112476l4519-5500" svg:viewBox="0 0 4520 5501">
          <text:p/>
        </draw:connector>
        <draw:connector draw:style-name="gr4" draw:text-style-name="P1" draw:layer="layout" draw:type="line" svg:x1="107.9cm" svg:y1="106.076cm" svg:x2="107.3cm" svg:y2="105.276cm" draw:start-shape="id818" draw:start-glue-point="0" draw:end-shape="id788" draw:end-glue-point="2" svg:d="M107900 106076l-600-800" svg:viewBox="0 0 601 801">
          <text:p/>
        </draw:connector>
        <draw:connector draw:style-name="gr4" draw:text-style-name="P1" draw:layer="layout" draw:type="line" svg:x1="102.3cm" svg:y1="112.476cm" svg:x2="101.822cm" svg:y2="107.425cm" draw:start-shape="id814" draw:start-glue-point="0" draw:end-shape="id817" draw:end-glue-point="2" svg:d="M102300 112476l-478-5051" svg:viewBox="0 0 479 5052">
          <text:p/>
        </draw:connector>
        <draw:connector draw:style-name="gr4" draw:text-style-name="P1" draw:layer="layout" draw:type="line" svg:x1="102.3cm" svg:y1="112.476cm" svg:x2="107.9cm" svg:y2="106.976cm" draw:start-shape="id814" draw:start-glue-point="0" draw:end-shape="id818" draw:end-glue-point="2" svg:d="M102300 112476l5600-5500" svg:viewBox="0 0 5601 5501">
          <text:p/>
        </draw:connector>
        <draw:custom-shape draw:style-name="gr1" draw:text-style-name="P2" xml:id="id819" draw:id="id819" draw:layer="layout" svg:width="1cm" svg:height="0.9cm" svg:x="100.222cm" svg:y="104.725cm">
          <text:p text:style-name="P1"><text:span text:style-name="T1">3-NAND</text:span></text:p>
          <text:p text:style-name="P1"><text:span text:style-name="T1">4715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1.822cm" svg:y1="106.525cm" svg:x2="100.722cm" svg:y2="105.625cm" draw:start-shape="id817" draw:start-glue-point="0" draw:end-shape="id819" draw:end-glue-point="2" svg:d="M101822 106525l-1100-900" svg:viewBox="0 0 1101 901">
          <text:p/>
        </draw:connector>
        <draw:connector draw:style-name="gr4" draw:text-style-name="P1" draw:layer="layout" draw:type="line" svg:x1="100.722cm" svg:y1="104.725cm" svg:x2="100.772cm" svg:y2="103.225cm" draw:start-shape="id819" draw:start-glue-point="0" draw:end-shape="id820" draw:end-glue-point="2" svg:d="M100722 104725l50-1500" svg:viewBox="0 0 51 1501">
          <text:p/>
        </draw:connector>
        <draw:connector draw:style-name="gr4" draw:text-style-name="P1" draw:layer="layout" draw:type="line" svg:x1="99.622cm" svg:y1="106.525cm" svg:x2="100.722cm" svg:y2="105.625cm" draw:start-shape="id799" draw:start-glue-point="0" draw:end-shape="id819" draw:end-glue-point="2" svg:d="M99622 106525l1100-900" svg:viewBox="0 0 1101 901">
          <text:p/>
        </draw:connector>
        <draw:custom-shape draw:style-name="gr1" draw:text-style-name="P2" xml:id="id821" draw:id="id821" draw:layer="layout" svg:width="1cm" svg:height="0.9cm" svg:x="100.222cm" svg:y="106.525cm">
          <text:p text:style-name="P1"><text:span text:style-name="T1">AND</text:span></text:p>
          <text:p text:style-name="P1"><text:span text:style-name="T1">48-925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1.323cm" svg:y1="109.776cm" svg:x2="100.722cm" svg:y2="107.425cm" draw:start-shape="id798" draw:start-glue-point="0" draw:end-shape="id821" draw:end-glue-point="2" svg:d="M101323 109776l-601-2351" svg:viewBox="0 0 602 2352">
          <text:p/>
        </draw:connector>
        <draw:connector draw:style-name="gr4" draw:text-style-name="P1" draw:layer="layout" draw:type="line" svg:x1="100.223cm" svg:y1="109.776cm" svg:x2="100.722cm" svg:y2="107.425cm" draw:start-shape="id779" draw:start-glue-point="0" draw:end-shape="id821" draw:end-glue-point="2" svg:d="M100223 109776l499-2351" svg:viewBox="0 0 500 2352">
          <text:p/>
        </draw:connector>
        <draw:connector draw:style-name="gr4" draw:text-style-name="P1" draw:layer="layout" draw:type="line" svg:x1="100.722cm" svg:y1="106.525cm" svg:x2="100.722cm" svg:y2="105.625cm" draw:start-shape="id821" draw:start-glue-point="0" draw:end-shape="id819" draw:end-glue-point="2" svg:d="M100722 106525v-900" svg:viewBox="0 0 1 901">
          <text:p/>
        </draw:connector>
        <draw:custom-shape draw:style-name="gr1" draw:text-style-name="P2" xml:id="id822" draw:id="id822" draw:layer="layout" svg:width="1cm" svg:height="0.9cm" svg:x="100.352cm" svg:y="100.825cm">
          <text:p text:style-name="P1"><text:span text:style-name="T1">NOT</text:span></text:p>
          <text:p text:style-name="P1"><text:span text:style-name="T1">4715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0.772cm" svg:y1="102.325cm" svg:x2="100.852cm" svg:y2="101.725cm" draw:start-shape="id820" draw:start-glue-point="0" draw:end-shape="id822" draw:end-glue-point="2" svg:d="M100772 102325l80-600" svg:viewBox="0 0 81 601">
          <text:p/>
        </draw:connector>
        <draw:custom-shape draw:style-name="gr1" draw:text-style-name="P2" xml:id="id823" draw:id="id823" draw:layer="layout" svg:width="1cm" svg:height="0.9cm" svg:x="99.752cm" svg:y="99.23cm">
          <text:p text:style-name="P1"><text:span text:style-name="T1">NOT</text:span></text:p>
          <text:p text:style-name="P1"><text:span text:style-name="T1">4715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0.852cm" svg:y1="100.825cm" svg:x2="100.252cm" svg:y2="100.13cm" draw:start-shape="id822" draw:start-glue-point="0" draw:end-shape="id823" draw:end-glue-point="2" svg:d="M100852 100825l-600-695" svg:viewBox="0 0 601 696">
          <text:p/>
        </draw:connector>
        <draw:custom-shape draw:style-name="gr1" draw:text-style-name="P2" xml:id="id824" draw:id="id824" draw:layer="layout" svg:width="1cm" svg:height="0.9cm" svg:x="100.852cm" svg:y="99.225cm">
          <text:p text:style-name="P1"><text:span text:style-name="T1">NOT</text:span></text:p>
          <text:p text:style-name="P1"><text:span text:style-name="T1">4618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0.852cm" svg:y1="100.825cm" svg:x2="101.352cm" svg:y2="100.125cm" draw:start-shape="id822" draw:start-glue-point="0" draw:end-shape="id824" draw:end-glue-point="2" svg:d="M100852 100825l500-700" svg:viewBox="0 0 501 701">
          <text:p/>
        </draw:connector>
        <draw:connector draw:style-name="gr4" draw:text-style-name="P1" draw:layer="layout" draw:type="line" svg:x1="103.4cm" svg:y1="114.376cm" svg:x2="103.381cm" svg:y2="113.376cm" draw:start-shape="id792" draw:start-glue-point="0" draw:end-shape="id787" draw:end-glue-point="2" svg:d="M103400 114376l-19-1000" svg:viewBox="0 0 20 1001">
          <text:p/>
        </draw:connector>
        <draw:connector draw:style-name="gr4" draw:text-style-name="P1" draw:layer="layout" draw:type="line" svg:x1="104.395cm" svg:y1="90.292cm" svg:x2="102.3cm" svg:y2="112.476cm" draw:start-shape="id780" draw:start-glue-point="0" draw:end-shape="id814" draw:end-glue-point="0" svg:d="M104395 90292l-2095 22184" svg:viewBox="0 0 2096 22185">
          <text:p/>
        </draw:connector>
        <draw:custom-shape draw:style-name="gr1" draw:text-style-name="P2" xml:id="id825" draw:id="id825" draw:layer="layout" svg:width="1cm" svg:height="0.9cm" svg:x="87.03cm" svg:y="65.701cm">
          <text:p text:style-name="P1"><text:span text:style-name="T1">3-NAND</text:span></text:p>
          <text:p text:style-name="P1"><text:span text:style-name="T1">4517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4.395cm" svg:y1="90.292cm" svg:x2="87.03cm" svg:y2="66.151cm" draw:start-shape="id780" draw:start-glue-point="0" draw:end-shape="id825" draw:end-glue-point="3" svg:d="M104395 90292l-17365-24141" svg:viewBox="0 0 17366 24142">
          <text:p/>
        </draw:connector>
        <draw:connector draw:style-name="gr4" draw:text-style-name="P1" draw:layer="layout" draw:type="line" svg:x1="104.395cm" svg:y1="90.292cm" svg:x2="109.9cm" svg:y2="88.341cm" draw:start-shape="id780" draw:start-glue-point="0" draw:end-shape="id815" draw:end-glue-point="2" svg:d="M104395 90292l5505-1951" svg:viewBox="0 0 5506 1952">
          <text:p/>
        </draw:connector>
        <draw:custom-shape draw:style-name="gr1" draw:text-style-name="P2" xml:id="id826" draw:id="id826" draw:layer="layout" svg:width="1cm" svg:height="0.9cm" svg:x="105cm" svg:y="84.942cm">
          <text:p text:style-name="P1"><text:span text:style-name="T1">3-NAND</text:span></text:p>
          <text:p text:style-name="P1"><text:span text:style-name="T1">4416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4.395cm" svg:y1="90.292cm" svg:x2="105.5cm" svg:y2="85.842cm" draw:start-shape="id780" draw:start-glue-point="0" draw:end-shape="id826" draw:end-glue-point="2" svg:d="M104395 90292l1105-4450" svg:viewBox="0 0 1106 4451">
          <text:p/>
        </draw:connector>
        <draw:custom-shape draw:style-name="gr1" draw:text-style-name="P2" xml:id="id827" draw:id="id827" draw:layer="layout" svg:width="1cm" svg:height="0.9cm" svg:x="103.9cm" svg:y="84.942cm">
          <text:p text:style-name="P1"><text:span text:style-name="T1">3-NAND</text:span></text:p>
          <text:p text:style-name="P1"><text:span text:style-name="T1">4314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4.395cm" svg:y1="90.292cm" svg:x2="104.4cm" svg:y2="85.842cm" draw:start-shape="id780" draw:start-glue-point="0" draw:end-shape="id827" draw:end-glue-point="2" svg:d="M104395 90292l5-4450" svg:viewBox="0 0 6 4451">
          <text:p/>
        </draw:connector>
        <draw:connector draw:style-name="gr4" draw:text-style-name="P1" draw:layer="layout" draw:type="line" svg:x1="104.395cm" svg:y1="90.292cm" svg:x2="102.2cm" svg:y2="88.241cm" draw:start-shape="id780" draw:start-glue-point="0" draw:end-shape="id828" draw:end-glue-point="2" svg:d="M104395 90292l-2195-2051" svg:viewBox="0 0 2196 2052">
          <text:p/>
        </draw:connector>
        <draw:custom-shape draw:style-name="gr1" draw:text-style-name="P2" xml:id="id829" draw:id="id829" draw:layer="layout" svg:width="1cm" svg:height="0.9cm" svg:x="88.13cm" svg:y="63.801cm">
          <text:p text:style-name="P1"><text:span text:style-name="T1">AND</text:span></text:p>
          <text:p text:style-name="P1"><text:span text:style-name="T1">4515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9.9cm" svg:y1="87.441cm" svg:x2="88.63cm" svg:y2="63.801cm" draw:start-shape="id815" draw:start-glue-point="0" draw:end-shape="id829" draw:end-glue-point="0" svg:d="M109900 87441l-21270-23640" svg:viewBox="0 0 21271 23641">
          <text:p/>
        </draw:connector>
        <draw:custom-shape draw:style-name="gr1" draw:text-style-name="P2" xml:id="id830" draw:id="id830" draw:layer="layout" svg:width="1cm" svg:height="0.9cm" svg:x="111.581cm" svg:y="84.942cm">
          <text:p text:style-name="P1"><text:span text:style-name="T1">AND</text:span></text:p>
          <text:p text:style-name="P1"><text:span text:style-name="T1">4617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9.9cm" svg:y1="87.441cm" svg:x2="112.081cm" svg:y2="85.842cm" draw:start-shape="id815" draw:start-glue-point="0" draw:end-shape="id830" draw:end-glue-point="2" svg:d="M109900 87441l2181-1599" svg:viewBox="0 0 2182 1600">
          <text:p/>
        </draw:connector>
        <draw:connector draw:style-name="gr4" draw:text-style-name="P1" draw:layer="layout" draw:type="line" svg:x1="102.177cm" svg:y1="90.293cm" svg:x2="105.467cm" svg:y2="88.365cm" draw:start-shape="id831" draw:start-glue-point="0" draw:end-shape="id832" draw:end-glue-point="2" svg:d="M102177 90293l3290-1928" svg:viewBox="0 0 3291 1929">
          <text:p/>
        </draw:connector>
        <draw:connector draw:style-name="gr4" draw:text-style-name="P1" draw:layer="layout" draw:type="line" svg:x1="102.177cm" svg:y1="90.293cm" svg:x2="102.2cm" svg:y2="88.241cm" draw:start-shape="id831" draw:start-glue-point="0" draw:end-shape="id828" draw:end-glue-point="2" svg:d="M102177 90293l23-2052" svg:viewBox="0 0 24 2053">
          <text:p/>
        </draw:connector>
        <draw:connector draw:style-name="gr4" draw:text-style-name="P1" draw:layer="layout" draw:type="line" svg:x1="102.177cm" svg:y1="90.293cm" svg:x2="107.67cm" svg:y2="88.365cm" draw:start-shape="id831" draw:start-glue-point="0" draw:end-shape="id816" draw:end-glue-point="2" svg:d="M102177 90293l5493-1928" svg:viewBox="0 0 5494 1929">
          <text:p/>
        </draw:connector>
        <draw:connector draw:style-name="gr4" draw:text-style-name="P1" draw:layer="layout" draw:type="line" svg:x1="102.177cm" svg:y1="90.293cm" svg:x2="109.9cm" svg:y2="88.341cm" draw:start-shape="id831" draw:start-glue-point="0" draw:end-shape="id815" draw:end-glue-point="2" svg:d="M102177 90293l7723-1952" svg:viewBox="0 0 7724 1953">
          <text:p/>
        </draw:connector>
        <draw:connector draw:style-name="gr4" draw:text-style-name="P1" draw:layer="layout" draw:type="line" svg:x1="105.467cm" svg:y1="87.465cm" svg:x2="107.7cm" svg:y2="85.842cm" draw:start-shape="id832" draw:start-glue-point="0" draw:end-shape="id833" draw:end-glue-point="2" svg:d="M105467 87465l2233-1623" svg:viewBox="0 0 2234 1624">
          <text:p/>
        </draw:connector>
        <draw:custom-shape draw:style-name="gr1" draw:text-style-name="P2" xml:id="id834" draw:id="id834" draw:layer="layout" svg:width="1cm" svg:height="0.9cm" svg:x="105.997cm" svg:y="82.783cm">
          <text:p text:style-name="P1"><text:span text:style-name="T1">3-NAND</text:span></text:p>
          <text:p text:style-name="P1"><text:span text:style-name="T1">4314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35" draw:id="id835" draw:layer="layout" svg:width="1cm" svg:height="0.9cm" svg:x="107.1cm" svg:y="82.765cm">
          <text:p text:style-name="P1"><text:span text:style-name="T1">3-NAND</text:span></text:p>
          <text:p text:style-name="P1"><text:span text:style-name="T1">4314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7.7cm" svg:y1="84.942cm" svg:x2="106.497cm" svg:y2="83.683cm" draw:start-shape="id833" draw:start-glue-point="0" draw:end-shape="id834" draw:end-glue-point="2" svg:d="M107700 84942l-1203-1259" svg:viewBox="0 0 1204 1260">
          <text:p/>
        </draw:connector>
        <draw:connector draw:style-name="gr4" draw:text-style-name="P1" draw:layer="layout" draw:type="line" svg:x1="107.7cm" svg:y1="84.942cm" svg:x2="107.6cm" svg:y2="83.665cm" draw:start-shape="id833" draw:start-glue-point="0" draw:end-shape="id835" draw:end-glue-point="2" svg:d="M107700 84942l-100-1277" svg:viewBox="0 0 101 1278">
          <text:p/>
        </draw:connector>
        <draw:custom-shape draw:style-name="gr1" draw:text-style-name="P2" xml:id="id836" draw:id="id836" draw:layer="layout" svg:width="1cm" svg:height="0.9cm" svg:x="107.067cm" svg:y="80.565cm">
          <text:p text:style-name="P1"><text:span text:style-name="T1">NAND</text:span></text:p>
          <text:p text:style-name="P1"><text:span text:style-name="T1">4011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7.6cm" svg:y1="82.765cm" svg:x2="107.567cm" svg:y2="81.465cm" draw:start-shape="id835" draw:start-glue-point="0" draw:end-shape="id836" draw:end-glue-point="2" svg:d="M107600 82765l-33-1300" svg:viewBox="0 0 34 1301">
          <text:p/>
        </draw:connector>
        <draw:custom-shape draw:style-name="gr1" draw:text-style-name="P2" xml:id="id837" draw:id="id837" draw:layer="layout" svg:width="1cm" svg:height="0.9cm" svg:x="107.067cm" svg:y="78.565cm">
          <text:p text:style-name="P1"><text:span text:style-name="T1">OR (mclk)</text:span></text:p>
          <text:p text:style-name="P1"><text:span text:style-name="T1">3911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7.567cm" svg:y1="80.565cm" svg:x2="107.567cm" svg:y2="79.465cm" draw:start-shape="id836" draw:start-glue-point="0" draw:end-shape="id837" draw:end-glue-point="2" svg:d="M107567 80565v-1100" svg:viewBox="0 0 1 1101">
          <text:p/>
        </draw:connector>
        <draw:connector draw:style-name="gr3" draw:text-style-name="P3" draw:layer="layout" draw:type="line" svg:x1="107.567cm" svg:y1="78.565cm" svg:x2="107.564cm" svg:y2="76.846cm" draw:start-shape="id837" draw:start-glue-point="0" svg:d="M107567 78565l-3-1719" svg:viewBox="0 0 4 1720">
          <text:p text:style-name="P1"><text:span text:style-name="T2">clk14_1</text:span></text:p>
        </draw:connector>
        <draw:custom-shape draw:style-name="gr1" draw:text-style-name="P2" xml:id="id838" draw:id="id838" draw:layer="layout" svg:width="1cm" svg:height="0.9cm" svg:x="105.997cm" svg:y="80.583cm">
          <text:p text:style-name="P1"><text:span text:style-name="T1">NAND</text:span></text:p>
          <text:p text:style-name="P1"><text:span text:style-name="T1">411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06.497cm" svg:y1="82.783cm" svg:x2="106.497cm" svg:y2="81.483cm" draw:start-shape="id834" draw:start-glue-point="0" draw:end-shape="id838" draw:end-glue-point="2" svg:d="M106497 82783v-1300" svg:viewBox="0 0 1 1301">
          <text:p/>
        </draw:connector>
        <draw:custom-shape draw:style-name="gr1" draw:text-style-name="P2" xml:id="id839" draw:id="id839" draw:layer="layout" svg:width="1cm" svg:height="0.9cm" svg:x="106cm" svg:y="78.584cm">
          <text:p text:style-name="P1"><text:span text:style-name="T1">OR (mclk)</text:span></text:p>
          <text:p text:style-name="P1"><text:span text:style-name="T1">3410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6.497cm" svg:y1="80.583cm" svg:x2="106.5cm" svg:y2="79.484cm" draw:start-shape="id838" draw:start-glue-point="0" draw:end-shape="id839" draw:end-glue-point="2" svg:d="M106497 80583l3-1099" svg:viewBox="0 0 4 1100">
          <text:p/>
        </draw:connector>
        <draw:connector draw:style-name="gr3" draw:text-style-name="P3" draw:layer="layout" draw:type="line" svg:x1="106.5cm" svg:y1="78.584cm" svg:x2="106.497cm" svg:y2="76.865cm" draw:start-shape="id839" draw:start-glue-point="0" svg:d="M106500 78584l-3-1719" svg:viewBox="0 0 4 1720">
          <text:p text:style-name="P1"><text:span text:style-name="T2">clk14_2</text:span></text:p>
        </draw:connector>
        <draw:connector draw:style-name="gr4" draw:text-style-name="P1" draw:layer="layout" draw:type="line" svg:x1="88.63cm" svg:y1="63.801cm" svg:x2="88.1cm" svg:y2="62.501cm" draw:start-shape="id829" draw:start-glue-point="0" draw:end-shape="id840" draw:end-glue-point="2" svg:d="M88630 63801l-530-1300" svg:viewBox="0 0 531 1301">
          <text:p/>
        </draw:connector>
        <draw:custom-shape draw:style-name="gr1" draw:text-style-name="P2" xml:id="id841" draw:id="id841" draw:layer="layout" svg:width="1cm" svg:height="0.9cm" svg:x="88.1cm" svg:y="59.701cm">
          <text:p text:style-name="P1"><text:span text:style-name="T1">NOT</text:span></text:p>
          <text:p text:style-name="P1"><text:span text:style-name="T1">4415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88.1cm" svg:y1="61.601cm" svg:x2="88.6cm" svg:y2="60.601cm" draw:start-shape="id840" draw:start-glue-point="0" draw:end-shape="id841" draw:end-glue-point="2" svg:d="M88100 61601l500-1000" svg:viewBox="0 0 501 1001">
          <text:p/>
        </draw:connector>
        <draw:connector draw:style-name="gr4" draw:text-style-name="P1" draw:layer="layout" draw:type="line" svg:x1="88.1cm" svg:y1="61.601cm" svg:x2="87.5cm" svg:y2="58.801cm" draw:start-shape="id840" draw:start-glue-point="0" draw:end-shape="id842" draw:end-glue-point="2" svg:d="M88100 61601l-600-2800" svg:viewBox="0 0 601 2801">
          <text:p/>
        </draw:connector>
        <draw:connector draw:style-name="gr4" draw:text-style-name="P1" draw:layer="layout" draw:type="line" svg:x1="88.6cm" svg:y1="59.701cm" svg:x2="88.6cm" svg:y2="58.801cm" draw:start-shape="id841" draw:start-glue-point="0" draw:end-shape="id843" draw:end-glue-point="2" svg:d="M88600 59701v-900" svg:viewBox="0 0 1 901">
          <text:p/>
        </draw:connector>
        <draw:connector draw:style-name="gr4" draw:text-style-name="P1" draw:layer="layout" draw:type="line" svg:x1="60.57cm" svg:y1="95.3cm" svg:x2="88.6cm" svg:y2="58.801cm" draw:start-shape="id643" draw:start-glue-point="0" draw:end-shape="id843" draw:end-glue-point="2" svg:d="M60570 95300l28030-36499" svg:viewBox="0 0 28031 36500">
          <text:p/>
        </draw:connector>
        <draw:custom-shape draw:style-name="gr1" draw:text-style-name="P2" xml:id="id844" draw:id="id844" draw:layer="layout" svg:width="1cm" svg:height="0.9cm" svg:x="88.1cm" svg:y="56.001cm">
          <text:p text:style-name="P1"><text:span text:style-name="T1">NOT</text:span></text:p>
          <text:p text:style-name="P1"><text:span text:style-name="T1">4415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88.6cm" svg:y1="57.901cm" svg:x2="88.6cm" svg:y2="56.901cm" draw:start-shape="id843" draw:start-glue-point="0" draw:end-shape="id844" draw:end-glue-point="2" svg:d="M88600 57901v-1000" svg:viewBox="0 0 1 1001">
          <text:p/>
        </draw:connector>
        <draw:custom-shape draw:style-name="gr1" draw:text-style-name="P2" xml:id="id845" draw:id="id845" draw:layer="layout" svg:width="1cm" svg:height="0.9cm" svg:x="88.1cm" svg:y="53.901cm">
          <text:p text:style-name="P1"><text:span text:style-name="T1">AND</text:span></text:p>
          <text:p text:style-name="P1"><text:span text:style-name="T1">4415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88.6cm" svg:y1="56.001cm" svg:x2="88.6cm" svg:y2="54.801cm" draw:start-shape="id844" draw:start-glue-point="0" draw:end-shape="id845" draw:end-glue-point="2" svg:d="M88600 56001v-1200" svg:viewBox="0 0 1 1201">
          <text:p/>
        </draw:connector>
        <draw:custom-shape draw:style-name="gr1" draw:text-style-name="P2" xml:id="id846" draw:id="id846" draw:layer="layout" svg:width="1cm" svg:height="0.9cm" svg:x="87.5cm" svg:y="52.001cm">
          <text:p text:style-name="P1"><text:span text:style-name="T1">OR</text:span></text:p>
          <text:p text:style-name="P1"><text:span text:style-name="T1">4414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88.6cm" svg:y1="53.901cm" svg:x2="88cm" svg:y2="52.901cm" draw:start-shape="id845" draw:start-glue-point="0" draw:end-shape="id846" draw:end-glue-point="2" svg:d="M88600 53901l-600-1000" svg:viewBox="0 0 601 1001">
          <text:p/>
        </draw:connector>
        <draw:connector draw:style-name="gr4" draw:text-style-name="P1" draw:layer="layout" draw:type="line" svg:x1="88cm" svg:y1="52.001cm" svg:x2="87.95cm" svg:y2="50.501cm" draw:start-shape="id846" draw:start-glue-point="0" draw:end-shape="id847" draw:end-glue-point="2" svg:d="M88000 52001l-50-1500" svg:viewBox="0 0 51 1501">
          <text:p/>
        </draw:connector>
        <draw:connector draw:style-name="gr4" draw:text-style-name="P1" draw:layer="layout" draw:type="line" svg:x1="87.5cm" svg:y1="57.901cm" svg:x2="87.5cm" svg:y2="54.801cm" draw:start-shape="id842" draw:start-glue-point="0" draw:end-shape="id848" draw:end-glue-point="2" svg:d="M87500 57901v-3100" svg:viewBox="0 0 1 3101">
          <text:p/>
        </draw:connector>
        <draw:connector draw:style-name="gr4" draw:text-style-name="P1" draw:layer="layout" draw:type="line" svg:x1="87.5cm" svg:y1="53.901cm" svg:x2="88cm" svg:y2="52.901cm" draw:start-shape="id848" draw:start-glue-point="0" draw:end-shape="id846" draw:end-glue-point="2" svg:d="M87500 53901l500-1000" svg:viewBox="0 0 501 1001">
          <text:p/>
        </draw:connector>
        <draw:custom-shape draw:style-name="gr1" draw:text-style-name="P2" xml:id="id849" draw:id="id849" draw:layer="layout" svg:width="1cm" svg:height="0.9cm" svg:x="86cm" svg:y="55.801cm">
          <text:p text:style-name="P1"><text:span text:style-name="T1">NOT</text:span></text:p>
          <text:p text:style-name="P1"><text:span text:style-name="T1">4415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86.5cm" svg:y1="55.801cm" svg:x2="87.5cm" svg:y2="54.801cm" draw:start-shape="id849" draw:start-glue-point="0" draw:end-shape="id848" draw:end-glue-point="2" svg:d="M86500 55801l1000-1000" svg:viewBox="0 0 1001 1001">
          <text:p/>
        </draw:connector>
        <draw:connector draw:style-name="gr4" draw:text-style-name="P1" draw:layer="layout" draw:type="line" svg:x1="87.95cm" svg:y1="49.601cm" svg:x2="86.5cm" svg:y2="55.801cm" draw:start-shape="id847" draw:start-glue-point="0" draw:end-shape="id849" draw:end-glue-point="0" svg:d="M87950 49601l-1450 6200" svg:viewBox="0 0 1451 6201">
          <text:p/>
        </draw:connector>
        <draw:connector draw:style-name="gr4" draw:text-style-name="P1" draw:layer="layout" draw:type="line" svg:x1="87.95cm" svg:y1="49.601cm" svg:x2="88.6cm" svg:y2="53.901cm" draw:start-shape="id847" draw:start-glue-point="0" draw:end-shape="id845" draw:end-glue-point="0" svg:d="M87950 49601l650 4300" svg:viewBox="0 0 651 4301">
          <text:p/>
        </draw:connector>
        <draw:connector draw:style-name="gr4" draw:text-style-name="P1" draw:layer="layout" draw:type="line" svg:x1="87.95cm" svg:y1="49.601cm" svg:x2="88cm" svg:y2="48.32cm" draw:start-shape="id847" draw:start-glue-point="0" draw:end-shape="id850" draw:end-glue-point="2" svg:d="M87950 49601l50-1281" svg:viewBox="0 0 51 1282">
          <text:p/>
        </draw:connector>
        <draw:custom-shape draw:style-name="gr1" draw:text-style-name="P2" xml:id="id851" draw:id="id851" draw:layer="layout" svg:width="1cm" svg:height="0.9cm" svg:x="87.5cm" svg:y="45.42cm">
          <text:p text:style-name="P1"><text:span text:style-name="T1">NOR (mclk)</text:span></text:p>
          <text:p text:style-name="P1"><text:span text:style-name="T1">338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88cm" svg:y1="47.42cm" svg:x2="88cm" svg:y2="46.32cm" draw:start-shape="id850" draw:start-glue-point="0" draw:end-shape="id851" draw:end-glue-point="2" svg:d="M88000 47420v-1100" svg:viewBox="0 0 1 1101">
          <text:p/>
        </draw:connector>
        <draw:connector draw:style-name="gr3" draw:text-style-name="P3" draw:layer="layout" draw:type="line" svg:x1="88cm" svg:y1="45.42cm" svg:x2="87.997cm" svg:y2="43.701cm" draw:start-shape="id851" draw:start-glue-point="0" svg:d="M88000 45420l-3-1719" svg:viewBox="0 0 4 1720">
          <text:p text:style-name="P1"><text:span text:style-name="T2">unit03_ie1</text:span></text:p>
        </draw:connector>
        <draw:connector draw:style-name="gr4" draw:text-style-name="P1" draw:layer="layout" draw:type="line" svg:x1="60.57cm" svg:y1="95.3cm" svg:x2="88cm" svg:y2="48.32cm" draw:start-shape="id643" draw:start-glue-point="0" draw:end-shape="id850" draw:end-glue-point="2" svg:d="M60570 95300l27430-46980" svg:viewBox="0 0 27431 46981">
          <text:p/>
        </draw:connector>
        <draw:custom-shape draw:style-name="gr1" draw:text-style-name="P2" xml:id="id852" draw:id="id852" draw:layer="layout" svg:width="1cm" svg:height="0.9cm" svg:x="91.7cm" svg:y="61.701cm">
          <text:p text:style-name="P1"><text:span text:style-name="T1">3-NAND</text:span></text:p>
          <text:p text:style-name="P1"><text:span text:style-name="T1">4617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2.081cm" svg:y1="84.942cm" svg:x2="92.7cm" svg:y2="62.151cm" draw:start-shape="id830" draw:start-glue-point="0" draw:end-shape="id852" draw:end-glue-point="1" svg:d="M112081 84942l-19381-22791" svg:viewBox="0 0 19382 22792">
          <text:p/>
        </draw:connector>
        <draw:custom-shape draw:style-name="gr1" draw:text-style-name="P2" xml:id="id853" draw:id="id853" draw:layer="layout" svg:width="1cm" svg:height="0.9cm" svg:x="111.5cm" svg:y="82.765cm">
          <text:p text:style-name="P1"><text:span text:style-name="T1">3-NAND</text:span></text:p>
          <text:p text:style-name="P1"><text:span text:style-name="T1">4515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2.081cm" svg:y1="84.942cm" svg:x2="112cm" svg:y2="83.665cm" draw:start-shape="id830" draw:start-glue-point="0" draw:end-shape="id853" draw:end-glue-point="2" svg:d="M112081 84942l-81-1277" svg:viewBox="0 0 82 1278">
          <text:p/>
        </draw:connector>
        <draw:custom-shape draw:style-name="gr14" draw:text-style-name="P2" xml:id="id854" draw:id="id854" draw:layer="layout" svg:width="1.003cm" svg:height="0.9cm" svg:x="111.497cm" svg:y="80.583cm">
          <text:p text:style-name="P1"><text:span text:style-name="T1">NAND</text:span></text:p>
          <text:p text:style-name="P1"><text:span text:style-name="T1">4314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2cm" svg:y1="82.765cm" svg:x2="111.998cm" svg:y2="81.483cm" draw:start-shape="id853" draw:start-glue-point="0" draw:end-shape="id854" draw:end-glue-point="2" svg:d="M112000 82765l-2-1282" svg:viewBox="0 0 3 1283">
          <text:p/>
        </draw:connector>
        <draw:custom-shape draw:style-name="gr1" draw:text-style-name="P2" xml:id="id855" draw:id="id855" draw:layer="layout" svg:width="1cm" svg:height="0.9cm" svg:x="111.5cm" svg:y="78.584cm">
          <text:p text:style-name="P1"><text:span text:style-name="T1">OR (mclk)</text:span></text:p>
          <text:p text:style-name="P1"><text:span text:style-name="T1">4313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1.998cm" svg:y1="80.583cm" svg:x2="112cm" svg:y2="79.484cm" draw:start-shape="id854" draw:start-glue-point="0" draw:end-shape="id855" draw:end-glue-point="2" svg:d="M111998 80583l2-1099" svg:viewBox="0 0 3 1100">
          <text:p/>
        </draw:connector>
        <draw:connector draw:style-name="gr3" draw:text-style-name="P3" draw:layer="layout" draw:type="line" svg:x1="112cm" svg:y1="78.584cm" svg:x2="111.997cm" svg:y2="76.865cm" draw:start-shape="id855" draw:start-glue-point="0" svg:d="M112000 78584l-3-1719" svg:viewBox="0 0 4 1720">
          <text:p text:style-name="P1"><text:span text:style-name="T2">clk14_3</text:span></text:p>
        </draw:connector>
        <draw:custom-shape draw:style-name="gr1" draw:text-style-name="P2" xml:id="id857" draw:id="id857" draw:layer="layout" svg:width="1cm" svg:height="0.9cm" svg:x="92.2cm" svg:y="59.801cm">
          <text:p text:style-name="P1"><text:span text:style-name="T1">NOT</text:span></text:p>
          <text:p text:style-name="P1"><text:span text:style-name="T1">4515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2.2cm" svg:y1="61.701cm" svg:x2="91.6cm" svg:y2="58.801cm" draw:start-shape="id852" draw:start-glue-point="0" draw:end-shape="id856" draw:end-glue-point="2" svg:d="M92200 61701l-600-2900" svg:viewBox="0 0 601 2901">
          <text:p/>
        </draw:connector>
        <draw:connector draw:style-name="gr4" draw:text-style-name="P1" draw:layer="layout" draw:type="line" svg:x1="92.2cm" svg:y1="61.701cm" svg:x2="92.7cm" svg:y2="60.701cm" draw:start-shape="id852" draw:start-glue-point="0" draw:end-shape="id857" draw:end-glue-point="2" svg:d="M92200 61701l500-1000" svg:viewBox="0 0 501 1001">
          <text:p/>
        </draw:connector>
        <draw:custom-shape draw:style-name="gr1" draw:text-style-name="P2" xml:id="id858" draw:id="id858" draw:layer="layout" svg:width="1cm" svg:height="0.9cm" svg:x="92.2cm" svg:y="57.901cm">
          <text:p text:style-name="P1"><text:span text:style-name="T1">AND</text:span></text:p>
          <text:p text:style-name="P1"><text:span text:style-name="T1">4515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2.7cm" svg:y1="59.801cm" svg:x2="92.7cm" svg:y2="58.801cm" draw:start-shape="id857" draw:start-glue-point="0" draw:end-shape="id858" draw:end-glue-point="2" svg:d="M92700 59801v-1000" svg:viewBox="0 0 1 1001">
          <text:p/>
        </draw:connector>
        <draw:connector draw:style-name="gr4" draw:text-style-name="P1" draw:layer="layout" draw:type="line" svg:x1="60.57cm" svg:y1="95.3cm" svg:x2="92.7cm" svg:y2="58.801cm" draw:start-shape="id643" draw:start-glue-point="0" draw:end-shape="id858" draw:end-glue-point="2" svg:d="M60570 95300l32130-36499" svg:viewBox="0 0 32131 36500">
          <text:p/>
        </draw:connector>
        <draw:custom-shape draw:style-name="gr1" draw:text-style-name="P2" xml:id="id859" draw:id="id859" draw:layer="layout" svg:width="1cm" svg:height="0.9cm" svg:x="92.2cm" svg:y="56.001cm">
          <text:p text:style-name="P1"><text:span text:style-name="T1">NOT</text:span></text:p>
          <text:p text:style-name="P1"><text:span text:style-name="T1">4514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2.7cm" svg:y1="57.901cm" svg:x2="92.7cm" svg:y2="56.901cm" draw:start-shape="id858" draw:start-glue-point="0" draw:end-shape="id859" draw:end-glue-point="2" svg:d="M92700 57901v-1000" svg:viewBox="0 0 1 1001">
          <text:p/>
        </draw:connector>
        <draw:custom-shape draw:style-name="gr1" draw:text-style-name="P2" xml:id="id860" draw:id="id860" draw:layer="layout" svg:width="1cm" svg:height="0.9cm" svg:x="92.2cm" svg:y="54.001cm">
          <text:p text:style-name="P1"><text:span text:style-name="T1">AND</text:span></text:p>
          <text:p text:style-name="P1"><text:span text:style-name="T1">4514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2.7cm" svg:y1="56.001cm" svg:x2="92.7cm" svg:y2="54.901cm" draw:start-shape="id859" draw:start-glue-point="0" draw:end-shape="id860" draw:end-glue-point="2" svg:d="M92700 56001v-1100" svg:viewBox="0 0 1 1101">
          <text:p/>
        </draw:connector>
        <draw:custom-shape draw:style-name="gr1" draw:text-style-name="P2" xml:id="id861" draw:id="id861" draw:layer="layout" svg:width="1cm" svg:height="0.9cm" svg:x="91.6cm" svg:y="52.001cm">
          <text:p text:style-name="P1"><text:span text:style-name="T1">OR</text:span></text:p>
          <text:p text:style-name="P1"><text:span text:style-name="T1">4514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2.7cm" svg:y1="54.001cm" svg:x2="92.1cm" svg:y2="52.901cm" draw:start-shape="id860" draw:start-glue-point="0" draw:end-shape="id861" draw:end-glue-point="2" svg:d="M92700 54001l-600-1100" svg:viewBox="0 0 601 1101">
          <text:p/>
        </draw:connector>
        <draw:connector draw:style-name="gr4" draw:text-style-name="P1" draw:layer="layout" draw:type="line" svg:x1="92.1cm" svg:y1="52.001cm" svg:x2="92.15cm" svg:y2="50.501cm" draw:start-shape="id861" draw:start-glue-point="0" draw:end-shape="id862" draw:end-glue-point="2" svg:d="M92100 52001l50-1500" svg:viewBox="0 0 51 1501">
          <text:p/>
        </draw:connector>
        <draw:connector draw:style-name="gr4" draw:text-style-name="P1" draw:layer="layout" draw:type="line" svg:x1="92.15cm" svg:y1="49.601cm" svg:x2="92.2cm" svg:y2="48.321cm" draw:start-shape="id862" draw:start-glue-point="0" draw:end-shape="id644" draw:end-glue-point="2" svg:d="M92150 49601l50-1280" svg:viewBox="0 0 51 1281">
          <text:p/>
        </draw:connector>
        <draw:custom-shape draw:style-name="gr1" draw:text-style-name="P2" xml:id="id863" draw:id="id863" draw:layer="layout" svg:width="1cm" svg:height="0.9cm" svg:x="91.7cm" svg:y="45.421cm">
          <text:p text:style-name="P1"><text:span text:style-name="T1">NOR (mclk)</text:span></text:p>
          <text:p text:style-name="P1"><text:span text:style-name="T1">4410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2.2cm" svg:y1="47.421cm" svg:x2="92.2cm" svg:y2="46.321cm" draw:start-shape="id644" draw:start-glue-point="0" draw:end-shape="id863" draw:end-glue-point="2" svg:d="M92200 47421v-1100" svg:viewBox="0 0 1 1101">
          <text:p/>
        </draw:connector>
        <draw:connector draw:style-name="gr3" draw:text-style-name="P3" draw:layer="layout" draw:type="line" svg:x1="92.2cm" svg:y1="45.421cm" svg:x2="92.2cm" svg:y2="43.682cm" draw:start-shape="id863" draw:start-glue-point="0" svg:d="M92200 45421v-1739" svg:viewBox="0 0 1 1740">
          <text:p text:style-name="P1"><text:span text:style-name="T2">unit03_ie2</text:span></text:p>
        </draw:connector>
        <draw:connector draw:style-name="gr4" draw:text-style-name="P1" draw:layer="layout" draw:type="line" svg:x1="92.15cm" svg:y1="49.601cm" svg:x2="92.7cm" svg:y2="54.001cm" draw:start-shape="id862" draw:start-glue-point="0" draw:end-shape="id860" draw:end-glue-point="0" svg:d="M92150 49601l550 4400" svg:viewBox="0 0 551 4401">
          <text:p/>
        </draw:connector>
        <draw:custom-shape draw:style-name="gr1" draw:text-style-name="P2" xml:id="id864" draw:id="id864" draw:layer="layout" svg:width="1cm" svg:height="0.9cm" svg:x="90.1cm" svg:y="56.001cm">
          <text:p text:style-name="P1"><text:span text:style-name="T1">NOT</text:span></text:p>
          <text:p text:style-name="P1"><text:span text:style-name="T1">4514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2.15cm" svg:y1="49.601cm" svg:x2="90.6cm" svg:y2="56.001cm" draw:start-shape="id862" draw:start-glue-point="0" draw:end-shape="id864" draw:end-glue-point="0" svg:d="M92150 49601l-1550 6400" svg:viewBox="0 0 1551 6401">
          <text:p/>
        </draw:connector>
        <draw:custom-shape draw:style-name="gr1" draw:text-style-name="P2" xml:id="id865" draw:id="id865" draw:layer="layout" svg:width="1cm" svg:height="0.9cm" svg:x="91.1cm" svg:y="54.001cm">
          <text:p text:style-name="P1"><text:span text:style-name="T1">AND</text:span></text:p>
          <text:p text:style-name="P1"><text:span text:style-name="T1">4514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0.6cm" svg:y1="56.001cm" svg:x2="91.6cm" svg:y2="54.901cm" draw:start-shape="id864" draw:start-glue-point="0" draw:end-shape="id865" draw:end-glue-point="2" svg:d="M90600 56001l1000-1100" svg:viewBox="0 0 1001 1101">
          <text:p/>
        </draw:connector>
        <draw:connector draw:style-name="gr4" draw:text-style-name="P1" draw:layer="layout" draw:type="line" svg:x1="91.6cm" svg:y1="57.901cm" svg:x2="91.6cm" svg:y2="54.901cm" draw:start-shape="id856" draw:start-glue-point="0" draw:end-shape="id865" draw:end-glue-point="2" svg:d="M91600 57901v-3000" svg:viewBox="0 0 1 3001">
          <text:p/>
        </draw:connector>
        <draw:connector draw:style-name="gr4" draw:text-style-name="P1" draw:layer="layout" draw:type="line" svg:x1="91.6cm" svg:y1="54.001cm" svg:x2="92.1cm" svg:y2="52.901cm" draw:start-shape="id865" draw:start-glue-point="0" draw:end-shape="id861" draw:end-glue-point="2" svg:d="M91600 54001l500-1100" svg:viewBox="0 0 501 1101">
          <text:p/>
        </draw:connector>
        <draw:connector draw:style-name="gr4" draw:text-style-name="P1" draw:layer="layout" draw:type="line" svg:x1="92.2cm" svg:y1="47.421cm" svg:x2="93.3cm" svg:y2="46.321cm" draw:start-shape="id644" draw:start-glue-point="0" draw:end-shape="id771" draw:end-glue-point="2" svg:d="M92200 47421l1100-1100" svg:viewBox="0 0 1101 1101">
          <text:p/>
        </draw:connector>
        <draw:connector draw:style-name="gr4" draw:text-style-name="P1" draw:layer="layout" draw:type="line" svg:x1="92.2cm" svg:y1="47.421cm" svg:x2="91.1cm" svg:y2="46.301cm" draw:start-shape="id644" draw:start-glue-point="0" draw:end-shape="id769" draw:end-glue-point="2" svg:d="M92200 47421l-1100-1120" svg:viewBox="0 0 1101 1121">
          <text:p/>
        </draw:connector>
        <draw:custom-shape draw:style-name="gr1" draw:text-style-name="P2" xml:id="id866" draw:id="id866" draw:layer="layout" svg:width="1cm" svg:height="0.9cm" svg:x="99.597cm" svg:y="84.889cm">
          <text:p text:style-name="P1"><text:span text:style-name="T1">AND</text:span></text:p>
          <text:p text:style-name="P1"><text:span text:style-name="T1">4214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2.2cm" svg:y1="87.341cm" svg:x2="100.097cm" svg:y2="85.789cm" draw:start-shape="id828" draw:start-glue-point="0" draw:end-shape="id866" draw:end-glue-point="2" svg:d="M102200 87341l-2103-1552" svg:viewBox="0 0 2104 1553">
          <text:p/>
        </draw:connector>
        <draw:custom-shape draw:style-name="gr1" draw:text-style-name="P2" xml:id="id867" draw:id="id867" draw:layer="layout" svg:width="1cm" svg:height="0.9cm" svg:x="98.5cm" svg:y="82.84cm">
          <text:p text:style-name="P1"><text:span text:style-name="T1">3-NAND</text:span></text:p>
          <text:p text:style-name="P1"><text:span text:style-name="T1">4115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68" draw:id="id868" draw:layer="layout" svg:width="1cm" svg:height="0.9cm" svg:x="99.581cm" svg:y="82.841cm">
          <text:p text:style-name="P1"><text:span text:style-name="T1">3-NAND</text:span></text:p>
          <text:p text:style-name="P1"><text:span text:style-name="T1">4214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0.097cm" svg:y1="84.889cm" svg:x2="99cm" svg:y2="83.74cm" draw:start-shape="id866" draw:start-glue-point="0" draw:end-shape="id867" draw:end-glue-point="2" svg:d="M100097 84889l-1097-1149" svg:viewBox="0 0 1098 1150">
          <text:p/>
        </draw:connector>
        <draw:connector draw:style-name="gr4" draw:text-style-name="P1" draw:layer="layout" draw:type="line" svg:x1="100.097cm" svg:y1="84.889cm" svg:x2="100.081cm" svg:y2="83.741cm" draw:start-shape="id866" draw:start-glue-point="0" draw:end-shape="id868" draw:end-glue-point="2" svg:d="M100097 84889l-16-1148" svg:viewBox="0 0 17 1149">
          <text:p/>
        </draw:connector>
        <draw:custom-shape draw:style-name="gr1" draw:text-style-name="P2" xml:id="id869" draw:id="id869" draw:layer="layout" svg:width="1cm" svg:height="0.9cm" svg:x="99.581cm" svg:y="80.641cm">
          <text:p text:style-name="P1"><text:span text:style-name="T1">NAND</text:span></text:p>
          <text:p text:style-name="P1"><text:span text:style-name="T1">3914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0.081cm" svg:y1="82.841cm" svg:x2="100.081cm" svg:y2="81.541cm" draw:start-shape="id868" draw:start-glue-point="0" draw:end-shape="id869" draw:end-glue-point="2" svg:d="M100081 82841v-1300" svg:viewBox="0 0 1 1301">
          <text:p/>
        </draw:connector>
        <draw:custom-shape draw:style-name="gr1" draw:text-style-name="P2" xml:id="id870" draw:id="id870" draw:layer="layout" svg:width="1cm" svg:height="0.9cm" svg:x="99.581cm" svg:y="78.641cm">
          <text:p text:style-name="P1"><text:span text:style-name="T1">OR (mclk)</text:span></text:p>
          <text:p text:style-name="P1"><text:span text:style-name="T1">3511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0.081cm" svg:y1="80.641cm" svg:x2="100.081cm" svg:y2="79.541cm" draw:start-shape="id869" draw:start-glue-point="0" draw:end-shape="id870" draw:end-glue-point="2" svg:d="M100081 80641v-1100" svg:viewBox="0 0 1 1101">
          <text:p/>
        </draw:connector>
        <draw:connector draw:style-name="gr3" draw:text-style-name="P3" draw:layer="layout" draw:type="line" svg:x1="100.081cm" svg:y1="78.641cm" svg:x2="100.078cm" svg:y2="76.922cm" draw:start-shape="id870" draw:start-glue-point="0" svg:d="M100081 78641l-3-1719" svg:viewBox="0 0 4 1720">
          <text:p text:style-name="P1"><text:span text:style-name="T2">clk14_4</text:span></text:p>
        </draw:connector>
        <draw:custom-shape draw:style-name="gr1" draw:text-style-name="P2" xml:id="id871" draw:id="id871" draw:layer="layout" svg:width="1cm" svg:height="0.9cm" svg:x="98.5cm" svg:y="80.64cm">
          <text:p text:style-name="P1"><text:span text:style-name="T1">NAND</text:span></text:p>
          <text:p text:style-name="P1"><text:span text:style-name="T1">4115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9cm" svg:y1="82.84cm" svg:x2="99cm" svg:y2="81.54cm" draw:start-shape="id867" draw:start-glue-point="0" draw:end-shape="id871" draw:end-glue-point="2" svg:d="M99000 82840v-1300" svg:viewBox="0 0 1 1301">
          <text:p/>
        </draw:connector>
        <draw:custom-shape draw:style-name="gr1" draw:text-style-name="P2" xml:id="id872" draw:id="id872" draw:layer="layout" svg:width="1cm" svg:height="0.9cm" svg:x="98.503cm" svg:y="78.641cm">
          <text:p text:style-name="P1"><text:span text:style-name="T1">OR (mclk)</text:span></text:p>
          <text:p text:style-name="P1"><text:span text:style-name="T1">3913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9cm" svg:y1="80.64cm" svg:x2="99.003cm" svg:y2="79.541cm" draw:start-shape="id871" draw:start-glue-point="0" draw:end-shape="id872" draw:end-glue-point="2" svg:d="M99000 80640l3-1099" svg:viewBox="0 0 4 1100">
          <text:p/>
        </draw:connector>
        <draw:connector draw:style-name="gr3" draw:text-style-name="P3" draw:layer="layout" draw:type="line" svg:x1="99.003cm" svg:y1="78.641cm" svg:x2="99cm" svg:y2="76.922cm" draw:start-shape="id872" draw:start-glue-point="0" svg:d="M99003 78641l-3-1719" svg:viewBox="0 0 4 1720">
          <text:p text:style-name="P1"><text:span text:style-name="T2">clk14_5</text:span></text:p>
        </draw:connector>
        <draw:custom-shape draw:style-name="gr1" draw:text-style-name="P2" xml:id="id873" draw:id="id873" draw:layer="layout" svg:width="1cm" svg:height="0.9cm" svg:x="97.464cm" svg:y="96.163cm">
          <text:p text:style-name="P1"><text:span text:style-name="T1">NOT</text:span></text:p>
          <text:p text:style-name="P1"><text:span text:style-name="T1">4316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7.864cm" svg:y1="99.177cm" svg:x2="97.964cm" svg:y2="97.063cm" draw:start-shape="id810" draw:start-glue-point="0" draw:end-shape="id873" draw:end-glue-point="2" svg:d="M97864 99177l100-2114" svg:viewBox="0 0 101 2115">
          <text:p/>
        </draw:connector>
        <draw:connector draw:style-name="gr3" draw:text-style-name="P3" draw:layer="layout" draw:type="line" svg:x1="97.779cm" svg:y1="89.603cm" svg:x2="97.8cm" svg:y2="88.241cm" draw:end-shape="id874" draw:end-glue-point="2" svg:d="M97779 89603l21-1362" svg:viewBox="0 0 22 1363">
          <text:p text:style-name="P1"><text:span text:style-name="T2">e00</text:span></text:p>
        </draw:connector>
        <draw:custom-shape draw:style-name="gr1" draw:text-style-name="P2" xml:id="id875" draw:id="id875" draw:layer="layout" svg:width="1cm" svg:height="0.9cm" svg:x="96.364cm" svg:y="96.163cm">
          <text:p text:style-name="P1"><text:span text:style-name="T1">NOT</text:span></text:p>
          <text:p text:style-name="P1"><text:span text:style-name="T1">4416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7.864cm" svg:y1="99.177cm" svg:x2="96.864cm" svg:y2="97.063cm" draw:start-shape="id810" draw:start-glue-point="0" draw:end-shape="id875" draw:end-glue-point="2" svg:d="M97864 99177l-1000-2114" svg:viewBox="0 0 1001 2115">
          <text:p/>
        </draw:connector>
        <draw:connector draw:style-name="gr3" draw:text-style-name="P3" draw:layer="layout" draw:type="line" svg:x1="105.467cm" svg:y1="87.465cm" svg:x2="105.5cm" svg:y2="85.842cm" draw:start-shape="id832" draw:start-glue-point="0" draw:end-shape="id826" draw:end-glue-point="2" svg:d="M105467 87465l33-1623" svg:viewBox="0 0 34 1624">
          <text:p text:style-name="P1"><text:span text:style-name="T2">e00</text:span></text:p>
        </draw:connector>
        <draw:custom-shape draw:style-name="gr1" draw:text-style-name="P2" xml:id="id876" draw:id="id876" draw:layer="layout" svg:width="1cm" svg:height="0.9cm" svg:x="101.8cm" svg:y="84.889cm">
          <text:p text:style-name="P1"><text:span text:style-name="T1">3-NAND</text:span></text:p>
          <text:p text:style-name="P1"><text:span text:style-name="T1">4314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3.15cm" svg:y1="87.433cm" svg:x2="102.3cm" svg:y2="85.789cm" draw:end-shape="id876" draw:end-glue-point="2" svg:d="M103150 87433l-850-1644" svg:viewBox="0 0 851 1645">
          <text:p text:style-name="P1"><text:span text:style-name="T2">e00</text:span></text:p>
        </draw:connector>
        <draw:custom-shape draw:style-name="gr1" draw:text-style-name="P2" xml:id="id939" draw:id="id939" draw:layer="layout" svg:width="1cm" svg:height="0.9cm" svg:x="81.7cm" svg:y="93.439cm">
          <text:p text:style-name="P1"><text:span text:style-name="T1">NAND</text:span></text:p>
          <text:p text:style-name="P1"><text:span text:style-name="T1">4516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1.665cm" svg:y1="95.61cm" svg:x2="82.2cm" svg:y2="94.353cm" svg:d="M81665 95610l535-1257" svg:viewBox="0 0 536 1258">
          <text:p text:style-name="P1"><text:span text:style-name="T2">e00</text:span></text:p>
        </draw:connector>
        <draw:custom-shape draw:style-name="gr1" draw:text-style-name="P2" xml:id="id877" draw:id="id877" draw:layer="layout" svg:width="1cm" svg:height="0.9cm" svg:x="108.2cm" svg:y="82.762cm">
          <text:p text:style-name="P1"><text:span text:style-name="T1">3-NAND</text:span></text:p>
          <text:p text:style-name="P1"><text:span text:style-name="T1">4415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5.5cm" svg:y1="84.942cm" svg:x2="108.7cm" svg:y2="83.662cm" draw:start-shape="id826" draw:start-glue-point="0" draw:end-shape="id877" draw:end-glue-point="2" svg:d="M105500 84942l3200-1280" svg:viewBox="0 0 3201 1281">
          <text:p/>
        </draw:connector>
        <draw:connector draw:style-name="gr4" draw:text-style-name="P1" draw:layer="layout" draw:type="line" svg:x1="105.5cm" svg:y1="84.942cm" svg:x2="107.6cm" svg:y2="83.665cm" draw:start-shape="id826" draw:start-glue-point="0" draw:end-shape="id835" draw:end-glue-point="2" svg:d="M105500 84942l2100-1277" svg:viewBox="0 0 2101 1278">
          <text:p/>
        </draw:connector>
        <draw:custom-shape draw:style-name="gr1" draw:text-style-name="P2" xml:id="id878" draw:id="id878" draw:layer="layout" svg:width="1cm" svg:height="0.9cm" svg:x="109.37cm" svg:y="84.942cm">
          <text:p text:style-name="P1"><text:span text:style-name="T1">AND</text:span></text:p>
          <text:p text:style-name="P1"><text:span text:style-name="T1">4416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79" draw:id="id879" draw:layer="layout" svg:width="1cm" svg:height="0.9cm" svg:x="108.3cm" svg:y="84.942cm">
          <text:p text:style-name="P1"><text:span text:style-name="T1">AND</text:span></text:p>
          <text:p text:style-name="P1"><text:span text:style-name="T1">4415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7.67cm" svg:y1="87.465cm" svg:x2="109.87cm" svg:y2="85.842cm" draw:start-shape="id816" draw:start-glue-point="0" draw:end-shape="id878" draw:end-glue-point="2" svg:d="M107670 87465l2200-1623" svg:viewBox="0 0 2201 1624">
          <text:p/>
        </draw:connector>
        <draw:connector draw:style-name="gr4" draw:text-style-name="P1" draw:layer="layout" draw:type="line" svg:x1="107.67cm" svg:y1="87.465cm" svg:x2="108.8cm" svg:y2="85.842cm" draw:start-shape="id816" draw:start-glue-point="0" draw:end-shape="id879" draw:end-glue-point="2" svg:d="M107670 87465l1130-1623" svg:viewBox="0 0 1131 1624">
          <text:p/>
        </draw:connector>
        <draw:custom-shape draw:style-name="gr1" draw:text-style-name="P2" xml:id="id880" draw:id="id880" draw:layer="layout" svg:width="1cm" svg:height="0.9cm" svg:x="109.27cm" svg:y="82.746cm">
          <text:p text:style-name="P1"><text:span text:style-name="T1">3-NAND</text:span></text:p>
          <text:p text:style-name="P1"><text:span text:style-name="T1">4415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9.87cm" svg:y1="84.942cm" svg:x2="109.77cm" svg:y2="83.646cm" draw:start-shape="id878" draw:start-glue-point="0" draw:end-shape="id880" draw:end-glue-point="2" svg:d="M109870 84942l-100-1296" svg:viewBox="0 0 101 1297">
          <text:p/>
        </draw:connector>
        <draw:custom-shape draw:style-name="gr1" draw:text-style-name="P2" xml:id="id881" draw:id="id881" draw:layer="layout" svg:width="1cm" svg:height="0.9cm" svg:x="109.27cm" svg:y="80.546cm">
          <text:p text:style-name="P1"><text:span text:style-name="T1">NAND</text:span></text:p>
          <text:p text:style-name="P1"><text:span text:style-name="T1">4314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9.77cm" svg:y1="82.746cm" svg:x2="109.77cm" svg:y2="81.446cm" draw:start-shape="id880" draw:start-glue-point="0" draw:end-shape="id881" draw:end-glue-point="2" svg:d="M109770 82746v-1300" svg:viewBox="0 0 1 1301">
          <text:p/>
        </draw:connector>
        <draw:custom-shape draw:style-name="gr1" draw:text-style-name="P2" xml:id="id882" draw:id="id882" draw:layer="layout" svg:width="1cm" svg:height="0.9cm" svg:x="109.273cm" svg:y="78.567cm">
          <text:p text:style-name="P1"><text:span text:style-name="T1">OR (mclk)</text:span></text:p>
          <text:p text:style-name="P1"><text:span text:style-name="T1">4312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9.77cm" svg:y1="80.546cm" svg:x2="109.773cm" svg:y2="79.467cm" draw:start-shape="id881" draw:start-glue-point="0" draw:end-shape="id882" draw:end-glue-point="2" svg:d="M109770 80546l3-1079" svg:viewBox="0 0 4 1080">
          <text:p/>
        </draw:connector>
        <draw:connector draw:style-name="gr3" draw:text-style-name="P3" draw:layer="layout" draw:type="line" svg:x1="109.773cm" svg:y1="78.567cm" svg:x2="109.77cm" svg:y2="76.848cm" draw:start-shape="id882" draw:start-glue-point="0" svg:d="M109773 78567l-3-1719" svg:viewBox="0 0 4 1720">
          <text:p text:style-name="P1"><text:span text:style-name="T2">clk14_6</text:span></text:p>
        </draw:connector>
        <draw:connector draw:style-name="gr4" draw:text-style-name="P1" draw:layer="layout" draw:type="line" svg:x1="108.8cm" svg:y1="84.942cm" svg:x2="108.7cm" svg:y2="83.662cm" draw:start-shape="id879" draw:start-glue-point="0" draw:end-shape="id877" draw:end-glue-point="2" svg:d="M108800 84942l-100-1280" svg:viewBox="0 0 101 1281">
          <text:p/>
        </draw:connector>
        <draw:custom-shape draw:style-name="gr1" draw:text-style-name="P2" xml:id="id883" draw:id="id883" draw:layer="layout" svg:width="1cm" svg:height="0.9cm" svg:x="108.205cm" svg:y="80.563cm">
          <text:p text:style-name="P1"><text:span text:style-name="T1">NAND</text:span></text:p>
          <text:p text:style-name="P1"><text:span text:style-name="T1">4012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8.7cm" svg:y1="82.762cm" svg:x2="108.705cm" svg:y2="81.463cm" draw:start-shape="id877" draw:start-glue-point="0" draw:end-shape="id883" draw:end-glue-point="2" svg:d="M108700 82762l5-1299" svg:viewBox="0 0 6 1300">
          <text:p/>
        </draw:connector>
        <draw:custom-shape draw:style-name="gr1" draw:text-style-name="P2" xml:id="id884" draw:id="id884" draw:layer="layout" svg:width="1cm" svg:height="0.9cm" svg:x="108.208cm" svg:y="78.584cm">
          <text:p text:style-name="P1"><text:span text:style-name="T1">OR (mclk)</text:span></text:p>
          <text:p text:style-name="P1"><text:span text:style-name="T1">359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8.705cm" svg:y1="80.563cm" svg:x2="108.708cm" svg:y2="79.484cm" draw:start-shape="id883" draw:start-glue-point="0" draw:end-shape="id884" draw:end-glue-point="2" svg:d="M108705 80563l3-1079" svg:viewBox="0 0 4 1080">
          <text:p/>
        </draw:connector>
        <draw:connector draw:style-name="gr3" draw:text-style-name="P3" draw:layer="layout" draw:type="line" svg:x1="108.708cm" svg:y1="78.584cm" svg:x2="108.705cm" svg:y2="76.865cm" draw:start-shape="id884" draw:start-glue-point="0" svg:d="M108708 78584l-3-1719" svg:viewBox="0 0 4 1720">
          <text:p text:style-name="P1"><text:span text:style-name="T2">clk14_7</text:span></text:p>
        </draw:connector>
        <draw:connector draw:style-name="gr3" draw:text-style-name="P3" draw:layer="layout" draw:type="line" svg:x1="98.3cm" svg:y1="92.89cm" svg:x2="97.796cm" svg:y2="91.241cm" draw:end-shape="id778" draw:end-glue-point="2" svg:d="M98300 92890l-504-1649" svg:viewBox="0 0 505 1650">
          <text:p text:style-name="P1"><text:span text:style-name="T2">/e02</text:span></text:p>
        </draw:connector>
        <draw:connector draw:style-name="gr3" draw:text-style-name="P3" draw:layer="layout" draw:type="line" svg:x1="95.901cm" svg:y1="93.175cm" svg:x2="95.6cm" svg:y2="91.241cm" draw:end-shape="id776" draw:end-glue-point="2" svg:d="M95901 93175l-301-1934" svg:viewBox="0 0 302 1935">
          <text:p text:style-name="P1"><text:span text:style-name="T2">/e02</text:span></text:p>
        </draw:connector>
        <draw:connector draw:style-name="gr3" draw:text-style-name="P3" draw:layer="layout" draw:type="line" svg:x1="103.645cm" svg:y1="92.936cm" svg:x2="103.3cm" svg:y2="91.241cm" draw:end-shape="id885" draw:end-glue-point="2" svg:d="M103645 92936l-345-1695" svg:viewBox="0 0 346 1696">
          <text:p text:style-name="P1"><text:span text:style-name="T2">/e02</text:span></text:p>
        </draw:connector>
        <draw:connector draw:style-name="gr3" draw:text-style-name="P3" draw:layer="layout" draw:type="line" svg:x1="100.293cm" svg:y1="93.122cm" svg:x2="100cm" svg:y2="91.241cm" draw:end-shape="id886" draw:end-glue-point="2" svg:d="M100293 93122l-293-1881" svg:viewBox="0 0 294 1882">
          <text:p text:style-name="P1"><text:span text:style-name="T2">/e02</text:span></text:p>
        </draw:connector>
        <draw:custom-shape draw:style-name="gr1" draw:text-style-name="P2" xml:id="id887" draw:id="id887" draw:layer="layout" svg:width="1cm" svg:height="0.9cm" svg:x="78.421cm" svg:y="93.439cm">
          <text:p text:style-name="P1"><text:span text:style-name="T1">NAND</text:span></text:p>
          <text:p text:style-name="P1"><text:span text:style-name="T1">4315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8.432cm" svg:y1="95.69cm" svg:x2="78.921cm" svg:y2="94.339cm" draw:end-shape="id887" draw:end-glue-point="2" svg:d="M78432 95690l489-1351" svg:viewBox="0 0 490 1352">
          <text:p text:style-name="P1"><text:span text:style-name="T2">/e02</text:span></text:p>
        </draw:connector>
        <draw:custom-shape draw:style-name="gr1" draw:text-style-name="P2" xml:id="id888" draw:id="id888" draw:layer="layout" svg:width="1cm" svg:height="0.9cm" svg:x="72.9cm" svg:y="93.439cm">
          <text:p text:style-name="P1"><text:span text:style-name="T1">NAND</text:span></text:p>
          <text:p text:style-name="P1"><text:span text:style-name="T1">4215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3.83cm" svg:y1="96.212cm" svg:x2="73.4cm" svg:y2="94.339cm" draw:end-shape="id888" draw:end-glue-point="2" svg:d="M73830 96212l-430-1873" svg:viewBox="0 0 431 1874">
          <text:p text:style-name="P1"><text:span text:style-name="T2">/e02</text:span></text:p>
        </draw:connector>
        <draw:connector draw:style-name="gr4" draw:text-style-name="P1" draw:layer="layout" draw:type="line" svg:x1="97.796cm" svg:y1="90.341cm" svg:x2="96.7cm" svg:y2="88.241cm" draw:start-shape="id778" draw:start-glue-point="0" draw:end-shape="id889" draw:end-glue-point="2" svg:d="M97796 90341l-1096-2100" svg:viewBox="0 0 1097 2101">
          <text:p/>
        </draw:connector>
        <draw:connector draw:style-name="gr4" draw:text-style-name="P1" draw:layer="layout" draw:type="line" svg:x1="97.796cm" svg:y1="90.341cm" svg:x2="111cm" svg:y2="88.365cm" draw:start-shape="id778" draw:start-glue-point="0" draw:end-shape="id890" draw:end-glue-point="2" svg:d="M97796 90341l13204-1976" svg:viewBox="0 0 13205 1977">
          <text:p/>
        </draw:connector>
        <draw:connector draw:style-name="gr4" draw:text-style-name="P1" draw:layer="layout" draw:type="line" svg:x1="97.796cm" svg:y1="90.341cm" svg:x2="95.6cm" svg:y2="88.241cm" draw:start-shape="id778" draw:start-glue-point="0" draw:end-shape="id891" draw:end-glue-point="2" svg:d="M97796 90341l-2196-2100" svg:viewBox="0 0 2197 2101">
          <text:p/>
        </draw:connector>
        <draw:connector draw:style-name="gr4" draw:text-style-name="P1" draw:layer="layout" draw:type="line" svg:x1="97.796cm" svg:y1="90.341cm" svg:x2="101.1cm" svg:y2="88.241cm" draw:start-shape="id778" draw:start-glue-point="0" draw:end-shape="id892" draw:end-glue-point="2" svg:d="M97796 90341l3304-2100" svg:viewBox="0 0 3305 2101">
          <text:p/>
        </draw:connector>
        <draw:custom-shape draw:style-name="gr1" draw:text-style-name="P2" xml:id="id893" draw:id="id893" draw:layer="layout" svg:width="1cm" svg:height="0.9cm" svg:x="110.392cm" svg:y="82.765cm">
          <text:p text:style-name="P1"><text:span text:style-name="T1">3-NAND</text:span></text:p>
          <text:p text:style-name="P1"><text:span text:style-name="T1">451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94" draw:id="id894" draw:layer="layout" svg:width="1cm" svg:height="0.9cm" svg:x="110.397cm" svg:y="80.566cm">
          <text:p text:style-name="P1"><text:span text:style-name="T1">NAND</text:span></text:p>
          <text:p text:style-name="P1"><text:span text:style-name="T1">4314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0.892cm" svg:y1="82.765cm" svg:x2="110.897cm" svg:y2="81.466cm" draw:start-shape="id893" draw:start-glue-point="0" draw:end-shape="id894" draw:end-glue-point="2" svg:d="M110892 82765l5-1299" svg:viewBox="0 0 6 1300">
          <text:p/>
        </draw:connector>
        <draw:custom-shape draw:style-name="gr1" draw:text-style-name="P2" xml:id="id895" draw:id="id895" draw:layer="layout" svg:width="1cm" svg:height="0.9cm" svg:x="110.4cm" svg:y="78.587cm">
          <text:p text:style-name="P1"><text:span text:style-name="T1">OR (mclk)</text:span></text:p>
          <text:p text:style-name="P1"><text:span text:style-name="T1">4313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0.897cm" svg:y1="80.566cm" svg:x2="110.9cm" svg:y2="79.487cm" draw:start-shape="id894" draw:start-glue-point="0" draw:end-shape="id895" draw:end-glue-point="2" svg:d="M110897 80566l3-1079" svg:viewBox="0 0 4 1080">
          <text:p/>
        </draw:connector>
        <draw:connector draw:style-name="gr3" draw:text-style-name="P3" draw:layer="layout" draw:type="line" svg:x1="110.9cm" svg:y1="78.587cm" svg:x2="110.897cm" svg:y2="76.868cm" draw:start-shape="id895" draw:start-glue-point="0" svg:d="M110900 78587l-3-1719" svg:viewBox="0 0 4 1720">
          <text:p text:style-name="P1"><text:span text:style-name="T2">clk14_8</text:span></text:p>
        </draw:connector>
        <draw:custom-shape draw:style-name="gr1" draw:text-style-name="P2" xml:id="id896" draw:id="id896" draw:layer="layout" svg:width="1cm" svg:height="0.9cm" svg:x="110.5cm" svg:y="84.942cm">
          <text:p text:style-name="P1"><text:span text:style-name="T1">AND</text:span></text:p>
          <text:p text:style-name="P1"><text:span text:style-name="T1">4416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1cm" svg:y1="84.942cm" svg:x2="110.892cm" svg:y2="83.665cm" draw:start-shape="id896" draw:start-glue-point="0" draw:end-shape="id893" draw:end-glue-point="2" svg:d="M111000 84942l-108-1277" svg:viewBox="0 0 109 1278">
          <text:p/>
        </draw:connector>
        <draw:connector draw:style-name="gr4" draw:text-style-name="P1" draw:layer="layout" draw:type="line" svg:x1="111cm" svg:y1="84.942cm" svg:x2="109.77cm" svg:y2="83.646cm" draw:start-shape="id896" draw:start-glue-point="0" draw:end-shape="id880" draw:end-glue-point="2" svg:d="M111000 84942l-1230-1296" svg:viewBox="0 0 1231 1297">
          <text:p/>
        </draw:connector>
        <draw:connector draw:style-name="gr4" draw:text-style-name="P1" draw:layer="layout" draw:type="line" svg:x1="108.8cm" svg:y1="87.465cm" svg:x2="111cm" svg:y2="85.842cm" draw:start-shape="id897" draw:start-glue-point="0" draw:end-shape="id896" draw:end-glue-point="2" svg:d="M108800 87465l2200-1623" svg:viewBox="0 0 2201 1624">
          <text:p/>
        </draw:connector>
        <draw:custom-shape draw:style-name="gr1" draw:text-style-name="P2" xml:id="id898" draw:id="id898" draw:layer="layout" svg:width="1cm" svg:height="0.9cm" svg:x="97.395cm" svg:y="82.822cm">
          <text:p text:style-name="P1"><text:span text:style-name="T1">3-NAND</text:span></text:p>
          <text:p text:style-name="P1"><text:span text:style-name="T1">4115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99" draw:id="id899" draw:layer="layout" svg:width="1cm" svg:height="0.9cm" svg:x="97.4cm" svg:y="80.623cm">
          <text:p text:style-name="P1"><text:span text:style-name="T1">NAND</text:span></text:p>
          <text:p text:style-name="P1"><text:span text:style-name="T1">3914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7.895cm" svg:y1="82.822cm" svg:x2="97.9cm" svg:y2="81.523cm" draw:start-shape="id898" draw:start-glue-point="0" draw:end-shape="id899" draw:end-glue-point="2" svg:d="M97895 82822l5-1299" svg:viewBox="0 0 6 1300">
          <text:p/>
        </draw:connector>
        <draw:custom-shape draw:style-name="gr1" draw:text-style-name="P2" xml:id="id900" draw:id="id900" draw:layer="layout" svg:width="1cm" svg:height="0.9cm" svg:x="97.403cm" svg:y="78.644cm">
          <text:p text:style-name="P1"><text:span text:style-name="T1">OR (mclk)</text:span></text:p>
          <text:p text:style-name="P1"><text:span text:style-name="T1">3911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7.9cm" svg:y1="80.623cm" svg:x2="97.903cm" svg:y2="79.544cm" draw:start-shape="id899" draw:start-glue-point="0" draw:end-shape="id900" draw:end-glue-point="2" svg:d="M97900 80623l3-1079" svg:viewBox="0 0 4 1080">
          <text:p/>
        </draw:connector>
        <draw:connector draw:style-name="gr3" draw:text-style-name="P3" draw:layer="layout" draw:type="line" svg:x1="97.903cm" svg:y1="78.644cm" svg:x2="97.9cm" svg:y2="76.925cm" draw:start-shape="id900" draw:start-glue-point="0" svg:d="M97903 78644l-3-1719" svg:viewBox="0 0 4 1720">
          <text:p text:style-name="P1"><text:span text:style-name="T2">clk14_9</text:span></text:p>
        </draw:connector>
        <draw:custom-shape draw:style-name="gr1" draw:text-style-name="P2" xml:id="id901" draw:id="id901" draw:layer="layout" svg:width="1cm" svg:height="0.9cm" svg:x="96.287cm" svg:y="82.819cm">
          <text:p text:style-name="P1"><text:span text:style-name="T1">3-NAND</text:span></text:p>
          <text:p text:style-name="P1"><text:span text:style-name="T1">411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02" draw:id="id902" draw:layer="layout" svg:width="1cm" svg:height="0.9cm" svg:x="96.292cm" svg:y="80.62cm">
          <text:p text:style-name="P1"><text:span text:style-name="T1">NAND</text:span></text:p>
          <text:p text:style-name="P1"><text:span text:style-name="T1">4012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6.787cm" svg:y1="82.819cm" svg:x2="96.792cm" svg:y2="81.52cm" draw:start-shape="id901" draw:start-glue-point="0" draw:end-shape="id902" draw:end-glue-point="2" svg:d="M96787 82819l5-1299" svg:viewBox="0 0 6 1300">
          <text:p/>
        </draw:connector>
        <draw:custom-shape draw:style-name="gr1" draw:text-style-name="P2" xml:id="id903" draw:id="id903" draw:layer="layout" svg:width="1cm" svg:height="0.9cm" svg:x="96.295cm" svg:y="78.641cm">
          <text:p text:style-name="P1"><text:span text:style-name="T1">OR (mclk)</text:span></text:p>
          <text:p text:style-name="P1"><text:span text:style-name="T1">408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6.792cm" svg:y1="80.62cm" svg:x2="96.795cm" svg:y2="79.541cm" draw:start-shape="id902" draw:start-glue-point="0" draw:end-shape="id903" draw:end-glue-point="2" svg:d="M96792 80620l3-1079" svg:viewBox="0 0 4 1080">
          <text:p/>
        </draw:connector>
        <draw:connector draw:style-name="gr3" draw:text-style-name="P3" draw:layer="layout" draw:type="line" svg:x1="96.795cm" svg:y1="78.641cm" svg:x2="96.792cm" svg:y2="76.922cm" draw:start-shape="id903" draw:start-glue-point="0" svg:d="M96795 78641l-3-1719" svg:viewBox="0 0 4 1720">
          <text:p text:style-name="P1"><text:span text:style-name="T2">clk14_10</text:span></text:p>
        </draw:connector>
        <draw:custom-shape draw:style-name="gr1" draw:text-style-name="P2" xml:id="id904" draw:id="id904" draw:layer="layout" svg:width="1cm" svg:height="0.9cm" svg:x="95.187cm" svg:y="82.819cm">
          <text:p text:style-name="P1"><text:span text:style-name="T1">3-NAND</text:span></text:p>
          <text:p text:style-name="P1"><text:span text:style-name="T1">4115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05" draw:id="id905" draw:layer="layout" svg:width="1cm" svg:height="0.9cm" svg:x="95.192cm" svg:y="80.62cm">
          <text:p text:style-name="P1"><text:span text:style-name="T1">NAND</text:span></text:p>
          <text:p text:style-name="P1"><text:span text:style-name="T1">4013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5.687cm" svg:y1="82.819cm" svg:x2="95.692cm" svg:y2="81.52cm" draw:start-shape="id904" draw:start-glue-point="0" draw:end-shape="id905" draw:end-glue-point="2" svg:d="M95687 82819l5-1299" svg:viewBox="0 0 6 1300">
          <text:p/>
        </draw:connector>
        <draw:custom-shape draw:style-name="gr1" draw:text-style-name="P2" xml:id="id906" draw:id="id906" draw:layer="layout" svg:width="1cm" svg:height="0.9cm" svg:x="95.195cm" svg:y="78.641cm">
          <text:p text:style-name="P1"><text:span text:style-name="T1">OR (mclk)</text:span></text:p>
          <text:p text:style-name="P1"><text:span text:style-name="T1">4010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5.692cm" svg:y1="80.62cm" svg:x2="95.695cm" svg:y2="79.541cm" draw:start-shape="id905" draw:start-glue-point="0" draw:end-shape="id906" draw:end-glue-point="2" svg:d="M95692 80620l3-1079" svg:viewBox="0 0 4 1080">
          <text:p/>
        </draw:connector>
        <draw:connector draw:style-name="gr3" draw:text-style-name="P3" draw:layer="layout" draw:type="line" svg:x1="95.695cm" svg:y1="78.641cm" svg:x2="95.692cm" svg:y2="76.922cm" draw:start-shape="id906" draw:start-glue-point="0" svg:d="M95695 78641l-3-1719" svg:viewBox="0 0 4 1720">
          <text:p text:style-name="P1"><text:span text:style-name="T2">clk14_11</text:span></text:p>
        </draw:connector>
        <draw:custom-shape draw:style-name="gr1" draw:text-style-name="P2" xml:id="id907" draw:id="id907" draw:layer="layout" svg:width="1cm" svg:height="0.9cm" svg:x="94.103cm" svg:y="82.822cm">
          <text:p text:style-name="P1"><text:span text:style-name="T1">3-NAND</text:span></text:p>
          <text:p text:style-name="P1"><text:span text:style-name="T1">4115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08" draw:id="id908" draw:layer="layout" svg:width="1cm" svg:height="0.9cm" svg:x="94.1cm" svg:y="80.62cm">
          <text:p text:style-name="P1"><text:span text:style-name="T1">NAND</text:span></text:p>
          <text:p text:style-name="P1"><text:span text:style-name="T1">4013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4.603cm" svg:y1="82.822cm" svg:x2="94.6cm" svg:y2="81.52cm" draw:start-shape="id907" draw:start-glue-point="0" draw:end-shape="id908" draw:end-glue-point="2" svg:d="M94603 82822l-3-1302" svg:viewBox="0 0 4 1303">
          <text:p/>
        </draw:connector>
        <draw:custom-shape draw:style-name="gr1" draw:text-style-name="P2" xml:id="id909" draw:id="id909" draw:layer="layout" svg:width="1cm" svg:height="0.9cm" svg:x="94.103cm" svg:y="78.641cm">
          <text:p text:style-name="P1"><text:span text:style-name="T1">OR (mclk)</text:span></text:p>
          <text:p text:style-name="P1"><text:span text:style-name="T1">378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4.6cm" svg:y1="80.62cm" svg:x2="94.603cm" svg:y2="79.541cm" draw:start-shape="id908" draw:start-glue-point="0" draw:end-shape="id909" draw:end-glue-point="2" svg:d="M94600 80620l3-1079" svg:viewBox="0 0 4 1080">
          <text:p/>
        </draw:connector>
        <draw:connector draw:style-name="gr3" draw:text-style-name="P3" draw:layer="layout" draw:type="line" svg:x1="94.603cm" svg:y1="78.641cm" svg:x2="94.6cm" svg:y2="76.922cm" draw:start-shape="id909" draw:start-glue-point="0" svg:d="M94603 78641l-3-1719" svg:viewBox="0 0 4 1720">
          <text:p text:style-name="P1"><text:span text:style-name="T2">clk14_12</text:span></text:p>
        </draw:connector>
        <draw:connector draw:style-name="gr4" draw:text-style-name="P1" draw:layer="layout" draw:type="line" svg:x1="93.5cm" svg:y1="84.889cm" svg:x2="94.603cm" svg:y2="83.722cm" draw:start-shape="id910" draw:start-glue-point="0" draw:end-shape="id907" draw:end-glue-point="2" svg:d="M93500 84889l1103-1167" svg:viewBox="0 0 1104 1168">
          <text:p/>
        </draw:connector>
        <draw:connector draw:style-name="gr4" draw:text-style-name="P1" draw:layer="layout" draw:type="line" svg:x1="93.5cm" svg:y1="84.889cm" svg:x2="95.687cm" svg:y2="83.719cm" draw:start-shape="id910" draw:start-glue-point="0" draw:end-shape="id904" draw:end-glue-point="2" svg:d="M93500 84889l2187-1170" svg:viewBox="0 0 2188 1171">
          <text:p/>
        </draw:connector>
        <draw:connector draw:style-name="gr4" draw:text-style-name="P1" draw:layer="layout" draw:type="line" svg:x1="100cm" svg:y1="87.341cm" svg:x2="97.916cm" svg:y2="85.789cm" draw:start-shape="id797" draw:start-glue-point="0" draw:end-shape="id911" draw:end-glue-point="2" svg:d="M100000 87341l-2084-1552" svg:viewBox="0 0 2085 1553">
          <text:p/>
        </draw:connector>
        <draw:connector draw:style-name="gr4" draw:text-style-name="P1" draw:layer="layout" draw:type="line" svg:x1="100cm" svg:y1="87.341cm" svg:x2="100.097cm" svg:y2="85.789cm" draw:start-shape="id797" draw:start-glue-point="0" draw:end-shape="id866" draw:end-glue-point="2" svg:d="M100000 87341l97-1552" svg:viewBox="0 0 98 1553">
          <text:p/>
        </draw:connector>
        <draw:connector draw:style-name="gr4" draw:text-style-name="P1" draw:layer="layout" draw:type="line" svg:x1="97.916cm" svg:y1="84.889cm" svg:x2="97.895cm" svg:y2="83.722cm" draw:start-shape="id911" draw:start-glue-point="0" draw:end-shape="id898" draw:end-glue-point="2" svg:d="M97916 84889l-21-1167" svg:viewBox="0 0 22 1168">
          <text:p/>
        </draw:connector>
        <draw:custom-shape draw:style-name="gr1" draw:text-style-name="P2" xml:id="id912" draw:id="id912" draw:layer="layout" svg:width="1cm" svg:height="0.9cm" svg:x="106.1cm" svg:y="84.942cm">
          <text:p text:style-name="P1"><text:span text:style-name="T1">AND</text:span></text:p>
          <text:p text:style-name="P1"><text:span text:style-name="T1">4416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4.4cm" svg:y1="87.465cm" svg:x2="106.6cm" svg:y2="85.842cm" draw:start-shape="id796" draw:start-glue-point="0" draw:end-shape="id912" draw:end-glue-point="2" svg:d="M104400 87465l2200-1623" svg:viewBox="0 0 2201 1624">
          <text:p/>
        </draw:connector>
        <draw:connector draw:style-name="gr4" draw:text-style-name="P1" draw:layer="layout" draw:type="line" svg:x1="106.6cm" svg:y1="84.942cm" svg:x2="108.7cm" svg:y2="83.662cm" draw:start-shape="id912" draw:start-glue-point="0" draw:end-shape="id877" draw:end-glue-point="2" svg:d="M106600 84942l2100-1280" svg:viewBox="0 0 2101 1281">
          <text:p/>
        </draw:connector>
        <draw:connector draw:style-name="gr4" draw:text-style-name="P1" draw:layer="layout" draw:type="line" svg:x1="106.6cm" svg:y1="84.942cm" svg:x2="107.6cm" svg:y2="83.665cm" draw:start-shape="id912" draw:start-glue-point="0" draw:end-shape="id835" draw:end-glue-point="2" svg:d="M106600 84942l1000-1277" svg:viewBox="0 0 1001 1278">
          <text:p/>
        </draw:connector>
        <draw:connector draw:style-name="gr4" draw:text-style-name="P1" draw:layer="layout" draw:type="line" svg:x1="106.6cm" svg:y1="84.942cm" svg:x2="106.497cm" svg:y2="83.683cm" draw:start-shape="id912" draw:start-glue-point="0" draw:end-shape="id834" draw:end-glue-point="2" svg:d="M106600 84942l-103-1259" svg:viewBox="0 0 104 1260">
          <text:p/>
        </draw:connector>
        <draw:custom-shape draw:style-name="gr1" draw:text-style-name="P2" xml:id="id913" draw:id="id913" draw:layer="layout" svg:width="1cm" svg:height="0.9cm" svg:x="91.63cm" svg:y="63.601cm">
          <text:p text:style-name="P1"><text:span text:style-name="T1">AND</text:span></text:p>
          <text:p text:style-name="P1"><text:span text:style-name="T1">4617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2.13cm" svg:y1="65.701cm" svg:x2="92.13cm" svg:y2="64.501cm" draw:start-shape="id795" draw:start-glue-point="0" draw:end-shape="id913" draw:end-glue-point="2" svg:d="M92130 65701v-1200" svg:viewBox="0 0 1 1201">
          <text:p/>
        </draw:connector>
        <draw:connector draw:style-name="gr4" draw:text-style-name="P1" draw:layer="layout" draw:type="line" svg:x1="92.13cm" svg:y1="63.601cm" svg:x2="92.2cm" svg:y2="62.601cm" draw:start-shape="id913" draw:start-glue-point="0" draw:end-shape="id852" draw:end-glue-point="2" svg:d="M92130 63601l70-1000" svg:viewBox="0 0 71 1001">
          <text:p/>
        </draw:connector>
        <draw:connector draw:style-name="gr4" draw:text-style-name="P1" draw:layer="layout" draw:type="line" svg:x1="102.3cm" svg:y1="84.889cm" svg:x2="100.081cm" svg:y2="83.741cm" draw:start-shape="id876" draw:start-glue-point="0" draw:end-shape="id868" draw:end-glue-point="2" svg:d="M102300 84889l-2219-1148" svg:viewBox="0 0 2220 1149">
          <text:p/>
        </draw:connector>
        <draw:custom-shape draw:style-name="gr1" draw:text-style-name="P2" xml:id="id914" draw:id="id914" draw:layer="layout" svg:width="1cm" svg:height="0.9cm" svg:x="95.2cm" svg:y="84.841cm">
          <text:p text:style-name="P1"><text:span text:style-name="T1">AND</text:span></text:p>
          <text:p text:style-name="P1"><text:span text:style-name="T1">421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7.8cm" svg:y1="87.341cm" svg:x2="95.7cm" svg:y2="85.741cm" draw:start-shape="id874" draw:start-glue-point="0" draw:end-shape="id914" draw:end-glue-point="2" svg:d="M97800 87341l-2100-1600" svg:viewBox="0 0 2101 1601">
          <text:p/>
        </draw:connector>
        <draw:connector draw:style-name="gr4" draw:text-style-name="P1" draw:layer="layout" draw:type="line" svg:x1="95.7cm" svg:y1="84.841cm" svg:x2="96.787cm" svg:y2="83.719cm" draw:start-shape="id914" draw:start-glue-point="0" draw:end-shape="id901" draw:end-glue-point="2" svg:d="M95700 84841l1087-1122" svg:viewBox="0 0 1088 1123">
          <text:p/>
        </draw:connector>
        <draw:connector draw:style-name="gr4" draw:text-style-name="P1" draw:layer="layout" draw:type="line" svg:x1="95.7cm" svg:y1="84.841cm" svg:x2="95.687cm" svg:y2="83.719cm" draw:start-shape="id914" draw:start-glue-point="0" draw:end-shape="id904" draw:end-glue-point="2" svg:d="M95700 84841l-13-1122" svg:viewBox="0 0 14 1123">
          <text:p/>
        </draw:connector>
        <draw:custom-shape draw:style-name="gr1" draw:text-style-name="P2" xml:id="id915" draw:id="id915" draw:layer="layout" svg:width="1cm" svg:height="0.9cm" svg:x="87.03cm" svg:y="63.801cm">
          <text:p text:style-name="P1"><text:span text:style-name="T1">AND</text:span></text:p>
          <text:p text:style-name="P1"><text:span text:style-name="T1">4516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87.53cm" svg:y1="65.701cm" svg:x2="87.53cm" svg:y2="64.701cm" draw:start-shape="id825" draw:start-glue-point="0" draw:end-shape="id915" draw:end-glue-point="2" svg:d="M87530 65701v-1000" svg:viewBox="0 0 1 1001">
          <text:p/>
        </draw:connector>
        <draw:connector draw:style-name="gr4" draw:text-style-name="P1" draw:layer="layout" draw:type="line" svg:x1="87.53cm" svg:y1="63.801cm" svg:x2="88.1cm" svg:y2="62.501cm" draw:start-shape="id915" draw:start-glue-point="0" draw:end-shape="id840" draw:end-glue-point="2" svg:d="M87530 63801l570-1300" svg:viewBox="0 0 571 1301">
          <text:p/>
        </draw:connector>
        <draw:connector draw:style-name="gr4" draw:text-style-name="P1" draw:layer="layout" draw:type="line" svg:x1="104.4cm" svg:y1="84.942cm" svg:x2="106.497cm" svg:y2="83.683cm" draw:start-shape="id827" draw:start-glue-point="0" draw:end-shape="id834" draw:end-glue-point="2" svg:d="M104400 84942l2097-1259" svg:viewBox="0 0 2098 1260">
          <text:p/>
        </draw:connector>
        <draw:custom-shape draw:style-name="gr1" draw:text-style-name="P2" xml:id="id916" draw:id="id916" draw:layer="layout" svg:width="1cm" svg:height="0.9cm" svg:x="94.1cm" svg:y="84.889cm">
          <text:p text:style-name="P1"><text:span text:style-name="T1">AND</text:span></text:p>
          <text:p text:style-name="P1"><text:span text:style-name="T1">4714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6.7cm" svg:y1="87.341cm" svg:x2="94.6cm" svg:y2="85.789cm" draw:start-shape="id889" draw:start-glue-point="0" draw:end-shape="id916" draw:end-glue-point="2" svg:d="M96700 87341l-2100-1552" svg:viewBox="0 0 2101 1553">
          <text:p/>
        </draw:connector>
        <draw:connector draw:style-name="gr4" draw:text-style-name="P1" draw:layer="layout" draw:type="line" svg:x1="94.6cm" svg:y1="84.889cm" svg:x2="94.603cm" svg:y2="83.722cm" draw:start-shape="id916" draw:start-glue-point="0" draw:end-shape="id907" draw:end-glue-point="2" svg:d="M94600 84889l3-1167" svg:viewBox="0 0 4 1168">
          <text:p/>
        </draw:connector>
        <draw:connector draw:style-name="gr4" draw:text-style-name="P1" draw:layer="layout" draw:type="line" svg:x1="94.6cm" svg:y1="84.889cm" svg:x2="95.687cm" svg:y2="83.719cm" draw:start-shape="id916" draw:start-glue-point="0" draw:end-shape="id904" draw:end-glue-point="2" svg:d="M94600 84889l1087-1170" svg:viewBox="0 0 1088 1171">
          <text:p/>
        </draw:connector>
        <draw:connector draw:style-name="gr4" draw:text-style-name="P1" draw:layer="layout" draw:type="line" svg:x1="94.6cm" svg:y1="84.889cm" svg:x2="96.787cm" svg:y2="83.719cm" draw:start-shape="id916" draw:start-glue-point="0" draw:end-shape="id901" draw:end-glue-point="2" svg:d="M94600 84889l2187-1170" svg:viewBox="0 0 2188 1171">
          <text:p/>
        </draw:connector>
        <draw:custom-shape draw:style-name="gr1" draw:text-style-name="P2" xml:id="id917" draw:id="id917" draw:layer="layout" svg:width="1cm" svg:height="0.9cm" svg:x="112.7cm" svg:y="84.942cm">
          <text:p text:style-name="P1"><text:span text:style-name="T1">AND</text:span></text:p>
          <text:p text:style-name="P1"><text:span text:style-name="T1">4713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1cm" svg:y1="87.465cm" svg:x2="113.2cm" svg:y2="85.842cm" draw:start-shape="id890" draw:start-glue-point="0" draw:end-shape="id917" draw:end-glue-point="2" svg:d="M111000 87465l2200-1623" svg:viewBox="0 0 2201 1624">
          <text:p/>
        </draw:connector>
        <draw:connector draw:style-name="gr4" draw:text-style-name="P1" draw:layer="layout" draw:type="line" svg:x1="113.2cm" svg:y1="84.942cm" svg:x2="112cm" svg:y2="83.665cm" draw:start-shape="id917" draw:start-glue-point="0" draw:end-shape="id853" draw:end-glue-point="2" svg:d="M113200 84942l-1200-1277" svg:viewBox="0 0 1201 1278">
          <text:p/>
        </draw:connector>
        <draw:connector draw:style-name="gr4" draw:text-style-name="P1" draw:layer="layout" draw:type="line" svg:x1="113.2cm" svg:y1="84.942cm" svg:x2="109.77cm" svg:y2="83.646cm" draw:start-shape="id917" draw:start-glue-point="0" draw:end-shape="id880" draw:end-glue-point="2" svg:d="M113200 84942l-3430-1296" svg:viewBox="0 0 3431 1297">
          <text:p/>
        </draw:connector>
        <draw:connector draw:style-name="gr4" draw:text-style-name="P1" draw:layer="layout" draw:type="line" svg:x1="95.6cm" svg:y1="87.341cm" svg:x2="94.6cm" svg:y2="85.789cm" draw:start-shape="id891" draw:start-glue-point="0" draw:end-shape="id916" draw:end-glue-point="2" svg:d="M95600 87341l-1000-1552" svg:viewBox="0 0 1001 1553">
          <text:p/>
        </draw:connector>
        <draw:connector draw:style-name="gr4" draw:text-style-name="P1" draw:layer="layout" draw:type="line" svg:x1="101.1cm" svg:y1="87.341cm" svg:x2="87.53cm" svg:y2="64.701cm" draw:start-shape="id892" draw:start-glue-point="0" draw:end-shape="id915" draw:end-glue-point="2" svg:d="M101100 87341l-13570-22640" svg:viewBox="0 0 13571 22641">
          <text:p/>
        </draw:connector>
        <draw:custom-shape draw:style-name="gr1" draw:text-style-name="P2" xml:id="id918" draw:id="id918" draw:layer="layout" svg:width="1cm" svg:height="0.9cm" svg:x="98.516cm" svg:y="84.889cm">
          <text:p text:style-name="P1"><text:span text:style-name="T1">AND</text:span></text:p>
          <text:p text:style-name="P1"><text:span text:style-name="T1">4516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1.1cm" svg:y1="87.341cm" svg:x2="99.016cm" svg:y2="85.789cm" draw:start-shape="id892" draw:start-glue-point="0" draw:end-shape="id918" draw:end-glue-point="2" svg:d="M101100 87341l-2084-1552" svg:viewBox="0 0 2085 1553">
          <text:p/>
        </draw:connector>
        <draw:connector draw:style-name="gr4" draw:text-style-name="P1" draw:layer="layout" draw:type="line" svg:x1="99.016cm" svg:y1="84.889cm" svg:x2="100.081cm" svg:y2="83.741cm" draw:start-shape="id918" draw:start-glue-point="0" draw:end-shape="id868" draw:end-glue-point="2" svg:d="M99016 84889l1065-1148" svg:viewBox="0 0 1066 1149">
          <text:p/>
        </draw:connector>
        <draw:connector draw:style-name="gr4" draw:text-style-name="P1" draw:layer="layout" draw:type="line" svg:x1="99.016cm" svg:y1="84.889cm" svg:x2="99cm" svg:y2="83.74cm" draw:start-shape="id918" draw:start-glue-point="0" draw:end-shape="id867" draw:end-glue-point="2" svg:d="M99016 84889l-16-1149" svg:viewBox="0 0 17 1150">
          <text:p/>
        </draw:connector>
        <draw:connector draw:style-name="gr4" draw:text-style-name="P1" draw:layer="layout" draw:type="line" svg:x1="99.016cm" svg:y1="84.889cm" svg:x2="97.895cm" svg:y2="83.722cm" draw:start-shape="id918" draw:start-glue-point="0" draw:end-shape="id898" draw:end-glue-point="2" svg:d="M99016 84889l-1121-1167" svg:viewBox="0 0 1122 1168">
          <text:p/>
        </draw:connector>
        <draw:connector draw:style-name="gr4" draw:text-style-name="P1" draw:layer="layout" draw:type="line" svg:x1="106.6cm" svg:y1="87.465cm" svg:x2="108.8cm" svg:y2="85.842cm" draw:start-shape="id807" draw:start-glue-point="0" draw:end-shape="id879" draw:end-glue-point="2" svg:d="M106600 87465l2200-1623" svg:viewBox="0 0 2201 1624">
          <text:p/>
        </draw:connector>
        <draw:connector draw:style-name="gr4" draw:text-style-name="P1" draw:layer="layout" draw:type="line" svg:x1="106.6cm" svg:y1="87.465cm" svg:x2="107.7cm" svg:y2="85.842cm" draw:start-shape="id807" draw:start-glue-point="0" draw:end-shape="id833" draw:end-glue-point="2" svg:d="M106600 87465l1100-1623" svg:viewBox="0 0 1101 1624">
          <text:p/>
        </draw:connector>
        <draw:connector draw:style-name="gr4" draw:text-style-name="P1" draw:layer="layout" draw:type="line" svg:x1="112.1cm" svg:y1="87.441cm" svg:x2="112.081cm" svg:y2="85.842cm" draw:start-shape="id806" draw:start-glue-point="0" draw:end-shape="id830" draw:end-glue-point="2" svg:d="M112100 87441l-19-1599" svg:viewBox="0 0 20 1600">
          <text:p/>
        </draw:connector>
        <draw:connector draw:style-name="gr4" draw:text-style-name="P1" draw:layer="layout" draw:type="line" svg:x1="112.1cm" svg:y1="87.441cm" svg:x2="109.87cm" svg:y2="85.842cm" draw:start-shape="id806" draw:start-glue-point="0" draw:end-shape="id878" draw:end-glue-point="2" svg:d="M112100 87441l-2230-1599" svg:viewBox="0 0 2231 1600">
          <text:p/>
        </draw:connector>
        <draw:connector draw:style-name="gr4" draw:text-style-name="P1" draw:layer="layout" draw:type="line" svg:x1="94.5cm" svg:y1="87.341cm" svg:x2="88.63cm" svg:y2="64.701cm" draw:start-shape="id805" draw:start-glue-point="0" draw:end-shape="id829" draw:end-glue-point="2" svg:d="M94500 87341l-5870-22640" svg:viewBox="0 0 5871 22641">
          <text:p/>
        </draw:connector>
        <draw:custom-shape draw:style-name="gr1" draw:text-style-name="P2" xml:id="id919" draw:id="id919" draw:layer="layout" svg:width="1cm" svg:height="0.9cm" svg:x="96.3cm" svg:y="84.889cm">
          <text:p text:style-name="P1"><text:span text:style-name="T1">AND</text:span></text:p>
          <text:p text:style-name="P1"><text:span text:style-name="T1">4214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4.5cm" svg:y1="87.341cm" svg:x2="96.8cm" svg:y2="85.789cm" draw:start-shape="id805" draw:start-glue-point="0" draw:end-shape="id919" draw:end-glue-point="2" svg:d="M94500 87341l2300-1552" svg:viewBox="0 0 2301 1553">
          <text:p/>
        </draw:connector>
        <draw:connector draw:style-name="gr4" draw:text-style-name="P1" draw:layer="layout" draw:type="line" svg:x1="94.5cm" svg:y1="87.341cm" svg:x2="93.5cm" svg:y2="85.789cm" draw:start-shape="id805" draw:start-glue-point="0" draw:end-shape="id910" draw:end-glue-point="2" svg:d="M94500 87341l-1000-1552" svg:viewBox="0 0 1001 1553">
          <text:p/>
        </draw:connector>
        <draw:connector draw:style-name="gr4" draw:text-style-name="P1" draw:layer="layout" draw:type="line" svg:x1="96.8cm" svg:y1="84.889cm" svg:x2="96.787cm" svg:y2="83.719cm" draw:start-shape="id919" draw:start-glue-point="0" draw:end-shape="id901" draw:end-glue-point="2" svg:d="M96800 84889l-13-1170" svg:viewBox="0 0 14 1171">
          <text:p/>
        </draw:connector>
        <draw:connector draw:style-name="gr4" draw:text-style-name="P1" draw:layer="layout" draw:type="line" svg:x1="113.2cm" svg:y1="87.441cm" svg:x2="113.2cm" svg:y2="85.842cm" draw:start-shape="id808" draw:start-glue-point="0" draw:end-shape="id917" draw:end-glue-point="2" svg:d="M113200 87441v-1599" svg:viewBox="0 0 1 1600">
          <text:p/>
        </draw:connector>
        <draw:connector draw:style-name="gr4" draw:text-style-name="P1" draw:layer="layout" draw:type="line" svg:x1="113.2cm" svg:y1="87.441cm" svg:x2="92.13cm" svg:y2="63.601cm" draw:start-shape="id808" draw:start-glue-point="0" draw:end-shape="id913" draw:end-glue-point="0" svg:d="M113200 87441l-21070-23840" svg:viewBox="0 0 21071 23841">
          <text:p/>
        </draw:connector>
        <draw:connector draw:style-name="gr4" draw:text-style-name="P1" draw:layer="layout" draw:type="line" svg:x1="113.2cm" svg:y1="84.942cm" svg:x2="110.892cm" svg:y2="83.665cm" draw:start-shape="id917" draw:start-glue-point="0" draw:end-shape="id893" draw:end-glue-point="2" svg:d="M113200 84942l-2308-1277" svg:viewBox="0 0 2309 1278">
          <text:p/>
        </draw:connector>
        <draw:custom-shape draw:style-name="gr1" draw:text-style-name="P2" xml:id="id920" draw:id="id920" draw:layer="layout" svg:width="1cm" svg:height="0.9cm" svg:x="113.8cm" svg:y="84.942cm">
          <text:p text:style-name="P1"><text:span text:style-name="T1">AND</text:span></text:p>
          <text:p text:style-name="P1"><text:span text:style-name="T1">4516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4.3cm" svg:y1="84.942cm" svg:x2="112cm" svg:y2="83.665cm" draw:start-shape="id920" draw:start-glue-point="0" draw:end-shape="id853" draw:end-glue-point="2" svg:d="M114300 84942l-2300-1277" svg:viewBox="0 0 2301 1278">
          <text:p/>
        </draw:connector>
        <draw:connector draw:style-name="gr4" draw:text-style-name="P1" draw:layer="layout" draw:type="line" svg:x1="114.3cm" svg:y1="84.942cm" svg:x2="92.7cm" svg:y2="62.151cm" draw:start-shape="id920" draw:start-glue-point="0" draw:end-shape="id852" draw:end-glue-point="1" svg:d="M114300 84942l-21600-22791" svg:viewBox="0 0 21601 22792">
          <text:p/>
        </draw:connector>
        <draw:connector draw:style-name="gr4" draw:text-style-name="P1" draw:layer="layout" draw:type="line" svg:x1="114.3cm" svg:y1="84.942cm" svg:x2="88.6cm" svg:y2="62.051cm" draw:start-shape="id920" draw:start-glue-point="0" draw:end-shape="id840" svg:d="M114300 84942l-25700-22891" svg:viewBox="0 0 25701 22892">
          <text:p/>
        </draw:connector>
        <draw:custom-shape draw:style-name="gr1" draw:text-style-name="P2" xml:id="id921" draw:id="id921" draw:layer="layout" svg:width="1cm" svg:height="0.9cm" svg:x="100.952cm" svg:y="96.325cm">
          <text:p text:style-name="P1"><text:span text:style-name="T1">NOT</text:span></text:p>
          <text:p text:style-name="P1"><text:span text:style-name="T1">4618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1.352cm" svg:y1="99.225cm" svg:x2="101.452cm" svg:y2="97.225cm" draw:start-shape="id824" draw:start-glue-point="0" draw:end-shape="id921" draw:end-glue-point="2" svg:d="M101352 99225l100-2000" svg:viewBox="0 0 101 2001">
          <text:p/>
        </draw:connector>
        <draw:custom-shape draw:style-name="gr1" draw:text-style-name="P2" xml:id="id922" draw:id="id922" draw:layer="layout" svg:width="1cm" svg:height="0.9cm" svg:x="99.852cm" svg:y="96.325cm">
          <text:p text:style-name="P1"><text:span text:style-name="T1">NOT</text:span></text:p>
          <text:p text:style-name="P1"><text:span text:style-name="T1">4618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1.352cm" svg:y1="99.225cm" svg:x2="100.352cm" svg:y2="97.225cm" draw:start-shape="id824" draw:start-glue-point="0" draw:end-shape="id922" draw:end-glue-point="2" svg:d="M101352 99225l-1000-2000" svg:viewBox="0 0 1001 2001">
          <text:p/>
        </draw:connector>
        <draw:connector draw:style-name="gr3" draw:text-style-name="P3" draw:layer="layout" draw:type="line" svg:x1="83.599cm" svg:y1="96.066cm" svg:x2="83.3cm" svg:y2="94.339cm" draw:end-shape="id791" draw:end-glue-point="2" svg:d="M83599 96066l-299-1727" svg:viewBox="0 0 300 1728">
          <text:p text:style-name="P1"><text:span text:style-name="T2">e01</text:span></text:p>
        </draw:connector>
        <draw:custom-shape draw:style-name="gr1" draw:text-style-name="P2" xml:id="id923" draw:id="id923" draw:layer="layout" svg:width="1cm" svg:height="0.9cm" svg:x="87.2cm" svg:y="93.4cm">
          <text:p text:style-name="P1"><text:span text:style-name="T1">NAND</text:span></text:p>
          <text:p text:style-name="P1"><text:span text:style-name="T1">4417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8.013cm" svg:y1="96.226cm" svg:x2="87.7cm" svg:y2="94.3cm" draw:end-shape="id923" draw:end-glue-point="2" svg:d="M88013 96226l-313-1926" svg:viewBox="0 0 314 1927">
          <text:p text:style-name="P1"><text:span text:style-name="T2">e01</text:span></text:p>
        </draw:connector>
        <draw:custom-shape draw:style-name="gr1" draw:text-style-name="P2" xml:id="id924" draw:id="id924" draw:layer="layout" svg:width="1cm" svg:height="0.9cm" svg:x="82.4cm" svg:y="91.939cm">
          <text:p text:style-name="P1"><text:span text:style-name="T1">OR</text:span></text:p>
          <text:p text:style-name="P1"><text:span text:style-name="T1">4516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83.3cm" svg:y1="93.439cm" svg:x2="82.9cm" svg:y2="92.839cm" draw:start-shape="id791" draw:start-glue-point="0" draw:end-shape="id924" draw:end-glue-point="2" svg:d="M83300 93439l-400-600" svg:viewBox="0 0 401 601">
          <text:p/>
        </draw:connector>
        <draw:connector draw:style-name="gr4" draw:text-style-name="P1" draw:layer="layout" draw:type="line" svg:x1="82.9cm" svg:y1="91.939cm" svg:x2="114.3cm" svg:y2="85.842cm" draw:start-shape="id924" draw:start-glue-point="0" draw:end-shape="id920" draw:end-glue-point="2" svg:d="M82900 91939l31400-6097" svg:viewBox="0 0 31401 6098">
          <text:p/>
        </draw:connector>
        <draw:connector draw:style-name="gr4" draw:text-style-name="P1" draw:layer="layout" draw:type="line" svg:x1="87.7cm" svg:y1="93.4cm" svg:x2="87.2cm" svg:y2="92.8cm" draw:start-shape="id923" draw:start-glue-point="0" draw:end-shape="id925" draw:end-glue-point="2" svg:d="M87700 93400l-500-600" svg:viewBox="0 0 501 601">
          <text:p/>
        </draw:connector>
        <draw:connector draw:style-name="gr4" draw:text-style-name="P1" draw:layer="layout" draw:type="line" svg:x1="87.2cm" svg:y1="91.9cm" svg:x2="114.3cm" svg:y2="85.842cm" draw:start-shape="id925" draw:start-glue-point="0" draw:end-shape="id920" draw:end-glue-point="2" svg:d="M87200 91900l27100-6058" svg:viewBox="0 0 27101 6059">
          <text:p/>
        </draw:connector>
        <draw:connector draw:style-name="gr4" draw:text-style-name="P1" draw:layer="layout" draw:type="line" svg:x1="87.2cm" svg:y1="91.9cm" svg:x2="111cm" svg:y2="85.842cm" draw:start-shape="id925" draw:start-glue-point="0" draw:end-shape="id896" draw:end-glue-point="2" svg:d="M87200 91900l23800-6058" svg:viewBox="0 0 23801 6059">
          <text:p/>
        </draw:connector>
        <draw:connector draw:style-name="gr3" draw:text-style-name="P3" draw:layer="layout" draw:type="line" svg:x1="98.777cm" svg:y1="108.733cm" svg:x2="99.622cm" svg:y2="107.425cm" draw:end-shape="id799" draw:end-glue-point="2" svg:d="M98777 108733l845-1308" svg:viewBox="0 0 846 1309">
          <text:p text:style-name="P1"><text:span text:style-name="T2">/e01</text:span></text:p>
        </draw:connector>
        <draw:connector draw:style-name="gr3" draw:text-style-name="P3" draw:layer="layout" draw:type="line" svg:x1="110cm" svg:y1="108.182cm" svg:x2="110.756cm" svg:y2="106.376cm" draw:end-shape="id774" draw:end-glue-point="2" svg:d="M110000 108182l756-1806" svg:viewBox="0 0 757 1807">
          <text:p text:style-name="P1"><text:span text:style-name="T2">/e01</text:span></text:p>
        </draw:connector>
        <draw:connector draw:style-name="gr3" draw:text-style-name="P3" draw:layer="layout" draw:type="line" svg:x1="99.685cm" svg:y1="92.566cm" svg:x2="100cm" svg:y2="91.241cm" draw:end-shape="id886" draw:end-glue-point="2" svg:d="M99685 92566l315-1325" svg:viewBox="0 0 316 1326">
          <text:p text:style-name="P1"><text:span text:style-name="T2">/e01</text:span></text:p>
        </draw:connector>
        <draw:connector draw:style-name="gr4" draw:text-style-name="P1" draw:layer="layout" draw:type="line" svg:x1="100cm" svg:y1="90.341cm" svg:x2="97.8cm" svg:y2="88.241cm" draw:start-shape="id886" draw:start-glue-point="0" draw:end-shape="id874" draw:end-glue-point="2" svg:d="M100000 90341l-2200-2100" svg:viewBox="0 0 2201 2101">
          <text:p/>
        </draw:connector>
        <draw:connector draw:style-name="gr4" draw:text-style-name="P1" draw:layer="layout" draw:type="line" svg:x1="100cm" svg:y1="90.341cm" svg:x2="105.467cm" svg:y2="88.365cm" draw:start-shape="id886" draw:start-glue-point="0" draw:end-shape="id832" draw:end-glue-point="2" svg:d="M100000 90341l5467-1976" svg:viewBox="0 0 5468 1977">
          <text:p/>
        </draw:connector>
        <draw:connector draw:style-name="gr4" draw:text-style-name="P1" draw:layer="layout" draw:type="line" svg:x1="102.177cm" svg:y1="90.293cm" svg:x2="98.9cm" svg:y2="88.241cm" draw:start-shape="id831" draw:start-glue-point="0" draw:end-shape="id926" draw:end-glue-point="2" svg:d="M102177 90293l-3277-2052" svg:viewBox="0 0 3278 2053">
          <text:p/>
        </draw:connector>
        <draw:connector draw:style-name="gr4" draw:text-style-name="P1" draw:layer="layout" draw:type="line" svg:x1="98.9cm" svg:y1="87.341cm" svg:x2="97.916cm" svg:y2="85.789cm" draw:start-shape="id926" draw:start-glue-point="0" draw:end-shape="id911" draw:end-glue-point="2" svg:d="M98900 87341l-984-1552" svg:viewBox="0 0 985 1553">
          <text:p/>
        </draw:connector>
        <draw:connector draw:style-name="gr4" draw:text-style-name="P1" draw:layer="layout" draw:type="line" svg:x1="98.9cm" svg:y1="87.341cm" svg:x2="96.8cm" svg:y2="85.789cm" draw:start-shape="id926" draw:start-glue-point="0" draw:end-shape="id919" draw:end-glue-point="2" svg:d="M98900 87341l-2100-1552" svg:viewBox="0 0 2101 1553">
          <text:p/>
        </draw:connector>
        <draw:custom-shape draw:style-name="gr1" draw:text-style-name="P2" xml:id="id927" draw:id="id927" draw:layer="layout" svg:width="1cm" svg:height="0.9cm" svg:x="80.6cm" svg:y="93.439cm">
          <text:p text:style-name="P1"><text:span text:style-name="T1">NAND</text:span></text:p>
          <text:p text:style-name="P1"><text:span text:style-name="T1">4617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0.586cm" svg:y1="95.392cm" svg:x2="81.1cm" svg:y2="94.339cm" draw:end-shape="id927" draw:end-glue-point="2" svg:d="M80586 95392l514-1053" svg:viewBox="0 0 515 1054">
          <text:p text:style-name="P1"><text:span text:style-name="T2">/e01</text:span></text:p>
        </draw:connector>
        <draw:connector draw:style-name="gr3" draw:text-style-name="P3" draw:layer="layout" draw:type="line" svg:x1="96.086cm" svg:y1="92.804cm" svg:x2="96.7cm" svg:y2="91.241cm" draw:end-shape="id928" draw:end-glue-point="2" svg:d="M96086 92804l614-1563" svg:viewBox="0 0 615 1564">
          <text:p text:style-name="P1"><text:span text:style-name="T2">/e01</text:span></text:p>
        </draw:connector>
        <draw:connector draw:style-name="gr3" draw:text-style-name="P3" draw:layer="layout" draw:type="line" svg:x1="105.955cm" svg:y1="92.566cm" svg:x2="106.6cm" svg:y2="91.241cm" draw:end-shape="id929" draw:end-glue-point="2" svg:d="M105955 92566l645-1325" svg:viewBox="0 0 646 1326">
          <text:p text:style-name="P1"><text:span text:style-name="T2">/e01</text:span></text:p>
        </draw:connector>
        <draw:custom-shape draw:style-name="gr1" draw:text-style-name="P2" xml:id="id930" draw:id="id930" draw:layer="layout" svg:width="1cm" svg:height="0.9cm" svg:x="75.1cm" svg:y="93.44cm">
          <text:p text:style-name="P1"><text:span text:style-name="T1">NAND</text:span></text:p>
          <text:p text:style-name="P1"><text:span text:style-name="T1">4214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5.177cm" svg:y1="95.617cm" svg:x2="75.6cm" svg:y2="94.34cm" draw:end-shape="id930" draw:end-glue-point="2" svg:d="M75177 95617l423-1277" svg:viewBox="0 0 424 1278">
          <text:p text:style-name="P1"><text:span text:style-name="T2">/e01</text:span></text:p>
        </draw:connector>
        <draw:connector draw:style-name="gr3" draw:text-style-name="P3" draw:layer="layout" draw:type="line" svg:x1="72.983cm" svg:y1="95.683cm" svg:x2="73.4cm" svg:y2="94.339cm" draw:end-shape="id888" draw:end-glue-point="2" svg:d="M72983 95683l417-1344" svg:viewBox="0 0 418 1345">
          <text:p text:style-name="P1"><text:span text:style-name="T2">/e01</text:span></text:p>
        </draw:connector>
        <draw:connector draw:style-name="gr4" draw:text-style-name="P1" draw:layer="layout" draw:type="line" svg:x1="73.4cm" svg:y1="93.439cm" svg:x2="73.9cm" svg:y2="92.839cm" draw:start-shape="id888" draw:start-glue-point="0" draw:end-shape="id931" draw:end-glue-point="2" svg:d="M73400 93439l500-600" svg:viewBox="0 0 501 601">
          <text:p/>
        </draw:connector>
        <draw:custom-shape draw:style-name="gr1" draw:text-style-name="P2" xml:id="id932" draw:id="id932" draw:layer="layout" svg:width="1cm" svg:height="0.9cm" svg:x="91.9cm" svg:y="84.889cm">
          <text:p text:style-name="P1"><text:span text:style-name="T1">AND</text:span></text:p>
          <text:p text:style-name="P1"><text:span text:style-name="T1">4115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3.9cm" svg:y1="91.939cm" svg:x2="92.4cm" svg:y2="85.789cm" draw:start-shape="id931" draw:start-glue-point="0" draw:end-shape="id932" draw:end-glue-point="2" svg:d="M73900 91939l18500-6150" svg:viewBox="0 0 18501 6151">
          <text:p/>
        </draw:connector>
        <draw:connector draw:style-name="gr4" draw:text-style-name="P1" draw:layer="layout" draw:type="line" svg:x1="92.4cm" svg:y1="84.889cm" svg:x2="94.603cm" svg:y2="83.722cm" draw:start-shape="id932" draw:start-glue-point="0" draw:end-shape="id907" draw:end-glue-point="2" svg:d="M92400 84889l2203-1167" svg:viewBox="0 0 2204 1168">
          <text:p/>
        </draw:connector>
        <draw:connector draw:style-name="gr4" draw:text-style-name="P1" draw:layer="layout" draw:type="line" svg:x1="76.2cm" svg:y1="91.94cm" svg:x2="92.4cm" svg:y2="85.789cm" draw:start-shape="id933" draw:start-glue-point="0" draw:end-shape="id932" draw:end-glue-point="2" svg:d="M76200 91940l16200-6151" svg:viewBox="0 0 16201 6152">
          <text:p/>
        </draw:connector>
        <draw:connector draw:style-name="gr4" draw:text-style-name="P1" draw:layer="layout" draw:type="line" svg:x1="76.2cm" svg:y1="91.94cm" svg:x2="95.7cm" svg:y2="85.741cm" draw:start-shape="id933" draw:start-glue-point="0" draw:end-shape="id914" draw:end-glue-point="2" svg:d="M76200 91940l19500-6199" svg:viewBox="0 0 19501 6200">
          <text:p/>
        </draw:connector>
        <draw:connector draw:style-name="gr4" draw:text-style-name="P1" draw:layer="layout" draw:type="line" svg:x1="75.6cm" svg:y1="93.44cm" svg:x2="76.2cm" svg:y2="92.84cm" draw:start-shape="id930" draw:start-glue-point="0" draw:end-shape="id933" draw:end-glue-point="2" svg:d="M75600 93440l600-600" svg:viewBox="0 0 601 601">
          <text:p/>
        </draw:connector>
        <draw:connector draw:style-name="gr4" draw:text-style-name="P1" draw:layer="layout" draw:type="line" svg:x1="78.321cm" svg:y1="91.939cm" svg:x2="93.5cm" svg:y2="85.789cm" draw:start-shape="id934" draw:start-glue-point="0" draw:end-shape="id910" draw:end-glue-point="2" svg:d="M78321 91939l15179-6150" svg:viewBox="0 0 15180 6151">
          <text:p/>
        </draw:connector>
        <draw:connector draw:style-name="gr4" draw:text-style-name="P1" draw:layer="layout" draw:type="line" svg:x1="77.821cm" svg:y1="93.439cm" svg:x2="78.321cm" svg:y2="92.839cm" draw:start-shape="id935" draw:start-glue-point="0" draw:end-shape="id934" draw:end-glue-point="2" svg:d="M77821 93439l500-600" svg:viewBox="0 0 501 601">
          <text:p/>
        </draw:connector>
        <draw:connector draw:style-name="gr4" draw:text-style-name="P1" draw:layer="layout" draw:type="line" svg:x1="101.2cm" svg:y1="84.889cm" svg:x2="97.895cm" svg:y2="83.722cm" draw:start-shape="id936" draw:start-glue-point="0" draw:end-shape="id898" draw:end-glue-point="2" svg:d="M101200 84889l-3305-1167" svg:viewBox="0 0 3306 1168">
          <text:p/>
        </draw:connector>
        <draw:connector draw:style-name="gr4" draw:text-style-name="P1" draw:layer="layout" draw:type="line" svg:x1="101.2cm" svg:y1="84.889cm" svg:x2="99cm" svg:y2="83.74cm" draw:start-shape="id936" draw:start-glue-point="0" draw:end-shape="id867" draw:end-glue-point="2" svg:d="M101200 84889l-2200-1149" svg:viewBox="0 0 2201 1150">
          <text:p/>
        </draw:connector>
        <draw:connector draw:style-name="gr4" draw:text-style-name="P1" draw:layer="layout" draw:type="line" svg:x1="112.081cm" svg:y1="84.942cm" svg:x2="110.892cm" svg:y2="83.665cm" draw:start-shape="id830" draw:start-glue-point="0" draw:end-shape="id893" draw:end-glue-point="2" svg:d="M112081 84942l-1189-1277" svg:viewBox="0 0 1190 1278">
          <text:p/>
        </draw:connector>
        <draw:custom-shape draw:style-name="gr1" draw:text-style-name="P2" xml:id="id937" draw:id="id937" draw:layer="layout" svg:width="1cm" svg:height="0.9cm" svg:x="80.1cm" svg:y="91.939cm">
          <text:p text:style-name="P1"><text:span text:style-name="T1">OR</text:span></text:p>
          <text:p text:style-name="P1"><text:span text:style-name="T1">4617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80.6cm" svg:y1="91.939cm" svg:x2="99.016cm" svg:y2="85.789cm" draw:start-shape="id937" draw:start-glue-point="0" draw:end-shape="id918" draw:end-glue-point="2" svg:d="M80600 91939l18416-6150" svg:viewBox="0 0 18417 6151">
          <text:p/>
        </draw:connector>
        <draw:connector draw:style-name="gr4" draw:text-style-name="P1" draw:layer="layout" draw:type="line" svg:x1="84.986cm" svg:y1="91.939cm" svg:x2="106.6cm" svg:y2="85.842cm" draw:start-shape="id938" draw:start-glue-point="0" draw:end-shape="id912" draw:end-glue-point="2" svg:d="M84986 91939l21614-6097" svg:viewBox="0 0 21615 6098">
          <text:p/>
        </draw:connector>
        <draw:connector draw:style-name="gr4" draw:text-style-name="P1" draw:layer="layout" draw:type="line" svg:x1="111.844cm" svg:y1="107.138cm" svg:x2="87.03cm" svg:y2="66.151cm" draw:start-shape="id784" draw:start-glue-point="0" draw:end-shape="id825" draw:end-glue-point="3" svg:d="M111844 107138l-24814-40987" svg:viewBox="0 0 24815 40988">
          <text:p/>
        </draw:connector>
        <draw:connector draw:style-name="gr4" draw:text-style-name="P1" draw:layer="layout" draw:type="line" svg:x1="111.844cm" svg:y1="107.138cm" svg:x2="111.844cm" svg:y2="106.438cm" draw:start-shape="id784" draw:start-glue-point="0" draw:end-shape="id809" draw:end-glue-point="2" svg:d="M111844 107138v-700" svg:viewBox="0 0 1 701">
          <text:p/>
        </draw:connector>
        <draw:connector draw:style-name="gr4" draw:text-style-name="P1" draw:layer="layout" draw:type="line" svg:x1="107.7cm" svg:y1="90.341cm" svg:x2="111.844cm" svg:y2="106.438cm" draw:start-shape="id790" draw:start-glue-point="0" draw:end-shape="id809" draw:end-glue-point="2" svg:d="M107700 90341l4144 16097" svg:viewBox="0 0 4145 16098">
          <text:p/>
        </draw:connector>
        <draw:connector draw:style-name="gr4" draw:text-style-name="P1" draw:layer="layout" draw:type="line" svg:x1="107.7cm" svg:y1="90.341cm" svg:x2="108.8cm" svg:y2="88.365cm" draw:start-shape="id790" draw:start-glue-point="0" draw:end-shape="id897" draw:end-glue-point="2" svg:d="M107700 90341l1100-1976" svg:viewBox="0 0 1101 1977">
          <text:p/>
        </draw:connector>
        <draw:connector draw:style-name="gr4" draw:text-style-name="P1" draw:layer="layout" draw:type="line" svg:x1="106.6cm" svg:y1="90.341cm" svg:x2="111cm" svg:y2="88.365cm" draw:start-shape="id929" draw:start-glue-point="0" draw:end-shape="id890" draw:end-glue-point="2" svg:d="M106600 90341l4400-1976" svg:viewBox="0 0 4401 1977">
          <text:p/>
        </draw:connector>
        <draw:connector draw:style-name="gr4" draw:text-style-name="P1" draw:layer="layout" draw:type="line" svg:x1="106.6cm" svg:y1="90.341cm" svg:x2="106.6cm" svg:y2="88.365cm" draw:start-shape="id929" draw:start-glue-point="0" draw:end-shape="id807" draw:end-glue-point="2" svg:d="M106600 90341v-1976" svg:viewBox="0 0 1 1977">
          <text:p/>
        </draw:connector>
        <draw:connector draw:style-name="gr4" draw:text-style-name="P1" draw:layer="layout" draw:type="line" svg:x1="96.7cm" svg:y1="90.341cm" svg:x2="95.6cm" svg:y2="88.241cm" draw:start-shape="id928" draw:start-glue-point="0" draw:end-shape="id891" draw:end-glue-point="2" svg:d="M96700 90341l-1100-2100" svg:viewBox="0 0 1101 2101">
          <text:p/>
        </draw:connector>
        <draw:connector draw:style-name="gr4" draw:text-style-name="P1" draw:layer="layout" draw:type="line" svg:x1="96.7cm" svg:y1="90.341cm" svg:x2="92.13cm" svg:y2="65.701cm" draw:start-shape="id928" draw:start-glue-point="0" draw:end-shape="id795" draw:end-glue-point="0" svg:d="M96700 90341l-4570-24640" svg:viewBox="0 0 4571 24641">
          <text:p/>
        </draw:connector>
        <draw:connector draw:style-name="gr4" draw:text-style-name="P1" draw:layer="layout" draw:type="line" svg:x1="96.7cm" svg:y1="90.341cm" svg:x2="113.2cm" svg:y2="88.341cm" draw:start-shape="id928" draw:start-glue-point="0" draw:end-shape="id808" draw:end-glue-point="2" svg:d="M96700 90341l16500-2000" svg:viewBox="0 0 16501 2001">
          <text:p/>
        </draw:connector>
        <draw:connector draw:style-name="gr4" draw:text-style-name="P1" draw:layer="layout" draw:type="line" svg:x1="81.1cm" svg:y1="93.439cm" svg:x2="80.6cm" svg:y2="92.839cm" draw:start-shape="id927" draw:start-glue-point="0" draw:end-shape="id937" draw:end-glue-point="2" svg:d="M81100 93439l-500-600" svg:viewBox="0 0 501 601">
          <text:p/>
        </draw:connector>
        <draw:connector draw:style-name="gr4" draw:text-style-name="P1" draw:layer="layout" draw:type="line" svg:x1="107.389cm" svg:y1="109.676cm" svg:x2="106.789cm" svg:y2="108.876cm" draw:start-shape="id813" draw:start-glue-point="0" draw:end-shape="id801" draw:end-glue-point="2" svg:d="M107389 109676l-600-800" svg:viewBox="0 0 601 801">
          <text:p/>
        </draw:connector>
        <draw:connector draw:style-name="gr4" draw:text-style-name="P1" draw:layer="layout" draw:type="line" svg:x1="82.2cm" svg:y1="93.439cm" svg:x2="82.9cm" svg:y2="92.839cm" draw:start-shape="id939" draw:start-glue-point="0" draw:end-shape="id924" draw:end-glue-point="2" svg:d="M82200 93439l700-600" svg:viewBox="0 0 701 601">
          <text:p/>
        </draw:connector>
        <draw:connector draw:style-name="gr4" draw:text-style-name="P1" draw:layer="layout" draw:type="line" svg:x1="78.921cm" svg:y1="93.439cm" svg:x2="78.321cm" svg:y2="92.839cm" draw:start-shape="id887" draw:start-glue-point="0" draw:end-shape="id934" draw:end-glue-point="2" svg:d="M78921 93439l-600-600" svg:viewBox="0 0 601 601">
          <text:p/>
        </draw:connector>
        <draw:connector draw:style-name="gr4" draw:text-style-name="P1" draw:layer="layout" draw:type="line" svg:x1="102.33cm" svg:y1="114.376cm" svg:x2="102.3cm" svg:y2="113.376cm" draw:start-shape="id782" draw:start-glue-point="0" draw:end-shape="id814" draw:end-glue-point="2" svg:d="M102330 114376l-30-1000" svg:viewBox="0 0 31 1001">
          <text:p/>
        </draw:connector>
        <draw:connector draw:style-name="gr4" draw:text-style-name="P1" draw:layer="layout" draw:type="line" svg:x1="103.3cm" svg:y1="90.341cm" svg:x2="107.67cm" svg:y2="88.365cm" draw:start-shape="id885" draw:start-glue-point="0" draw:end-shape="id816" draw:end-glue-point="2" svg:d="M103300 90341l4370-1976" svg:viewBox="0 0 4371 1977">
          <text:p/>
        </draw:connector>
        <draw:connector draw:style-name="gr4" draw:text-style-name="P1" draw:layer="layout" draw:type="line" svg:x1="103.3cm" svg:y1="90.341cm" svg:x2="98.9cm" svg:y2="88.241cm" draw:start-shape="id885" draw:start-glue-point="0" draw:end-shape="id926" draw:end-glue-point="2" svg:d="M103300 90341l-4400-2100" svg:viewBox="0 0 4401 2101">
          <text:p/>
        </draw:connector>
        <draw:connector draw:style-name="gr4" draw:text-style-name="P1" draw:layer="layout" draw:type="line" svg:x1="103.3cm" svg:y1="90.341cm" svg:x2="102.3cm" svg:y2="85.789cm" draw:start-shape="id885" draw:start-glue-point="0" draw:end-shape="id876" draw:end-glue-point="2" svg:d="M103300 90341l-1000-4552" svg:viewBox="0 0 1001 4553">
          <text:p/>
        </draw:connector>
        <draw:connector draw:style-name="gr4" draw:text-style-name="P1" draw:layer="layout" draw:type="line" svg:x1="103.3cm" svg:y1="90.341cm" svg:x2="101.2cm" svg:y2="85.789cm" draw:start-shape="id885" draw:start-glue-point="0" draw:end-shape="id936" draw:end-glue-point="2" svg:d="M103300 90341l-2100-4552" svg:viewBox="0 0 2101 4553">
          <text:p/>
        </draw:connector>
        <draw:connector draw:style-name="gr3" draw:text-style-name="P3" draw:layer="layout" draw:type="line" svg:x1="101.185cm" svg:y1="112.993cm" svg:x2="101.323cm" svg:y2="110.676cm" draw:end-shape="id798" draw:end-glue-point="2" svg:d="M101185 112993l138-2317" svg:viewBox="0 0 139 2318">
          <text:p text:style-name="P1"><text:span text:style-name="T2">e01</text:span></text:p>
        </draw:connector>
        <draw:connector draw:style-name="gr3" draw:text-style-name="P3" draw:layer="layout" draw:type="line" svg:x1="100.047cm" svg:y1="113.019cm" svg:x2="100.223cm" svg:y2="110.676cm" draw:end-shape="id779" draw:end-glue-point="2" svg:d="M100047 113019l176-2343" svg:viewBox="0 0 177 2344">
          <text:p text:style-name="P1"><text:span text:style-name="T2">e01</text:span></text:p>
        </draw:connector>
        <draw:custom-shape draw:style-name="gr1" draw:text-style-name="P2" xml:id="id940" draw:id="id940" draw:layer="layout" svg:width="1cm" svg:height="0.9cm" svg:x="98.4cm" svg:y="90.341cm">
          <text:p text:style-name="P1"><text:span text:style-name="T1">AND</text:span></text:p>
          <text:p text:style-name="P1"><text:span text:style-name="T1">48-926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8.574cm" svg:y1="92.989cm" svg:x2="98.9cm" svg:y2="91.241cm" draw:end-shape="id940" draw:end-glue-point="2" svg:d="M98574 92989l326-1748" svg:viewBox="0 0 327 1749">
          <text:p text:style-name="P1"><text:span text:style-name="T2">e01</text:span></text:p>
        </draw:connector>
        <draw:connector draw:style-name="gr3" draw:text-style-name="P3" draw:layer="layout" draw:type="line" svg:x1="108.03cm" svg:y1="93.122cm" svg:x2="107.7cm" svg:y2="91.241cm" draw:end-shape="id790" draw:end-glue-point="2" svg:d="M108030 93122l-330-1881" svg:viewBox="0 0 331 1882">
          <text:p text:style-name="P1"><text:span text:style-name="T2">e01</text:span></text:p>
        </draw:connector>
        <draw:connector draw:style-name="gr3" draw:text-style-name="P3" draw:layer="layout" draw:type="line" svg:x1="107.972cm" svg:y1="112.546cm" svg:x2="107.389cm" svg:y2="110.576cm" draw:end-shape="id813" draw:end-glue-point="2" svg:d="M107972 112546l-583-1970" svg:viewBox="0 0 584 1971">
          <text:p text:style-name="P1"><text:span text:style-name="T2">e01</text:span></text:p>
        </draw:connector>
        <draw:connector draw:style-name="gr3" draw:text-style-name="P3" draw:layer="layout" draw:type="line" svg:x1="102.772cm" svg:y1="92.698cm" svg:x2="103.3cm" svg:y2="91.241cm" draw:end-shape="id885" draw:end-glue-point="2" svg:d="M102772 92698l528-1457" svg:viewBox="0 0 529 1458">
          <text:p text:style-name="P1"><text:span text:style-name="T2">e01</text:span></text:p>
        </draw:connector>
        <draw:connector draw:style-name="gr4" draw:text-style-name="P1" draw:layer="layout" draw:type="line" svg:x1="98.9cm" svg:y1="90.341cm" svg:x2="96.7cm" svg:y2="88.241cm" draw:start-shape="id940" draw:start-glue-point="0" draw:end-shape="id889" draw:end-glue-point="2" svg:d="M98900 90341l-2200-2100" svg:viewBox="0 0 2201 2101">
          <text:p/>
        </draw:connector>
        <draw:connector draw:style-name="gr4" draw:text-style-name="P1" draw:layer="layout" draw:type="line" svg:x1="98.9cm" svg:y1="90.341cm" svg:x2="112.1cm" svg:y2="88.341cm" draw:start-shape="id940" draw:start-glue-point="0" draw:end-shape="id806" draw:end-glue-point="2" svg:d="M98900 90341l13200-2000" svg:viewBox="0 0 13201 2001">
          <text:p/>
        </draw:connector>
        <draw:connector draw:style-name="gr3" draw:text-style-name="P3" draw:layer="layout" draw:type="line" svg:x1="87.246cm" svg:y1="95.538cm" svg:x2="87.7cm" svg:y2="94.3cm" draw:end-shape="id923" draw:end-glue-point="2" svg:d="M87246 95538l454-1238" svg:viewBox="0 0 455 1239">
          <text:p text:style-name="P1"><text:span text:style-name="T2">e00</text:span></text:p>
        </draw:connector>
        <draw:connector draw:style-name="gr3" draw:text-style-name="P3" draw:layer="layout" draw:type="line" svg:x1="87.446cm" svg:y1="68.2cm" svg:x2="87.53cm" svg:y2="66.601cm" draw:end-shape="id825" draw:end-glue-point="2" svg:d="M87446 68200l84-1599" svg:viewBox="0 0 85 1600">
          <text:p text:style-name="P1"><text:span text:style-name="T2">e00</text:span></text:p>
        </draw:connector>
        <draw:connector draw:style-name="gr3" draw:text-style-name="P3" draw:layer="layout" draw:type="line" svg:x1="100.029cm" svg:y1="89.841cm" svg:x2="100cm" svg:y2="88.241cm" draw:end-shape="id797" draw:end-glue-point="2" svg:d="M100029 89841l-29-1600" svg:viewBox="0 0 30 1601">
          <text:p text:style-name="P1"><text:span text:style-name="T2">e00</text:span></text:p>
        </draw:connector>
        <draw:connector draw:style-name="gr3" draw:text-style-name="P3" draw:layer="layout" draw:type="line" svg:x1="106.114cm" svg:y1="89.589cm" svg:x2="105.467cm" svg:y2="88.365cm" draw:end-shape="id832" draw:end-glue-point="2" svg:d="M106114 89589l-647-1224" svg:viewBox="0 0 648 1225">
          <text:p text:style-name="P1"><text:span text:style-name="T2">e00</text:span></text:p>
        </draw:connector>
        <draw:connector draw:style-name="gr3" draw:text-style-name="P3" draw:layer="layout" draw:type="line" svg:x1="106.907cm" svg:y1="92.883cm" svg:x2="106.6cm" svg:y2="91.241cm" draw:end-shape="id929" draw:end-glue-point="2" svg:d="M106907 92883l-307-1642" svg:viewBox="0 0 308 1643">
          <text:p text:style-name="P1"><text:span text:style-name="T2">e00</text:span></text:p>
        </draw:connector>
        <draw:connector draw:style-name="gr3" draw:text-style-name="P3" draw:layer="layout" draw:type="line" svg:x1="99.658cm" svg:y1="92.831cm" svg:x2="98.9cm" svg:y2="91.241cm" draw:end-shape="id940" draw:end-glue-point="2" svg:d="M99658 92831l-758-1590" svg:viewBox="0 0 759 1591">
          <text:p text:style-name="P1"><text:span text:style-name="T2">e00</text:span></text:p>
        </draw:connector>
        <draw:connector draw:style-name="gr3" draw:text-style-name="P3" draw:layer="layout" draw:type="line" svg:x1="97.198cm" svg:y1="92.804cm" svg:x2="96.7cm" svg:y2="91.241cm" draw:end-shape="id928" draw:end-glue-point="2" svg:d="M97198 92804l-498-1563" svg:viewBox="0 0 499 1564">
          <text:p text:style-name="P1"><text:span text:style-name="T2">/e00</text:span></text:p>
        </draw:connector>
        <draw:custom-shape draw:style-name="gr1" draw:text-style-name="P2" xml:id="id941" draw:id="id941" draw:layer="layout" svg:width="1cm" svg:height="0.9cm" svg:x="94.039cm" svg:y="90.36cm">
          <text:p text:style-name="P1"><text:span text:style-name="T1">AND</text:span></text:p>
          <text:p text:style-name="P1"><text:span text:style-name="T1">461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94cm" svg:y1="92.479cm" svg:x2="94.539cm" svg:y2="91.26cm" draw:end-shape="id941" draw:end-glue-point="2" svg:d="M94000 92479l539-1219" svg:viewBox="0 0 540 1220">
          <text:p text:style-name="P1"><text:span text:style-name="T2">/e00</text:span></text:p>
        </draw:connector>
        <draw:connector draw:style-name="gr3" draw:text-style-name="P3" draw:layer="layout" draw:type="line" svg:x1="77.417cm" svg:y1="95.505cm" svg:x2="77.821cm" svg:y2="94.34cm" svg:d="M77417 95505l404-1165" svg:viewBox="0 0 405 1166">
          <text:p text:style-name="P1"><text:span text:style-name="T2">/e00</text:span></text:p>
        </draw:connector>
        <draw:connector draw:style-name="gr3" draw:text-style-name="P3" draw:layer="layout" draw:type="line" svg:x1="98.864cm" svg:y1="89.761cm" svg:x2="98.9cm" svg:y2="88.241cm" draw:end-shape="id926" draw:end-glue-point="2" svg:d="M98864 89761l36-1520" svg:viewBox="0 0 37 1521">
          <text:p text:style-name="P1"><text:span text:style-name="T2">/e00</text:span></text:p>
        </draw:connector>
        <draw:connector draw:style-name="gr4" draw:text-style-name="P1" draw:layer="layout" draw:type="line" svg:x1="94.539cm" svg:y1="90.36cm" svg:x2="94.5cm" svg:y2="88.241cm" draw:start-shape="id941" draw:start-glue-point="0" draw:end-shape="id805" draw:end-glue-point="2" svg:d="M94539 90360l-39-2119" svg:viewBox="0 0 40 2120">
          <text:p/>
        </draw:connector>
        <draw:custom-shape draw:style-name="gr1" draw:text-style-name="P2" xml:id="id942" draw:id="id942" draw:layer="layout" svg:width="1cm" svg:height="0.9cm" svg:x="74cm" svg:y="93.439cm">
          <text:p text:style-name="P1"><text:span text:style-name="T1">NAND</text:span></text:p>
          <text:p text:style-name="P1"><text:span text:style-name="T1">4315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4.261cm" svg:y1="95.69cm" svg:x2="74.5cm" svg:y2="94.339cm" draw:end-shape="id942" draw:end-glue-point="2" svg:d="M74261 95690l239-1351" svg:viewBox="0 0 240 1352">
          <text:p text:style-name="P1"><text:span text:style-name="T2">/e00</text:span></text:p>
        </draw:connector>
        <draw:connector draw:style-name="gr3" draw:text-style-name="P3" draw:layer="layout" draw:type="line" svg:x1="113.509cm" svg:y1="108.423cm" svg:x2="112.934cm" svg:y2="106.476cm" draw:end-shape="id775" draw:end-glue-point="2" svg:d="M113509 108423l-575-1947" svg:viewBox="0 0 576 1948">
          <text:p text:style-name="P1"><text:span text:style-name="T2">/e00</text:span></text:p>
        </draw:connector>
        <draw:connector draw:style-name="gr3" draw:text-style-name="P3" draw:layer="layout" draw:type="line" svg:x1="97.514cm" svg:y1="109.072cm" svg:x2="97.418cm" svg:y2="107.176cm" draw:end-shape="id800" draw:end-glue-point="2" svg:d="M97514 109072l-96-1896" svg:viewBox="0 0 97 1897">
          <text:p text:style-name="P1"><text:span text:style-name="T2">/e00</text:span></text:p>
        </draw:connector>
        <draw:connector draw:style-name="gr3" draw:text-style-name="P3" draw:layer="layout" draw:type="line" svg:x1="95.824cm" svg:y1="111.988cm" svg:x2="96.504cm" svg:y2="110.676cm" draw:end-shape="id783" draw:end-glue-point="2" svg:d="M95824 111988l680-1312" svg:viewBox="0 0 681 1313">
          <text:p text:style-name="P1"><text:span text:style-name="T2">/e00</text:span></text:p>
        </draw:connector>
        <draw:connector draw:style-name="gr3" draw:text-style-name="P3" draw:layer="layout" draw:type="line" svg:x1="101.767cm" svg:y1="112.014cm" svg:x2="101.323cm" svg:y2="110.676cm" draw:end-shape="id798" draw:end-glue-point="2" svg:d="M101767 112014l-444-1338" svg:viewBox="0 0 445 1339">
          <text:p text:style-name="P1"><text:span text:style-name="T2">/e00</text:span></text:p>
        </draw:connector>
        <draw:connector draw:style-name="gr3" draw:text-style-name="P3" draw:layer="layout" draw:type="line" svg:x1="100.603cm" svg:y1="112.252cm" svg:x2="100.223cm" svg:y2="110.676cm" draw:end-shape="id779" draw:end-glue-point="2" svg:d="M100603 112252l-380-1576" svg:viewBox="0 0 381 1577">
          <text:p text:style-name="P1"><text:span text:style-name="T2">/e00</text:span></text:p>
        </draw:connector>
        <draw:connector draw:style-name="gr4" draw:text-style-name="P1" draw:layer="layout" draw:type="line" svg:x1="74.5cm" svg:y1="93.439cm" svg:x2="73.9cm" svg:y2="92.839cm" draw:start-shape="id942" draw:start-glue-point="0" draw:end-shape="id931" draw:end-glue-point="2" svg:d="M74500 93439l-600-600" svg:viewBox="0 0 601 601">
          <text:p/>
        </draw:connector>
        <draw:custom-shape draw:style-name="gr1" draw:text-style-name="P2" xml:id="id943" draw:id="id943" draw:layer="layout" svg:width="1cm" svg:height="0.9cm" svg:x="116.1cm" svg:y="88.605cm">
          <text:p text:style-name="P1"><text:span text:style-name="T1">NOT</text:span></text:p>
          <text:p text:style-name="P1"><text:span text:style-name="T1">48-927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16.6cm" svg:y1="88.605cm" svg:x2="113.2cm" svg:y2="88.341cm" draw:start-shape="id943" draw:start-glue-point="0" draw:end-shape="id808" draw:end-glue-point="2" svg:d="M116600 88605l-3400-264" svg:viewBox="0 0 3401 265">
          <text:p/>
        </draw:connector>
        <draw:connector draw:style-name="gr4" draw:text-style-name="P1" draw:layer="layout" draw:type="line" svg:x1="116.6cm" svg:y1="88.605cm" svg:x2="106.6cm" svg:y2="88.365cm" draw:start-shape="id943" draw:start-glue-point="0" draw:end-shape="id807" draw:end-glue-point="2" svg:d="M116600 88605l-10000-240" svg:viewBox="0 0 10001 241">
          <text:p/>
        </draw:connector>
        <draw:connector draw:style-name="gr4" draw:text-style-name="P1" draw:layer="layout" draw:type="line" svg:x1="116.6cm" svg:y1="88.605cm" svg:x2="112.1cm" svg:y2="88.341cm" draw:start-shape="id943" draw:start-glue-point="0" draw:end-shape="id806" draw:end-glue-point="2" svg:d="M116600 88605l-4500-264" svg:viewBox="0 0 4501 265">
          <text:p/>
        </draw:connector>
        <draw:connector draw:style-name="gr4" draw:text-style-name="P1" draw:layer="layout" draw:type="line" svg:x1="116.6cm" svg:y1="88.605cm" svg:x2="94.5cm" svg:y2="88.241cm" draw:start-shape="id943" draw:start-glue-point="0" draw:end-shape="id805" draw:end-glue-point="2" svg:d="M116600 88605l-22100-364" svg:viewBox="0 0 22101 365">
          <text:p/>
        </draw:connector>
        <draw:connector draw:style-name="gr4" draw:text-style-name="P1" draw:layer="layout" draw:type="line" svg:x1="116.6cm" svg:y1="88.605cm" svg:x2="104.4cm" svg:y2="88.365cm" draw:start-shape="id943" draw:start-glue-point="0" draw:end-shape="id796" draw:end-glue-point="2" svg:d="M116600 88605l-12200-240" svg:viewBox="0 0 12201 241">
          <text:p/>
        </draw:connector>
        <draw:connector draw:style-name="gr4" draw:text-style-name="P1" draw:layer="layout" draw:type="line" svg:x1="116.6cm" svg:y1="88.605cm" svg:x2="100cm" svg:y2="88.241cm" draw:start-shape="id943" draw:start-glue-point="0" draw:end-shape="id797" draw:end-glue-point="2" svg:d="M116600 88605l-16600-364" svg:viewBox="0 0 16601 365">
          <text:p/>
        </draw:connector>
        <draw:custom-shape draw:style-name="gr1" draw:text-style-name="P2" xml:id="id944" draw:id="id944" draw:layer="layout" svg:width="1cm" svg:height="0.9cm" svg:x="115cm" svg:y="88.605cm">
          <text:p text:style-name="P1"><text:span text:style-name="T1">NOT</text:span></text:p>
          <text:p text:style-name="P1"><text:span text:style-name="T1">48-928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15.5cm" svg:y1="88.605cm" svg:x2="111cm" svg:y2="88.365cm" draw:start-shape="id944" draw:start-glue-point="0" draw:end-shape="id890" draw:end-glue-point="2" svg:d="M115500 88605l-4500-240" svg:viewBox="0 0 4501 241">
          <text:p/>
        </draw:connector>
        <draw:connector draw:style-name="gr4" draw:text-style-name="P1" draw:layer="layout" draw:type="line" svg:x1="115.5cm" svg:y1="88.605cm" svg:x2="95.6cm" svg:y2="88.241cm" draw:start-shape="id944" draw:start-glue-point="0" draw:end-shape="id891" draw:end-glue-point="2" svg:d="M115500 88605l-19900-364" svg:viewBox="0 0 19901 365">
          <text:p/>
        </draw:connector>
        <draw:connector draw:style-name="gr4" draw:text-style-name="P1" draw:layer="layout" draw:type="line" svg:x1="115.5cm" svg:y1="88.605cm" svg:x2="92.13cm" svg:y2="65.701cm" draw:start-shape="id944" draw:start-glue-point="0" draw:end-shape="id795" draw:end-glue-point="0" svg:d="M115500 88605l-23370-22904" svg:viewBox="0 0 23371 22905">
          <text:p/>
        </draw:connector>
        <draw:connector draw:style-name="gr4" draw:text-style-name="P1" draw:layer="layout" draw:type="line" svg:x1="115.5cm" svg:y1="88.605cm" svg:x2="101.1cm" svg:y2="88.241cm" draw:start-shape="id944" draw:start-glue-point="0" draw:end-shape="id892" draw:end-glue-point="2" svg:d="M115500 88605l-14400-364" svg:viewBox="0 0 14401 365">
          <text:p/>
        </draw:connector>
        <draw:connector draw:style-name="gr4" draw:text-style-name="P1" draw:layer="layout" draw:type="line" svg:x1="115.5cm" svg:y1="88.605cm" svg:x2="96.7cm" svg:y2="88.241cm" draw:start-shape="id944" draw:start-glue-point="0" draw:end-shape="id889" draw:end-glue-point="2" svg:d="M115500 88605l-18800-364" svg:viewBox="0 0 18801 365">
          <text:p/>
        </draw:connector>
        <draw:connector draw:style-name="gr3" draw:text-style-name="P3" draw:layer="layout" draw:type="line" svg:x1="111.864cm" svg:y1="102.338cm" svg:x2="111.832cm" svg:y2="100.705cm" draw:start-shape="id773" draw:start-glue-point="0" svg:d="M111864 102338l-32-1633" svg:viewBox="0 0 33 1634">
          <text:p text:style-name="P1"><text:span text:style-name="T2">e03</text:span></text:p>
        </draw:connector>
        <draw:connector draw:style-name="gr3" draw:text-style-name="P3" draw:layer="layout" draw:type="line" svg:x1="112.444cm" svg:y1="100.938cm" svg:x2="112.467cm" svg:y2="99.276cm" draw:start-shape="id777" draw:start-glue-point="0" svg:d="M112444 100938l23-1662" svg:viewBox="0 0 24 1663">
          <text:p text:style-name="P1"><text:span text:style-name="T2">/e03</text:span></text:p>
        </draw:connector>
        <draw:custom-shape draw:style-name="gr1" draw:text-style-name="P2" xml:id="id947" draw:id="id947" draw:layer="layout" svg:width="1cm" svg:height="0.9cm" svg:x="95.264cm" svg:y="96.163cm">
          <text:p text:style-name="P1"><text:span text:style-name="T1">NOT</text:span></text:p>
          <text:p text:style-name="P1"><text:span text:style-name="T1">421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08.522cm" svg:y1="89.934cm" svg:x2="108.8cm" svg:y2="88.365cm" draw:end-shape="id897" draw:end-glue-point="2" svg:d="M108522 89934l278-1569" svg:viewBox="0 0 279 1570">
          <text:p text:style-name="P1"><text:span text:style-name="T2">/e00</text:span></text:p>
        </draw:connector>
        <draw:custom-shape draw:style-name="gr1" draw:text-style-name="P2" xml:id="id945" draw:id="id945" draw:layer="layout" svg:width="1cm" svg:height="0.9cm" svg:x="85cm" svg:y="93.418cm">
          <text:p text:style-name="P1"><text:span text:style-name="T1">NAND</text:span></text:p>
          <text:p text:style-name="P1"><text:span text:style-name="T1">441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85.137cm" svg:y1="95.471cm" svg:x2="85.5cm" svg:y2="94.318cm" draw:end-shape="id945" draw:end-glue-point="2" svg:d="M85137 95471l363-1153" svg:viewBox="0 0 364 1154">
          <text:p text:style-name="P1"><text:span text:style-name="T2">/e00</text:span></text:p>
        </draw:connector>
        <draw:connector draw:style-name="gr3" draw:text-style-name="P3" draw:layer="layout" draw:type="line" svg:x1="103.362cm" svg:y1="89.756cm" svg:x2="104.4cm" svg:y2="88.365cm" draw:end-shape="id796" draw:end-glue-point="2" svg:d="M103362 89756l1038-1391" svg:viewBox="0 0 1039 1392">
          <text:p text:style-name="P1"><text:span text:style-name="T2">/e00</text:span></text:p>
        </draw:connector>
        <draw:connector draw:style-name="gr3" draw:text-style-name="P3" draw:layer="layout" draw:type="line" svg:x1="103.917cm" svg:y1="87.327cm" svg:x2="104.4cm" svg:y2="85.842cm" draw:end-shape="id827" draw:end-glue-point="2" svg:d="M103917 87327l483-1485" svg:viewBox="0 0 484 1486">
          <text:p text:style-name="P1"><text:span text:style-name="T2">/e00</text:span></text:p>
        </draw:connector>
        <draw:connector draw:style-name="gr3" draw:text-style-name="P3" draw:layer="layout" draw:type="line" svg:x1="100.584cm" svg:y1="87.116cm" svg:x2="101.2cm" svg:y2="85.789cm" draw:end-shape="id936" draw:end-glue-point="2" svg:d="M100584 87116l616-1327" svg:viewBox="0 0 617 1328">
          <text:p text:style-name="P1"><text:span text:style-name="T2">/e00</text:span></text:p>
        </draw:connector>
        <draw:connector draw:style-name="gr3" draw:text-style-name="P3" draw:layer="layout" draw:type="line" svg:x1="107.32cm" svg:y1="102.376cm" svg:x2="107.375cm" svg:y2="100.425cm" draw:start-shape="id789" draw:start-glue-point="0" svg:d="M107320 102376l55-1951" svg:viewBox="0 0 56 1952">
          <text:p text:style-name="P1"><text:span text:style-name="T2">e02</text:span></text:p>
        </draw:connector>
        <draw:connector draw:style-name="gr3" draw:text-style-name="P3" draw:layer="layout" draw:type="line" svg:x1="107.9cm" svg:y1="100.976cm" svg:x2="107.983cm" svg:y2="99.42cm" draw:start-shape="id793" draw:start-glue-point="0" svg:d="M107900 100976l83-1556" svg:viewBox="0 0 84 1557">
          <text:p text:style-name="P1"><text:span text:style-name="T2">/e02</text:span></text:p>
        </draw:connector>
        <draw:connector draw:style-name="gr3" draw:text-style-name="P3" draw:layer="layout" draw:type="line" svg:x1="109cm" svg:y1="100.976cm" svg:x2="109.121cm" svg:y2="99.367cm" draw:start-shape="id794" draw:start-glue-point="0" svg:d="M109000 100976l121-1609" svg:viewBox="0 0 122 1610">
          <text:p text:style-name="P1"><text:span text:style-name="T2">/e02</text:span></text:p>
        </draw:connector>
        <draw:connector draw:style-name="gr4" draw:text-style-name="P1" draw:layer="layout" draw:type="line" svg:x1="85.5cm" svg:y1="93.418cm" svg:x2="84.986cm" svg:y2="92.839cm" draw:start-shape="id945" draw:start-glue-point="0" draw:end-shape="id938" draw:end-glue-point="2" svg:d="M85500 93418l-514-579" svg:viewBox="0 0 515 580">
          <text:p/>
        </draw:connector>
        <draw:connector draw:style-name="gr4" draw:text-style-name="P1" draw:layer="layout" draw:type="line" svg:x1="101.094cm" svg:y1="90.341cm" svg:x2="108.8cm" svg:y2="88.365cm" draw:start-shape="id946" draw:start-glue-point="0" draw:end-shape="id897" draw:end-glue-point="2" svg:d="M101094 90341l7706-1976" svg:viewBox="0 0 7707 1977">
          <text:p/>
        </draw:connector>
        <draw:connector draw:style-name="gr4" draw:text-style-name="P1" draw:layer="layout" draw:type="line" svg:x1="101.094cm" svg:y1="90.341cm" svg:x2="105.5cm" svg:y2="85.842cm" draw:start-shape="id946" draw:start-glue-point="0" draw:end-shape="id826" draw:end-glue-point="2" svg:d="M101094 90341l4406-4499" svg:viewBox="0 0 4407 4500">
          <text:p/>
        </draw:connector>
        <draw:connector draw:style-name="gr4" draw:text-style-name="P1" draw:layer="layout" draw:type="line" svg:x1="101.094cm" svg:y1="90.341cm" svg:x2="102.3cm" svg:y2="85.789cm" draw:start-shape="id946" draw:start-glue-point="0" draw:end-shape="id876" draw:end-glue-point="2" svg:d="M101094 90341l1206-4552" svg:viewBox="0 0 1207 4553">
          <text:p/>
        </draw:connector>
        <draw:connector draw:style-name="gr4" draw:text-style-name="P1" draw:layer="layout" draw:type="line" svg:x1="101.094cm" svg:y1="90.341cm" svg:x2="101.2cm" svg:y2="85.789cm" draw:start-shape="id946" draw:start-glue-point="0" draw:end-shape="id936" draw:end-glue-point="2" svg:d="M101094 90341l106-4552" svg:viewBox="0 0 107 4553">
          <text:p/>
        </draw:connector>
        <draw:connector draw:style-name="gr4" draw:text-style-name="P1" draw:layer="layout" draw:type="line" svg:x1="101.094cm" svg:y1="90.341cm" svg:x2="97.8cm" svg:y2="88.241cm" draw:start-shape="id946" draw:start-glue-point="0" draw:end-shape="id874" draw:end-glue-point="2" svg:d="M101094 90341l-3294-2100" svg:viewBox="0 0 3295 2101">
          <text:p/>
        </draw:connector>
        <draw:connector draw:style-name="gr4" draw:text-style-name="P1" draw:layer="layout" draw:type="line" svg:x1="97.864cm" svg:y1="99.177cm" svg:x2="95.764cm" svg:y2="97.063cm" draw:start-shape="id810" draw:start-glue-point="0" draw:end-shape="id947" draw:end-glue-point="2" svg:d="M97864 99177l-2100-2114" svg:viewBox="0 0 2101 2115">
          <text:p/>
        </draw:connector>
        <draw:connector draw:style-name="gr3" draw:text-style-name="P3" draw:layer="layout" draw:type="line" svg:x1="95.664cm" svg:y1="99.149cm" svg:x2="95.655cm" svg:y2="97.91cm" draw:start-shape="id812" draw:start-glue-point="0" svg:d="M95664 99149l-9-1239" svg:viewBox="0 0 10 1240">
          <text:p text:style-name="P1"><text:span text:style-name="T2">e00</text:span></text:p>
        </draw:connector>
        <draw:connector draw:style-name="gr4" draw:text-style-name="P1" draw:layer="layout" draw:type="line" svg:x1="104.395cm" svg:y1="90.292cm" svg:x2="102.2cm" svg:y2="88.241cm" draw:start-shape="id780" draw:start-glue-point="0" draw:end-shape="id828" draw:end-glue-point="2" svg:d="M104395 90292l-2195-2051" svg:viewBox="0 0 2196 2052">
          <text:p/>
        </draw:connector>
        <draw:connector draw:style-name="gr3" draw:text-style-name="P3" draw:layer="layout" draw:type="line" svg:x1="97.864cm" svg:y1="99.177cm" svg:x2="97.828cm" svg:y2="97.808cm" draw:start-shape="id810" draw:start-glue-point="0" svg:d="M97864 99177l-36-1369" svg:viewBox="0 0 37 1370">
          <text:p text:style-name="P1"><text:span text:style-name="T2">e00</text:span></text:p>
        </draw:connector>
        <draw:connector draw:style-name="gr3" draw:text-style-name="P3" draw:layer="layout" draw:type="line" svg:x1="96.764cm" svg:y1="99.163cm" svg:x2="96.797cm" svg:y2="97.729cm" draw:start-shape="id811" draw:start-glue-point="0" svg:d="M96764 99163l33-1434" svg:viewBox="0 0 34 1435">
          <text:p text:style-name="P1"><text:span text:style-name="T2">e00</text:span></text:p>
        </draw:connector>
        <draw:connector draw:style-name="gr3" draw:text-style-name="P3" draw:layer="layout" draw:type="line" svg:x1="95.764cm" svg:y1="96.163cm" svg:x2="95.76cm" svg:y2="94.841cm" draw:start-shape="id947" draw:start-glue-point="0" svg:d="M95764 96163l-4-1322" svg:viewBox="0 0 5 1323">
          <text:p text:style-name="P1"><text:span text:style-name="T2">/e00</text:span></text:p>
        </draw:connector>
        <draw:connector draw:style-name="gr3" draw:text-style-name="P3" draw:layer="layout" draw:type="line" svg:x1="96.864cm" svg:y1="96.163cm" svg:x2="96.864cm" svg:y2="94.863cm" draw:start-shape="id875" draw:start-glue-point="0" svg:d="M96864 96163v-1300" svg:viewBox="0 0 1 1301">
          <text:p text:style-name="P1"><text:span text:style-name="T2">/e00</text:span></text:p>
        </draw:connector>
        <draw:connector draw:style-name="gr3" draw:text-style-name="P3" draw:layer="layout" draw:type="line" svg:x1="97.964cm" svg:y1="96.163cm" svg:x2="97.964cm" svg:y2="94.863cm" draw:start-shape="id873" draw:start-glue-point="0" svg:d="M97964 96163v-1300" svg:viewBox="0 0 1 1301">
          <text:p text:style-name="P1"><text:span text:style-name="T2">/e00</text:span></text:p>
        </draw:connector>
        <draw:connector draw:style-name="gr3" draw:text-style-name="P3" draw:layer="layout" draw:type="line" svg:x1="100.252cm" svg:y1="99.23cm" svg:x2="100.229cm" svg:y2="97.813cm" draw:start-shape="id823" draw:start-glue-point="0" svg:d="M100252 99230l-23-1417" svg:viewBox="0 0 24 1418">
          <text:p text:style-name="P1"><text:span text:style-name="T2">e01</text:span></text:p>
        </draw:connector>
        <draw:connector draw:style-name="gr3" draw:text-style-name="P3" draw:layer="layout" draw:type="line" svg:x1="101.352cm" svg:y1="99.225cm" svg:x2="101.631cm" svg:y2="97.893cm" draw:start-shape="id824" draw:start-glue-point="0" svg:d="M101352 99225l279-1332" svg:viewBox="0 0 280 1333">
          <text:p text:style-name="P1"><text:span text:style-name="T2">e01</text:span></text:p>
        </draw:connector>
        <draw:connector draw:style-name="gr3" draw:text-style-name="P3" draw:layer="layout" draw:type="line" svg:x1="100.352cm" svg:y1="96.325cm" svg:x2="100.467cm" svg:y2="94.876cm" draw:start-shape="id922" draw:start-glue-point="0" svg:d="M100352 96325l115-1449" svg:viewBox="0 0 116 1450">
          <text:p text:style-name="P1"><text:span text:style-name="T2">/e01</text:span></text:p>
        </draw:connector>
        <draw:connector draw:style-name="gr3" draw:text-style-name="P3" draw:layer="layout" draw:type="line" svg:x1="101.452cm" svg:y1="96.325cm" svg:x2="101.552cm" svg:y2="94.876cm" draw:start-shape="id921" draw:start-glue-point="0" svg:d="M101452 96325l100-1449" svg:viewBox="0 0 101 1450">
          <text:p text:style-name="P1"><text:span text:style-name="T2">/e01</text:span></text:p>
        </draw:connector>
        <draw:connector draw:style-name="gr3" draw:text-style-name="P3" draw:layer="layout" draw:type="line" svg:x1="112.166cm" svg:y1="109.977cm" svg:x2="111.844cm" svg:y2="108.038cm" draw:end-shape="id784" draw:end-glue-point="2" svg:d="M112166 109977l-322-1939" svg:viewBox="0 0 323 1940">
          <text:p text:style-name="P1"><text:span text:style-name="T2">do1</text:span></text:p>
        </draw:connector>
        <draw:custom-shape draw:style-name="gr1" draw:text-style-name="P2" xml:id="id948" draw:id="id948" draw:layer="layout" svg:width="1cm" svg:height="0.9cm" svg:x="115.6cm" svg:y="90.705cm">
          <text:p text:style-name="P1"><text:span text:style-name="T1">NAND</text:span></text:p>
          <text:p text:style-name="P1"><text:span text:style-name="T1">4714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15.04cm" svg:y1="93.038cm" svg:x2="116.1cm" svg:y2="91.605cm" draw:end-shape="id948" draw:end-glue-point="2" svg:d="M115040 93038l1060-1433" svg:viewBox="0 0 1061 1434">
          <text:p text:style-name="P1"><text:span text:style-name="T2">do1</text:span></text:p>
        </draw:connector>
        <draw:connector draw:style-name="gr3" draw:text-style-name="P3" draw:layer="layout" draw:type="line" svg:x1="101.6cm" svg:y1="92.703cm" svg:x2="102.177cm" svg:y2="91.193cm" draw:end-shape="id831" draw:end-glue-point="2" svg:d="M101600 92703l577-1510" svg:viewBox="0 0 578 1511">
          <text:p text:style-name="P1"><text:span text:style-name="T2">do1</text:span></text:p>
        </draw:connector>
        <draw:connector draw:style-name="gr3" draw:text-style-name="P3" draw:layer="layout" draw:type="line" svg:x1="65.458cm" svg:y1="93.663cm" svg:x2="66.813cm" svg:y2="92.266cm" draw:end-shape="id331" draw:end-glue-point="2" svg:d="M65458 93663l1355-1397" svg:viewBox="0 0 1356 1398">
          <text:p text:style-name="P1"><text:span text:style-name="T2">do1</text:span></text:p>
        </draw:connector>
        <draw:connector draw:style-name="gr4" draw:text-style-name="P1" draw:layer="layout" draw:type="line" svg:x1="116.1cm" svg:y1="90.705cm" svg:x2="115.5cm" svg:y2="89.505cm" draw:start-shape="id948" draw:start-glue-point="0" draw:end-shape="id944" draw:end-glue-point="2" svg:d="M116100 90705l-600-1200" svg:viewBox="0 0 601 1201">
          <text:p/>
        </draw:connector>
        <draw:connector draw:style-name="gr4" draw:text-style-name="P1" draw:layer="layout" draw:type="line" svg:x1="116.1cm" svg:y1="90.705cm" svg:x2="116.6cm" svg:y2="89.505cm" draw:start-shape="id948" draw:start-glue-point="0" draw:end-shape="id943" draw:end-glue-point="2" svg:d="M116100 90705l500-1200" svg:viewBox="0 0 501 1201">
          <text:p/>
        </draw:connector>
        <draw:connector draw:style-name="gr4" draw:text-style-name="P1" draw:layer="layout" draw:type="line" svg:x1="94.539cm" svg:y1="90.36cm" svg:x2="101.1cm" svg:y2="88.241cm" draw:start-shape="id941" draw:start-glue-point="0" draw:end-shape="id892" draw:end-glue-point="2" svg:d="M94539 90360l6561-2119" svg:viewBox="0 0 6562 2120">
          <text:p/>
        </draw:connector>
        <draw:connector draw:style-name="gr4" draw:text-style-name="P1" draw:layer="layout" draw:type="line" svg:x1="101.094cm" svg:y1="90.341cm" svg:x2="104.4cm" svg:y2="85.842cm" draw:start-shape="id946" draw:start-glue-point="0" draw:end-shape="id827" draw:end-glue-point="2" svg:d="M101094 90341l3306-4499" svg:viewBox="0 0 3307 4500">
          <text:p/>
        </draw:connector>
        <draw:connector draw:style-name="gr3" draw:text-style-name="P3" draw:layer="layout" draw:type="line" svg:x1="104.017cm" svg:y1="117.041cm" svg:x2="103.4cm" svg:y2="115.276cm" draw:end-shape="id792" draw:end-glue-point="2" svg:d="M104017 117041l-617-1765" svg:viewBox="0 0 618 1766">
          <text:p text:style-name="P1"><text:span text:style-name="T2">/do0</text:span></text:p>
        </draw:connector>
        <draw:connector draw:style-name="gr3" draw:text-style-name="P3" draw:layer="layout" draw:type="line" svg:x1="116.946cm" svg:y1="93.541cm" svg:x2="116.1cm" svg:y2="91.605cm" draw:end-shape="id948" draw:end-glue-point="2" svg:d="M116946 93541l-846-1936" svg:viewBox="0 0 847 1937">
          <text:p text:style-name="P1"><text:span text:style-name="T2">/do0</text:span></text:p>
        </draw:connector>
        <draw:connector draw:style-name="gr3" draw:text-style-name="P3" draw:layer="layout" draw:type="line" svg:x1="101.7cm" svg:y1="93.254cm" svg:x2="101.094cm" svg:y2="91.241cm" draw:end-shape="id946" draw:end-glue-point="2" svg:d="M101700 93254l-606-2013" svg:viewBox="0 0 607 2014">
          <text:p text:style-name="P1"><text:span text:style-name="T2">/do0</text:span></text:p>
        </draw:connector>
        <draw:connector draw:style-name="gr3" draw:text-style-name="P3" draw:layer="layout" draw:type="line" svg:x1="102.8cm" svg:y1="117.2cm" svg:x2="102.33cm" svg:y2="115.276cm" draw:end-shape="id782" draw:end-glue-point="2" svg:d="M102800 117200l-470-1924" svg:viewBox="0 0 471 1925">
          <text:p text:style-name="P1"><text:span text:style-name="T2">/do1</text:span></text:p>
        </draw:connector>
        <draw:connector draw:style-name="gr3" draw:text-style-name="P3" draw:layer="layout" draw:type="line" svg:x1="82.832cm" svg:y1="96.225cm" svg:x2="82.2cm" svg:y2="94.339cm" draw:end-shape="id939" draw:end-glue-point="2" svg:d="M82832 96225l-632-1886" svg:viewBox="0 0 633 1887">
          <text:p text:style-name="P1"><text:span text:style-name="T2">/do1</text:span></text:p>
        </draw:connector>
        <draw:connector draw:style-name="gr3" draw:text-style-name="P3" draw:layer="layout" draw:type="line" svg:x1="75.021cm" svg:y1="96.239cm" svg:x2="74.5cm" svg:y2="94.34cm" svg:d="M75021 96239l-521-1899" svg:viewBox="0 0 522 1900">
          <text:p text:style-name="P1"><text:span text:style-name="T2">/do1</text:span></text:p>
        </draw:connector>
        <draw:custom-shape draw:style-name="gr1" draw:text-style-name="P2" xml:id="id949" draw:id="id949" draw:layer="layout" svg:width="1cm" svg:height="0.9cm" svg:x="76.2cm" svg:y="93.44cm">
          <text:p text:style-name="P1"><text:span text:style-name="T1">NAND</text:span></text:p>
          <text:p text:style-name="P1"><text:span text:style-name="T1">4315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7.268cm" svg:y1="96.173cm" svg:x2="76.7cm" svg:y2="94.34cm" draw:end-shape="id949" draw:end-glue-point="2" svg:d="M77268 96173l-568-1833" svg:viewBox="0 0 569 1834">
          <text:p text:style-name="P1"><text:span text:style-name="T2">/do1</text:span></text:p>
        </draw:connector>
        <draw:connector draw:style-name="gr4" draw:text-style-name="P1" draw:layer="layout" draw:type="line" svg:x1="76.7cm" svg:y1="93.44cm" svg:x2="76.2cm" svg:y2="92.84cm" draw:start-shape="id949" draw:start-glue-point="0" draw:end-shape="id933" draw:end-glue-point="2" svg:d="M76700 93440l-500-600" svg:viewBox="0 0 501 601">
          <text:p/>
        </draw:connector>
        <draw:connector draw:style-name="gr3" draw:text-style-name="P3" draw:layer="layout" draw:type="line" svg:x1="104.752cm" svg:y1="92.834cm" svg:x2="104.395cm" svg:y2="91.192cm" draw:end-shape="id780" draw:end-glue-point="2" svg:d="M104752 92834l-357-1642" svg:viewBox="0 0 358 1643">
          <text:p text:style-name="P1"><text:span text:style-name="T2">/e01</text:span></text:p>
        </draw:connector>
        <draw:custom-shape draw:style-name="gr1" draw:text-style-name="P2" xml:id="id950" draw:id="id950" draw:layer="layout" svg:width="1cm" svg:height="0.9cm" svg:x="79.486cm" svg:y="93.452cm">
          <text:p text:style-name="P1"><text:span text:style-name="T1">NAND</text:span></text:p>
          <text:p text:style-name="P1"><text:span text:style-name="T1">4618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0.662cm" svg:y1="96.132cm" svg:x2="79.986cm" svg:y2="94.352cm" draw:end-shape="id950" draw:end-glue-point="2" svg:d="M80662 96132l-676-1780" svg:viewBox="0 0 677 1781">
          <text:p text:style-name="P1"><text:span text:style-name="T2">/do1</text:span></text:p>
        </draw:connector>
        <draw:connector draw:style-name="gr3" draw:text-style-name="P3" draw:layer="layout" draw:type="line" svg:x1="100.562cm" svg:y1="92.619cm" svg:x2="101.094cm" svg:y2="91.241cm" draw:end-shape="id946" draw:end-glue-point="2" svg:d="M100562 92619l532-1378" svg:viewBox="0 0 533 1379">
          <text:p text:style-name="P1"><text:span text:style-name="T2">/do1</text:span></text:p>
        </draw:connector>
        <draw:connector draw:style-name="gr4" draw:text-style-name="P1" draw:layer="layout" draw:type="line" svg:x1="79.986cm" svg:y1="93.452cm" svg:x2="80.6cm" svg:y2="92.839cm" draw:start-shape="id950" draw:start-glue-point="0" draw:end-shape="id937" draw:end-glue-point="2" svg:d="M79986 93452l614-613" svg:viewBox="0 0 615 614">
          <text:p/>
        </draw:connector>
        <draw:connector draw:style-name="gr3" draw:text-style-name="P3" draw:layer="layout" draw:type="line" svg:x1="85.825cm" svg:y1="95.921cm" svg:x2="85.5cm" svg:y2="94.318cm" draw:end-shape="id945" draw:end-glue-point="2" svg:d="M85825 95921l-325-1603" svg:viewBox="0 0 326 1604">
          <text:p text:style-name="P1"><text:span text:style-name="T2">e01</text:span></text:p>
        </draw:connector>
        <draw:connector draw:style-name="gr3" draw:text-style-name="P3" draw:layer="layout" draw:type="line" svg:x1="94.926cm" svg:y1="92.929cm" svg:x2="94.539cm" svg:y2="91.26cm" draw:end-shape="id941" draw:end-glue-point="2" svg:d="M94926 92929l-387-1669" svg:viewBox="0 0 388 1670">
          <text:p text:style-name="P1"><text:span text:style-name="T2">e01</text:span></text:p>
        </draw:connector>
        <draw:connector draw:style-name="gr3" draw:text-style-name="P3" draw:layer="layout" draw:type="line" svg:x1="79.365cm" svg:y1="95.471cm" svg:x2="79.986cm" svg:y2="94.352cm" draw:end-shape="id950" draw:end-glue-point="2" svg:d="M79365 95471l621-1119" svg:viewBox="0 0 622 1120">
          <text:p text:style-name="P1"><text:span text:style-name="T2">do0</text:span></text:p>
        </draw:connector>
        <draw:custom-shape draw:style-name="gr1" draw:text-style-name="P2" xml:id="id951" draw:id="id951" draw:layer="layout" svg:width="1cm" svg:height="0.9cm" svg:x="83.886cm" svg:y="93.439cm">
          <text:p text:style-name="P1"><text:span text:style-name="T1">NAND</text:span></text:p>
          <text:p text:style-name="P1"><text:span text:style-name="T1">4416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52" draw:id="id952" draw:layer="layout" svg:width="1cm" svg:height="0.9cm" svg:x="86.086cm" svg:y="93.413cm">
          <text:p text:style-name="P1"><text:span text:style-name="T1">NAND</text:span></text:p>
          <text:p text:style-name="P1"><text:span text:style-name="T1">4417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3.893cm" svg:y1="95.603cm" svg:x2="84.386cm" svg:y2="94.339cm" draw:end-shape="id951" draw:end-glue-point="2" svg:d="M83893 95603l493-1264" svg:viewBox="0 0 494 1265">
          <text:p text:style-name="P1"><text:span text:style-name="T2">do0</text:span></text:p>
        </draw:connector>
        <draw:connector draw:style-name="gr3" draw:text-style-name="P3" draw:layer="layout" draw:type="line" svg:x1="86.949cm" svg:y1="96.239cm" svg:x2="86.586cm" svg:y2="94.313cm" draw:end-shape="id952" draw:end-glue-point="2" svg:d="M86949 96239l-363-1926" svg:viewBox="0 0 364 1927">
          <text:p text:style-name="P1"><text:span text:style-name="T2">do0</text:span></text:p>
        </draw:connector>
        <draw:connector draw:style-name="gr3" draw:text-style-name="P3" draw:layer="layout" draw:type="line" svg:x1="102.473cm" svg:y1="92.941cm" svg:x2="102.177cm" svg:y2="91.193cm" draw:end-shape="id831" draw:end-glue-point="2" svg:d="M102473 92941l-296-1748" svg:viewBox="0 0 297 1749">
          <text:p text:style-name="P1"><text:span text:style-name="T2">do0</text:span></text:p>
        </draw:connector>
        <draw:connector draw:style-name="gr3" draw:text-style-name="P3" draw:layer="layout" draw:type="line" svg:x1="76.244cm" svg:y1="95.687cm" svg:x2="76.7cm" svg:y2="94.34cm" draw:end-shape="id949" draw:end-glue-point="2" svg:d="M76244 95687l456-1347" svg:viewBox="0 0 457 1348">
          <text:p text:style-name="P1"><text:span text:style-name="T2">do0</text:span></text:p>
        </draw:connector>
        <draw:connector draw:style-name="gr4" draw:text-style-name="P1" draw:layer="layout" draw:type="line" svg:x1="84.386cm" svg:y1="93.439cm" svg:x2="84.986cm" svg:y2="92.839cm" draw:start-shape="id951" draw:start-glue-point="0" draw:end-shape="id938" draw:end-glue-point="2" svg:d="M84386 93439l600-600" svg:viewBox="0 0 601 601">
          <text:p/>
        </draw:connector>
        <draw:connector draw:style-name="gr4" draw:text-style-name="P1" draw:layer="layout" draw:type="line" svg:x1="86.586cm" svg:y1="93.413cm" svg:x2="87.2cm" svg:y2="92.8cm" draw:start-shape="id952" draw:start-glue-point="0" draw:end-shape="id925" draw:end-glue-point="2" svg:d="M86586 93413l614-613" svg:viewBox="0 0 615 614">
          <text:p/>
        </draw:connector>
        <draw:connector draw:style-name="gr4" draw:text-style-name="P1" draw:layer="layout" draw:type="line" svg:x1="68.5cm" svg:y1="87.9cm" svg:x2="91.6cm" svg:y2="58.801cm" draw:start-shape="id332" draw:start-glue-point="0" draw:end-shape="id856" draw:end-glue-point="2" svg:d="M68500 87900l23100-29099" svg:viewBox="0 0 23101 29100">
          <text:p/>
        </draw:connector>
        <draw:connector draw:style-name="gr4" draw:text-style-name="P1" draw:layer="layout" draw:type="line" svg:x1="68.5cm" svg:y1="87.9cm" svg:x2="87.5cm" svg:y2="58.801cm" draw:start-shape="id332" draw:start-glue-point="0" draw:end-shape="id842" draw:end-glue-point="2" svg:d="M68500 87900l19000-29099" svg:viewBox="0 0 19001 29100">
          <text:p/>
        </draw:connector>
        <draw:connector draw:style-name="gr4" draw:text-style-name="P1" draw:layer="layout" draw:type="line" svg:x1="68.5cm" svg:y1="87.9cm" svg:x2="111.998cm" svg:y2="81.483cm" draw:start-shape="id332" draw:start-glue-point="0" draw:end-shape="id854" draw:end-glue-point="2" svg:d="M68500 87900l43498-6417" svg:viewBox="0 0 43499 6418">
          <text:p/>
        </draw:connector>
        <draw:connector draw:style-name="gr4" draw:text-style-name="P1" draw:layer="layout" draw:type="line" svg:x1="68.5cm" svg:y1="87.9cm" svg:x2="110.897cm" svg:y2="81.466cm" draw:start-shape="id332" draw:start-glue-point="0" draw:end-shape="id894" draw:end-glue-point="2" svg:d="M68500 87900l42397-6434" svg:viewBox="0 0 42398 6435">
          <text:p/>
        </draw:connector>
        <draw:connector draw:style-name="gr4" draw:text-style-name="P1" draw:layer="layout" draw:type="line" svg:x1="68.5cm" svg:y1="87.9cm" svg:x2="109.77cm" svg:y2="81.446cm" draw:start-shape="id332" draw:start-glue-point="0" draw:end-shape="id881" draw:end-glue-point="2" svg:d="M68500 87900l41270-6454" svg:viewBox="0 0 41271 6455">
          <text:p/>
        </draw:connector>
        <draw:connector draw:style-name="gr4" draw:text-style-name="P1" draw:layer="layout" draw:type="line" svg:x1="68.5cm" svg:y1="87.9cm" svg:x2="106.497cm" svg:y2="81.483cm" draw:start-shape="id332" draw:start-glue-point="0" draw:end-shape="id838" draw:end-glue-point="2" svg:d="M68500 87900l37997-6417" svg:viewBox="0 0 37998 6418">
          <text:p/>
        </draw:connector>
        <draw:connector draw:style-name="gr4" draw:text-style-name="P1" draw:layer="layout" draw:type="line" svg:x1="68.5cm" svg:y1="87.9cm" svg:x2="108.705cm" svg:y2="81.463cm" draw:start-shape="id332" draw:start-glue-point="0" draw:end-shape="id883" draw:end-glue-point="2" svg:d="M68500 87900l40205-6437" svg:viewBox="0 0 40206 6438">
          <text:p/>
        </draw:connector>
        <draw:connector draw:style-name="gr4" draw:text-style-name="P1" draw:layer="layout" draw:type="line" svg:x1="68.5cm" svg:y1="87.9cm" svg:x2="107.567cm" svg:y2="81.465cm" draw:start-shape="id332" draw:start-glue-point="0" draw:end-shape="id836" draw:end-glue-point="2" svg:d="M68500 87900l39067-6435" svg:viewBox="0 0 39068 6436">
          <text:p/>
        </draw:connector>
        <draw:connector draw:style-name="gr3" draw:text-style-name="P3" draw:layer="layout" draw:type="line" svg:x1="79.421cm" svg:y1="96.239cm" svg:x2="78.921cm" svg:y2="94.353cm" svg:d="M79421 96239l-500-1886" svg:viewBox="0 0 501 1887">
          <text:p text:style-name="P1"><text:span text:style-name="T2">/e01</text:span></text:p>
        </draw:connector>
        <draw:connector draw:style-name="gr3" draw:text-style-name="P3" draw:layer="layout" draw:type="line" svg:x1="78.247cm" svg:y1="96.079cm" svg:x2="77.821cm" svg:y2="94.339cm" draw:end-shape="id935" draw:end-glue-point="2" svg:d="M78247 96079l-426-1740" svg:viewBox="0 0 427 1741">
          <text:p text:style-name="P1"><text:span text:style-name="T2">do0</text:span></text:p>
        </draw:connector>
        <draw:connector draw:style-name="gr3" draw:text-style-name="P3" draw:layer="layout" draw:type="line" svg:x1="76.196cm" svg:y1="96.079cm" svg:x2="75.6cm" svg:y2="94.34cm" draw:end-shape="id930" draw:end-glue-point="2" svg:d="M76196 96079l-596-1739" svg:viewBox="0 0 597 1740">
          <text:p text:style-name="P1"><text:span text:style-name="T2">/e00</text:span></text:p>
        </draw:connector>
        <draw:connector draw:style-name="gr3" draw:text-style-name="P3" draw:layer="layout" draw:type="line" svg:x1="86.066cm" svg:y1="95.474cm" svg:x2="86.586cm" svg:y2="94.313cm" draw:end-shape="id952" draw:end-glue-point="2" svg:d="M86066 95474l520-1161" svg:viewBox="0 0 521 1162">
          <text:p text:style-name="P1"><text:span text:style-name="T2">/do1</text:span></text:p>
        </draw:connector>
        <draw:connector draw:style-name="gr3" draw:text-style-name="P3" draw:layer="layout" draw:type="line" svg:x1="84.822cm" svg:y1="95.924cm" svg:x2="84.386cm" svg:y2="94.339cm" draw:end-shape="id951" draw:end-glue-point="2" svg:d="M84822 95924l-436-1585" svg:viewBox="0 0 437 1586">
          <text:p text:style-name="P1"><text:span text:style-name="T2">/do1</text:span></text:p>
        </draw:connector>
        <draw:connector draw:style-name="gr3" draw:text-style-name="P3" draw:layer="layout" draw:type="line" svg:x1="81.544cm" svg:y1="95.958cm" svg:x2="81.1cm" svg:y2="94.339cm" draw:end-shape="id927" draw:end-glue-point="2" svg:d="M81544 95958l-444-1619" svg:viewBox="0 0 445 1620">
          <text:p text:style-name="P1"><text:span text:style-name="T2">e00</text:span></text:p>
        </draw:connector>
        <draw:connector draw:style-name="gr4" draw:text-style-name="P1" draw:layer="layout" draw:type="line" svg:x1="67.4cm" svg:y1="87.9cm" svg:x2="100.081cm" svg:y2="81.541cm" draw:start-shape="id333" draw:start-glue-point="0" draw:end-shape="id869" draw:end-glue-point="2" svg:d="M67400 87900l32681-6359" svg:viewBox="0 0 32682 6360">
          <text:p/>
        </draw:connector>
        <draw:connector draw:style-name="gr4" draw:text-style-name="P1" draw:layer="layout" draw:type="line" svg:x1="67.4cm" svg:y1="87.9cm" svg:x2="97.9cm" svg:y2="81.523cm" draw:start-shape="id333" draw:start-glue-point="0" draw:end-shape="id899" draw:end-glue-point="2" svg:d="M67400 87900l30500-6377" svg:viewBox="0 0 30501 6378">
          <text:p/>
        </draw:connector>
        <draw:connector draw:style-name="gr4" draw:text-style-name="P1" draw:layer="layout" draw:type="line" svg:x1="67.4cm" svg:y1="87.9cm" svg:x2="99cm" svg:y2="81.54cm" draw:start-shape="id333" draw:start-glue-point="0" draw:end-shape="id871" draw:end-glue-point="2" svg:d="M67400 87900l31600-6360" svg:viewBox="0 0 31601 6361">
          <text:p/>
        </draw:connector>
        <draw:connector draw:style-name="gr4" draw:text-style-name="P1" draw:layer="layout" draw:type="line" svg:x1="67.4cm" svg:y1="87.9cm" svg:x2="96.792cm" svg:y2="81.52cm" draw:start-shape="id333" draw:start-glue-point="0" draw:end-shape="id902" draw:end-glue-point="2" svg:d="M67400 87900l29392-6380" svg:viewBox="0 0 29393 6381">
          <text:p/>
        </draw:connector>
        <draw:connector draw:style-name="gr4" draw:text-style-name="P1" draw:layer="layout" draw:type="line" svg:x1="67.4cm" svg:y1="87.9cm" svg:x2="95.692cm" svg:y2="81.52cm" draw:start-shape="id333" draw:start-glue-point="0" draw:end-shape="id905" draw:end-glue-point="2" svg:d="M67400 87900l28292-6380" svg:viewBox="0 0 28293 6381">
          <text:p/>
        </draw:connector>
        <draw:connector draw:style-name="gr4" draw:text-style-name="P1" draw:layer="layout" draw:type="line" svg:x1="67.4cm" svg:y1="87.9cm" svg:x2="94.6cm" svg:y2="81.52cm" draw:start-shape="id333" draw:start-glue-point="0" draw:end-shape="id908" draw:end-glue-point="2" svg:d="M67400 87900l27200-6380" svg:viewBox="0 0 27201 6381">
          <text:p/>
        </draw:connector>
        <draw:connector draw:style-name="gr4" draw:text-style-name="P1" draw:layer="layout" draw:type="line" svg:x1="67.4cm" svg:y1="87.9cm" svg:x2="67.4cm" svg:y2="87.1cm" draw:start-shape="id333" draw:start-glue-point="0" draw:end-shape="id953" draw:end-glue-point="2" svg:d="M67400 87900v-800" svg:viewBox="0 0 1 801">
          <text:p/>
        </draw:connector>
        <draw:custom-shape draw:style-name="gr1" draw:text-style-name="P2" xml:id="id953" draw:id="id953" draw:layer="layout" svg:width="1cm" svg:height="0.9cm" svg:x="66.9cm" svg:y="86.2cm">
          <text:p text:style-name="P1"><text:span text:style-name="T1">NOT</text:span></text:p>
          <text:p text:style-name="P1"><text:span text:style-name="T1">4215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54" draw:id="id954" draw:layer="layout" svg:width="1cm" svg:height="0.9cm" svg:x="66.9cm" svg:y="84.6cm">
          <text:p text:style-name="P1"><text:span text:style-name="T1">OR (mclk)</text:span></text:p>
          <text:p text:style-name="P1"><text:span text:style-name="T1">4214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7.4cm" svg:y1="84.6cm" svg:x2="67.509cm" svg:y2="83.143cm" draw:start-shape="id954" draw:start-glue-point="0" svg:d="M67400 84600l109-1457" svg:viewBox="0 0 110 1458">
          <text:p text:style-name="P1"><text:span text:style-name="T2">clk58</text:span></text:p>
        </draw:connector>
        <draw:connector draw:style-name="gr4" draw:text-style-name="P1" draw:layer="layout" draw:type="line" svg:x1="67.4cm" svg:y1="86.2cm" svg:x2="67.4cm" svg:y2="85.5cm" draw:start-shape="id953" draw:start-glue-point="0" draw:end-shape="id954" draw:end-glue-point="2" svg:d="M67400 86200v-700" svg:viewBox="0 0 1 701">
          <text:p/>
        </draw:connector>
        <draw:custom-shape draw:style-name="gr9" draw:text-style-name="P2" xml:id="id955" draw:id="id955" draw:layer="layout" svg:width="1cm" svg:height="0.9cm" svg:x="73.2cm" svg:y="83.8cm">
          <text:p text:style-name="P1"><text:span text:style-name="T1">AND (mclk)</text:span></text:p>
          <text:p text:style-name="P1"><text:span text:style-name="T1">4518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3.7cm" svg:y1="83.8cm" svg:x2="73.728cm" svg:y2="82.289cm" draw:start-shape="id955" draw:start-glue-point="0" svg:d="M73700 83800l28-1511" svg:viewBox="0 0 29 1512">
          <text:p text:style-name="P1"><text:span text:style-name="T2">clk59</text:span></text:p>
        </draw:connector>
        <draw:custom-shape draw:style-name="gr13" draw:text-style-name="P2" xml:id="id956" draw:id="id956" draw:layer="layout" svg:width="2.1cm" svg:height="0.9cm" svg:x="74.8cm" svg:y="80.8cm">
          <text:p text:style-name="P1"><text:span text:style-name="T1">DFF (clk59)</text:span></text:p>
          <text:p text:style-name="P1"><text:span text:style-name="T1">46213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1cm" svg:height="0.9cm" svg:x="50.3cm" svg:y="102.9cm">
          <text:p text:style-name="P1"><text:span text:style-name="T1">DFF (clk59)</text:span></text:p>
          <text:p text:style-name="P1"><text:span text:style-name="T1">45203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1cm" svg:height="0.9cm" svg:x="52.5cm" svg:y="102.9cm">
          <text:p text:style-name="P1"><text:span text:style-name="T1">DFF (clk59)</text:span></text:p>
          <text:p text:style-name="P1"><text:span text:style-name="T1">44212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1cm" svg:height="0.9cm" svg:x="54.7cm" svg:y="102.9cm">
          <text:p text:style-name="P1"><text:span text:style-name="T1">DFF (clk59)</text:span></text:p>
          <text:p text:style-name="P1"><text:span text:style-name="T1">46225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646" draw:id="id646" draw:layer="layout" svg:width="2.1cm" svg:height="0.9cm" svg:x="69.3cm" svg:y="83.2cm">
          <text:p text:style-name="P1"><text:span text:style-name="T1">/DLATCH (clk59)</text:span></text:p>
          <text:p text:style-name="P1"><text:span text:style-name="T1">43188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1cm" svg:height="0.9cm" svg:x="56.9cm" svg:y="102.9cm">
          <text:p text:style-name="P1"><text:span text:style-name="T1">DFF (clk59)</text:span></text:p>
          <text:p text:style-name="P1"><text:span text:style-name="T1">4421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5.85cm" svg:y1="80.8cm" svg:x2="75.9cm" svg:y2="79.881cm" draw:start-shape="id956" draw:start-glue-point="0" draw:end-shape="id653" draw:end-glue-point="2" svg:d="M75850 80800l50-919" svg:viewBox="0 0 51 920">
          <text:p/>
        </draw:connector>
        <draw:connector draw:style-name="gr3" draw:text-style-name="P3" draw:layer="layout" draw:type="line" svg:x1="101.497cm" svg:y1="89.563cm" svg:x2="102.2cm" svg:y2="88.241cm" draw:end-shape="id828" draw:end-glue-point="2" svg:d="M101497 89563l703-1322" svg:viewBox="0 0 704 1323">
          <text:p text:style-name="P1"><text:span text:style-name="T2">/e00</text:span></text:p>
        </draw:connector>
        <draw:custom-shape draw:style-name="gr9" draw:text-style-name="P2" xml:id="id957" draw:id="id957" draw:layer="layout" svg:width="1cm" svg:height="0.9cm" svg:x="79.1cm" svg:y="74cm">
          <text:p text:style-name="P1"><text:span text:style-name="T1">AND</text:span></text:p>
          <text:p text:style-name="P1"><text:span text:style-name="T1">4216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9.545cm" svg:y1="76.639cm" svg:x2="79.6cm" svg:y2="74.9cm" draw:end-shape="id957" draw:end-glue-point="2" svg:d="M79545 76639l55-1739" svg:viewBox="0 0 56 1740">
          <text:p text:style-name="P1"><text:span text:style-name="T2">do1</text:span></text:p>
        </draw:connector>
        <draw:custom-shape draw:style-name="gr1" draw:text-style-name="P2" xml:id="id958" draw:id="id958" draw:layer="layout" svg:width="1cm" svg:height="0.9cm" svg:x="80.7cm" svg:y="18.9cm">
          <text:p text:style-name="P1"><text:span text:style-name="T1">NOT</text:span></text:p>
          <text:p text:style-name="P1"><text:span text:style-name="T1">44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1.2cm" svg:y1="20.7cm" svg:x2="81.2cm" svg:y2="19.8cm" draw:start-shape="id760" draw:start-glue-point="0" draw:end-shape="id958" draw:end-glue-point="2" svg:d="M81200 20700v-900" svg:viewBox="0 0 1 901">
          <text:p/>
        </draw:connector>
        <draw:custom-shape draw:style-name="gr1" draw:text-style-name="P2" xml:id="id959" draw:id="id959" draw:layer="layout" svg:width="1cm" svg:height="0.9cm" svg:x="47.5cm" svg:y="17cm">
          <text:p text:style-name="P1"><text:span text:style-name="T1">NOT</text:span></text:p>
          <text:p text:style-name="P1"><text:span text:style-name="T1">37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47.969cm" svg:y1="19.527cm" svg:x2="48cm" svg:y2="17.9cm" draw:end-shape="id959" draw:end-glue-point="2" svg:d="M47969 19527l31-1627" svg:viewBox="0 0 32 1628">
          <text:p text:style-name="P1"><text:span text:style-name="T2">dob15</text:span></text:p>
        </draw:connector>
        <draw:connector draw:style-name="gr3" draw:text-style-name="P3" draw:layer="layout" draw:type="line" svg:x1="48cm" svg:y1="17cm" svg:x2="48.035cm" svg:y2="14cm" draw:start-shape="id959" draw:start-glue-point="0" draw:end-shape="id617" draw:end-glue-point="2" svg:d="M48000 17000l35-3000" svg:viewBox="0 0 36 3001">
          <text:p text:style-name="P1"><text:span text:style-name="T2">b</text:span></text:p>
        </draw:connector>
        <draw:connector draw:style-name="gr3" draw:text-style-name="P3" draw:layer="layout" draw:type="line" svg:x1="61.224cm" svg:y1="23.786cm" svg:x2="59.08cm" svg:y2="22.34cm" draw:end-shape="id551" draw:end-glue-point="2" svg:d="M61224 23786l-2144-1446" svg:viewBox="0 0 2145 1447">
          <text:p text:style-name="P1"><text:span text:style-name="T2">dos</text:span></text:p>
        </draw:connector>
        <draw:connector draw:style-name="gr3" draw:text-style-name="P3" draw:layer="layout" draw:type="line" svg:x1="81.2cm" svg:y1="18.9cm" svg:x2="81.253cm" svg:y2="17.012cm" draw:start-shape="id958" draw:start-glue-point="0" svg:d="M81200 18900l53-1888" svg:viewBox="0 0 54 1889">
          <text:p text:style-name="P1"><text:span text:style-name="T2">yuv_res_8</text:span></text:p>
        </draw:connector>
        <draw:custom-shape draw:style-name="gr1" draw:text-style-name="P2" xml:id="id960" draw:id="id960" draw:layer="layout" svg:width="1cm" svg:height="0.9cm" svg:x="82cm" svg:y="17.4cm">
          <text:p text:style-name="P1"><text:span text:style-name="T1">NOT</text:span></text:p>
          <text:p text:style-name="P1"><text:span text:style-name="T1">427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1.2cm" svg:y1="18.9cm" svg:x2="82.5cm" svg:y2="18.3cm" draw:start-shape="id958" draw:start-glue-point="0" draw:end-shape="id960" draw:end-glue-point="2" svg:d="M81200 18900l1300-600" svg:viewBox="0 0 1301 601">
          <text:p/>
        </draw:connector>
        <draw:connector draw:style-name="gr3" draw:text-style-name="P3" draw:layer="layout" draw:type="line" svg:x1="82.5cm" svg:y1="17.4cm" svg:x2="82.47cm" svg:y2="15.902cm" draw:start-shape="id960" draw:start-glue-point="0" svg:d="M82500 17400l-30-1498" svg:viewBox="0 0 31 1499">
          <text:p text:style-name="P1"><text:span text:style-name="T2">/yuv_res_8</text:span></text:p>
        </draw:connector>
        <draw:custom-shape draw:style-name="gr1" draw:text-style-name="P2" xml:id="id961" draw:id="id961" draw:layer="layout" svg:width="1cm" svg:height="0.9cm" svg:x="83.1cm" svg:y="17.398cm">
          <text:p text:style-name="P1"><text:span text:style-name="T1">NOT</text:span></text:p>
          <text:p text:style-name="P1"><text:span text:style-name="T1">397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83.6cm" svg:y1="17.398cm" svg:x2="83.57cm" svg:y2="15.9cm" draw:start-shape="id961" draw:start-glue-point="0" svg:d="M83600 17398l-30-1498" svg:viewBox="0 0 31 1499">
          <text:p text:style-name="P1"><text:span text:style-name="T2">yuv_res_8</text:span></text:p>
        </draw:connector>
        <draw:connector draw:style-name="gr4" draw:text-style-name="P1" draw:layer="layout" draw:type="line" svg:x1="81.2cm" svg:y1="18.9cm" svg:x2="83.6cm" svg:y2="18.298cm" draw:start-shape="id958" draw:start-glue-point="0" draw:end-shape="id961" draw:end-glue-point="2" svg:d="M81200 18900l2400-602" svg:viewBox="0 0 2401 6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0cm" fo:page-height="1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4:43:31.967000000</meta:creation-date>
    <dc:date>2015-01-29T19:09:06.513000000</dc:date>
    <meta:editing-duration>P27DT21H41M20S</meta:editing-duration>
    <meta:editing-cycles>3392</meta:editing-cycles>
    <meta:generator>LibreOffice/4.3.4.1$Windows_x86 LibreOffice_project/bc356b2f991740509f321d70e4512a6a54c5f243</meta:generator>
    <meta:document-statistic meta:object-count="3008"/>
  </office:meta>
</office:document-meta>
</file>